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36688333" calcext:value-type="float">
            <text:p>0.3736688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102445833" calcext:value-type="float">
            <text:p>0.71024458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0139797083" calcext:value-type="float">
            <text:p>1.01397970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364900417" calcext:value-type="float">
            <text:p>1.33649004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248903333" calcext:value-type="float">
            <text:p>1.624890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13290625" calcext:value-type="float">
            <text:p>1.9132906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2016909167" calcext:value-type="float">
            <text:p>2.20169091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4482757917" calcext:value-type="float">
            <text:p>2.448275791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8166217083" calcext:value-type="float">
            <text:p>2.816621708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378047917" calcext:value-type="float">
            <text:p>3.137804791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38953775" calcext:value-type="float">
            <text:p>3.3895377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6275769583" calcext:value-type="float">
            <text:p>3.627576958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8841315" calcext:value-type="float">
            <text:p>3.88413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16372975" calcext:value-type="float">
            <text:p>4.1637297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4638722083" calcext:value-type="float">
            <text:p>4.463872208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.756159" calcext:value-type="float">
            <text:p>4.75615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0083551667" calcext:value-type="float">
            <text:p>5.00835516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.220736875" calcext:value-type="float">
            <text:p>5.22073687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.4463295417" calcext:value-type="float">
            <text:p>5.44632954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7315301667" calcext:value-type="float">
            <text:p>5.731530166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.0403658333" calcext:value-type="float">
            <text:p>6.04036583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.314514625" calcext:value-type="float">
            <text:p>6.3145146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.562266125" calcext:value-type="float">
            <text:p>6.56226612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968052" calcext:value-type="float">
            <text:p>8.968052</text:p>
          </table:table-cell>
          <table:table-cell office:value-type="float" office:value="6.8300481667" calcext:value-type="float">
            <text:p>6.8300481667</text:p>
          </table:table-cell>
          <table:table-cell/>
          <table:table-cell table:formula="of:=POWER([.C24]-6.75;2)" office:value-type="float" office:value="0.0352440078225157" calcext:value-type="float">
            <text:p>0.0352440078</text:p>
          </table:table-cell>
          <table:table-cell table:formula="of:=SQRT(SUM([.E25:.E124])/100)" office:value-type="float" office:value="0.152371969779429" calcext:value-type="float">
            <text:p>0.15237196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077818" calcext:value-type="float">
            <text:p>8.077818</text:p>
          </table:table-cell>
          <table:table-cell office:value-type="float" office:value="6.7508064167" calcext:value-type="float">
            <text:p>6.7508064167</text:p>
          </table:table-cell>
          <table:table-cell/>
          <table:table-cell table:formula="of:=POWER([.C25]-6.75;2)" office:value-type="float" office:value="0.00640770899203101" calcext:value-type="float">
            <text:p>0.00640770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289643" calcext:value-type="float">
            <text:p>7.289643</text:p>
          </table:table-cell>
          <table:table-cell office:value-type="float" office:value="6.7078949167" calcext:value-type="float">
            <text:p>6.7078949167</text:p>
          </table:table-cell>
          <table:table-cell/>
          <table:table-cell table:formula="of:=POWER([.C26]-6.75;2)" office:value-type="float" office:value="0.000000650307894038408" calcext:value-type="float">
            <text:p>6.50307894038408E-00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740248" calcext:value-type="float">
            <text:p>7.740248</text:p>
          </table:table-cell>
          <table:table-cell office:value-type="float" office:value="6.6684072917" calcext:value-type="float">
            <text:p>6.6684072917</text:p>
          </table:table-cell>
          <table:table-cell/>
          <table:table-cell table:formula="of:=POWER([.C27]-6.75;2)" office:value-type="float" office:value="0.00177283803969994" calcext:value-type="float">
            <text:p>0.00177283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921607" calcext:value-type="float">
            <text:p>6.921607</text:p>
          </table:table-cell>
          <table:table-cell office:value-type="float" office:value="6.5974175833" calcext:value-type="float">
            <text:p>6.5974175833</text:p>
          </table:table-cell>
          <table:table-cell/>
          <table:table-cell table:formula="of:=POWER([.C28]-6.75;2)" office:value-type="float" office:value="0.00665737004772883" calcext:value-type="float">
            <text:p>0.006657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921607" calcext:value-type="float">
            <text:p>6.921607</text:p>
          </table:table-cell>
          <table:table-cell office:value-type="float" office:value="6.5782214167" calcext:value-type="float">
            <text:p>6.5782214167</text:p>
          </table:table-cell>
          <table:table-cell/>
          <table:table-cell table:formula="of:=POWER([.C29]-6.75;2)" office:value-type="float" office:value="0.0232813938860123" calcext:value-type="float">
            <text:p>0.023281393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921607" calcext:value-type="float">
            <text:p>6.921607</text:p>
          </table:table-cell>
          <table:table-cell office:value-type="float" office:value="6.576790625" calcext:value-type="float">
            <text:p>6.576790625</text:p>
          </table:table-cell>
          <table:table-cell/>
          <table:table-cell table:formula="of:=POWER([.C30]-6.75;2)" office:value-type="float" office:value="0.0295078816805551" calcext:value-type="float">
            <text:p>0.029507881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918037" calcext:value-type="float">
            <text:p>5.918037</text:p>
          </table:table-cell>
          <table:table-cell office:value-type="float" office:value="6.571619" calcext:value-type="float">
            <text:p>6.571619</text:p>
          </table:table-cell>
          <table:table-cell/>
          <table:table-cell table:formula="of:=POWER([.C31]-6.75;2)" office:value-type="float" office:value="0.0300014875878906" calcext:value-type="float">
            <text:p>0.03000148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840302" calcext:value-type="float">
            <text:p>8.840302</text:p>
          </table:table-cell>
          <table:table-cell office:value-type="float" office:value="6.5910086667" calcext:value-type="float">
            <text:p>6.5910086667</text:p>
          </table:table-cell>
          <table:table-cell/>
          <table:table-cell table:formula="of:=POWER([.C32]-6.75;2)" office:value-type="float" office:value="0.031819781161" calcext:value-type="float">
            <text:p>0.03181978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708394" calcext:value-type="float">
            <text:p>7.708394</text:p>
          </table:table-cell>
          <table:table-cell office:value-type="float" office:value="6.4923235" calcext:value-type="float">
            <text:p>6.4923235</text:p>
          </table:table-cell>
          <table:table-cell/>
          <table:table-cell table:formula="of:=POWER([.C33]-6.75;2)" office:value-type="float" office:value="0.0252782440645115" calcext:value-type="float">
            <text:p>0.025278244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041591" calcext:value-type="float">
            <text:p>6.041591</text:p>
          </table:table-cell>
          <table:table-cell office:value-type="float" office:value="6.45329325" calcext:value-type="float">
            <text:p>6.45329325</text:p>
          </table:table-cell>
          <table:table-cell/>
          <table:table-cell table:formula="of:=POWER([.C34]-6.75;2)" office:value-type="float" office:value="0.0663971786522498" calcext:value-type="float">
            <text:p>0.066397178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712941" calcext:value-type="float">
            <text:p>5.712941</text:p>
          </table:table-cell>
          <table:table-cell office:value-type="float" office:value="6.4864720833" calcext:value-type="float">
            <text:p>6.4864720833</text:p>
          </table:table-cell>
          <table:table-cell/>
          <table:table-cell table:formula="of:=POWER([.C35]-6.75;2)" office:value-type="float" office:value="0.0880348954955626" calcext:value-type="float">
            <text:p>0.088034895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157309" calcext:value-type="float">
            <text:p>6.157309</text:p>
          </table:table-cell>
          <table:table-cell office:value-type="float" office:value="6.5323609583" calcext:value-type="float">
            <text:p>6.5323609583</text:p>
          </table:table-cell>
          <table:table-cell/>
          <table:table-cell table:formula="of:=POWER([.C36]-6.75;2)" office:value-type="float" office:value="0.0694469628802422" calcext:value-type="float">
            <text:p>0.069446962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710358" calcext:value-type="float">
            <text:p>6.710358</text:p>
          </table:table-cell>
          <table:table-cell office:value-type="float" office:value="6.5543704583" calcext:value-type="float">
            <text:p>6.5543704583</text:p>
          </table:table-cell>
          <table:table-cell/>
          <table:table-cell table:formula="of:=POWER([.C37]-6.75;2)" office:value-type="float" office:value="0.0473667524720944" calcext:value-type="float">
            <text:p>0.04736675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203419" calcext:value-type="float">
            <text:p>7.203419</text:p>
          </table:table-cell>
          <table:table-cell office:value-type="float" office:value="6.5560445" calcext:value-type="float">
            <text:p>6.5560445</text:p>
          </table:table-cell>
          <table:table-cell/>
          <table:table-cell table:formula="of:=POWER([.C38]-6.75;2)" office:value-type="float" office:value="0.038270917585752" calcext:value-type="float">
            <text:p>0.03827091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014883" calcext:value-type="float">
            <text:p>7.014883</text:p>
          </table:table-cell>
          <table:table-cell office:value-type="float" office:value="6.5406885833" calcext:value-type="float">
            <text:p>6.5406885833</text:p>
          </table:table-cell>
          <table:table-cell/>
          <table:table-cell table:formula="of:=POWER([.C39]-6.75;2)" office:value-type="float" office:value="0.0376187359802502" calcext:value-type="float">
            <text:p>0.0376187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052708" calcext:value-type="float">
            <text:p>6.052708</text:p>
          </table:table-cell>
          <table:table-cell office:value-type="float" office:value="6.522794875" calcext:value-type="float">
            <text:p>6.522794875</text:p>
          </table:table-cell>
          <table:table-cell/>
          <table:table-cell table:formula="of:=POWER([.C40]-6.75;2)" office:value-type="float" office:value="0.0438112691609612" calcext:value-type="float">
            <text:p>0.043811269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097161" calcext:value-type="float">
            <text:p>5.097161</text:p>
          </table:table-cell>
          <table:table-cell office:value-type="float" office:value="6.5531342917" calcext:value-type="float">
            <text:p>6.5531342917</text:p>
          </table:table-cell>
          <table:table-cell/>
          <table:table-cell table:formula="of:=POWER([.C41]-6.75;2)" office:value-type="float" office:value="0.0516221688262657" calcext:value-type="float">
            <text:p>0.051622168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414224" calcext:value-type="float">
            <text:p>5.414224</text:p>
          </table:table-cell>
          <table:table-cell office:value-type="float" office:value="6.6470494583" calcext:value-type="float">
            <text:p>6.6470494583</text:p>
          </table:table-cell>
          <table:table-cell/>
          <table:table-cell table:formula="of:=POWER([.C42]-6.75;2)" office:value-type="float" office:value="0.0387561071044606" calcext:value-type="float">
            <text:p>0.038756107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844815" calcext:value-type="float">
            <text:p>6.844815</text:p>
          </table:table-cell>
          <table:table-cell office:value-type="float" office:value="6.7232090833" calcext:value-type="float">
            <text:p>6.7232090833</text:p>
          </table:table-cell>
          <table:table-cell/>
          <table:table-cell table:formula="of:=POWER([.C43]-6.75;2)" office:value-type="float" office:value="0.0105988140363235" calcext:value-type="float">
            <text:p>0.01059881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412056" calcext:value-type="float">
            <text:p>7.412056</text:p>
          </table:table-cell>
          <table:table-cell office:value-type="float" office:value="6.7063105417" calcext:value-type="float">
            <text:p>6.7063105417</text:p>
          </table:table-cell>
          <table:table-cell/>
          <table:table-cell table:formula="of:=POWER([.C44]-6.75;2)" office:value-type="float" office:value="0.000717753217626315" calcext:value-type="float">
            <text:p>0.000717753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579571" calcext:value-type="float">
            <text:p>6.579571</text:p>
          </table:table-cell>
          <table:table-cell office:value-type="float" office:value="6.6621956667" calcext:value-type="float">
            <text:p>6.6621956667</text:p>
          </table:table-cell>
          <table:table-cell/>
          <table:table-cell table:formula="of:=POWER([.C45]-6.75;2)" office:value-type="float" office:value="0.00190876876654746" calcext:value-type="float">
            <text:p>0.001908768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946036" calcext:value-type="float">
            <text:p>5.946036</text:p>
          </table:table-cell>
          <table:table-cell office:value-type="float" office:value="6.6763555417" calcext:value-type="float">
            <text:p>6.6763555417</text:p>
          </table:table-cell>
          <table:table-cell/>
          <table:table-cell table:formula="of:=POWER([.C46]-6.75;2)" office:value-type="float" office:value="0.00770960094625753" calcext:value-type="float">
            <text:p>0.007709600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426769" calcext:value-type="float">
            <text:p>6.426769</text:p>
          </table:table-cell>
          <table:table-cell office:value-type="float" office:value="6.710419" calcext:value-type="float">
            <text:p>6.710419</text:p>
          </table:table-cell>
          <table:table-cell/>
          <table:table-cell table:formula="of:=POWER([.C47]-6.75;2)" office:value-type="float" office:value="0.0054235062383005" calcext:value-type="float">
            <text:p>0.005423506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06625" calcext:value-type="float">
            <text:p>7.06625</text:p>
          </table:table-cell>
          <table:table-cell office:value-type="float" office:value="6.71362675" calcext:value-type="float">
            <text:p>6.71362675</text:p>
          </table:table-cell>
          <table:table-cell/>
          <table:table-cell table:formula="of:=POWER([.C48]-6.75;2)" office:value-type="float" office:value="0.00156665556100001" calcext:value-type="float">
            <text:p>0.001566655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047942" calcext:value-type="float">
            <text:p>7.047942</text:p>
          </table:table-cell>
          <table:table-cell office:value-type="float" office:value="6.7086272083" calcext:value-type="float">
            <text:p>6.7086272083</text:p>
          </table:table-cell>
          <table:table-cell/>
          <table:table-cell table:formula="of:=POWER([.C49]-6.75;2)" office:value-type="float" office:value="0.00132301331556253" calcext:value-type="float">
            <text:p>0.00132301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34194" calcext:value-type="float">
            <text:p>6.34194</text:p>
          </table:table-cell>
          <table:table-cell office:value-type="float" office:value="6.7111894583" calcext:value-type="float">
            <text:p>6.7111894583</text:p>
          </table:table-cell>
          <table:table-cell/>
          <table:table-cell table:formula="of:=POWER([.C50]-6.75;2)" office:value-type="float" office:value="0.00171170789305157" calcext:value-type="float">
            <text:p>0.001711707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036495" calcext:value-type="float">
            <text:p>6.036495</text:p>
          </table:table-cell>
          <table:table-cell office:value-type="float" office:value="6.7243033333" calcext:value-type="float">
            <text:p>6.7243033333</text:p>
          </table:table-cell>
          <table:table-cell/>
          <table:table-cell table:formula="of:=POWER([.C51]-6.75;2)" office:value-type="float" office:value="0.00150625814704745" calcext:value-type="float">
            <text:p>0.001506258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460899" calcext:value-type="float">
            <text:p>6.460899</text:p>
          </table:table-cell>
          <table:table-cell office:value-type="float" office:value="6.75123225" calcext:value-type="float">
            <text:p>6.75123225</text:p>
          </table:table-cell>
          <table:table-cell/>
          <table:table-cell table:formula="of:=POWER([.C52]-6.75;2)" office:value-type="float" office:value="0.000660318679490891" calcext:value-type="float">
            <text:p>0.000660318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887268" calcext:value-type="float">
            <text:p>6.887268</text:p>
          </table:table-cell>
          <table:table-cell office:value-type="float" office:value="6.7858556667" calcext:value-type="float">
            <text:p>6.7858556667</text:p>
          </table:table-cell>
          <table:table-cell/>
          <table:table-cell table:formula="of:=POWER([.C53]-6.75;2)" office:value-type="float" office:value="0.00000151844006250039" calcext:value-type="float">
            <text:p>1.51844006250039E-00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97488" calcext:value-type="float">
            <text:p>6.797488</text:p>
          </table:table-cell>
          <table:table-cell office:value-type="float" office:value="6.7981781667" calcext:value-type="float">
            <text:p>6.7981781667</text:p>
          </table:table-cell>
          <table:table-cell/>
          <table:table-cell table:formula="of:=POWER([.C54]-6.75;2)" office:value-type="float" office:value="0.00128562883450148" calcext:value-type="float">
            <text:p>0.001285628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383389" calcext:value-type="float">
            <text:p>6.383389</text:p>
          </table:table-cell>
          <table:table-cell office:value-type="float" office:value="6.7843068333" calcext:value-type="float">
            <text:p>6.7843068333</text:p>
          </table:table-cell>
          <table:table-cell/>
          <table:table-cell table:formula="of:=POWER([.C55]-6.75;2)" office:value-type="float" office:value="0.00232113574657295" calcext:value-type="float">
            <text:p>0.00232113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471858" calcext:value-type="float">
            <text:p>6.471858</text:p>
          </table:table-cell>
          <table:table-cell office:value-type="float" office:value="6.7928422083" calcext:value-type="float">
            <text:p>6.7928422083</text:p>
          </table:table-cell>
          <table:table-cell/>
          <table:table-cell table:formula="of:=POWER([.C56]-6.75;2)" office:value-type="float" office:value="0.00117695881107402" calcext:value-type="float">
            <text:p>0.001176958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771668" calcext:value-type="float">
            <text:p>6.771668</text:p>
          </table:table-cell>
          <table:table-cell office:value-type="float" office:value="6.8167885" calcext:value-type="float">
            <text:p>6.8167885</text:p>
          </table:table-cell>
          <table:table-cell/>
          <table:table-cell table:formula="of:=POWER([.C57]-6.75;2)" office:value-type="float" office:value="0.00183545481202057" calcext:value-type="float">
            <text:p>0.001835454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837883" calcext:value-type="float">
            <text:p>6.837883</text:p>
          </table:table-cell>
          <table:table-cell office:value-type="float" office:value="6.8164945417" calcext:value-type="float">
            <text:p>6.8164945417</text:p>
          </table:table-cell>
          <table:table-cell/>
          <table:table-cell table:formula="of:=POWER([.C58]-6.75;2)" office:value-type="float" office:value="0.00446070373224993" calcext:value-type="float">
            <text:p>0.004460703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814274" calcext:value-type="float">
            <text:p>6.814274</text:p>
          </table:table-cell>
          <table:table-cell office:value-type="float" office:value="6.8134934167" calcext:value-type="float">
            <text:p>6.8134934167</text:p>
          </table:table-cell>
          <table:table-cell/>
          <table:table-cell table:formula="of:=POWER([.C59]-6.75;2)" office:value-type="float" office:value="0.00442152407589304" calcext:value-type="float">
            <text:p>0.00442152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85537" calcext:value-type="float">
            <text:p>6.685537</text:p>
          </table:table-cell>
          <table:table-cell office:value-type="float" office:value="6.8285166667" calcext:value-type="float">
            <text:p>6.8285166667</text:p>
          </table:table-cell>
          <table:table-cell/>
          <table:table-cell table:formula="of:=POWER([.C60]-6.75;2)" office:value-type="float" office:value="0.00403141396423985" calcext:value-type="float">
            <text:p>0.0040314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750535" calcext:value-type="float">
            <text:p>6.750535</text:p>
          </table:table-cell>
          <table:table-cell office:value-type="float" office:value="6.8314290417" calcext:value-type="float">
            <text:p>6.8314290417</text:p>
          </table:table-cell>
          <table:table-cell/>
          <table:table-cell table:formula="of:=POWER([.C61]-6.75;2)" office:value-type="float" office:value="0.00616486694967884" calcext:value-type="float">
            <text:p>0.006164866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834877" calcext:value-type="float">
            <text:p>6.834877</text:p>
          </table:table-cell>
          <table:table-cell office:value-type="float" office:value="6.8060734167" calcext:value-type="float">
            <text:p>6.8060734167</text:p>
          </table:table-cell>
          <table:table-cell/>
          <table:table-cell table:formula="of:=POWER([.C62]-6.75;2)" office:value-type="float" office:value="0.00663068883218032" calcext:value-type="float">
            <text:p>0.006630688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585434" calcext:value-type="float">
            <text:p>6.585434</text:p>
          </table:table-cell>
          <table:table-cell office:value-type="float" office:value="6.79310325" calcext:value-type="float">
            <text:p>6.79310325</text:p>
          </table:table-cell>
          <table:table-cell/>
          <table:table-cell table:formula="of:=POWER([.C63]-6.75;2)" office:value-type="float" office:value="0.00314422806041187" calcext:value-type="float">
            <text:p>0.003144228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80854" calcext:value-type="float">
            <text:p>6.780854</text:p>
          </table:table-cell>
          <table:table-cell office:value-type="float" office:value="6.8147839583" calcext:value-type="float">
            <text:p>6.8147839583</text:p>
          </table:table-cell>
          <table:table-cell/>
          <table:table-cell table:formula="of:=POWER([.C64]-6.75;2)" office:value-type="float" office:value="0.00185789016056247" calcext:value-type="float">
            <text:p>0.001857890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351125" calcext:value-type="float">
            <text:p>7.351125</text:p>
          </table:table-cell>
          <table:table-cell office:value-type="float" office:value="6.8311565833" calcext:value-type="float">
            <text:p>6.8311565833</text:p>
          </table:table-cell>
          <table:table-cell/>
          <table:table-cell table:formula="of:=POWER([.C65]-6.75;2)" office:value-type="float" office:value="0.00419696125301609" calcext:value-type="float">
            <text:p>0.00419696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242055" calcext:value-type="float">
            <text:p>7.242055</text:p>
          </table:table-cell>
          <table:table-cell office:value-type="float" office:value="6.8137455417" calcext:value-type="float">
            <text:p>6.8137455417</text:p>
          </table:table-cell>
          <table:table-cell/>
          <table:table-cell table:formula="of:=POWER([.C66]-6.75;2)" office:value-type="float" office:value="0.00658639101292989" calcext:value-type="float">
            <text:p>0.00658639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43925" calcext:value-type="float">
            <text:p>6.43925</text:p>
          </table:table-cell>
          <table:table-cell office:value-type="float" office:value="6.7880567917" calcext:value-type="float">
            <text:p>6.7880567917</text:p>
          </table:table-cell>
          <table:table-cell/>
          <table:table-cell table:formula="of:=POWER([.C67]-6.75;2)" office:value-type="float" office:value="0.00406349408662648" calcext:value-type="float">
            <text:p>0.004063494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353299" calcext:value-type="float">
            <text:p>6.353299</text:p>
          </table:table-cell>
          <table:table-cell office:value-type="float" office:value="6.7938017083" calcext:value-type="float">
            <text:p>6.7938017083</text:p>
          </table:table-cell>
          <table:table-cell/>
          <table:table-cell table:formula="of:=POWER([.C68]-6.75;2)" office:value-type="float" office:value="0.00144831939449718" calcext:value-type="float">
            <text:p>0.001448319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919408" calcext:value-type="float">
            <text:p>6.919408</text:p>
          </table:table-cell>
          <table:table-cell office:value-type="float" office:value="6.814754625" calcext:value-type="float">
            <text:p>6.814754625</text:p>
          </table:table-cell>
          <table:table-cell/>
          <table:table-cell table:formula="of:=POWER([.C69]-6.75;2)" office:value-type="float" office:value="0.00191858964999831" calcext:value-type="float">
            <text:p>0.001918589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63559" calcext:value-type="float">
            <text:p>6.763559</text:p>
          </table:table-cell>
          <table:table-cell office:value-type="float" office:value="6.8166074167" calcext:value-type="float">
            <text:p>6.8166074167</text:p>
          </table:table-cell>
          <table:table-cell/>
          <table:table-cell table:formula="of:=POWER([.C70]-6.75;2)" office:value-type="float" office:value="0.00419316145889062" calcext:value-type="float">
            <text:p>0.004193161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503755" calcext:value-type="float">
            <text:p>6.503755</text:p>
          </table:table-cell>
          <table:table-cell office:value-type="float" office:value="6.8092441667" calcext:value-type="float">
            <text:p>6.8092441667</text:p>
          </table:table-cell>
          <table:table-cell/>
          <table:table-cell table:formula="of:=POWER([.C71]-6.75;2)" office:value-type="float" office:value="0.00443654795944746" calcext:value-type="float">
            <text:p>0.00443654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946261" calcext:value-type="float">
            <text:p>6.946261</text:p>
          </table:table-cell>
          <table:table-cell office:value-type="float" office:value="6.7949639583" calcext:value-type="float">
            <text:p>6.7949639583</text:p>
          </table:table-cell>
          <table:table-cell/>
          <table:table-cell table:formula="of:=POWER([.C72]-6.75;2)" office:value-type="float" office:value="0.0035098712879774" calcext:value-type="float">
            <text:p>0.003509871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109436" calcext:value-type="float">
            <text:p>7.109436</text:p>
          </table:table-cell>
          <table:table-cell office:value-type="float" office:value="6.768550375" calcext:value-type="float">
            <text:p>6.768550375</text:p>
          </table:table-cell>
          <table:table-cell/>
          <table:table-cell table:formula="of:=POWER([.C73]-6.75;2)" office:value-type="float" office:value="0.00202175754600417" calcext:value-type="float">
            <text:p>0.002021757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656673" calcext:value-type="float">
            <text:p>6.656673</text:p>
          </table:table-cell>
          <table:table-cell office:value-type="float" office:value="6.7581619583" calcext:value-type="float">
            <text:p>6.7581619583</text:p>
          </table:table-cell>
          <table:table-cell/>
          <table:table-cell table:formula="of:=POWER([.C74]-6.75;2)" office:value-type="float" office:value="0.000344116412640633" calcext:value-type="float">
            <text:p>0.000344116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682789" calcext:value-type="float">
            <text:p>6.682789</text:p>
          </table:table-cell>
          <table:table-cell office:value-type="float" office:value="6.7810194583" calcext:value-type="float">
            <text:p>6.7810194583</text:p>
          </table:table-cell>
          <table:table-cell/>
          <table:table-cell table:formula="of:=POWER([.C75]-6.75;2)" office:value-type="float" office:value="0.0000666175632909333" calcext:value-type="float">
            <text:p>6.66175632909333E-00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291861" calcext:value-type="float">
            <text:p>7.291861</text:p>
          </table:table-cell>
          <table:table-cell office:value-type="float" office:value="6.7942575" calcext:value-type="float">
            <text:p>6.7942575</text:p>
          </table:table-cell>
          <table:table-cell/>
          <table:table-cell table:formula="of:=POWER([.C76]-6.75;2)" office:value-type="float" office:value="0.000962206793225458" calcext:value-type="float">
            <text:p>0.000962206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183008" calcext:value-type="float">
            <text:p>7.183008</text:p>
          </table:table-cell>
          <table:table-cell office:value-type="float" office:value="6.7536194583" calcext:value-type="float">
            <text:p>6.7536194583</text:p>
          </table:table-cell>
          <table:table-cell/>
          <table:table-cell table:formula="of:=POWER([.C77]-6.75;2)" office:value-type="float" office:value="0.00195872630624997" calcext:value-type="float">
            <text:p>0.001958726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464576" calcext:value-type="float">
            <text:p>6.464576</text:p>
          </table:table-cell>
          <table:table-cell office:value-type="float" office:value="6.7009136667" calcext:value-type="float">
            <text:p>6.7009136667</text:p>
          </table:table-cell>
          <table:table-cell/>
          <table:table-cell table:formula="of:=POWER([.C78]-6.75;2)" office:value-type="float" office:value="0.0000131004783854404" calcext:value-type="float">
            <text:p>1.31004783854404E-00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588238" calcext:value-type="float">
            <text:p>6.588238</text:p>
          </table:table-cell>
          <table:table-cell office:value-type="float" office:value="6.700471125" calcext:value-type="float">
            <text:p>6.700471125</text:p>
          </table:table-cell>
          <table:table-cell/>
          <table:table-cell table:formula="of:=POWER([.C79]-6.75;2)" office:value-type="float" office:value="0.00240946811683869" calcext:value-type="float">
            <text:p>0.00240946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046569" calcext:value-type="float">
            <text:p>7.046569</text:p>
          </table:table-cell>
          <table:table-cell office:value-type="float" office:value="6.7044456667" calcext:value-type="float">
            <text:p>6.7044456667</text:p>
          </table:table-cell>
          <table:table-cell/>
          <table:table-cell table:formula="of:=POWER([.C80]-6.75;2)" office:value-type="float" office:value="0.00245310945876563" calcext:value-type="float">
            <text:p>0.002453109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64613" calcext:value-type="float">
            <text:p>6.764613</text:p>
          </table:table-cell>
          <table:table-cell office:value-type="float" office:value="6.668471" calcext:value-type="float">
            <text:p>6.668471</text:p>
          </table:table-cell>
          <table:table-cell/>
          <table:table-cell table:formula="of:=POWER([.C81]-6.75;2)" office:value-type="float" office:value="0.0020751972824075" calcext:value-type="float">
            <text:p>0.002075197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65856" calcext:value-type="float">
            <text:p>6.765856</text:p>
          </table:table-cell>
          <table:table-cell office:value-type="float" office:value="6.6418054583" calcext:value-type="float">
            <text:p>6.6418054583</text:p>
          </table:table-cell>
          <table:table-cell/>
          <table:table-cell table:formula="of:=POWER([.C82]-6.75;2)" office:value-type="float" office:value="0.00664697784099996" calcext:value-type="float">
            <text:p>0.006646977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174832" calcext:value-type="float">
            <text:p>7.174832</text:p>
          </table:table-cell>
          <table:table-cell office:value-type="float" office:value="6.6257385417" calcext:value-type="float">
            <text:p>6.6257385417</text:p>
          </table:table-cell>
          <table:table-cell/>
          <table:table-cell table:formula="of:=POWER([.C83]-6.75;2)" office:value-type="float" office:value="0.011706058853673" calcext:value-type="float">
            <text:p>0.011706058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55434" calcext:value-type="float">
            <text:p>6.755434</text:p>
          </table:table-cell>
          <table:table-cell office:value-type="float" office:value="6.5897162917" calcext:value-type="float">
            <text:p>6.5897162917</text:p>
          </table:table-cell>
          <table:table-cell/>
          <table:table-cell table:formula="of:=POWER([.C84]-6.75;2)" office:value-type="float" office:value="0.0154409100188427" calcext:value-type="float">
            <text:p>0.0154409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142" calcext:value-type="float">
            <text:p>6.142</text:p>
          </table:table-cell>
          <table:table-cell office:value-type="float" office:value="6.5774435833" calcext:value-type="float">
            <text:p>6.5774435833</text:p>
          </table:table-cell>
          <table:table-cell/>
          <table:table-cell table:formula="of:=POWER([.C85]-6.75;2)" office:value-type="float" office:value="0.0256908671463994" calcext:value-type="float">
            <text:p>0.025690867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23593" calcext:value-type="float">
            <text:p>6.523593</text:p>
          </table:table-cell>
          <table:table-cell office:value-type="float" office:value="6.6142476667" calcext:value-type="float">
            <text:p>6.6142476667</text:p>
          </table:table-cell>
          <table:table-cell/>
          <table:table-cell table:formula="of:=POWER([.C86]-6.75;2)" office:value-type="float" office:value="0.029775716944344" calcext:value-type="float">
            <text:p>0.029775716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105771" calcext:value-type="float">
            <text:p>7.105771</text:p>
          </table:table-cell>
          <table:table-cell office:value-type="float" office:value="6.645215375" calcext:value-type="float">
            <text:p>6.645215375</text:p>
          </table:table-cell>
          <table:table-cell/>
          <table:table-cell table:formula="of:=POWER([.C87]-6.75;2)" office:value-type="float" office:value="0.0184286959963943" calcext:value-type="float">
            <text:p>0.01842869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173797" calcext:value-type="float">
            <text:p>7.173797</text:p>
          </table:table-cell>
          <table:table-cell office:value-type="float" office:value="6.6186875833" calcext:value-type="float">
            <text:p>6.6186875833</text:p>
          </table:table-cell>
          <table:table-cell/>
          <table:table-cell table:formula="of:=POWER([.C88]-6.75;2)" office:value-type="float" office:value="0.0109798176363906" calcext:value-type="float">
            <text:p>0.010979817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93326" calcext:value-type="float">
            <text:p>6.93326</text:p>
          </table:table-cell>
          <table:table-cell office:value-type="float" office:value="6.5448992083" calcext:value-type="float">
            <text:p>6.5448992083</text:p>
          </table:table-cell>
          <table:table-cell/>
          <table:table-cell table:formula="of:=POWER([.C89]-6.75;2)" office:value-type="float" office:value="0.0172429507795945" calcext:value-type="float">
            <text:p>0.01724295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25525" calcext:value-type="float">
            <text:p>6.625525</text:p>
          </table:table-cell>
          <table:table-cell office:value-type="float" office:value="6.500442875" calcext:value-type="float">
            <text:p>6.500442875</text:p>
          </table:table-cell>
          <table:table-cell/>
          <table:table-cell table:formula="of:=POWER([.C90]-6.75;2)" office:value-type="float" office:value="0.0420663347559666" calcext:value-type="float">
            <text:p>0.042066334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577128" calcext:value-type="float">
            <text:p>6.577128</text:p>
          </table:table-cell>
          <table:table-cell office:value-type="float" office:value="6.5094051667" calcext:value-type="float">
            <text:p>6.5094051667</text:p>
          </table:table-cell>
          <table:table-cell/>
          <table:table-cell table:formula="of:=POWER([.C91]-6.75;2)" office:value-type="float" office:value="0.0622787586382656" calcext:value-type="float">
            <text:p>0.062278758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856169" calcext:value-type="float">
            <text:p>6.856169</text:p>
          </table:table-cell>
          <table:table-cell office:value-type="float" office:value="6.514242375" calcext:value-type="float">
            <text:p>6.514242375</text:p>
          </table:table-cell>
          <table:table-cell/>
          <table:table-cell table:formula="of:=POWER([.C92]-6.75;2)" office:value-type="float" office:value="0.0578858738106549" calcext:value-type="float">
            <text:p>0.057885873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963875" calcext:value-type="float">
            <text:p>6.963875</text:p>
          </table:table-cell>
          <table:table-cell office:value-type="float" office:value="6.4656984583" calcext:value-type="float">
            <text:p>6.4656984583</text:p>
          </table:table-cell>
          <table:table-cell/>
          <table:table-cell table:formula="of:=POWER([.C93]-6.75;2)" office:value-type="float" office:value="0.0555816577456405" calcext:value-type="float">
            <text:p>0.055581657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586841" calcext:value-type="float">
            <text:p>6.586841</text:p>
          </table:table-cell>
          <table:table-cell office:value-type="float" office:value="6.4431239167" calcext:value-type="float">
            <text:p>6.4431239167</text:p>
          </table:table-cell>
          <table:table-cell/>
          <table:table-cell table:formula="of:=POWER([.C94]-6.75;2)" office:value-type="float" office:value="0.0808273666129966" calcext:value-type="float">
            <text:p>0.080827366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16103" calcext:value-type="float">
            <text:p>6.16103</text:p>
          </table:table-cell>
          <table:table-cell office:value-type="float" office:value="6.5180084167" calcext:value-type="float">
            <text:p>6.5180084167</text:p>
          </table:table-cell>
          <table:table-cell/>
          <table:table-cell table:formula="of:=POWER([.C95]-6.75;2)" office:value-type="float" office:value="0.0941729305015484" calcext:value-type="float">
            <text:p>0.094172930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312335" calcext:value-type="float">
            <text:p>6.312335</text:p>
          </table:table-cell>
          <table:table-cell office:value-type="float" office:value="6.53946875" calcext:value-type="float">
            <text:p>6.53946875</text:p>
          </table:table-cell>
          <table:table-cell/>
          <table:table-cell table:formula="of:=POWER([.C96]-6.75;2)" office:value-type="float" office:value="0.0538200947220409" calcext:value-type="float">
            <text:p>0.053820094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60114" calcext:value-type="float">
            <text:p>6.860114</text:p>
          </table:table-cell>
          <table:table-cell office:value-type="float" office:value="6.5546247083" calcext:value-type="float">
            <text:p>6.5546247083</text:p>
          </table:table-cell>
          <table:table-cell/>
          <table:table-cell table:formula="of:=POWER([.C97]-6.75;2)" office:value-type="float" office:value="0.0443234072265624" calcext:value-type="float">
            <text:p>0.044323407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205253" calcext:value-type="float">
            <text:p>7.205253</text:p>
          </table:table-cell>
          <table:table-cell office:value-type="float" office:value="6.5469565417" calcext:value-type="float">
            <text:p>6.5469565417</text:p>
          </table:table-cell>
          <table:table-cell/>
          <table:table-cell table:formula="of:=POWER([.C98]-6.75;2)" office:value-type="float" office:value="0.0381715046068599" calcext:value-type="float">
            <text:p>0.038171504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000502" calcext:value-type="float">
            <text:p>7.000502</text:p>
          </table:table-cell>
          <table:table-cell office:value-type="float" office:value="6.5306466667" calcext:value-type="float">
            <text:p>6.5306466667</text:p>
          </table:table-cell>
          <table:table-cell/>
          <table:table-cell table:formula="of:=POWER([.C99]-6.75;2)" office:value-type="float" office:value="0.0412266459584238" calcext:value-type="float">
            <text:p>0.0412266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316548" calcext:value-type="float">
            <text:p>6.316548</text:p>
          </table:table-cell>
          <table:table-cell office:value-type="float" office:value="6.582738" calcext:value-type="float">
            <text:p>6.582738</text:p>
          </table:table-cell>
          <table:table-cell/>
          <table:table-cell table:formula="of:=POWER([.C100]-6.75;2)" office:value-type="float" office:value="0.0481158848298209" calcext:value-type="float">
            <text:p>0.048115884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918069" calcext:value-type="float">
            <text:p>5.918069</text:p>
          </table:table-cell>
          <table:table-cell office:value-type="float" office:value="6.6463816667" calcext:value-type="float">
            <text:p>6.6463816667</text:p>
          </table:table-cell>
          <table:table-cell/>
          <table:table-cell table:formula="of:=POWER([.C101]-6.75;2)" office:value-type="float" office:value="0.027976576644" calcext:value-type="float">
            <text:p>0.027976576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453955" calcext:value-type="float">
            <text:p>6.453955</text:p>
          </table:table-cell>
          <table:table-cell office:value-type="float" office:value="6.6388745833" calcext:value-type="float">
            <text:p>6.6388745833</text:p>
          </table:table-cell>
          <table:table-cell/>
          <table:table-cell table:formula="of:=POWER([.C102]-6.75;2)" office:value-type="float" office:value="0.0107367589958699" calcext:value-type="float">
            <text:p>0.01073675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683627" calcext:value-type="float">
            <text:p>6.683627</text:p>
          </table:table-cell>
          <table:table-cell office:value-type="float" office:value="6.530974125" calcext:value-type="float">
            <text:p>6.530974125</text:p>
          </table:table-cell>
          <table:table-cell/>
          <table:table-cell table:formula="of:=POWER([.C103]-6.75;2)" office:value-type="float" office:value="0.0123488582367487" calcext:value-type="float">
            <text:p>0.012348858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183177" calcext:value-type="float">
            <text:p>6.183177</text:p>
          </table:table-cell>
          <table:table-cell office:value-type="float" office:value="6.4457580833" calcext:value-type="float">
            <text:p>6.4457580833</text:p>
          </table:table-cell>
          <table:table-cell/>
          <table:table-cell table:formula="of:=POWER([.C104]-6.75;2)" office:value-type="float" office:value="0.0479723339195155" calcext:value-type="float">
            <text:p>0.047972333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12464" calcext:value-type="float">
            <text:p>6.12464</text:p>
          </table:table-cell>
          <table:table-cell office:value-type="float" office:value="6.4935919583" calcext:value-type="float">
            <text:p>6.4935919583</text:p>
          </table:table-cell>
          <table:table-cell/>
          <table:table-cell table:formula="of:=POWER([.C105]-6.75;2)" office:value-type="float" office:value="0.0925631438772895" calcext:value-type="float">
            <text:p>0.092563143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38025" calcext:value-type="float">
            <text:p>6.38025</text:p>
          </table:table-cell>
          <table:table-cell office:value-type="float" office:value="6.6249825417" calcext:value-type="float">
            <text:p>6.6249825417</text:p>
          </table:table-cell>
          <table:table-cell/>
          <table:table-cell table:formula="of:=POWER([.C106]-6.75;2)" office:value-type="float" office:value="0.0657450838484291" calcext:value-type="float">
            <text:p>0.065745083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310298" calcext:value-type="float">
            <text:p>6.310298</text:p>
          </table:table-cell>
          <table:table-cell office:value-type="float" office:value="6.699167125" calcext:value-type="float">
            <text:p>6.699167125</text:p>
          </table:table-cell>
          <table:table-cell/>
          <table:table-cell table:formula="of:=POWER([.C107]-6.75;2)" office:value-type="float" office:value="0.0156293648797923" calcext:value-type="float">
            <text:p>0.015629364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460889" calcext:value-type="float">
            <text:p>6.460889</text:p>
          </table:table-cell>
          <table:table-cell office:value-type="float" office:value="6.776266375" calcext:value-type="float">
            <text:p>6.776266375</text:p>
          </table:table-cell>
          <table:table-cell/>
          <table:table-cell table:formula="of:=POWER([.C108]-6.75;2)" office:value-type="float" office:value="0.00258398118076565" calcext:value-type="float">
            <text:p>0.002583981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025298" calcext:value-type="float">
            <text:p>7.025298</text:p>
          </table:table-cell>
          <table:table-cell office:value-type="float" office:value="6.847091" calcext:value-type="float">
            <text:p>6.847091</text:p>
          </table:table-cell>
          <table:table-cell/>
          <table:table-cell table:formula="of:=POWER([.C109]-6.75;2)" office:value-type="float" office:value="0.000689922455640652" calcext:value-type="float">
            <text:p>0.000689922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266818" calcext:value-type="float">
            <text:p>7.266818</text:p>
          </table:table-cell>
          <table:table-cell office:value-type="float" office:value="6.8943985833" calcext:value-type="float">
            <text:p>6.8943985833</text:p>
          </table:table-cell>
          <table:table-cell/>
          <table:table-cell table:formula="of:=POWER([.C110]-6.75;2)" office:value-type="float" office:value="0.00942666228099997" calcext:value-type="float">
            <text:p>0.009426662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469104" calcext:value-type="float">
            <text:p>6.469104</text:p>
          </table:table-cell>
          <table:table-cell office:value-type="float" office:value="6.9316428333" calcext:value-type="float">
            <text:p>6.9316428333</text:p>
          </table:table-cell>
          <table:table-cell/>
          <table:table-cell table:formula="of:=POWER([.C111]-6.75;2)" office:value-type="float" office:value="0.0208509508590471" calcext:value-type="float">
            <text:p>0.02085095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402876" calcext:value-type="float">
            <text:p>5.402876</text:p>
          </table:table-cell>
          <table:table-cell office:value-type="float" office:value="6.946858125" calcext:value-type="float">
            <text:p>6.946858125</text:p>
          </table:table-cell>
          <table:table-cell/>
          <table:table-cell table:formula="of:=POWER([.C112]-6.75;2)" office:value-type="float" office:value="0.0329941188892515" calcext:value-type="float">
            <text:p>0.032994118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866308" calcext:value-type="float">
            <text:p>5.866308</text:p>
          </table:table-cell>
          <table:table-cell office:value-type="float" office:value="7.037876625" calcext:value-type="float">
            <text:p>7.037876625</text:p>
          </table:table-cell>
          <table:table-cell/>
          <table:table-cell table:formula="of:=POWER([.C113]-6.75;2)" office:value-type="float" office:value="0.0387531213785158" calcext:value-type="float">
            <text:p>0.03875312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4062" calcext:value-type="float">
            <text:p>6.84062</text:p>
          </table:table-cell>
          <table:table-cell office:value-type="float" office:value="7.0516288333" calcext:value-type="float">
            <text:p>7.0516288333</text:p>
          </table:table-cell>
          <table:table-cell/>
          <table:table-cell table:formula="of:=POWER([.C114]-6.75;2)" office:value-type="float" office:value="0.0828729512213906" calcext:value-type="float">
            <text:p>0.082872951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693221" calcext:value-type="float">
            <text:p>6.693221</text:p>
          </table:table-cell>
          <table:table-cell office:value-type="float" office:value="7.0063940417" calcext:value-type="float">
            <text:p>7.0063940417</text:p>
          </table:table-cell>
          <table:table-cell/>
          <table:table-cell table:formula="of:=POWER([.C115]-6.75;2)" office:value-type="float" office:value="0.090979953077919" calcext:value-type="float">
            <text:p>0.09097995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691115" calcext:value-type="float">
            <text:p>5.691115</text:p>
          </table:table-cell>
          <table:table-cell office:value-type="float" office:value="6.9906777917" calcext:value-type="float">
            <text:p>6.9906777917</text:p>
          </table:table-cell>
          <table:table-cell/>
          <table:table-cell table:formula="of:=POWER([.C116]-6.75;2)" office:value-type="float" office:value="0.0657379046192614" calcext:value-type="float">
            <text:p>0.065737904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422086" calcext:value-type="float">
            <text:p>6.422086</text:p>
          </table:table-cell>
          <table:table-cell office:value-type="float" office:value="7.018938375" calcext:value-type="float">
            <text:p>7.018938375</text:p>
          </table:table-cell>
          <table:table-cell/>
          <table:table-cell table:formula="of:=POWER([.C117]-6.75;2)" office:value-type="float" office:value="0.0579257994175884" calcext:value-type="float">
            <text:p>0.057925799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384069" calcext:value-type="float">
            <text:p>8.384069</text:p>
          </table:table-cell>
          <table:table-cell office:value-type="float" office:value="6.9168364167" calcext:value-type="float">
            <text:p>6.9168364167</text:p>
          </table:table-cell>
          <table:table-cell/>
          <table:table-cell table:formula="of:=POWER([.C118]-6.75;2)" office:value-type="float" office:value="0.0723278495476408" calcext:value-type="float">
            <text:p>0.072327849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76078" calcext:value-type="float">
            <text:p>6.676078</text:p>
          </table:table-cell>
          <table:table-cell office:value-type="float" office:value="6.6985835833" calcext:value-type="float">
            <text:p>6.6985835833</text:p>
          </table:table-cell>
          <table:table-cell/>
          <table:table-cell table:formula="of:=POWER([.C119]-6.75;2)" office:value-type="float" office:value="0.027834389937296" calcext:value-type="float">
            <text:p>0.027834389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76078" calcext:value-type="float">
            <text:p>6.676078</text:p>
          </table:table-cell>
          <table:table-cell office:value-type="float" office:value="6.6989360833" calcext:value-type="float">
            <text:p>6.6989360833</text:p>
          </table:table-cell>
          <table:table-cell/>
          <table:table-cell table:formula="of:=POWER([.C120]-6.75;2)" office:value-type="float" office:value="0.00264364790626808" calcext:value-type="float">
            <text:p>0.002643647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76078" calcext:value-type="float">
            <text:p>6.676078</text:p>
          </table:table-cell>
          <table:table-cell office:value-type="float" office:value="6.7605422083" calcext:value-type="float">
            <text:p>6.7605422083</text:p>
          </table:table-cell>
          <table:table-cell/>
          <table:table-cell table:formula="of:=POWER([.C121]-6.75;2)" office:value-type="float" office:value="0.00260752358874458" calcext:value-type="float">
            <text:p>0.002607523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813816" calcext:value-type="float">
            <text:p>6.813816</text:p>
          </table:table-cell>
          <table:table-cell office:value-type="float" office:value="6.7901849583" calcext:value-type="float">
            <text:p>6.7901849583</text:p>
          </table:table-cell>
          <table:table-cell/>
          <table:table-cell table:formula="of:=POWER([.C122]-6.75;2)" office:value-type="float" office:value="0.000111138155840598" calcext:value-type="float">
            <text:p>0.000111138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250694" calcext:value-type="float">
            <text:p>8.250694</text:p>
          </table:table-cell>
          <table:table-cell office:value-type="float" office:value="6.7782197917" calcext:value-type="float">
            <text:p>6.7782197917</text:p>
          </table:table-cell>
          <table:table-cell/>
          <table:table-cell table:formula="of:=POWER([.C123]-6.75;2)" office:value-type="float" office:value="0.00161483087357276" calcext:value-type="float">
            <text:p>0.001614830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843996" calcext:value-type="float">
            <text:p>7.843996</text:p>
          </table:table-cell>
          <table:table-cell office:value-type="float" office:value="6.6621219583" calcext:value-type="float">
            <text:p>6.6621219583</text:p>
          </table:table-cell>
          <table:table-cell/>
          <table:table-cell table:formula="of:=POWER([.C124]-6.75;2)" office:value-type="float" office:value="0.000796356643591376" calcext:value-type="float">
            <text:p>0.000796356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737899" calcext:value-type="float">
            <text:p>5.737899</text:p>
          </table:table-cell>
          <table:table-cell office:value-type="float" office:value="6.499496375" calcext:value-type="float">
            <text:p>6.499496375</text:p>
          </table:table-cell>
          <table:table-cell/>
          <table:table-cell table:formula="of:=POWER([.C125]-6.75;2)" office:value-type="float" office:value="0.0077225502130269" calcext:value-type="float">
            <text:p>0.007722550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864344" calcext:value-type="float">
            <text:p>3.864344</text:p>
          </table:table-cell>
          <table:table-cell office:value-type="float" office:value="6.4729171667" calcext:value-type="float">
            <text:p>6.4729171667</text:p>
          </table:table-cell>
          <table:table-cell/>
          <table:table-cell table:formula="of:=POWER([.C126]-6.75;2)" office:value-type="float" office:value="0.0627520661381408" calcext:value-type="float">
            <text:p>0.062752066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638442" calcext:value-type="float">
            <text:p>4.638442</text:p>
          </table:table-cell>
          <table:table-cell office:value-type="float" office:value="6.583832375" calcext:value-type="float">
            <text:p>6.583832375</text:p>
          </table:table-cell>
          <table:table-cell/>
          <table:table-cell table:formula="of:=POWER([.C127]-6.75;2)" office:value-type="float" office:value="0.0767748965095554" calcext:value-type="float">
            <text:p>0.076774896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33119" calcext:value-type="float">
            <text:p>7.33119</text:p>
          </table:table-cell>
          <table:table-cell office:value-type="float" office:value="6.6513222083" calcext:value-type="float">
            <text:p>6.6513222083</text:p>
          </table:table-cell>
          <table:table-cell/>
          <table:table-cell table:formula="of:=POWER([.C128]-6.75;2)" office:value-type="float" office:value="0.0276116795981406" calcext:value-type="float">
            <text:p>0.027611679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278014" calcext:value-type="float">
            <text:p>9.278014</text:p>
          </table:table-cell>
          <table:table-cell office:value-type="float" office:value="6.6055577917" calcext:value-type="float">
            <text:p>6.6055577917</text:p>
          </table:table-cell>
          <table:table-cell/>
          <table:table-cell table:formula="of:=POWER([.C129]-6.75;2)" office:value-type="float" office:value="0.00973730657478861" calcext:value-type="float">
            <text:p>0.009737306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16068" calcext:value-type="float">
            <text:p>8.16068</text:p>
          </table:table-cell>
          <table:table-cell office:value-type="float" office:value="6.5282455" calcext:value-type="float">
            <text:p>6.5282455</text:p>
          </table:table-cell>
          <table:table-cell/>
          <table:table-cell table:formula="of:=POWER([.C130]-6.75;2)" office:value-type="float" office:value="0.0208635515385806" calcext:value-type="float">
            <text:p>0.020863551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16068" calcext:value-type="float">
            <text:p>8.16068</text:p>
          </table:table-cell>
          <table:table-cell office:value-type="float" office:value="6.4997398333" calcext:value-type="float">
            <text:p>6.4997398333</text:p>
          </table:table-cell>
          <table:table-cell/>
          <table:table-cell table:formula="of:=POWER([.C131]-6.75;2)" office:value-type="float" office:value="0.0491750582702501" calcext:value-type="float">
            <text:p>0.049175058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16068" calcext:value-type="float">
            <text:p>8.16068</text:p>
          </table:table-cell>
          <table:table-cell office:value-type="float" office:value="6.4104754167" calcext:value-type="float">
            <text:p>6.4104754167</text:p>
          </table:table-cell>
          <table:table-cell/>
          <table:table-cell table:formula="of:=POWER([.C132]-6.75;2)" office:value-type="float" office:value="0.062630151036712" calcext:value-type="float">
            <text:p>0.06263015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16068" calcext:value-type="float">
            <text:p>8.16068</text:p>
          </table:table-cell>
          <table:table-cell office:value-type="float" office:value="6.2928110417" calcext:value-type="float">
            <text:p>6.2928110417</text:p>
          </table:table-cell>
          <table:table-cell/>
          <table:table-cell table:formula="of:=POWER([.C133]-6.75;2)" office:value-type="float" office:value="0.115276942665039" calcext:value-type="float">
            <text:p>0.115276942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16068" calcext:value-type="float">
            <text:p>8.16068</text:p>
          </table:table-cell>
          <table:table-cell office:value-type="float" office:value="6.2157925833" calcext:value-type="float">
            <text:p>6.2157925833</text:p>
          </table:table-cell>
          <table:table-cell/>
          <table:table-cell table:formula="of:=POWER([.C134]-6.75;2)" office:value-type="float" office:value="0.209021743591439" calcext:value-type="float">
            <text:p>0.209021743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34271" calcext:value-type="float">
            <text:p>6.834271</text:p>
          </table:table-cell>
          <table:table-cell office:value-type="float" office:value="6.1718474167" calcext:value-type="float">
            <text:p>6.1718474167</text:p>
          </table:table-cell>
          <table:table-cell/>
          <table:table-cell table:formula="of:=POWER([.C135]-6.75;2)" office:value-type="float" office:value="0.285377564057288" calcext:value-type="float">
            <text:p>0.285377564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58732" calcext:value-type="float">
            <text:p>7.58732</text:p>
          </table:table-cell>
          <table:table-cell office:value-type="float" office:value="6.1807314583" calcext:value-type="float">
            <text:p>6.1807314583</text:p>
          </table:table-cell>
          <table:table-cell/>
          <table:table-cell table:formula="of:=POWER([.C136]-6.75;2)" office:value-type="float" office:value="0.334260409576463" calcext:value-type="float">
            <text:p>0.334260409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196361" calcext:value-type="float">
            <text:p>6.196361</text:p>
          </table:table-cell>
          <table:table-cell office:value-type="float" office:value="6.129688875" calcext:value-type="float">
            <text:p>6.129688875</text:p>
          </table:table-cell>
          <table:table-cell/>
          <table:table-cell table:formula="of:=POWER([.C137]-6.75;2)" office:value-type="float" office:value="0.324066672569244" calcext:value-type="float">
            <text:p>0.324066672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754985" calcext:value-type="float">
            <text:p>5.754985</text:p>
          </table:table-cell>
          <table:table-cell office:value-type="float" office:value="6.1128534583" calcext:value-type="float">
            <text:p>6.1128534583</text:p>
          </table:table-cell>
          <table:table-cell/>
          <table:table-cell table:formula="of:=POWER([.C138]-6.75;2)" office:value-type="float" office:value="0.384785891798765" calcext:value-type="float">
            <text:p>0.384785891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316031" calcext:value-type="float">
            <text:p>6.316031</text:p>
          </table:table-cell>
          <table:table-cell office:value-type="float" office:value="6.1216660417" calcext:value-type="float">
            <text:p>6.1216660417</text:p>
          </table:table-cell>
          <table:table-cell/>
          <table:table-cell table:formula="of:=POWER([.C139]-6.75;2)" office:value-type="float" office:value="0.40595571560027" calcext:value-type="float">
            <text:p>0.405955715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369369" calcext:value-type="float">
            <text:p>6.369369</text:p>
          </table:table-cell>
          <table:table-cell office:value-type="float" office:value="6.1265025833" calcext:value-type="float">
            <text:p>6.1265025833</text:p>
          </table:table-cell>
          <table:table-cell/>
          <table:table-cell table:formula="of:=POWER([.C140]-6.75;2)" office:value-type="float" office:value="0.394803563152946" calcext:value-type="float">
            <text:p>0.394803563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971639" calcext:value-type="float">
            <text:p>3.971639</text:p>
          </table:table-cell>
          <table:table-cell office:value-type="float" office:value="6.14187575" calcext:value-type="float">
            <text:p>6.14187575</text:p>
          </table:table-cell>
          <table:table-cell/>
          <table:table-cell table:formula="of:=POWER([.C141]-6.75;2)" office:value-type="float" office:value="0.388749028631574" calcext:value-type="float">
            <text:p>0.388749028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146001" calcext:value-type="float">
            <text:p>3.146001</text:p>
          </table:table-cell>
          <table:table-cell office:value-type="float" office:value="6.26352" calcext:value-type="float">
            <text:p>6.26352</text:p>
          </table:table-cell>
          <table:table-cell/>
          <table:table-cell table:formula="of:=POWER([.C142]-6.75;2)" office:value-type="float" office:value="0.369815103438063" calcext:value-type="float">
            <text:p>0.369815103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84538" calcext:value-type="float">
            <text:p>6.684538</text:p>
          </table:table-cell>
          <table:table-cell office:value-type="float" office:value="6.412661375" calcext:value-type="float">
            <text:p>6.412661375</text:p>
          </table:table-cell>
          <table:table-cell/>
          <table:table-cell table:formula="of:=POWER([.C143]-6.75;2)" office:value-type="float" office:value="0.2366627904" calcext:value-type="float">
            <text:p>0.236662790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154625" calcext:value-type="float">
            <text:p>8.154625</text:p>
          </table:table-cell>
          <table:table-cell office:value-type="float" office:value="6.40506575" calcext:value-type="float">
            <text:p>6.40506575</text:p>
          </table:table-cell>
          <table:table-cell/>
          <table:table-cell table:formula="of:=POWER([.C144]-6.75;2)" office:value-type="float" office:value="0.113797347916891" calcext:value-type="float">
            <text:p>0.113797347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387504" calcext:value-type="float">
            <text:p>7.387504</text:p>
          </table:table-cell>
          <table:table-cell office:value-type="float" office:value="6.349863875" calcext:value-type="float">
            <text:p>6.349863875</text:p>
          </table:table-cell>
          <table:table-cell/>
          <table:table-cell table:formula="of:=POWER([.C145]-6.75;2)" office:value-type="float" office:value="0.118979636823062" calcext:value-type="float">
            <text:p>0.118979636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26652" calcext:value-type="float">
            <text:p>6.526652</text:p>
          </table:table-cell>
          <table:table-cell office:value-type="float" office:value="6.32866025" calcext:value-type="float">
            <text:p>6.32866025</text:p>
          </table:table-cell>
          <table:table-cell/>
          <table:table-cell table:formula="of:=POWER([.C146]-6.75;2)" office:value-type="float" office:value="0.160108918530015" calcext:value-type="float">
            <text:p>0.160108918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464346" calcext:value-type="float">
            <text:p>5.464346</text:p>
          </table:table-cell>
          <table:table-cell office:value-type="float" office:value="6.3112381667" calcext:value-type="float">
            <text:p>6.3112381667</text:p>
          </table:table-cell>
          <table:table-cell/>
          <table:table-cell table:formula="of:=POWER([.C147]-6.75;2)" office:value-type="float" office:value="0.177527184930062" calcext:value-type="float">
            <text:p>0.177527184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940982" calcext:value-type="float">
            <text:p>3.940982</text:p>
          </table:table-cell>
          <table:table-cell office:value-type="float" office:value="6.3267798333" calcext:value-type="float">
            <text:p>6.3267798333</text:p>
          </table:table-cell>
          <table:table-cell/>
          <table:table-cell table:formula="of:=POWER([.C148]-6.75;2)" office:value-type="float" office:value="0.192511946360777" calcext:value-type="float">
            <text:p>0.192511946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099998" calcext:value-type="float">
            <text:p>5.099998</text:p>
          </table:table-cell>
          <table:table-cell office:value-type="float" office:value="6.4316135833" calcext:value-type="float">
            <text:p>6.4316135833</text:p>
          </table:table-cell>
          <table:table-cell/>
          <table:table-cell table:formula="of:=POWER([.C149]-6.75;2)" office:value-type="float" office:value="0.179115309501576" calcext:value-type="float">
            <text:p>0.17911530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26309" calcext:value-type="float">
            <text:p>6.526309</text:p>
          </table:table-cell>
          <table:table-cell office:value-type="float" office:value="6.4994730833" calcext:value-type="float">
            <text:p>6.4994730833</text:p>
          </table:table-cell>
          <table:table-cell/>
          <table:table-cell table:formula="of:=POWER([.C150]-6.75;2)" office:value-type="float" office:value="0.101369910339066" calcext:value-type="float">
            <text:p>0.101369910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258198" calcext:value-type="float">
            <text:p>6.258198</text:p>
          </table:table-cell>
          <table:table-cell office:value-type="float" office:value="6.5070495417" calcext:value-type="float">
            <text:p>6.5070495417</text:p>
          </table:table-cell>
          <table:table-cell/>
          <table:table-cell table:formula="of:=POWER([.C151]-6.75;2)" office:value-type="float" office:value="0.0627637359912088" calcext:value-type="float">
            <text:p>0.06276373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232844" calcext:value-type="float">
            <text:p>6.232844</text:p>
          </table:table-cell>
          <table:table-cell office:value-type="float" office:value="6.544833" calcext:value-type="float">
            <text:p>6.544833</text:p>
          </table:table-cell>
          <table:table-cell/>
          <table:table-cell table:formula="of:=POWER([.C152]-6.75;2)" office:value-type="float" office:value="0.0590249251881801" calcext:value-type="float">
            <text:p>0.05902492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422519" calcext:value-type="float">
            <text:p>7.422519</text:p>
          </table:table-cell>
          <table:table-cell office:value-type="float" office:value="6.5991635" calcext:value-type="float">
            <text:p>6.5991635</text:p>
          </table:table-cell>
          <table:table-cell/>
          <table:table-cell table:formula="of:=POWER([.C153]-6.75;2)" office:value-type="float" office:value="0.0420934978890001" calcext:value-type="float">
            <text:p>0.042093497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476544" calcext:value-type="float">
            <text:p>7.476544</text:p>
          </table:table-cell>
          <table:table-cell office:value-type="float" office:value="6.58172075" calcext:value-type="float">
            <text:p>6.58172075</text:p>
          </table:table-cell>
          <table:table-cell/>
          <table:table-cell table:formula="of:=POWER([.C154]-6.75;2)" office:value-type="float" office:value="0.0227516497322501" calcext:value-type="float">
            <text:p>0.022751649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018334" calcext:value-type="float">
            <text:p>6.018334</text:p>
          </table:table-cell>
          <table:table-cell office:value-type="float" office:value="6.5298662917" calcext:value-type="float">
            <text:p>6.5298662917</text:p>
          </table:table-cell>
          <table:table-cell/>
          <table:table-cell table:formula="of:=POWER([.C155]-6.75;2)" office:value-type="float" office:value="0.0283179059805626" calcext:value-type="float">
            <text:p>0.02831790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336735" calcext:value-type="float">
            <text:p>5.336735</text:p>
          </table:table-cell>
          <table:table-cell office:value-type="float" office:value="6.5421167083" calcext:value-type="float">
            <text:p>6.5421167083</text:p>
          </table:table-cell>
          <table:table-cell/>
          <table:table-cell table:formula="of:=POWER([.C156]-6.75;2)" office:value-type="float" office:value="0.0484588495299093" calcext:value-type="float">
            <text:p>0.048458849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312237" calcext:value-type="float">
            <text:p>6.312237</text:p>
          </table:table-cell>
          <table:table-cell office:value-type="float" office:value="6.608615625" calcext:value-type="float">
            <text:p>6.608615625</text:p>
          </table:table-cell>
          <table:table-cell/>
          <table:table-cell table:formula="of:=POWER([.C157]-6.75;2)" office:value-type="float" office:value="0.0432154629680273" calcext:value-type="float">
            <text:p>0.04321546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105996" calcext:value-type="float">
            <text:p>7.105996</text:p>
          </table:table-cell>
          <table:table-cell office:value-type="float" office:value="6.642139375" calcext:value-type="float">
            <text:p>6.642139375</text:p>
          </table:table-cell>
          <table:table-cell/>
          <table:table-cell table:formula="of:=POWER([.C158]-6.75;2)" office:value-type="float" office:value="0.0199895414941407" calcext:value-type="float">
            <text:p>0.019989541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047488" calcext:value-type="float">
            <text:p>7.047488</text:p>
          </table:table-cell>
          <table:table-cell office:value-type="float" office:value="6.6250814167" calcext:value-type="float">
            <text:p>6.6250814167</text:p>
          </table:table-cell>
          <table:table-cell/>
          <table:table-cell table:formula="of:=POWER([.C159]-6.75;2)" office:value-type="float" office:value="0.0116339144253906" calcext:value-type="float">
            <text:p>0.011633914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362298" calcext:value-type="float">
            <text:p>6.362298</text:p>
          </table:table-cell>
          <table:table-cell office:value-type="float" office:value="6.589028625" calcext:value-type="float">
            <text:p>6.589028625</text:p>
          </table:table-cell>
          <table:table-cell/>
          <table:table-cell table:formula="of:=POWER([.C160]-6.75;2)" office:value-type="float" office:value="0.0156046524536789" calcext:value-type="float">
            <text:p>0.015604652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792311" calcext:value-type="float">
            <text:p>5.792311</text:p>
          </table:table-cell>
          <table:table-cell office:value-type="float" office:value="6.57968325" calcext:value-type="float">
            <text:p>6.57968325</text:p>
          </table:table-cell>
          <table:table-cell/>
          <table:table-cell table:formula="of:=POWER([.C161]-6.75;2)" office:value-type="float" office:value="0.0259117835693906" calcext:value-type="float">
            <text:p>0.025911783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966487" calcext:value-type="float">
            <text:p>5.966487</text:p>
          </table:table-cell>
          <table:table-cell office:value-type="float" office:value="6.62456825" calcext:value-type="float">
            <text:p>6.62456825</text:p>
          </table:table-cell>
          <table:table-cell/>
          <table:table-cell table:formula="of:=POWER([.C162]-6.75;2)" office:value-type="float" office:value="0.0290077953305624" calcext:value-type="float">
            <text:p>0.029007795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432108" calcext:value-type="float">
            <text:p>6.432108</text:p>
          </table:table-cell>
          <table:table-cell office:value-type="float" office:value="6.6911024167" calcext:value-type="float">
            <text:p>6.6911024167</text:p>
          </table:table-cell>
          <table:table-cell/>
          <table:table-cell table:formula="of:=POWER([.C163]-6.75;2)" office:value-type="float" office:value="0.0157331239080624" calcext:value-type="float">
            <text:p>0.015733123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38325" calcext:value-type="float">
            <text:p>6.738325</text:p>
          </table:table-cell>
          <table:table-cell office:value-type="float" office:value="6.7381392917" calcext:value-type="float">
            <text:p>6.7381392917</text:p>
          </table:table-cell>
          <table:table-cell/>
          <table:table-cell table:formula="of:=POWER([.C164]-6.75;2)" office:value-type="float" office:value="0.00346892531858047" calcext:value-type="float">
            <text:p>0.003468925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91101" calcext:value-type="float">
            <text:p>6.891101</text:p>
          </table:table-cell>
          <table:table-cell office:value-type="float" office:value="6.7420233333" calcext:value-type="float">
            <text:p>6.7420233333</text:p>
          </table:table-cell>
          <table:table-cell/>
          <table:table-cell table:formula="of:=POWER([.C165]-6.75;2)" office:value-type="float" office:value="0.000140676401377699" calcext:value-type="float">
            <text:p>0.000140676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25394" calcext:value-type="float">
            <text:p>6.725394</text:p>
          </table:table-cell>
          <table:table-cell office:value-type="float" office:value="6.7119698333" calcext:value-type="float">
            <text:p>6.7119698333</text:p>
          </table:table-cell>
          <table:table-cell/>
          <table:table-cell table:formula="of:=POWER([.C166]-6.75;2)" office:value-type="float" office:value="0.0000636272116428937" calcext:value-type="float">
            <text:p>6.36272116428937E-00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502243" calcext:value-type="float">
            <text:p>6.502243</text:p>
          </table:table-cell>
          <table:table-cell office:value-type="float" office:value="6.7037712917" calcext:value-type="float">
            <text:p>6.7037712917</text:p>
          </table:table-cell>
          <table:table-cell/>
          <table:table-cell table:formula="of:=POWER([.C167]-6.75;2)" office:value-type="float" office:value="0.00144629357922976" calcext:value-type="float">
            <text:p>0.001446293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2978" calcext:value-type="float">
            <text:p>6.82978</text:p>
          </table:table-cell>
          <table:table-cell office:value-type="float" office:value="6.7315265417" calcext:value-type="float">
            <text:p>6.7315265417</text:p>
          </table:table-cell>
          <table:table-cell/>
          <table:table-cell table:formula="of:=POWER([.C168]-6.75;2)" office:value-type="float" office:value="0.0021370934710865" calcext:value-type="float">
            <text:p>0.002137093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78617" calcext:value-type="float">
            <text:p>6.878617</text:p>
          </table:table-cell>
          <table:table-cell office:value-type="float" office:value="6.7491101667" calcext:value-type="float">
            <text:p>6.7491101667</text:p>
          </table:table-cell>
          <table:table-cell/>
          <table:table-cell table:formula="of:=POWER([.C169]-6.75;2)" office:value-type="float" office:value="0.000341268661561836" calcext:value-type="float">
            <text:p>0.000341268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108522" calcext:value-type="float">
            <text:p>6.108522</text:p>
          </table:table-cell>
          <table:table-cell office:value-type="float" office:value="6.7523385833" calcext:value-type="float">
            <text:p>6.7523385833</text:p>
          </table:table-cell>
          <table:table-cell/>
          <table:table-cell table:formula="of:=POWER([.C170]-6.75;2)" office:value-type="float" office:value="0.000000791803301788156" calcext:value-type="float">
            <text:p>7.91803301788156E-00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837346" calcext:value-type="float">
            <text:p>5.837346</text:p>
          </table:table-cell>
          <table:table-cell office:value-type="float" office:value="6.7785624167" calcext:value-type="float">
            <text:p>6.7785624167</text:p>
          </table:table-cell>
          <table:table-cell/>
          <table:table-cell table:formula="of:=POWER([.C171]-6.75;2)" office:value-type="float" office:value="0.00000546897185104007" calcext:value-type="float">
            <text:p>0.0000054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456992" calcext:value-type="float">
            <text:p>6.456992</text:p>
          </table:table-cell>
          <table:table-cell office:value-type="float" office:value="6.816734375" calcext:value-type="float">
            <text:p>6.816734375</text:p>
          </table:table-cell>
          <table:table-cell/>
          <table:table-cell table:formula="of:=POWER([.C172]-6.75;2)" office:value-type="float" office:value="0.000815811647744428" calcext:value-type="float">
            <text:p>0.000815811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28626" calcext:value-type="float">
            <text:p>6.728626</text:p>
          </table:table-cell>
          <table:table-cell office:value-type="float" office:value="6.8297845417" calcext:value-type="float">
            <text:p>6.8297845417</text:p>
          </table:table-cell>
          <table:table-cell/>
          <table:table-cell table:formula="of:=POWER([.C173]-6.75;2)" office:value-type="float" office:value="0.00445347680664066" calcext:value-type="float">
            <text:p>0.004453476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708144" calcext:value-type="float">
            <text:p>6.708144</text:p>
          </table:table-cell>
          <table:table-cell office:value-type="float" office:value="6.8239368333" calcext:value-type="float">
            <text:p>6.8239368333</text:p>
          </table:table-cell>
          <table:table-cell/>
          <table:table-cell table:formula="of:=POWER([.C174]-6.75;2)" office:value-type="float" office:value="0.00636557309427912" calcext:value-type="float">
            <text:p>0.006365573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165001" calcext:value-type="float">
            <text:p>7.165001</text:p>
          </table:table-cell>
          <table:table-cell office:value-type="float" office:value="6.8137342083" calcext:value-type="float">
            <text:p>6.8137342083</text:p>
          </table:table-cell>
          <table:table-cell/>
          <table:table-cell table:formula="of:=POWER([.C175]-6.75;2)" office:value-type="float" office:value="0.00546665531843204" calcext:value-type="float">
            <text:p>0.005466655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536776" calcext:value-type="float">
            <text:p>7.536776</text:p>
          </table:table-cell>
          <table:table-cell office:value-type="float" office:value="6.8015188333" calcext:value-type="float">
            <text:p>6.8015188333</text:p>
          </table:table-cell>
          <table:table-cell/>
          <table:table-cell table:formula="of:=POWER([.C176]-6.75;2)" office:value-type="float" office:value="0.00406204930762774" calcext:value-type="float">
            <text:p>0.004062049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003893" calcext:value-type="float">
            <text:p>7.003893</text:p>
          </table:table-cell>
          <table:table-cell office:value-type="float" office:value="6.797168875" calcext:value-type="float">
            <text:p>6.797168875</text:p>
          </table:table-cell>
          <table:table-cell/>
          <table:table-cell table:formula="of:=POWER([.C177]-6.75;2)" office:value-type="float" office:value="0.00265419018459322" calcext:value-type="float">
            <text:p>0.002654190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232037" calcext:value-type="float">
            <text:p>6.232037</text:p>
          </table:table-cell>
          <table:table-cell office:value-type="float" office:value="6.8024946667" calcext:value-type="float">
            <text:p>6.8024946667</text:p>
          </table:table-cell>
          <table:table-cell/>
          <table:table-cell table:formula="of:=POWER([.C178]-6.75;2)" office:value-type="float" office:value="0.00222490276876559" calcext:value-type="float">
            <text:p>0.002224902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312344" calcext:value-type="float">
            <text:p>6.312344</text:p>
          </table:table-cell>
          <table:table-cell office:value-type="float" office:value="6.8086346667" calcext:value-type="float">
            <text:p>6.8086346667</text:p>
          </table:table-cell>
          <table:table-cell/>
          <table:table-cell table:formula="of:=POWER([.C179]-6.75;2)" office:value-type="float" office:value="0.00275569003194413" calcext:value-type="float">
            <text:p>0.002755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932709" calcext:value-type="float">
            <text:p>6.932709</text:p>
          </table:table-cell>
          <table:table-cell office:value-type="float" office:value="6.8258434167" calcext:value-type="float">
            <text:p>6.8258434167</text:p>
          </table:table-cell>
          <table:table-cell/>
          <table:table-cell table:formula="of:=POWER([.C180]-6.75;2)" office:value-type="float" office:value="0.00343802413902006" calcext:value-type="float">
            <text:p>0.003438024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116807" calcext:value-type="float">
            <text:p>7.116807</text:p>
          </table:table-cell>
          <table:table-cell office:value-type="float" office:value="6.8379994167" calcext:value-type="float">
            <text:p>6.8379994167</text:p>
          </table:table-cell>
          <table:table-cell/>
          <table:table-cell table:formula="of:=POWER([.C181]-6.75;2)" office:value-type="float" office:value="0.0057522238567298" calcext:value-type="float">
            <text:p>0.005752223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96605" calcext:value-type="float">
            <text:p>6.696605</text:p>
          </table:table-cell>
          <table:table-cell office:value-type="float" office:value="6.821851125" calcext:value-type="float">
            <text:p>6.821851125</text:p>
          </table:table-cell>
          <table:table-cell/>
          <table:table-cell table:formula="of:=POWER([.C182]-6.75;2)" office:value-type="float" office:value="0.0077438973395402" calcext:value-type="float">
            <text:p>0.007743897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182221" calcext:value-type="float">
            <text:p>6.182221</text:p>
          </table:table-cell>
          <table:table-cell office:value-type="float" office:value="6.8023629583" calcext:value-type="float">
            <text:p>6.8023629583</text:p>
          </table:table-cell>
          <table:table-cell/>
          <table:table-cell table:formula="of:=POWER([.C183]-6.75;2)" office:value-type="float" office:value="0.00516258416376566" calcext:value-type="float">
            <text:p>0.005162584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138009" calcext:value-type="float">
            <text:p>6.138009</text:p>
          </table:table-cell>
          <table:table-cell office:value-type="float" office:value="6.81517425" calcext:value-type="float">
            <text:p>6.81517425</text:p>
          </table:table-cell>
          <table:table-cell/>
          <table:table-cell table:formula="of:=POWER([.C184]-6.75;2)" office:value-type="float" office:value="0.00274187940192752" calcext:value-type="float">
            <text:p>0.002741879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69551" calcext:value-type="float">
            <text:p>6.869551</text:p>
          </table:table-cell>
          <table:table-cell office:value-type="float" office:value="6.8492528333" calcext:value-type="float">
            <text:p>6.8492528333</text:p>
          </table:table-cell>
          <table:table-cell/>
          <table:table-cell table:formula="of:=POWER([.C185]-6.75;2)" office:value-type="float" office:value="0.00424768286306251" calcext:value-type="float">
            <text:p>0.004247682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563307" calcext:value-type="float">
            <text:p>7.563307</text:p>
          </table:table-cell>
          <table:table-cell office:value-type="float" office:value="6.858111875" calcext:value-type="float">
            <text:p>6.858111875</text:p>
          </table:table-cell>
          <table:table-cell/>
          <table:table-cell table:formula="of:=POWER([.C186]-6.75;2)" office:value-type="float" office:value="0.0098511249180775" calcext:value-type="float">
            <text:p>0.009851124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560993" calcext:value-type="float">
            <text:p>7.560993</text:p>
          </table:table-cell>
          <table:table-cell office:value-type="float" office:value="6.8198404167" calcext:value-type="float">
            <text:p>6.8198404167</text:p>
          </table:table-cell>
          <table:table-cell/>
          <table:table-cell table:formula="of:=POWER([.C187]-6.75;2)" office:value-type="float" office:value="0.0116881775160157" calcext:value-type="float">
            <text:p>0.011688177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31542" calcext:value-type="float">
            <text:p>6.831542</text:p>
          </table:table-cell>
          <table:table-cell office:value-type="float" office:value="6.766081125" calcext:value-type="float">
            <text:p>6.766081125</text:p>
          </table:table-cell>
          <table:table-cell/>
          <table:table-cell table:formula="of:=POWER([.C188]-6.75;2)" office:value-type="float" office:value="0.00487768380482963" calcext:value-type="float">
            <text:p>0.004877683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169817" calcext:value-type="float">
            <text:p>6.169817</text:p>
          </table:table-cell>
          <table:table-cell office:value-type="float" office:value="6.756937125" calcext:value-type="float">
            <text:p>6.756937125</text:p>
          </table:table-cell>
          <table:table-cell/>
          <table:table-cell table:formula="of:=POWER([.C189]-6.75;2)" office:value-type="float" office:value="0.000258602581265637" calcext:value-type="float">
            <text:p>0.000258602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528629" calcext:value-type="float">
            <text:p>6.528629</text:p>
          </table:table-cell>
          <table:table-cell office:value-type="float" office:value="6.7835680417" calcext:value-type="float">
            <text:p>6.7835680417</text:p>
          </table:table-cell>
          <table:table-cell/>
          <table:table-cell table:formula="of:=POWER([.C190]-6.75;2)" office:value-type="float" office:value="0.0000481237032656295" calcext:value-type="float">
            <text:p>4.81237032656295E-00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168369" calcext:value-type="float">
            <text:p>7.168369</text:p>
          </table:table-cell>
          <table:table-cell office:value-type="float" office:value="6.7827356667" calcext:value-type="float">
            <text:p>6.7827356667</text:p>
          </table:table-cell>
          <table:table-cell/>
          <table:table-cell table:formula="of:=POWER([.C191]-6.75;2)" office:value-type="float" office:value="0.00112681342357292" calcext:value-type="float">
            <text:p>0.001126813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251787" calcext:value-type="float">
            <text:p>7.251787</text:p>
          </table:table-cell>
          <table:table-cell office:value-type="float" office:value="6.7627493333" calcext:value-type="float">
            <text:p>6.7627493333</text:p>
          </table:table-cell>
          <table:table-cell/>
          <table:table-cell table:formula="of:=POWER([.C192]-6.75;2)" office:value-type="float" office:value="0.00107162387429348" calcext:value-type="float">
            <text:p>0.001071623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956099" calcext:value-type="float">
            <text:p>6.956099</text:p>
          </table:table-cell>
          <table:table-cell office:value-type="float" office:value="6.7555793333" calcext:value-type="float">
            <text:p>6.7555793333</text:p>
          </table:table-cell>
          <table:table-cell/>
          <table:table-cell table:formula="of:=POWER([.C193]-6.75;2)" office:value-type="float" office:value="0.000162545499594499" calcext:value-type="float">
            <text:p>0.00016254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37894" calcext:value-type="float">
            <text:p>6.737894</text:p>
          </table:table-cell>
          <table:table-cell office:value-type="float" office:value="6.7558335" calcext:value-type="float">
            <text:p>6.7558335</text:p>
          </table:table-cell>
          <table:table-cell/>
          <table:table-cell table:formula="of:=POWER([.C194]-6.75;2)" office:value-type="float" office:value="0.0000311289600724894" calcext:value-type="float">
            <text:p>0.00003112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53473" calcext:value-type="float">
            <text:p>6.753473</text:p>
          </table:table-cell>
          <table:table-cell office:value-type="float" office:value="6.7537346667" calcext:value-type="float">
            <text:p>6.7537346667</text:p>
          </table:table-cell>
          <table:table-cell/>
          <table:table-cell table:formula="of:=POWER([.C195]-6.75;2)" office:value-type="float" office:value="0.0000340297222499954" calcext:value-type="float">
            <text:p>3.40297222499954E-00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70196" calcext:value-type="float">
            <text:p>6.770196</text:p>
          </table:table-cell>
          <table:table-cell office:value-type="float" office:value="6.74638225" calcext:value-type="float">
            <text:p>6.74638225</text:p>
          </table:table-cell>
          <table:table-cell/>
          <table:table-cell table:formula="of:=POWER([.C196]-6.75;2)" office:value-type="float" office:value="0.0000139477353600872" calcext:value-type="float">
            <text:p>1.39477353600872E-00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588281" calcext:value-type="float">
            <text:p>6.588281</text:p>
          </table:table-cell>
          <table:table-cell office:value-type="float" office:value="6.7271937083" calcext:value-type="float">
            <text:p>6.7271937083</text:p>
          </table:table-cell>
          <table:table-cell/>
          <table:table-cell table:formula="of:=POWER([.C197]-6.75;2)" office:value-type="float" office:value="0.0000130881150625006" calcext:value-type="float">
            <text:p>1.30881150625006E-00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63281" calcext:value-type="float">
            <text:p>6.463281</text:p>
          </table:table-cell>
          <table:table-cell office:value-type="float" office:value="6.6936134583" calcext:value-type="float">
            <text:p>6.6936134583</text:p>
          </table:table-cell>
          <table:table-cell/>
          <table:table-cell table:formula="of:=POWER([.C198]-6.75;2)" office:value-type="float" office:value="0.000520126941105501" calcext:value-type="float">
            <text:p>0.000520126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71832" calcext:value-type="float">
            <text:p>6.871832</text:p>
          </table:table-cell>
          <table:table-cell office:value-type="float" office:value="6.665552375" calcext:value-type="float">
            <text:p>6.665552375</text:p>
          </table:table-cell>
          <table:table-cell/>
          <table:table-cell table:formula="of:=POWER([.C199]-6.75;2)" office:value-type="float" office:value="0.00317944208488587" calcext:value-type="float">
            <text:p>0.003179442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432377" calcext:value-type="float">
            <text:p>7.432377</text:p>
          </table:table-cell>
          <table:table-cell office:value-type="float" office:value="6.646991375" calcext:value-type="float">
            <text:p>6.646991375</text:p>
          </table:table-cell>
          <table:table-cell/>
          <table:table-cell table:formula="of:=POWER([.C200]-6.75;2)" office:value-type="float" office:value="0.00713140136814065" calcext:value-type="float">
            <text:p>0.007131401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131712" calcext:value-type="float">
            <text:p>7.131712</text:p>
          </table:table-cell>
          <table:table-cell office:value-type="float" office:value="6.6218725833" calcext:value-type="float">
            <text:p>6.6218725833</text:p>
          </table:table-cell>
          <table:table-cell/>
          <table:table-cell table:formula="of:=POWER([.C201]-6.75;2)" office:value-type="float" office:value="0.0106107768243907" calcext:value-type="float">
            <text:p>0.010610776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379397" calcext:value-type="float">
            <text:p>6.379397</text:p>
          </table:table-cell>
          <table:table-cell office:value-type="float" office:value="6.6189366667" calcext:value-type="float">
            <text:p>6.6189366667</text:p>
          </table:table-cell>
          <table:table-cell/>
          <table:table-cell table:formula="of:=POWER([.C202]-6.75;2)" office:value-type="float" office:value="0.0164166349102154" calcext:value-type="float">
            <text:p>0.016416634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25354" calcext:value-type="float">
            <text:p>6.725354</text:p>
          </table:table-cell>
          <table:table-cell office:value-type="float" office:value="6.6462106667" calcext:value-type="float">
            <text:p>6.6462106667</text:p>
          </table:table-cell>
          <table:table-cell/>
          <table:table-cell table:formula="of:=POWER([.C203]-6.75;2)" office:value-type="float" office:value="0.0171775973357069" calcext:value-type="float">
            <text:p>0.01717759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224453" calcext:value-type="float">
            <text:p>7.224453</text:p>
          </table:table-cell>
          <table:table-cell office:value-type="float" office:value="6.645700125" calcext:value-type="float">
            <text:p>6.645700125</text:p>
          </table:table-cell>
          <table:table-cell/>
          <table:table-cell table:formula="of:=POWER([.C204]-6.75;2)" office:value-type="float" office:value="0.0107722257068585" calcext:value-type="float">
            <text:p>0.010772225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29248" calcext:value-type="float">
            <text:p>6.729248</text:p>
          </table:table-cell>
          <table:table-cell office:value-type="float" office:value="6.6222191667" calcext:value-type="float">
            <text:p>6.6222191667</text:p>
          </table:table-cell>
          <table:table-cell/>
          <table:table-cell table:formula="of:=POWER([.C205]-6.75;2)" office:value-type="float" office:value="0.0108784639250156" calcext:value-type="float">
            <text:p>0.010878463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228889" calcext:value-type="float">
            <text:p>6.228889</text:p>
          </table:table-cell>
          <table:table-cell office:value-type="float" office:value="6.6113662083" calcext:value-type="float">
            <text:p>6.6113662083</text:p>
          </table:table-cell>
          <table:table-cell/>
          <table:table-cell table:formula="of:=POWER([.C206]-6.75;2)" office:value-type="float" office:value="0.0163279413588424" calcext:value-type="float">
            <text:p>0.016327941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489692" calcext:value-type="float">
            <text:p>6.489692</text:p>
          </table:table-cell>
          <table:table-cell office:value-type="float" office:value="6.5754782083" calcext:value-type="float">
            <text:p>6.5754782083</text:p>
          </table:table-cell>
          <table:table-cell/>
          <table:table-cell table:formula="of:=POWER([.C207]-6.75;2)" office:value-type="float" office:value="0.0192193282011191" calcext:value-type="float">
            <text:p>0.019219328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955895" calcext:value-type="float">
            <text:p>6.955895</text:p>
          </table:table-cell>
          <table:table-cell office:value-type="float" office:value="6.494017125" calcext:value-type="float">
            <text:p>6.494017125</text:p>
          </table:table-cell>
          <table:table-cell/>
          <table:table-cell table:formula="of:=POWER([.C208]-6.75;2)" office:value-type="float" office:value="0.0304578557781782" calcext:value-type="float">
            <text:p>0.030457855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082168" calcext:value-type="float">
            <text:p>7.082168</text:p>
          </table:table-cell>
          <table:table-cell office:value-type="float" office:value="6.4369337917" calcext:value-type="float">
            <text:p>6.4369337917</text:p>
          </table:table-cell>
          <table:table-cell/>
          <table:table-cell table:formula="of:=POWER([.C209]-6.75;2)" office:value-type="float" office:value="0.0655272322932656" calcext:value-type="float">
            <text:p>0.065527232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44792" calcext:value-type="float">
            <text:p>6.644792</text:p>
          </table:table-cell>
          <table:table-cell office:value-type="float" office:value="6.4135827917" calcext:value-type="float">
            <text:p>6.4135827917</text:p>
          </table:table-cell>
          <table:table-cell/>
          <table:table-cell table:formula="of:=POWER([.C210]-6.75;2)" office:value-type="float" office:value="0.0980104507793393" calcext:value-type="float">
            <text:p>0.098010450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27077" calcext:value-type="float">
            <text:p>6.27077</text:p>
          </table:table-cell>
          <table:table-cell office:value-type="float" office:value="6.3786371667" calcext:value-type="float">
            <text:p>6.3786371667</text:p>
          </table:table-cell>
          <table:table-cell/>
          <table:table-cell table:formula="of:=POWER([.C211]-6.75;2)" office:value-type="float" office:value="0.113176538040366" calcext:value-type="float">
            <text:p>0.11317653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612086" calcext:value-type="float">
            <text:p>6.612086</text:p>
          </table:table-cell>
          <table:table-cell office:value-type="float" office:value="6.3514779167" calcext:value-type="float">
            <text:p>6.3514779167</text:p>
          </table:table-cell>
          <table:table-cell/>
          <table:table-cell table:formula="of:=POWER([.C212]-6.75;2)" office:value-type="float" office:value="0.137910353956604" calcext:value-type="float">
            <text:p>0.13791035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08959" calcext:value-type="float">
            <text:p>6.808959</text:p>
          </table:table-cell>
          <table:table-cell office:value-type="float" office:value="6.4076915833" calcext:value-type="float">
            <text:p>6.4076915833</text:p>
          </table:table-cell>
          <table:table-cell/>
          <table:table-cell table:formula="of:=POWER([.C213]-6.75;2)" office:value-type="float" office:value="0.158819850877772" calcext:value-type="float">
            <text:p>0.158819850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508652" calcext:value-type="float">
            <text:p>6.508652</text:p>
          </table:table-cell>
          <table:table-cell office:value-type="float" office:value="6.493035375" calcext:value-type="float">
            <text:p>6.493035375</text:p>
          </table:table-cell>
          <table:table-cell/>
          <table:table-cell table:formula="of:=POWER([.C214]-6.75;2)" office:value-type="float" office:value="0.117175052143661" calcext:value-type="float">
            <text:p>0.117175052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88697" calcext:value-type="float">
            <text:p>6.688697</text:p>
          </table:table-cell>
          <table:table-cell office:value-type="float" office:value="6.4887470417" calcext:value-type="float">
            <text:p>6.4887470417</text:p>
          </table:table-cell>
          <table:table-cell/>
          <table:table-cell table:formula="of:=POWER([.C215]-6.75;2)" office:value-type="float" office:value="0.0660308185013907" calcext:value-type="float">
            <text:p>0.066030818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079707" calcext:value-type="float">
            <text:p>7.079707</text:p>
          </table:table-cell>
          <table:table-cell office:value-type="float" office:value="6.36164575" calcext:value-type="float">
            <text:p>6.36164575</text:p>
          </table:table-cell>
          <table:table-cell/>
          <table:table-cell table:formula="of:=POWER([.C216]-6.75;2)" office:value-type="float" office:value="0.0682531082205016" calcext:value-type="float">
            <text:p>0.068253108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962199" calcext:value-type="float">
            <text:p>6.962199</text:p>
          </table:table-cell>
          <table:table-cell office:value-type="float" office:value="6.2874418333" calcext:value-type="float">
            <text:p>6.2874418333</text:p>
          </table:table-cell>
          <table:table-cell/>
          <table:table-cell table:formula="of:=POWER([.C217]-6.75;2)" office:value-type="float" office:value="0.150819023493062" calcext:value-type="float">
            <text:p>0.150819023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87522" calcext:value-type="float">
            <text:p>6.687522</text:p>
          </table:table-cell>
          <table:table-cell office:value-type="float" office:value="6.268238" calcext:value-type="float">
            <text:p>6.268238</text:p>
          </table:table-cell>
          <table:table-cell/>
          <table:table-cell table:formula="of:=POWER([.C218]-6.75;2)" office:value-type="float" office:value="0.213960057580865" calcext:value-type="float">
            <text:p>0.213960057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577015" calcext:value-type="float">
            <text:p>6.577015</text:p>
          </table:table-cell>
          <table:table-cell office:value-type="float" office:value="6.26022925" calcext:value-type="float">
            <text:p>6.26022925</text:p>
          </table:table-cell>
          <table:table-cell/>
          <table:table-cell table:formula="of:=POWER([.C219]-6.75;2)" office:value-type="float" office:value="0.232094624644" calcext:value-type="float">
            <text:p>0.232094624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309671" calcext:value-type="float">
            <text:p>6.309671</text:p>
          </table:table-cell>
          <table:table-cell office:value-type="float" office:value="6.2689339583" calcext:value-type="float">
            <text:p>6.2689339583</text:p>
          </table:table-cell>
          <table:table-cell/>
          <table:table-cell table:formula="of:=POWER([.C220]-6.75;2)" office:value-type="float" office:value="0.239875387555562" calcext:value-type="float">
            <text:p>0.23987538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782355" calcext:value-type="float">
            <text:p>5.782355</text:p>
          </table:table-cell>
          <table:table-cell office:value-type="float" office:value="6.262883" calcext:value-type="float">
            <text:p>6.262883</text:p>
          </table:table-cell>
          <table:table-cell/>
          <table:table-cell table:formula="of:=POWER([.C221]-6.75;2)" office:value-type="float" office:value="0.231424536476906" calcext:value-type="float">
            <text:p>0.231424536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789815" calcext:value-type="float">
            <text:p>5.789815</text:p>
          </table:table-cell>
          <table:table-cell office:value-type="float" office:value="6.1969082917" calcext:value-type="float">
            <text:p>6.1969082917</text:p>
          </table:table-cell>
          <table:table-cell/>
          <table:table-cell table:formula="of:=POWER([.C222]-6.75;2)" office:value-type="float" office:value="0.237282971689" calcext:value-type="float">
            <text:p>0.237282971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426368" calcext:value-type="float">
            <text:p>6.426368</text:p>
          </table:table-cell>
          <table:table-cell office:value-type="float" office:value="6.1448389583" calcext:value-type="float">
            <text:p>6.1448389583</text:p>
          </table:table-cell>
          <table:table-cell/>
          <table:table-cell table:formula="of:=POWER([.C223]-6.75;2)" office:value-type="float" office:value="0.305910437790213" calcext:value-type="float">
            <text:p>0.305910437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29526" calcext:value-type="float">
            <text:p>6.829526</text:p>
          </table:table-cell>
          <table:table-cell office:value-type="float" office:value="6.0678605833" calcext:value-type="float">
            <text:p>6.0678605833</text:p>
          </table:table-cell>
          <table:table-cell/>
          <table:table-cell table:formula="of:=POWER([.C224]-6.75;2)" office:value-type="float" office:value="0.366219886391429" calcext:value-type="float">
            <text:p>0.366219886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06125" calcext:value-type="float">
            <text:p>7.06125</text:p>
          </table:table-cell>
          <table:table-cell office:value-type="float" office:value="5.9740839583" calcext:value-type="float">
            <text:p>5.9740839583</text:p>
          </table:table-cell>
          <table:table-cell/>
          <table:table-cell table:formula="of:=POWER([.C225]-6.75;2)" office:value-type="float" office:value="0.465314183815816" calcext:value-type="float">
            <text:p>0.465314183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033973" calcext:value-type="float">
            <text:p>7.033973</text:p>
          </table:table-cell>
          <table:table-cell office:value-type="float" office:value="5.981425375" calcext:value-type="float">
            <text:p>5.981425375</text:p>
          </table:table-cell>
          <table:table-cell/>
          <table:table-cell table:formula="of:=POWER([.C226]-6.75;2)" office:value-type="float" office:value="0.602045703767397" calcext:value-type="float">
            <text:p>0.602045703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13101" calcext:value-type="float">
            <text:p>6.713101</text:p>
          </table:table-cell>
          <table:table-cell office:value-type="float" office:value="6.276008375" calcext:value-type="float">
            <text:p>6.276008375</text:p>
          </table:table-cell>
          <table:table-cell/>
          <table:table-cell table:formula="of:=POWER([.C227]-6.75;2)" office:value-type="float" office:value="0.590706954193891" calcext:value-type="float">
            <text:p>0.590706954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6091" calcext:value-type="float">
            <text:p>6.66091</text:p>
          </table:table-cell>
          <table:table-cell office:value-type="float" office:value="7.014404125" calcext:value-type="float">
            <text:p>7.014404125</text:p>
          </table:table-cell>
          <table:table-cell/>
          <table:table-cell table:formula="of:=POWER([.C228]-6.75;2)" office:value-type="float" office:value="0.224668060570141" calcext:value-type="float">
            <text:p>0.224668060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468777" calcext:value-type="float">
            <text:p>6.468777</text:p>
          </table:table-cell>
          <table:table-cell office:value-type="float" office:value="7.7549745" calcext:value-type="float">
            <text:p>7.7549745</text:p>
          </table:table-cell>
          <table:table-cell/>
          <table:table-cell table:formula="of:=POWER([.C229]-6.75;2)" office:value-type="float" office:value="0.0699095413170159" calcext:value-type="float">
            <text:p>0.069909541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367577" calcext:value-type="float">
            <text:p>5.367577</text:p>
          </table:table-cell>
          <table:table-cell office:value-type="float" office:value="7.7739762083" calcext:value-type="float">
            <text:p>7.7739762083</text:p>
          </table:table-cell>
          <table:table-cell/>
          <table:table-cell table:formula="of:=POWER([.C230]-6.75;2)" office:value-type="float" office:value="1.00997374565025" calcext:value-type="float">
            <text:p>1.00997374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534626" calcext:value-type="float">
            <text:p>4.534626</text:p>
          </table:table-cell>
          <table:table-cell office:value-type="float" office:value="7.9439834583" calcext:value-type="float">
            <text:p>7.9439834583</text:p>
          </table:table-cell>
          <table:table-cell/>
          <table:table-cell table:formula="of:=POWER([.C231]-6.75;2)" office:value-type="float" office:value="1.04852727516444" calcext:value-type="float">
            <text:p>1.048527275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585895" calcext:value-type="float">
            <text:p>5.585895</text:p>
          </table:table-cell>
          <table:table-cell office:value-type="float" office:value="8.1334820833" calcext:value-type="float">
            <text:p>8.1334820833</text:p>
          </table:table-cell>
          <table:table-cell/>
          <table:table-cell table:formula="of:=POWER([.C232]-6.75;2)" office:value-type="float" office:value="1.42559649869403" calcext:value-type="float">
            <text:p>1.425596498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521744" calcext:value-type="float">
            <text:p>6.521744</text:p>
          </table:table-cell>
          <table:table-cell office:value-type="float" office:value="8.1986038333" calcext:value-type="float">
            <text:p>8.1986038333</text:p>
          </table:table-cell>
          <table:table-cell/>
          <table:table-cell table:formula="of:=POWER([.C233]-6.75;2)" office:value-type="float" office:value="1.91402267481211" calcext:value-type="float">
            <text:p>1.914022674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806097" calcext:value-type="float">
            <text:p>5.806097</text:p>
          </table:table-cell>
          <table:table-cell office:value-type="float" office:value="8.1389980833" calcext:value-type="float">
            <text:p>8.1389980833</text:p>
          </table:table-cell>
          <table:table-cell/>
          <table:table-cell table:formula="of:=POWER([.C234]-6.75;2)" office:value-type="float" office:value="2.09845306585145" calcext:value-type="float">
            <text:p>2.098453065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618948" calcext:value-type="float">
            <text:p>5.618948</text:p>
          </table:table-cell>
          <table:table-cell office:value-type="float" office:value="8.168512875" calcext:value-type="float">
            <text:p>8.168512875</text:p>
          </table:table-cell>
          <table:table-cell/>
          <table:table-cell table:formula="of:=POWER([.C235]-6.75;2)" office:value-type="float" office:value="1.92931567541108" calcext:value-type="float">
            <text:p>1.929315675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961214" calcext:value-type="float">
            <text:p>7.961214</text:p>
          </table:table-cell>
          <table:table-cell office:value-type="float" office:value="8.1780907917" calcext:value-type="float">
            <text:p>8.1780907917</text:p>
          </table:table-cell>
          <table:table-cell/>
          <table:table-cell table:formula="of:=POWER([.C236]-6.75;2)" office:value-type="float" office:value="2.01217877654076" calcext:value-type="float">
            <text:p>2.012178776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85721" calcext:value-type="float">
            <text:p>8.85721</text:p>
          </table:table-cell>
          <table:table-cell office:value-type="float" office:value="7.90318975" calcext:value-type="float">
            <text:p>7.90318975</text:p>
          </table:table-cell>
          <table:table-cell/>
          <table:table-cell table:formula="of:=POWER([.C237]-6.75;2)" office:value-type="float" office:value="2.03944330933833" calcext:value-type="float">
            <text:p>2.039443309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405732" calcext:value-type="float">
            <text:p>6.405732</text:p>
          </table:table-cell>
          <table:table-cell office:value-type="float" office:value="7.7679936667" calcext:value-type="float">
            <text:p>7.7679936667</text:p>
          </table:table-cell>
          <table:table-cell/>
          <table:table-cell table:formula="of:=POWER([.C238]-6.75;2)" office:value-type="float" office:value="1.32984659950506" calcext:value-type="float">
            <text:p>1.329846599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638266" calcext:value-type="float">
            <text:p>3.638266</text:p>
          </table:table-cell>
          <table:table-cell office:value-type="float" office:value="7.8846016667" calcext:value-type="float">
            <text:p>7.8846016667</text:p>
          </table:table-cell>
          <table:table-cell/>
          <table:table-cell table:formula="of:=POWER([.C239]-6.75;2)" office:value-type="float" office:value="1.03631110544131" calcext:value-type="float">
            <text:p>1.036311105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298813" calcext:value-type="float">
            <text:p>5.298813</text:p>
          </table:table-cell>
          <table:table-cell office:value-type="float" office:value="8.1162207917" calcext:value-type="float">
            <text:p>8.1162207917</text:p>
          </table:table-cell>
          <table:table-cell/>
          <table:table-cell table:formula="of:=POWER([.C240]-6.75;2)" office:value-type="float" office:value="1.28732094207842" calcext:value-type="float">
            <text:p>1.28732094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501307" calcext:value-type="float">
            <text:p>6.501307</text:p>
          </table:table-cell>
          <table:table-cell office:value-type="float" office:value="8.1422407917" calcext:value-type="float">
            <text:p>8.1422407917</text:p>
          </table:table-cell>
          <table:table-cell/>
          <table:table-cell table:formula="of:=POWER([.C241]-6.75;2)" office:value-type="float" office:value="1.86655925167337" calcext:value-type="float">
            <text:p>1.866559251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495312" calcext:value-type="float">
            <text:p>6.495312</text:p>
          </table:table-cell>
          <table:table-cell office:value-type="float" office:value="8.118156875" calcext:value-type="float">
            <text:p>8.118156875</text:p>
          </table:table-cell>
          <table:table-cell/>
          <table:table-cell table:formula="of:=POWER([.C242]-6.75;2)" office:value-type="float" office:value="1.93833442207345" calcext:value-type="float">
            <text:p>1.938334422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85928" calcext:value-type="float">
            <text:p>6.785928</text:p>
          </table:table-cell>
          <table:table-cell office:value-type="float" office:value="7.92750175" calcext:value-type="float">
            <text:p>7.92750175</text:p>
          </table:table-cell>
          <table:table-cell/>
          <table:table-cell table:formula="of:=POWER([.C243]-6.75;2)" office:value-type="float" office:value="1.87185323460977" calcext:value-type="float">
            <text:p>1.871853234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164448" calcext:value-type="float">
            <text:p>6.164448</text:p>
          </table:table-cell>
          <table:table-cell office:value-type="float" office:value="7.889640625" calcext:value-type="float">
            <text:p>7.889640625</text:p>
          </table:table-cell>
          <table:table-cell/>
          <table:table-cell table:formula="of:=POWER([.C244]-6.75;2)" office:value-type="float" office:value="1.38651037125306" calcext:value-type="float">
            <text:p>1.386510371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198962" calcext:value-type="float">
            <text:p>4.198962</text:p>
          </table:table-cell>
          <table:table-cell office:value-type="float" office:value="7.899395375" calcext:value-type="float">
            <text:p>7.899395375</text:p>
          </table:table-cell>
          <table:table-cell/>
          <table:table-cell table:formula="of:=POWER([.C245]-6.75;2)" office:value-type="float" office:value="1.29878075415039" calcext:value-type="float">
            <text:p>1.298780754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540151" calcext:value-type="float">
            <text:p>4.540151</text:p>
          </table:table-cell>
          <table:table-cell office:value-type="float" office:value="8.006219875" calcext:value-type="float">
            <text:p>8.006219875</text:p>
          </table:table-cell>
          <table:table-cell/>
          <table:table-cell table:formula="of:=POWER([.C246]-6.75;2)" office:value-type="float" office:value="1.32110972807139" calcext:value-type="float">
            <text:p>1.321109728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578887" calcext:value-type="float">
            <text:p>4.578887</text:p>
          </table:table-cell>
          <table:table-cell office:value-type="float" office:value="8.124044375" calcext:value-type="float">
            <text:p>8.124044375</text:p>
          </table:table-cell>
          <table:table-cell/>
          <table:table-cell table:formula="of:=POWER([.C247]-6.75;2)" office:value-type="float" office:value="1.57808837434501" calcext:value-type="float">
            <text:p>1.578088374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578887" calcext:value-type="float">
            <text:p>4.578887</text:p>
          </table:table-cell>
          <table:table-cell office:value-type="float" office:value="8.236450875" calcext:value-type="float">
            <text:p>8.236450875</text:p>
          </table:table-cell>
          <table:table-cell/>
          <table:table-cell table:formula="of:=POWER([.C248]-6.75;2)" office:value-type="float" office:value="1.88799794446914" calcext:value-type="float">
            <text:p>1.887997944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237444" calcext:value-type="float">
            <text:p>7.237444</text:p>
          </table:table-cell>
          <table:table-cell office:value-type="float" office:value="8.327769125" calcext:value-type="float">
            <text:p>8.327769125</text:p>
          </table:table-cell>
          <table:table-cell/>
          <table:table-cell table:formula="of:=POWER([.C249]-6.75;2)" office:value-type="float" office:value="2.20953620378826" calcext:value-type="float">
            <text:p>2.209536203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103965" calcext:value-type="float">
            <text:p>14.103965</text:p>
          </table:table-cell>
          <table:table-cell office:value-type="float" office:value="8.282868" calcext:value-type="float">
            <text:p>8.282868</text:p>
          </table:table-cell>
          <table:table-cell/>
          <table:table-cell table:formula="of:=POWER([.C250]-6.75;2)" office:value-type="float" office:value="2.48935541180326" calcext:value-type="float">
            <text:p>2.489355411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.434599" calcext:value-type="float">
            <text:p>24.434599</text:p>
          </table:table-cell>
          <table:table-cell office:value-type="float" office:value="7.9327022917" calcext:value-type="float">
            <text:p>7.9327022917</text:p>
          </table:table-cell>
          <table:table-cell/>
          <table:table-cell table:formula="of:=POWER([.C251]-6.75;2)" office:value-type="float" office:value="2.349684305424" calcext:value-type="float">
            <text:p>2.349684305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.434599" calcext:value-type="float">
            <text:p>24.434599</text:p>
          </table:table-cell>
          <table:table-cell office:value-type="float" office:value="7.1604947917" calcext:value-type="float">
            <text:p>7.1604947917</text:p>
          </table:table-cell>
          <table:table-cell/>
          <table:table-cell table:formula="of:=POWER([.C252]-6.75;2)" office:value-type="float" office:value="1.39878471079243" calcext:value-type="float">
            <text:p>1.398784710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924818" calcext:value-type="float">
            <text:p>6.924818</text:p>
          </table:table-cell>
          <table:table-cell office:value-type="float" office:value="6.4104990417" calcext:value-type="float">
            <text:p>6.4104990417</text:p>
          </table:table-cell>
          <table:table-cell/>
          <table:table-cell table:formula="of:=POWER([.C253]-6.75;2)" office:value-type="float" office:value="0.168505974012826" calcext:value-type="float">
            <text:p>0.16850597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447751" calcext:value-type="float">
            <text:p>9.447751</text:p>
          </table:table-cell>
          <table:table-cell office:value-type="float" office:value="6.38989" calcext:value-type="float">
            <text:p>6.38989</text:p>
          </table:table-cell>
          <table:table-cell/>
          <table:table-cell table:formula="of:=POWER([.C254]-6.75;2)" office:value-type="float" office:value="0.115260900686619" calcext:value-type="float">
            <text:p>0.115260900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082593" calcext:value-type="float">
            <text:p>9.082593</text:p>
          </table:table-cell>
          <table:table-cell office:value-type="float" office:value="6.2610905417" calcext:value-type="float">
            <text:p>6.2610905417</text:p>
          </table:table-cell>
          <table:table-cell/>
          <table:table-cell table:formula="of:=POWER([.C255]-6.75;2)" office:value-type="float" office:value="0.1296792121" calcext:value-type="float">
            <text:p>0.129679212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148817" calcext:value-type="float">
            <text:p>7.148817</text:p>
          </table:table-cell>
          <table:table-cell office:value-type="float" office:value="6.1459440417" calcext:value-type="float">
            <text:p>6.1459440417</text:p>
          </table:table-cell>
          <table:table-cell/>
          <table:table-cell table:formula="of:=POWER([.C256]-6.75;2)" office:value-type="float" office:value="0.2390324584152" calcext:value-type="float">
            <text:p>0.239032458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091206" calcext:value-type="float">
            <text:p>5.091206</text:p>
          </table:table-cell>
          <table:table-cell office:value-type="float" office:value="6.0996139583" calcext:value-type="float">
            <text:p>6.0996139583</text:p>
          </table:table-cell>
          <table:table-cell/>
          <table:table-cell table:formula="of:=POWER([.C257]-6.75;2)" office:value-type="float" office:value="0.364883600757731" calcext:value-type="float">
            <text:p>0.364883600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14452" calcext:value-type="float">
            <text:p>6.514452</text:p>
          </table:table-cell>
          <table:table-cell office:value-type="float" office:value="6.140177" calcext:value-type="float">
            <text:p>6.140177</text:p>
          </table:table-cell>
          <table:table-cell/>
          <table:table-cell table:formula="of:=POWER([.C258]-6.75;2)" office:value-type="float" office:value="0.423002003238194" calcext:value-type="float">
            <text:p>0.423002003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848818" calcext:value-type="float">
            <text:p>5.848818</text:p>
          </table:table-cell>
          <table:table-cell office:value-type="float" office:value="6.15251025" calcext:value-type="float">
            <text:p>6.15251025</text:p>
          </table:table-cell>
          <table:table-cell/>
          <table:table-cell table:formula="of:=POWER([.C259]-6.75;2)" office:value-type="float" office:value="0.371884091329" calcext:value-type="float">
            <text:p>0.371884091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363589" calcext:value-type="float">
            <text:p>1.363589</text:p>
          </table:table-cell>
          <table:table-cell office:value-type="float" office:value="6.2254142083" calcext:value-type="float">
            <text:p>6.2254142083</text:p>
          </table:table-cell>
          <table:table-cell/>
          <table:table-cell table:formula="of:=POWER([.C260]-6.75;2)" office:value-type="float" office:value="0.356994001355063" calcext:value-type="float">
            <text:p>0.356994001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612504" calcext:value-type="float">
            <text:p>5.612504</text:p>
          </table:table-cell>
          <table:table-cell office:value-type="float" office:value="6.4789064583" calcext:value-type="float">
            <text:p>6.4789064583</text:p>
          </table:table-cell>
          <table:table-cell/>
          <table:table-cell table:formula="of:=POWER([.C261]-6.75;2)" office:value-type="float" office:value="0.275190252853516" calcext:value-type="float">
            <text:p>0.27519025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204324" calcext:value-type="float">
            <text:p>9.204324</text:p>
          </table:table-cell>
          <table:table-cell office:value-type="float" office:value="6.523907125" calcext:value-type="float">
            <text:p>6.523907125</text:p>
          </table:table-cell>
          <table:table-cell/>
          <table:table-cell table:formula="of:=POWER([.C262]-6.75;2)" office:value-type="float" office:value="0.0734917083514496" calcext:value-type="float">
            <text:p>0.073491708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197125" calcext:value-type="float">
            <text:p>9.197125</text:p>
          </table:table-cell>
          <table:table-cell office:value-type="float" office:value="6.39556075" calcext:value-type="float">
            <text:p>6.39556075</text:p>
          </table:table-cell>
          <table:table-cell/>
          <table:table-cell table:formula="of:=POWER([.C263]-6.75;2)" office:value-type="float" office:value="0.0511179881257656" calcext:value-type="float">
            <text:p>0.051117988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923293" calcext:value-type="float">
            <text:p>5.923293</text:p>
          </table:table-cell>
          <table:table-cell office:value-type="float" office:value="6.2556374583" calcext:value-type="float">
            <text:p>6.2556374583</text:p>
          </table:table-cell>
          <table:table-cell/>
          <table:table-cell table:formula="of:=POWER([.C264]-6.75;2)" office:value-type="float" office:value="0.125627181940563" calcext:value-type="float">
            <text:p>0.125627181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923293" calcext:value-type="float">
            <text:p>5.923293</text:p>
          </table:table-cell>
          <table:table-cell office:value-type="float" office:value="6.2710713333" calcext:value-type="float">
            <text:p>6.2710713333</text:p>
          </table:table-cell>
          <table:table-cell/>
          <table:table-cell table:formula="of:=POWER([.C265]-6.75;2)" office:value-type="float" office:value="0.244394322636084" calcext:value-type="float">
            <text:p>0.244394322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919589" calcext:value-type="float">
            <text:p>1.919589</text:p>
          </table:table-cell>
          <table:table-cell office:value-type="float" office:value="6.3118490417" calcext:value-type="float">
            <text:p>6.3118490417</text:p>
          </table:table-cell>
          <table:table-cell/>
          <table:table-cell table:formula="of:=POWER([.C266]-6.75;2)" office:value-type="float" office:value="0.22937266778704" calcext:value-type="float">
            <text:p>0.22937266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877261" calcext:value-type="float">
            <text:p>5.877261</text:p>
          </table:table-cell>
          <table:table-cell office:value-type="float" office:value="6.5088504167" calcext:value-type="float">
            <text:p>6.5088504167</text:p>
          </table:table-cell>
          <table:table-cell/>
          <table:table-cell table:formula="of:=POWER([.C267]-6.75;2)" office:value-type="float" office:value="0.191976262259208" calcext:value-type="float">
            <text:p>0.191976262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398562" calcext:value-type="float">
            <text:p>6.398562</text:p>
          </table:table-cell>
          <table:table-cell office:value-type="float" office:value="6.5288685" calcext:value-type="float">
            <text:p>6.5288685</text:p>
          </table:table-cell>
          <table:table-cell/>
          <table:table-cell table:formula="of:=POWER([.C268]-6.75;2)" office:value-type="float" office:value="0.0581531215257638" calcext:value-type="float">
            <text:p>0.058153121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6275" calcext:value-type="float">
            <text:p>6.76275</text:p>
          </table:table-cell>
          <table:table-cell office:value-type="float" office:value="6.5439342917" calcext:value-type="float">
            <text:p>6.5439342917</text:p>
          </table:table-cell>
          <table:table-cell/>
          <table:table-cell table:formula="of:=POWER([.C269]-6.75;2)" office:value-type="float" office:value="0.0488991402922501" calcext:value-type="float">
            <text:p>0.048899140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367939" calcext:value-type="float">
            <text:p>7.367939</text:p>
          </table:table-cell>
          <table:table-cell office:value-type="float" office:value="6.5507046667" calcext:value-type="float">
            <text:p>6.5507046667</text:p>
          </table:table-cell>
          <table:table-cell/>
          <table:table-cell table:formula="of:=POWER([.C270]-6.75;2)" office:value-type="float" office:value="0.0424630761371806" calcext:value-type="float">
            <text:p>0.04246307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276643" calcext:value-type="float">
            <text:p>7.276643</text:p>
          </table:table-cell>
          <table:table-cell office:value-type="float" office:value="6.527086125" calcext:value-type="float">
            <text:p>6.527086125</text:p>
          </table:table-cell>
          <table:table-cell/>
          <table:table-cell table:formula="of:=POWER([.C271]-6.75;2)" office:value-type="float" office:value="0.0397186298751582" calcext:value-type="float">
            <text:p>0.039718629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70525" calcext:value-type="float">
            <text:p>6.770525</text:p>
          </table:table-cell>
          <table:table-cell office:value-type="float" office:value="6.5166175" calcext:value-type="float">
            <text:p>6.5166175</text:p>
          </table:table-cell>
          <table:table-cell/>
          <table:table-cell table:formula="of:=POWER([.C272]-6.75;2)" office:value-type="float" office:value="0.0496905956675155" calcext:value-type="float">
            <text:p>0.049690595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159817" calcext:value-type="float">
            <text:p>6.159817</text:p>
          </table:table-cell>
          <table:table-cell office:value-type="float" office:value="6.5208365833" calcext:value-type="float">
            <text:p>6.5208365833</text:p>
          </table:table-cell>
          <table:table-cell/>
          <table:table-cell table:formula="of:=POWER([.C273]-6.75;2)" office:value-type="float" office:value="0.0544673913062501" calcext:value-type="float">
            <text:p>0.054467391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699988" calcext:value-type="float">
            <text:p>5.699988</text:p>
          </table:table-cell>
          <table:table-cell office:value-type="float" office:value="6.530327625" calcext:value-type="float">
            <text:p>6.530327625</text:p>
          </table:table-cell>
          <table:table-cell/>
          <table:table-cell table:formula="of:=POWER([.C274]-6.75;2)" office:value-type="float" office:value="0.0525158715536177" calcext:value-type="float">
            <text:p>0.052515871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901619" calcext:value-type="float">
            <text:p>5.901619</text:p>
          </table:table-cell>
          <table:table-cell office:value-type="float" office:value="6.55260375" calcext:value-type="float">
            <text:p>6.55260375</text:p>
          </table:table-cell>
          <table:table-cell/>
          <table:table-cell table:formula="of:=POWER([.C275]-6.75;2)" office:value-type="float" office:value="0.0482559523381406" calcext:value-type="float">
            <text:p>0.048255952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434701" calcext:value-type="float">
            <text:p>6.434701</text:p>
          </table:table-cell>
          <table:table-cell office:value-type="float" office:value="6.5458974583" calcext:value-type="float">
            <text:p>6.5458974583</text:p>
          </table:table-cell>
          <table:table-cell/>
          <table:table-cell table:formula="of:=POWER([.C276]-6.75;2)" office:value-type="float" office:value="0.0389652795140624" calcext:value-type="float">
            <text:p>0.038965279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430201" calcext:value-type="float">
            <text:p>6.430201</text:p>
          </table:table-cell>
          <table:table-cell office:value-type="float" office:value="6.5264957917" calcext:value-type="float">
            <text:p>6.5264957917</text:p>
          </table:table-cell>
          <table:table-cell/>
          <table:table-cell table:formula="of:=POWER([.C277]-6.75;2)" office:value-type="float" office:value="0.0416578475284003" calcext:value-type="float">
            <text:p>0.041657847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356564" calcext:value-type="float">
            <text:p>6.356564</text:p>
          </table:table-cell>
          <table:table-cell office:value-type="float" office:value="6.576711375" calcext:value-type="float">
            <text:p>6.576711375</text:p>
          </table:table-cell>
          <table:table-cell/>
          <table:table-cell table:formula="of:=POWER([.C278]-6.75;2)" office:value-type="float" office:value="0.0499541311278096" calcext:value-type="float">
            <text:p>0.049954131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319077" calcext:value-type="float">
            <text:p>6.319077</text:p>
          </table:table-cell>
          <table:table-cell office:value-type="float" office:value="6.6613714583" calcext:value-type="float">
            <text:p>6.6613714583</text:p>
          </table:table-cell>
          <table:table-cell/>
          <table:table-cell table:formula="of:=POWER([.C279]-6.75;2)" office:value-type="float" office:value="0.0300289475543905" calcext:value-type="float">
            <text:p>0.030028947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036895" calcext:value-type="float">
            <text:p>6.036895</text:p>
          </table:table-cell>
          <table:table-cell office:value-type="float" office:value="6.7168331667" calcext:value-type="float">
            <text:p>6.7168331667</text:p>
          </table:table-cell>
          <table:table-cell/>
          <table:table-cell table:formula="of:=POWER([.C280]-6.75;2)" office:value-type="float" office:value="0.0078550184038687" calcext:value-type="float">
            <text:p>0.007855018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064719" calcext:value-type="float">
            <text:p>6.064719</text:p>
          </table:table-cell>
          <table:table-cell office:value-type="float" office:value="6.7433657917" calcext:value-type="float">
            <text:p>6.7433657917</text:p>
          </table:table-cell>
          <table:table-cell/>
          <table:table-cell table:formula="of:=POWER([.C281]-6.75;2)" office:value-type="float" office:value="0.00110003883115" calcext:value-type="float">
            <text:p>0.001100038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1045" calcext:value-type="float">
            <text:p>6.81045</text:p>
          </table:table-cell>
          <table:table-cell office:value-type="float" office:value="6.7578282083" calcext:value-type="float">
            <text:p>6.7578282083</text:p>
          </table:table-cell>
          <table:table-cell/>
          <table:table-cell table:formula="of:=POWER([.C282]-6.75;2)" office:value-type="float" office:value="0.0000440127197677823" calcext:value-type="float">
            <text:p>4.40127197677823E-00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598513" calcext:value-type="float">
            <text:p>7.598513</text:p>
          </table:table-cell>
          <table:table-cell office:value-type="float" office:value="6.7602247083" calcext:value-type="float">
            <text:p>6.7602247083</text:p>
          </table:table-cell>
          <table:table-cell/>
          <table:table-cell table:formula="of:=POWER([.C283]-6.75;2)" office:value-type="float" office:value="0.0000612808451881937" calcext:value-type="float">
            <text:p>6.12808451881937E-00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447403" calcext:value-type="float">
            <text:p>7.447403</text:p>
          </table:table-cell>
          <table:table-cell office:value-type="float" office:value="6.7442070417" calcext:value-type="float">
            <text:p>6.7442070417</text:p>
          </table:table-cell>
          <table:table-cell/>
          <table:table-cell table:formula="of:=POWER([.C284]-6.75;2)" office:value-type="float" office:value="0.000104544659820089" calcext:value-type="float">
            <text:p>0.000104544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9252" calcext:value-type="float">
            <text:p>6.69252</text:p>
          </table:table-cell>
          <table:table-cell office:value-type="float" office:value="6.717434125" calcext:value-type="float">
            <text:p>6.717434125</text:p>
          </table:table-cell>
          <table:table-cell/>
          <table:table-cell table:formula="of:=POWER([.C285]-6.75;2)" office:value-type="float" office:value="0.0000335583658655368" calcext:value-type="float">
            <text:p>3.35583658655368E-00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124011" calcext:value-type="float">
            <text:p>6.124011</text:p>
          </table:table-cell>
          <table:table-cell office:value-type="float" office:value="6.7092774167" calcext:value-type="float">
            <text:p>6.7092774167</text:p>
          </table:table-cell>
          <table:table-cell/>
          <table:table-cell table:formula="of:=POWER([.C286]-6.75;2)" office:value-type="float" office:value="0.00106053621451559" calcext:value-type="float">
            <text:p>0.001060536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838966" calcext:value-type="float">
            <text:p>5.838966</text:p>
          </table:table-cell>
          <table:table-cell office:value-type="float" office:value="6.7403745833" calcext:value-type="float">
            <text:p>6.7403745833</text:p>
          </table:table-cell>
          <table:table-cell/>
          <table:table-cell table:formula="of:=POWER([.C287]-6.75;2)" office:value-type="float" office:value="0.00165832879062544" calcext:value-type="float">
            <text:p>0.001658328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293706" calcext:value-type="float">
            <text:p>6.293706</text:p>
          </table:table-cell>
          <table:table-cell office:value-type="float" office:value="6.7902386667" calcext:value-type="float">
            <text:p>6.7902386667</text:p>
          </table:table-cell>
          <table:table-cell/>
          <table:table-cell table:formula="of:=POWER([.C288]-6.75;2)" office:value-type="float" office:value="0.0000926486466486314" calcext:value-type="float">
            <text:p>9.26486466486314E-00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901958" calcext:value-type="float">
            <text:p>6.901958</text:p>
          </table:table-cell>
          <table:table-cell office:value-type="float" office:value="6.8186829583" calcext:value-type="float">
            <text:p>6.8186829583</text:p>
          </table:table-cell>
          <table:table-cell/>
          <table:table-cell table:formula="of:=POWER([.C289]-6.75;2)" office:value-type="float" office:value="0.00161915029779366" calcext:value-type="float">
            <text:p>0.001619150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47622" calcext:value-type="float">
            <text:p>6.647622</text:p>
          </table:table-cell>
          <table:table-cell office:value-type="float" office:value="6.824570625" calcext:value-type="float">
            <text:p>6.824570625</text:p>
          </table:table-cell>
          <table:table-cell/>
          <table:table-cell table:formula="of:=POWER([.C290]-6.75;2)" office:value-type="float" office:value="0.00471734876083956" calcext:value-type="float">
            <text:p>0.004717348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357695" calcext:value-type="float">
            <text:p>6.357695</text:p>
          </table:table-cell>
          <table:table-cell office:value-type="float" office:value="6.8349152083" calcext:value-type="float">
            <text:p>6.8349152083</text:p>
          </table:table-cell>
          <table:table-cell/>
          <table:table-cell table:formula="of:=POWER([.C291]-6.75;2)" office:value-type="float" office:value="0.00556077811289059" calcext:value-type="float">
            <text:p>0.005560778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60141" calcext:value-type="float">
            <text:p>6.760141</text:p>
          </table:table-cell>
          <table:table-cell office:value-type="float" office:value="6.8377743333" calcext:value-type="float">
            <text:p>6.8377743333</text:p>
          </table:table-cell>
          <table:table-cell/>
          <table:table-cell table:formula="of:=POWER([.C292]-6.75;2)" office:value-type="float" office:value="0.00721059260063239" calcext:value-type="float">
            <text:p>0.007210592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925239" calcext:value-type="float">
            <text:p>6.925239</text:p>
          </table:table-cell>
          <table:table-cell office:value-type="float" office:value="6.8236715" calcext:value-type="float">
            <text:p>6.8236715</text:p>
          </table:table-cell>
          <table:table-cell/>
          <table:table-cell table:formula="of:=POWER([.C293]-6.75;2)" office:value-type="float" office:value="0.00770433358625958" calcext:value-type="float">
            <text:p>0.007704333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801094" calcext:value-type="float">
            <text:p>6.801094</text:p>
          </table:table-cell>
          <table:table-cell office:value-type="float" office:value="6.8313777917" calcext:value-type="float">
            <text:p>6.8313777917</text:p>
          </table:table-cell>
          <table:table-cell/>
          <table:table-cell table:formula="of:=POWER([.C294]-6.75;2)" office:value-type="float" office:value="0.00542748991224995" calcext:value-type="float">
            <text:p>0.005427489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025396" calcext:value-type="float">
            <text:p>7.025396</text:p>
          </table:table-cell>
          <table:table-cell office:value-type="float" office:value="6.8557535417" calcext:value-type="float">
            <text:p>6.8557535417</text:p>
          </table:table-cell>
          <table:table-cell/>
          <table:table-cell table:formula="of:=POWER([.C295]-6.75;2)" office:value-type="float" office:value="0.00662234498196852" calcext:value-type="float">
            <text:p>0.00662234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71783" calcext:value-type="float">
            <text:p>6.871783</text:p>
          </table:table-cell>
          <table:table-cell office:value-type="float" office:value="6.8505902917" calcext:value-type="float">
            <text:p>6.8505902917</text:p>
          </table:table-cell>
          <table:table-cell/>
          <table:table-cell table:formula="of:=POWER([.C296]-6.75;2)" office:value-type="float" office:value="0.0111838115820937" calcext:value-type="float">
            <text:p>0.011183811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387602" calcext:value-type="float">
            <text:p>6.387602</text:p>
          </table:table-cell>
          <table:table-cell office:value-type="float" office:value="6.826504" calcext:value-type="float">
            <text:p>6.826504</text:p>
          </table:table-cell>
          <table:table-cell/>
          <table:table-cell table:formula="of:=POWER([.C297]-6.75;2)" office:value-type="float" office:value="0.010118406784291" calcext:value-type="float">
            <text:p>0.010118406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234615" calcext:value-type="float">
            <text:p>6.234615</text:p>
          </table:table-cell>
          <table:table-cell office:value-type="float" office:value="6.826979875" calcext:value-type="float">
            <text:p>6.826979875</text:p>
          </table:table-cell>
          <table:table-cell/>
          <table:table-cell table:formula="of:=POWER([.C298]-6.75;2)" office:value-type="float" office:value="0.00585286201599999" calcext:value-type="float">
            <text:p>0.00585286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740668" calcext:value-type="float">
            <text:p>5.740668</text:p>
          </table:table-cell>
          <table:table-cell office:value-type="float" office:value="6.859424" calcext:value-type="float">
            <text:p>6.859424</text:p>
          </table:table-cell>
          <table:table-cell/>
          <table:table-cell table:formula="of:=POWER([.C299]-6.75;2)" office:value-type="float" office:value="0.00592590115501565" calcext:value-type="float">
            <text:p>0.00592590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969061" calcext:value-type="float">
            <text:p>5.969061</text:p>
          </table:table-cell>
          <table:table-cell office:value-type="float" office:value="6.90959275" calcext:value-type="float">
            <text:p>6.90959275</text:p>
          </table:table-cell>
          <table:table-cell/>
          <table:table-cell table:formula="of:=POWER([.C300]-6.75;2)" office:value-type="float" office:value="0.0119736117759999" calcext:value-type="float">
            <text:p>0.011973611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635375" calcext:value-type="float">
            <text:p>7.635375</text:p>
          </table:table-cell>
          <table:table-cell office:value-type="float" office:value="6.9219683333" calcext:value-type="float">
            <text:p>6.9219683333</text:p>
          </table:table-cell>
          <table:table-cell/>
          <table:table-cell table:formula="of:=POWER([.C301]-6.75;2)" office:value-type="float" office:value="0.0254698458525624" calcext:value-type="float">
            <text:p>0.025469845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388406" calcext:value-type="float">
            <text:p>8.388406</text:p>
          </table:table-cell>
          <table:table-cell office:value-type="float" office:value="6.866120125" calcext:value-type="float">
            <text:p>6.866120125</text:p>
          </table:table-cell>
          <table:table-cell/>
          <table:table-cell table:formula="of:=POWER([.C302]-6.75;2)" office:value-type="float" office:value="0.0295731076579798" calcext:value-type="float">
            <text:p>0.029573107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650158" calcext:value-type="float">
            <text:p>7.650158</text:p>
          </table:table-cell>
          <table:table-cell office:value-type="float" office:value="6.8130739583" calcext:value-type="float">
            <text:p>6.8130739583</text:p>
          </table:table-cell>
          <table:table-cell/>
          <table:table-cell table:formula="of:=POWER([.C303]-6.75;2)" office:value-type="float" office:value="0.0134838834300157" calcext:value-type="float">
            <text:p>0.013483883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73678" calcext:value-type="float">
            <text:p>6.673678</text:p>
          </table:table-cell>
          <table:table-cell office:value-type="float" office:value="6.8065295833" calcext:value-type="float">
            <text:p>6.8065295833</text:p>
          </table:table-cell>
          <table:table-cell/>
          <table:table-cell table:formula="of:=POWER([.C304]-6.75;2)" office:value-type="float" office:value="0.00397832421563019" calcext:value-type="float">
            <text:p>0.003978324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411817" calcext:value-type="float">
            <text:p>6.411817</text:p>
          </table:table-cell>
          <table:table-cell office:value-type="float" office:value="6.8196126667" calcext:value-type="float">
            <text:p>6.8196126667</text:p>
          </table:table-cell>
          <table:table-cell/>
          <table:table-cell table:formula="of:=POWER([.C305]-6.75;2)" office:value-type="float" office:value="0.0031955937880716" calcext:value-type="float">
            <text:p>0.003195593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67966" calcext:value-type="float">
            <text:p>6.867966</text:p>
          </table:table-cell>
          <table:table-cell office:value-type="float" office:value="6.8212671667" calcext:value-type="float">
            <text:p>6.8212671667</text:p>
          </table:table-cell>
          <table:table-cell/>
          <table:table-cell table:formula="of:=POWER([.C306]-6.75;2)" office:value-type="float" office:value="0.00484592336508533" calcext:value-type="float">
            <text:p>0.004845923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214089" calcext:value-type="float">
            <text:p>7.214089</text:p>
          </table:table-cell>
          <table:table-cell office:value-type="float" office:value="6.801554375" calcext:value-type="float">
            <text:p>6.801554375</text:p>
          </table:table-cell>
          <table:table-cell/>
          <table:table-cell table:formula="of:=POWER([.C307]-6.75;2)" office:value-type="float" office:value="0.00507900904944562" calcext:value-type="float">
            <text:p>0.00507900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04853" calcext:value-type="float">
            <text:p>6.804853</text:p>
          </table:table-cell>
          <table:table-cell office:value-type="float" office:value="6.770180625" calcext:value-type="float">
            <text:p>6.770180625</text:p>
          </table:table-cell>
          <table:table-cell/>
          <table:table-cell table:formula="of:=POWER([.C308]-6.75;2)" office:value-type="float" office:value="0.00265785358164065" calcext:value-type="float">
            <text:p>0.002657853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496759" calcext:value-type="float">
            <text:p>6.496759</text:p>
          </table:table-cell>
          <table:table-cell office:value-type="float" office:value="6.75448175" calcext:value-type="float">
            <text:p>6.75448175</text:p>
          </table:table-cell>
          <table:table-cell/>
          <table:table-cell table:formula="of:=POWER([.C309]-6.75;2)" office:value-type="float" office:value="0.000407257625390628" calcext:value-type="float">
            <text:p>0.000407257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70343" calcext:value-type="float">
            <text:p>6.870343</text:p>
          </table:table-cell>
          <table:table-cell office:value-type="float" office:value="6.7560490833" calcext:value-type="float">
            <text:p>6.7560490833</text:p>
          </table:table-cell>
          <table:table-cell/>
          <table:table-cell table:formula="of:=POWER([.C310]-6.75;2)" office:value-type="float" office:value="0.0000200860830625006" calcext:value-type="float">
            <text:p>2.00860830625006E-00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035704" calcext:value-type="float">
            <text:p>7.035704</text:p>
          </table:table-cell>
          <table:table-cell office:value-type="float" office:value="6.752740875" calcext:value-type="float">
            <text:p>6.752740875</text:p>
          </table:table-cell>
          <table:table-cell/>
          <table:table-cell table:formula="of:=POWER([.C311]-6.75;2)" office:value-type="float" office:value="0.000036591408770336" calcext:value-type="float">
            <text:p>3.6591408770336E-00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976369" calcext:value-type="float">
            <text:p>6.976369</text:p>
          </table:table-cell>
          <table:table-cell office:value-type="float" office:value="6.7415340833" calcext:value-type="float">
            <text:p>6.7415340833</text:p>
          </table:table-cell>
          <table:table-cell/>
          <table:table-cell table:formula="of:=POWER([.C312]-6.75;2)" office:value-type="float" office:value="0.00000751239576562365" calcext:value-type="float">
            <text:p>7.51239576562365E-00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043262" calcext:value-type="float">
            <text:p>7.043262</text:p>
          </table:table-cell>
          <table:table-cell office:value-type="float" office:value="6.7259421667" calcext:value-type="float">
            <text:p>6.7259421667</text:p>
          </table:table-cell>
          <table:table-cell/>
          <table:table-cell table:formula="of:=POWER([.C313]-6.75;2)" office:value-type="float" office:value="0.0000716717455713327" calcext:value-type="float">
            <text:p>7.16717455713327E-00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95892" calcext:value-type="float">
            <text:p>6.895892</text:p>
          </table:table-cell>
          <table:table-cell office:value-type="float" office:value="6.7005248333" calcext:value-type="float">
            <text:p>6.7005248333</text:p>
          </table:table-cell>
          <table:table-cell/>
          <table:table-cell table:formula="of:=POWER([.C314]-6.75;2)" office:value-type="float" office:value="0.000578779343090573" calcext:value-type="float">
            <text:p>0.000578779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426314" calcext:value-type="float">
            <text:p>6.426314</text:p>
          </table:table-cell>
          <table:table-cell office:value-type="float" office:value="6.6713575" calcext:value-type="float">
            <text:p>6.6713575</text:p>
          </table:table-cell>
          <table:table-cell/>
          <table:table-cell table:formula="of:=POWER([.C315]-6.75;2)" office:value-type="float" office:value="0.00244779211999276" calcext:value-type="float">
            <text:p>0.002447792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421673" calcext:value-type="float">
            <text:p>6.421673</text:p>
          </table:table-cell>
          <table:table-cell office:value-type="float" office:value="6.6695647917" calcext:value-type="float">
            <text:p>6.6695647917</text:p>
          </table:table-cell>
          <table:table-cell/>
          <table:table-cell table:formula="of:=POWER([.C316]-6.75;2)" office:value-type="float" office:value="0.00618464280624999" calcext:value-type="float">
            <text:p>0.006184642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11019" calcext:value-type="float">
            <text:p>7.11019</text:p>
          </table:table-cell>
          <table:table-cell office:value-type="float" office:value="6.6713623333" calcext:value-type="float">
            <text:p>6.6713623333</text:p>
          </table:table-cell>
          <table:table-cell/>
          <table:table-cell table:formula="of:=POWER([.C317]-6.75;2)" office:value-type="float" office:value="0.00646982273426438" calcext:value-type="float">
            <text:p>0.006469822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386112" calcext:value-type="float">
            <text:p>7.386112</text:p>
          </table:table-cell>
          <table:table-cell office:value-type="float" office:value="6.6319170833" calcext:value-type="float">
            <text:p>6.6319170833</text:p>
          </table:table-cell>
          <table:table-cell/>
          <table:table-cell table:formula="of:=POWER([.C318]-6.75;2)" office:value-type="float" office:value="0.00618388262402025" calcext:value-type="float">
            <text:p>0.006183882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901478" calcext:value-type="float">
            <text:p>6.901478</text:p>
          </table:table-cell>
          <table:table-cell office:value-type="float" office:value="6.592189875" calcext:value-type="float">
            <text:p>6.592189875</text:p>
          </table:table-cell>
          <table:table-cell/>
          <table:table-cell table:formula="of:=POWER([.C319]-6.75;2)" office:value-type="float" office:value="0.0139435752163791" calcext:value-type="float">
            <text:p>0.013943575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293712" calcext:value-type="float">
            <text:p>6.293712</text:p>
          </table:table-cell>
          <table:table-cell office:value-type="float" office:value="6.576225" calcext:value-type="float">
            <text:p>6.576225</text:p>
          </table:table-cell>
          <table:table-cell/>
          <table:table-cell table:formula="of:=POWER([.C320]-6.75;2)" office:value-type="float" office:value="0.0249040355525157" calcext:value-type="float">
            <text:p>0.024904035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399023" calcext:value-type="float">
            <text:p>6.399023</text:p>
          </table:table-cell>
          <table:table-cell office:value-type="float" office:value="6.5836367917" calcext:value-type="float">
            <text:p>6.5836367917</text:p>
          </table:table-cell>
          <table:table-cell/>
          <table:table-cell table:formula="of:=POWER([.C321]-6.75;2)" office:value-type="float" office:value="0.030197750625" calcext:value-type="float">
            <text:p>0.030197750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013274" calcext:value-type="float">
            <text:p>7.013274</text:p>
          </table:table-cell>
          <table:table-cell office:value-type="float" office:value="6.6126425" calcext:value-type="float">
            <text:p>6.6126425</text:p>
          </table:table-cell>
          <table:table-cell/>
          <table:table-cell table:formula="of:=POWER([.C322]-6.75;2)" office:value-type="float" office:value="0.0276767170758692" calcext:value-type="float">
            <text:p>0.027676717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944718" calcext:value-type="float">
            <text:p>6.944718</text:p>
          </table:table-cell>
          <table:table-cell office:value-type="float" office:value="6.6078035833" calcext:value-type="float">
            <text:p>6.6078035833</text:p>
          </table:table-cell>
          <table:table-cell/>
          <table:table-cell table:formula="of:=POWER([.C323]-6.75;2)" office:value-type="float" office:value="0.0188670828062501" calcext:value-type="float">
            <text:p>0.018867082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266075" calcext:value-type="float">
            <text:p>6.266075</text:p>
          </table:table-cell>
          <table:table-cell office:value-type="float" office:value="6.5523582917" calcext:value-type="float">
            <text:p>6.5523582917</text:p>
          </table:table-cell>
          <table:table-cell/>
          <table:table-cell table:formula="of:=POWER([.C324]-6.75;2)" office:value-type="float" office:value="0.02021982092232" calcext:value-type="float">
            <text:p>0.020219820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295018" calcext:value-type="float">
            <text:p>6.295018</text:p>
          </table:table-cell>
          <table:table-cell office:value-type="float" office:value="6.5201386667" calcext:value-type="float">
            <text:p>6.5201386667</text:p>
          </table:table-cell>
          <table:table-cell/>
          <table:table-cell table:formula="of:=POWER([.C325]-6.75;2)" office:value-type="float" office:value="0.0390622448597423" calcext:value-type="float">
            <text:p>0.039062244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115298" calcext:value-type="float">
            <text:p>7.115298</text:p>
          </table:table-cell>
          <table:table-cell office:value-type="float" office:value="6.521912" calcext:value-type="float">
            <text:p>6.521912</text:p>
          </table:table-cell>
          <table:table-cell/>
          <table:table-cell table:formula="of:=POWER([.C326]-6.75;2)" office:value-type="float" office:value="0.0528362325464535" calcext:value-type="float">
            <text:p>0.052836232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493093" calcext:value-type="float">
            <text:p>7.493093</text:p>
          </table:table-cell>
          <table:table-cell office:value-type="float" office:value="6.5110409583" calcext:value-type="float">
            <text:p>6.5110409583</text:p>
          </table:table-cell>
          <table:table-cell/>
          <table:table-cell table:formula="of:=POWER([.C327]-6.75;2)" office:value-type="float" office:value="0.0520241357439998" calcext:value-type="float">
            <text:p>0.052024135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987672" calcext:value-type="float">
            <text:p>6.987672</text:p>
          </table:table-cell>
          <table:table-cell office:value-type="float" office:value="6.5087024167" calcext:value-type="float">
            <text:p>6.5087024167</text:p>
          </table:table-cell>
          <table:table-cell/>
          <table:table-cell table:formula="of:=POWER([.C328]-6.75;2)" office:value-type="float" office:value="0.0571014236101825" calcext:value-type="float">
            <text:p>0.057101423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451525" calcext:value-type="float">
            <text:p>6.451525</text:p>
          </table:table-cell>
          <table:table-cell office:value-type="float" office:value="6.539749875" calcext:value-type="float">
            <text:p>6.539749875</text:p>
          </table:table-cell>
          <table:table-cell/>
          <table:table-cell table:formula="of:=POWER([.C329]-6.75;2)" office:value-type="float" office:value="0.0582245237064203" calcext:value-type="float">
            <text:p>0.058224523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394859" calcext:value-type="float">
            <text:p>6.394859</text:p>
          </table:table-cell>
          <table:table-cell office:value-type="float" office:value="6.498695625" calcext:value-type="float">
            <text:p>6.498695625</text:p>
          </table:table-cell>
          <table:table-cell/>
          <table:table-cell table:formula="of:=POWER([.C330]-6.75;2)" office:value-type="float" office:value="0.0442051150625156" calcext:value-type="float">
            <text:p>0.044205115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461119" calcext:value-type="float">
            <text:p>6.461119</text:p>
          </table:table-cell>
          <table:table-cell office:value-type="float" office:value="6.4600024583" calcext:value-type="float">
            <text:p>6.4600024583</text:p>
          </table:table-cell>
          <table:table-cell/>
          <table:table-cell table:formula="of:=POWER([.C331]-6.75;2)" office:value-type="float" office:value="0.0631538888941407" calcext:value-type="float">
            <text:p>0.063153888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42808" calcext:value-type="float">
            <text:p>6.42808</text:p>
          </table:table-cell>
          <table:table-cell office:value-type="float" office:value="6.3367324583" calcext:value-type="float">
            <text:p>6.3367324583</text:p>
          </table:table-cell>
          <table:table-cell/>
          <table:table-cell table:formula="of:=POWER([.C332]-6.75;2)" office:value-type="float" office:value="0.0840985741920433" calcext:value-type="float">
            <text:p>0.084098574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534375" calcext:value-type="float">
            <text:p>6.534375</text:p>
          </table:table-cell>
          <table:table-cell office:value-type="float" office:value="6.3496616667" calcext:value-type="float">
            <text:p>6.3496616667</text:p>
          </table:table-cell>
          <table:table-cell/>
          <table:table-cell table:formula="of:=POWER([.C333]-6.75;2)" office:value-type="float" office:value="0.170790061022761" calcext:value-type="float">
            <text:p>0.17079006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90946" calcext:value-type="float">
            <text:p>6.790946</text:p>
          </table:table-cell>
          <table:table-cell office:value-type="float" office:value="6.348563875" calcext:value-type="float">
            <text:p>6.348563875</text:p>
          </table:table-cell>
          <table:table-cell/>
          <table:table-cell table:formula="of:=POWER([.C334]-6.75;2)" office:value-type="float" office:value="0.160270781109422" calcext:value-type="float">
            <text:p>0.160270781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66741" calcext:value-type="float">
            <text:p>6.766741</text:p>
          </table:table-cell>
          <table:table-cell office:value-type="float" office:value="6.3742575" calcext:value-type="float">
            <text:p>6.3742575</text:p>
          </table:table-cell>
          <table:table-cell/>
          <table:table-cell table:formula="of:=POWER([.C335]-6.75;2)" office:value-type="float" office:value="0.161150962455016" calcext:value-type="float">
            <text:p>0.161150962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02163" calcext:value-type="float">
            <text:p>6.602163</text:p>
          </table:table-cell>
          <table:table-cell office:value-type="float" office:value="6.457017125" calcext:value-type="float">
            <text:p>6.457017125</text:p>
          </table:table-cell>
          <table:table-cell/>
          <table:table-cell table:formula="of:=POWER([.C336]-6.75;2)" office:value-type="float" office:value="0.14118242630625" calcext:value-type="float">
            <text:p>0.141182426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433246" calcext:value-type="float">
            <text:p>6.433246</text:p>
          </table:table-cell>
          <table:table-cell office:value-type="float" office:value="6.502219625" calcext:value-type="float">
            <text:p>6.502219625</text:p>
          </table:table-cell>
          <table:table-cell/>
          <table:table-cell table:formula="of:=POWER([.C337]-6.75;2)" office:value-type="float" office:value="0.0858389650432656" calcext:value-type="float">
            <text:p>0.08583896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195876" calcext:value-type="float">
            <text:p>6.195876</text:p>
          </table:table-cell>
          <table:table-cell office:value-type="float" office:value="6.4428065" calcext:value-type="float">
            <text:p>6.4428065</text:p>
          </table:table-cell>
          <table:table-cell/>
          <table:table-cell table:formula="of:=POWER([.C338]-6.75;2)" office:value-type="float" office:value="0.0613951142351404" calcext:value-type="float">
            <text:p>0.061395114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383289" calcext:value-type="float">
            <text:p>6.383289</text:p>
          </table:table-cell>
          <table:table-cell office:value-type="float" office:value="6.3581346667" calcext:value-type="float">
            <text:p>6.3581346667</text:p>
          </table:table-cell>
          <table:table-cell/>
          <table:table-cell table:formula="of:=POWER([.C339]-6.75;2)" office:value-type="float" office:value="0.0943678464422502" calcext:value-type="float">
            <text:p>0.094367846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464814" calcext:value-type="float">
            <text:p>6.464814</text:p>
          </table:table-cell>
          <table:table-cell office:value-type="float" office:value="6.2994219583" calcext:value-type="float">
            <text:p>6.2994219583</text:p>
          </table:table-cell>
          <table:table-cell/>
          <table:table-cell table:formula="of:=POWER([.C340]-6.75;2)" office:value-type="float" office:value="0.15355843944232" calcext:value-type="float">
            <text:p>0.153558439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163504" calcext:value-type="float">
            <text:p>6.163504</text:p>
          </table:table-cell>
          <table:table-cell office:value-type="float" office:value="6.2696572917" calcext:value-type="float">
            <text:p>6.2696572917</text:p>
          </table:table-cell>
          <table:table-cell/>
          <table:table-cell table:formula="of:=POWER([.C341]-6.75;2)" office:value-type="float" office:value="0.203020571662207" calcext:value-type="float">
            <text:p>0.203020571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432659" calcext:value-type="float">
            <text:p>6.432659</text:p>
          </table:table-cell>
          <table:table-cell office:value-type="float" office:value="6.1474974167" calcext:value-type="float">
            <text:p>6.1474974167</text:p>
          </table:table-cell>
          <table:table-cell/>
          <table:table-cell table:formula="of:=POWER([.C342]-6.75;2)" office:value-type="float" office:value="0.230729117416979" calcext:value-type="float">
            <text:p>0.230729117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18321" calcext:value-type="float">
            <text:p>6.518321</text:p>
          </table:table-cell>
          <table:table-cell office:value-type="float" office:value="6.01412275" calcext:value-type="float">
            <text:p>6.01412275</text:p>
          </table:table-cell>
          <table:table-cell/>
          <table:table-cell table:formula="of:=POWER([.C343]-6.75;2)" office:value-type="float" office:value="0.363009362883173" calcext:value-type="float">
            <text:p>0.363009362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471595" calcext:value-type="float">
            <text:p>6.471595</text:p>
          </table:table-cell>
          <table:table-cell office:value-type="float" office:value="5.8771788333" calcext:value-type="float">
            <text:p>5.8771788333</text:p>
          </table:table-cell>
          <table:table-cell/>
          <table:table-cell table:formula="of:=POWER([.C344]-6.75;2)" office:value-type="float" office:value="0.541515327067562" calcext:value-type="float">
            <text:p>0.541515327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09516" calcext:value-type="float">
            <text:p>7.09516</text:p>
          </table:table-cell>
          <table:table-cell office:value-type="float" office:value="6.4827445833" calcext:value-type="float">
            <text:p>6.4827445833</text:p>
          </table:table-cell>
          <table:table-cell/>
          <table:table-cell table:formula="of:=POWER([.C345]-6.75;2)" office:value-type="float" office:value="0.761816789039549" calcext:value-type="float">
            <text:p>0.76181678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9714" calcext:value-type="float">
            <text:p>6.89714</text:p>
          </table:table-cell>
          <table:table-cell office:value-type="float" office:value="7.0623284583" calcext:value-type="float">
            <text:p>7.0623284583</text:p>
          </table:table-cell>
          <table:table-cell/>
          <table:table-cell table:formula="of:=POWER([.C346]-6.75;2)" office:value-type="float" office:value="0.0714254577554908" calcext:value-type="float">
            <text:p>0.071425457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614031" calcext:value-type="float">
            <text:p>5.614031</text:p>
          </table:table-cell>
          <table:table-cell office:value-type="float" office:value="7.0667637917" calcext:value-type="float">
            <text:p>7.0667637917</text:p>
          </table:table-cell>
          <table:table-cell/>
          <table:table-cell table:formula="of:=POWER([.C347]-6.75;2)" office:value-type="float" office:value="0.0975490658640546" calcext:value-type="float">
            <text:p>0.097549065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492804" calcext:value-type="float">
            <text:p>5.492804</text:p>
          </table:table-cell>
          <table:table-cell office:value-type="float" office:value="7.225138875" calcext:value-type="float">
            <text:p>7.225138875</text:p>
          </table:table-cell>
          <table:table-cell/>
          <table:table-cell table:formula="of:=POWER([.C348]-6.75;2)" office:value-type="float" office:value="0.100339299732161" calcext:value-type="float">
            <text:p>0.100339299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337578" calcext:value-type="float">
            <text:p>6.337578</text:p>
          </table:table-cell>
          <table:table-cell office:value-type="float" office:value="7.3017465417" calcext:value-type="float">
            <text:p>7.3017465417</text:p>
          </table:table-cell>
          <table:table-cell/>
          <table:table-cell table:formula="of:=POWER([.C349]-6.75;2)" office:value-type="float" office:value="0.225756950536265" calcext:value-type="float">
            <text:p>0.225756950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54393" calcext:value-type="float">
            <text:p>6.854393</text:p>
          </table:table-cell>
          <table:table-cell office:value-type="float" office:value="7.3552395" calcext:value-type="float">
            <text:p>7.3552395</text:p>
          </table:table-cell>
          <table:table-cell/>
          <table:table-cell table:formula="of:=POWER([.C350]-6.75;2)" office:value-type="float" office:value="0.30442424627791" calcext:value-type="float">
            <text:p>0.304424246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436968" calcext:value-type="float">
            <text:p>7.436968</text:p>
          </table:table-cell>
          <table:table-cell office:value-type="float" office:value="7.3579364167" calcext:value-type="float">
            <text:p>7.3579364167</text:p>
          </table:table-cell>
          <table:table-cell/>
          <table:table-cell table:formula="of:=POWER([.C351]-6.75;2)" office:value-type="float" office:value="0.36631485236025" calcext:value-type="float">
            <text:p>0.366314852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732811" calcext:value-type="float">
            <text:p>7.732811</text:p>
          </table:table-cell>
          <table:table-cell office:value-type="float" office:value="7.2516350417" calcext:value-type="float">
            <text:p>7.2516350417</text:p>
          </table:table-cell>
          <table:table-cell/>
          <table:table-cell table:formula="of:=POWER([.C352]-6.75;2)" office:value-type="float" office:value="0.369586686750036" calcext:value-type="float">
            <text:p>0.369586686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466223" calcext:value-type="float">
            <text:p>5.466223</text:p>
          </table:table-cell>
          <table:table-cell office:value-type="float" office:value="7.049594625" calcext:value-type="float">
            <text:p>7.049594625</text:p>
          </table:table-cell>
          <table:table-cell/>
          <table:table-cell table:formula="of:=POWER([.C353]-6.75;2)" office:value-type="float" office:value="0.251637715061361" calcext:value-type="float">
            <text:p>0.251637715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466223" calcext:value-type="float">
            <text:p>5.466223</text:p>
          </table:table-cell>
          <table:table-cell office:value-type="float" office:value="6.9993299583" calcext:value-type="float">
            <text:p>6.9993299583</text:p>
          </table:table-cell>
          <table:table-cell/>
          <table:table-cell table:formula="of:=POWER([.C354]-6.75;2)" office:value-type="float" office:value="0.0897569393288907" calcext:value-type="float">
            <text:p>0.089756939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502639" calcext:value-type="float">
            <text:p>3.502639</text:p>
          </table:table-cell>
          <table:table-cell office:value-type="float" office:value="7.082778625" calcext:value-type="float">
            <text:p>7.082778625</text:p>
          </table:table-cell>
          <table:table-cell/>
          <table:table-cell table:formula="of:=POWER([.C355]-6.75;2)" office:value-type="float" office:value="0.0621654281058796" calcext:value-type="float">
            <text:p>0.062165428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38381" calcext:value-type="float">
            <text:p>6.738381</text:p>
          </table:table-cell>
          <table:table-cell office:value-type="float" office:value="7.2991554583" calcext:value-type="float">
            <text:p>7.2991554583</text:p>
          </table:table-cell>
          <table:table-cell/>
          <table:table-cell table:formula="of:=POWER([.C356]-6.75;2)" office:value-type="float" office:value="0.110741613256891" calcext:value-type="float">
            <text:p>0.110741613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08028" calcext:value-type="float">
            <text:p>6.508028</text:p>
          </table:table-cell>
          <table:table-cell office:value-type="float" office:value="7.317233625" calcext:value-type="float">
            <text:p>7.317233625</text:p>
          </table:table-cell>
          <table:table-cell/>
          <table:table-cell table:formula="of:=POWER([.C357]-6.75;2)" office:value-type="float" office:value="0.301571717380683" calcext:value-type="float">
            <text:p>0.301571717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407593" calcext:value-type="float">
            <text:p>7.407593</text:p>
          </table:table-cell>
          <table:table-cell office:value-type="float" office:value="7.2154625417" calcext:value-type="float">
            <text:p>7.2154625417</text:p>
          </table:table-cell>
          <table:table-cell/>
          <table:table-cell table:formula="of:=POWER([.C358]-6.75;2)" office:value-type="float" office:value="0.321753985330641" calcext:value-type="float">
            <text:p>0.321753985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752972" calcext:value-type="float">
            <text:p>8.752972</text:p>
          </table:table-cell>
          <table:table-cell office:value-type="float" office:value="7.072024625" calcext:value-type="float">
            <text:p>7.072024625</text:p>
          </table:table-cell>
          <table:table-cell/>
          <table:table-cell table:formula="of:=POWER([.C359]-6.75;2)" office:value-type="float" office:value="0.216655377725824" calcext:value-type="float">
            <text:p>0.216655377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687023" calcext:value-type="float">
            <text:p>7.687023</text:p>
          </table:table-cell>
          <table:table-cell office:value-type="float" office:value="6.942287625" calcext:value-type="float">
            <text:p>6.942287625</text:p>
          </table:table-cell>
          <table:table-cell/>
          <table:table-cell table:formula="of:=POWER([.C360]-6.75;2)" office:value-type="float" office:value="0.103699859106391" calcext:value-type="float">
            <text:p>0.103699859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007331" calcext:value-type="float">
            <text:p>5.007331</text:p>
          </table:table-cell>
          <table:table-cell office:value-type="float" office:value="6.8736093333" calcext:value-type="float">
            <text:p>6.8736093333</text:p>
          </table:table-cell>
          <table:table-cell/>
          <table:table-cell table:formula="of:=POWER([.C361]-6.75;2)" office:value-type="float" office:value="0.0369745307281408" calcext:value-type="float">
            <text:p>0.036974530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163752" calcext:value-type="float">
            <text:p>4.163752</text:p>
          </table:table-cell>
          <table:table-cell office:value-type="float" office:value="6.9493394583" calcext:value-type="float">
            <text:p>6.9493394583</text:p>
          </table:table-cell>
          <table:table-cell/>
          <table:table-cell table:formula="of:=POWER([.C362]-6.75;2)" office:value-type="float" office:value="0.0152792672788705" calcext:value-type="float">
            <text:p>0.015279267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974184" calcext:value-type="float">
            <text:p>4.974184</text:p>
          </table:table-cell>
          <table:table-cell office:value-type="float" office:value="7.091632375" calcext:value-type="float">
            <text:p>7.091632375</text:p>
          </table:table-cell>
          <table:table-cell/>
          <table:table-cell table:formula="of:=POWER([.C363]-6.75;2)" office:value-type="float" office:value="0.0397362196353374" calcext:value-type="float">
            <text:p>0.039736219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750462" calcext:value-type="float">
            <text:p>5.750462</text:p>
          </table:table-cell>
          <table:table-cell office:value-type="float" office:value="7.1739957083" calcext:value-type="float">
            <text:p>7.1739957083</text:p>
          </table:table-cell>
          <table:table-cell/>
          <table:table-cell table:formula="of:=POWER([.C364]-6.75;2)" office:value-type="float" office:value="0.11671267964814" calcext:value-type="float">
            <text:p>0.116712679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231667" calcext:value-type="float">
            <text:p>3.231667</text:p>
          </table:table-cell>
          <table:table-cell office:value-type="float" office:value="7.183156625" calcext:value-type="float">
            <text:p>7.183156625</text:p>
          </table:table-cell>
          <table:table-cell/>
          <table:table-cell table:formula="of:=POWER([.C365]-6.75;2)" office:value-type="float" office:value="0.179772360656818" calcext:value-type="float">
            <text:p>0.179772360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231667" calcext:value-type="float">
            <text:p>3.231667</text:p>
          </table:table-cell>
          <table:table-cell office:value-type="float" office:value="7.305819875" calcext:value-type="float">
            <text:p>7.305819875</text:p>
          </table:table-cell>
          <table:table-cell/>
          <table:table-cell table:formula="of:=POWER([.C366]-6.75;2)" office:value-type="float" office:value="0.18762466178139" calcext:value-type="float">
            <text:p>0.187624661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231667" calcext:value-type="float">
            <text:p>3.231667</text:p>
          </table:table-cell>
          <table:table-cell office:value-type="float" office:value="7.4476006667" calcext:value-type="float">
            <text:p>7.4476006667</text:p>
          </table:table-cell>
          <table:table-cell/>
          <table:table-cell table:formula="of:=POWER([.C367]-6.75;2)" office:value-type="float" office:value="0.308935733445016" calcext:value-type="float">
            <text:p>0.308935733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.005173" calcext:value-type="float">
            <text:p>21.005173</text:p>
          </table:table-cell>
          <table:table-cell office:value-type="float" office:value="7.5830085833" calcext:value-type="float">
            <text:p>7.5830085833</text:p>
          </table:table-cell>
          <table:table-cell/>
          <table:table-cell table:formula="of:=POWER([.C368]-6.75;2)" office:value-type="float" office:value="0.486646690180284" calcext:value-type="float">
            <text:p>0.486646690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.005173" calcext:value-type="float">
            <text:p>21.005173</text:p>
          </table:table-cell>
          <table:table-cell office:value-type="float" office:value="6.9681437083" calcext:value-type="float">
            <text:p>6.9681437083</text:p>
          </table:table-cell>
          <table:table-cell/>
          <table:table-cell table:formula="of:=POWER([.C369]-6.75;2)" office:value-type="float" office:value="0.693903299851473" calcext:value-type="float">
            <text:p>0.693903299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003588" calcext:value-type="float">
            <text:p>7.003588</text:p>
          </table:table-cell>
          <table:table-cell office:value-type="float" office:value="6.343784125" calcext:value-type="float">
            <text:p>6.343784125</text:p>
          </table:table-cell>
          <table:table-cell/>
          <table:table-cell table:formula="of:=POWER([.C370]-6.75;2)" office:value-type="float" office:value="0.0475866774708757" calcext:value-type="float">
            <text:p>0.047586677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415033" calcext:value-type="float">
            <text:p>9.415033</text:p>
          </table:table-cell>
          <table:table-cell office:value-type="float" office:value="6.297572875" calcext:value-type="float">
            <text:p>6.297572875</text:p>
          </table:table-cell>
          <table:table-cell/>
          <table:table-cell table:formula="of:=POWER([.C371]-6.75;2)" office:value-type="float" office:value="0.165011337102016" calcext:value-type="float">
            <text:p>0.165011337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331388" calcext:value-type="float">
            <text:p>7.331388</text:p>
          </table:table-cell>
          <table:table-cell office:value-type="float" office:value="6.172955125" calcext:value-type="float">
            <text:p>6.172955125</text:p>
          </table:table-cell>
          <table:table-cell/>
          <table:table-cell table:formula="of:=POWER([.C372]-6.75;2)" office:value-type="float" office:value="0.204690303435765" calcext:value-type="float">
            <text:p>0.204690303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621409" calcext:value-type="float">
            <text:p>7.621409</text:p>
          </table:table-cell>
          <table:table-cell office:value-type="float" office:value="6.1569829167" calcext:value-type="float">
            <text:p>6.1569829167</text:p>
          </table:table-cell>
          <table:table-cell/>
          <table:table-cell table:formula="of:=POWER([.C373]-6.75;2)" office:value-type="float" office:value="0.332980787763766" calcext:value-type="float">
            <text:p>0.332980787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919119" calcext:value-type="float">
            <text:p>6.919119</text:p>
          </table:table-cell>
          <table:table-cell office:value-type="float" office:value="6.11704625" calcext:value-type="float">
            <text:p>6.11704625</text:p>
          </table:table-cell>
          <table:table-cell/>
          <table:table-cell table:formula="of:=POWER([.C374]-6.75;2)" office:value-type="float" office:value="0.35166926108564" calcext:value-type="float">
            <text:p>0.351669261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885735" calcext:value-type="float">
            <text:p>4.885735</text:p>
          </table:table-cell>
          <table:table-cell office:value-type="float" office:value="6.0956591667" calcext:value-type="float">
            <text:p>6.0956591667</text:p>
          </table:table-cell>
          <table:table-cell/>
          <table:table-cell table:formula="of:=POWER([.C375]-6.75;2)" office:value-type="float" office:value="0.400630449639063" calcext:value-type="float">
            <text:p>0.400630449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883841" calcext:value-type="float">
            <text:p>2.883841</text:p>
          </table:table-cell>
          <table:table-cell office:value-type="float" office:value="6.1641739583" calcext:value-type="float">
            <text:p>6.1641739583</text:p>
          </table:table-cell>
          <table:table-cell/>
          <table:table-cell table:formula="of:=POWER([.C376]-6.75;2)" office:value-type="float" office:value="0.428161926123738" calcext:value-type="float">
            <text:p>0.42816192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259871" calcext:value-type="float">
            <text:p>4.259871</text:p>
          </table:table-cell>
          <table:table-cell office:value-type="float" office:value="6.3080622917" calcext:value-type="float">
            <text:p>6.3080622917</text:p>
          </table:table-cell>
          <table:table-cell/>
          <table:table-cell table:formula="of:=POWER([.C377]-6.75;2)" office:value-type="float" office:value="0.34319215113389" calcext:value-type="float">
            <text:p>0.343192151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468991" calcext:value-type="float">
            <text:p>7.468991</text:p>
          </table:table-cell>
          <table:table-cell office:value-type="float" office:value="6.40253825" calcext:value-type="float">
            <text:p>6.40253825</text:p>
          </table:table-cell>
          <table:table-cell/>
          <table:table-cell table:formula="of:=POWER([.C378]-6.75;2)" office:value-type="float" office:value="0.195308938017456" calcext:value-type="float">
            <text:p>0.19530893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695683" calcext:value-type="float">
            <text:p>8.695683</text:p>
          </table:table-cell>
          <table:table-cell office:value-type="float" office:value="6.3756555833" calcext:value-type="float">
            <text:p>6.3756555833</text:p>
          </table:table-cell>
          <table:table-cell/>
          <table:table-cell table:formula="of:=POWER([.C379]-6.75;2)" office:value-type="float" office:value="0.120729667713062" calcext:value-type="float">
            <text:p>0.120729667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172257" calcext:value-type="float">
            <text:p>7.172257</text:p>
          </table:table-cell>
          <table:table-cell office:value-type="float" office:value="6.2837775833" calcext:value-type="float">
            <text:p>6.2837775833</text:p>
          </table:table-cell>
          <table:table-cell/>
          <table:table-cell table:formula="of:=POWER([.C380]-6.75;2)" office:value-type="float" office:value="0.140133742314463" calcext:value-type="float">
            <text:p>0.140133742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065522" calcext:value-type="float">
            <text:p>4.065522</text:p>
          </table:table-cell>
          <table:table-cell office:value-type="float" office:value="6.2524568333" calcext:value-type="float">
            <text:p>6.2524568333</text:p>
          </table:table-cell>
          <table:table-cell/>
          <table:table-cell table:formula="of:=POWER([.C381]-6.75;2)" office:value-type="float" office:value="0.217363341833588" calcext:value-type="float">
            <text:p>0.217363341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965083" calcext:value-type="float">
            <text:p>3.965083</text:p>
          </table:table-cell>
          <table:table-cell office:value-type="float" office:value="6.372918625" calcext:value-type="float">
            <text:p>6.372918625</text:p>
          </table:table-cell>
          <table:table-cell/>
          <table:table-cell table:formula="of:=POWER([.C382]-6.75;2)" office:value-type="float" office:value="0.247549202729864" calcext:value-type="float">
            <text:p>0.247549202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639284" calcext:value-type="float">
            <text:p>5.639284</text:p>
          </table:table-cell>
          <table:table-cell office:value-type="float" office:value="6.5063079167" calcext:value-type="float">
            <text:p>6.5063079167</text:p>
          </table:table-cell>
          <table:table-cell/>
          <table:table-cell table:formula="of:=POWER([.C383]-6.75;2)" office:value-type="float" office:value="0.142190363371891" calcext:value-type="float">
            <text:p>0.142190363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038744" calcext:value-type="float">
            <text:p>6.038744</text:p>
          </table:table-cell>
          <table:table-cell office:value-type="float" office:value="6.5558654167" calcext:value-type="float">
            <text:p>6.5558654167</text:p>
          </table:table-cell>
          <table:table-cell/>
          <table:table-cell table:formula="of:=POWER([.C384]-6.75;2)" office:value-type="float" office:value="0.0593858314630942" calcext:value-type="float">
            <text:p>0.059385831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24854" calcext:value-type="float">
            <text:p>6.824854</text:p>
          </table:table-cell>
          <table:table-cell office:value-type="float" office:value="6.5640664167" calcext:value-type="float">
            <text:p>6.5640664167</text:p>
          </table:table-cell>
          <table:table-cell/>
          <table:table-cell table:formula="of:=POWER([.C385]-6.75;2)" office:value-type="float" office:value="0.0376882364330648" calcext:value-type="float">
            <text:p>0.037688236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578782" calcext:value-type="float">
            <text:p>7.578782</text:p>
          </table:table-cell>
          <table:table-cell office:value-type="float" office:value="6.5286623333" calcext:value-type="float">
            <text:p>6.5286623333</text:p>
          </table:table-cell>
          <table:table-cell/>
          <table:table-cell table:formula="of:=POWER([.C386]-6.75;2)" office:value-type="float" office:value="0.0345712973987779" calcext:value-type="float">
            <text:p>0.034571297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950904" calcext:value-type="float">
            <text:p>6.950904</text:p>
          </table:table-cell>
          <table:table-cell office:value-type="float" office:value="6.4855181667" calcext:value-type="float">
            <text:p>6.4855181667</text:p>
          </table:table-cell>
          <table:table-cell/>
          <table:table-cell table:formula="of:=POWER([.C387]-6.75;2)" office:value-type="float" office:value="0.0489903627002004" calcext:value-type="float">
            <text:p>0.048990362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970324" calcext:value-type="float">
            <text:p>5.970324</text:p>
          </table:table-cell>
          <table:table-cell office:value-type="float" office:value="6.4915202083" calcext:value-type="float">
            <text:p>6.4915202083</text:p>
          </table:table-cell>
          <table:table-cell/>
          <table:table-cell table:formula="of:=POWER([.C388]-6.75;2)" office:value-type="float" office:value="0.0699506401457288" calcext:value-type="float">
            <text:p>0.069950640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175585" calcext:value-type="float">
            <text:p>6.175585</text:p>
          </table:table-cell>
          <table:table-cell office:value-type="float" office:value="6.5400634167" calcext:value-type="float">
            <text:p>6.5400634167</text:p>
          </table:table-cell>
          <table:table-cell/>
          <table:table-cell table:formula="of:=POWER([.C389]-6.75;2)" office:value-type="float" office:value="0.0668118027172755" calcext:value-type="float">
            <text:p>0.066811802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34406" calcext:value-type="float">
            <text:p>6.634406</text:p>
          </table:table-cell>
          <table:table-cell office:value-type="float" office:value="6.572204125" calcext:value-type="float">
            <text:p>6.572204125</text:p>
          </table:table-cell>
          <table:table-cell/>
          <table:table-cell table:formula="of:=POWER([.C390]-6.75;2)" office:value-type="float" office:value="0.0440733690076779" calcext:value-type="float">
            <text:p>0.04407336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481457" calcext:value-type="float">
            <text:p>6.481457</text:p>
          </table:table-cell>
          <table:table-cell office:value-type="float" office:value="6.5769913333" calcext:value-type="float">
            <text:p>6.5769913333</text:p>
          </table:table-cell>
          <table:table-cell/>
          <table:table-cell table:formula="of:=POWER([.C391]-6.75;2)" office:value-type="float" office:value="0.0316113731670157" calcext:value-type="float">
            <text:p>0.031611373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248416" calcext:value-type="float">
            <text:p>6.248416</text:p>
          </table:table-cell>
          <table:table-cell office:value-type="float" office:value="6.5801625" calcext:value-type="float">
            <text:p>6.5801625</text:p>
          </table:table-cell>
          <table:table-cell/>
          <table:table-cell table:formula="of:=POWER([.C392]-6.75;2)" office:value-type="float" office:value="0.0299319987533115" calcext:value-type="float">
            <text:p>0.029931998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020543" calcext:value-type="float">
            <text:p>6.020543</text:p>
          </table:table-cell>
          <table:table-cell office:value-type="float" office:value="6.595315125" calcext:value-type="float">
            <text:p>6.595315125</text:p>
          </table:table-cell>
          <table:table-cell/>
          <table:table-cell table:formula="of:=POWER([.C393]-6.75;2)" office:value-type="float" office:value="0.02884477640625" calcext:value-type="float">
            <text:p>0.028844776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894518" calcext:value-type="float">
            <text:p>5.894518</text:p>
          </table:table-cell>
          <table:table-cell office:value-type="float" office:value="6.6338040833" calcext:value-type="float">
            <text:p>6.6338040833</text:p>
          </table:table-cell>
          <table:table-cell/>
          <table:table-cell table:formula="of:=POWER([.C394]-6.75;2)" office:value-type="float" office:value="0.0239274105537656" calcext:value-type="float">
            <text:p>0.023927410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424207" calcext:value-type="float">
            <text:p>6.424207</text:p>
          </table:table-cell>
          <table:table-cell office:value-type="float" office:value="6.6778075833" calcext:value-type="float">
            <text:p>6.6778075833</text:p>
          </table:table-cell>
          <table:table-cell/>
          <table:table-cell table:formula="of:=POWER([.C395]-6.75;2)" office:value-type="float" office:value="0.0135014910577533" calcext:value-type="float">
            <text:p>0.013501491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948055" calcext:value-type="float">
            <text:p>6.948055</text:p>
          </table:table-cell>
          <table:table-cell office:value-type="float" office:value="6.6873305833" calcext:value-type="float">
            <text:p>6.6873305833</text:p>
          </table:table-cell>
          <table:table-cell/>
          <table:table-cell table:formula="of:=POWER([.C396]-6.75;2)" office:value-type="float" office:value="0.00521174502898645" calcext:value-type="float">
            <text:p>0.00521174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62929" calcext:value-type="float">
            <text:p>6.662929</text:p>
          </table:table-cell>
          <table:table-cell office:value-type="float" office:value="6.6737063333" calcext:value-type="float">
            <text:p>6.6737063333</text:p>
          </table:table-cell>
          <table:table-cell/>
          <table:table-cell table:formula="of:=POWER([.C397]-6.75;2)" office:value-type="float" office:value="0.00392745578951828" calcext:value-type="float">
            <text:p>0.003927455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405829" calcext:value-type="float">
            <text:p>6.405829</text:p>
          </table:table-cell>
          <table:table-cell office:value-type="float" office:value="6.6769954583" calcext:value-type="float">
            <text:p>6.6769954583</text:p>
          </table:table-cell>
          <table:table-cell/>
          <table:table-cell table:formula="of:=POWER([.C398]-6.75;2)" office:value-type="float" office:value="0.00582072357853066" calcext:value-type="float">
            <text:p>0.005820723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3009" calcext:value-type="float">
            <text:p>6.53009</text:p>
          </table:table-cell>
          <table:table-cell office:value-type="float" office:value="6.69406625" calcext:value-type="float">
            <text:p>6.69406625</text:p>
          </table:table-cell>
          <table:table-cell/>
          <table:table-cell table:formula="of:=POWER([.C399]-6.75;2)" office:value-type="float" office:value="0.00532966310882698" calcext:value-type="float">
            <text:p>0.005329663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337161" calcext:value-type="float">
            <text:p>6.337161</text:p>
          </table:table-cell>
          <table:table-cell office:value-type="float" office:value="6.709632875" calcext:value-type="float">
            <text:p>6.709632875</text:p>
          </table:table-cell>
          <table:table-cell/>
          <table:table-cell table:formula="of:=POWER([.C400]-6.75;2)" office:value-type="float" office:value="0.00312858438906254" calcext:value-type="float">
            <text:p>0.003128584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527294" calcext:value-type="float">
            <text:p>6.527294</text:p>
          </table:table-cell>
          <table:table-cell office:value-type="float" office:value="6.7313204167" calcext:value-type="float">
            <text:p>6.7313204167</text:p>
          </table:table-cell>
          <table:table-cell/>
          <table:table-cell table:formula="of:=POWER([.C401]-6.75;2)" office:value-type="float" office:value="0.00162950478076558" calcext:value-type="float">
            <text:p>0.001629504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23807" calcext:value-type="float">
            <text:p>6.823807</text:p>
          </table:table-cell>
          <table:table-cell office:value-type="float" office:value="6.7489199583" calcext:value-type="float">
            <text:p>6.7489199583</text:p>
          </table:table-cell>
          <table:table-cell/>
          <table:table-cell table:formula="of:=POWER([.C402]-6.75;2)" office:value-type="float" office:value="0.000348926832261638" calcext:value-type="float">
            <text:p>0.0003489268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490611" calcext:value-type="float">
            <text:p>6.490611</text:p>
          </table:table-cell>
          <table:table-cell office:value-type="float" office:value="6.762392" calcext:value-type="float">
            <text:p>6.762392</text:p>
          </table:table-cell>
          <table:table-cell/>
          <table:table-cell table:formula="of:=POWER([.C403]-6.75;2)" office:value-type="float" office:value="0.0000011664900737386" calcext:value-type="float">
            <text:p>1.1664900737386E-00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420559" calcext:value-type="float">
            <text:p>6.420559</text:p>
          </table:table-cell>
          <table:table-cell office:value-type="float" office:value="6.7796673333" calcext:value-type="float">
            <text:p>6.7796673333</text:p>
          </table:table-cell>
          <table:table-cell/>
          <table:table-cell table:formula="of:=POWER([.C404]-6.75;2)" office:value-type="float" office:value="0.000153561664000004" calcext:value-type="float">
            <text:p>0.000153561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956605" calcext:value-type="float">
            <text:p>6.956605</text:p>
          </table:table-cell>
          <table:table-cell office:value-type="float" office:value="6.7886727083" calcext:value-type="float">
            <text:p>6.7886727083</text:p>
          </table:table-cell>
          <table:table-cell/>
          <table:table-cell table:formula="of:=POWER([.C405]-6.75;2)" office:value-type="float" office:value="0.000880150665133285" calcext:value-type="float">
            <text:p>0.000880150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166426" calcext:value-type="float">
            <text:p>7.166426</text:p>
          </table:table-cell>
          <table:table-cell office:value-type="float" office:value="6.7866870417" calcext:value-type="float">
            <text:p>6.7866870417</text:p>
          </table:table-cell>
          <table:table-cell/>
          <table:table-cell table:formula="of:=POWER([.C406]-6.75;2)" office:value-type="float" office:value="0.00149557836725689" calcext:value-type="float">
            <text:p>0.001495578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28664" calcext:value-type="float">
            <text:p>6.828664</text:p>
          </table:table-cell>
          <table:table-cell office:value-type="float" office:value="6.7842551667" calcext:value-type="float">
            <text:p>6.7842551667</text:p>
          </table:table-cell>
          <table:table-cell/>
          <table:table-cell table:formula="of:=POWER([.C407]-6.75;2)" office:value-type="float" office:value="0.00134593902869757" calcext:value-type="float">
            <text:p>0.00134593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235568" calcext:value-type="float">
            <text:p>6.235568</text:p>
          </table:table-cell>
          <table:table-cell office:value-type="float" office:value="6.7878584583" calcext:value-type="float">
            <text:p>6.7878584583</text:p>
          </table:table-cell>
          <table:table-cell/>
          <table:table-cell table:formula="of:=POWER([.C408]-6.75;2)" office:value-type="float" office:value="0.00117341644564482" calcext:value-type="float">
            <text:p>0.001173416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975156" calcext:value-type="float">
            <text:p>5.975156</text:p>
          </table:table-cell>
          <table:table-cell office:value-type="float" office:value="6.8112220833" calcext:value-type="float">
            <text:p>6.8112220833</text:p>
          </table:table-cell>
          <table:table-cell/>
          <table:table-cell table:formula="of:=POWER([.C409]-6.75;2)" office:value-type="float" office:value="0.00143326286485281" calcext:value-type="float">
            <text:p>0.001433262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543322" calcext:value-type="float">
            <text:p>6.543322</text:p>
          </table:table-cell>
          <table:table-cell office:value-type="float" office:value="6.8432580417" calcext:value-type="float">
            <text:p>6.8432580417</text:p>
          </table:table-cell>
          <table:table-cell/>
          <table:table-cell table:formula="of:=POWER([.C410]-6.75;2)" office:value-type="float" office:value="0.0037481434835921" calcext:value-type="float">
            <text:p>0.003748143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094953" calcext:value-type="float">
            <text:p>7.094953</text:p>
          </table:table-cell>
          <table:table-cell office:value-type="float" office:value="6.8452396667" calcext:value-type="float">
            <text:p>6.8452396667</text:p>
          </table:table-cell>
          <table:table-cell/>
          <table:table-cell table:formula="of:=POWER([.C411]-6.75;2)" office:value-type="float" office:value="0.00869706234171902" calcext:value-type="float">
            <text:p>0.008697062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135361" calcext:value-type="float">
            <text:p>7.135361</text:p>
          </table:table-cell>
          <table:table-cell office:value-type="float" office:value="6.8323099583" calcext:value-type="float">
            <text:p>6.8323099583</text:p>
          </table:table-cell>
          <table:table-cell/>
          <table:table-cell table:formula="of:=POWER([.C412]-6.75;2)" office:value-type="float" office:value="0.00907059411312716" calcext:value-type="float">
            <text:p>0.009070594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946962" calcext:value-type="float">
            <text:p>6.946962</text:p>
          </table:table-cell>
          <table:table-cell office:value-type="float" office:value="6.8285284167" calcext:value-type="float">
            <text:p>6.8285284167</text:p>
          </table:table-cell>
          <table:table-cell/>
          <table:table-cell table:formula="of:=POWER([.C413]-6.75;2)" office:value-type="float" office:value="0.0067749292353477" calcext:value-type="float">
            <text:p>0.006774929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49299" calcext:value-type="float">
            <text:p>6.749299</text:p>
          </table:table-cell>
          <table:table-cell office:value-type="float" office:value="6.8280458333" calcext:value-type="float">
            <text:p>6.8280458333</text:p>
          </table:table-cell>
          <table:table-cell/>
          <table:table-cell table:formula="of:=POWER([.C414]-6.75;2)" office:value-type="float" office:value="0.00616671222940887" calcext:value-type="float">
            <text:p>0.006166712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557565" calcext:value-type="float">
            <text:p>6.557565</text:p>
          </table:table-cell>
          <table:table-cell office:value-type="float" office:value="6.8293202083" calcext:value-type="float">
            <text:p>6.8293202083</text:p>
          </table:table-cell>
          <table:table-cell/>
          <table:table-cell table:formula="of:=POWER([.C415]-6.75;2)" office:value-type="float" office:value="0.00609115209549139" calcext:value-type="float">
            <text:p>0.006091152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12079" calcext:value-type="float">
            <text:p>6.612079</text:p>
          </table:table-cell>
          <table:table-cell office:value-type="float" office:value="6.821880375" calcext:value-type="float">
            <text:p>6.821880375</text:p>
          </table:table-cell>
          <table:table-cell/>
          <table:table-cell table:formula="of:=POWER([.C416]-6.75;2)" office:value-type="float" office:value="0.00629169544475545" calcext:value-type="float">
            <text:p>0.0062916954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944278" calcext:value-type="float">
            <text:p>6.944278</text:p>
          </table:table-cell>
          <table:table-cell office:value-type="float" office:value="6.8007235417" calcext:value-type="float">
            <text:p>6.8007235417</text:p>
          </table:table-cell>
          <table:table-cell/>
          <table:table-cell table:formula="of:=POWER([.C417]-6.75;2)" office:value-type="float" office:value="0.00516678831014064" calcext:value-type="float">
            <text:p>0.005166788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950602" calcext:value-type="float">
            <text:p>6.950602</text:p>
          </table:table-cell>
          <table:table-cell office:value-type="float" office:value="6.7994721667" calcext:value-type="float">
            <text:p>6.7994721667</text:p>
          </table:table-cell>
          <table:table-cell/>
          <table:table-cell table:formula="of:=POWER([.C418]-6.75;2)" office:value-type="float" office:value="0.00257287768259164" calcext:value-type="float">
            <text:p>0.002572877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52759" calcext:value-type="float">
            <text:p>6.652759</text:p>
          </table:table-cell>
          <table:table-cell office:value-type="float" office:value="6.8299619583" calcext:value-type="float">
            <text:p>6.8299619583</text:p>
          </table:table-cell>
          <table:table-cell/>
          <table:table-cell table:formula="of:=POWER([.C419]-6.75;2)" office:value-type="float" office:value="0.00244749527799261" calcext:value-type="float">
            <text:p>0.002447495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21073" calcext:value-type="float">
            <text:p>6.621073</text:p>
          </table:table-cell>
          <table:table-cell office:value-type="float" office:value="6.8523715833" calcext:value-type="float">
            <text:p>6.8523715833</text:p>
          </table:table-cell>
          <table:table-cell/>
          <table:table-cell table:formula="of:=POWER([.C420]-6.75;2)" office:value-type="float" office:value="0.00639391477517097" calcext:value-type="float">
            <text:p>0.006393914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41868" calcext:value-type="float">
            <text:p>6.741868</text:p>
          </table:table-cell>
          <table:table-cell office:value-type="float" office:value="6.8284515" calcext:value-type="float">
            <text:p>6.8284515</text:p>
          </table:table-cell>
          <table:table-cell/>
          <table:table-cell table:formula="of:=POWER([.C421]-6.75;2)" office:value-type="float" office:value="0.0104799410673489" calcext:value-type="float">
            <text:p>0.010479941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15528" calcext:value-type="float">
            <text:p>6.815528</text:p>
          </table:table-cell>
          <table:table-cell office:value-type="float" office:value="6.7989959167" calcext:value-type="float">
            <text:p>6.7989959167</text:p>
          </table:table-cell>
          <table:table-cell/>
          <table:table-cell table:formula="of:=POWER([.C422]-6.75;2)" office:value-type="float" office:value="0.00615463785224998" calcext:value-type="float">
            <text:p>0.006154637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903689" calcext:value-type="float">
            <text:p>6.903689</text:p>
          </table:table-cell>
          <table:table-cell office:value-type="float" office:value="6.8008062917" calcext:value-type="float">
            <text:p>6.8008062917</text:p>
          </table:table-cell>
          <table:table-cell/>
          <table:table-cell table:formula="of:=POWER([.C423]-6.75;2)" office:value-type="float" office:value="0.00240059985327334" calcext:value-type="float">
            <text:p>0.002400599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57662" calcext:value-type="float">
            <text:p>6.857662</text:p>
          </table:table-cell>
          <table:table-cell office:value-type="float" office:value="6.805178875" calcext:value-type="float">
            <text:p>6.805178875</text:p>
          </table:table-cell>
          <table:table-cell/>
          <table:table-cell table:formula="of:=POWER([.C424]-6.75;2)" office:value-type="float" office:value="0.00258127927630547" calcext:value-type="float">
            <text:p>0.002581279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949683" calcext:value-type="float">
            <text:p>6.949683</text:p>
          </table:table-cell>
          <table:table-cell office:value-type="float" office:value="6.806978375" calcext:value-type="float">
            <text:p>6.806978375</text:p>
          </table:table-cell>
          <table:table-cell/>
          <table:table-cell table:formula="of:=POWER([.C425]-6.75;2)" office:value-type="float" office:value="0.00304470824626565" calcext:value-type="float">
            <text:p>0.003044708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147136" calcext:value-type="float">
            <text:p>7.147136</text:p>
          </table:table-cell>
          <table:table-cell office:value-type="float" office:value="6.8028600417" calcext:value-type="float">
            <text:p>6.8028600417</text:p>
          </table:table-cell>
          <table:table-cell/>
          <table:table-cell table:formula="of:=POWER([.C426]-6.75;2)" office:value-type="float" office:value="0.00324653521764061" calcext:value-type="float">
            <text:p>0.003246535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905219" calcext:value-type="float">
            <text:p>6.905219</text:p>
          </table:table-cell>
          <table:table-cell office:value-type="float" office:value="6.7697630417" calcext:value-type="float">
            <text:p>6.7697630417</text:p>
          </table:table-cell>
          <table:table-cell/>
          <table:table-cell table:formula="of:=POWER([.C427]-6.75;2)" office:value-type="float" office:value="0.00279418400852572" calcext:value-type="float">
            <text:p>0.00279418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36688" calcext:value-type="float">
            <text:p>6.636688</text:p>
          </table:table-cell>
          <table:table-cell office:value-type="float" office:value="6.74226075" calcext:value-type="float">
            <text:p>6.74226075</text:p>
          </table:table-cell>
          <table:table-cell/>
          <table:table-cell table:formula="of:=POWER([.C428]-6.75;2)" office:value-type="float" office:value="0.000390577817235943" calcext:value-type="float">
            <text:p>0.000390577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908949" calcext:value-type="float">
            <text:p>6.908949</text:p>
          </table:table-cell>
          <table:table-cell office:value-type="float" office:value="6.75842725" calcext:value-type="float">
            <text:p>6.75842725</text:p>
          </table:table-cell>
          <table:table-cell/>
          <table:table-cell table:formula="of:=POWER([.C429]-6.75;2)" office:value-type="float" office:value="0.0000598959905625031" calcext:value-type="float">
            <text:p>0.00005989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108061" calcext:value-type="float">
            <text:p>7.108061</text:p>
          </table:table-cell>
          <table:table-cell office:value-type="float" office:value="6.774757625" calcext:value-type="float">
            <text:p>6.774757625</text:p>
          </table:table-cell>
          <table:table-cell/>
          <table:table-cell table:formula="of:=POWER([.C430]-6.75;2)" office:value-type="float" office:value="0.0000710185425625074" calcext:value-type="float">
            <text:p>7.10185425625074E-00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915143" calcext:value-type="float">
            <text:p>6.915143</text:p>
          </table:table-cell>
          <table:table-cell office:value-type="float" office:value="6.750770375" calcext:value-type="float">
            <text:p>6.750770375</text:p>
          </table:table-cell>
          <table:table-cell/>
          <table:table-cell table:formula="of:=POWER([.C431]-6.75;2)" office:value-type="float" office:value="0.000612939995640642" calcext:value-type="float">
            <text:p>0.0006129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96295" calcext:value-type="float">
            <text:p>6.796295</text:p>
          </table:table-cell>
          <table:table-cell office:value-type="float" office:value="6.70025125" calcext:value-type="float">
            <text:p>6.70025125</text:p>
          </table:table-cell>
          <table:table-cell/>
          <table:table-cell table:formula="of:=POWER([.C432]-6.75;2)" office:value-type="float" office:value="0.000000593477640625155" calcext:value-type="float">
            <text:p>5.93477640625155E-00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44019" calcext:value-type="float">
            <text:p>6.744019</text:p>
          </table:table-cell>
          <table:table-cell office:value-type="float" office:value="6.6505825833" calcext:value-type="float">
            <text:p>6.6505825833</text:p>
          </table:table-cell>
          <table:table-cell/>
          <table:table-cell table:formula="of:=POWER([.C433]-6.75;2)" office:value-type="float" office:value="0.0024749381265625" calcext:value-type="float">
            <text:p>0.002474938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590881" calcext:value-type="float">
            <text:p>6.590881</text:p>
          </table:table-cell>
          <table:table-cell office:value-type="float" office:value="6.6311640417" calcext:value-type="float">
            <text:p>6.6311640417</text:p>
          </table:table-cell>
          <table:table-cell/>
          <table:table-cell table:formula="of:=POWER([.C434]-6.75;2)" office:value-type="float" office:value="0.00988382274330138" calcext:value-type="float">
            <text:p>0.009883822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8464" calcext:value-type="float">
            <text:p>6.78464</text:p>
          </table:table-cell>
          <table:table-cell office:value-type="float" office:value="6.6538210833" calcext:value-type="float">
            <text:p>6.6538210833</text:p>
          </table:table-cell>
          <table:table-cell/>
          <table:table-cell table:formula="of:=POWER([.C435]-6.75;2)" office:value-type="float" office:value="0.0141219849850793" calcext:value-type="float">
            <text:p>0.01412198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044604" calcext:value-type="float">
            <text:p>7.044604</text:p>
          </table:table-cell>
          <table:table-cell office:value-type="float" office:value="6.667773125" calcext:value-type="float">
            <text:p>6.667773125</text:p>
          </table:table-cell>
          <table:table-cell/>
          <table:table-cell table:formula="of:=POWER([.C436]-6.75;2)" office:value-type="float" office:value="0.00925038401758545" calcext:value-type="float">
            <text:p>0.00925038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93538" calcext:value-type="float">
            <text:p>6.93538</text:p>
          </table:table-cell>
          <table:table-cell office:value-type="float" office:value="6.6372976667" calcext:value-type="float">
            <text:p>6.6372976667</text:p>
          </table:table-cell>
          <table:table-cell/>
          <table:table-cell table:formula="of:=POWER([.C437]-6.75;2)" office:value-type="float" office:value="0.00676125897226561" calcext:value-type="float">
            <text:p>0.00676125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79884" calcext:value-type="float">
            <text:p>6.779884</text:p>
          </table:table-cell>
          <table:table-cell office:value-type="float" office:value="6.5844652917" calcext:value-type="float">
            <text:p>6.5844652917</text:p>
          </table:table-cell>
          <table:table-cell/>
          <table:table-cell table:formula="of:=POWER([.C438]-6.75;2)" office:value-type="float" office:value="0.0127018159312642" calcext:value-type="float">
            <text:p>0.01270181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379009" calcext:value-type="float">
            <text:p>6.379009</text:p>
          </table:table-cell>
          <table:table-cell office:value-type="float" office:value="6.5508637083" calcext:value-type="float">
            <text:p>6.5508637083</text:p>
          </table:table-cell>
          <table:table-cell/>
          <table:table-cell table:formula="of:=POWER([.C439]-6.75;2)" office:value-type="float" office:value="0.0274017396519661" calcext:value-type="float">
            <text:p>0.027401739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104315" calcext:value-type="float">
            <text:p>6.104315</text:p>
          </table:table-cell>
          <table:table-cell office:value-type="float" office:value="6.5603095833" calcext:value-type="float">
            <text:p>6.5603095833</text:p>
          </table:table-cell>
          <table:table-cell/>
          <table:table-cell table:formula="of:=POWER([.C440]-6.75;2)" office:value-type="float" office:value="0.0396552626720276" calcext:value-type="float">
            <text:p>0.039655262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914245" calcext:value-type="float">
            <text:p>6.914245</text:p>
          </table:table-cell>
          <table:table-cell office:value-type="float" office:value="6.5716673333" calcext:value-type="float">
            <text:p>6.5716673333</text:p>
          </table:table-cell>
          <table:table-cell/>
          <table:table-cell table:formula="of:=POWER([.C441]-6.75;2)" office:value-type="float" office:value="0.0359824541878195" calcext:value-type="float">
            <text:p>0.035982454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682357" calcext:value-type="float">
            <text:p>7.682357</text:p>
          </table:table-cell>
          <table:table-cell office:value-type="float" office:value="6.5302190833" calcext:value-type="float">
            <text:p>6.5302190833</text:p>
          </table:table-cell>
          <table:table-cell/>
          <table:table-cell table:formula="of:=POWER([.C442]-6.75;2)" office:value-type="float" office:value="0.0318025400123334" calcext:value-type="float">
            <text:p>0.0318025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19059" calcext:value-type="float">
            <text:p>7.19059</text:p>
          </table:table-cell>
          <table:table-cell office:value-type="float" office:value="6.4679547917" calcext:value-type="float">
            <text:p>6.4679547917</text:p>
          </table:table-cell>
          <table:table-cell/>
          <table:table-cell table:formula="of:=POWER([.C443]-6.75;2)" office:value-type="float" office:value="0.0483036513454921" calcext:value-type="float">
            <text:p>0.048303651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046991" calcext:value-type="float">
            <text:p>6.046991</text:p>
          </table:table-cell>
          <table:table-cell office:value-type="float" office:value="6.4428144167" calcext:value-type="float">
            <text:p>6.4428144167</text:p>
          </table:table-cell>
          <table:table-cell/>
          <table:table-cell table:formula="of:=POWER([.C444]-6.75;2)" office:value-type="float" office:value="0.0795494995249901" calcext:value-type="float">
            <text:p>0.079549499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034934" calcext:value-type="float">
            <text:p>6.034934</text:p>
          </table:table-cell>
          <table:table-cell office:value-type="float" office:value="6.48742575" calcext:value-type="float">
            <text:p>6.48742575</text:p>
          </table:table-cell>
          <table:table-cell/>
          <table:table-cell table:formula="of:=POWER([.C445]-6.75;2)" office:value-type="float" office:value="0.0943629825873612" calcext:value-type="float">
            <text:p>0.094362982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58977" calcext:value-type="float">
            <text:p>6.858977</text:p>
          </table:table-cell>
          <table:table-cell office:value-type="float" office:value="6.5252405833" calcext:value-type="float">
            <text:p>6.5252405833</text:p>
          </table:table-cell>
          <table:table-cell/>
          <table:table-cell table:formula="of:=POWER([.C446]-6.75;2)" office:value-type="float" office:value="0.0689452367630626" calcext:value-type="float">
            <text:p>0.068945236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008631" calcext:value-type="float">
            <text:p>7.008631</text:p>
          </table:table-cell>
          <table:table-cell office:value-type="float" office:value="6.4467860833" calcext:value-type="float">
            <text:p>6.4467860833</text:p>
          </table:table-cell>
          <table:table-cell/>
          <table:table-cell table:formula="of:=POWER([.C447]-6.75;2)" office:value-type="float" office:value="0.050516795395324" calcext:value-type="float">
            <text:p>0.050516795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90085" calcext:value-type="float">
            <text:p>6.90085</text:p>
          </table:table-cell>
          <table:table-cell office:value-type="float" office:value="6.3545131667" calcext:value-type="float">
            <text:p>6.3545131667</text:p>
          </table:table-cell>
          <table:table-cell/>
          <table:table-cell table:formula="of:=POWER([.C448]-6.75;2)" office:value-type="float" office:value="0.0919386792805545" calcext:value-type="float">
            <text:p>0.091938679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50843" calcext:value-type="float">
            <text:p>6.850843</text:p>
          </table:table-cell>
          <table:table-cell office:value-type="float" office:value="6.3782705" calcext:value-type="float">
            <text:p>6.3782705</text:p>
          </table:table-cell>
          <table:table-cell/>
          <table:table-cell table:formula="of:=POWER([.C449]-6.75;2)" office:value-type="float" office:value="0.156409835313662" calcext:value-type="float">
            <text:p>0.156409835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352808" calcext:value-type="float">
            <text:p>6.352808</text:p>
          </table:table-cell>
          <table:table-cell office:value-type="float" office:value="6.425488125" calcext:value-type="float">
            <text:p>6.425488125</text:p>
          </table:table-cell>
          <table:table-cell/>
          <table:table-cell table:formula="of:=POWER([.C450]-6.75;2)" office:value-type="float" office:value="0.13818282117025" calcext:value-type="float">
            <text:p>0.138182821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245164" calcext:value-type="float">
            <text:p>6.245164</text:p>
          </table:table-cell>
          <table:table-cell office:value-type="float" office:value="6.4376825417" calcext:value-type="float">
            <text:p>6.4376825417</text:p>
          </table:table-cell>
          <table:table-cell/>
          <table:table-cell table:formula="of:=POWER([.C451]-6.75;2)" office:value-type="float" office:value="0.105307957016015" calcext:value-type="float">
            <text:p>0.10530795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024684" calcext:value-type="float">
            <text:p>7.024684</text:p>
          </table:table-cell>
          <table:table-cell office:value-type="float" office:value="6.4479954167" calcext:value-type="float">
            <text:p>6.4479954167</text:p>
          </table:table-cell>
          <table:table-cell/>
          <table:table-cell table:formula="of:=POWER([.C452]-6.75;2)" office:value-type="float" office:value="0.0975421947589722" calcext:value-type="float">
            <text:p>0.097542194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300878" calcext:value-type="float">
            <text:p>7.300878</text:p>
          </table:table-cell>
          <table:table-cell office:value-type="float" office:value="6.4097315833" calcext:value-type="float">
            <text:p>6.4097315833</text:p>
          </table:table-cell>
          <table:table-cell/>
          <table:table-cell table:formula="of:=POWER([.C453]-6.75;2)" office:value-type="float" office:value="0.0912067683342064" calcext:value-type="float">
            <text:p>0.091206768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532367" calcext:value-type="float">
            <text:p>6.532367</text:p>
          </table:table-cell>
          <table:table-cell office:value-type="float" office:value="6.2457063333" calcext:value-type="float">
            <text:p>6.2457063333</text:p>
          </table:table-cell>
          <table:table-cell/>
          <table:table-cell table:formula="of:=POWER([.C454]-6.75;2)" office:value-type="float" office:value="0.115782595403525" calcext:value-type="float">
            <text:p>0.115782595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702684" calcext:value-type="float">
            <text:p>5.702684</text:p>
          </table:table-cell>
          <table:table-cell office:value-type="float" office:value="6.11104725" calcext:value-type="float">
            <text:p>6.11104725</text:p>
          </table:table-cell>
          <table:table-cell/>
          <table:table-cell table:formula="of:=POWER([.C455]-6.75;2)" office:value-type="float" office:value="0.25431210227373" calcext:value-type="float">
            <text:p>0.254312102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604247" calcext:value-type="float">
            <text:p>5.604247</text:p>
          </table:table-cell>
          <table:table-cell office:value-type="float" office:value="6.152847875" calcext:value-type="float">
            <text:p>6.152847875</text:p>
          </table:table-cell>
          <table:table-cell/>
          <table:table-cell table:formula="of:=POWER([.C456]-6.75;2)" office:value-type="float" office:value="0.408260616732562" calcext:value-type="float">
            <text:p>0.408260616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277974" calcext:value-type="float">
            <text:p>6.277974</text:p>
          </table:table-cell>
          <table:table-cell office:value-type="float" office:value="6.2532964167" calcext:value-type="float">
            <text:p>6.2532964167</text:p>
          </table:table-cell>
          <table:table-cell/>
          <table:table-cell table:formula="of:=POWER([.C457]-6.75;2)" office:value-type="float" office:value="0.356590660392016" calcext:value-type="float">
            <text:p>0.356590660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13465" calcext:value-type="float">
            <text:p>7.13465</text:p>
          </table:table-cell>
          <table:table-cell office:value-type="float" office:value="6.2321687083" calcext:value-type="float">
            <text:p>6.2321687083</text:p>
          </table:table-cell>
          <table:table-cell/>
          <table:table-cell table:formula="of:=POWER([.C458]-6.75;2)" office:value-type="float" office:value="0.24671444966306" calcext:value-type="float">
            <text:p>0.246714449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119489" calcext:value-type="float">
            <text:p>7.119489</text:p>
          </table:table-cell>
          <table:table-cell office:value-type="float" office:value="6.092330125" calcext:value-type="float">
            <text:p>6.092330125</text:p>
          </table:table-cell>
          <table:table-cell/>
          <table:table-cell table:formula="of:=POWER([.C459]-6.75;2)" office:value-type="float" office:value="0.268149246663691" calcext:value-type="float">
            <text:p>0.268149246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313193" calcext:value-type="float">
            <text:p>6.313193</text:p>
          </table:table-cell>
          <table:table-cell office:value-type="float" office:value="6.19703575" calcext:value-type="float">
            <text:p>6.19703575</text:p>
          </table:table-cell>
          <table:table-cell/>
          <table:table-cell table:formula="of:=POWER([.C460]-6.75;2)" office:value-type="float" office:value="0.432529664482515" calcext:value-type="float">
            <text:p>0.432529664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667403" calcext:value-type="float">
            <text:p>5.667403</text:p>
          </table:table-cell>
          <table:table-cell office:value-type="float" office:value="6.3758787917" calcext:value-type="float">
            <text:p>6.3758787917</text:p>
          </table:table-cell>
          <table:table-cell/>
          <table:table-cell table:formula="of:=POWER([.C461]-6.75;2)" office:value-type="float" office:value="0.305769461778062" calcext:value-type="float">
            <text:p>0.305769461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973446" calcext:value-type="float">
            <text:p>5.973446</text:p>
          </table:table-cell>
          <table:table-cell office:value-type="float" office:value="6.58162975" calcext:value-type="float">
            <text:p>6.58162975</text:p>
          </table:table-cell>
          <table:table-cell/>
          <table:table-cell table:formula="of:=POWER([.C462]-6.75;2)" office:value-type="float" office:value="0.139966678499852" calcext:value-type="float">
            <text:p>0.139966678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0571" calcext:value-type="float">
            <text:p>6.60571</text:p>
          </table:table-cell>
          <table:table-cell office:value-type="float" office:value="6.7746289167" calcext:value-type="float">
            <text:p>6.7746289167</text:p>
          </table:table-cell>
          <table:table-cell/>
          <table:table-cell table:formula="of:=POWER([.C463]-6.75;2)" office:value-type="float" office:value="0.0283485410850624" calcext:value-type="float">
            <text:p>0.028348541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376901" calcext:value-type="float">
            <text:p>6.376901</text:p>
          </table:table-cell>
          <table:table-cell office:value-type="float" office:value="6.94128375" calcext:value-type="float">
            <text:p>6.94128375</text:p>
          </table:table-cell>
          <table:table-cell/>
          <table:table-cell table:formula="of:=POWER([.C464]-6.75;2)" office:value-type="float" office:value="0.00060658353781555" calcext:value-type="float">
            <text:p>0.000606583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919487" calcext:value-type="float">
            <text:p>5.919487</text:p>
          </table:table-cell>
          <table:table-cell office:value-type="float" office:value="7.1174722917" calcext:value-type="float">
            <text:p>7.1174722917</text:p>
          </table:table-cell>
          <table:table-cell/>
          <table:table-cell table:formula="of:=POWER([.C465]-6.75;2)" office:value-type="float" office:value="0.0365894730140626" calcext:value-type="float">
            <text:p>0.03658947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188014" calcext:value-type="float">
            <text:p>6.188014</text:p>
          </table:table-cell>
          <table:table-cell office:value-type="float" office:value="7.157277625" calcext:value-type="float">
            <text:p>7.157277625</text:p>
          </table:table-cell>
          <table:table-cell/>
          <table:table-cell table:formula="of:=POWER([.C466]-6.75;2)" office:value-type="float" office:value="0.13503588516725" calcext:value-type="float">
            <text:p>0.135035885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587221" calcext:value-type="float">
            <text:p>6.587221</text:p>
          </table:table-cell>
          <table:table-cell office:value-type="float" office:value="7.2290784167" calcext:value-type="float">
            <text:p>7.2290784167</text:p>
          </table:table-cell>
          <table:table-cell/>
          <table:table-cell table:formula="of:=POWER([.C467]-6.75;2)" office:value-type="float" office:value="0.165875063825641" calcext:value-type="float">
            <text:p>0.165875063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117663" calcext:value-type="float">
            <text:p>7.117663</text:p>
          </table:table-cell>
          <table:table-cell office:value-type="float" office:value="7.11881025" calcext:value-type="float">
            <text:p>7.11881025</text:p>
          </table:table-cell>
          <table:table-cell/>
          <table:table-cell table:formula="of:=POWER([.C468]-6.75;2)" office:value-type="float" office:value="0.229516129347779" calcext:value-type="float">
            <text:p>0.229516129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94249" calcext:value-type="float">
            <text:p>6.94249</text:p>
          </table:table-cell>
          <table:table-cell office:value-type="float" office:value="7.0255804583" calcext:value-type="float">
            <text:p>7.0255804583</text:p>
          </table:table-cell>
          <table:table-cell/>
          <table:table-cell table:formula="of:=POWER([.C469]-6.75;2)" office:value-type="float" office:value="0.136021000505063" calcext:value-type="float">
            <text:p>0.136021000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976069" calcext:value-type="float">
            <text:p>4.976069</text:p>
          </table:table-cell>
          <table:table-cell office:value-type="float" office:value="7.0577578333" calcext:value-type="float">
            <text:p>7.0577578333</text:p>
          </table:table-cell>
          <table:table-cell/>
          <table:table-cell table:formula="of:=POWER([.C470]-6.75;2)" office:value-type="float" office:value="0.0759445889968382" calcext:value-type="float">
            <text:p>0.07594458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794081" calcext:value-type="float">
            <text:p>4.794081</text:p>
          </table:table-cell>
          <table:table-cell office:value-type="float" office:value="7.190925375" calcext:value-type="float">
            <text:p>7.190925375</text:p>
          </table:table-cell>
          <table:table-cell/>
          <table:table-cell table:formula="of:=POWER([.C471]-6.75;2)" office:value-type="float" office:value="0.0947148839575107" calcext:value-type="float">
            <text:p>0.09471488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471026" calcext:value-type="float">
            <text:p>7.471026</text:p>
          </table:table-cell>
          <table:table-cell office:value-type="float" office:value="7.2982571667" calcext:value-type="float">
            <text:p>7.2982571667</text:p>
          </table:table-cell>
          <table:table-cell/>
          <table:table-cell table:formula="of:=POWER([.C472]-6.75;2)" office:value-type="float" office:value="0.194415186318891" calcext:value-type="float">
            <text:p>0.194415186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984066" calcext:value-type="float">
            <text:p>7.984066</text:p>
          </table:table-cell>
          <table:table-cell office:value-type="float" office:value="7.2355333333" calcext:value-type="float">
            <text:p>7.2355333333</text:p>
          </table:table-cell>
          <table:table-cell/>
          <table:table-cell table:formula="of:=POWER([.C473]-6.75;2)" office:value-type="float" office:value="0.300585920837912" calcext:value-type="float">
            <text:p>0.300585920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45474" calcext:value-type="float">
            <text:p>6.645474</text:p>
          </table:table-cell>
          <table:table-cell office:value-type="float" office:value="7.029944375" calcext:value-type="float">
            <text:p>7.029944375</text:p>
          </table:table-cell>
          <table:table-cell/>
          <table:table-cell table:formula="of:=POWER([.C474]-6.75;2)" office:value-type="float" office:value="0.235742617745409" calcext:value-type="float">
            <text:p>0.235742617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492673" calcext:value-type="float">
            <text:p>6.492673</text:p>
          </table:table-cell>
          <table:table-cell office:value-type="float" office:value="6.8730022917" calcext:value-type="float">
            <text:p>6.8730022917</text:p>
          </table:table-cell>
          <table:table-cell/>
          <table:table-cell table:formula="of:=POWER([.C475]-6.75;2)" office:value-type="float" office:value="0.0783688530941408" calcext:value-type="float">
            <text:p>0.078368853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106352" calcext:value-type="float">
            <text:p>6.106352</text:p>
          </table:table-cell>
          <table:table-cell office:value-type="float" office:value="6.945005875" calcext:value-type="float">
            <text:p>6.945005875</text:p>
          </table:table-cell>
          <table:table-cell/>
          <table:table-cell table:formula="of:=POWER([.C476]-6.75;2)" office:value-type="float" office:value="0.0151295637634518" calcext:value-type="float">
            <text:p>0.015129563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364272" calcext:value-type="float">
            <text:p>3.364272</text:p>
          </table:table-cell>
          <table:table-cell office:value-type="float" office:value="7.0778129583" calcext:value-type="float">
            <text:p>7.0778129583</text:p>
          </table:table-cell>
          <table:table-cell/>
          <table:table-cell table:formula="of:=POWER([.C477]-6.75;2)" office:value-type="float" office:value="0.0380272912845155" calcext:value-type="float">
            <text:p>0.038027291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.300549" calcext:value-type="float">
            <text:p>3.300549</text:p>
          </table:table-cell>
          <table:table-cell office:value-type="float" office:value="7.1308565833" calcext:value-type="float">
            <text:p>7.1308565833</text:p>
          </table:table-cell>
          <table:table-cell/>
          <table:table-cell table:formula="of:=POWER([.C478]-6.75;2)" office:value-type="float" office:value="0.107461335629398" calcext:value-type="float">
            <text:p>0.1074613356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05899" calcext:value-type="float">
            <text:p>6.705899</text:p>
          </table:table-cell>
          <table:table-cell office:value-type="float" office:value="7.032942625" calcext:value-type="float">
            <text:p>7.032942625</text:p>
          </table:table-cell>
          <table:table-cell/>
          <table:table-cell table:formula="of:=POWER([.C479]-6.75;2)" office:value-type="float" office:value="0.14505173704295" calcext:value-type="float">
            <text:p>0.14505173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015012" calcext:value-type="float">
            <text:p>8.015012</text:p>
          </table:table-cell>
          <table:table-cell office:value-type="float" office:value="7.00011275" calcext:value-type="float">
            <text:p>7.00011275</text:p>
          </table:table-cell>
          <table:table-cell/>
          <table:table-cell table:formula="of:=POWER([.C480]-6.75;2)" office:value-type="float" office:value="0.0800565290418909" calcext:value-type="float">
            <text:p>0.080056529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770909" calcext:value-type="float">
            <text:p>5.770909</text:p>
          </table:table-cell>
          <table:table-cell office:value-type="float" office:value="6.9652517083" calcext:value-type="float">
            <text:p>6.9652517083</text:p>
          </table:table-cell>
          <table:table-cell/>
          <table:table-cell table:formula="of:=POWER([.C481]-6.75;2)" office:value-type="float" office:value="0.0625563877125627" calcext:value-type="float">
            <text:p>0.062556387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778524" calcext:value-type="float">
            <text:p>3.778524</text:p>
          </table:table-cell>
          <table:table-cell office:value-type="float" office:value="7.0099288333" calcext:value-type="float">
            <text:p>7.0099288333</text:p>
          </table:table-cell>
          <table:table-cell/>
          <table:table-cell table:formula="of:=POWER([.C482]-6.75;2)" office:value-type="float" office:value="0.0463332979260684" calcext:value-type="float">
            <text:p>0.046333297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632424" calcext:value-type="float">
            <text:p>9.632424</text:p>
          </table:table-cell>
          <table:table-cell office:value-type="float" office:value="7.1188478333" calcext:value-type="float">
            <text:p>7.1188478333</text:p>
          </table:table-cell>
          <table:table-cell/>
          <table:table-cell table:formula="of:=POWER([.C483]-6.75;2)" office:value-type="float" office:value="0.0675629983806992" calcext:value-type="float">
            <text:p>0.067562998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.605426" calcext:value-type="float">
            <text:p>10.605426</text:p>
          </table:table-cell>
          <table:table-cell office:value-type="float" office:value="6.968838625" calcext:value-type="float">
            <text:p>6.968838625</text:p>
          </table:table-cell>
          <table:table-cell/>
          <table:table-cell table:formula="of:=POWER([.C484]-6.75;2)" office:value-type="float" office:value="0.136048724130105" calcext:value-type="float">
            <text:p>0.136048724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605426" calcext:value-type="float">
            <text:p>10.605426</text:p>
          </table:table-cell>
          <table:table-cell office:value-type="float" office:value="6.7833894583" calcext:value-type="float">
            <text:p>6.7833894583</text:p>
          </table:table-cell>
          <table:table-cell/>
          <table:table-cell table:formula="of:=POWER([.C485]-6.75;2)" office:value-type="float" office:value="0.0478903437918907" calcext:value-type="float">
            <text:p>0.047890343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605426" calcext:value-type="float">
            <text:p>10.605426</text:p>
          </table:table-cell>
          <table:table-cell office:value-type="float" office:value="6.6002011667" calcext:value-type="float">
            <text:p>6.6002011667</text:p>
          </table:table-cell>
          <table:table-cell/>
          <table:table-cell table:formula="of:=POWER([.C486]-6.75;2)" office:value-type="float" office:value="0.00111485592556746" calcext:value-type="float">
            <text:p>0.001114855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605426" calcext:value-type="float">
            <text:p>10.605426</text:p>
          </table:table-cell>
          <table:table-cell office:value-type="float" office:value="6.3994117083" calcext:value-type="float">
            <text:p>6.3994117083</text:p>
          </table:table-cell>
          <table:table-cell/>
          <table:table-cell table:formula="of:=POWER([.C487]-6.75;2)" office:value-type="float" office:value="0.0224396904580413" calcext:value-type="float">
            <text:p>0.022439690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.605426" calcext:value-type="float">
            <text:p>10.605426</text:p>
          </table:table-cell>
          <table:table-cell office:value-type="float" office:value="6.2218437083" calcext:value-type="float">
            <text:p>6.2218437083</text:p>
          </table:table-cell>
          <table:table-cell/>
          <table:table-cell table:formula="of:=POWER([.C488]-6.75;2)" office:value-type="float" office:value="0.122912150277124" calcext:value-type="float">
            <text:p>0.122912150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74815" calcext:value-type="float">
            <text:p>6.874815</text:p>
          </table:table-cell>
          <table:table-cell office:value-type="float" office:value="6.0673274583" calcext:value-type="float">
            <text:p>6.0673274583</text:p>
          </table:table-cell>
          <table:table-cell/>
          <table:table-cell table:formula="of:=POWER([.C489]-6.75;2)" office:value-type="float" office:value="0.278949068462296" calcext:value-type="float">
            <text:p>0.278949068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911233" calcext:value-type="float">
            <text:p>7.911233</text:p>
          </table:table-cell>
          <table:table-cell office:value-type="float" office:value="6.0581695" calcext:value-type="float">
            <text:p>6.0581695</text:p>
          </table:table-cell>
          <table:table-cell/>
          <table:table-cell table:formula="of:=POWER([.C490]-6.75;2)" office:value-type="float" office:value="0.466041799191138" calcext:value-type="float">
            <text:p>0.466041799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940785" calcext:value-type="float">
            <text:p>3.940785</text:p>
          </table:table-cell>
          <table:table-cell office:value-type="float" office:value="5.9962744167" calcext:value-type="float">
            <text:p>5.9962744167</text:p>
          </table:table-cell>
          <table:table-cell/>
          <table:table-cell table:formula="of:=POWER([.C491]-6.75;2)" office:value-type="float" office:value="0.47862944073025" calcext:value-type="float">
            <text:p>0.4786294407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880148" calcext:value-type="float">
            <text:p>4.880148</text:p>
          </table:table-cell>
          <table:table-cell office:value-type="float" office:value="6.1006839583" calcext:value-type="float">
            <text:p>6.1006839583</text:p>
          </table:table-cell>
          <table:table-cell/>
          <table:table-cell table:formula="of:=POWER([.C492]-6.75;2)" office:value-type="float" office:value="0.568102254920925" calcext:value-type="float">
            <text:p>0.568102254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714747" calcext:value-type="float">
            <text:p>7.714747</text:p>
          </table:table-cell>
          <table:table-cell office:value-type="float" office:value="6.1596417083" calcext:value-type="float">
            <text:p>6.1596417083</text:p>
          </table:table-cell>
          <table:table-cell/>
          <table:table-cell table:formula="of:=POWER([.C493]-6.75;2)" office:value-type="float" office:value="0.421611322008956" calcext:value-type="float">
            <text:p>0.42161132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17209" calcext:value-type="float">
            <text:p>8.17209</text:p>
          </table:table-cell>
          <table:table-cell office:value-type="float" office:value="6.1068183333" calcext:value-type="float">
            <text:p>6.1068183333</text:p>
          </table:table-cell>
          <table:table-cell/>
          <table:table-cell table:formula="of:=POWER([.C494]-6.75;2)" office:value-type="float" office:value="0.348522912578943" calcext:value-type="float">
            <text:p>0.3485229126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370044" calcext:value-type="float">
            <text:p>7.370044</text:p>
          </table:table-cell>
          <table:table-cell office:value-type="float" office:value="6.0548855" calcext:value-type="float">
            <text:p>6.0548855</text:p>
          </table:table-cell>
          <table:table-cell/>
          <table:table-cell table:formula="of:=POWER([.C495]-6.75;2)" office:value-type="float" office:value="0.41368265637899" calcext:value-type="float">
            <text:p>0.4136826564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965654" calcext:value-type="float">
            <text:p>5.965654</text:p>
          </table:table-cell>
          <table:table-cell office:value-type="float" office:value="6.036806125" calcext:value-type="float">
            <text:p>6.036806125</text:p>
          </table:table-cell>
          <table:table-cell/>
          <table:table-cell table:formula="of:=POWER([.C496]-6.75;2)" office:value-type="float" office:value="0.48318416811025" calcext:value-type="float">
            <text:p>0.483184168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049931" calcext:value-type="float">
            <text:p>3.049931</text:p>
          </table:table-cell>
          <table:table-cell office:value-type="float" office:value="6.065154125" calcext:value-type="float">
            <text:p>6.065154125</text:p>
          </table:table-cell>
          <table:table-cell/>
          <table:table-cell table:formula="of:=POWER([.C497]-6.75;2)" office:value-type="float" office:value="0.508645503337516" calcext:value-type="float">
            <text:p>0.508645503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878864" calcext:value-type="float">
            <text:p>2.878864</text:p>
          </table:table-cell>
          <table:table-cell office:value-type="float" office:value="6.20996375" calcext:value-type="float">
            <text:p>6.20996375</text:p>
          </table:table-cell>
          <table:table-cell/>
          <table:table-cell table:formula="of:=POWER([.C498]-6.75;2)" office:value-type="float" office:value="0.469013872504515" calcext:value-type="float">
            <text:p>0.469013872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220759" calcext:value-type="float">
            <text:p>8.220759</text:p>
          </table:table-cell>
          <table:table-cell office:value-type="float" office:value="6.3643015833" calcext:value-type="float">
            <text:p>6.3643015833</text:p>
          </table:table-cell>
          <table:table-cell/>
          <table:table-cell table:formula="of:=POWER([.C499]-6.75;2)" office:value-type="float" office:value="0.291639151314062" calcext:value-type="float">
            <text:p>0.291639151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293722" calcext:value-type="float">
            <text:p>9.293722</text:p>
          </table:table-cell>
          <table:table-cell office:value-type="float" office:value="6.291966125" calcext:value-type="float">
            <text:p>6.291966125</text:p>
          </table:table-cell>
          <table:table-cell/>
          <table:table-cell table:formula="of:=POWER([.C500]-6.75;2)" office:value-type="float" office:value="0.148763268644887" calcext:value-type="float">
            <text:p>0.148763268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637319" calcext:value-type="float">
            <text:p>4.637319</text:p>
          </table:table-cell>
          <table:table-cell office:value-type="float" office:value="6.18311125" calcext:value-type="float">
            <text:p>6.18311125</text:p>
          </table:table-cell>
          <table:table-cell/>
          <table:table-cell table:formula="of:=POWER([.C501]-6.75;2)" office:value-type="float" office:value="0.209795030647516" calcext:value-type="float">
            <text:p>0.209795030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950614" calcext:value-type="float">
            <text:p>0.950614</text:p>
          </table:table-cell>
          <table:table-cell office:value-type="float" office:value="6.28249325" calcext:value-type="float">
            <text:p>6.28249325</text:p>
          </table:table-cell>
          <table:table-cell/>
          <table:table-cell table:formula="of:=POWER([.C502]-6.75;2)" office:value-type="float" office:value="0.321362854876563" calcext:value-type="float">
            <text:p>0.3213628549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917982" calcext:value-type="float">
            <text:p>5.917982</text:p>
          </table:table-cell>
          <table:table-cell office:value-type="float" office:value="6.5311120833" calcext:value-type="float">
            <text:p>6.5311120833</text:p>
          </table:table-cell>
          <table:table-cell/>
          <table:table-cell table:formula="of:=POWER([.C503]-6.75;2)" office:value-type="float" office:value="0.218562561295563" calcext:value-type="float">
            <text:p>0.218562561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178347" calcext:value-type="float">
            <text:p>7.178347</text:p>
          </table:table-cell>
          <table:table-cell office:value-type="float" office:value="6.564041875" calcext:value-type="float">
            <text:p>6.564041875</text:p>
          </table:table-cell>
          <table:table-cell/>
          <table:table-cell table:formula="of:=POWER([.C504]-6.75;2)" office:value-type="float" office:value="0.0479119200772661" calcext:value-type="float">
            <text:p>0.047911920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84316" calcext:value-type="float">
            <text:p>6.84316</text:p>
          </table:table-cell>
          <table:table-cell office:value-type="float" office:value="6.5435329167" calcext:value-type="float">
            <text:p>6.5435329167</text:p>
          </table:table-cell>
          <table:table-cell/>
          <table:table-cell table:formula="of:=POWER([.C505]-6.75;2)" office:value-type="float" office:value="0.0345804242535156" calcext:value-type="float">
            <text:p>0.034580424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39258" calcext:value-type="float">
            <text:p>6.39258</text:p>
          </table:table-cell>
          <table:table-cell office:value-type="float" office:value="6.5356957917" calcext:value-type="float">
            <text:p>6.5356957917</text:p>
          </table:table-cell>
          <table:table-cell/>
          <table:table-cell table:formula="of:=POWER([.C506]-6.75;2)" office:value-type="float" office:value="0.042628656486409" calcext:value-type="float">
            <text:p>0.0426286565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032203" calcext:value-type="float">
            <text:p>6.032203</text:p>
          </table:table-cell>
          <table:table-cell office:value-type="float" office:value="6.5381500833" calcext:value-type="float">
            <text:p>6.5381500833</text:p>
          </table:table-cell>
          <table:table-cell/>
          <table:table-cell table:formula="of:=POWER([.C507]-6.75;2)" office:value-type="float" office:value="0.0459262936950897" calcext:value-type="float">
            <text:p>0.045926293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154646" calcext:value-type="float">
            <text:p>6.154646</text:p>
          </table:table-cell>
          <table:table-cell office:value-type="float" office:value="6.5582085417" calcext:value-type="float">
            <text:p>6.5582085417</text:p>
          </table:table-cell>
          <table:table-cell/>
          <table:table-cell table:formula="of:=POWER([.C508]-6.75;2)" office:value-type="float" office:value="0.0448803872057971" calcext:value-type="float">
            <text:p>0.044880387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208907" calcext:value-type="float">
            <text:p>6.208907</text:p>
          </table:table-cell>
          <table:table-cell office:value-type="float" office:value="6.589371625" calcext:value-type="float">
            <text:p>6.589371625</text:p>
          </table:table-cell>
          <table:table-cell/>
          <table:table-cell table:formula="of:=POWER([.C509]-6.75;2)" office:value-type="float" office:value="0.0367839634768406" calcext:value-type="float">
            <text:p>0.036783963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786479" calcext:value-type="float">
            <text:p>5.786479</text:p>
          </table:table-cell>
          <table:table-cell office:value-type="float" office:value="6.6102400833" calcext:value-type="float">
            <text:p>6.6102400833</text:p>
          </table:table-cell>
          <table:table-cell/>
          <table:table-cell table:formula="of:=POWER([.C510]-6.75;2)" office:value-type="float" office:value="0.0258014748551406" calcext:value-type="float">
            <text:p>0.0258014749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343794" calcext:value-type="float">
            <text:p>6.343794</text:p>
          </table:table-cell>
          <table:table-cell office:value-type="float" office:value="6.6363925" calcext:value-type="float">
            <text:p>6.6363925</text:p>
          </table:table-cell>
          <table:table-cell/>
          <table:table-cell table:formula="of:=POWER([.C511]-6.75;2)" office:value-type="float" office:value="0.019532834315991" calcext:value-type="float">
            <text:p>0.019532834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97036" calcext:value-type="float">
            <text:p>6.897036</text:p>
          </table:table-cell>
          <table:table-cell office:value-type="float" office:value="6.6553081667" calcext:value-type="float">
            <text:p>6.6553081667</text:p>
          </table:table-cell>
          <table:table-cell/>
          <table:table-cell table:formula="of:=POWER([.C512]-6.75;2)" office:value-type="float" office:value="0.0129066640562501" calcext:value-type="float">
            <text:p>0.012906664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55024" calcext:value-type="float">
            <text:p>6.655024</text:p>
          </table:table-cell>
          <table:table-cell office:value-type="float" office:value="6.6635415833" calcext:value-type="float">
            <text:p>6.6635415833</text:p>
          </table:table-cell>
          <table:table-cell/>
          <table:table-cell table:formula="of:=POWER([.C513]-6.75;2)" office:value-type="float" office:value="0.00896654329371494" calcext:value-type="float">
            <text:p>0.0089665433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425751" calcext:value-type="float">
            <text:p>6.425751</text:p>
          </table:table-cell>
          <table:table-cell office:value-type="float" office:value="6.667932875" calcext:value-type="float">
            <text:p>6.667932875</text:p>
          </table:table-cell>
          <table:table-cell/>
          <table:table-cell table:formula="of:=POWER([.C514]-6.75;2)" office:value-type="float" office:value="0.00747505781827088" calcext:value-type="float">
            <text:p>0.007475057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446614" calcext:value-type="float">
            <text:p>6.446614</text:p>
          </table:table-cell>
          <table:table-cell office:value-type="float" office:value="6.6727460417" calcext:value-type="float">
            <text:p>6.6727460417</text:p>
          </table:table-cell>
          <table:table-cell/>
          <table:table-cell table:formula="of:=POWER([.C515]-6.75;2)" office:value-type="float" office:value="0.00673501300576563" calcext:value-type="float">
            <text:p>0.00673501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295134" calcext:value-type="float">
            <text:p>6.295134</text:p>
          </table:table-cell>
          <table:table-cell office:value-type="float" office:value="6.6921661667" calcext:value-type="float">
            <text:p>6.6921661667</text:p>
          </table:table-cell>
          <table:table-cell/>
          <table:table-cell table:formula="of:=POWER([.C516]-6.75;2)" office:value-type="float" office:value="0.00596817407301814" calcext:value-type="float">
            <text:p>0.005968174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46986" calcext:value-type="float">
            <text:p>6.446986</text:p>
          </table:table-cell>
          <table:table-cell office:value-type="float" office:value="6.7180305" calcext:value-type="float">
            <text:p>6.7180305</text:p>
          </table:table-cell>
          <table:table-cell/>
          <table:table-cell table:formula="of:=POWER([.C517]-6.75;2)" office:value-type="float" office:value="0.0033447522741722" calcext:value-type="float">
            <text:p>0.003344752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925702" calcext:value-type="float">
            <text:p>6.925702</text:p>
          </table:table-cell>
          <table:table-cell office:value-type="float" office:value="6.7342264583" calcext:value-type="float">
            <text:p>6.7342264583</text:p>
          </table:table-cell>
          <table:table-cell/>
          <table:table-cell table:formula="of:=POWER([.C518]-6.75;2)" office:value-type="float" office:value="0.00102204893024998" calcext:value-type="float">
            <text:p>0.001022048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936139" calcext:value-type="float">
            <text:p>6.936139</text:p>
          </table:table-cell>
          <table:table-cell office:value-type="float" office:value="6.7493130417" calcext:value-type="float">
            <text:p>6.7493130417</text:p>
          </table:table-cell>
          <table:table-cell/>
          <table:table-cell table:formula="of:=POWER([.C519]-6.75;2)" office:value-type="float" office:value="0.000248804617761632" calcext:value-type="float">
            <text:p>0.000248804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46006" calcext:value-type="float">
            <text:p>6.646006</text:p>
          </table:table-cell>
          <table:table-cell office:value-type="float" office:value="6.7600695" calcext:value-type="float">
            <text:p>6.7600695</text:p>
          </table:table-cell>
          <table:table-cell/>
          <table:table-cell table:formula="of:=POWER([.C520]-6.75;2)" office:value-type="float" office:value="0.000000471911705939174" calcext:value-type="float">
            <text:p>4.71911705939174E-00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25362" calcext:value-type="float">
            <text:p>6.525362</text:p>
          </table:table-cell>
          <table:table-cell office:value-type="float" office:value="6.7516642917" calcext:value-type="float">
            <text:p>6.7516642917</text:p>
          </table:table-cell>
          <table:table-cell/>
          <table:table-cell table:formula="of:=POWER([.C521]-6.75;2)" office:value-type="float" office:value="0.000101394830250004" calcext:value-type="float">
            <text:p>0.000101394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82972" calcext:value-type="float">
            <text:p>6.582972</text:p>
          </table:table-cell>
          <table:table-cell office:value-type="float" office:value="6.747479625" calcext:value-type="float">
            <text:p>6.747479625</text:p>
          </table:table-cell>
          <table:table-cell/>
          <table:table-cell table:formula="of:=POWER([.C522]-6.75;2)" office:value-type="float" office:value="0.00000276986686268903" calcext:value-type="float">
            <text:p>2.76986686268903E-00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484708" calcext:value-type="float">
            <text:p>6.484708</text:p>
          </table:table-cell>
          <table:table-cell office:value-type="float" office:value="6.7687678333" calcext:value-type="float">
            <text:p>6.7687678333</text:p>
          </table:table-cell>
          <table:table-cell/>
          <table:table-cell table:formula="of:=POWER([.C523]-6.75;2)" office:value-type="float" office:value="0.00000635229014062286" calcext:value-type="float">
            <text:p>6.35229014062286E-00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81205" calcext:value-type="float">
            <text:p>6.681205</text:p>
          </table:table-cell>
          <table:table-cell office:value-type="float" office:value="6.8054717083" calcext:value-type="float">
            <text:p>6.8054717083</text:p>
          </table:table-cell>
          <table:table-cell/>
          <table:table-cell table:formula="of:=POWER([.C524]-6.75;2)" office:value-type="float" office:value="0.000352231566776592" calcext:value-type="float">
            <text:p>0.000352231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022487" calcext:value-type="float">
            <text:p>7.022487</text:p>
          </table:table-cell>
          <table:table-cell office:value-type="float" office:value="6.8159457083" calcext:value-type="float">
            <text:p>6.8159457083</text:p>
          </table:table-cell>
          <table:table-cell/>
          <table:table-cell table:formula="of:=POWER([.C525]-6.75;2)" office:value-type="float" office:value="0.00307711042172027" calcext:value-type="float">
            <text:p>0.003077110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917466" calcext:value-type="float">
            <text:p>6.917466</text:p>
          </table:table-cell>
          <table:table-cell office:value-type="float" office:value="6.7818875" calcext:value-type="float">
            <text:p>6.7818875</text:p>
          </table:table-cell>
          <table:table-cell/>
          <table:table-cell table:formula="of:=POWER([.C526]-6.75;2)" office:value-type="float" office:value="0.00434883644318871" calcext:value-type="float">
            <text:p>0.004348836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08297" calcext:value-type="float">
            <text:p>6.708297</text:p>
          </table:table-cell>
          <table:table-cell office:value-type="float" office:value="6.7560425833" calcext:value-type="float">
            <text:p>6.7560425833</text:p>
          </table:table-cell>
          <table:table-cell/>
          <table:table-cell table:formula="of:=POWER([.C527]-6.75;2)" office:value-type="float" office:value="0.00101681265624999" calcext:value-type="float">
            <text:p>0.001016812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86132" calcext:value-type="float">
            <text:p>6.686132</text:p>
          </table:table-cell>
          <table:table-cell office:value-type="float" office:value="6.7700465" calcext:value-type="float">
            <text:p>6.7700465</text:p>
          </table:table-cell>
          <table:table-cell/>
          <table:table-cell table:formula="of:=POWER([.C528]-6.75;2)" office:value-type="float" office:value="0.0000365128129374411" calcext:value-type="float">
            <text:p>3.65128129374411E-00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55069" calcext:value-type="float">
            <text:p>6.655069</text:p>
          </table:table-cell>
          <table:table-cell office:value-type="float" office:value="6.787980375" calcext:value-type="float">
            <text:p>6.787980375</text:p>
          </table:table-cell>
          <table:table-cell/>
          <table:table-cell table:formula="of:=POWER([.C529]-6.75;2)" office:value-type="float" office:value="0.000401862162250012" calcext:value-type="float">
            <text:p>0.000401862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451483" calcext:value-type="float">
            <text:p>6.451483</text:p>
          </table:table-cell>
          <table:table-cell office:value-type="float" office:value="6.7917847083" calcext:value-type="float">
            <text:p>6.7917847083</text:p>
          </table:table-cell>
          <table:table-cell/>
          <table:table-cell table:formula="of:=POWER([.C530]-6.75;2)" office:value-type="float" office:value="0.00144250888514063" calcext:value-type="float">
            <text:p>0.001442508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513606" calcext:value-type="float">
            <text:p>6.513606</text:p>
          </table:table-cell>
          <table:table-cell office:value-type="float" office:value="6.8083855" calcext:value-type="float">
            <text:p>6.8083855</text:p>
          </table:table-cell>
          <table:table-cell/>
          <table:table-cell table:formula="of:=POWER([.C531]-6.75;2)" office:value-type="float" office:value="0.00174596184771607" calcext:value-type="float">
            <text:p>0.001745961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90256" calcext:value-type="float">
            <text:p>6.90256</text:p>
          </table:table-cell>
          <table:table-cell office:value-type="float" office:value="6.8264512917" calcext:value-type="float">
            <text:p>6.8264512917</text:p>
          </table:table-cell>
          <table:table-cell/>
          <table:table-cell table:formula="of:=POWER([.C532]-6.75;2)" office:value-type="float" office:value="0.00340886661025" calcext:value-type="float">
            <text:p>0.00340886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0975" calcext:value-type="float">
            <text:p>6.70975</text:p>
          </table:table-cell>
          <table:table-cell office:value-type="float" office:value="6.8213453333" calcext:value-type="float">
            <text:p>6.8213453333</text:p>
          </table:table-cell>
          <table:table-cell/>
          <table:table-cell table:formula="of:=POWER([.C533]-6.75;2)" office:value-type="float" office:value="0.00584480000259845" calcext:value-type="float">
            <text:p>0.0058448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414137" calcext:value-type="float">
            <text:p>6.414137</text:p>
          </table:table-cell>
          <table:table-cell office:value-type="float" office:value="6.825468" calcext:value-type="float">
            <text:p>6.825468</text:p>
          </table:table-cell>
          <table:table-cell/>
          <table:table-cell table:formula="of:=POWER([.C534]-6.75;2)" office:value-type="float" office:value="0.00509015658368809" calcext:value-type="float">
            <text:p>0.005090156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9777" calcext:value-type="float">
            <text:p>6.79777</text:p>
          </table:table-cell>
          <table:table-cell office:value-type="float" office:value="6.850205625" calcext:value-type="float">
            <text:p>6.850205625</text:p>
          </table:table-cell>
          <table:table-cell/>
          <table:table-cell table:formula="of:=POWER([.C535]-6.75;2)" office:value-type="float" office:value="0.00569541902399998" calcext:value-type="float">
            <text:p>0.00569541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094638" calcext:value-type="float">
            <text:p>7.094638</text:p>
          </table:table-cell>
          <table:table-cell office:value-type="float" office:value="6.85900375" calcext:value-type="float">
            <text:p>6.85900375</text:p>
          </table:table-cell>
          <table:table-cell/>
          <table:table-cell table:formula="of:=POWER([.C536]-6.75;2)" office:value-type="float" office:value="0.0100411672816406" calcext:value-type="float">
            <text:p>0.010041167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60415" calcext:value-type="float">
            <text:p>6.760415</text:p>
          </table:table-cell>
          <table:table-cell office:value-type="float" office:value="6.8486747083" calcext:value-type="float">
            <text:p>6.8486747083</text:p>
          </table:table-cell>
          <table:table-cell/>
          <table:table-cell table:formula="of:=POWER([.C537]-6.75;2)" office:value-type="float" office:value="0.0118818175140626" calcext:value-type="float">
            <text:p>0.011881817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541267" calcext:value-type="float">
            <text:p>6.541267</text:p>
          </table:table-cell>
          <table:table-cell office:value-type="float" office:value="6.8422539167" calcext:value-type="float">
            <text:p>6.8422539167</text:p>
          </table:table-cell>
          <table:table-cell/>
          <table:table-cell table:formula="of:=POWER([.C538]-6.75;2)" office:value-type="float" office:value="0.00973669805809007" calcext:value-type="float">
            <text:p>0.009736698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912697" calcext:value-type="float">
            <text:p>6.912697</text:p>
          </table:table-cell>
          <table:table-cell office:value-type="float" office:value="6.8444012917" calcext:value-type="float">
            <text:p>6.8444012917</text:p>
          </table:table-cell>
          <table:table-cell/>
          <table:table-cell table:formula="of:=POWER([.C539]-6.75;2)" office:value-type="float" office:value="0.00851078514649051" calcext:value-type="float">
            <text:p>0.008510785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915878" calcext:value-type="float">
            <text:p>6.915878</text:p>
          </table:table-cell>
          <table:table-cell office:value-type="float" office:value="6.836186375" calcext:value-type="float">
            <text:p>6.836186375</text:p>
          </table:table-cell>
          <table:table-cell/>
          <table:table-cell table:formula="of:=POWER([.C540]-6.75;2)" office:value-type="float" office:value="0.00891160387462843" calcext:value-type="float">
            <text:p>0.0089116039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35689" calcext:value-type="float">
            <text:p>6.835689</text:p>
          </table:table-cell>
          <table:table-cell office:value-type="float" office:value="6.8161340833" calcext:value-type="float">
            <text:p>6.8161340833</text:p>
          </table:table-cell>
          <table:table-cell/>
          <table:table-cell table:formula="of:=POWER([.C541]-6.75;2)" office:value-type="float" office:value="0.00742809123564071" calcext:value-type="float">
            <text:p>0.007428091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28778" calcext:value-type="float">
            <text:p>7.28778</text:p>
          </table:table-cell>
          <table:table-cell office:value-type="float" office:value="6.796318875" calcext:value-type="float">
            <text:p>6.796318875</text:p>
          </table:table-cell>
          <table:table-cell/>
          <table:table-cell table:formula="of:=POWER([.C542]-6.75;2)" office:value-type="float" office:value="0.0043737169739313" calcext:value-type="float">
            <text:p>0.00437371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194294" calcext:value-type="float">
            <text:p>7.194294</text:p>
          </table:table-cell>
          <table:table-cell office:value-type="float" office:value="6.7708002083" calcext:value-type="float">
            <text:p>6.7708002083</text:p>
          </table:table-cell>
          <table:table-cell/>
          <table:table-cell table:formula="of:=POWER([.C543]-6.75;2)" office:value-type="float" office:value="0.00214543818126561" calcext:value-type="float">
            <text:p>0.002145438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444281" calcext:value-type="float">
            <text:p>6.444281</text:p>
          </table:table-cell>
          <table:table-cell office:value-type="float" office:value="6.744493125" calcext:value-type="float">
            <text:p>6.744493125</text:p>
          </table:table-cell>
          <table:table-cell/>
          <table:table-cell table:formula="of:=POWER([.C544]-6.75;2)" office:value-type="float" office:value="0.000432648665323382" calcext:value-type="float">
            <text:p>0.000432648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42493" calcext:value-type="float">
            <text:p>6.42493</text:p>
          </table:table-cell>
          <table:table-cell office:value-type="float" office:value="6.7426610417" calcext:value-type="float">
            <text:p>6.7426610417</text:p>
          </table:table-cell>
          <table:table-cell/>
          <table:table-cell table:formula="of:=POWER([.C545]-6.75;2)" office:value-type="float" office:value="0.0000303256722656252" calcext:value-type="float">
            <text:p>3.03256722656252E-00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093889" calcext:value-type="float">
            <text:p>7.093889</text:p>
          </table:table-cell>
          <table:table-cell office:value-type="float" office:value="6.73777775" calcext:value-type="float">
            <text:p>6.73777775</text:p>
          </table:table-cell>
          <table:table-cell/>
          <table:table-cell table:formula="of:=POWER([.C546]-6.75;2)" office:value-type="float" office:value="0.0000538603089291402" calcext:value-type="float">
            <text:p>5.38603089291402E-00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365601" calcext:value-type="float">
            <text:p>7.365601</text:p>
          </table:table-cell>
          <table:table-cell office:value-type="float" office:value="6.70639775" calcext:value-type="float">
            <text:p>6.70639775</text:p>
          </table:table-cell>
          <table:table-cell/>
          <table:table-cell table:formula="of:=POWER([.C547]-6.75;2)" office:value-type="float" office:value="0.000149383395062494" calcext:value-type="float">
            <text:p>0.0001493834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932581" calcext:value-type="float">
            <text:p>6.932581</text:p>
          </table:table-cell>
          <table:table-cell office:value-type="float" office:value="6.678584375" calcext:value-type="float">
            <text:p>6.678584375</text:p>
          </table:table-cell>
          <table:table-cell/>
          <table:table-cell table:formula="of:=POWER([.C548]-6.75;2)" office:value-type="float" office:value="0.00190115620506252" calcext:value-type="float">
            <text:p>0.0019011562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20509" calcext:value-type="float">
            <text:p>6.20509</text:p>
          </table:table-cell>
          <table:table-cell office:value-type="float" office:value="6.6708153333" calcext:value-type="float">
            <text:p>6.6708153333</text:p>
          </table:table-cell>
          <table:table-cell/>
          <table:table-cell table:formula="of:=POWER([.C549]-6.75;2)" office:value-type="float" office:value="0.00510019149414065" calcext:value-type="float">
            <text:p>0.005100191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297188" calcext:value-type="float">
            <text:p>6.297188</text:p>
          </table:table-cell>
          <table:table-cell office:value-type="float" office:value="6.69368825" calcext:value-type="float">
            <text:p>6.69368825</text:p>
          </table:table-cell>
          <table:table-cell/>
          <table:table-cell table:formula="of:=POWER([.C550]-6.75;2)" office:value-type="float" office:value="0.00627021144039006" calcext:value-type="float">
            <text:p>0.006270211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044391" calcext:value-type="float">
            <text:p>7.044391</text:p>
          </table:table-cell>
          <table:table-cell office:value-type="float" office:value="6.711135875" calcext:value-type="float">
            <text:p>6.711135875</text:p>
          </table:table-cell>
          <table:table-cell/>
          <table:table-cell table:formula="of:=POWER([.C551]-6.75;2)" office:value-type="float" office:value="0.00317101318806249" calcext:value-type="float">
            <text:p>0.003171013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116545" calcext:value-type="float">
            <text:p>7.116545</text:p>
          </table:table-cell>
          <table:table-cell office:value-type="float" office:value="6.6765711667" calcext:value-type="float">
            <text:p>6.6765711667</text:p>
          </table:table-cell>
          <table:table-cell/>
          <table:table-cell table:formula="of:=POWER([.C552]-6.75;2)" office:value-type="float" office:value="0.00151042021201562" calcext:value-type="float">
            <text:p>0.001510420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46373" calcext:value-type="float">
            <text:p>6.746373</text:p>
          </table:table-cell>
          <table:table-cell office:value-type="float" office:value="6.6458140833" calcext:value-type="float">
            <text:p>6.6458140833</text:p>
          </table:table-cell>
          <table:table-cell/>
          <table:table-cell table:formula="of:=POWER([.C553]-6.75;2)" office:value-type="float" office:value="0.00539179355979911" calcext:value-type="float">
            <text:p>0.0053917936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49902" calcext:value-type="float">
            <text:p>6.849902</text:p>
          </table:table-cell>
          <table:table-cell office:value-type="float" office:value="6.6535370417" calcext:value-type="float">
            <text:p>6.6535370417</text:p>
          </table:table-cell>
          <table:table-cell/>
          <table:table-cell table:formula="of:=POWER([.C554]-6.75;2)" office:value-type="float" office:value="0.0108547052386193" calcext:value-type="float">
            <text:p>0.010854705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947185" calcext:value-type="float">
            <text:p>6.947185</text:p>
          </table:table-cell>
          <table:table-cell office:value-type="float" office:value="6.6383100833" calcext:value-type="float">
            <text:p>6.6383100833</text:p>
          </table:table-cell>
          <table:table-cell/>
          <table:table-cell table:formula="of:=POWER([.C555]-6.75;2)" office:value-type="float" office:value="0.00930510232398755" calcext:value-type="float">
            <text:p>0.009305102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80017" calcext:value-type="float">
            <text:p>6.780017</text:p>
          </table:table-cell>
          <table:table-cell office:value-type="float" office:value="6.5968344583" calcext:value-type="float">
            <text:p>6.5968344583</text:p>
          </table:table-cell>
          <table:table-cell/>
          <table:table-cell table:formula="of:=POWER([.C556]-6.75;2)" office:value-type="float" office:value="0.0124746374924529" calcext:value-type="float">
            <text:p>0.012474637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08694" calcext:value-type="float">
            <text:p>6.808694</text:p>
          </table:table-cell>
          <table:table-cell office:value-type="float" office:value="6.5770895833" calcext:value-type="float">
            <text:p>6.5770895833</text:p>
          </table:table-cell>
          <table:table-cell/>
          <table:table-cell table:formula="of:=POWER([.C557]-6.75;2)" office:value-type="float" office:value="0.0234596831642544" calcext:value-type="float">
            <text:p>0.023459683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00784" calcext:value-type="float">
            <text:p>7.00784</text:p>
          </table:table-cell>
          <table:table-cell office:value-type="float" office:value="6.5673815417" calcext:value-type="float">
            <text:p>6.5673815417</text:p>
          </table:table-cell>
          <table:table-cell/>
          <table:table-cell table:formula="of:=POWER([.C558]-6.75;2)" office:value-type="float" office:value="0.0298980122033675" calcext:value-type="float">
            <text:p>0.029898012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008925" calcext:value-type="float">
            <text:p>7.008925</text:p>
          </table:table-cell>
          <table:table-cell office:value-type="float" office:value="6.5443663333" calcext:value-type="float">
            <text:p>6.5443663333</text:p>
          </table:table-cell>
          <table:table-cell/>
          <table:table-cell table:formula="of:=POWER([.C559]-6.75;2)" office:value-type="float" office:value="0.033349501311869" calcext:value-type="float">
            <text:p>0.033349501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46741" calcext:value-type="float">
            <text:p>6.846741</text:p>
          </table:table-cell>
          <table:table-cell office:value-type="float" office:value="6.51978575" calcext:value-type="float">
            <text:p>6.51978575</text:p>
          </table:table-cell>
          <table:table-cell/>
          <table:table-cell table:formula="of:=POWER([.C560]-6.75;2)" office:value-type="float" office:value="0.0422852048804866" calcext:value-type="float">
            <text:p>0.0422852049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06316" calcext:value-type="float">
            <text:p>6.606316</text:p>
          </table:table-cell>
          <table:table-cell office:value-type="float" office:value="6.5156929167" calcext:value-type="float">
            <text:p>6.5156929167</text:p>
          </table:table-cell>
          <table:table-cell/>
          <table:table-cell table:formula="of:=POWER([.C561]-6.75;2)" office:value-type="float" office:value="0.0529986009030623" calcext:value-type="float">
            <text:p>0.0529986009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92804" calcext:value-type="float">
            <text:p>6.592804</text:p>
          </table:table-cell>
          <table:table-cell office:value-type="float" office:value="6.5312746667" calcext:value-type="float">
            <text:p>6.5312746667</text:p>
          </table:table-cell>
          <table:table-cell/>
          <table:table-cell table:formula="of:=POWER([.C562]-6.75;2)" office:value-type="float" office:value="0.0548998092845532" calcext:value-type="float">
            <text:p>0.05489980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15539" calcext:value-type="float">
            <text:p>6.715539</text:p>
          </table:table-cell>
          <table:table-cell office:value-type="float" office:value="6.527150125" calcext:value-type="float">
            <text:p>6.527150125</text:p>
          </table:table-cell>
          <table:table-cell/>
          <table:table-cell table:formula="of:=POWER([.C563]-6.75;2)" office:value-type="float" office:value="0.0478407714271961" calcext:value-type="float">
            <text:p>0.047840771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434623" calcext:value-type="float">
            <text:p>6.434623</text:p>
          </table:table-cell>
          <table:table-cell office:value-type="float" office:value="6.520953125" calcext:value-type="float">
            <text:p>6.520953125</text:p>
          </table:table-cell>
          <table:table-cell/>
          <table:table-cell table:formula="of:=POWER([.C564]-6.75;2)" office:value-type="float" office:value="0.0496620667875155" calcext:value-type="float">
            <text:p>0.049662066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360124" calcext:value-type="float">
            <text:p>6.360124</text:p>
          </table:table-cell>
          <table:table-cell office:value-type="float" office:value="6.5144741667" calcext:value-type="float">
            <text:p>6.5144741667</text:p>
          </table:table-cell>
          <table:table-cell/>
          <table:table-cell table:formula="of:=POWER([.C565]-6.75;2)" office:value-type="float" office:value="0.0524624709472656" calcext:value-type="float">
            <text:p>0.052462470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75332" calcext:value-type="float">
            <text:p>6.675332</text:p>
          </table:table-cell>
          <table:table-cell office:value-type="float" office:value="6.3634647917" calcext:value-type="float">
            <text:p>6.3634647917</text:p>
          </table:table-cell>
          <table:table-cell/>
          <table:table-cell table:formula="of:=POWER([.C566]-6.75;2)" office:value-type="float" office:value="0.0554724181516592" calcext:value-type="float">
            <text:p>0.055472418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562924" calcext:value-type="float">
            <text:p>6.562924</text:p>
          </table:table-cell>
          <table:table-cell office:value-type="float" office:value="6.1146101667" calcext:value-type="float">
            <text:p>6.1146101667</text:p>
          </table:table-cell>
          <table:table-cell/>
          <table:table-cell table:formula="of:=POWER([.C567]-6.75;2)" office:value-type="float" office:value="0.149409467255524" calcext:value-type="float">
            <text:p>0.149409467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400311" calcext:value-type="float">
            <text:p>6.400311</text:p>
          </table:table-cell>
          <table:table-cell office:value-type="float" office:value="6.1160735833" calcext:value-type="float">
            <text:p>6.1160735833</text:p>
          </table:table-cell>
          <table:table-cell/>
          <table:table-cell table:formula="of:=POWER([.C568]-6.75;2)" office:value-type="float" office:value="0.403720240261001" calcext:value-type="float">
            <text:p>0.403720240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307731" calcext:value-type="float">
            <text:p>6.307731</text:p>
          </table:table-cell>
          <table:table-cell office:value-type="float" office:value="6.2024675833" calcext:value-type="float">
            <text:p>6.2024675833</text:p>
          </table:table-cell>
          <table:table-cell/>
          <table:table-cell table:formula="of:=POWER([.C569]-6.75;2)" office:value-type="float" office:value="0.401862701790102" calcext:value-type="float">
            <text:p>0.401862701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340769" calcext:value-type="float">
            <text:p>6.340769</text:p>
          </table:table-cell>
          <table:table-cell office:value-type="float" office:value="6.27004925" calcext:value-type="float">
            <text:p>6.27004925</text:p>
          </table:table-cell>
          <table:table-cell/>
          <table:table-cell table:formula="of:=POWER([.C570]-6.75;2)" office:value-type="float" office:value="0.299791747337343" calcext:value-type="float">
            <text:p>0.299791747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9808" calcext:value-type="float">
            <text:p>6.69808</text:p>
          </table:table-cell>
          <table:table-cell office:value-type="float" office:value="6.3078372917" calcext:value-type="float">
            <text:p>6.3078372917</text:p>
          </table:table-cell>
          <table:table-cell/>
          <table:table-cell table:formula="of:=POWER([.C571]-6.75;2)" office:value-type="float" office:value="0.230352722425563" calcext:value-type="float">
            <text:p>0.230352722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46124" calcext:value-type="float">
            <text:p>6.746124</text:p>
          </table:table-cell>
          <table:table-cell office:value-type="float" office:value="6.2901304167" calcext:value-type="float">
            <text:p>6.2901304167</text:p>
          </table:table-cell>
          <table:table-cell/>
          <table:table-cell table:formula="of:=POWER([.C572]-6.75;2)" office:value-type="float" office:value="0.195507860611191" calcext:value-type="float">
            <text:p>0.195507860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5404" calcext:value-type="float">
            <text:p>6.75404</text:p>
          </table:table-cell>
          <table:table-cell office:value-type="float" office:value="6.1927077917" calcext:value-type="float">
            <text:p>6.1927077917</text:p>
          </table:table-cell>
          <table:table-cell/>
          <table:table-cell table:formula="of:=POWER([.C573]-6.75;2)" office:value-type="float" office:value="0.211480033644515" calcext:value-type="float">
            <text:p>0.211480033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15931" calcext:value-type="float">
            <text:p>6.715931</text:p>
          </table:table-cell>
          <table:table-cell office:value-type="float" office:value="6.11088225" calcext:value-type="float">
            <text:p>6.11088225</text:p>
          </table:table-cell>
          <table:table-cell/>
          <table:table-cell table:formula="of:=POWER([.C574]-6.75;2)" office:value-type="float" office:value="0.31057460543189" calcext:value-type="float">
            <text:p>0.3105746054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214838" calcext:value-type="float">
            <text:p>6.214838</text:p>
          </table:table-cell>
          <table:table-cell office:value-type="float" office:value="6.0729350417" calcext:value-type="float">
            <text:p>6.0729350417</text:p>
          </table:table-cell>
          <table:table-cell/>
          <table:table-cell table:formula="of:=POWER([.C575]-6.75;2)" office:value-type="float" office:value="0.408471498365062" calcext:value-type="float">
            <text:p>0.408471498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378375" calcext:value-type="float">
            <text:p>6.378375</text:p>
          </table:table-cell>
          <table:table-cell office:value-type="float" office:value="5.926154375" calcext:value-type="float">
            <text:p>5.926154375</text:p>
          </table:table-cell>
          <table:table-cell/>
          <table:table-cell table:formula="of:=POWER([.C576]-6.75;2)" office:value-type="float" office:value="0.458416957757781" calcext:value-type="float">
            <text:p>0.458416957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931724" calcext:value-type="float">
            <text:p>6.931724</text:p>
          </table:table-cell>
          <table:table-cell office:value-type="float" office:value="5.7725596667" calcext:value-type="float">
            <text:p>5.7725596667</text:p>
          </table:table-cell>
          <table:table-cell/>
          <table:table-cell table:formula="of:=POWER([.C577]-6.75;2)" office:value-type="float" office:value="0.67872161383164" calcext:value-type="float">
            <text:p>0.678721613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484455" calcext:value-type="float">
            <text:p>6.484455</text:p>
          </table:table-cell>
          <table:table-cell office:value-type="float" office:value="5.6697384583" calcext:value-type="float">
            <text:p>5.6697384583</text:p>
          </table:table-cell>
          <table:table-cell/>
          <table:table-cell table:formula="of:=POWER([.C578]-6.75;2)" office:value-type="float" office:value="0.955389605161614" calcext:value-type="float">
            <text:p>0.955389605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95177" calcext:value-type="float">
            <text:p>5.95177</text:p>
          </table:table-cell>
          <table:table-cell office:value-type="float" office:value="5.867649125" calcext:value-type="float">
            <text:p>5.867649125</text:p>
          </table:table-cell>
          <table:table-cell/>
          <table:table-cell table:formula="of:=POWER([.C579]-6.75;2)" office:value-type="float" office:value="1.16696499847606" calcext:value-type="float">
            <text:p>1.1669649985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30614" calcext:value-type="float">
            <text:p>6.30614</text:p>
          </table:table-cell>
          <table:table-cell office:value-type="float" office:value="6.351379125" calcext:value-type="float">
            <text:p>6.351379125</text:p>
          </table:table-cell>
          <table:table-cell/>
          <table:table-cell table:formula="of:=POWER([.C580]-6.75;2)" office:value-type="float" office:value="0.778543066613266" calcext:value-type="float">
            <text:p>0.778543066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75701" calcext:value-type="float">
            <text:p>6.575701</text:p>
          </table:table-cell>
          <table:table-cell office:value-type="float" office:value="6.70862825" calcext:value-type="float">
            <text:p>6.70862825</text:p>
          </table:table-cell>
          <table:table-cell/>
          <table:table-cell table:formula="of:=POWER([.C581]-6.75;2)" office:value-type="float" office:value="0.158898601985765" calcext:value-type="float">
            <text:p>0.15889860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455475" calcext:value-type="float">
            <text:p>6.455475</text:p>
          </table:table-cell>
          <table:table-cell office:value-type="float" office:value="7.00981225" calcext:value-type="float">
            <text:p>7.00981225</text:p>
          </table:table-cell>
          <table:table-cell/>
          <table:table-cell table:formula="of:=POWER([.C582]-6.75;2)" office:value-type="float" office:value="0.00171162169806248" calcext:value-type="float">
            <text:p>0.0017116217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418991" calcext:value-type="float">
            <text:p>6.418991</text:p>
          </table:table-cell>
          <table:table-cell office:value-type="float" office:value="7.0985877917" calcext:value-type="float">
            <text:p>7.0985877917</text:p>
          </table:table-cell>
          <table:table-cell/>
          <table:table-cell table:formula="of:=POWER([.C583]-6.75;2)" office:value-type="float" office:value="0.0675024052500627" calcext:value-type="float">
            <text:p>0.067502405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48513" calcext:value-type="float">
            <text:p>6.748513</text:p>
          </table:table-cell>
          <table:table-cell office:value-type="float" office:value="6.967451" calcext:value-type="float">
            <text:p>6.967451</text:p>
          </table:table-cell>
          <table:table-cell/>
          <table:table-cell table:formula="of:=POWER([.C584]-6.75;2)" office:value-type="float" office:value="0.121513448522283" calcext:value-type="float">
            <text:p>0.121513448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980278" calcext:value-type="float">
            <text:p>6.980278</text:p>
          </table:table-cell>
          <table:table-cell office:value-type="float" office:value="6.822584125" calcext:value-type="float">
            <text:p>6.822584125</text:p>
          </table:table-cell>
          <table:table-cell/>
          <table:table-cell table:formula="of:=POWER([.C585]-6.75;2)" office:value-type="float" office:value="0.0472849374009998" calcext:value-type="float">
            <text:p>0.047284937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493815" calcext:value-type="float">
            <text:p>6.493815</text:p>
          </table:table-cell>
          <table:table-cell office:value-type="float" office:value="6.7816007917" calcext:value-type="float">
            <text:p>6.7816007917</text:p>
          </table:table-cell>
          <table:table-cell/>
          <table:table-cell table:formula="of:=POWER([.C586]-6.75;2)" office:value-type="float" office:value="0.00526845520201558" calcext:value-type="float">
            <text:p>0.005268455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66811" calcext:value-type="float">
            <text:p>6.566811</text:p>
          </table:table-cell>
          <table:table-cell office:value-type="float" office:value="6.8287533333" calcext:value-type="float">
            <text:p>6.8287533333</text:p>
          </table:table-cell>
          <table:table-cell/>
          <table:table-cell table:formula="of:=POWER([.C587]-6.75;2)" office:value-type="float" office:value="0.00099861003606678" calcext:value-type="float">
            <text:p>0.0009986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279128" calcext:value-type="float">
            <text:p>6.279128</text:p>
          </table:table-cell>
          <table:table-cell office:value-type="float" office:value="6.8109504583" calcext:value-type="float">
            <text:p>6.8109504583</text:p>
          </table:table-cell>
          <table:table-cell/>
          <table:table-cell table:formula="of:=POWER([.C588]-6.75;2)" office:value-type="float" office:value="0.00620208750586087" calcext:value-type="float">
            <text:p>0.006202087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735899" calcext:value-type="float">
            <text:p>2.735899</text:p>
          </table:table-cell>
          <table:table-cell office:value-type="float" office:value="6.7351707917" calcext:value-type="float">
            <text:p>6.7351707917</text:p>
          </table:table-cell>
          <table:table-cell/>
          <table:table-cell table:formula="of:=POWER([.C589]-6.75;2)" office:value-type="float" office:value="0.00371495836698001" calcext:value-type="float">
            <text:p>0.003714958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702821" calcext:value-type="float">
            <text:p>0.702821</text:p>
          </table:table-cell>
          <table:table-cell office:value-type="float" office:value="6.8326835833" calcext:value-type="float">
            <text:p>6.8326835833</text:p>
          </table:table-cell>
          <table:table-cell/>
          <table:table-cell table:formula="of:=POWER([.C590]-6.75;2)" office:value-type="float" office:value="0.000219905418804792" calcext:value-type="float">
            <text:p>0.000219905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598046" calcext:value-type="float">
            <text:p>6.598046</text:p>
          </table:table-cell>
          <table:table-cell office:value-type="float" office:value="7.10031925" calcext:value-type="float">
            <text:p>7.10031925</text:p>
          </table:table-cell>
          <table:table-cell/>
          <table:table-cell table:formula="of:=POWER([.C591]-6.75;2)" office:value-type="float" office:value="0.00683657494732799" calcext:value-type="float">
            <text:p>0.0068365749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473767" calcext:value-type="float">
            <text:p>8.473767</text:p>
          </table:table-cell>
          <table:table-cell office:value-type="float" office:value="7.134653125" calcext:value-type="float">
            <text:p>7.134653125</text:p>
          </table:table-cell>
          <table:table-cell/>
          <table:table-cell table:formula="of:=POWER([.C592]-6.75;2)" office:value-type="float" office:value="0.122723576920563" calcext:value-type="float">
            <text:p>0.1227235769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929691" calcext:value-type="float">
            <text:p>7.929691</text:p>
          </table:table-cell>
          <table:table-cell office:value-type="float" office:value="7.031941125" calcext:value-type="float">
            <text:p>7.031941125</text:p>
          </table:table-cell>
          <table:table-cell/>
          <table:table-cell table:formula="of:=POWER([.C593]-6.75;2)" office:value-type="float" office:value="0.147958026572265" calcext:value-type="float">
            <text:p>0.147958026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247682" calcext:value-type="float">
            <text:p>7.247682</text:p>
          </table:table-cell>
          <table:table-cell office:value-type="float" office:value="6.9205930833" calcext:value-type="float">
            <text:p>6.9205930833</text:p>
          </table:table-cell>
          <table:table-cell/>
          <table:table-cell table:formula="of:=POWER([.C594]-6.75;2)" office:value-type="float" office:value="0.0794907979662658" calcext:value-type="float">
            <text:p>0.079490798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273115" calcext:value-type="float">
            <text:p>6.273115</text:p>
          </table:table-cell>
          <table:table-cell office:value-type="float" office:value="6.8599810833" calcext:value-type="float">
            <text:p>6.8599810833</text:p>
          </table:table-cell>
          <table:table-cell/>
          <table:table-cell table:formula="of:=POWER([.C595]-6.75;2)" office:value-type="float" office:value="0.0291020000698007" calcext:value-type="float">
            <text:p>0.029102000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407981" calcext:value-type="float">
            <text:p>4.407981</text:p>
          </table:table-cell>
          <table:table-cell office:value-type="float" office:value="6.8664586667" calcext:value-type="float">
            <text:p>6.8664586667</text:p>
          </table:table-cell>
          <table:table-cell/>
          <table:table-cell table:formula="of:=POWER([.C596]-6.75;2)" office:value-type="float" office:value="0.0120958386838416" calcext:value-type="float">
            <text:p>0.012095838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790227" calcext:value-type="float">
            <text:p>4.790227</text:p>
          </table:table-cell>
          <table:table-cell office:value-type="float" office:value="6.9422755833" calcext:value-type="float">
            <text:p>6.9422755833</text:p>
          </table:table-cell>
          <table:table-cell/>
          <table:table-cell table:formula="of:=POWER([.C597]-6.75;2)" office:value-type="float" office:value="0.0135626210495416" calcext:value-type="float">
            <text:p>0.01356262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805198" calcext:value-type="float">
            <text:p>5.805198</text:p>
          </table:table-cell>
          <table:table-cell office:value-type="float" office:value="7.011375625" calcext:value-type="float">
            <text:p>7.011375625</text:p>
          </table:table-cell>
          <table:table-cell/>
          <table:table-cell table:formula="of:=POWER([.C598]-6.75;2)" office:value-type="float" office:value="0.0369698999333552" calcext:value-type="float">
            <text:p>0.036969899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692102" calcext:value-type="float">
            <text:p>2.692102</text:p>
          </table:table-cell>
          <table:table-cell office:value-type="float" office:value="7.062943125" calcext:value-type="float">
            <text:p>7.062943125</text:p>
          </table:table-cell>
          <table:table-cell/>
          <table:table-cell table:formula="of:=POWER([.C599]-6.75;2)" office:value-type="float" office:value="0.0683172173441408" calcext:value-type="float">
            <text:p>0.068317217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692102" calcext:value-type="float">
            <text:p>2.692102</text:p>
          </table:table-cell>
          <table:table-cell office:value-type="float" office:value="7.2175862917" calcext:value-type="float">
            <text:p>7.2175862917</text:p>
          </table:table-cell>
          <table:table-cell/>
          <table:table-cell table:formula="of:=POWER([.C600]-6.75;2)" office:value-type="float" office:value="0.0979333994847658" calcext:value-type="float">
            <text:p>0.097933399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464015" calcext:value-type="float">
            <text:p>4.464015</text:p>
          </table:table-cell>
          <table:table-cell office:value-type="float" office:value="7.355016375" calcext:value-type="float">
            <text:p>7.355016375</text:p>
          </table:table-cell>
          <table:table-cell/>
          <table:table-cell table:formula="of:=POWER([.C601]-6.75;2)" office:value-type="float" office:value="0.218636940185757" calcext:value-type="float">
            <text:p>0.218636940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.234311" calcext:value-type="float">
            <text:p>11.234311</text:p>
          </table:table-cell>
          <table:table-cell office:value-type="float" office:value="7.4233724167" calcext:value-type="float">
            <text:p>7.4233724167</text:p>
          </table:table-cell>
          <table:table-cell/>
          <table:table-cell table:formula="of:=POWER([.C602]-6.75;2)" office:value-type="float" office:value="0.366044814018141" calcext:value-type="float">
            <text:p>0.36604481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7.56129" calcext:value-type="float">
            <text:p>17.56129</text:p>
          </table:table-cell>
          <table:table-cell office:value-type="float" office:value="7.2004532917" calcext:value-type="float">
            <text:p>7.2004532917</text:p>
          </table:table-cell>
          <table:table-cell/>
          <table:table-cell table:formula="of:=POWER([.C603]-6.75;2)" office:value-type="float" office:value="0.453430411572399" calcext:value-type="float">
            <text:p>0.453430411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.880119" calcext:value-type="float">
            <text:p>14.880119</text:p>
          </table:table-cell>
          <table:table-cell office:value-type="float" office:value="6.7284997917" calcext:value-type="float">
            <text:p>6.7284997917</text:p>
          </table:table-cell>
          <table:table-cell/>
          <table:table-cell table:formula="of:=POWER([.C604]-6.75;2)" office:value-type="float" office:value="0.202908168003365" calcext:value-type="float">
            <text:p>0.20290816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.804117" calcext:value-type="float">
            <text:p>13.804117</text:p>
          </table:table-cell>
          <table:table-cell office:value-type="float" office:value="6.3990587917" calcext:value-type="float">
            <text:p>6.3990587917</text:p>
          </table:table-cell>
          <table:table-cell/>
          <table:table-cell table:formula="of:=POWER([.C605]-6.75;2)" office:value-type="float" office:value="0.000462258956943388" calcext:value-type="float">
            <text:p>0.00046225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586088" calcext:value-type="float">
            <text:p>8.586088</text:p>
          </table:table-cell>
          <table:table-cell office:value-type="float" office:value="6.123682125" calcext:value-type="float">
            <text:p>6.123682125</text:p>
          </table:table-cell>
          <table:table-cell/>
          <table:table-cell table:formula="of:=POWER([.C606]-6.75;2)" office:value-type="float" office:value="0.123159731683064" calcext:value-type="float">
            <text:p>0.123159731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271708" calcext:value-type="float">
            <text:p>3.271708</text:p>
          </table:table-cell>
          <table:table-cell office:value-type="float" office:value="6.0356475417" calcext:value-type="float">
            <text:p>6.0356475417</text:p>
          </table:table-cell>
          <table:table-cell/>
          <table:table-cell table:formula="of:=POWER([.C607]-6.75;2)" office:value-type="float" office:value="0.392274080544515" calcext:value-type="float">
            <text:p>0.3922740805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271708" calcext:value-type="float">
            <text:p>3.271708</text:p>
          </table:table-cell>
          <table:table-cell office:value-type="float" office:value="6.1354663333" calcext:value-type="float">
            <text:p>6.1354663333</text:p>
          </table:table-cell>
          <table:table-cell/>
          <table:table-cell table:formula="of:=POWER([.C608]-6.75;2)" office:value-type="float" office:value="0.510299434679253" calcext:value-type="float">
            <text:p>0.5102994347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996678" calcext:value-type="float">
            <text:p>5.996678</text:p>
          </table:table-cell>
          <table:table-cell office:value-type="float" office:value="6.2464819167" calcext:value-type="float">
            <text:p>6.2464819167</text:p>
          </table:table-cell>
          <table:table-cell/>
          <table:table-cell table:formula="of:=POWER([.C609]-6.75;2)" office:value-type="float" office:value="0.377651627507746" calcext:value-type="float">
            <text:p>0.377651627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625476" calcext:value-type="float">
            <text:p>7.625476</text:p>
          </table:table-cell>
          <table:table-cell office:value-type="float" office:value="6.2710472083" calcext:value-type="float">
            <text:p>6.2710472083</text:p>
          </table:table-cell>
          <table:table-cell/>
          <table:table-cell table:formula="of:=POWER([.C610]-6.75;2)" office:value-type="float" office:value="0.253530460210106" calcext:value-type="float">
            <text:p>0.253530460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139542" calcext:value-type="float">
            <text:p>6.139542</text:p>
          </table:table-cell>
          <table:table-cell office:value-type="float" office:value="6.2460662917" calcext:value-type="float">
            <text:p>6.2460662917</text:p>
          </table:table-cell>
          <table:table-cell/>
          <table:table-cell table:formula="of:=POWER([.C611]-6.75;2)" office:value-type="float" office:value="0.229395776677224" calcext:value-type="float">
            <text:p>0.229395776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460416" calcext:value-type="float">
            <text:p>4.460416</text:p>
          </table:table-cell>
          <table:table-cell office:value-type="float" office:value="6.289426625" calcext:value-type="float">
            <text:p>6.289426625</text:p>
          </table:table-cell>
          <table:table-cell/>
          <table:table-cell table:formula="of:=POWER([.C612]-6.75;2)" office:value-type="float" office:value="0.253949182360989" calcext:value-type="float">
            <text:p>0.2539491824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076206" calcext:value-type="float">
            <text:p>5.076206</text:p>
          </table:table-cell>
          <table:table-cell office:value-type="float" office:value="6.3811575" calcext:value-type="float">
            <text:p>6.3811575</text:p>
          </table:table-cell>
          <table:table-cell/>
          <table:table-cell table:formula="of:=POWER([.C613]-6.75;2)" office:value-type="float" office:value="0.212127833758891" calcext:value-type="float">
            <text:p>0.212127833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126077" calcext:value-type="float">
            <text:p>7.126077</text:p>
          </table:table-cell>
          <table:table-cell office:value-type="float" office:value="6.4157605833" calcext:value-type="float">
            <text:p>6.4157605833</text:p>
          </table:table-cell>
          <table:table-cell/>
          <table:table-cell table:formula="of:=POWER([.C614]-6.75;2)" office:value-type="float" office:value="0.13604478980625" calcext:value-type="float">
            <text:p>0.136044789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422059" calcext:value-type="float">
            <text:p>7.422059</text:p>
          </table:table-cell>
          <table:table-cell office:value-type="float" office:value="6.3747082083" calcext:value-type="float">
            <text:p>6.3747082083</text:p>
          </table:table-cell>
          <table:table-cell/>
          <table:table-cell table:formula="of:=POWER([.C615]-6.75;2)" office:value-type="float" office:value="0.111715987675956" calcext:value-type="float">
            <text:p>0.111715987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008679" calcext:value-type="float">
            <text:p>6.008679</text:p>
          </table:table-cell>
          <table:table-cell office:value-type="float" office:value="6.3532976667" calcext:value-type="float">
            <text:p>6.3532976667</text:p>
          </table:table-cell>
          <table:table-cell/>
          <table:table-cell table:formula="of:=POWER([.C616]-6.75;2)" office:value-type="float" office:value="0.140843928917396" calcext:value-type="float">
            <text:p>0.1408439289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257338" calcext:value-type="float">
            <text:p>5.257338</text:p>
          </table:table-cell>
          <table:table-cell office:value-type="float" office:value="6.3994326667" calcext:value-type="float">
            <text:p>6.3994326667</text:p>
          </table:table-cell>
          <table:table-cell/>
          <table:table-cell table:formula="of:=POWER([.C617]-6.75;2)" office:value-type="float" office:value="0.157372741245665" calcext:value-type="float">
            <text:p>0.1573727412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792994" calcext:value-type="float">
            <text:p>5.792994</text:p>
          </table:table-cell>
          <table:table-cell office:value-type="float" office:value="6.4607929167" calcext:value-type="float">
            <text:p>6.4607929167</text:p>
          </table:table-cell>
          <table:table-cell/>
          <table:table-cell table:formula="of:=POWER([.C618]-6.75;2)" office:value-type="float" office:value="0.122897455177073" calcext:value-type="float">
            <text:p>0.122897455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428577" calcext:value-type="float">
            <text:p>6.428577</text:p>
          </table:table-cell>
          <table:table-cell office:value-type="float" office:value="6.4913140833" calcext:value-type="float">
            <text:p>6.4913140833</text:p>
          </table:table-cell>
          <table:table-cell/>
          <table:table-cell table:formula="of:=POWER([.C619]-6.75;2)" office:value-type="float" office:value="0.0836407370308931" calcext:value-type="float">
            <text:p>0.083640737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227587" calcext:value-type="float">
            <text:p>6.227587</text:p>
          </table:table-cell>
          <table:table-cell office:value-type="float" office:value="6.5022576667" calcext:value-type="float">
            <text:p>6.5022576667</text:p>
          </table:table-cell>
          <table:table-cell/>
          <table:table-cell table:formula="of:=POWER([.C620]-6.75;2)" office:value-type="float" office:value="0.0669184034989194" calcext:value-type="float">
            <text:p>0.066918403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448628" calcext:value-type="float">
            <text:p>6.448628</text:p>
          </table:table-cell>
          <table:table-cell office:value-type="float" office:value="6.51887575" calcext:value-type="float">
            <text:p>6.51887575</text:p>
          </table:table-cell>
          <table:table-cell/>
          <table:table-cell table:formula="of:=POWER([.C621]-6.75;2)" office:value-type="float" office:value="0.0613762637089282" calcext:value-type="float">
            <text:p>0.061376263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042818" calcext:value-type="float">
            <text:p>7.042818</text:p>
          </table:table-cell>
          <table:table-cell office:value-type="float" office:value="6.5183282083" calcext:value-type="float">
            <text:p>6.5183282083</text:p>
          </table:table-cell>
          <table:table-cell/>
          <table:table-cell table:formula="of:=POWER([.C622]-6.75;2)" office:value-type="float" office:value="0.0534184189380624" calcext:value-type="float">
            <text:p>0.0534184189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403538" calcext:value-type="float">
            <text:p>6.403538</text:p>
          </table:table-cell>
          <table:table-cell office:value-type="float" office:value="6.4891005833" calcext:value-type="float">
            <text:p>6.4891005833</text:p>
          </table:table-cell>
          <table:table-cell/>
          <table:table-cell table:formula="of:=POWER([.C623]-6.75;2)" office:value-type="float" office:value="0.0536718190694883" calcext:value-type="float">
            <text:p>0.053671819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990424" calcext:value-type="float">
            <text:p>5.990424</text:p>
          </table:table-cell>
          <table:table-cell office:value-type="float" office:value="6.4977629583" calcext:value-type="float">
            <text:p>6.4977629583</text:p>
          </table:table-cell>
          <table:table-cell/>
          <table:table-cell table:formula="of:=POWER([.C624]-6.75;2)" office:value-type="float" office:value="0.0680685056344003" calcext:value-type="float">
            <text:p>0.068068505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10456" calcext:value-type="float">
            <text:p>6.10456</text:p>
          </table:table-cell>
          <table:table-cell office:value-type="float" office:value="6.5491428333" calcext:value-type="float">
            <text:p>6.5491428333</text:p>
          </table:table-cell>
          <table:table-cell/>
          <table:table-cell table:formula="of:=POWER([.C625]-6.75;2)" office:value-type="float" office:value="0.0636235252055675" calcext:value-type="float">
            <text:p>0.063623525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884252" calcext:value-type="float">
            <text:p>5.884252</text:p>
          </table:table-cell>
          <table:table-cell office:value-type="float" office:value="6.6041880833" calcext:value-type="float">
            <text:p>6.6041880833</text:p>
          </table:table-cell>
          <table:table-cell/>
          <table:table-cell table:formula="of:=POWER([.C626]-6.75;2)" office:value-type="float" office:value="0.0403436014147515" calcext:value-type="float">
            <text:p>0.040343601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234406" calcext:value-type="float">
            <text:p>6.234406</text:p>
          </table:table-cell>
          <table:table-cell office:value-type="float" office:value="6.6518697917" calcext:value-type="float">
            <text:p>6.6518697917</text:p>
          </table:table-cell>
          <table:table-cell/>
          <table:table-cell table:formula="of:=POWER([.C627]-6.75;2)" office:value-type="float" office:value="0.0212611150517276" calcext:value-type="float">
            <text:p>0.021261115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973535" calcext:value-type="float">
            <text:p>6.973535</text:p>
          </table:table-cell>
          <table:table-cell office:value-type="float" office:value="6.6640365833" calcext:value-type="float">
            <text:p>6.6640365833</text:p>
          </table:table-cell>
          <table:table-cell/>
          <table:table-cell table:formula="of:=POWER([.C628]-6.75;2)" office:value-type="float" office:value="0.00962953778100134" calcext:value-type="float">
            <text:p>0.0096295378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195077" calcext:value-type="float">
            <text:p>7.195077</text:p>
          </table:table-cell>
          <table:table-cell office:value-type="float" office:value="6.6337463333" calcext:value-type="float">
            <text:p>6.6337463333</text:p>
          </table:table-cell>
          <table:table-cell/>
          <table:table-cell table:formula="of:=POWER([.C629]-6.75;2)" office:value-type="float" office:value="0.00738970901073789" calcext:value-type="float">
            <text:p>0.007389709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73258" calcext:value-type="float">
            <text:p>6.473258</text:p>
          </table:table-cell>
          <table:table-cell office:value-type="float" office:value="6.602562875" calcext:value-type="float">
            <text:p>6.602562875</text:p>
          </table:table-cell>
          <table:table-cell/>
          <table:table-cell table:formula="of:=POWER([.C630]-6.75;2)" office:value-type="float" office:value="0.0135149150211946" calcext:value-type="float">
            <text:p>0.01351491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667359" calcext:value-type="float">
            <text:p>5.667359</text:p>
          </table:table-cell>
          <table:table-cell office:value-type="float" office:value="6.623053875" calcext:value-type="float">
            <text:p>6.623053875</text:p>
          </table:table-cell>
          <table:table-cell/>
          <table:table-cell table:formula="of:=POWER([.C631]-6.75;2)" office:value-type="float" office:value="0.0217377058282655" calcext:value-type="float">
            <text:p>0.021737705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936082" calcext:value-type="float">
            <text:p>5.936082</text:p>
          </table:table-cell>
          <table:table-cell office:value-type="float" office:value="6.6898362917" calcext:value-type="float">
            <text:p>6.6898362917</text:p>
          </table:table-cell>
          <table:table-cell/>
          <table:table-cell table:formula="of:=POWER([.C632]-6.75;2)" office:value-type="float" office:value="0.0161153186525156" calcext:value-type="float">
            <text:p>0.016115318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86245" calcext:value-type="float">
            <text:p>6.586245</text:p>
          </table:table-cell>
          <table:table-cell office:value-type="float" office:value="6.734801" calcext:value-type="float">
            <text:p>6.734801</text:p>
          </table:table-cell>
          <table:table-cell/>
          <table:table-cell table:formula="of:=POWER([.C633]-6.75;2)" office:value-type="float" office:value="0.00361967179640751" calcext:value-type="float">
            <text:p>0.003619671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025934" calcext:value-type="float">
            <text:p>7.025934</text:p>
          </table:table-cell>
          <table:table-cell office:value-type="float" office:value="6.7294095417" calcext:value-type="float">
            <text:p>6.7294095417</text:p>
          </table:table-cell>
          <table:table-cell/>
          <table:table-cell table:formula="of:=POWER([.C634]-6.75;2)" office:value-type="float" office:value="0.000231009600999999" calcext:value-type="float">
            <text:p>0.000231009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18019" calcext:value-type="float">
            <text:p>7.18019</text:p>
          </table:table-cell>
          <table:table-cell office:value-type="float" office:value="6.70904825" calcext:value-type="float">
            <text:p>6.70904825</text:p>
          </table:table-cell>
          <table:table-cell/>
          <table:table-cell table:formula="of:=POWER([.C635]-6.75;2)" office:value-type="float" office:value="0.000423966973004041" calcext:value-type="float">
            <text:p>0.000423967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61957" calcext:value-type="float">
            <text:p>6.661957</text:p>
          </table:table-cell>
          <table:table-cell office:value-type="float" office:value="6.7028565417" calcext:value-type="float">
            <text:p>6.7028565417</text:p>
          </table:table-cell>
          <table:table-cell/>
          <table:table-cell table:formula="of:=POWER([.C636]-6.75;2)" office:value-type="float" office:value="0.00167704582806247" calcext:value-type="float">
            <text:p>0.001677045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90668" calcext:value-type="float">
            <text:p>5.90668</text:p>
          </table:table-cell>
          <table:table-cell office:value-type="float" office:value="6.7217655" calcext:value-type="float">
            <text:p>6.7217655</text:p>
          </table:table-cell>
          <table:table-cell/>
          <table:table-cell table:formula="of:=POWER([.C637]-6.75;2)" office:value-type="float" office:value="0.00222250566048383" calcext:value-type="float">
            <text:p>0.0022225057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14082" calcext:value-type="float">
            <text:p>6.14082</text:p>
          </table:table-cell>
          <table:table-cell office:value-type="float" office:value="6.7648617917" calcext:value-type="float">
            <text:p>6.7648617917</text:p>
          </table:table-cell>
          <table:table-cell/>
          <table:table-cell table:formula="of:=POWER([.C638]-6.75;2)" office:value-type="float" office:value="0.000797186990249997" calcext:value-type="float">
            <text:p>0.000797187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908206" calcext:value-type="float">
            <text:p>6.908206</text:p>
          </table:table-cell>
          <table:table-cell office:value-type="float" office:value="6.7937054583" calcext:value-type="float">
            <text:p>6.7937054583</text:p>
          </table:table-cell>
          <table:table-cell/>
          <table:table-cell table:formula="of:=POWER([.C639]-6.75;2)" office:value-type="float" office:value="0.000220872852534176" calcext:value-type="float">
            <text:p>0.0002208729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115919" calcext:value-type="float">
            <text:p>7.115919</text:p>
          </table:table-cell>
          <table:table-cell office:value-type="float" office:value="6.781999625" calcext:value-type="float">
            <text:p>6.781999625</text:p>
          </table:table-cell>
          <table:table-cell/>
          <table:table-cell table:formula="of:=POWER([.C640]-6.75;2)" office:value-type="float" office:value="0.00191016708521302" calcext:value-type="float">
            <text:p>0.001910167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29984" calcext:value-type="float">
            <text:p>6.729984</text:p>
          </table:table-cell>
          <table:table-cell office:value-type="float" office:value="6.7604287917" calcext:value-type="float">
            <text:p>6.7604287917</text:p>
          </table:table-cell>
          <table:table-cell/>
          <table:table-cell table:formula="of:=POWER([.C641]-6.75;2)" office:value-type="float" office:value="0.00102397600014063" calcext:value-type="float">
            <text:p>0.001023976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25502" calcext:value-type="float">
            <text:p>6.525502</text:p>
          </table:table-cell>
          <table:table-cell office:value-type="float" office:value="6.7715477083" calcext:value-type="float">
            <text:p>6.7715477083</text:p>
          </table:table-cell>
          <table:table-cell/>
          <table:table-cell table:formula="of:=POWER([.C642]-6.75;2)" office:value-type="float" office:value="0.000108759696321986" calcext:value-type="float">
            <text:p>0.0001087597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91223" calcext:value-type="float">
            <text:p>6.691223</text:p>
          </table:table-cell>
          <table:table-cell office:value-type="float" office:value="6.8004931667" calcext:value-type="float">
            <text:p>6.8004931667</text:p>
          </table:table-cell>
          <table:table-cell/>
          <table:table-cell table:formula="of:=POWER([.C643]-6.75;2)" office:value-type="float" office:value="0.000464303732981888" calcext:value-type="float">
            <text:p>0.0004643037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26421" calcext:value-type="float">
            <text:p>6.626421</text:p>
          </table:table-cell>
          <table:table-cell office:value-type="float" office:value="6.808976" calcext:value-type="float">
            <text:p>6.808976</text:p>
          </table:table-cell>
          <table:table-cell/>
          <table:table-cell table:formula="of:=POWER([.C644]-6.75;2)" office:value-type="float" office:value="0.00254955988339398" calcext:value-type="float">
            <text:p>0.0025495599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435487" calcext:value-type="float">
            <text:p>6.435487</text:p>
          </table:table-cell>
          <table:table-cell office:value-type="float" office:value="6.8051843333" calcext:value-type="float">
            <text:p>6.8051843333</text:p>
          </table:table-cell>
          <table:table-cell/>
          <table:table-cell table:formula="of:=POWER([.C645]-6.75;2)" office:value-type="float" office:value="0.00347816857599994" calcext:value-type="float">
            <text:p>0.003478168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341355" calcext:value-type="float">
            <text:p>6.341355</text:p>
          </table:table-cell>
          <table:table-cell office:value-type="float" office:value="6.8144636667" calcext:value-type="float">
            <text:p>6.8144636667</text:p>
          </table:table-cell>
          <table:table-cell/>
          <table:table-cell table:formula="of:=POWER([.C646]-6.75;2)" office:value-type="float" office:value="0.00304531064176546" calcext:value-type="float">
            <text:p>0.003045310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11435" calcext:value-type="float">
            <text:p>6.611435</text:p>
          </table:table-cell>
          <table:table-cell office:value-type="float" office:value="6.8387669583" calcext:value-type="float">
            <text:p>6.8387669583</text:p>
          </table:table-cell>
          <table:table-cell/>
          <table:table-cell table:formula="of:=POWER([.C647]-6.75;2)" office:value-type="float" office:value="0.00415556432440869" calcext:value-type="float">
            <text:p>0.0041555643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223541" calcext:value-type="float">
            <text:p>7.223541</text:p>
          </table:table-cell>
          <table:table-cell office:value-type="float" office:value="6.8562344583" calcext:value-type="float">
            <text:p>6.8562344583</text:p>
          </table:table-cell>
          <table:table-cell/>
          <table:table-cell table:formula="of:=POWER([.C648]-6.75;2)" office:value-type="float" office:value="0.00787957288583393" calcext:value-type="float">
            <text:p>0.0078795729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425646" calcext:value-type="float">
            <text:p>7.425646</text:p>
          </table:table-cell>
          <table:table-cell office:value-type="float" office:value="6.8482477083" calcext:value-type="float">
            <text:p>6.8482477083</text:p>
          </table:table-cell>
          <table:table-cell/>
          <table:table-cell table:formula="of:=POWER([.C649]-6.75;2)" office:value-type="float" office:value="0.0112857601302945" calcext:value-type="float">
            <text:p>0.011285760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028613" calcext:value-type="float">
            <text:p>7.028613</text:p>
          </table:table-cell>
          <table:table-cell office:value-type="float" office:value="6.8252497917" calcext:value-type="float">
            <text:p>6.8252497917</text:p>
          </table:table-cell>
          <table:table-cell/>
          <table:table-cell table:formula="of:=POWER([.C650]-6.75;2)" office:value-type="float" office:value="0.00965261218620184" calcext:value-type="float">
            <text:p>0.009652612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26409" calcext:value-type="float">
            <text:p>6.526409</text:p>
          </table:table-cell>
          <table:table-cell office:value-type="float" office:value="6.8115785417" calcext:value-type="float">
            <text:p>6.8115785417</text:p>
          </table:table-cell>
          <table:table-cell/>
          <table:table-cell table:formula="of:=POWER([.C651]-6.75;2)" office:value-type="float" office:value="0.00566253115089341" calcext:value-type="float">
            <text:p>0.005662531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246569" calcext:value-type="float">
            <text:p>6.246569</text:p>
          </table:table-cell>
          <table:table-cell office:value-type="float" office:value="6.8196362083" calcext:value-type="float">
            <text:p>6.8196362083</text:p>
          </table:table-cell>
          <table:table-cell/>
          <table:table-cell table:formula="of:=POWER([.C652]-6.75;2)" office:value-type="float" office:value="0.00379191679789868" calcext:value-type="float">
            <text:p>0.0037919168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446674" calcext:value-type="float">
            <text:p>6.446674</text:p>
          </table:table-cell>
          <table:table-cell office:value-type="float" office:value="6.8364410833" calcext:value-type="float">
            <text:p>6.8364410833</text:p>
          </table:table-cell>
          <table:table-cell/>
          <table:table-cell table:formula="of:=POWER([.C653]-6.75;2)" office:value-type="float" office:value="0.00484920150640104" calcext:value-type="float">
            <text:p>0.004849201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965042" calcext:value-type="float">
            <text:p>6.965042</text:p>
          </table:table-cell>
          <table:table-cell office:value-type="float" office:value="6.8382420833" calcext:value-type="float">
            <text:p>6.8382420833</text:p>
          </table:table-cell>
          <table:table-cell/>
          <table:table-cell table:formula="of:=POWER([.C654]-6.75;2)" office:value-type="float" office:value="0.00747206088207762" calcext:value-type="float">
            <text:p>0.007472060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270137" calcext:value-type="float">
            <text:p>7.270137</text:p>
          </table:table-cell>
          <table:table-cell office:value-type="float" office:value="6.8319338333" calcext:value-type="float">
            <text:p>6.8319338333</text:p>
          </table:table-cell>
          <table:table-cell/>
          <table:table-cell table:formula="of:=POWER([.C655]-6.75;2)" office:value-type="float" office:value="0.00778666526512413" calcext:value-type="float">
            <text:p>0.0077866653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015235" calcext:value-type="float">
            <text:p>7.015235</text:p>
          </table:table-cell>
          <table:table-cell office:value-type="float" office:value="6.8314221667" calcext:value-type="float">
            <text:p>6.8314221667</text:p>
          </table:table-cell>
          <table:table-cell/>
          <table:table-cell table:formula="of:=POWER([.C656]-6.75;2)" office:value-type="float" office:value="0.00671315303923218" calcext:value-type="float">
            <text:p>0.00671315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45685" calcext:value-type="float">
            <text:p>6.45685</text:p>
          </table:table-cell>
          <table:table-cell office:value-type="float" office:value="6.832704875" calcext:value-type="float">
            <text:p>6.832704875</text:p>
          </table:table-cell>
          <table:table-cell/>
          <table:table-cell table:formula="of:=POWER([.C657]-6.75;2)" office:value-type="float" office:value="0.00662956923012265" calcext:value-type="float">
            <text:p>0.006629569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37263" calcext:value-type="float">
            <text:p>6.537263</text:p>
          </table:table-cell>
          <table:table-cell office:value-type="float" office:value="6.8375685833" calcext:value-type="float">
            <text:p>6.8375685833</text:p>
          </table:table-cell>
          <table:table-cell/>
          <table:table-cell table:formula="of:=POWER([.C658]-6.75;2)" office:value-type="float" office:value="0.00684009634876565" calcext:value-type="float">
            <text:p>0.0068400963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031589" calcext:value-type="float">
            <text:p>7.031589</text:p>
          </table:table-cell>
          <table:table-cell office:value-type="float" office:value="6.829023" calcext:value-type="float">
            <text:p>6.829023</text:p>
          </table:table-cell>
          <table:table-cell/>
          <table:table-cell table:formula="of:=POWER([.C659]-6.75;2)" office:value-type="float" office:value="0.00766825678116911" calcext:value-type="float">
            <text:p>0.0076682568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115772" calcext:value-type="float">
            <text:p>7.115772</text:p>
          </table:table-cell>
          <table:table-cell office:value-type="float" office:value="6.7992639167" calcext:value-type="float">
            <text:p>6.7992639167</text:p>
          </table:table-cell>
          <table:table-cell/>
          <table:table-cell table:formula="of:=POWER([.C660]-6.75;2)" office:value-type="float" office:value="0.00624463452900005" calcext:value-type="float">
            <text:p>0.006244634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940991" calcext:value-type="float">
            <text:p>6.940991</text:p>
          </table:table-cell>
          <table:table-cell office:value-type="float" office:value="6.7772638333" calcext:value-type="float">
            <text:p>6.7772638333</text:p>
          </table:table-cell>
          <table:table-cell/>
          <table:table-cell table:formula="of:=POWER([.C661]-6.75;2)" office:value-type="float" office:value="0.00242693348862456" calcext:value-type="float">
            <text:p>0.0024269335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33068" calcext:value-type="float">
            <text:p>6.833068</text:p>
          </table:table-cell>
          <table:table-cell office:value-type="float" office:value="6.7748311667" calcext:value-type="float">
            <text:p>6.7748311667</text:p>
          </table:table-cell>
          <table:table-cell/>
          <table:table-cell table:formula="of:=POWER([.C662]-6.75;2)" office:value-type="float" office:value="0.000743316606210197" calcext:value-type="float">
            <text:p>0.00074331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27266" calcext:value-type="float">
            <text:p>6.627266</text:p>
          </table:table-cell>
          <table:table-cell office:value-type="float" office:value="6.7716677083" calcext:value-type="float">
            <text:p>6.7716677083</text:p>
          </table:table-cell>
          <table:table-cell/>
          <table:table-cell table:formula="of:=POWER([.C663]-6.75;2)" office:value-type="float" office:value="0.000616586839683204" calcext:value-type="float">
            <text:p>0.0006165868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98219" calcext:value-type="float">
            <text:p>6.598219</text:p>
          </table:table-cell>
          <table:table-cell office:value-type="float" office:value="6.77264875" calcext:value-type="float">
            <text:p>6.77264875</text:p>
          </table:table-cell>
          <table:table-cell/>
          <table:table-cell table:formula="of:=POWER([.C664]-6.75;2)" office:value-type="float" office:value="0.000469489582973883" calcext:value-type="float">
            <text:p>0.000469489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996838" calcext:value-type="float">
            <text:p>6.996838</text:p>
          </table:table-cell>
          <table:table-cell office:value-type="float" office:value="6.77822175" calcext:value-type="float">
            <text:p>6.77822175</text:p>
          </table:table-cell>
          <table:table-cell/>
          <table:table-cell table:formula="of:=POWER([.C665]-6.75;2)" office:value-type="float" office:value="0.000512965876562505" calcext:value-type="float">
            <text:p>0.0005129659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220193" calcext:value-type="float">
            <text:p>7.220193</text:p>
          </table:table-cell>
          <table:table-cell office:value-type="float" office:value="6.7510559167" calcext:value-type="float">
            <text:p>6.7510559167</text:p>
          </table:table-cell>
          <table:table-cell/>
          <table:table-cell table:formula="of:=POWER([.C666]-6.75;2)" office:value-type="float" office:value="0.000796467173062509" calcext:value-type="float">
            <text:p>0.000796467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894811" calcext:value-type="float">
            <text:p>6.894811</text:p>
          </table:table-cell>
          <table:table-cell office:value-type="float" office:value="6.6862587083" calcext:value-type="float">
            <text:p>6.6862587083</text:p>
          </table:table-cell>
          <table:table-cell/>
          <table:table-cell table:formula="of:=POWER([.C667]-6.75;2)" office:value-type="float" office:value="0.00000111496007733969" calcext:value-type="float">
            <text:p>0.000001115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35421" calcext:value-type="float">
            <text:p>6.535421</text:p>
          </table:table-cell>
          <table:table-cell office:value-type="float" office:value="6.6190119583" calcext:value-type="float">
            <text:p>6.6190119583</text:p>
          </table:table-cell>
          <table:table-cell/>
          <table:table-cell table:formula="of:=POWER([.C668]-6.75;2)" office:value-type="float" office:value="0.00406295226758443" calcext:value-type="float">
            <text:p>0.004062952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58191" calcext:value-type="float">
            <text:p>6.658191</text:p>
          </table:table-cell>
          <table:table-cell office:value-type="float" office:value="6.58508825" calcext:value-type="float">
            <text:p>6.58508825</text:p>
          </table:table-cell>
          <table:table-cell/>
          <table:table-cell table:formula="of:=POWER([.C669]-6.75;2)" office:value-type="float" office:value="0.017157867068401" calcext:value-type="float">
            <text:p>0.01715786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924634" calcext:value-type="float">
            <text:p>6.924634</text:p>
          </table:table-cell>
          <table:table-cell office:value-type="float" office:value="6.5980484167" calcext:value-type="float">
            <text:p>6.5980484167</text:p>
          </table:table-cell>
          <table:table-cell/>
          <table:table-cell table:formula="of:=POWER([.C670]-6.75;2)" office:value-type="float" office:value="0.0271958852880625" calcext:value-type="float">
            <text:p>0.0271958853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030655" calcext:value-type="float">
            <text:p>7.030655</text:p>
          </table:table-cell>
          <table:table-cell office:value-type="float" office:value="6.633661125" calcext:value-type="float">
            <text:p>6.633661125</text:p>
          </table:table-cell>
          <table:table-cell/>
          <table:table-cell table:formula="of:=POWER([.C671]-6.75;2)" office:value-type="float" office:value="0.0230892836673768" calcext:value-type="float">
            <text:p>0.0230892837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031859" calcext:value-type="float">
            <text:p>7.031859</text:p>
          </table:table-cell>
          <table:table-cell office:value-type="float" office:value="6.6596665" calcext:value-type="float">
            <text:p>6.6596665</text:p>
          </table:table-cell>
          <table:table-cell/>
          <table:table-cell table:formula="of:=POWER([.C672]-6.75;2)" office:value-type="float" office:value="0.0135347338362657" calcext:value-type="float">
            <text:p>0.0135347338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73696" calcext:value-type="float">
            <text:p>6.873696</text:p>
          </table:table-cell>
          <table:table-cell office:value-type="float" office:value="6.6601300417" calcext:value-type="float">
            <text:p>6.6601300417</text:p>
          </table:table-cell>
          <table:table-cell/>
          <table:table-cell table:formula="of:=POWER([.C673]-6.75;2)" office:value-type="float" office:value="0.00816014122224997" calcext:value-type="float">
            <text:p>0.0081601412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00503" calcext:value-type="float">
            <text:p>6.700503</text:p>
          </table:table-cell>
          <table:table-cell office:value-type="float" office:value="6.626509875" calcext:value-type="float">
            <text:p>6.626509875</text:p>
          </table:table-cell>
          <table:table-cell/>
          <table:table-cell table:formula="of:=POWER([.C674]-6.75;2)" office:value-type="float" office:value="0.00807660940484366" calcext:value-type="float">
            <text:p>0.008076609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19793" calcext:value-type="float">
            <text:p>6.719793</text:p>
          </table:table-cell>
          <table:table-cell office:value-type="float" office:value="6.5644527083" calcext:value-type="float">
            <text:p>6.5644527083</text:p>
          </table:table-cell>
          <table:table-cell/>
          <table:table-cell table:formula="of:=POWER([.C675]-6.75;2)" office:value-type="float" office:value="0.0152498109725156" calcext:value-type="float">
            <text:p>0.015249811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49886" calcext:value-type="float">
            <text:p>6.649886</text:p>
          </table:table-cell>
          <table:table-cell office:value-type="float" office:value="6.5160157083" calcext:value-type="float">
            <text:p>6.5160157083</text:p>
          </table:table-cell>
          <table:table-cell/>
          <table:table-cell table:formula="of:=POWER([.C676]-6.75;2)" office:value-type="float" office:value="0.0344277974572048" calcext:value-type="float">
            <text:p>0.03442779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489898" calcext:value-type="float">
            <text:p>6.489898</text:p>
          </table:table-cell>
          <table:table-cell office:value-type="float" office:value="6.516412625" calcext:value-type="float">
            <text:p>6.516412625</text:p>
          </table:table-cell>
          <table:table-cell/>
          <table:table-cell table:formula="of:=POWER([.C677]-6.75;2)" office:value-type="float" office:value="0.0547486487623505" calcext:value-type="float">
            <text:p>0.0547486488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13644" calcext:value-type="float">
            <text:p>6.813644</text:p>
          </table:table-cell>
          <table:table-cell office:value-type="float" office:value="6.5399162083" calcext:value-type="float">
            <text:p>6.5399162083</text:p>
          </table:table-cell>
          <table:table-cell/>
          <table:table-cell table:formula="of:=POWER([.C678]-6.75;2)" office:value-type="float" office:value="0.0545630617593906" calcext:value-type="float">
            <text:p>0.0545630618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257857" calcext:value-type="float">
            <text:p>7.257857</text:p>
          </table:table-cell>
          <table:table-cell office:value-type="float" office:value="6.5240275417" calcext:value-type="float">
            <text:p>6.5240275417</text:p>
          </table:table-cell>
          <table:table-cell/>
          <table:table-cell table:formula="of:=POWER([.C679]-6.75;2)" office:value-type="float" office:value="0.0441351995350489" calcext:value-type="float">
            <text:p>0.044135199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04602" calcext:value-type="float">
            <text:p>7.04602</text:p>
          </table:table-cell>
          <table:table-cell office:value-type="float" office:value="6.4484325" calcext:value-type="float">
            <text:p>6.4484325</text:p>
          </table:table-cell>
          <table:table-cell/>
          <table:table-cell table:formula="of:=POWER([.C680]-6.75;2)" office:value-type="float" office:value="0.0510635519101453" calcext:value-type="float">
            <text:p>0.0510635519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73579" calcext:value-type="float">
            <text:p>6.573579</text:p>
          </table:table-cell>
          <table:table-cell office:value-type="float" office:value="6.3884539167" calcext:value-type="float">
            <text:p>6.3884539167</text:p>
          </table:table-cell>
          <table:table-cell/>
          <table:table-cell table:formula="of:=POWER([.C681]-6.75;2)" office:value-type="float" office:value="0.09094295705625" calcext:value-type="float">
            <text:p>0.090942957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332169" calcext:value-type="float">
            <text:p>6.332169</text:p>
          </table:table-cell>
          <table:table-cell office:value-type="float" office:value="6.3854441667" calcext:value-type="float">
            <text:p>6.3854441667</text:p>
          </table:table-cell>
          <table:table-cell/>
          <table:table-cell table:formula="of:=POWER([.C682]-6.75;2)" office:value-type="float" office:value="0.130715570349571" calcext:value-type="float">
            <text:p>0.1307155703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317371" calcext:value-type="float">
            <text:p>6.317371</text:p>
          </table:table-cell>
          <table:table-cell office:value-type="float" office:value="6.3976195417" calcext:value-type="float">
            <text:p>6.3976195417</text:p>
          </table:table-cell>
          <table:table-cell/>
          <table:table-cell table:formula="of:=POWER([.C683]-6.75;2)" office:value-type="float" office:value="0.132900955593057" calcext:value-type="float">
            <text:p>0.1329009556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8777" calcext:value-type="float">
            <text:p>6.58777</text:p>
          </table:table-cell>
          <table:table-cell office:value-type="float" office:value="6.403003125" calcext:value-type="float">
            <text:p>6.403003125</text:p>
          </table:table-cell>
          <table:table-cell/>
          <table:table-cell table:formula="of:=POWER([.C684]-6.75;2)" office:value-type="float" office:value="0.124171987391718" calcext:value-type="float">
            <text:p>0.1241719874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82607" calcext:value-type="float">
            <text:p>6.882607</text:p>
          </table:table-cell>
          <table:table-cell office:value-type="float" office:value="6.385943125" calcext:value-type="float">
            <text:p>6.385943125</text:p>
          </table:table-cell>
          <table:table-cell/>
          <table:table-cell table:formula="of:=POWER([.C685]-6.75;2)" office:value-type="float" office:value="0.120406831259766" calcext:value-type="float">
            <text:p>0.1204068313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57145" calcext:value-type="float">
            <text:p>6.757145</text:p>
          </table:table-cell>
          <table:table-cell office:value-type="float" office:value="6.3503187083" calcext:value-type="float">
            <text:p>6.3503187083</text:p>
          </table:table-cell>
          <table:table-cell/>
          <table:table-cell table:formula="of:=POWER([.C686]-6.75;2)" office:value-type="float" office:value="0.132537408234766" calcext:value-type="float">
            <text:p>0.132537408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50811" calcext:value-type="float">
            <text:p>6.650811</text:p>
          </table:table-cell>
          <table:table-cell office:value-type="float" office:value="6.3496877083" calcext:value-type="float">
            <text:p>6.3496877083</text:p>
          </table:table-cell>
          <table:table-cell/>
          <table:table-cell table:formula="of:=POWER([.C687]-6.75;2)" office:value-type="float" office:value="0.159745134934981" calcext:value-type="float">
            <text:p>0.159745134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31971" calcext:value-type="float">
            <text:p>6.731971</text:p>
          </table:table-cell>
          <table:table-cell office:value-type="float" office:value="6.3758882083" calcext:value-type="float">
            <text:p>6.3758882083</text:p>
          </table:table-cell>
          <table:table-cell/>
          <table:table-cell table:formula="of:=POWER([.C688]-6.75;2)" office:value-type="float" office:value="0.160249930886106" calcext:value-type="float">
            <text:p>0.1602499309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344858" calcext:value-type="float">
            <text:p>6.344858</text:p>
          </table:table-cell>
          <table:table-cell office:value-type="float" office:value="6.4074454583" calcext:value-type="float">
            <text:p>6.4074454583</text:p>
          </table:table-cell>
          <table:table-cell/>
          <table:table-cell table:formula="of:=POWER([.C689]-6.75;2)" office:value-type="float" office:value="0.139959632688984" calcext:value-type="float">
            <text:p>0.1399596327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66506" calcext:value-type="float">
            <text:p>5.66506</text:p>
          </table:table-cell>
          <table:table-cell office:value-type="float" office:value="6.4239116667" calcext:value-type="float">
            <text:p>6.4239116667</text:p>
          </table:table-cell>
          <table:table-cell/>
          <table:table-cell table:formula="of:=POWER([.C690]-6.75;2)" office:value-type="float" office:value="0.117343614039297" calcext:value-type="float">
            <text:p>0.11734361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.280889" calcext:value-type="float">
            <text:p>5.280889</text:p>
          </table:table-cell>
          <table:table-cell office:value-type="float" office:value="6.3692642083" calcext:value-type="float">
            <text:p>6.3692642083</text:p>
          </table:table-cell>
          <table:table-cell/>
          <table:table-cell table:formula="of:=POWER([.C691]-6.75;2)" office:value-type="float" office:value="0.106333601114372" calcext:value-type="float">
            <text:p>0.1063336011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721252" calcext:value-type="float">
            <text:p>5.721252</text:p>
          </table:table-cell>
          <table:table-cell office:value-type="float" office:value="6.330623875" calcext:value-type="float">
            <text:p>6.330623875</text:p>
          </table:table-cell>
          <table:table-cell/>
          <table:table-cell table:formula="of:=POWER([.C692]-6.75;2)" office:value-type="float" office:value="0.144959743081426" calcext:value-type="float">
            <text:p>0.144959743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969235" calcext:value-type="float">
            <text:p>6.969235</text:p>
          </table:table-cell>
          <table:table-cell office:value-type="float" office:value="6.178967625" calcext:value-type="float">
            <text:p>6.178967625</text:p>
          </table:table-cell>
          <table:table-cell/>
          <table:table-cell table:formula="of:=POWER([.C693]-6.75;2)" office:value-type="float" office:value="0.175876334220016" calcext:value-type="float">
            <text:p>0.1758763342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779339" calcext:value-type="float">
            <text:p>7.779339</text:p>
          </table:table-cell>
          <table:table-cell office:value-type="float" office:value="6.1525932917" calcext:value-type="float">
            <text:p>6.1525932917</text:p>
          </table:table-cell>
          <table:table-cell/>
          <table:table-cell table:formula="of:=POWER([.C694]-6.75;2)" office:value-type="float" office:value="0.32607797329814" calcext:value-type="float">
            <text:p>0.3260779733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654784" calcext:value-type="float">
            <text:p>7.654784</text:p>
          </table:table-cell>
          <table:table-cell office:value-type="float" office:value="6.1490650417" calcext:value-type="float">
            <text:p>6.1490650417</text:p>
          </table:table-cell>
          <table:table-cell/>
          <table:table-cell table:formula="of:=POWER([.C695]-6.75;2)" office:value-type="float" office:value="0.356894775121842" calcext:value-type="float">
            <text:p>0.3568947751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042984" calcext:value-type="float">
            <text:p>7.042984</text:p>
          </table:table-cell>
          <table:table-cell office:value-type="float" office:value="6.194976" calcext:value-type="float">
            <text:p>6.194976</text:p>
          </table:table-cell>
          <table:table-cell/>
          <table:table-cell table:formula="of:=POWER([.C696]-6.75;2)" office:value-type="float" office:value="0.361122824107023" calcext:value-type="float">
            <text:p>0.361122824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066812" calcext:value-type="float">
            <text:p>6.066812</text:p>
          </table:table-cell>
          <table:table-cell office:value-type="float" office:value="6.50505625" calcext:value-type="float">
            <text:p>6.50505625</text:p>
          </table:table-cell>
          <table:table-cell/>
          <table:table-cell table:formula="of:=POWER([.C697]-6.75;2)" office:value-type="float" office:value="0.308051640576" calcext:value-type="float">
            <text:p>0.3080516406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211131" calcext:value-type="float">
            <text:p>5.211131</text:p>
          </table:table-cell>
          <table:table-cell office:value-type="float" office:value="7.899252875" calcext:value-type="float">
            <text:p>7.899252875</text:p>
          </table:table-cell>
          <table:table-cell/>
          <table:table-cell table:formula="of:=POWER([.C698]-6.75;2)" office:value-type="float" office:value="0.0599974406640625" calcext:value-type="float">
            <text:p>0.0599974407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557305" calcext:value-type="float">
            <text:p>5.557305</text:p>
          </table:table-cell>
          <table:table-cell office:value-type="float" office:value="8.28991575" calcext:value-type="float">
            <text:p>8.28991575</text:p>
          </table:table-cell>
          <table:table-cell/>
          <table:table-cell table:formula="of:=POWER([.C699]-6.75;2)" office:value-type="float" office:value="1.32078217069577" calcext:value-type="float">
            <text:p>1.320782170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59412" calcext:value-type="float">
            <text:p>6.659412</text:p>
          </table:table-cell>
          <table:table-cell office:value-type="float" office:value="8.6579235" calcext:value-type="float">
            <text:p>8.6579235</text:p>
          </table:table-cell>
          <table:table-cell/>
          <table:table-cell table:formula="of:=POWER([.C700]-6.75;2)" office:value-type="float" office:value="2.37134051709806" calcext:value-type="float">
            <text:p>2.371340517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053984" calcext:value-type="float">
            <text:p>7.053984</text:p>
          </table:table-cell>
          <table:table-cell office:value-type="float" office:value="8.7991307917" calcext:value-type="float">
            <text:p>8.7991307917</text:p>
          </table:table-cell>
          <table:table-cell/>
          <table:table-cell table:formula="of:=POWER([.C701]-6.75;2)" office:value-type="float" office:value="3.64017208185225" calcext:value-type="float">
            <text:p>3.6401720819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432316" calcext:value-type="float">
            <text:p>6.432316</text:p>
          </table:table-cell>
          <table:table-cell office:value-type="float" office:value="8.7749080417" calcext:value-type="float">
            <text:p>8.7749080417</text:p>
          </table:table-cell>
          <table:table-cell/>
          <table:table-cell table:formula="of:=POWER([.C702]-6.75;2)" office:value-type="float" office:value="4.19893700149307" calcext:value-type="float">
            <text:p>4.1989370015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.443576" calcext:value-type="float">
            <text:p>5.443576</text:p>
          </table:table-cell>
          <table:table-cell office:value-type="float" office:value="8.6641647083" calcext:value-type="float">
            <text:p>8.6641647083</text:p>
          </table:table-cell>
          <table:table-cell/>
          <table:table-cell table:formula="of:=POWER([.C703]-6.75;2)" office:value-type="float" office:value="4.10025257734133" calcext:value-type="float">
            <text:p>4.1002525773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.606534" calcext:value-type="float">
            <text:p>5.606534</text:p>
          </table:table-cell>
          <table:table-cell office:value-type="float" office:value="8.594618875" calcext:value-type="float">
            <text:p>8.594618875</text:p>
          </table:table-cell>
          <table:table-cell/>
          <table:table-cell table:formula="of:=POWER([.C704]-6.75;2)" office:value-type="float" office:value="3.66402653050122" calcext:value-type="float">
            <text:p>3.664026530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01345" calcext:value-type="float">
            <text:p>6.501345</text:p>
          </table:table-cell>
          <table:table-cell office:value-type="float" office:value="8.5204914167" calcext:value-type="float">
            <text:p>8.5204914167</text:p>
          </table:table-cell>
          <table:table-cell/>
          <table:table-cell table:formula="of:=POWER([.C705]-6.75;2)" office:value-type="float" office:value="3.40261879400627" calcext:value-type="float">
            <text:p>3.40261879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24378" calcext:value-type="float">
            <text:p>6.624378</text:p>
          </table:table-cell>
          <table:table-cell office:value-type="float" office:value="8.5227325" calcext:value-type="float">
            <text:p>8.5227325</text:p>
          </table:table-cell>
          <table:table-cell/>
          <table:table-cell table:formula="of:=POWER([.C706]-6.75;2)" office:value-type="float" office:value="3.13463985660837" calcext:value-type="float">
            <text:p>3.1346398566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446577" calcext:value-type="float">
            <text:p>6.446577</text:p>
          </table:table-cell>
          <table:table-cell office:value-type="float" office:value="8.5407282917" calcext:value-type="float">
            <text:p>8.5407282917</text:p>
          </table:table-cell>
          <table:table-cell/>
          <table:table-cell table:formula="of:=POWER([.C707]-6.75;2)" office:value-type="float" office:value="3.14258051655625" calcext:value-type="float">
            <text:p>3.1425805166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17833" calcext:value-type="float">
            <text:p>6.17833</text:p>
          </table:table-cell>
          <table:table-cell office:value-type="float" office:value="8.5504117083" calcext:value-type="float">
            <text:p>8.5504117083</text:p>
          </table:table-cell>
          <table:table-cell/>
          <table:table-cell table:formula="of:=POWER([.C708]-6.75;2)" office:value-type="float" office:value="3.2067078146948" calcext:value-type="float">
            <text:p>3.2067078147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027621" calcext:value-type="float">
            <text:p>6.027621</text:p>
          </table:table-cell>
          <table:table-cell office:value-type="float" office:value="8.5266447917" calcext:value-type="float">
            <text:p>8.5266447917</text:p>
          </table:table-cell>
          <table:table-cell/>
          <table:table-cell table:formula="of:=POWER([.C709]-6.75;2)" office:value-type="float" office:value="3.24148231938373" calcext:value-type="float">
            <text:p>3.24148231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42001" calcext:value-type="float">
            <text:p>6.742001</text:p>
          </table:table-cell>
          <table:table-cell office:value-type="float" office:value="8.3629880417" calcext:value-type="float">
            <text:p>8.3629880417</text:p>
          </table:table-cell>
          <table:table-cell/>
          <table:table-cell table:formula="of:=POWER([.C710]-6.75;2)" office:value-type="float" office:value="3.15646671587474" calcext:value-type="float">
            <text:p>3.156466715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279623" calcext:value-type="float">
            <text:p>7.279623</text:p>
          </table:table-cell>
          <table:table-cell office:value-type="float" office:value="8.2618522083" calcext:value-type="float">
            <text:p>8.2618522083</text:p>
          </table:table-cell>
          <table:table-cell/>
          <table:table-cell table:formula="of:=POWER([.C711]-6.75;2)" office:value-type="float" office:value="2.6017304226672" calcext:value-type="float">
            <text:p>2.6017304227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489345" calcext:value-type="float">
            <text:p>7.489345</text:p>
          </table:table-cell>
          <table:table-cell office:value-type="float" office:value="8.3307110833" calcext:value-type="float">
            <text:p>8.3307110833</text:p>
          </table:table-cell>
          <table:table-cell/>
          <table:table-cell table:formula="of:=POWER([.C712]-6.75;2)" office:value-type="float" office:value="2.28569709974159" calcext:value-type="float">
            <text:p>2.285697099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40047" calcext:value-type="float">
            <text:p>6.740047</text:p>
          </table:table-cell>
          <table:table-cell office:value-type="float" office:value="8.4154692083" calcext:value-type="float">
            <text:p>8.4154692083</text:p>
          </table:table-cell>
          <table:table-cell/>
          <table:table-cell table:formula="of:=POWER([.C713]-6.75;2)" office:value-type="float" office:value="2.49864752886746" calcext:value-type="float">
            <text:p>2.4986475289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353521" calcext:value-type="float">
            <text:p>4.353521</text:p>
          </table:table-cell>
          <table:table-cell office:value-type="float" office:value="8.40038025" calcext:value-type="float">
            <text:p>8.40038025</text:p>
          </table:table-cell>
          <table:table-cell/>
          <table:table-cell table:formula="of:=POWER([.C714]-6.75;2)" office:value-type="float" office:value="2.77378768379543" calcext:value-type="float">
            <text:p>2.7737876838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353521" calcext:value-type="float">
            <text:p>4.353521</text:p>
          </table:table-cell>
          <table:table-cell office:value-type="float" office:value="8.3807221667" calcext:value-type="float">
            <text:p>8.3807221667</text:p>
          </table:table-cell>
          <table:table-cell/>
          <table:table-cell table:formula="of:=POWER([.C715]-6.75;2)" office:value-type="float" office:value="2.72375496959006" calcext:value-type="float">
            <text:p>2.7237549696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081502" calcext:value-type="float">
            <text:p>2.081502</text:p>
          </table:table-cell>
          <table:table-cell office:value-type="float" office:value="8.4071832917" calcext:value-type="float">
            <text:p>8.4071832917</text:p>
          </table:table-cell>
          <table:table-cell/>
          <table:table-cell table:formula="of:=POWER([.C716]-6.75;2)" office:value-type="float" office:value="2.65925478496674" calcext:value-type="float">
            <text:p>2.659254785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336251" calcext:value-type="float">
            <text:p>6.336251</text:p>
          </table:table-cell>
          <table:table-cell office:value-type="float" office:value="8.5829150417" calcext:value-type="float">
            <text:p>8.5829150417</text:p>
          </table:table-cell>
          <table:table-cell/>
          <table:table-cell table:formula="of:=POWER([.C717]-6.75;2)" office:value-type="float" office:value="2.74625646228965" calcext:value-type="float">
            <text:p>2.7462564623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694661" calcext:value-type="float">
            <text:p>7.694661</text:p>
          </table:table-cell>
          <table:table-cell office:value-type="float" office:value="8.6034435" calcext:value-type="float">
            <text:p>8.6034435</text:p>
          </table:table-cell>
          <table:table-cell/>
          <table:table-cell table:formula="of:=POWER([.C718]-6.75;2)" office:value-type="float" office:value="3.35957755009011" calcext:value-type="float">
            <text:p>3.359577550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756647" calcext:value-type="float">
            <text:p>8.756647</text:p>
          </table:table-cell>
          <table:table-cell office:value-type="float" office:value="8.551128" calcext:value-type="float">
            <text:p>8.551128</text:p>
          </table:table-cell>
          <table:table-cell/>
          <table:table-cell table:formula="of:=POWER([.C719]-6.75;2)" office:value-type="float" office:value="3.43525280769225" calcext:value-type="float">
            <text:p>3.4352528077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.48491" calcext:value-type="float">
            <text:p>14.48491</text:p>
          </table:table-cell>
          <table:table-cell office:value-type="float" office:value="8.4470687917" calcext:value-type="float">
            <text:p>8.4470687917</text:p>
          </table:table-cell>
          <table:table-cell/>
          <table:table-cell table:formula="of:=POWER([.C720]-6.75;2)" office:value-type="float" office:value="3.244062072384" calcext:value-type="float">
            <text:p>3.2440620724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9.527531" calcext:value-type="float">
            <text:p>39.527531</text:p>
          </table:table-cell>
          <table:table-cell office:value-type="float" office:value="8.108846125" calcext:value-type="float">
            <text:p>8.108846125</text:p>
          </table:table-cell>
          <table:table-cell/>
          <table:table-cell table:formula="of:=POWER([.C721]-6.75;2)" office:value-type="float" office:value="2.8800424837621" calcext:value-type="float">
            <text:p>2.8800424838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.58704" calcext:value-type="float">
            <text:p>14.58704</text:p>
          </table:table-cell>
          <table:table-cell office:value-type="float" office:value="6.7073444583" calcext:value-type="float">
            <text:p>6.7073444583</text:p>
          </table:table-cell>
          <table:table-cell/>
          <table:table-cell table:formula="of:=POWER([.C722]-6.75;2)" office:value-type="float" office:value="1.84646279142751" calcext:value-type="float">
            <text:p>1.8464627914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.389491" calcext:value-type="float">
            <text:p>14.389491</text:p>
          </table:table-cell>
          <table:table-cell office:value-type="float" office:value="6.3339076667" calcext:value-type="float">
            <text:p>6.3339076667</text:p>
          </table:table-cell>
          <table:table-cell/>
          <table:table-cell table:formula="of:=POWER([.C723]-6.75;2)" office:value-type="float" office:value="0.00181949523772046" calcext:value-type="float">
            <text:p>0.001819495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.048387" calcext:value-type="float">
            <text:p>10.048387</text:p>
          </table:table-cell>
          <table:table-cell office:value-type="float" office:value="6.003848625" calcext:value-type="float">
            <text:p>6.003848625</text:p>
          </table:table-cell>
          <table:table-cell/>
          <table:table-cell table:formula="of:=POWER([.C724]-6.75;2)" office:value-type="float" office:value="0.173132829831038" calcext:value-type="float">
            <text:p>0.1731328298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472638" calcext:value-type="float">
            <text:p>6.472638</text:p>
          </table:table-cell>
          <table:table-cell office:value-type="float" office:value="5.873113875" calcext:value-type="float">
            <text:p>5.873113875</text:p>
          </table:table-cell>
          <table:table-cell/>
          <table:table-cell table:formula="of:=POWER([.C725]-6.75;2)" office:value-type="float" office:value="0.556741874414391" calcext:value-type="float">
            <text:p>0.5567418744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774476" calcext:value-type="float">
            <text:p>3.774476</text:p>
          </table:table-cell>
          <table:table-cell office:value-type="float" office:value="5.8718614583" calcext:value-type="float">
            <text:p>5.8718614583</text:p>
          </table:table-cell>
          <table:table-cell/>
          <table:table-cell table:formula="of:=POWER([.C726]-6.75;2)" office:value-type="float" office:value="0.768929276217516" calcext:value-type="float">
            <text:p>0.7689292762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774476" calcext:value-type="float">
            <text:p>3.774476</text:p>
          </table:table-cell>
          <table:table-cell office:value-type="float" office:value="5.975474875" calcext:value-type="float">
            <text:p>5.975474875</text:p>
          </table:table-cell>
          <table:table-cell/>
          <table:table-cell table:formula="of:=POWER([.C727]-6.75;2)" office:value-type="float" office:value="0.771127298419003" calcext:value-type="float">
            <text:p>0.771127298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827475" calcext:value-type="float">
            <text:p>3.827475</text:p>
          </table:table-cell>
          <table:table-cell office:value-type="float" office:value="6.1002203333" calcext:value-type="float">
            <text:p>6.1002203333</text:p>
          </table:table-cell>
          <table:table-cell/>
          <table:table-cell table:formula="of:=POWER([.C728]-6.75;2)" office:value-type="float" office:value="0.599889169256266" calcext:value-type="float">
            <text:p>0.599889169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55131" calcext:value-type="float">
            <text:p>6.555131</text:p>
          </table:table-cell>
          <table:table-cell office:value-type="float" office:value="6.235785125" calcext:value-type="float">
            <text:p>6.235785125</text:p>
          </table:table-cell>
          <table:table-cell/>
          <table:table-cell table:formula="of:=POWER([.C729]-6.75;2)" office:value-type="float" office:value="0.422213615256763" calcext:value-type="float">
            <text:p>0.422213615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056277" calcext:value-type="float">
            <text:p>7.056277</text:p>
          </table:table-cell>
          <table:table-cell office:value-type="float" office:value="6.2540788333" calcext:value-type="float">
            <text:p>6.2540788333</text:p>
          </table:table-cell>
          <table:table-cell/>
          <table:table-cell table:formula="of:=POWER([.C730]-6.75;2)" office:value-type="float" office:value="0.264416937671266" calcext:value-type="float">
            <text:p>0.2644169377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78979" calcext:value-type="float">
            <text:p>6.678979</text:p>
          </table:table-cell>
          <table:table-cell office:value-type="float" office:value="6.2423473333" calcext:value-type="float">
            <text:p>6.2423473333</text:p>
          </table:table-cell>
          <table:table-cell/>
          <table:table-cell table:formula="of:=POWER([.C731]-6.75;2)" office:value-type="float" office:value="0.245937803581089" calcext:value-type="float">
            <text:p>0.245937803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607924" calcext:value-type="float">
            <text:p>5.607924</text:p>
          </table:table-cell>
          <table:table-cell office:value-type="float" office:value="6.2213802083" calcext:value-type="float">
            <text:p>6.2213802083</text:p>
          </table:table-cell>
          <table:table-cell/>
          <table:table-cell table:formula="of:=POWER([.C732]-6.75;2)" office:value-type="float" office:value="0.257711230007622" calcext:value-type="float">
            <text:p>0.2577112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099859" calcext:value-type="float">
            <text:p>2.099859</text:p>
          </table:table-cell>
          <table:table-cell office:value-type="float" office:value="6.2280265833" calcext:value-type="float">
            <text:p>6.2280265833</text:p>
          </table:table-cell>
          <table:table-cell/>
          <table:table-cell table:formula="of:=POWER([.C733]-6.75;2)" office:value-type="float" office:value="0.279438884176951" calcext:value-type="float">
            <text:p>0.279438884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314741" calcext:value-type="float">
            <text:p>4.314741</text:p>
          </table:table-cell>
          <table:table-cell office:value-type="float" office:value="6.40965125" calcext:value-type="float">
            <text:p>6.40965125</text:p>
          </table:table-cell>
          <table:table-cell/>
          <table:table-cell table:formula="of:=POWER([.C734]-6.75;2)" office:value-type="float" office:value="0.272456247741472" calcext:value-type="float">
            <text:p>0.272456247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932236" calcext:value-type="float">
            <text:p>8.932236</text:p>
          </table:table-cell>
          <table:table-cell office:value-type="float" office:value="6.5205139167" calcext:value-type="float">
            <text:p>6.5205139167</text:p>
          </table:table-cell>
          <table:table-cell/>
          <table:table-cell table:formula="of:=POWER([.C735]-6.75;2)" office:value-type="float" office:value="0.115837271626563" calcext:value-type="float">
            <text:p>0.1158372716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52354" calcext:value-type="float">
            <text:p>9.52354</text:p>
          </table:table-cell>
          <table:table-cell office:value-type="float" office:value="6.4342445417" calcext:value-type="float">
            <text:p>6.4342445417</text:p>
          </table:table-cell>
          <table:table-cell/>
          <table:table-cell table:formula="of:=POWER([.C736]-6.75;2)" office:value-type="float" office:value="0.0526638624283747" calcext:value-type="float">
            <text:p>0.0526638624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377912" calcext:value-type="float">
            <text:p>6.377912</text:p>
          </table:table-cell>
          <table:table-cell office:value-type="float" office:value="6.3194887083" calcext:value-type="float">
            <text:p>6.3194887083</text:p>
          </table:table-cell>
          <table:table-cell/>
          <table:table-cell table:formula="of:=POWER([.C737]-6.75;2)" office:value-type="float" office:value="0.099701509446243" calcext:value-type="float">
            <text:p>0.0997015094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881727" calcext:value-type="float">
            <text:p>3.881727</text:p>
          </table:table-cell>
          <table:table-cell office:value-type="float" office:value="6.328310375" calcext:value-type="float">
            <text:p>6.328310375</text:p>
          </table:table-cell>
          <table:table-cell/>
          <table:table-cell table:formula="of:=POWER([.C738]-6.75;2)" office:value-type="float" office:value="0.185339972281203" calcext:value-type="float">
            <text:p>0.185339972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988588" calcext:value-type="float">
            <text:p>4.988588</text:p>
          </table:table-cell>
          <table:table-cell office:value-type="float" office:value="6.4344883333" calcext:value-type="float">
            <text:p>6.4344883333</text:p>
          </table:table-cell>
          <table:table-cell/>
          <table:table-cell table:formula="of:=POWER([.C739]-6.75;2)" office:value-type="float" office:value="0.177822139832641" calcext:value-type="float">
            <text:p>0.177822139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299064" calcext:value-type="float">
            <text:p>6.299064</text:p>
          </table:table-cell>
          <table:table-cell office:value-type="float" office:value="6.5127642917" calcext:value-type="float">
            <text:p>6.5127642917</text:p>
          </table:table-cell>
          <table:table-cell/>
          <table:table-cell table:formula="of:=POWER([.C740]-6.75;2)" office:value-type="float" office:value="0.0995476118238119" calcext:value-type="float">
            <text:p>0.099547611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28934" calcext:value-type="float">
            <text:p>6.828934</text:p>
          </table:table-cell>
          <table:table-cell office:value-type="float" office:value="6.5497300417" calcext:value-type="float">
            <text:p>6.5497300417</text:p>
          </table:table-cell>
          <table:table-cell/>
          <table:table-cell table:formula="of:=POWER([.C741]-6.75;2)" office:value-type="float" office:value="0.0562807812926027" calcext:value-type="float">
            <text:p>0.0562807813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439089" calcext:value-type="float">
            <text:p>6.439089</text:p>
          </table:table-cell>
          <table:table-cell office:value-type="float" office:value="6.5477118333" calcext:value-type="float">
            <text:p>6.5477118333</text:p>
          </table:table-cell>
          <table:table-cell/>
          <table:table-cell table:formula="of:=POWER([.C742]-6.75;2)" office:value-type="float" office:value="0.0401080561974837" calcext:value-type="float">
            <text:p>0.0401080562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259226" calcext:value-type="float">
            <text:p>6.259226</text:p>
          </table:table-cell>
          <table:table-cell office:value-type="float" office:value="6.54825725" calcext:value-type="float">
            <text:p>6.54825725</text:p>
          </table:table-cell>
          <table:table-cell/>
          <table:table-cell table:formula="of:=POWER([.C743]-6.75;2)" office:value-type="float" office:value="0.0409205023868469" calcext:value-type="float">
            <text:p>0.0409205024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367566" calcext:value-type="float">
            <text:p>6.367566</text:p>
          </table:table-cell>
          <table:table-cell office:value-type="float" office:value="6.5630414583" calcext:value-type="float">
            <text:p>6.5630414583</text:p>
          </table:table-cell>
          <table:table-cell/>
          <table:table-cell table:formula="of:=POWER([.C744]-6.75;2)" office:value-type="float" office:value="0.0407001371775626" calcext:value-type="float">
            <text:p>0.040700137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.891491" calcext:value-type="float">
            <text:p>5.891491</text:p>
          </table:table-cell>
          <table:table-cell office:value-type="float" office:value="6.5765357083" calcext:value-type="float">
            <text:p>6.5765357083</text:p>
          </table:table-cell>
          <table:table-cell/>
          <table:table-cell table:formula="of:=POWER([.C745]-6.75;2)" office:value-type="float" office:value="0.0349534963145907" calcext:value-type="float">
            <text:p>0.034953496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624557" calcext:value-type="float">
            <text:p>5.624557</text:p>
          </table:table-cell>
          <table:table-cell office:value-type="float" office:value="6.6133805417" calcext:value-type="float">
            <text:p>6.6133805417</text:p>
          </table:table-cell>
          <table:table-cell/>
          <table:table-cell table:formula="of:=POWER([.C746]-6.75;2)" office:value-type="float" office:value="0.0300898604949828" calcext:value-type="float">
            <text:p>0.0300898605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468074" calcext:value-type="float">
            <text:p>6.468074</text:p>
          </table:table-cell>
          <table:table-cell office:value-type="float" office:value="6.66732" calcext:value-type="float">
            <text:p>6.66732</text:p>
          </table:table-cell>
          <table:table-cell/>
          <table:table-cell table:formula="of:=POWER([.C747]-6.75;2)" office:value-type="float" office:value="0.0186648763861855" calcext:value-type="float">
            <text:p>0.018664876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910753" calcext:value-type="float">
            <text:p>6.910753</text:p>
          </table:table-cell>
          <table:table-cell office:value-type="float" office:value="6.6879489167" calcext:value-type="float">
            <text:p>6.6879489167</text:p>
          </table:table-cell>
          <table:table-cell/>
          <table:table-cell table:formula="of:=POWER([.C748]-6.75;2)" office:value-type="float" office:value="0.00683598239999998" calcext:value-type="float">
            <text:p>0.006835982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44258" calcext:value-type="float">
            <text:p>6.44258</text:p>
          </table:table-cell>
          <table:table-cell office:value-type="float" office:value="6.6877976667" calcext:value-type="float">
            <text:p>6.6877976667</text:p>
          </table:table-cell>
          <table:table-cell/>
          <table:table-cell table:formula="of:=POWER([.C749]-6.75;2)" office:value-type="float" office:value="0.00385033693870355" calcext:value-type="float">
            <text:p>0.0038503369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261198" calcext:value-type="float">
            <text:p>6.261198</text:p>
          </table:table-cell>
          <table:table-cell office:value-type="float" office:value="6.6955970833" calcext:value-type="float">
            <text:p>6.6955970833</text:p>
          </table:table-cell>
          <table:table-cell/>
          <table:table-cell table:formula="of:=POWER([.C750]-6.75;2)" office:value-type="float" office:value="0.00386913026796431" calcext:value-type="float">
            <text:p>0.0038691303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68367" calcext:value-type="float">
            <text:p>6.768367</text:p>
          </table:table-cell>
          <table:table-cell office:value-type="float" office:value="6.7021089583" calcext:value-type="float">
            <text:p>6.7021089583</text:p>
          </table:table-cell>
          <table:table-cell/>
          <table:table-cell table:formula="of:=POWER([.C751]-6.75;2)" office:value-type="float" office:value="0.00295967734546714" calcext:value-type="float">
            <text:p>0.002959677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08103" calcext:value-type="float">
            <text:p>7.08103</text:p>
          </table:table-cell>
          <table:table-cell office:value-type="float" office:value="6.7003535417" calcext:value-type="float">
            <text:p>6.7003535417</text:p>
          </table:table-cell>
          <table:table-cell/>
          <table:table-cell table:formula="of:=POWER([.C752]-6.75;2)" office:value-type="float" office:value="0.00229355187511112" calcext:value-type="float">
            <text:p>0.0022935519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99418" calcext:value-type="float">
            <text:p>6.99418</text:p>
          </table:table-cell>
          <table:table-cell office:value-type="float" office:value="6.7054955" calcext:value-type="float">
            <text:p>6.7054955</text:p>
          </table:table-cell>
          <table:table-cell/>
          <table:table-cell table:formula="of:=POWER([.C753]-6.75;2)" office:value-type="float" office:value="0.00246477082173362" calcext:value-type="float">
            <text:p>0.002464770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74721" calcext:value-type="float">
            <text:p>6.774721</text:p>
          </table:table-cell>
          <table:table-cell office:value-type="float" office:value="6.7194963333" calcext:value-type="float">
            <text:p>6.7194963333</text:p>
          </table:table-cell>
          <table:table-cell/>
          <table:table-cell table:formula="of:=POWER([.C754]-6.75;2)" office:value-type="float" office:value="0.00198065052025004" calcext:value-type="float">
            <text:p>0.0019806505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175768" calcext:value-type="float">
            <text:p>6.175768</text:p>
          </table:table-cell>
          <table:table-cell office:value-type="float" office:value="6.723542375" calcext:value-type="float">
            <text:p>6.723542375</text:p>
          </table:table-cell>
          <table:table-cell/>
          <table:table-cell table:formula="of:=POWER([.C755]-6.75;2)" office:value-type="float" office:value="0.000930473682144664" calcext:value-type="float">
            <text:p>0.0009304737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767437" calcext:value-type="float">
            <text:p>5.767437</text:p>
          </table:table-cell>
          <table:table-cell office:value-type="float" office:value="6.7290586667" calcext:value-type="float">
            <text:p>6.7290586667</text:p>
          </table:table-cell>
          <table:table-cell/>
          <table:table-cell table:formula="of:=POWER([.C756]-6.75;2)" office:value-type="float" office:value="0.000700005920640621" calcext:value-type="float">
            <text:p>0.0007000059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58851" calcext:value-type="float">
            <text:p>6.458851</text:p>
          </table:table-cell>
          <table:table-cell office:value-type="float" office:value="6.7637442917" calcext:value-type="float">
            <text:p>6.7637442917</text:p>
          </table:table-cell>
          <table:table-cell/>
          <table:table-cell table:formula="of:=POWER([.C757]-6.75;2)" office:value-type="float" office:value="0.000438539440381676" calcext:value-type="float">
            <text:p>0.000438539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975445" calcext:value-type="float">
            <text:p>6.975445</text:p>
          </table:table-cell>
          <table:table-cell office:value-type="float" office:value="6.78832075" calcext:value-type="float">
            <text:p>6.78832075</text:p>
          </table:table-cell>
          <table:table-cell/>
          <table:table-cell table:formula="of:=POWER([.C758]-6.75;2)" office:value-type="float" office:value="0.000188905554334693" calcext:value-type="float">
            <text:p>0.0001889056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61771" calcext:value-type="float">
            <text:p>6.861771</text:p>
          </table:table-cell>
          <table:table-cell office:value-type="float" office:value="6.789241" calcext:value-type="float">
            <text:p>6.789241</text:p>
          </table:table-cell>
          <table:table-cell/>
          <table:table-cell table:formula="of:=POWER([.C759]-6.75;2)" office:value-type="float" office:value="0.00146847988056254" calcext:value-type="float">
            <text:p>0.0014684799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694" calcext:value-type="float">
            <text:p>6.7694</text:p>
          </table:table-cell>
          <table:table-cell office:value-type="float" office:value="6.798456125" calcext:value-type="float">
            <text:p>6.798456125</text:p>
          </table:table-cell>
          <table:table-cell/>
          <table:table-cell table:formula="of:=POWER([.C760]-6.75;2)" office:value-type="float" office:value="0.00153985608099997" calcext:value-type="float">
            <text:p>0.001539856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589632" calcext:value-type="float">
            <text:p>6.589632</text:p>
          </table:table-cell>
          <table:table-cell office:value-type="float" office:value="6.808131" calcext:value-type="float">
            <text:p>6.808131</text:p>
          </table:table-cell>
          <table:table-cell/>
          <table:table-cell table:formula="of:=POWER([.C761]-6.75;2)" office:value-type="float" office:value="0.00234799605001566" calcext:value-type="float">
            <text:p>0.002347996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429998" calcext:value-type="float">
            <text:p>6.429998</text:p>
          </table:table-cell>
          <table:table-cell office:value-type="float" office:value="6.811366125" calcext:value-type="float">
            <text:p>6.811366125</text:p>
          </table:table-cell>
          <table:table-cell/>
          <table:table-cell table:formula="of:=POWER([.C762]-6.75;2)" office:value-type="float" office:value="0.00337921316099994" calcext:value-type="float">
            <text:p>0.0033792132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67211" calcext:value-type="float">
            <text:p>6.867211</text:p>
          </table:table-cell>
          <table:table-cell office:value-type="float" office:value="6.8227553333" calcext:value-type="float">
            <text:p>6.8227553333</text:p>
          </table:table-cell>
          <table:table-cell/>
          <table:table-cell table:formula="of:=POWER([.C763]-6.75;2)" office:value-type="float" office:value="0.00376580129751564" calcext:value-type="float">
            <text:p>0.0037658013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186242" calcext:value-type="float">
            <text:p>7.186242</text:p>
          </table:table-cell>
          <table:table-cell office:value-type="float" office:value="6.8107327917" calcext:value-type="float">
            <text:p>6.8107327917</text:p>
          </table:table-cell>
          <table:table-cell/>
          <table:table-cell table:formula="of:=POWER([.C764]-6.75;2)" office:value-type="float" office:value="0.00529333852359408" calcext:value-type="float">
            <text:p>0.005293338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80497" calcext:value-type="float">
            <text:p>6.780497</text:p>
          </table:table-cell>
          <table:table-cell office:value-type="float" office:value="6.779267375" calcext:value-type="float">
            <text:p>6.779267375</text:p>
          </table:table-cell>
          <table:table-cell/>
          <table:table-cell table:formula="of:=POWER([.C765]-6.75;2)" office:value-type="float" office:value="0.00368847198767554" calcext:value-type="float">
            <text:p>0.003688472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452179" calcext:value-type="float">
            <text:p>6.452179</text:p>
          </table:table-cell>
          <table:table-cell office:value-type="float" office:value="6.7880112917" calcext:value-type="float">
            <text:p>6.7880112917</text:p>
          </table:table-cell>
          <table:table-cell/>
          <table:table-cell table:formula="of:=POWER([.C766]-6.75;2)" office:value-type="float" office:value="0.000856579239390618" calcext:value-type="float">
            <text:p>0.0008565792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14047" calcext:value-type="float">
            <text:p>6.614047</text:p>
          </table:table-cell>
          <table:table-cell office:value-type="float" office:value="6.829092625" calcext:value-type="float">
            <text:p>6.829092625</text:p>
          </table:table-cell>
          <table:table-cell/>
          <table:table-cell table:formula="of:=POWER([.C767]-6.75;2)" office:value-type="float" office:value="0.0014448582967025" calcext:value-type="float">
            <text:p>0.0014448583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91428" calcext:value-type="float">
            <text:p>6.691428</text:p>
          </table:table-cell>
          <table:table-cell office:value-type="float" office:value="6.8522060417" calcext:value-type="float">
            <text:p>6.8522060417</text:p>
          </table:table-cell>
          <table:table-cell/>
          <table:table-cell table:formula="of:=POWER([.C768]-6.75;2)" office:value-type="float" office:value="0.00625564332939068" calcext:value-type="float">
            <text:p>0.0062556433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75767" calcext:value-type="float">
            <text:p>6.775767</text:p>
          </table:table-cell>
          <table:table-cell office:value-type="float" office:value="6.8531680417" calcext:value-type="float">
            <text:p>6.8531680417</text:p>
          </table:table-cell>
          <table:table-cell/>
          <table:table-cell table:formula="of:=POWER([.C769]-6.75;2)" office:value-type="float" office:value="0.0104460749599821" calcext:value-type="float">
            <text:p>0.01044607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919104" calcext:value-type="float">
            <text:p>6.919104</text:p>
          </table:table-cell>
          <table:table-cell office:value-type="float" office:value="6.83891175" calcext:value-type="float">
            <text:p>6.83891175</text:p>
          </table:table-cell>
          <table:table-cell/>
          <table:table-cell table:formula="of:=POWER([.C770]-6.75;2)" office:value-type="float" office:value="0.0106436448282129" calcext:value-type="float">
            <text:p>0.0106436448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963168" calcext:value-type="float">
            <text:p>6.963168</text:p>
          </table:table-cell>
          <table:table-cell office:value-type="float" office:value="6.8186574583" calcext:value-type="float">
            <text:p>6.8186574583</text:p>
          </table:table-cell>
          <table:table-cell/>
          <table:table-cell table:formula="of:=POWER([.C771]-6.75;2)" office:value-type="float" office:value="0.00790529928806255" calcext:value-type="float">
            <text:p>0.007905299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907123" calcext:value-type="float">
            <text:p>6.907123</text:p>
          </table:table-cell>
          <table:table-cell office:value-type="float" office:value="6.8120900417" calcext:value-type="float">
            <text:p>6.8120900417</text:p>
          </table:table-cell>
          <table:table-cell/>
          <table:table-cell table:formula="of:=POWER([.C772]-6.75;2)" office:value-type="float" office:value="0.0047138465802162" calcext:value-type="float">
            <text:p>0.004713846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29766" calcext:value-type="float">
            <text:p>6.629766</text:p>
          </table:table-cell>
          <table:table-cell office:value-type="float" office:value="6.811559125" calcext:value-type="float">
            <text:p>6.811559125</text:p>
          </table:table-cell>
          <table:table-cell/>
          <table:table-cell table:formula="of:=POWER([.C773]-6.75;2)" office:value-type="float" office:value="0.00385517327830778" calcext:value-type="float">
            <text:p>0.0038551733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417483" calcext:value-type="float">
            <text:p>6.417483</text:p>
          </table:table-cell>
          <table:table-cell office:value-type="float" office:value="6.8061125417" calcext:value-type="float">
            <text:p>6.8061125417</text:p>
          </table:table-cell>
          <table:table-cell/>
          <table:table-cell table:formula="of:=POWER([.C774]-6.75;2)" office:value-type="float" office:value="0.00378952587076569" calcext:value-type="float">
            <text:p>0.0037895259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26237" calcext:value-type="float">
            <text:p>6.726237</text:p>
          </table:table-cell>
          <table:table-cell office:value-type="float" office:value="6.8067115" calcext:value-type="float">
            <text:p>6.8067115</text:p>
          </table:table-cell>
          <table:table-cell/>
          <table:table-cell table:formula="of:=POWER([.C775]-6.75;2)" office:value-type="float" office:value="0.00314861733603425" calcext:value-type="float">
            <text:p>0.0031486173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204437" calcext:value-type="float">
            <text:p>7.204437</text:p>
          </table:table-cell>
          <table:table-cell office:value-type="float" office:value="6.8125016667" calcext:value-type="float">
            <text:p>6.8125016667</text:p>
          </table:table-cell>
          <table:table-cell/>
          <table:table-cell table:formula="of:=POWER([.C776]-6.75;2)" office:value-type="float" office:value="0.00321619423224995" calcext:value-type="float">
            <text:p>0.0032161942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3302" calcext:value-type="float">
            <text:p>7.3302</text:p>
          </table:table-cell>
          <table:table-cell office:value-type="float" office:value="6.8061050417" calcext:value-type="float">
            <text:p>6.8061050417</text:p>
          </table:table-cell>
          <table:table-cell/>
          <table:table-cell table:formula="of:=POWER([.C777]-6.75;2)" office:value-type="float" office:value="0.00390645834027792" calcext:value-type="float">
            <text:p>0.0039064583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871826" calcext:value-type="float">
            <text:p>6.871826</text:p>
          </table:table-cell>
          <table:table-cell office:value-type="float" office:value="6.778768875" calcext:value-type="float">
            <text:p>6.778768875</text:p>
          </table:table-cell>
          <table:table-cell/>
          <table:table-cell table:formula="of:=POWER([.C778]-6.75;2)" office:value-type="float" office:value="0.00314777570415879" calcext:value-type="float">
            <text:p>0.0031477757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308159" calcext:value-type="float">
            <text:p>6.308159</text:p>
          </table:table-cell>
          <table:table-cell office:value-type="float" office:value="6.7499876667" calcext:value-type="float">
            <text:p>6.7499876667</text:p>
          </table:table-cell>
          <table:table-cell/>
          <table:table-cell table:formula="of:=POWER([.C779]-6.75;2)" office:value-type="float" office:value="0.00082764816876562" calcext:value-type="float">
            <text:p>0.0008276482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599892" calcext:value-type="float">
            <text:p>6.599892</text:p>
          </table:table-cell>
          <table:table-cell office:value-type="float" office:value="6.7503019583" calcext:value-type="float">
            <text:p>6.7503019583</text:p>
          </table:table-cell>
          <table:table-cell/>
          <table:table-cell table:formula="of:=POWER([.C780]-6.75;2)" office:value-type="float" office:value="0.000000000152110288888639" calcext:value-type="float">
            <text:p>1.52110288888639E-01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048686" calcext:value-type="float">
            <text:p>7.048686</text:p>
          </table:table-cell>
          <table:table-cell office:value-type="float" office:value="6.74496925" calcext:value-type="float">
            <text:p>6.74496925</text:p>
          </table:table-cell>
          <table:table-cell/>
          <table:table-cell table:formula="of:=POWER([.C781]-6.75;2)" office:value-type="float" office:value="0.0000000911788149386985" calcext:value-type="float">
            <text:p>9.11788149386985E-008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997531" calcext:value-type="float">
            <text:p>6.997531</text:p>
          </table:table-cell>
          <table:table-cell office:value-type="float" office:value="6.717231875" calcext:value-type="float">
            <text:p>6.717231875</text:p>
          </table:table-cell>
          <table:table-cell/>
          <table:table-cell table:formula="of:=POWER([.C782]-6.75;2)" office:value-type="float" office:value="0.0000253084455624953" calcext:value-type="float">
            <text:p>2.53084455624953E-00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082934" calcext:value-type="float">
            <text:p>7.082934</text:p>
          </table:table-cell>
          <table:table-cell office:value-type="float" office:value="6.7064800833" calcext:value-type="float">
            <text:p>6.7064800833</text:p>
          </table:table-cell>
          <table:table-cell/>
          <table:table-cell table:formula="of:=POWER([.C783]-6.75;2)" office:value-type="float" office:value="0.0010737500160156" calcext:value-type="float">
            <text:p>0.0010737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001597" calcext:value-type="float">
            <text:p>7.001597</text:p>
          </table:table-cell>
          <table:table-cell office:value-type="float" office:value="6.7114505" calcext:value-type="float">
            <text:p>6.7114505</text:p>
          </table:table-cell>
          <table:table-cell/>
          <table:table-cell table:formula="of:=POWER([.C784]-6.75;2)" office:value-type="float" office:value="0.00189398314957496" calcext:value-type="float">
            <text:p>0.00189398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67275" calcext:value-type="float">
            <text:p>6.667275</text:p>
          </table:table-cell>
          <table:table-cell office:value-type="float" office:value="6.7145166667" calcext:value-type="float">
            <text:p>6.7145166667</text:p>
          </table:table-cell>
          <table:table-cell/>
          <table:table-cell table:formula="of:=POWER([.C785]-6.75;2)" office:value-type="float" office:value="0.00148606395025002" calcext:value-type="float">
            <text:p>0.001486064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03339" calcext:value-type="float">
            <text:p>6.703339</text:p>
          </table:table-cell>
          <table:table-cell office:value-type="float" office:value="6.7036007917" calcext:value-type="float">
            <text:p>6.7036007917</text:p>
          </table:table-cell>
          <table:table-cell/>
          <table:table-cell table:formula="of:=POWER([.C786]-6.75;2)" office:value-type="float" office:value="0.0012590669420789" calcext:value-type="float">
            <text:p>0.0012590669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7867" calcext:value-type="float">
            <text:p>6.57867</text:p>
          </table:table-cell>
          <table:table-cell office:value-type="float" office:value="6.6793995" calcext:value-type="float">
            <text:p>6.6793995</text:p>
          </table:table-cell>
          <table:table-cell/>
          <table:table-cell table:formula="of:=POWER([.C787]-6.75;2)" office:value-type="float" office:value="0.00215288653086683" calcext:value-type="float">
            <text:p>0.0021528865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431072" calcext:value-type="float">
            <text:p>6.431072</text:p>
          </table:table-cell>
          <table:table-cell office:value-type="float" office:value="6.6590929583" calcext:value-type="float">
            <text:p>6.6590929583</text:p>
          </table:table-cell>
          <table:table-cell/>
          <table:table-cell table:formula="of:=POWER([.C788]-6.75;2)" office:value-type="float" office:value="0.00498443060025004" calcext:value-type="float">
            <text:p>0.004984430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990351" calcext:value-type="float">
            <text:p>6.990351</text:p>
          </table:table-cell>
          <table:table-cell office:value-type="float" office:value="6.6389445" calcext:value-type="float">
            <text:p>6.6389445</text:p>
          </table:table-cell>
          <table:table-cell/>
          <table:table-cell table:formula="of:=POWER([.C789]-6.75;2)" office:value-type="float" office:value="0.00826409023064545" calcext:value-type="float">
            <text:p>0.008264090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438131" calcext:value-type="float">
            <text:p>7.438131</text:p>
          </table:table-cell>
          <table:table-cell office:value-type="float" office:value="6.6121580833" calcext:value-type="float">
            <text:p>6.6121580833</text:p>
          </table:table-cell>
          <table:table-cell/>
          <table:table-cell table:formula="of:=POWER([.C790]-6.75;2)" office:value-type="float" office:value="0.01233332408025" calcext:value-type="float">
            <text:p>0.012333324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168769" calcext:value-type="float">
            <text:p>7.168769</text:p>
          </table:table-cell>
          <table:table-cell office:value-type="float" office:value="6.5786952083" calcext:value-type="float">
            <text:p>6.5786952083</text:p>
          </table:table-cell>
          <table:table-cell/>
          <table:table-cell table:formula="of:=POWER([.C791]-6.75;2)" office:value-type="float" office:value="0.0190003939995298" calcext:value-type="float">
            <text:p>0.019000394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14516" calcext:value-type="float">
            <text:p>6.714516</text:p>
          </table:table-cell>
          <table:table-cell office:value-type="float" office:value="6.5566482917" calcext:value-type="float">
            <text:p>6.5566482917</text:p>
          </table:table-cell>
          <table:table-cell/>
          <table:table-cell table:formula="of:=POWER([.C792]-6.75;2)" office:value-type="float" office:value="0.0293453316593804" calcext:value-type="float">
            <text:p>0.029345331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433616" calcext:value-type="float">
            <text:p>6.433616</text:p>
          </table:table-cell>
          <table:table-cell office:value-type="float" office:value="6.555548625" calcext:value-type="float">
            <text:p>6.555548625</text:p>
          </table:table-cell>
          <table:table-cell/>
          <table:table-cell table:formula="of:=POWER([.C793]-6.75;2)" office:value-type="float" office:value="0.0373848831025282" calcext:value-type="float">
            <text:p>0.037384883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33001" calcext:value-type="float">
            <text:p>6.433001</text:p>
          </table:table-cell>
          <table:table-cell office:value-type="float" office:value="6.5544249167" calcext:value-type="float">
            <text:p>6.5544249167</text:p>
          </table:table-cell>
          <table:table-cell/>
          <table:table-cell table:formula="of:=POWER([.C794]-6.75;2)" office:value-type="float" office:value="0.0378113372393906" calcext:value-type="float">
            <text:p>0.037811337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80555" calcext:value-type="float">
            <text:p>6.80555</text:p>
          </table:table-cell>
          <table:table-cell office:value-type="float" office:value="6.5385034583" calcext:value-type="float">
            <text:p>6.5385034583</text:p>
          </table:table-cell>
          <table:table-cell/>
          <table:table-cell table:formula="of:=POWER([.C795]-6.75;2)" office:value-type="float" office:value="0.0382496132078018" calcext:value-type="float">
            <text:p>0.038249613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894381" calcext:value-type="float">
            <text:p>6.894381</text:p>
          </table:table-cell>
          <table:table-cell office:value-type="float" office:value="6.50634075" calcext:value-type="float">
            <text:p>6.50634075</text:p>
          </table:table-cell>
          <table:table-cell/>
          <table:table-cell table:formula="of:=POWER([.C796]-6.75;2)" office:value-type="float" office:value="0.0447307871510598" calcext:value-type="float">
            <text:p>0.0447307872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499048" calcext:value-type="float">
            <text:p>6.499048</text:p>
          </table:table-cell>
          <table:table-cell office:value-type="float" office:value="6.4806960833" calcext:value-type="float">
            <text:p>6.4806960833</text:p>
          </table:table-cell>
          <table:table-cell/>
          <table:table-cell table:formula="of:=POWER([.C797]-6.75;2)" office:value-type="float" office:value="0.0593698301105627" calcext:value-type="float">
            <text:p>0.059369830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431858" calcext:value-type="float">
            <text:p>6.431858</text:p>
          </table:table-cell>
          <table:table-cell office:value-type="float" office:value="6.4887775" calcext:value-type="float">
            <text:p>6.4887775</text:p>
          </table:table-cell>
          <table:table-cell/>
          <table:table-cell table:formula="of:=POWER([.C798]-6.75;2)" office:value-type="float" office:value="0.0725245995499606" calcext:value-type="float">
            <text:p>0.072524599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65201" calcext:value-type="float">
            <text:p>6.865201</text:p>
          </table:table-cell>
          <table:table-cell office:value-type="float" office:value="6.488726375" calcext:value-type="float">
            <text:p>6.488726375</text:p>
          </table:table-cell>
          <table:table-cell/>
          <table:table-cell table:formula="of:=POWER([.C799]-6.75;2)" office:value-type="float" office:value="0.0682371945062498" calcext:value-type="float">
            <text:p>0.068237194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050918" calcext:value-type="float">
            <text:p>7.050918</text:p>
          </table:table-cell>
          <table:table-cell office:value-type="float" office:value="6.4188306667" calcext:value-type="float">
            <text:p>6.4188306667</text:p>
          </table:table-cell>
          <table:table-cell/>
          <table:table-cell table:formula="of:=POWER([.C800]-6.75;2)" office:value-type="float" office:value="0.0682639071206408" calcext:value-type="float">
            <text:p>0.0682639071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74132" calcext:value-type="float">
            <text:p>6.674132</text:p>
          </table:table-cell>
          <table:table-cell office:value-type="float" office:value="6.3860535417" calcext:value-type="float">
            <text:p>6.3860535417</text:p>
          </table:table-cell>
          <table:table-cell/>
          <table:table-cell table:formula="of:=POWER([.C801]-6.75;2)" office:value-type="float" office:value="0.109673127318367" calcext:value-type="float">
            <text:p>0.109673127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181077" calcext:value-type="float">
            <text:p>6.181077</text:p>
          </table:table-cell>
          <table:table-cell office:value-type="float" office:value="6.4423905" calcext:value-type="float">
            <text:p>6.4423905</text:p>
          </table:table-cell>
          <table:table-cell/>
          <table:table-cell table:formula="of:=POWER([.C802]-6.75;2)" office:value-type="float" office:value="0.132457024509114" calcext:value-type="float">
            <text:p>0.132457024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315702" calcext:value-type="float">
            <text:p>6.315702</text:p>
          </table:table-cell>
          <table:table-cell office:value-type="float" office:value="6.4633161667" calcext:value-type="float">
            <text:p>6.4633161667</text:p>
          </table:table-cell>
          <table:table-cell/>
          <table:table-cell table:formula="of:=POWER([.C803]-6.75;2)" office:value-type="float" office:value="0.0946236044902499" calcext:value-type="float">
            <text:p>0.094623604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471907" calcext:value-type="float">
            <text:p>6.471907</text:p>
          </table:table-cell>
          <table:table-cell office:value-type="float" office:value="6.4168839583" calcext:value-type="float">
            <text:p>6.4168839583</text:p>
          </table:table-cell>
          <table:table-cell/>
          <table:table-cell table:formula="of:=POWER([.C804]-6.75;2)" office:value-type="float" office:value="0.082187620275582" calcext:value-type="float">
            <text:p>0.0821876203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382989" calcext:value-type="float">
            <text:p>6.382989</text:p>
          </table:table-cell>
          <table:table-cell office:value-type="float" office:value="6.4079599583" calcext:value-type="float">
            <text:p>6.4079599583</text:p>
          </table:table-cell>
          <table:table-cell/>
          <table:table-cell table:formula="of:=POWER([.C805]-6.75;2)" office:value-type="float" office:value="0.110966297237876" calcext:value-type="float">
            <text:p>0.110966297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39488" calcext:value-type="float">
            <text:p>6.739488</text:p>
          </table:table-cell>
          <table:table-cell office:value-type="float" office:value="6.4030375" calcext:value-type="float">
            <text:p>6.4030375</text:p>
          </table:table-cell>
          <table:table-cell/>
          <table:table-cell table:formula="of:=POWER([.C806]-6.75;2)" office:value-type="float" office:value="0.116991390126138" calcext:value-type="float">
            <text:p>0.116991390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202224" calcext:value-type="float">
            <text:p>7.202224</text:p>
          </table:table-cell>
          <table:table-cell office:value-type="float" office:value="6.3203392083" calcext:value-type="float">
            <text:p>6.3203392083</text:p>
          </table:table-cell>
          <table:table-cell/>
          <table:table-cell table:formula="of:=POWER([.C807]-6.75;2)" office:value-type="float" office:value="0.12038297640625" calcext:value-type="float">
            <text:p>0.1203829764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075185" calcext:value-type="float">
            <text:p>7.075185</text:p>
          </table:table-cell>
          <table:table-cell office:value-type="float" office:value="6.1773695" calcext:value-type="float">
            <text:p>6.1773695</text:p>
          </table:table-cell>
          <table:table-cell/>
          <table:table-cell table:formula="of:=POWER([.C808]-6.75;2)" office:value-type="float" office:value="0.184608395924271" calcext:value-type="float">
            <text:p>0.184608395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405294" calcext:value-type="float">
            <text:p>6.405294</text:p>
          </table:table-cell>
          <table:table-cell office:value-type="float" office:value="6.1301200417" calcext:value-type="float">
            <text:p>6.1301200417</text:p>
          </table:table-cell>
          <table:table-cell/>
          <table:table-cell table:formula="of:=POWER([.C809]-6.75;2)" office:value-type="float" office:value="0.32790568953025" calcext:value-type="float">
            <text:p>0.327905689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122508" calcext:value-type="float">
            <text:p>6.122508</text:p>
          </table:table-cell>
          <table:table-cell office:value-type="float" office:value="6.1801563333" calcext:value-type="float">
            <text:p>6.1801563333</text:p>
          </table:table-cell>
          <table:table-cell/>
          <table:table-cell table:formula="of:=POWER([.C810]-6.75;2)" office:value-type="float" office:value="0.38425116270201" calcext:value-type="float">
            <text:p>0.384251162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091313" calcext:value-type="float">
            <text:p>6.091313</text:p>
          </table:table-cell>
          <table:table-cell office:value-type="float" office:value="6.2377115833" calcext:value-type="float">
            <text:p>6.2377115833</text:p>
          </table:table-cell>
          <table:table-cell/>
          <table:table-cell table:formula="of:=POWER([.C811]-6.75;2)" office:value-type="float" office:value="0.3247218044781" calcext:value-type="float">
            <text:p>0.3247218045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947509" calcext:value-type="float">
            <text:p>5.947509</text:p>
          </table:table-cell>
          <table:table-cell office:value-type="float" office:value="6.2901194583" calcext:value-type="float">
            <text:p>6.2901194583</text:p>
          </table:table-cell>
          <table:table-cell/>
          <table:table-cell table:formula="of:=POWER([.C812]-6.75;2)" office:value-type="float" office:value="0.262439421884992" calcext:value-type="float">
            <text:p>0.2624394219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347477" calcext:value-type="float">
            <text:p>6.347477</text:p>
          </table:table-cell>
          <table:table-cell office:value-type="float" office:value="6.3971028333" calcext:value-type="float">
            <text:p>6.3971028333</text:p>
          </table:table-cell>
          <table:table-cell/>
          <table:table-cell table:formula="of:=POWER([.C813]-6.75;2)" office:value-type="float" office:value="0.211490112634285" calcext:value-type="float">
            <text:p>0.2114901126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35022" calcext:value-type="float">
            <text:p>6.635022</text:p>
          </table:table-cell>
          <table:table-cell office:value-type="float" office:value="6.4882870833" calcext:value-type="float">
            <text:p>6.4882870833</text:p>
          </table:table-cell>
          <table:table-cell/>
          <table:table-cell table:formula="of:=POWER([.C814]-6.75;2)" office:value-type="float" office:value="0.124536410264888" calcext:value-type="float">
            <text:p>0.124536410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39643" calcext:value-type="float">
            <text:p>6.639643</text:p>
          </table:table-cell>
          <table:table-cell office:value-type="float" office:value="6.5674902917" calcext:value-type="float">
            <text:p>6.5674902917</text:p>
          </table:table-cell>
          <table:table-cell/>
          <table:table-cell table:formula="of:=POWER([.C815]-6.75;2)" office:value-type="float" office:value="0.0684936507676209" calcext:value-type="float">
            <text:p>0.0684936508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88124" calcext:value-type="float">
            <text:p>6.688124</text:p>
          </table:table-cell>
          <table:table-cell office:value-type="float" office:value="7.5641220417" calcext:value-type="float">
            <text:p>7.5641220417</text:p>
          </table:table-cell>
          <table:table-cell/>
          <table:table-cell table:formula="of:=POWER([.C816]-6.75;2)" office:value-type="float" office:value="0.0333097936237509" calcext:value-type="float">
            <text:p>0.0333097936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406647" calcext:value-type="float">
            <text:p>6.406647</text:p>
          </table:table-cell>
          <table:table-cell office:value-type="float" office:value="7.8737497083" calcext:value-type="float">
            <text:p>7.8737497083</text:p>
          </table:table-cell>
          <table:table-cell/>
          <table:table-cell table:formula="of:=POWER([.C817]-6.75;2)" office:value-type="float" office:value="0.662794698781777" calcext:value-type="float">
            <text:p>0.6627946988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050886" calcext:value-type="float">
            <text:p>6.050886</text:p>
          </table:table-cell>
          <table:table-cell office:value-type="float" office:value="7.9247051667" calcext:value-type="float">
            <text:p>7.9247051667</text:p>
          </table:table-cell>
          <table:table-cell/>
          <table:table-cell table:formula="of:=POWER([.C818]-6.75;2)" office:value-type="float" office:value="1.26281340690434" calcext:value-type="float">
            <text:p>1.262813406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033645" calcext:value-type="float">
            <text:p>6.033645</text:p>
          </table:table-cell>
          <table:table-cell office:value-type="float" office:value="7.990484" calcext:value-type="float">
            <text:p>7.990484</text:p>
          </table:table-cell>
          <table:table-cell/>
          <table:table-cell table:formula="of:=POWER([.C819]-6.75;2)" office:value-type="float" office:value="1.37993222867167" calcext:value-type="float">
            <text:p>1.379932228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278909" calcext:value-type="float">
            <text:p>6.278909</text:p>
          </table:table-cell>
          <table:table-cell office:value-type="float" office:value="8.0569812083" calcext:value-type="float">
            <text:p>8.0569812083</text:p>
          </table:table-cell>
          <table:table-cell/>
          <table:table-cell table:formula="of:=POWER([.C820]-6.75;2)" office:value-type="float" office:value="1.538800554256" calcext:value-type="float">
            <text:p>1.538800554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93002" calcext:value-type="float">
            <text:p>6.693002</text:p>
          </table:table-cell>
          <table:table-cell office:value-type="float" office:value="7.92799025" calcext:value-type="float">
            <text:p>7.92799025</text:p>
          </table:table-cell>
          <table:table-cell/>
          <table:table-cell table:formula="of:=POWER([.C821]-6.75;2)" office:value-type="float" office:value="1.70819987884933" calcext:value-type="float">
            <text:p>1.708199878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430631" calcext:value-type="float">
            <text:p>6.430631</text:p>
          </table:table-cell>
          <table:table-cell office:value-type="float" office:value="7.9069625833" calcext:value-type="float">
            <text:p>7.9069625833</text:p>
          </table:table-cell>
          <table:table-cell/>
          <table:table-cell table:formula="of:=POWER([.C822]-6.75;2)" office:value-type="float" office:value="1.38766102909506" calcext:value-type="float">
            <text:p>1.3876610291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187704" calcext:value-type="float">
            <text:p>5.187704</text:p>
          </table:table-cell>
          <table:table-cell office:value-type="float" office:value="7.90322825" calcext:value-type="float">
            <text:p>7.90322825</text:p>
          </table:table-cell>
          <table:table-cell/>
          <table:table-cell table:formula="of:=POWER([.C823]-6.75;2)" office:value-type="float" office:value="1.33856241915621" calcext:value-type="float">
            <text:p>1.338562419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264267" calcext:value-type="float">
            <text:p>6.264267</text:p>
          </table:table-cell>
          <table:table-cell office:value-type="float" office:value="8.0224822083" calcext:value-type="float">
            <text:p>8.0224822083</text:p>
          </table:table-cell>
          <table:table-cell/>
          <table:table-cell table:formula="of:=POWER([.C824]-6.75;2)" office:value-type="float" office:value="1.32993539659806" calcext:value-type="float">
            <text:p>1.329935396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.026219" calcext:value-type="float">
            <text:p>8.026219</text:p>
          </table:table-cell>
          <table:table-cell office:value-type="float" office:value="8.1511920833" calcext:value-type="float">
            <text:p>8.1511920833</text:p>
          </table:table-cell>
          <table:table-cell/>
          <table:table-cell table:formula="of:=POWER([.C825]-6.75;2)" office:value-type="float" office:value="1.61921097044004" calcext:value-type="float">
            <text:p>1.6192109704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83293" calcext:value-type="float">
            <text:p>6.683293</text:p>
          </table:table-cell>
          <table:table-cell office:value-type="float" office:value="8.1288730833" calcext:value-type="float">
            <text:p>8.1288730833</text:p>
          </table:table-cell>
          <table:table-cell/>
          <table:table-cell table:formula="of:=POWER([.C826]-6.75;2)" office:value-type="float" office:value="1.96333925430259" calcext:value-type="float">
            <text:p>1.963339254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201329" calcext:value-type="float">
            <text:p>5.201329</text:p>
          </table:table-cell>
          <table:table-cell office:value-type="float" office:value="7.909405875" calcext:value-type="float">
            <text:p>7.909405875</text:p>
          </table:table-cell>
          <table:table-cell/>
          <table:table-cell table:formula="of:=POWER([.C827]-6.75;2)" office:value-type="float" office:value="1.90129097984925" calcext:value-type="float">
            <text:p>1.9012909798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257731" calcext:value-type="float">
            <text:p>6.257731</text:p>
          </table:table-cell>
          <table:table-cell office:value-type="float" office:value="7.773229375" calcext:value-type="float">
            <text:p>7.773229375</text:p>
          </table:table-cell>
          <table:table-cell/>
          <table:table-cell table:formula="of:=POWER([.C828]-6.75;2)" office:value-type="float" office:value="1.34422198298452" calcext:value-type="float">
            <text:p>1.34422198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26485" calcext:value-type="float">
            <text:p>6.26485</text:p>
          </table:table-cell>
          <table:table-cell office:value-type="float" office:value="7.7850275" calcext:value-type="float">
            <text:p>7.7850275</text:p>
          </table:table-cell>
          <table:table-cell/>
          <table:table-cell table:formula="of:=POWER([.C829]-6.75;2)" office:value-type="float" office:value="1.04699835386289" calcext:value-type="float">
            <text:p>1.046998353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754729" calcext:value-type="float">
            <text:p>4.754729</text:p>
          </table:table-cell>
          <table:table-cell office:value-type="float" office:value="7.8312235833" calcext:value-type="float">
            <text:p>7.8312235833</text:p>
          </table:table-cell>
          <table:table-cell/>
          <table:table-cell table:formula="of:=POWER([.C830]-6.75;2)" office:value-type="float" office:value="1.07128192575625" calcext:value-type="float">
            <text:p>1.071281925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770951" calcext:value-type="float">
            <text:p>3.770951</text:p>
          </table:table-cell>
          <table:table-cell office:value-type="float" office:value="7.902871375" calcext:value-type="float">
            <text:p>7.902871375</text:p>
          </table:table-cell>
          <table:table-cell/>
          <table:table-cell table:formula="of:=POWER([.C831]-6.75;2)" office:value-type="float" office:value="1.16904443708409" calcext:value-type="float">
            <text:p>1.169044437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941198" calcext:value-type="float">
            <text:p>5.941198</text:p>
          </table:table-cell>
          <table:table-cell office:value-type="float" office:value="7.997568" calcext:value-type="float">
            <text:p>7.997568</text:p>
          </table:table-cell>
          <table:table-cell/>
          <table:table-cell table:formula="of:=POWER([.C832]-6.75;2)" office:value-type="float" office:value="1.32911240729439" calcext:value-type="float">
            <text:p>1.329112407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606165" calcext:value-type="float">
            <text:p>7.606165</text:p>
          </table:table-cell>
          <table:table-cell office:value-type="float" office:value="8.0132207083" calcext:value-type="float">
            <text:p>8.0132207083</text:p>
          </table:table-cell>
          <table:table-cell/>
          <table:table-cell table:formula="of:=POWER([.C833]-6.75;2)" office:value-type="float" office:value="1.556425914624" calcext:value-type="float">
            <text:p>1.556425914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503834" calcext:value-type="float">
            <text:p>7.503834</text:p>
          </table:table-cell>
          <table:table-cell office:value-type="float" office:value="7.9663265417" calcext:value-type="float">
            <text:p>7.9663265417</text:p>
          </table:table-cell>
          <table:table-cell/>
          <table:table-cell table:formula="of:=POWER([.C834]-6.75;2)" office:value-type="float" office:value="1.59572655787795" calcext:value-type="float">
            <text:p>1.5957265579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349102" calcext:value-type="float">
            <text:p>7.349102</text:p>
          </table:table-cell>
          <table:table-cell office:value-type="float" office:value="7.90478725" calcext:value-type="float">
            <text:p>7.90478725</text:p>
          </table:table-cell>
          <table:table-cell/>
          <table:table-cell table:formula="of:=POWER([.C835]-6.75;2)" office:value-type="float" office:value="1.47945025604388" calcext:value-type="float">
            <text:p>1.47945025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.51511" calcext:value-type="float">
            <text:p>8.51511</text:p>
          </table:table-cell>
          <table:table-cell office:value-type="float" office:value="7.814548375" calcext:value-type="float">
            <text:p>7.814548375</text:p>
          </table:table-cell>
          <table:table-cell/>
          <table:table-cell table:formula="of:=POWER([.C836]-6.75;2)" office:value-type="float" office:value="1.33353359276256" calcext:value-type="float">
            <text:p>1.3335335928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535899" calcext:value-type="float">
            <text:p>8.535899</text:p>
          </table:table-cell>
          <table:table-cell office:value-type="float" office:value="7.6977022917" calcext:value-type="float">
            <text:p>7.6977022917</text:p>
          </table:table-cell>
          <table:table-cell/>
          <table:table-cell table:formula="of:=POWER([.C837]-6.75;2)" office:value-type="float" office:value="1.13326324271514" calcext:value-type="float">
            <text:p>1.1332632427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.535899" calcext:value-type="float">
            <text:p>8.535899</text:p>
          </table:table-cell>
          <table:table-cell office:value-type="float" office:value="7.6391379167" calcext:value-type="float">
            <text:p>7.6391379167</text:p>
          </table:table-cell>
          <table:table-cell/>
          <table:table-cell table:formula="of:=POWER([.C838]-6.75;2)" office:value-type="float" office:value="0.898139633693431" calcext:value-type="float">
            <text:p>0.8981396337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.558805" calcext:value-type="float">
            <text:p>30.558805</text:p>
          </table:table-cell>
          <table:table-cell office:value-type="float" office:value="7.60249375" calcext:value-type="float">
            <text:p>7.60249375</text:p>
          </table:table-cell>
          <table:table-cell/>
          <table:table-cell table:formula="of:=POWER([.C839]-6.75;2)" office:value-type="float" office:value="0.790566234913616" calcext:value-type="float">
            <text:p>0.7905662349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.119188" calcext:value-type="float">
            <text:p>14.119188</text:p>
          </table:table-cell>
          <table:table-cell office:value-type="float" office:value="6.627232125" calcext:value-type="float">
            <text:p>6.627232125</text:p>
          </table:table-cell>
          <table:table-cell/>
          <table:table-cell table:formula="of:=POWER([.C840]-6.75;2)" office:value-type="float" office:value="0.726745593789062" calcext:value-type="float">
            <text:p>0.7267455938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629578" calcext:value-type="float">
            <text:p>7.629578</text:p>
          </table:table-cell>
          <table:table-cell office:value-type="float" office:value="6.3003037917" calcext:value-type="float">
            <text:p>6.3003037917</text:p>
          </table:table-cell>
          <table:table-cell/>
          <table:table-cell table:formula="of:=POWER([.C841]-6.75;2)" office:value-type="float" office:value="0.0150719511320156" calcext:value-type="float">
            <text:p>0.0150719511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629578" calcext:value-type="float">
            <text:p>7.629578</text:p>
          </table:table-cell>
          <table:table-cell office:value-type="float" office:value="6.2149425417" calcext:value-type="float">
            <text:p>6.2149425417</text:p>
          </table:table-cell>
          <table:table-cell/>
          <table:table-cell table:formula="of:=POWER([.C842]-6.75;2)" office:value-type="float" office:value="0.202226679759397" calcext:value-type="float">
            <text:p>0.2022266798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629578" calcext:value-type="float">
            <text:p>7.629578</text:p>
          </table:table-cell>
          <table:table-cell office:value-type="float" office:value="6.14775275" calcext:value-type="float">
            <text:p>6.14775275</text:p>
          </table:table-cell>
          <table:table-cell/>
          <table:table-cell table:formula="of:=POWER([.C843]-6.75;2)" office:value-type="float" office:value="0.286286483682456" calcext:value-type="float">
            <text:p>0.2862864837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183126" calcext:value-type="float">
            <text:p>3.183126</text:p>
          </table:table-cell>
          <table:table-cell office:value-type="float" office:value="6.113679375" calcext:value-type="float">
            <text:p>6.113679375</text:p>
          </table:table-cell>
          <table:table-cell/>
          <table:table-cell table:formula="of:=POWER([.C844]-6.75;2)" office:value-type="float" office:value="0.362701750132562" calcext:value-type="float">
            <text:p>0.3627017501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188338" calcext:value-type="float">
            <text:p>6.188338</text:p>
          </table:table-cell>
          <table:table-cell office:value-type="float" office:value="6.2600075417" calcext:value-type="float">
            <text:p>6.2600075417</text:p>
          </table:table-cell>
          <table:table-cell/>
          <table:table-cell table:formula="of:=POWER([.C845]-6.75;2)" office:value-type="float" office:value="0.40490393780039" calcext:value-type="float">
            <text:p>0.4049039378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341007" calcext:value-type="float">
            <text:p>6.341007</text:p>
          </table:table-cell>
          <table:table-cell office:value-type="float" office:value="6.258973" calcext:value-type="float">
            <text:p>6.258973</text:p>
          </table:table-cell>
          <table:table-cell/>
          <table:table-cell table:formula="of:=POWER([.C846]-6.75;2)" office:value-type="float" office:value="0.240092609190877" calcext:value-type="float">
            <text:p>0.2400926092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049799" calcext:value-type="float">
            <text:p>8.049799</text:p>
          </table:table-cell>
          <table:table-cell office:value-type="float" office:value="6.2441539583" calcext:value-type="float">
            <text:p>6.2441539583</text:p>
          </table:table-cell>
          <table:table-cell/>
          <table:table-cell table:formula="of:=POWER([.C847]-6.75;2)" office:value-type="float" office:value="0.241107514729" calcext:value-type="float">
            <text:p>0.2411075147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.353304" calcext:value-type="float">
            <text:p>9.353304</text:p>
          </table:table-cell>
          <table:table-cell office:value-type="float" office:value="6.1792162917" calcext:value-type="float">
            <text:p>6.1792162917</text:p>
          </table:table-cell>
          <table:table-cell/>
          <table:table-cell table:formula="of:=POWER([.C848]-6.75;2)" office:value-type="float" office:value="0.255880217903558" calcext:value-type="float">
            <text:p>0.2558802179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490563" calcext:value-type="float">
            <text:p>7.490563</text:p>
          </table:table-cell>
          <table:table-cell office:value-type="float" office:value="6.0969526667" calcext:value-type="float">
            <text:p>6.0969526667</text:p>
          </table:table-cell>
          <table:table-cell/>
          <table:table-cell table:formula="of:=POWER([.C849]-6.75;2)" office:value-type="float" office:value="0.325794041660699" calcext:value-type="float">
            <text:p>0.325794041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1608" calcext:value-type="float">
            <text:p>1.41608</text:p>
          </table:table-cell>
          <table:table-cell office:value-type="float" office:value="6.097653375" calcext:value-type="float">
            <text:p>6.097653375</text:p>
          </table:table-cell>
          <table:table-cell/>
          <table:table-cell table:formula="of:=POWER([.C850]-6.75;2)" office:value-type="float" office:value="0.426470819530241" calcext:value-type="float">
            <text:p>0.4264708195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933093" calcext:value-type="float">
            <text:p>1.933093</text:p>
          </table:table-cell>
          <table:table-cell office:value-type="float" office:value="6.3113497917" calcext:value-type="float">
            <text:p>6.3113497917</text:p>
          </table:table-cell>
          <table:table-cell/>
          <table:table-cell table:formula="of:=POWER([.C851]-6.75;2)" office:value-type="float" office:value="0.42555611914889" calcext:value-type="float">
            <text:p>0.425556119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40886" calcext:value-type="float">
            <text:p>6.540886</text:p>
          </table:table-cell>
          <table:table-cell office:value-type="float" office:value="6.4764830417" calcext:value-type="float">
            <text:p>6.4764830417</text:p>
          </table:table-cell>
          <table:table-cell/>
          <table:table-cell table:formula="of:=POWER([.C852]-6.75;2)" office:value-type="float" office:value="0.192414005241634" calcext:value-type="float">
            <text:p>0.1924140052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373556" calcext:value-type="float">
            <text:p>7.373556</text:p>
          </table:table-cell>
          <table:table-cell office:value-type="float" office:value="6.4676203333" calcext:value-type="float">
            <text:p>6.4676203333</text:p>
          </table:table-cell>
          <table:table-cell/>
          <table:table-cell table:formula="of:=POWER([.C853]-6.75;2)" office:value-type="float" office:value="0.074811526477684" calcext:value-type="float">
            <text:p>0.0748115265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474276" calcext:value-type="float">
            <text:p>6.474276</text:p>
          </table:table-cell>
          <table:table-cell office:value-type="float" office:value="6.4409850417" calcext:value-type="float">
            <text:p>6.4409850417</text:p>
          </table:table-cell>
          <table:table-cell/>
          <table:table-cell table:formula="of:=POWER([.C854]-6.75;2)" office:value-type="float" office:value="0.079738276165603" calcext:value-type="float">
            <text:p>0.079738276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04367" calcext:value-type="float">
            <text:p>6.04367</text:p>
          </table:table-cell>
          <table:table-cell office:value-type="float" office:value="6.4550307083" calcext:value-type="float">
            <text:p>6.4550307083</text:p>
          </table:table-cell>
          <table:table-cell/>
          <table:table-cell table:formula="of:=POWER([.C855]-6.75;2)" office:value-type="float" office:value="0.0954902444531506" calcext:value-type="float">
            <text:p>0.095490244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316863" calcext:value-type="float">
            <text:p>6.316863</text:p>
          </table:table-cell>
          <table:table-cell office:value-type="float" office:value="6.4913412917" calcext:value-type="float">
            <text:p>6.4913412917</text:p>
          </table:table-cell>
          <table:table-cell/>
          <table:table-cell table:formula="of:=POWER([.C856]-6.75;2)" office:value-type="float" office:value="0.0870068830459998" calcext:value-type="float">
            <text:p>0.087006883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480705" calcext:value-type="float">
            <text:p>6.480705</text:p>
          </table:table-cell>
          <table:table-cell office:value-type="float" office:value="6.512812625" calcext:value-type="float">
            <text:p>6.512812625</text:p>
          </table:table-cell>
          <table:table-cell/>
          <table:table-cell table:formula="of:=POWER([.C857]-6.75;2)" office:value-type="float" office:value="0.0669043273794243" calcext:value-type="float">
            <text:p>0.066904327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026891" calcext:value-type="float">
            <text:p>6.026891</text:p>
          </table:table-cell>
          <table:table-cell office:value-type="float" office:value="6.5105464167" calcext:value-type="float">
            <text:p>6.5105464167</text:p>
          </table:table-cell>
          <table:table-cell/>
          <table:table-cell table:formula="of:=POWER([.C858]-6.75;2)" office:value-type="float" office:value="0.0562578508593904" calcext:value-type="float">
            <text:p>0.056257850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.183369" calcext:value-type="float">
            <text:p>5.183369</text:p>
          </table:table-cell>
          <table:table-cell office:value-type="float" office:value="6.5162896667" calcext:value-type="float">
            <text:p>6.5162896667</text:p>
          </table:table-cell>
          <table:table-cell/>
          <table:table-cell table:formula="of:=POWER([.C859]-6.75;2)" office:value-type="float" office:value="0.0573380185552098" calcext:value-type="float">
            <text:p>0.0573380186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710804" calcext:value-type="float">
            <text:p>5.710804</text:p>
          </table:table-cell>
          <table:table-cell office:value-type="float" office:value="6.5809242083" calcext:value-type="float">
            <text:p>6.5809242083</text:p>
          </table:table-cell>
          <table:table-cell/>
          <table:table-cell table:formula="of:=POWER([.C860]-6.75;2)" office:value-type="float" office:value="0.0546205198911973" calcext:value-type="float">
            <text:p>0.0546205199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130354" calcext:value-type="float">
            <text:p>7.130354</text:p>
          </table:table-cell>
          <table:table-cell office:value-type="float" office:value="6.6525925" calcext:value-type="float">
            <text:p>6.6525925</text:p>
          </table:table-cell>
          <table:table-cell/>
          <table:table-cell table:formula="of:=POWER([.C861]-6.75;2)" office:value-type="float" office:value="0.0285866233389818" calcext:value-type="float">
            <text:p>0.028586623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656439" calcext:value-type="float">
            <text:p>7.656439</text:p>
          </table:table-cell>
          <table:table-cell office:value-type="float" office:value="6.6536389583" calcext:value-type="float">
            <text:p>6.6536389583</text:p>
          </table:table-cell>
          <table:table-cell/>
          <table:table-cell table:formula="of:=POWER([.C862]-6.75;2)" office:value-type="float" office:value="0.00948822105625002" calcext:value-type="float">
            <text:p>0.009488221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152526" calcext:value-type="float">
            <text:p>7.152526</text:p>
          </table:table-cell>
          <table:table-cell office:value-type="float" office:value="6.6061129583" calcext:value-type="float">
            <text:p>6.6061129583</text:p>
          </table:table-cell>
          <table:table-cell/>
          <table:table-cell table:formula="of:=POWER([.C863]-6.75;2)" office:value-type="float" office:value="0.0092854503575091" calcext:value-type="float">
            <text:p>0.009285450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272908" calcext:value-type="float">
            <text:p>6.272908</text:p>
          </table:table-cell>
          <table:table-cell office:value-type="float" office:value="6.5868588333" calcext:value-type="float">
            <text:p>6.5868588333</text:p>
          </table:table-cell>
          <table:table-cell/>
          <table:table-cell table:formula="of:=POWER([.C864]-6.75;2)" office:value-type="float" office:value="0.0207034807691776" calcext:value-type="float">
            <text:p>0.0207034808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580908" calcext:value-type="float">
            <text:p>5.580908</text:p>
          </table:table-cell>
          <table:table-cell office:value-type="float" office:value="6.6130553333" calcext:value-type="float">
            <text:p>6.6130553333</text:p>
          </table:table-cell>
          <table:table-cell/>
          <table:table-cell table:formula="of:=POWER([.C865]-6.75;2)" office:value-type="float" office:value="0.0266150402722372" calcext:value-type="float">
            <text:p>0.0266150403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017023" calcext:value-type="float">
            <text:p>6.017023</text:p>
          </table:table-cell>
          <table:table-cell office:value-type="float" office:value="6.6537045" calcext:value-type="float">
            <text:p>6.6537045</text:p>
          </table:table-cell>
          <table:table-cell/>
          <table:table-cell table:formula="of:=POWER([.C866]-6.75;2)" office:value-type="float" office:value="0.018753841737574" calcext:value-type="float">
            <text:p>0.018753841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11817" calcext:value-type="float">
            <text:p>6.811817</text:p>
          </table:table-cell>
          <table:table-cell office:value-type="float" office:value="6.680924625" calcext:value-type="float">
            <text:p>6.680924625</text:p>
          </table:table-cell>
          <table:table-cell/>
          <table:table-cell table:formula="of:=POWER([.C867]-6.75;2)" office:value-type="float" office:value="0.00927282332025002" calcext:value-type="float">
            <text:p>0.009272823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95002" calcext:value-type="float">
            <text:p>6.695002</text:p>
          </table:table-cell>
          <table:table-cell office:value-type="float" office:value="6.6899497083" calcext:value-type="float">
            <text:p>6.6899497083</text:p>
          </table:table-cell>
          <table:table-cell/>
          <table:table-cell table:formula="of:=POWER([.C868]-6.75;2)" office:value-type="float" office:value="0.00477140743139059" calcext:value-type="float">
            <text:p>0.0047714074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163509" calcext:value-type="float">
            <text:p>6.163509</text:p>
          </table:table-cell>
          <table:table-cell office:value-type="float" office:value="6.6959345833" calcext:value-type="float">
            <text:p>6.6959345833</text:p>
          </table:table-cell>
          <table:table-cell/>
          <table:table-cell table:formula="of:=POWER([.C869]-6.75;2)" office:value-type="float" office:value="0.00360603753325505" calcext:value-type="float">
            <text:p>0.003606037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.98535" calcext:value-type="float">
            <text:p>5.98535</text:p>
          </table:table-cell>
          <table:table-cell office:value-type="float" office:value="6.7115727083" calcext:value-type="float">
            <text:p>6.7115727083</text:p>
          </table:table-cell>
          <table:table-cell/>
          <table:table-cell table:formula="of:=POWER([.C870]-6.75;2)" office:value-type="float" office:value="0.00292306928294467" calcext:value-type="float">
            <text:p>0.0029230693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491295" calcext:value-type="float">
            <text:p>6.491295</text:p>
          </table:table-cell>
          <table:table-cell office:value-type="float" office:value="6.7402395833" calcext:value-type="float">
            <text:p>6.7402395833</text:p>
          </table:table-cell>
          <table:table-cell/>
          <table:table-cell table:formula="of:=POWER([.C871]-6.75;2)" office:value-type="float" office:value="0.00147665674739687" calcext:value-type="float">
            <text:p>0.00147665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378977" calcext:value-type="float">
            <text:p>7.378977</text:p>
          </table:table-cell>
          <table:table-cell office:value-type="float" office:value="6.7604924167" calcext:value-type="float">
            <text:p>6.7604924167</text:p>
          </table:table-cell>
          <table:table-cell/>
          <table:table-cell table:formula="of:=POWER([.C872]-6.75;2)" office:value-type="float" office:value="0.0000952657341576356" calcext:value-type="float">
            <text:p>9.52657341576356E-00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50738" calcext:value-type="float">
            <text:p>7.50738</text:p>
          </table:table-cell>
          <table:table-cell office:value-type="float" office:value="6.75031575" calcext:value-type="float">
            <text:p>6.75031575</text:p>
          </table:table-cell>
          <table:table-cell/>
          <table:table-cell table:formula="of:=POWER([.C873]-6.75;2)" office:value-type="float" office:value="0.000110090808206439" calcext:value-type="float">
            <text:p>0.000110090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544794" calcext:value-type="float">
            <text:p>6.544794</text:p>
          </table:table-cell>
          <table:table-cell office:value-type="float" office:value="6.731883875" calcext:value-type="float">
            <text:p>6.731883875</text:p>
          </table:table-cell>
          <table:table-cell/>
          <table:table-cell table:formula="of:=POWER([.C874]-6.75;2)" office:value-type="float" office:value="0.0000000996980625002476" calcext:value-type="float">
            <text:p>9.96980625002476E-00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.896291" calcext:value-type="float">
            <text:p>5.896291</text:p>
          </table:table-cell>
          <table:table-cell office:value-type="float" office:value="6.7401112083" calcext:value-type="float">
            <text:p>6.7401112083</text:p>
          </table:table-cell>
          <table:table-cell/>
          <table:table-cell table:formula="of:=POWER([.C875]-6.75;2)" office:value-type="float" office:value="0.000328193985015614" calcext:value-type="float">
            <text:p>0.000328194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328181" calcext:value-type="float">
            <text:p>6.328181</text:p>
          </table:table-cell>
          <table:table-cell office:value-type="float" office:value="6.7692026667" calcext:value-type="float">
            <text:p>6.7692026667</text:p>
          </table:table-cell>
          <table:table-cell/>
          <table:table-cell table:formula="of:=POWER([.C876]-6.75;2)" office:value-type="float" office:value="0.0000977882012859869" calcext:value-type="float">
            <text:p>9.77882012859869E-005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34309" calcext:value-type="float">
            <text:p>6.734309</text:p>
          </table:table-cell>
          <table:table-cell office:value-type="float" office:value="6.7917199583" calcext:value-type="float">
            <text:p>6.7917199583</text:p>
          </table:table-cell>
          <table:table-cell/>
          <table:table-cell table:formula="of:=POWER([.C877]-6.75;2)" office:value-type="float" office:value="0.00036874240839129" calcext:value-type="float">
            <text:p>0.000368742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11372" calcext:value-type="float">
            <text:p>6.811372</text:p>
          </table:table-cell>
          <table:table-cell office:value-type="float" office:value="6.8116809583" calcext:value-type="float">
            <text:p>6.8116809583</text:p>
          </table:table-cell>
          <table:table-cell/>
          <table:table-cell table:formula="of:=POWER([.C878]-6.75;2)" office:value-type="float" office:value="0.00174055492055373" calcext:value-type="float">
            <text:p>0.0017405549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915124" calcext:value-type="float">
            <text:p>6.915124</text:p>
          </table:table-cell>
          <table:table-cell office:value-type="float" office:value="6.8287499167" calcext:value-type="float">
            <text:p>6.8287499167</text:p>
          </table:table-cell>
          <table:table-cell/>
          <table:table-cell table:formula="of:=POWER([.C879]-6.75;2)" office:value-type="float" office:value="0.00380454061680636" calcext:value-type="float">
            <text:p>0.0038045406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32175" calcext:value-type="float">
            <text:p>6.832175</text:p>
          </table:table-cell>
          <table:table-cell office:value-type="float" office:value="6.8239579583" calcext:value-type="float">
            <text:p>6.8239579583</text:p>
          </table:table-cell>
          <table:table-cell/>
          <table:table-cell table:formula="of:=POWER([.C880]-6.75;2)" office:value-type="float" office:value="0.00620154938025688" calcext:value-type="float">
            <text:p>0.0062015494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426316" calcext:value-type="float">
            <text:p>6.426316</text:p>
          </table:table-cell>
          <table:table-cell office:value-type="float" office:value="6.8129797917" calcext:value-type="float">
            <text:p>6.8129797917</text:p>
          </table:table-cell>
          <table:table-cell/>
          <table:table-cell table:formula="of:=POWER([.C881]-6.75;2)" office:value-type="float" office:value="0.00546977959590458" calcext:value-type="float">
            <text:p>0.005469779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164729" calcext:value-type="float">
            <text:p>6.164729</text:p>
          </table:table-cell>
          <table:table-cell office:value-type="float" office:value="6.8302371667" calcext:value-type="float">
            <text:p>6.8302371667</text:p>
          </table:table-cell>
          <table:table-cell/>
          <table:table-cell table:formula="of:=POWER([.C882]-6.75;2)" office:value-type="float" office:value="0.0039664541625754" calcext:value-type="float">
            <text:p>0.0039664542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34598" calcext:value-type="float">
            <text:p>6.734598</text:p>
          </table:table-cell>
          <table:table-cell office:value-type="float" office:value="6.8596597083" calcext:value-type="float">
            <text:p>6.8596597083</text:p>
          </table:table-cell>
          <table:table-cell/>
          <table:table-cell table:formula="of:=POWER([.C883]-6.75;2)" office:value-type="float" office:value="0.00643800292004358" calcext:value-type="float">
            <text:p>0.0064380029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430843" calcext:value-type="float">
            <text:p>7.430843</text:p>
          </table:table-cell>
          <table:table-cell office:value-type="float" office:value="6.8542717917" calcext:value-type="float">
            <text:p>6.8542717917</text:p>
          </table:table-cell>
          <table:table-cell/>
          <table:table-cell table:formula="of:=POWER([.C884]-6.75;2)" office:value-type="float" office:value="0.012025251624441" calcext:value-type="float">
            <text:p>0.012025251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155469" calcext:value-type="float">
            <text:p>7.155469</text:p>
          </table:table-cell>
          <table:table-cell office:value-type="float" office:value="6.8217064583" calcext:value-type="float">
            <text:p>6.8217064583</text:p>
          </table:table-cell>
          <table:table-cell/>
          <table:table-cell table:formula="of:=POWER([.C885]-6.75;2)" office:value-type="float" office:value="0.0108726065443283" calcext:value-type="float">
            <text:p>0.0108726065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515815" calcext:value-type="float">
            <text:p>6.515815</text:p>
          </table:table-cell>
          <table:table-cell office:value-type="float" office:value="6.80912325" calcext:value-type="float">
            <text:p>6.80912325</text:p>
          </table:table-cell>
          <table:table-cell/>
          <table:table-cell table:formula="of:=POWER([.C886]-6.75;2)" office:value-type="float" office:value="0.00514181616192958" calcext:value-type="float">
            <text:p>0.005141816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90427" calcext:value-type="float">
            <text:p>6.690427</text:p>
          </table:table-cell>
          <table:table-cell office:value-type="float" office:value="6.8288415" calcext:value-type="float">
            <text:p>6.8288415</text:p>
          </table:table-cell>
          <table:table-cell/>
          <table:table-cell table:formula="of:=POWER([.C887]-6.75;2)" office:value-type="float" office:value="0.00349555869056248" calcext:value-type="float">
            <text:p>0.003495558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901624" calcext:value-type="float">
            <text:p>6.901624</text:p>
          </table:table-cell>
          <table:table-cell office:value-type="float" office:value="6.83993125" calcext:value-type="float">
            <text:p>6.83993125</text:p>
          </table:table-cell>
          <table:table-cell/>
          <table:table-cell table:formula="of:=POWER([.C888]-6.75;2)" office:value-type="float" office:value="0.00621598212225004" calcext:value-type="float">
            <text:p>0.006215982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56488" calcext:value-type="float">
            <text:p>6.556488</text:p>
          </table:table-cell>
          <table:table-cell office:value-type="float" office:value="6.8276490833" calcext:value-type="float">
            <text:p>6.8276490833</text:p>
          </table:table-cell>
          <table:table-cell/>
          <table:table-cell table:formula="of:=POWER([.C889]-6.75;2)" office:value-type="float" office:value="0.00808762972656254" calcext:value-type="float">
            <text:p>0.0080876297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70306" calcext:value-type="float">
            <text:p>6.670306</text:p>
          </table:table-cell>
          <table:table-cell office:value-type="float" office:value="6.82986125" calcext:value-type="float">
            <text:p>6.82986125</text:p>
          </table:table-cell>
          <table:table-cell/>
          <table:table-cell table:formula="of:=POWER([.C890]-6.75;2)" office:value-type="float" office:value="0.00602938013733032" calcext:value-type="float">
            <text:p>0.006029380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028419" calcext:value-type="float">
            <text:p>7.028419</text:p>
          </table:table-cell>
          <table:table-cell office:value-type="float" office:value="6.8377827083" calcext:value-type="float">
            <text:p>6.8377827083</text:p>
          </table:table-cell>
          <table:table-cell/>
          <table:table-cell table:formula="of:=POWER([.C891]-6.75;2)" office:value-type="float" office:value="0.00637781925156257" calcext:value-type="float">
            <text:p>0.006377819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38639" calcext:value-type="float">
            <text:p>6.838639</text:p>
          </table:table-cell>
          <table:table-cell office:value-type="float" office:value="6.8129865833" calcext:value-type="float">
            <text:p>6.8129865833</text:p>
          </table:table-cell>
          <table:table-cell/>
          <table:table-cell table:formula="of:=POWER([.C892]-6.75;2)" office:value-type="float" office:value="0.00770580387648285" calcext:value-type="float">
            <text:p>0.0077058039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38824" calcext:value-type="float">
            <text:p>6.538824</text:p>
          </table:table-cell>
          <table:table-cell office:value-type="float" office:value="6.7949629583" calcext:value-type="float">
            <text:p>6.7949629583</text:p>
          </table:table-cell>
          <table:table-cell/>
          <table:table-cell table:formula="of:=POWER([.C893]-6.75;2)" office:value-type="float" office:value="0.00396730967580782" calcext:value-type="float">
            <text:p>0.003967309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73355" calcext:value-type="float">
            <text:p>6.673355</text:p>
          </table:table-cell>
          <table:table-cell office:value-type="float" office:value="6.8261000833" calcext:value-type="float">
            <text:p>6.8261000833</text:p>
          </table:table-cell>
          <table:table-cell/>
          <table:table-cell table:formula="of:=POWER([.C894]-6.75;2)" office:value-type="float" office:value="0.00202166761908756" calcext:value-type="float">
            <text:p>0.002021667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977363" calcext:value-type="float">
            <text:p>6.977363</text:p>
          </table:table-cell>
          <table:table-cell office:value-type="float" office:value="6.8527447083" calcext:value-type="float">
            <text:p>6.8527447083</text:p>
          </table:table-cell>
          <table:table-cell/>
          <table:table-cell table:formula="of:=POWER([.C895]-6.75;2)" office:value-type="float" office:value="0.00579122267826695" calcext:value-type="float">
            <text:p>0.0057912227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134737" calcext:value-type="float">
            <text:p>7.134737</text:p>
          </table:table-cell>
          <table:table-cell office:value-type="float" office:value="6.82808825" calcext:value-type="float">
            <text:p>6.82808825</text:p>
          </table:table-cell>
          <table:table-cell/>
          <table:table-cell table:formula="of:=POWER([.C896]-6.75;2)" office:value-type="float" office:value="0.0105564750836522" calcext:value-type="float">
            <text:p>0.010556475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065015" calcext:value-type="float">
            <text:p>7.065015</text:p>
          </table:table-cell>
          <table:table-cell office:value-type="float" office:value="6.7734949583" calcext:value-type="float">
            <text:p>6.7734949583</text:p>
          </table:table-cell>
          <table:table-cell/>
          <table:table-cell table:formula="of:=POWER([.C897]-6.75;2)" office:value-type="float" office:value="0.00609777478806257" calcext:value-type="float">
            <text:p>0.006097774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4225" calcext:value-type="float">
            <text:p>6.74225</text:p>
          </table:table-cell>
          <table:table-cell office:value-type="float" office:value="6.723874125" calcext:value-type="float">
            <text:p>6.723874125</text:p>
          </table:table-cell>
          <table:table-cell/>
          <table:table-cell table:formula="of:=POWER([.C898]-6.75;2)" office:value-type="float" office:value="0.000552013065518725" calcext:value-type="float">
            <text:p>0.000552013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94486" calcext:value-type="float">
            <text:p>6.594486</text:p>
          </table:table-cell>
          <table:table-cell office:value-type="float" office:value="6.70640725" calcext:value-type="float">
            <text:p>6.70640725</text:p>
          </table:table-cell>
          <table:table-cell/>
          <table:table-cell table:formula="of:=POWER([.C899]-6.75;2)" office:value-type="float" office:value="0.000682561344515623" calcext:value-type="float">
            <text:p>0.000682561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68596" calcext:value-type="float">
            <text:p>6.868596</text:p>
          </table:table-cell>
          <table:table-cell office:value-type="float" office:value="6.73701725" calcext:value-type="float">
            <text:p>6.73701725</text:p>
          </table:table-cell>
          <table:table-cell/>
          <table:table-cell table:formula="of:=POWER([.C900]-6.75;2)" office:value-type="float" office:value="0.00190032785256252" calcext:value-type="float">
            <text:p>0.0019003279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213373" calcext:value-type="float">
            <text:p>7.213373</text:p>
          </table:table-cell>
          <table:table-cell office:value-type="float" office:value="6.7640677917" calcext:value-type="float">
            <text:p>6.7640677917</text:p>
          </table:table-cell>
          <table:table-cell/>
          <table:table-cell table:formula="of:=POWER([.C901]-6.75;2)" office:value-type="float" office:value="0.000168551797562498" calcext:value-type="float">
            <text:p>0.000168551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221027" calcext:value-type="float">
            <text:p>7.221027</text:p>
          </table:table-cell>
          <table:table-cell office:value-type="float" office:value="6.7316544167" calcext:value-type="float">
            <text:p>6.7316544167</text:p>
          </table:table-cell>
          <table:table-cell/>
          <table:table-cell table:formula="of:=POWER([.C902]-6.75;2)" office:value-type="float" office:value="0.000197902763314603" calcext:value-type="float">
            <text:p>0.000197902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00117" calcext:value-type="float">
            <text:p>6.800117</text:p>
          </table:table-cell>
          <table:table-cell office:value-type="float" office:value="6.678331625" calcext:value-type="float">
            <text:p>6.678331625</text:p>
          </table:table-cell>
          <table:table-cell/>
          <table:table-cell table:formula="of:=POWER([.C903]-6.75;2)" office:value-type="float" office:value="0.000336560426617252" calcext:value-type="float">
            <text:p>0.000336560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68699" calcext:value-type="float">
            <text:p>6.568699</text:p>
          </table:table-cell>
          <table:table-cell office:value-type="float" office:value="6.656878375" calcext:value-type="float">
            <text:p>6.656878375</text:p>
          </table:table-cell>
          <table:table-cell/>
          <table:table-cell table:formula="of:=POWER([.C904]-6.75;2)" office:value-type="float" office:value="0.00513635597514059" calcext:value-type="float">
            <text:p>0.00513635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40493" calcext:value-type="float">
            <text:p>6.840493</text:p>
          </table:table-cell>
          <table:table-cell office:value-type="float" office:value="6.6446662083" calcext:value-type="float">
            <text:p>6.6446662083</text:p>
          </table:table-cell>
          <table:table-cell/>
          <table:table-cell table:formula="of:=POWER([.C905]-6.75;2)" office:value-type="float" office:value="0.00867163704264066" calcext:value-type="float">
            <text:p>0.00867163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7087" calcext:value-type="float">
            <text:p>6.87087</text:p>
          </table:table-cell>
          <table:table-cell office:value-type="float" office:value="6.6171502917" calcext:value-type="float">
            <text:p>6.6171502917</text:p>
          </table:table-cell>
          <table:table-cell/>
          <table:table-cell table:formula="of:=POWER([.C906]-6.75;2)" office:value-type="float" office:value="0.0110952076738989" calcext:value-type="float">
            <text:p>0.0110952077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05288" calcext:value-type="float">
            <text:p>6.605288</text:p>
          </table:table-cell>
          <table:table-cell office:value-type="float" office:value="6.5985680833" calcext:value-type="float">
            <text:p>6.5985680833</text:p>
          </table:table-cell>
          <table:table-cell/>
          <table:table-cell table:formula="of:=POWER([.C907]-6.75;2)" office:value-type="float" office:value="0.0176490449953951" calcext:value-type="float">
            <text:p>0.017649045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49275" calcext:value-type="float">
            <text:p>6.649275</text:p>
          </table:table-cell>
          <table:table-cell office:value-type="float" office:value="6.609116375" calcext:value-type="float">
            <text:p>6.609116375</text:p>
          </table:table-cell>
          <table:table-cell/>
          <table:table-cell table:formula="of:=POWER([.C908]-6.75;2)" office:value-type="float" office:value="0.0229316253954357" calcext:value-type="float">
            <text:p>0.0229316254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53472" calcext:value-type="float">
            <text:p>6.853472</text:p>
          </table:table-cell>
          <table:table-cell office:value-type="float" office:value="6.6149076667" calcext:value-type="float">
            <text:p>6.6149076667</text:p>
          </table:table-cell>
          <table:table-cell/>
          <table:table-cell table:formula="of:=POWER([.C909]-6.75;2)" office:value-type="float" office:value="0.0198481957931406" calcext:value-type="float">
            <text:p>0.0198481958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989053" calcext:value-type="float">
            <text:p>6.989053</text:p>
          </table:table-cell>
          <table:table-cell office:value-type="float" office:value="6.5990865833" calcext:value-type="float">
            <text:p>6.5990865833</text:p>
          </table:table-cell>
          <table:table-cell/>
          <table:table-cell table:formula="of:=POWER([.C910]-6.75;2)" office:value-type="float" office:value="0.0182499385164384" calcext:value-type="float">
            <text:p>0.0182499385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956581" calcext:value-type="float">
            <text:p>6.956581</text:p>
          </table:table-cell>
          <table:table-cell office:value-type="float" office:value="6.5656376667" calcext:value-type="float">
            <text:p>6.5656376667</text:p>
          </table:table-cell>
          <table:table-cell/>
          <table:table-cell table:formula="of:=POWER([.C911]-6.75;2)" office:value-type="float" office:value="0.0227748593400678" calcext:value-type="float">
            <text:p>0.0227748593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06852" calcext:value-type="float">
            <text:p>6.606852</text:p>
          </table:table-cell>
          <table:table-cell office:value-type="float" office:value="6.5339664583" calcext:value-type="float">
            <text:p>6.5339664583</text:p>
          </table:table-cell>
          <table:table-cell/>
          <table:table-cell table:formula="of:=POWER([.C912]-6.75;2)" office:value-type="float" office:value="0.0339894699398204" calcext:value-type="float">
            <text:p>0.0339894699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0958" calcext:value-type="float">
            <text:p>6.60958</text:p>
          </table:table-cell>
          <table:table-cell office:value-type="float" office:value="6.5493080833" calcext:value-type="float">
            <text:p>6.5493080833</text:p>
          </table:table-cell>
          <table:table-cell/>
          <table:table-cell table:formula="of:=POWER([.C913]-6.75;2)" office:value-type="float" office:value="0.0466704911394456" calcext:value-type="float">
            <text:p>0.046670491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60421" calcext:value-type="float">
            <text:p>6.860421</text:p>
          </table:table-cell>
          <table:table-cell office:value-type="float" office:value="6.55726575" calcext:value-type="float">
            <text:p>6.55726575</text:p>
          </table:table-cell>
          <table:table-cell/>
          <table:table-cell table:formula="of:=POWER([.C914]-6.75;2)" office:value-type="float" office:value="0.0402772454287199" calcext:value-type="float">
            <text:p>0.0402772454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433312" calcext:value-type="float">
            <text:p>6.433312</text:p>
          </table:table-cell>
          <table:table-cell office:value-type="float" office:value="6.493314375" calcext:value-type="float">
            <text:p>6.493314375</text:p>
          </table:table-cell>
          <table:table-cell/>
          <table:table-cell table:formula="of:=POWER([.C915]-6.75;2)" office:value-type="float" office:value="0.0371464911230625" calcext:value-type="float">
            <text:p>0.037146491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406072" calcext:value-type="float">
            <text:p>6.406072</text:p>
          </table:table-cell>
          <table:table-cell office:value-type="float" office:value="6.4318210417" calcext:value-type="float">
            <text:p>6.4318210417</text:p>
          </table:table-cell>
          <table:table-cell/>
          <table:table-cell table:formula="of:=POWER([.C916]-6.75;2)" office:value-type="float" office:value="0.0658875100816408" calcext:value-type="float">
            <text:p>0.065887510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286115" calcext:value-type="float">
            <text:p>7.286115</text:p>
          </table:table-cell>
          <table:table-cell office:value-type="float" office:value="6.4021805833" calcext:value-type="float">
            <text:p>6.4021805833</text:p>
          </table:table-cell>
          <table:table-cell/>
          <table:table-cell table:formula="of:=POWER([.C917]-6.75;2)" office:value-type="float" office:value="0.101237849504873" calcext:value-type="float">
            <text:p>0.101237849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312826" calcext:value-type="float">
            <text:p>7.312826</text:p>
          </table:table-cell>
          <table:table-cell office:value-type="float" office:value="6.3705739167" calcext:value-type="float">
            <text:p>6.3705739167</text:p>
          </table:table-cell>
          <table:table-cell/>
          <table:table-cell table:formula="of:=POWER([.C918]-6.75;2)" office:value-type="float" office:value="0.120978346633528" calcext:value-type="float">
            <text:p>0.120978346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385608" calcext:value-type="float">
            <text:p>6.385608</text:p>
          </table:table-cell>
          <table:table-cell office:value-type="float" office:value="6.3716694583" calcext:value-type="float">
            <text:p>6.3716694583</text:p>
          </table:table-cell>
          <table:table-cell/>
          <table:table-cell table:formula="of:=POWER([.C919]-6.75;2)" office:value-type="float" office:value="0.143964152688379" calcext:value-type="float">
            <text:p>0.143964152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.824498" calcext:value-type="float">
            <text:p>5.824498</text:p>
          </table:table-cell>
          <table:table-cell office:value-type="float" office:value="6.4138330833" calcext:value-type="float">
            <text:p>6.4138330833</text:p>
          </table:table-cell>
          <table:table-cell/>
          <table:table-cell table:formula="of:=POWER([.C920]-6.75;2)" office:value-type="float" office:value="0.143133998783015" calcext:value-type="float">
            <text:p>0.1431339988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874115" calcext:value-type="float">
            <text:p>5.874115</text:p>
          </table:table-cell>
          <table:table-cell office:value-type="float" office:value="6.4351519583" calcext:value-type="float">
            <text:p>6.4351519583</text:p>
          </table:table-cell>
          <table:table-cell/>
          <table:table-cell table:formula="of:=POWER([.C921]-6.75;2)" office:value-type="float" office:value="0.113008195883585" calcext:value-type="float">
            <text:p>0.1130081959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323045" calcext:value-type="float">
            <text:p>6.323045</text:p>
          </table:table-cell>
          <table:table-cell office:value-type="float" office:value="6.4166664167" calcext:value-type="float">
            <text:p>6.4166664167</text:p>
          </table:table-cell>
          <table:table-cell/>
          <table:table-cell table:formula="of:=POWER([.C922]-6.75;2)" office:value-type="float" office:value="0.0991292893623252" calcext:value-type="float">
            <text:p>0.0991292894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329126" calcext:value-type="float">
            <text:p>7.329126</text:p>
          </table:table-cell>
          <table:table-cell office:value-type="float" office:value="6.400118125" calcext:value-type="float">
            <text:p>6.400118125</text:p>
          </table:table-cell>
          <table:table-cell/>
          <table:table-cell table:formula="of:=POWER([.C923]-6.75;2)" office:value-type="float" office:value="0.111111277755618" calcext:value-type="float">
            <text:p>0.1111112778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517809" calcext:value-type="float">
            <text:p>7.517809</text:p>
          </table:table-cell>
          <table:table-cell office:value-type="float" office:value="6.35793125" calcext:value-type="float">
            <text:p>6.35793125</text:p>
          </table:table-cell>
          <table:table-cell/>
          <table:table-cell table:formula="of:=POWER([.C924]-6.75;2)" office:value-type="float" office:value="0.122417326453516" calcext:value-type="float">
            <text:p>0.122417326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435452" calcext:value-type="float">
            <text:p>6.435452</text:p>
          </table:table-cell>
          <table:table-cell office:value-type="float" office:value="6.3332474167" calcext:value-type="float">
            <text:p>6.3332474167</text:p>
          </table:table-cell>
          <table:table-cell/>
          <table:table-cell table:formula="of:=POWER([.C925]-6.75;2)" office:value-type="float" office:value="0.153717904726562" calcext:value-type="float">
            <text:p>0.153717904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.94128" calcext:value-type="float">
            <text:p>5.94128</text:p>
          </table:table-cell>
          <table:table-cell office:value-type="float" office:value="6.3650780417" calcext:value-type="float">
            <text:p>6.3650780417</text:p>
          </table:table-cell>
          <table:table-cell/>
          <table:table-cell table:formula="of:=POWER([.C926]-6.75;2)" office:value-type="float" office:value="0.173682715687224" calcext:value-type="float">
            <text:p>0.173682715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285239" calcext:value-type="float">
            <text:p>6.285239</text:p>
          </table:table-cell>
          <table:table-cell office:value-type="float" office:value="6.3207803333" calcext:value-type="float">
            <text:p>6.3207803333</text:p>
          </table:table-cell>
          <table:table-cell/>
          <table:table-cell table:formula="of:=POWER([.C927]-6.75;2)" office:value-type="float" office:value="0.148164913981507" calcext:value-type="float">
            <text:p>0.148164914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275607" calcext:value-type="float">
            <text:p>6.275607</text:p>
          </table:table-cell>
          <table:table-cell office:value-type="float" office:value="6.1764825833" calcext:value-type="float">
            <text:p>6.1764825833</text:p>
          </table:table-cell>
          <table:table-cell/>
          <table:table-cell table:formula="of:=POWER([.C928]-6.75;2)" office:value-type="float" office:value="0.184229522282059" calcext:value-type="float">
            <text:p>0.184229522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180111" calcext:value-type="float">
            <text:p>6.180111</text:p>
          </table:table-cell>
          <table:table-cell office:value-type="float" office:value="6.1470012917" calcext:value-type="float">
            <text:p>6.1470012917</text:p>
          </table:table-cell>
          <table:table-cell/>
          <table:table-cell table:formula="of:=POWER([.C929]-6.75;2)" office:value-type="float" office:value="0.328922227258241" calcext:value-type="float">
            <text:p>0.3289222273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424897" calcext:value-type="float">
            <text:p>6.424897</text:p>
          </table:table-cell>
          <table:table-cell office:value-type="float" office:value="6.0997658333" calcext:value-type="float">
            <text:p>6.0997658333</text:p>
          </table:table-cell>
          <table:table-cell/>
          <table:table-cell table:formula="of:=POWER([.C930]-6.75;2)" office:value-type="float" office:value="0.363607442211469" calcext:value-type="float">
            <text:p>0.363607442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58447" calcext:value-type="float">
            <text:p>6.858447</text:p>
          </table:table-cell>
          <table:table-cell office:value-type="float" office:value="6.0423309583" calcext:value-type="float">
            <text:p>6.0423309583</text:p>
          </table:table-cell>
          <table:table-cell/>
          <table:table-cell table:formula="of:=POWER([.C931]-6.75;2)" office:value-type="float" office:value="0.422804471544043" calcext:value-type="float">
            <text:p>0.422804471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88266" calcext:value-type="float">
            <text:p>6.788266</text:p>
          </table:table-cell>
          <table:table-cell office:value-type="float" office:value="5.9668315" calcext:value-type="float">
            <text:p>5.9668315</text:p>
          </table:table-cell>
          <table:table-cell/>
          <table:table-cell table:formula="of:=POWER([.C932]-6.75;2)" office:value-type="float" office:value="0.500795472580596" calcext:value-type="float">
            <text:p>0.500795472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473766" calcext:value-type="float">
            <text:p>6.473766</text:p>
          </table:table-cell>
          <table:table-cell office:value-type="float" office:value="7.6348947917" calcext:value-type="float">
            <text:p>7.6348947917</text:p>
          </table:table-cell>
          <table:table-cell/>
          <table:table-cell table:formula="of:=POWER([.C933]-6.75;2)" office:value-type="float" office:value="0.613352899392251" calcext:value-type="float">
            <text:p>0.6133528994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186279" calcext:value-type="float">
            <text:p>6.186279</text:p>
          </table:table-cell>
          <table:table-cell office:value-type="float" office:value="9.31606225" calcext:value-type="float">
            <text:p>9.31606225</text:p>
          </table:table-cell>
          <table:table-cell/>
          <table:table-cell table:formula="of:=POWER([.C934]-6.75;2)" office:value-type="float" office:value="0.783038792377786" calcext:value-type="float">
            <text:p>0.7830387924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196472" calcext:value-type="float">
            <text:p>6.196472</text:p>
          </table:table-cell>
          <table:table-cell office:value-type="float" office:value="11.0092083333" calcext:value-type="float">
            <text:p>11.0092083333</text:p>
          </table:table-cell>
          <table:table-cell/>
          <table:table-cell table:formula="of:=POWER([.C935]-6.75;2)" office:value-type="float" office:value="6.58467547087506" calcext:value-type="float">
            <text:p>6.584675470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975051" calcext:value-type="float">
            <text:p>6.975051</text:p>
          </table:table-cell>
          <table:table-cell office:value-type="float" office:value="10.990186375" calcext:value-type="float">
            <text:p>10.990186375</text:p>
          </table:table-cell>
          <table:table-cell/>
          <table:table-cell table:formula="of:=POWER([.C936]-6.75;2)" office:value-type="float" office:value="18.1408556264522" calcext:value-type="float">
            <text:p>18.1408556265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00564" calcext:value-type="float">
            <text:p>6.800564</text:p>
          </table:table-cell>
          <table:table-cell office:value-type="float" office:value="11.0675855833" calcext:value-type="float">
            <text:p>11.0675855833</text:p>
          </table:table-cell>
          <table:table-cell/>
          <table:table-cell table:formula="of:=POWER([.C937]-6.75;2)" office:value-type="float" office:value="17.9791804947356" calcext:value-type="float">
            <text:p>17.9791804947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325588" calcext:value-type="float">
            <text:p>5.325588</text:p>
          </table:table-cell>
          <table:table-cell office:value-type="float" office:value="11.1095064583" calcext:value-type="float">
            <text:p>11.1095064583</text:p>
          </table:table-cell>
          <table:table-cell/>
          <table:table-cell table:formula="of:=POWER([.C938]-6.75;2)" office:value-type="float" office:value="18.64154526912" calcext:value-type="float">
            <text:p>18.641545269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957472" calcext:value-type="float">
            <text:p>4.957472</text:p>
          </table:table-cell>
          <table:table-cell office:value-type="float" office:value="11.132133875" calcext:value-type="float">
            <text:p>11.132133875</text:p>
          </table:table-cell>
          <table:table-cell/>
          <table:table-cell table:formula="of:=POWER([.C939]-6.75;2)" office:value-type="float" office:value="19.0052965599594" calcext:value-type="float">
            <text:p>19.00529656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.694701" calcext:value-type="float">
            <text:p>5.694701</text:p>
          </table:table-cell>
          <table:table-cell office:value-type="float" office:value="11.1837622083" calcext:value-type="float">
            <text:p>11.1837622083</text:p>
          </table:table-cell>
          <table:table-cell/>
          <table:table-cell table:formula="of:=POWER([.C940]-6.75;2)" office:value-type="float" office:value="19.2030972984225" calcext:value-type="float">
            <text:p>19.2030972984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527555" calcext:value-type="float">
            <text:p>6.527555</text:p>
          </table:table-cell>
          <table:table-cell office:value-type="float" office:value="11.2569966667" calcext:value-type="float">
            <text:p>11.2569966667</text:p>
          </table:table-cell>
          <table:table-cell/>
          <table:table-cell table:formula="of:=POWER([.C941]-6.75;2)" office:value-type="float" office:value="19.6582473197493" calcext:value-type="float">
            <text:p>19.6582473197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339119" calcext:value-type="float">
            <text:p>7.339119</text:p>
          </table:table-cell>
          <table:table-cell office:value-type="float" office:value="11.2724049583" calcext:value-type="float">
            <text:p>11.2724049583</text:p>
          </table:table-cell>
          <table:table-cell/>
          <table:table-cell table:formula="of:=POWER([.C942]-6.75;2)" office:value-type="float" office:value="20.3130189536449" calcext:value-type="float">
            <text:p>20.313018953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397535" calcext:value-type="float">
            <text:p>7.397535</text:p>
          </table:table-cell>
          <table:table-cell office:value-type="float" office:value="11.2349143333" calcext:value-type="float">
            <text:p>11.2349143333</text:p>
          </table:table-cell>
          <table:table-cell/>
          <table:table-cell table:formula="of:=POWER([.C943]-6.75;2)" office:value-type="float" office:value="20.4521466068564" calcext:value-type="float">
            <text:p>20.4521466069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336151" calcext:value-type="float">
            <text:p>6.336151</text:p>
          </table:table-cell>
          <table:table-cell office:value-type="float" office:value="11.2901515833" calcext:value-type="float">
            <text:p>11.2901515833</text:p>
          </table:table-cell>
          <table:table-cell/>
          <table:table-cell table:formula="of:=POWER([.C944]-6.75;2)" office:value-type="float" office:value="20.1144565770398" calcext:value-type="float">
            <text:p>20.114456577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.430462" calcext:value-type="float">
            <text:p>5.430462</text:p>
          </table:table-cell>
          <table:table-cell office:value-type="float" office:value="11.4113315833" calcext:value-type="float">
            <text:p>11.4113315833</text:p>
          </table:table-cell>
          <table:table-cell/>
          <table:table-cell table:formula="of:=POWER([.C945]-6.75;2)" office:value-type="float" office:value="20.6129763993415" calcext:value-type="float">
            <text:p>20.6129763993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925886" calcext:value-type="float">
            <text:p>5.925886</text:p>
          </table:table-cell>
          <table:table-cell office:value-type="float" office:value="11.374474" calcext:value-type="float">
            <text:p>11.374474</text:p>
          </table:table-cell>
          <table:table-cell/>
          <table:table-cell table:formula="of:=POWER([.C946]-6.75;2)" office:value-type="float" office:value="21.7280121294701" calcext:value-type="float">
            <text:p>21.728012129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316641" calcext:value-type="float">
            <text:p>6.316641</text:p>
          </table:table-cell>
          <table:table-cell office:value-type="float" office:value="11.31697375" calcext:value-type="float">
            <text:p>11.31697375</text:p>
          </table:table-cell>
          <table:table-cell/>
          <table:table-cell table:formula="of:=POWER([.C947]-6.75;2)" office:value-type="float" office:value="21.385759776676" calcext:value-type="float">
            <text:p>21.385759776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925397" calcext:value-type="float">
            <text:p>6.925397</text:p>
          </table:table-cell>
          <table:table-cell office:value-type="float" office:value="11.2431920417" calcext:value-type="float">
            <text:p>11.2431920417</text:p>
          </table:table-cell>
          <table:table-cell/>
          <table:table-cell table:formula="of:=POWER([.C948]-6.75;2)" office:value-type="float" office:value="20.8572492331891" calcext:value-type="float">
            <text:p>20.8572492332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199387" calcext:value-type="float">
            <text:p>7.199387</text:p>
          </table:table-cell>
          <table:table-cell office:value-type="float" office:value="11.2433745833" calcext:value-type="float">
            <text:p>11.2433745833</text:p>
          </table:table-cell>
          <table:table-cell/>
          <table:table-cell table:formula="of:=POWER([.C949]-6.75;2)" office:value-type="float" office:value="20.1887747235962" calcext:value-type="float">
            <text:p>20.188774723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878135" calcext:value-type="float">
            <text:p>4.878135</text:p>
          </table:table-cell>
          <table:table-cell office:value-type="float" office:value="11.284018625" calcext:value-type="float">
            <text:p>11.284018625</text:p>
          </table:table-cell>
          <table:table-cell/>
          <table:table-cell table:formula="of:=POWER([.C950]-6.75;2)" office:value-type="float" office:value="20.1904151458464" calcext:value-type="float">
            <text:p>20.1904151458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822093" calcext:value-type="float">
            <text:p>2.822093</text:p>
          </table:table-cell>
          <table:table-cell office:value-type="float" office:value="11.3859496667" calcext:value-type="float">
            <text:p>11.3859496667</text:p>
          </table:table-cell>
          <table:table-cell/>
          <table:table-cell table:formula="of:=POWER([.C951]-6.75;2)" office:value-type="float" office:value="20.5573248918469" calcext:value-type="float">
            <text:p>20.557324891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568056" calcext:value-type="float">
            <text:p>5.568056</text:p>
          </table:table-cell>
          <table:table-cell office:value-type="float" office:value="11.5589137083" calcext:value-type="float">
            <text:p>11.5589137083</text:p>
          </table:table-cell>
          <table:table-cell/>
          <table:table-cell table:formula="of:=POWER([.C952]-6.75;2)" office:value-type="float" office:value="21.4920293121758" calcext:value-type="float">
            <text:p>21.4920293122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04646" calcext:value-type="float">
            <text:p>5.04646</text:p>
          </table:table-cell>
          <table:table-cell office:value-type="float" office:value="11.601793375" calcext:value-type="float">
            <text:p>11.601793375</text:p>
          </table:table-cell>
          <table:table-cell/>
          <table:table-cell table:formula="of:=POWER([.C953]-6.75;2)" office:value-type="float" office:value="23.1256510538757" calcext:value-type="float">
            <text:p>23.1256510539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.04646" calcext:value-type="float">
            <text:p>5.04646</text:p>
          </table:table-cell>
          <table:table-cell office:value-type="float" office:value="11.6550059167" calcext:value-type="float">
            <text:p>11.6550059167</text:p>
          </table:table-cell>
          <table:table-cell/>
          <table:table-cell table:formula="of:=POWER([.C954]-6.75;2)" office:value-type="float" office:value="23.5398989536939" calcext:value-type="float">
            <text:p>23.5398989537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04646" calcext:value-type="float">
            <text:p>5.04646</text:p>
          </table:table-cell>
          <table:table-cell office:value-type="float" office:value="11.724224875" calcext:value-type="float">
            <text:p>11.724224875</text:p>
          </table:table-cell>
          <table:table-cell/>
          <table:table-cell table:formula="of:=POWER([.C955]-6.75;2)" office:value-type="float" office:value="24.059083042862" calcext:value-type="float">
            <text:p>24.0590830429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6.821785" calcext:value-type="float">
            <text:p>46.821785</text:p>
          </table:table-cell>
          <table:table-cell office:value-type="float" office:value="11.79136525" calcext:value-type="float">
            <text:p>11.79136525</text:p>
          </table:table-cell>
          <table:table-cell/>
          <table:table-cell table:formula="of:=POWER([.C956]-6.75;2)" office:value-type="float" office:value="24.7429131070688" calcext:value-type="float">
            <text:p>24.742913107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6.821785" calcext:value-type="float">
            <text:p>46.821785</text:p>
          </table:table-cell>
          <table:table-cell office:value-type="float" office:value="10.102976" calcext:value-type="float">
            <text:p>10.102976</text:p>
          </table:table-cell>
          <table:table-cell/>
          <table:table-cell table:formula="of:=POWER([.C957]-6.75;2)" office:value-type="float" office:value="25.4153635839076" calcext:value-type="float">
            <text:p>25.4153635839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6.821785" calcext:value-type="float">
            <text:p>46.821785</text:p>
          </table:table-cell>
          <table:table-cell office:value-type="float" office:value="8.4152805833" calcext:value-type="float">
            <text:p>8.4152805833</text:p>
          </table:table-cell>
          <table:table-cell/>
          <table:table-cell table:formula="of:=POWER([.C958]-6.75;2)" office:value-type="float" office:value="11.242448056576" calcext:value-type="float">
            <text:p>11.242448056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739945" calcext:value-type="float">
            <text:p>5.739945</text:p>
          </table:table-cell>
          <table:table-cell office:value-type="float" office:value="6.7248558333" calcext:value-type="float">
            <text:p>6.7248558333</text:p>
          </table:table-cell>
          <table:table-cell/>
          <table:table-cell table:formula="of:=POWER([.C959]-6.75;2)" office:value-type="float" office:value="2.77315942111599" calcext:value-type="float">
            <text:p>2.773159421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832632" calcext:value-type="float">
            <text:p>8.832632</text:p>
          </table:table-cell>
          <table:table-cell office:value-type="float" office:value="6.743195125" calcext:value-type="float">
            <text:p>6.743195125</text:p>
          </table:table-cell>
          <table:table-cell/>
          <table:table-cell table:formula="of:=POWER([.C960]-6.75;2)" office:value-type="float" office:value="0.000632229119037371" calcext:value-type="float">
            <text:p>0.000632229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806665" calcext:value-type="float">
            <text:p>7.806665</text:p>
          </table:table-cell>
          <table:table-cell office:value-type="float" office:value="6.6528532917" calcext:value-type="float">
            <text:p>6.6528532917</text:p>
          </table:table-cell>
          <table:table-cell/>
          <table:table-cell table:formula="of:=POWER([.C961]-6.75;2)" office:value-type="float" office:value="0.0000463063237656286" calcext:value-type="float">
            <text:p>4.63063237656286E-005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868646" calcext:value-type="float">
            <text:p>5.868646</text:p>
          </table:table-cell>
          <table:table-cell office:value-type="float" office:value="6.60867325" calcext:value-type="float">
            <text:p>6.60867325</text:p>
          </table:table-cell>
          <table:table-cell/>
          <table:table-cell table:formula="of:=POWER([.C962]-6.75;2)" office:value-type="float" office:value="0.00943748293352536" calcext:value-type="float">
            <text:p>0.0094374829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196552" calcext:value-type="float">
            <text:p>6.196552</text:p>
          </table:table-cell>
          <table:table-cell office:value-type="float" office:value="6.6312540417" calcext:value-type="float">
            <text:p>6.6312540417</text:p>
          </table:table-cell>
          <table:table-cell/>
          <table:table-cell table:formula="of:=POWER([.C963]-6.75;2)" office:value-type="float" office:value="0.0199732502655625" calcext:value-type="float">
            <text:p>0.019973250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452328" calcext:value-type="float">
            <text:p>7.452328</text:p>
          </table:table-cell>
          <table:table-cell office:value-type="float" office:value="6.6472695833" calcext:value-type="float">
            <text:p>6.6472695833</text:p>
          </table:table-cell>
          <table:table-cell/>
          <table:table-cell table:formula="of:=POWER([.C964]-6.75;2)" office:value-type="float" office:value="0.0141006026125853" calcext:value-type="float">
            <text:p>0.0141006026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97354" calcext:value-type="float">
            <text:p>6.897354</text:p>
          </table:table-cell>
          <table:table-cell office:value-type="float" office:value="6.6143028333" calcext:value-type="float">
            <text:p>6.6143028333</text:p>
          </table:table-cell>
          <table:table-cell/>
          <table:table-cell table:formula="of:=POWER([.C965]-6.75;2)" office:value-type="float" office:value="0.0105535385153556" calcext:value-type="float">
            <text:p>0.010553538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439344" calcext:value-type="float">
            <text:p>6.439344</text:p>
          </table:table-cell>
          <table:table-cell office:value-type="float" office:value="6.58860675" calcext:value-type="float">
            <text:p>6.58860675</text:p>
          </table:table-cell>
          <table:table-cell/>
          <table:table-cell table:formula="of:=POWER([.C966]-6.75;2)" office:value-type="float" office:value="0.0184137210504076" calcext:value-type="float">
            <text:p>0.018413721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723229" calcext:value-type="float">
            <text:p>8.723229</text:p>
          </table:table-cell>
          <table:table-cell office:value-type="float" office:value="6.5829474583" calcext:value-type="float">
            <text:p>6.5829474583</text:p>
          </table:table-cell>
          <table:table-cell/>
          <table:table-cell table:formula="of:=POWER([.C967]-6.75;2)" office:value-type="float" office:value="0.0260477811455624" calcext:value-type="float">
            <text:p>0.026047781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244471" calcext:value-type="float">
            <text:p>9.244471</text:p>
          </table:table-cell>
          <table:table-cell office:value-type="float" office:value="6.4913379167" calcext:value-type="float">
            <text:p>6.4913379167</text:p>
          </table:table-cell>
          <table:table-cell/>
          <table:table-cell table:formula="of:=POWER([.C968]-6.75;2)" office:value-type="float" office:value="0.0279065516884304" calcext:value-type="float">
            <text:p>0.0279065517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54588" calcext:value-type="float">
            <text:p>4.54588</text:p>
          </table:table-cell>
          <table:table-cell office:value-type="float" office:value="6.383469375" calcext:value-type="float">
            <text:p>6.383469375</text:p>
          </table:table-cell>
          <table:table-cell/>
          <table:table-cell table:formula="of:=POWER([.C969]-6.75;2)" office:value-type="float" office:value="0.0669060733370961" calcext:value-type="float">
            <text:p>0.0669060733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54588" calcext:value-type="float">
            <text:p>4.54588</text:p>
          </table:table-cell>
          <table:table-cell office:value-type="float" office:value="6.4869770417" calcext:value-type="float">
            <text:p>6.4869770417</text:p>
          </table:table-cell>
          <table:table-cell/>
          <table:table-cell table:formula="of:=POWER([.C970]-6.75;2)" office:value-type="float" office:value="0.134344699062891" calcext:value-type="float">
            <text:p>0.134344699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54588" calcext:value-type="float">
            <text:p>4.54588</text:p>
          </table:table-cell>
          <table:table-cell office:value-type="float" office:value="6.5786229167" calcext:value-type="float">
            <text:p>6.5786229167</text:p>
          </table:table-cell>
          <table:table-cell/>
          <table:table-cell table:formula="of:=POWER([.C971]-6.75;2)" office:value-type="float" office:value="0.0691810765928834" calcext:value-type="float">
            <text:p>0.0691810766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929778" calcext:value-type="float">
            <text:p>6.929778</text:p>
          </table:table-cell>
          <table:table-cell office:value-type="float" office:value="6.6369882917" calcext:value-type="float">
            <text:p>6.6369882917</text:p>
          </table:table-cell>
          <table:table-cell/>
          <table:table-cell table:formula="of:=POWER([.C972]-6.75;2)" office:value-type="float" office:value="0.0293701046804153" calcext:value-type="float">
            <text:p>0.029370104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174844" calcext:value-type="float">
            <text:p>8.174844</text:p>
          </table:table-cell>
          <table:table-cell office:value-type="float" office:value="6.6138855" calcext:value-type="float">
            <text:p>6.6138855</text:p>
          </table:table-cell>
          <table:table-cell/>
          <table:table-cell table:formula="of:=POWER([.C973]-6.75;2)" office:value-type="float" office:value="0.0127716462128843" calcext:value-type="float">
            <text:p>0.0127716462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32448" calcext:value-type="float">
            <text:p>7.32448</text:p>
          </table:table-cell>
          <table:table-cell office:value-type="float" office:value="6.5806744583" calcext:value-type="float">
            <text:p>6.5806744583</text:p>
          </table:table-cell>
          <table:table-cell/>
          <table:table-cell table:formula="of:=POWER([.C974]-6.75;2)" office:value-type="float" office:value="0.0185271571102499" calcext:value-type="float">
            <text:p>0.018527157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97323" calcext:value-type="float">
            <text:p>6.97323</text:p>
          </table:table-cell>
          <table:table-cell office:value-type="float" office:value="6.579305375" calcext:value-type="float">
            <text:p>6.579305375</text:p>
          </table:table-cell>
          <table:table-cell/>
          <table:table-cell table:formula="of:=POWER([.C975]-6.75;2)" office:value-type="float" office:value="0.0286711390719985" calcext:value-type="float">
            <text:p>0.028671139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597168" calcext:value-type="float">
            <text:p>6.597168</text:p>
          </table:table-cell>
          <table:table-cell office:value-type="float" office:value="6.565780375" calcext:value-type="float">
            <text:p>6.565780375</text:p>
          </table:table-cell>
          <table:table-cell/>
          <table:table-cell table:formula="of:=POWER([.C976]-6.75;2)" office:value-type="float" office:value="0.0291366550038907" calcext:value-type="float">
            <text:p>0.029136655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323561" calcext:value-type="float">
            <text:p>6.323561</text:p>
          </table:table-cell>
          <table:table-cell office:value-type="float" office:value="6.5704457083" calcext:value-type="float">
            <text:p>6.5704457083</text:p>
          </table:table-cell>
          <table:table-cell/>
          <table:table-cell table:formula="of:=POWER([.C977]-6.75;2)" office:value-type="float" office:value="0.0339368702351406" calcext:value-type="float">
            <text:p>0.03393687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07715" calcext:value-type="float">
            <text:p>6.707715</text:p>
          </table:table-cell>
          <table:table-cell office:value-type="float" office:value="6.592428375" calcext:value-type="float">
            <text:p>6.592428375</text:p>
          </table:table-cell>
          <table:table-cell/>
          <table:table-cell table:formula="of:=POWER([.C978]-6.75;2)" office:value-type="float" office:value="0.0322397436678886" calcext:value-type="float">
            <text:p>0.0322397437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57829" calcext:value-type="float">
            <text:p>6.657829</text:p>
          </table:table-cell>
          <table:table-cell office:value-type="float" office:value="6.5783684583" calcext:value-type="float">
            <text:p>6.5783684583</text:p>
          </table:table-cell>
          <table:table-cell/>
          <table:table-cell table:formula="of:=POWER([.C979]-6.75;2)" office:value-type="float" office:value="0.0248288170051407" calcext:value-type="float">
            <text:p>0.02482881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300443" calcext:value-type="float">
            <text:p>6.300443</text:p>
          </table:table-cell>
          <table:table-cell office:value-type="float" office:value="6.571184125" calcext:value-type="float">
            <text:p>6.571184125</text:p>
          </table:table-cell>
          <table:table-cell/>
          <table:table-cell table:formula="of:=POWER([.C980]-6.75;2)" office:value-type="float" office:value="0.0294573861063189" calcext:value-type="float">
            <text:p>0.029457386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317095" calcext:value-type="float">
            <text:p>6.317095</text:p>
          </table:table-cell>
          <table:table-cell office:value-type="float" office:value="6.612625625" calcext:value-type="float">
            <text:p>6.612625625</text:p>
          </table:table-cell>
          <table:table-cell/>
          <table:table-cell table:formula="of:=POWER([.C981]-6.75;2)" office:value-type="float" office:value="0.0319751171520155" calcext:value-type="float">
            <text:p>0.031975117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251591" calcext:value-type="float">
            <text:p>6.251591</text:p>
          </table:table-cell>
          <table:table-cell office:value-type="float" office:value="6.6490124167" calcext:value-type="float">
            <text:p>6.6490124167</text:p>
          </table:table-cell>
          <table:table-cell/>
          <table:table-cell table:formula="of:=POWER([.C982]-6.75;2)" office:value-type="float" office:value="0.0188717189066407" calcext:value-type="float">
            <text:p>0.0188717189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180088" calcext:value-type="float">
            <text:p>6.180088</text:p>
          </table:table-cell>
          <table:table-cell office:value-type="float" office:value="6.645160125" calcext:value-type="float">
            <text:p>6.645160125</text:p>
          </table:table-cell>
          <table:table-cell/>
          <table:table-cell table:formula="of:=POWER([.C983]-6.75;2)" office:value-type="float" office:value="0.0101984919807745" calcext:value-type="float">
            <text:p>0.010198492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64428" calcext:value-type="float">
            <text:p>6.664428</text:p>
          </table:table-cell>
          <table:table-cell office:value-type="float" office:value="6.6308159167" calcext:value-type="float">
            <text:p>6.6308159167</text:p>
          </table:table-cell>
          <table:table-cell/>
          <table:table-cell table:formula="of:=POWER([.C984]-6.75;2)" office:value-type="float" office:value="0.0109913993900156" calcext:value-type="float">
            <text:p>0.010991399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46344" calcext:value-type="float">
            <text:p>6.746344</text:p>
          </table:table-cell>
          <table:table-cell office:value-type="float" office:value="6.6342278333" calcext:value-type="float">
            <text:p>6.6342278333</text:p>
          </table:table-cell>
          <table:table-cell/>
          <table:table-cell table:formula="of:=POWER([.C985]-6.75;2)" office:value-type="float" office:value="0.0142048457120614" calcext:value-type="float">
            <text:p>0.0142048457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410585" calcext:value-type="float">
            <text:p>6.410585</text:p>
          </table:table-cell>
          <table:table-cell office:value-type="float" office:value="6.6646150833" calcext:value-type="float">
            <text:p>6.6646150833</text:p>
          </table:table-cell>
          <table:table-cell/>
          <table:table-cell table:formula="of:=POWER([.C986]-6.75;2)" office:value-type="float" office:value="0.0134031945824126" calcext:value-type="float">
            <text:p>0.013403194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580925" calcext:value-type="float">
            <text:p>6.580925</text:p>
          </table:table-cell>
          <table:table-cell office:value-type="float" office:value="6.6956057083" calcext:value-type="float">
            <text:p>6.6956057083</text:p>
          </table:table-cell>
          <table:table-cell/>
          <table:table-cell table:formula="of:=POWER([.C987]-6.75;2)" office:value-type="float" office:value="0.00729058399986591" calcext:value-type="float">
            <text:p>0.007290584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61126" calcext:value-type="float">
            <text:p>6.661126</text:p>
          </table:table-cell>
          <table:table-cell office:value-type="float" office:value="6.696075625" calcext:value-type="float">
            <text:p>6.696075625</text:p>
          </table:table-cell>
          <table:table-cell/>
          <table:table-cell table:formula="of:=POWER([.C988]-6.75;2)" office:value-type="float" office:value="0.00295873896954464" calcext:value-type="float">
            <text:p>0.002958739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280648" calcext:value-type="float">
            <text:p>6.280648</text:p>
          </table:table-cell>
          <table:table-cell office:value-type="float" office:value="6.7120345417" calcext:value-type="float">
            <text:p>6.7120345417</text:p>
          </table:table-cell>
          <table:table-cell/>
          <table:table-cell table:formula="of:=POWER([.C989]-6.75;2)" office:value-type="float" office:value="0.00290783821914065" calcext:value-type="float">
            <text:p>0.002907838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303521" calcext:value-type="float">
            <text:p>6.303521</text:p>
          </table:table-cell>
          <table:table-cell office:value-type="float" office:value="6.7633896667" calcext:value-type="float">
            <text:p>6.7633896667</text:p>
          </table:table-cell>
          <table:table-cell/>
          <table:table-cell table:formula="of:=POWER([.C990]-6.75;2)" office:value-type="float" office:value="0.00144137602392907" calcext:value-type="float">
            <text:p>0.00144137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5246" calcext:value-type="float">
            <text:p>6.5246</text:p>
          </table:table-cell>
          <table:table-cell office:value-type="float" office:value="6.7895929167" calcext:value-type="float">
            <text:p>6.7895929167</text:p>
          </table:table-cell>
          <table:table-cell/>
          <table:table-cell table:formula="of:=POWER([.C991]-6.75;2)" office:value-type="float" office:value="0.000179283174337094" calcext:value-type="float">
            <text:p>0.000179283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55626" calcext:value-type="float">
            <text:p>6.655626</text:p>
          </table:table-cell>
          <table:table-cell office:value-type="float" office:value="6.7826013333" calcext:value-type="float">
            <text:p>6.7826013333</text:p>
          </table:table-cell>
          <table:table-cell/>
          <table:table-cell table:formula="of:=POWER([.C992]-6.75;2)" office:value-type="float" office:value="0.00156759905281316" calcext:value-type="float">
            <text:p>0.001567599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030064" calcext:value-type="float">
            <text:p>7.030064</text:p>
          </table:table-cell>
          <table:table-cell office:value-type="float" office:value="6.7943133333" calcext:value-type="float">
            <text:p>6.7943133333</text:p>
          </table:table-cell>
          <table:table-cell/>
          <table:table-cell table:formula="of:=POWER([.C993]-6.75;2)" office:value-type="float" office:value="0.00106284693293767" calcext:value-type="float">
            <text:p>0.0010628469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45381" calcext:value-type="float">
            <text:p>6.745381</text:p>
          </table:table-cell>
          <table:table-cell office:value-type="float" office:value="6.811393625" calcext:value-type="float">
            <text:p>6.811393625</text:p>
          </table:table-cell>
          <table:table-cell/>
          <table:table-cell table:formula="of:=POWER([.C994]-6.75;2)" office:value-type="float" office:value="0.00196367150815688" calcext:value-type="float">
            <text:p>0.0019636715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.946649" calcext:value-type="float">
            <text:p>5.946649</text:p>
          </table:table-cell>
          <table:table-cell office:value-type="float" office:value="6.8294745417" calcext:value-type="float">
            <text:p>6.8294745417</text:p>
          </table:table-cell>
          <table:table-cell/>
          <table:table-cell table:formula="of:=POWER([.C995]-6.75;2)" office:value-type="float" office:value="0.00376917719064063" calcext:value-type="float">
            <text:p>0.0037691772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375311" calcext:value-type="float">
            <text:p>6.375311</text:p>
          </table:table-cell>
          <table:table-cell office:value-type="float" office:value="6.8561235833" calcext:value-type="float">
            <text:p>6.8561235833</text:p>
          </table:table-cell>
          <table:table-cell/>
          <table:table-cell table:formula="of:=POWER([.C996]-6.75;2)" office:value-type="float" office:value="0.00631620277842501" calcext:value-type="float">
            <text:p>0.006316202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377779" calcext:value-type="float">
            <text:p>7.377779</text:p>
          </table:table-cell>
          <table:table-cell office:value-type="float" office:value="6.8507962917" calcext:value-type="float">
            <text:p>6.8507962917</text:p>
          </table:table-cell>
          <table:table-cell/>
          <table:table-cell table:formula="of:=POWER([.C997]-6.75;2)" office:value-type="float" office:value="0.0112622149324321" calcext:value-type="float">
            <text:p>0.0112622149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291622" calcext:value-type="float">
            <text:p>7.291622</text:p>
          </table:table-cell>
          <table:table-cell office:value-type="float" office:value="6.8180123333" calcext:value-type="float">
            <text:p>6.8180123333</text:p>
          </table:table-cell>
          <table:table-cell/>
          <table:table-cell table:formula="of:=POWER([.C998]-6.75;2)" office:value-type="float" office:value="0.0101598924204715" calcext:value-type="float">
            <text:p>0.0101598924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64863" calcext:value-type="float">
            <text:p>6.64863</text:p>
          </table:table-cell>
          <table:table-cell office:value-type="float" office:value="6.8037359167" calcext:value-type="float">
            <text:p>6.8037359167</text:p>
          </table:table-cell>
          <table:table-cell/>
          <table:table-cell table:formula="of:=POWER([.C999]-6.75;2)" office:value-type="float" office:value="0.00462567748091035" calcext:value-type="float">
            <text:p>0.004625677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709136" calcext:value-type="float">
            <text:p>6.709136</text:p>
          </table:table-cell>
          <table:table-cell office:value-type="float" office:value="6.8158721667" calcext:value-type="float">
            <text:p>6.8158721667</text:p>
          </table:table-cell>
          <table:table-cell/>
          <table:table-cell table:formula="of:=POWER([.C1000]-6.75;2)" office:value-type="float" office:value="0.00288754874358934" calcext:value-type="float">
            <text:p>0.0028875487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851145" calcext:value-type="float">
            <text:p>6.851145</text:p>
          </table:table-cell>
          <table:table-cell office:value-type="float" office:value="6.8266879583" calcext:value-type="float">
            <text:p>6.8266879583</text:p>
          </table:table-cell>
          <table:table-cell/>
          <table:table-cell table:formula="of:=POWER([.C1001]-6.75;2)" office:value-type="float" office:value="0.00433914234575261" calcext:value-type="float">
            <text:p>0.0043391423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370277" calcext:value-type="float">
            <text:p>6.370277</text:p>
          </table:table-cell>
          <table:table-cell office:value-type="float" office:value="6.83004675" calcext:value-type="float">
            <text:p>6.83004675</text:p>
          </table:table-cell>
          <table:table-cell/>
          <table:table-cell table:formula="of:=POWER([.C1002]-6.75;2)" office:value-type="float" office:value="0.00588104294822253" calcext:value-type="float">
            <text:p>0.0058810429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485405" calcext:value-type="float">
            <text:p>6.485405</text:p>
          </table:table-cell>
          <table:table-cell office:value-type="float" office:value="6.8468176667" calcext:value-type="float">
            <text:p>6.8468176667</text:p>
          </table:table-cell>
          <table:table-cell/>
          <table:table-cell table:formula="of:=POWER([.C1003]-6.75;2)" office:value-type="float" office:value="0.00640748218556253" calcext:value-type="float">
            <text:p>0.0064074822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.295039" calcext:value-type="float">
            <text:p>7.295039</text:p>
          </table:table-cell>
          <table:table-cell office:value-type="float" office:value="6.8692576667" calcext:value-type="float">
            <text:p>6.8692576667</text:p>
          </table:table-cell>
          <table:table-cell/>
          <table:table-cell table:formula="of:=POWER([.C1004]-6.75;2)" office:value-type="float" office:value="0.00937366058523225" calcext:value-type="float">
            <text:p>0.009373660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.190378" calcext:value-type="float">
            <text:p>7.190378</text:p>
          </table:table-cell>
          <table:table-cell office:value-type="float" office:value="6.8679629583" calcext:value-type="float">
            <text:p>6.8679629583</text:p>
          </table:table-cell>
          <table:table-cell/>
          <table:table-cell table:formula="of:=POWER([.C1005]-6.75;2)" office:value-type="float" office:value="0.0142223910667284" calcext:value-type="float">
            <text:p>0.014222391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159136" calcext:value-type="float">
            <text:p>6.159136</text:p>
          </table:table-cell>
          <table:table-cell office:value-type="float" office:value="6.849892875" calcext:value-type="float">
            <text:p>6.849892875</text:p>
          </table:table-cell>
          <table:table-cell/>
          <table:table-cell table:formula="of:=POWER([.C1006]-6.75;2)" office:value-type="float" office:value="0.0139152595308875" calcext:value-type="float">
            <text:p>0.0139152595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.835827" calcext:value-type="float">
            <text:p>5.835827</text:p>
          </table:table-cell>
          <table:table-cell office:value-type="float" office:value="6.85139975" calcext:value-type="float">
            <text:p>6.85139975</text:p>
          </table:table-cell>
          <table:table-cell/>
          <table:table-cell table:formula="of:=POWER([.C1007]-6.75;2)" office:value-type="float" office:value="0.00997858647576565" calcext:value-type="float">
            <text:p>0.0099785865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746314" calcext:value-type="float">
            <text:p>6.746314</text:p>
          </table:table-cell>
          <table:table-cell office:value-type="float" office:value="6.8702155417" calcext:value-type="float">
            <text:p>6.8702155417</text:p>
          </table:table-cell>
          <table:table-cell/>
          <table:table-cell table:formula="of:=POWER([.C1008]-6.75;2)" office:value-type="float" office:value="0.0102819093000624" calcext:value-type="float">
            <text:p>0.0102819093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.475638" calcext:value-type="float">
            <text:p>7.475638</text:p>
          </table:table-cell>
          <table:table-cell office:value-type="float" office:value="6.8666819583" calcext:value-type="float">
            <text:p>6.8666819583</text:p>
          </table:table-cell>
          <table:table-cell/>
          <table:table-cell table:formula="of:=POWER([.C1009]-6.75;2)" office:value-type="float" office:value="0.0144517764662245" calcext:value-type="float">
            <text:p>0.0144517765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.15436" calcext:value-type="float">
            <text:p>7.15436</text:p>
          </table:table-cell>
          <table:table-cell office:value-type="float" office:value="6.8463525417" calcext:value-type="float">
            <text:p>6.8463525417</text:p>
          </table:table-cell>
          <table:table-cell/>
          <table:table-cell table:formula="of:=POWER([.C1010]-6.75;2)" office:value-type="float" office:value="0.013614679392723" calcext:value-type="float">
            <text:p>0.0136146794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592203" calcext:value-type="float">
            <text:p>6.592203</text:p>
          </table:table-cell>
          <table:table-cell office:value-type="float" office:value="6.838674" calcext:value-type="float">
            <text:p>6.838674</text:p>
          </table:table-cell>
          <table:table-cell/>
          <table:table-cell table:formula="of:=POWER([.C1011]-6.75;2)" office:value-type="float" office:value="0.00928381229205023" calcext:value-type="float">
            <text:p>0.0092838123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.04414" calcext:value-type="float">
            <text:p>7.04414</text:p>
          </table:table-cell>
          <table:table-cell office:value-type="float" office:value="6.8441756667" calcext:value-type="float">
            <text:p>6.8441756667</text:p>
          </table:table-cell>
          <table:table-cell/>
          <table:table-cell table:formula="of:=POWER([.C1012]-6.75;2)" office:value-type="float" office:value="0.00786307827600003" calcext:value-type="float">
            <text:p>0.007863078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.513171" calcext:value-type="float">
            <text:p>7.513171</text:p>
          </table:table-cell>
          <table:table-cell office:value-type="float" office:value="6.83039825" calcext:value-type="float">
            <text:p>6.83039825</text:p>
          </table:table-cell>
          <table:table-cell/>
          <table:table-cell table:formula="of:=POWER([.C1013]-6.75;2)" office:value-type="float" office:value="0.00886905619838949" calcext:value-type="float">
            <text:p>0.0088690562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932399" calcext:value-type="float">
            <text:p>6.932399</text:p>
          </table:table-cell>
          <table:table-cell office:value-type="float" office:value="6.791727875" calcext:value-type="float">
            <text:p>6.791727875</text:p>
          </table:table-cell>
          <table:table-cell/>
          <table:table-cell table:formula="of:=POWER([.C1014]-6.75;2)" office:value-type="float" office:value="0.0064638786030625" calcext:value-type="float">
            <text:p>0.0064638786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356802" calcext:value-type="float">
            <text:p>6.356802</text:p>
          </table:table-cell>
          <table:table-cell office:value-type="float" office:value="6.762061375" calcext:value-type="float">
            <text:p>6.762061375</text:p>
          </table:table-cell>
          <table:table-cell/>
          <table:table-cell table:formula="of:=POWER([.C1015]-6.75;2)" office:value-type="float" office:value="0.00174121555201565" calcext:value-type="float">
            <text:p>0.0017412156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936714" calcext:value-type="float">
            <text:p>6.936714</text:p>
          </table:table-cell>
          <table:table-cell office:value-type="float" office:value="6.7593089583" calcext:value-type="float">
            <text:p>6.7593089583</text:p>
          </table:table-cell>
          <table:table-cell/>
          <table:table-cell table:formula="of:=POWER([.C1016]-6.75;2)" office:value-type="float" office:value="0.000145476766890626" calcext:value-type="float">
            <text:p>0.0001454768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7.439991" calcext:value-type="float">
            <text:p>7.439991</text:p>
          </table:table-cell>
          <table:table-cell office:value-type="float" office:value="6.753113875" calcext:value-type="float">
            <text:p>6.753113875</text:p>
          </table:table-cell>
          <table:table-cell/>
          <table:table-cell table:formula="of:=POWER([.C1017]-6.75;2)" office:value-type="float" office:value="0.000086656704631141" calcext:value-type="float">
            <text:p>8.6656704631141E-005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.179323" calcext:value-type="float">
            <text:p>7.179323</text:p>
          </table:table-cell>
          <table:table-cell office:value-type="float" office:value="6.7383902083" calcext:value-type="float">
            <text:p>6.7383902083</text:p>
          </table:table-cell>
          <table:table-cell/>
          <table:table-cell table:formula="of:=POWER([.C1018]-6.75;2)" office:value-type="float" office:value="0.00000969621751562735" calcext:value-type="float">
            <text:p>9.69621751562735E-006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586226" calcext:value-type="float">
            <text:p>6.586226</text:p>
          </table:table-cell>
          <table:table-cell office:value-type="float" office:value="6.7246381667" calcext:value-type="float">
            <text:p>6.7246381667</text:p>
          </table:table-cell>
          <table:table-cell/>
          <table:table-cell table:formula="of:=POWER([.C1019]-6.75;2)" office:value-type="float" office:value="0.000134787263317383" calcext:value-type="float">
            <text:p>0.0001347873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247456" calcext:value-type="float">
            <text:p>6.247456</text:p>
          </table:table-cell>
          <table:table-cell office:value-type="float" office:value="6.7026975" calcext:value-type="float">
            <text:p>6.7026975</text:p>
          </table:table-cell>
          <table:table-cell/>
          <table:table-cell table:formula="of:=POWER([.C1020]-6.75;2)" office:value-type="float" office:value="0.000643222588336982" calcext:value-type="float">
            <text:p>0.0006432226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590964" calcext:value-type="float">
            <text:p>6.590964</text:p>
          </table:table-cell>
          <table:table-cell office:value-type="float" office:value="6.67813" calcext:value-type="float">
            <text:p>6.67813</text:p>
          </table:table-cell>
          <table:table-cell/>
          <table:table-cell table:formula="of:=POWER([.C1021]-6.75;2)" office:value-type="float" office:value="0.00223752650624998" calcext:value-type="float">
            <text:p>0.0022375265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948988" calcext:value-type="float">
            <text:p>6.948988</text:p>
          </table:table-cell>
          <table:table-cell office:value-type="float" office:value="6.6607245" calcext:value-type="float">
            <text:p>6.6607245</text:p>
          </table:table-cell>
          <table:table-cell/>
          <table:table-cell table:formula="of:=POWER([.C1022]-6.75;2)" office:value-type="float" office:value="0.00516529689999995" calcext:value-type="float">
            <text:p>0.0051652969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9399" calcext:value-type="float">
            <text:p>6.9399</text:p>
          </table:table-cell>
          <table:table-cell office:value-type="float" office:value="6.650332875" calcext:value-type="float">
            <text:p>6.650332875</text:p>
          </table:table-cell>
          <table:table-cell/>
          <table:table-cell table:formula="of:=POWER([.C1023]-6.75;2)" office:value-type="float" office:value="0.00797011490025005" calcext:value-type="float">
            <text:p>0.007970114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968715" calcext:value-type="float">
            <text:p>6.968715</text:p>
          </table:table-cell>
          <table:table-cell office:value-type="float" office:value="6.647092375" calcext:value-type="float">
            <text:p>6.647092375</text:p>
          </table:table-cell>
          <table:table-cell/>
          <table:table-cell table:formula="of:=POWER([.C1024]-6.75;2)" office:value-type="float" office:value="0.0099335358057656" calcext:value-type="float">
            <text:p>0.0099335358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931756" calcext:value-type="float">
            <text:p>6.931756</text:p>
          </table:table-cell>
          <table:table-cell office:value-type="float" office:value="6.62864425" calcext:value-type="float">
            <text:p>6.62864425</text:p>
          </table:table-cell>
          <table:table-cell/>
          <table:table-cell table:formula="of:=POWER([.C1025]-6.75;2)" office:value-type="float" office:value="0.0105899792831407" calcext:value-type="float">
            <text:p>0.0105899793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772779" calcext:value-type="float">
            <text:p>6.772779</text:p>
          </table:table-cell>
          <table:table-cell office:value-type="float" office:value="6.60252425" calcext:value-type="float">
            <text:p>6.60252425</text:p>
          </table:table-cell>
          <table:table-cell/>
          <table:table-cell table:formula="of:=POWER([.C1026]-6.75;2)" office:value-type="float" office:value="0.0147272180580626" calcext:value-type="float">
            <text:p>0.014727218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.023965" calcext:value-type="float">
            <text:p>7.023965</text:p>
          </table:table-cell>
          <table:table-cell office:value-type="float" office:value="6.5894256667" calcext:value-type="float">
            <text:p>6.5894256667</text:p>
          </table:table-cell>
          <table:table-cell/>
          <table:table-cell table:formula="of:=POWER([.C1027]-6.75;2)" office:value-type="float" office:value="0.0217490968380625" calcext:value-type="float">
            <text:p>0.0217490968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.263966" calcext:value-type="float">
            <text:p>7.263966</text:p>
          </table:table-cell>
          <table:table-cell office:value-type="float" office:value="6.5530195417" calcext:value-type="float">
            <text:p>6.5530195417</text:p>
          </table:table-cell>
          <table:table-cell/>
          <table:table-cell table:formula="of:=POWER([.C1028]-6.75;2)" office:value-type="float" office:value="0.0257841165147394" calcext:value-type="float">
            <text:p>0.0257841165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756696" calcext:value-type="float">
            <text:p>6.756696</text:p>
          </table:table-cell>
          <table:table-cell office:value-type="float" office:value="6.5047375417" calcext:value-type="float">
            <text:p>6.5047375417</text:p>
          </table:table-cell>
          <table:table-cell/>
          <table:table-cell table:formula="of:=POWER([.C1029]-6.75;2)" office:value-type="float" office:value="0.0388013009520779" calcext:value-type="float">
            <text:p>0.03880130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195301" calcext:value-type="float">
            <text:p>6.195301</text:p>
          </table:table-cell>
          <table:table-cell office:value-type="float" office:value="6.5008994583" calcext:value-type="float">
            <text:p>6.5008994583</text:p>
          </table:table-cell>
          <table:table-cell/>
          <table:table-cell table:formula="of:=POWER([.C1030]-6.75;2)" office:value-type="float" office:value="0.0601536734513593" calcext:value-type="float">
            <text:p>0.0601536735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287406" calcext:value-type="float">
            <text:p>6.287406</text:p>
          </table:table-cell>
          <table:table-cell office:value-type="float" office:value="6.5196760417" calcext:value-type="float">
            <text:p>6.5196760417</text:p>
          </table:table-cell>
          <table:table-cell/>
          <table:table-cell table:formula="of:=POWER([.C1031]-6.75;2)" office:value-type="float" office:value="0.0620510798752334" calcext:value-type="float">
            <text:p>0.0620510799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661508" calcext:value-type="float">
            <text:p>6.661508</text:p>
          </table:table-cell>
          <table:table-cell office:value-type="float" office:value="6.5339940417" calcext:value-type="float">
            <text:p>6.5339940417</text:p>
          </table:table-cell>
          <table:table-cell/>
          <table:table-cell table:formula="of:=POWER([.C1032]-6.75;2)" office:value-type="float" office:value="0.05304912576698" calcext:value-type="float">
            <text:p>0.0530491258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987732" calcext:value-type="float">
            <text:p>6.987732</text:p>
          </table:table-cell>
          <table:table-cell office:value-type="float" office:value="6.5771428333" calcext:value-type="float">
            <text:p>6.5771428333</text:p>
          </table:table-cell>
          <table:table-cell/>
          <table:table-cell table:formula="of:=POWER([.C1033]-6.75;2)" office:value-type="float" office:value="0.0466585740211014" calcext:value-type="float">
            <text:p>0.046658574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970075" calcext:value-type="float">
            <text:p>6.970075</text:p>
          </table:table-cell>
          <table:table-cell office:value-type="float" office:value="6.5995515417" calcext:value-type="float">
            <text:p>6.5995515417</text:p>
          </table:table-cell>
          <table:table-cell/>
          <table:table-cell table:formula="of:=POWER([.C1034]-6.75;2)" office:value-type="float" office:value="0.0298796000795516" calcext:value-type="float">
            <text:p>0.029879600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724243" calcext:value-type="float">
            <text:p>6.724243</text:p>
          </table:table-cell>
          <table:table-cell office:value-type="float" office:value="6.6226959583" calcext:value-type="float">
            <text:p>6.6226959583</text:p>
          </table:table-cell>
          <table:table-cell/>
          <table:table-cell table:formula="of:=POWER([.C1035]-6.75;2)" office:value-type="float" office:value="0.0226347386048467" calcext:value-type="float">
            <text:p>0.0226347386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713482" calcext:value-type="float">
            <text:p>6.713482</text:p>
          </table:table-cell>
          <table:table-cell office:value-type="float" office:value="6.656083375" calcext:value-type="float">
            <text:p>6.656083375</text:p>
          </table:table-cell>
          <table:table-cell/>
          <table:table-cell table:formula="of:=POWER([.C1036]-6.75;2)" office:value-type="float" office:value="0.0162063190331554" calcext:value-type="float">
            <text:p>0.016206319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585082" calcext:value-type="float">
            <text:p>6.585082</text:p>
          </table:table-cell>
          <table:table-cell office:value-type="float" office:value="6.627238875" calcext:value-type="float">
            <text:p>6.627238875</text:p>
          </table:table-cell>
          <table:table-cell/>
          <table:table-cell table:formula="of:=POWER([.C1037]-6.75;2)" office:value-type="float" office:value="0.00882033245139068" calcext:value-type="float">
            <text:p>0.0088203325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220403" calcext:value-type="float">
            <text:p>6.220403</text:p>
          </table:table-cell>
          <table:table-cell office:value-type="float" office:value="6.7483688333" calcext:value-type="float">
            <text:p>6.7483688333</text:p>
          </table:table-cell>
          <table:table-cell/>
          <table:table-cell table:formula="of:=POWER([.C1038]-6.75;2)" office:value-type="float" office:value="0.0150702938112657" calcext:value-type="float">
            <text:p>0.0150702938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290744" calcext:value-type="float">
            <text:p>6.290744</text:p>
          </table:table-cell>
          <table:table-cell office:value-type="float" office:value="6.8234419583" calcext:value-type="float">
            <text:p>6.8234419583</text:p>
          </table:table-cell>
          <table:table-cell/>
          <table:table-cell table:formula="of:=POWER([.C1039]-6.75;2)" office:value-type="float" office:value="0.0000026607048031895" calcext:value-type="float">
            <text:p>2.6607048031895E-006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788032" calcext:value-type="float">
            <text:p>6.788032</text:p>
          </table:table-cell>
          <table:table-cell office:value-type="float" office:value="6.79951075" calcext:value-type="float">
            <text:p>6.79951075</text:p>
          </table:table-cell>
          <table:table-cell/>
          <table:table-cell table:formula="of:=POWER([.C1040]-6.75;2)" office:value-type="float" office:value="0.00539372123893896" calcext:value-type="float">
            <text:p>0.0053937212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.086623" calcext:value-type="float">
            <text:p>7.086623</text:p>
          </table:table-cell>
          <table:table-cell office:value-type="float" office:value="6.7547423333" calcext:value-type="float">
            <text:p>6.7547423333</text:p>
          </table:table-cell>
          <table:table-cell/>
          <table:table-cell table:formula="of:=POWER([.C1041]-6.75;2)" office:value-type="float" office:value="0.00245131436556246" calcext:value-type="float">
            <text:p>0.0024513144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849274" calcext:value-type="float">
            <text:p>6.849274</text:p>
          </table:table-cell>
          <table:table-cell office:value-type="float" office:value="6.7923635417" calcext:value-type="float">
            <text:p>6.7923635417</text:p>
          </table:table-cell>
          <table:table-cell/>
          <table:table-cell table:formula="of:=POWER([.C1042]-6.75;2)" office:value-type="float" office:value="0.0000224897251282916" calcext:value-type="float">
            <text:p>2.24897251282916E-005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05965" calcext:value-type="float">
            <text:p>6.05965</text:p>
          </table:table-cell>
          <table:table-cell office:value-type="float" office:value="6.9058936667" calcext:value-type="float">
            <text:p>6.9058936667</text:p>
          </table:table-cell>
          <table:table-cell/>
          <table:table-cell table:formula="of:=POWER([.C1043]-6.75;2)" office:value-type="float" office:value="0.00179466966536767" calcext:value-type="float">
            <text:p>0.0017946697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.657836" calcext:value-type="float">
            <text:p>5.657836</text:p>
          </table:table-cell>
          <table:table-cell office:value-type="float" office:value="6.981760125" calcext:value-type="float">
            <text:p>6.981760125</text:p>
          </table:table-cell>
          <table:table-cell/>
          <table:table-cell table:formula="of:=POWER([.C1044]-6.75;2)" office:value-type="float" office:value="0.0243028353171707" calcext:value-type="float">
            <text:p>0.0243028353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173232" calcext:value-type="float">
            <text:p>6.173232</text:p>
          </table:table-cell>
          <table:table-cell office:value-type="float" office:value="7.0743688333" calcext:value-type="float">
            <text:p>7.0743688333</text:p>
          </table:table-cell>
          <table:table-cell/>
          <table:table-cell table:formula="of:=POWER([.C1045]-6.75;2)" office:value-type="float" office:value="0.0537127555400157" calcext:value-type="float">
            <text:p>0.0537127555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699589" calcext:value-type="float">
            <text:p>6.699589</text:p>
          </table:table-cell>
          <table:table-cell office:value-type="float" office:value="7.1455027083" calcext:value-type="float">
            <text:p>7.1455027083</text:p>
          </table:table-cell>
          <table:table-cell/>
          <table:table-cell table:formula="of:=POWER([.C1046]-6.75;2)" office:value-type="float" office:value="0.105215140016403" calcext:value-type="float">
            <text:p>0.10521514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862128" calcext:value-type="float">
            <text:p>6.862128</text:p>
          </table:table-cell>
          <table:table-cell office:value-type="float" office:value="7.1947050417" calcext:value-type="float">
            <text:p>7.1947050417</text:p>
          </table:table-cell>
          <table:table-cell/>
          <table:table-cell table:formula="of:=POWER([.C1047]-6.75;2)" office:value-type="float" office:value="0.156422392272635" calcext:value-type="float">
            <text:p>0.1564223923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52596" calcext:value-type="float">
            <text:p>6.52596</text:p>
          </table:table-cell>
          <table:table-cell office:value-type="float" office:value="7.2044593333" calcext:value-type="float">
            <text:p>7.2044593333</text:p>
          </table:table-cell>
          <table:table-cell/>
          <table:table-cell table:formula="of:=POWER([.C1048]-6.75;2)" office:value-type="float" office:value="0.197762574113399" calcext:value-type="float">
            <text:p>0.197762574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304876" calcext:value-type="float">
            <text:p>6.304876</text:p>
          </table:table-cell>
          <table:table-cell office:value-type="float" office:value="7.45743025" calcext:value-type="float">
            <text:p>7.45743025</text:p>
          </table:table-cell>
          <table:table-cell/>
          <table:table-cell table:formula="of:=POWER([.C1049]-6.75;2)" office:value-type="float" office:value="0.20653328562348" calcext:value-type="float">
            <text:p>0.2065332856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458413" calcext:value-type="float">
            <text:p>6.458413</text:p>
          </table:table-cell>
          <table:table-cell office:value-type="float" office:value="8.1264587917" calcext:value-type="float">
            <text:p>8.1264587917</text:p>
          </table:table-cell>
          <table:table-cell/>
          <table:table-cell table:formula="of:=POWER([.C1050]-6.75;2)" office:value-type="float" office:value="0.500457558615062" calcext:value-type="float">
            <text:p>0.5004575586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150218" calcext:value-type="float">
            <text:p>6.150218</text:p>
          </table:table-cell>
          <table:table-cell office:value-type="float" office:value="8.7890899583" calcext:value-type="float">
            <text:p>8.7890899583</text:p>
          </table:table-cell>
          <table:table-cell/>
          <table:table-cell table:formula="of:=POWER([.C1051]-6.75;2)" office:value-type="float" office:value="1.89463880524822" calcext:value-type="float">
            <text:p>1.8946388052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105198" calcext:value-type="float">
            <text:p>6.105198</text:p>
          </table:table-cell>
          <table:table-cell office:value-type="float" office:value="8.93344275" calcext:value-type="float">
            <text:p>8.93344275</text:p>
          </table:table-cell>
          <table:table-cell/>
          <table:table-cell table:formula="of:=POWER([.C1052]-6.75;2)" office:value-type="float" office:value="4.1578878580399" calcext:value-type="float">
            <text:p>4.157887858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664582" calcext:value-type="float">
            <text:p>6.664582</text:p>
          </table:table-cell>
          <table:table-cell office:value-type="float" office:value="9.0925512917" calcext:value-type="float">
            <text:p>9.0925512917</text:p>
          </table:table-cell>
          <table:table-cell/>
          <table:table-cell table:formula="of:=POWER([.C1053]-6.75;2)" office:value-type="float" office:value="4.76742224252756" calcext:value-type="float">
            <text:p>4.7674222425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645939" calcext:value-type="float">
            <text:p>6.645939</text:p>
          </table:table-cell>
          <table:table-cell office:value-type="float" office:value="9.1787561667" calcext:value-type="float">
            <text:p>9.1787561667</text:p>
          </table:table-cell>
          <table:table-cell/>
          <table:table-cell table:formula="of:=POWER([.C1054]-6.75;2)" office:value-type="float" office:value="5.48754655424534" calcext:value-type="float">
            <text:p>5.4875465542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631038" calcext:value-type="float">
            <text:p>6.631038</text:p>
          </table:table-cell>
          <table:table-cell office:value-type="float" office:value="9.1615668333" calcext:value-type="float">
            <text:p>9.1615668333</text:p>
          </table:table-cell>
          <table:table-cell/>
          <table:table-cell table:formula="of:=POWER([.C1055]-6.75;2)" office:value-type="float" office:value="5.89885651728328" calcext:value-type="float">
            <text:p>5.8988565173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.697079" calcext:value-type="float">
            <text:p>7.697079</text:p>
          </table:table-cell>
          <table:table-cell office:value-type="float" office:value="9.0064675833" calcext:value-type="float">
            <text:p>9.0064675833</text:p>
          </table:table-cell>
          <table:table-cell/>
          <table:table-cell table:formula="of:=POWER([.C1056]-6.75;2)" office:value-type="float" office:value="5.81565459147259" calcext:value-type="float">
            <text:p>5.8156545915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.525541" calcext:value-type="float">
            <text:p>7.525541</text:p>
          </table:table-cell>
          <table:table-cell office:value-type="float" office:value="8.812575125" calcext:value-type="float">
            <text:p>8.812575125</text:p>
          </table:table-cell>
          <table:table-cell/>
          <table:table-cell table:formula="of:=POWER([.C1057]-6.75;2)" office:value-type="float" office:value="5.09164595448374" calcext:value-type="float">
            <text:p>5.0916459545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.525541" calcext:value-type="float">
            <text:p>7.525541</text:p>
          </table:table-cell>
          <table:table-cell office:value-type="float" office:value="8.7276449583" calcext:value-type="float">
            <text:p>8.7276449583</text:p>
          </table:table-cell>
          <table:table-cell/>
          <table:table-cell table:formula="of:=POWER([.C1058]-6.75;2)" office:value-type="float" office:value="4.25421614626877" calcext:value-type="float">
            <text:p>4.2542161463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.525541" calcext:value-type="float">
            <text:p>7.525541</text:p>
          </table:table-cell>
          <table:table-cell office:value-type="float" office:value="8.730835" calcext:value-type="float">
            <text:p>8.730835</text:p>
          </table:table-cell>
          <table:table-cell/>
          <table:table-cell table:formula="of:=POWER([.C1059]-6.75;2)" office:value-type="float" office:value="3.91107958108941" calcext:value-type="float">
            <text:p>3.911079581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021214" calcext:value-type="float">
            <text:p>6.021214</text:p>
          </table:table-cell>
          <table:table-cell office:value-type="float" office:value="8.7396755" calcext:value-type="float">
            <text:p>8.7396755</text:p>
          </table:table-cell>
          <table:table-cell/>
          <table:table-cell table:formula="of:=POWER([.C1060]-6.75;2)" office:value-type="float" office:value="3.923707297225" calcext:value-type="float">
            <text:p>3.923707297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9.492201" calcext:value-type="float">
            <text:p>9.492201</text:p>
          </table:table-cell>
          <table:table-cell office:value-type="float" office:value="8.7377251667" calcext:value-type="float">
            <text:p>8.7377251667</text:p>
          </table:table-cell>
          <table:table-cell/>
          <table:table-cell table:formula="of:=POWER([.C1061]-6.75;2)" office:value-type="float" office:value="3.95880859530025" calcext:value-type="float">
            <text:p>3.9588085953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.022158" calcext:value-type="float">
            <text:p>8.022158</text:p>
          </table:table-cell>
          <table:table-cell office:value-type="float" office:value="8.565796625" calcext:value-type="float">
            <text:p>8.565796625</text:p>
          </table:table-cell>
          <table:table-cell/>
          <table:table-cell table:formula="of:=POWER([.C1062]-6.75;2)" office:value-type="float" office:value="3.95105133833255" calcext:value-type="float">
            <text:p>3.9510513383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.716395" calcext:value-type="float">
            <text:p>5.716395</text:p>
          </table:table-cell>
          <table:table-cell office:value-type="float" office:value="8.5136007917" calcext:value-type="float">
            <text:p>8.5136007917</text:p>
          </table:table-cell>
          <table:table-cell/>
          <table:table-cell table:formula="of:=POWER([.C1063]-6.75;2)" office:value-type="float" office:value="3.29711738336139" calcext:value-type="float">
            <text:p>3.2971173834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.71359" calcext:value-type="float">
            <text:p>5.71359</text:p>
          </table:table-cell>
          <table:table-cell office:value-type="float" office:value="8.5760543333" calcext:value-type="float">
            <text:p>8.5760543333</text:p>
          </table:table-cell>
          <table:table-cell/>
          <table:table-cell table:formula="of:=POWER([.C1064]-6.75;2)" office:value-type="float" office:value="3.11028775248487" calcext:value-type="float">
            <text:p>3.1102877525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.989532" calcext:value-type="float">
            <text:p>7.989532</text:p>
          </table:table-cell>
          <table:table-cell office:value-type="float" office:value="8.6098040417" calcext:value-type="float">
            <text:p>8.6098040417</text:p>
          </table:table-cell>
          <table:table-cell/>
          <table:table-cell table:formula="of:=POWER([.C1065]-6.75;2)" office:value-type="float" office:value="3.33447442816371" calcext:value-type="float">
            <text:p>3.3344744282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9.573997" calcext:value-type="float">
            <text:p>9.573997</text:p>
          </table:table-cell>
          <table:table-cell office:value-type="float" office:value="8.4891944167" calcext:value-type="float">
            <text:p>8.4891944167</text:p>
          </table:table-cell>
          <table:table-cell/>
          <table:table-cell table:formula="of:=POWER([.C1066]-6.75;2)" office:value-type="float" office:value="3.45887107352366" calcext:value-type="float">
            <text:p>3.4588710735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.880445" calcext:value-type="float">
            <text:p>7.880445</text:p>
          </table:table-cell>
          <table:table-cell office:value-type="float" office:value="8.2807365833" calcext:value-type="float">
            <text:p>8.2807365833</text:p>
          </table:table-cell>
          <table:table-cell/>
          <table:table-cell table:formula="of:=POWER([.C1067]-6.75;2)" office:value-type="float" office:value="3.02479721908045" calcext:value-type="float">
            <text:p>3.024797219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.880445" calcext:value-type="float">
            <text:p>7.880445</text:p>
          </table:table-cell>
          <table:table-cell office:value-type="float" office:value="8.2214448333" calcext:value-type="float">
            <text:p>8.2214448333</text:p>
          </table:table-cell>
          <table:table-cell/>
          <table:table-cell table:formula="of:=POWER([.C1068]-6.75;2)" office:value-type="float" office:value="2.34315448745296" calcext:value-type="float">
            <text:p>2.3431544875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.880445" calcext:value-type="float">
            <text:p>7.880445</text:p>
          </table:table-cell>
          <table:table-cell office:value-type="float" office:value="8.2016397917" calcext:value-type="float">
            <text:p>8.2016397917</text:p>
          </table:table-cell>
          <table:table-cell/>
          <table:table-cell table:formula="of:=POWER([.C1069]-6.75;2)" office:value-type="float" office:value="2.16514989744526" calcext:value-type="float">
            <text:p>2.1651498974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.880445" calcext:value-type="float">
            <text:p>7.880445</text:p>
          </table:table-cell>
          <table:table-cell office:value-type="float" office:value="8.149643375" calcext:value-type="float">
            <text:p>8.149643375</text:p>
          </table:table-cell>
          <table:table-cell/>
          <table:table-cell table:formula="of:=POWER([.C1070]-6.75;2)" office:value-type="float" office:value="2.10725808484682" calcext:value-type="float">
            <text:p>2.1072580848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.096231" calcext:value-type="float">
            <text:p>7.096231</text:p>
          </table:table-cell>
          <table:table-cell office:value-type="float" office:value="8.0538119583" calcext:value-type="float">
            <text:p>8.0538119583</text:p>
          </table:table-cell>
          <table:table-cell/>
          <table:table-cell table:formula="of:=POWER([.C1071]-6.75;2)" office:value-type="float" office:value="1.95900157718139" calcext:value-type="float">
            <text:p>1.9590015772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.597262" calcext:value-type="float">
            <text:p>12.597262</text:p>
          </table:table-cell>
          <table:table-cell office:value-type="float" office:value="7.9908248333" calcext:value-type="float">
            <text:p>7.9908248333</text:p>
          </table:table-cell>
          <table:table-cell/>
          <table:table-cell table:formula="of:=POWER([.C1072]-6.75;2)" office:value-type="float" office:value="1.69992562260608" calcext:value-type="float">
            <text:p>1.6999256226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2.361561" calcext:value-type="float">
            <text:p>22.361561</text:p>
          </table:table-cell>
          <table:table-cell office:value-type="float" office:value="7.73307725" calcext:value-type="float">
            <text:p>7.73307725</text:p>
          </table:table-cell>
          <table:table-cell/>
          <table:table-cell table:formula="of:=POWER([.C1073]-6.75;2)" office:value-type="float" office:value="1.53964626693397" calcext:value-type="float">
            <text:p>1.5396462669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2.361561" calcext:value-type="float">
            <text:p>22.361561</text:p>
          </table:table-cell>
          <table:table-cell office:value-type="float" office:value="7.0828901667" calcext:value-type="float">
            <text:p>7.0828901667</text:p>
          </table:table-cell>
          <table:table-cell/>
          <table:table-cell table:formula="of:=POWER([.C1074]-6.75;2)" office:value-type="float" office:value="0.966440879467563" calcext:value-type="float">
            <text:p>0.9664408795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.614685" calcext:value-type="float">
            <text:p>9.614685</text:p>
          </table:table-cell>
          <table:table-cell office:value-type="float" office:value="6.4182001667" calcext:value-type="float">
            <text:p>6.4182001667</text:p>
          </table:table-cell>
          <table:table-cell/>
          <table:table-cell table:formula="of:=POWER([.C1075]-6.75;2)" office:value-type="float" office:value="0.110815863085554" calcext:value-type="float">
            <text:p>0.1108158631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.923803" calcext:value-type="float">
            <text:p>9.923803</text:p>
          </table:table-cell>
          <table:table-cell office:value-type="float" office:value="6.2881633333" calcext:value-type="float">
            <text:p>6.2881633333</text:p>
          </table:table-cell>
          <table:table-cell/>
          <table:table-cell table:formula="of:=POWER([.C1076]-6.75;2)" office:value-type="float" office:value="0.110091129377908" calcext:value-type="float">
            <text:p>0.1100911294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.733499" calcext:value-type="float">
            <text:p>8.733499</text:p>
          </table:table-cell>
          <table:table-cell office:value-type="float" office:value="6.167072875" calcext:value-type="float">
            <text:p>6.167072875</text:p>
          </table:table-cell>
          <table:table-cell/>
          <table:table-cell table:formula="of:=POWER([.C1077]-6.75;2)" office:value-type="float" office:value="0.213293106708567" calcext:value-type="float">
            <text:p>0.2132931067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233395" calcext:value-type="float">
            <text:p>6.233395</text:p>
          </table:table-cell>
          <table:table-cell office:value-type="float" office:value="6.1051174583" calcext:value-type="float">
            <text:p>6.1051174583</text:p>
          </table:table-cell>
          <table:table-cell/>
          <table:table-cell table:formula="of:=POWER([.C1078]-6.75;2)" office:value-type="float" office:value="0.339804033060766" calcext:value-type="float">
            <text:p>0.339804033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.908656" calcext:value-type="float">
            <text:p>2.908656</text:p>
          </table:table-cell>
          <table:table-cell office:value-type="float" office:value="6.1282884583" calcext:value-type="float">
            <text:p>6.1282884583</text:p>
          </table:table-cell>
          <table:table-cell/>
          <table:table-cell table:formula="of:=POWER([.C1079]-6.75;2)" office:value-type="float" office:value="0.415873492589453" calcext:value-type="float">
            <text:p>0.4158734926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.04366" calcext:value-type="float">
            <text:p>3.04366</text:p>
          </table:table-cell>
          <table:table-cell office:value-type="float" office:value="6.2597912083" calcext:value-type="float">
            <text:p>6.2597912083</text:p>
          </table:table-cell>
          <table:table-cell/>
          <table:table-cell table:formula="of:=POWER([.C1080]-6.75;2)" office:value-type="float" office:value="0.386525241082991" calcext:value-type="float">
            <text:p>0.3865252411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.487217" calcext:value-type="float">
            <text:p>5.487217</text:p>
          </table:table-cell>
          <table:table-cell office:value-type="float" office:value="6.3839867917" calcext:value-type="float">
            <text:p>6.3839867917</text:p>
          </table:table-cell>
          <table:table-cell/>
          <table:table-cell table:formula="of:=POWER([.C1081]-6.75;2)" office:value-type="float" office:value="0.240304659459974" calcext:value-type="float">
            <text:p>0.2403046595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.602102" calcext:value-type="float">
            <text:p>7.602102</text:p>
          </table:table-cell>
          <table:table-cell office:value-type="float" office:value="6.4228145417" calcext:value-type="float">
            <text:p>6.4228145417</text:p>
          </table:table-cell>
          <table:table-cell/>
          <table:table-cell table:formula="of:=POWER([.C1082]-6.75;2)" office:value-type="float" office:value="0.133965668650059" calcext:value-type="float">
            <text:p>0.1339656687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.737713" calcext:value-type="float">
            <text:p>7.737713</text:p>
          </table:table-cell>
          <table:table-cell office:value-type="float" office:value="6.37447675" calcext:value-type="float">
            <text:p>6.37447675</text:p>
          </table:table-cell>
          <table:table-cell/>
          <table:table-cell table:formula="of:=POWER([.C1083]-6.75;2)" office:value-type="float" office:value="0.107050324122981" calcext:value-type="float">
            <text:p>0.1070503241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.974406" calcext:value-type="float">
            <text:p>5.974406</text:p>
          </table:table-cell>
          <table:table-cell office:value-type="float" office:value="6.31851025" calcext:value-type="float">
            <text:p>6.31851025</text:p>
          </table:table-cell>
          <table:table-cell/>
          <table:table-cell table:formula="of:=POWER([.C1084]-6.75;2)" office:value-type="float" office:value="0.141017711290562" calcext:value-type="float">
            <text:p>0.1410177113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.365916" calcext:value-type="float">
            <text:p>5.365916</text:p>
          </table:table-cell>
          <table:table-cell office:value-type="float" office:value="6.338750125" calcext:value-type="float">
            <text:p>6.338750125</text:p>
          </table:table-cell>
          <table:table-cell/>
          <table:table-cell table:formula="of:=POWER([.C1085]-6.75;2)" office:value-type="float" office:value="0.186183404355062" calcext:value-type="float">
            <text:p>0.1861834044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769458" calcext:value-type="float">
            <text:p>6.769458</text:p>
          </table:table-cell>
          <table:table-cell office:value-type="float" office:value="6.390320375" calcext:value-type="float">
            <text:p>6.390320375</text:p>
          </table:table-cell>
          <table:table-cell/>
          <table:table-cell table:formula="of:=POWER([.C1086]-6.75;2)" office:value-type="float" office:value="0.169126459687516" calcext:value-type="float">
            <text:p>0.1691264597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.21528" calcext:value-type="float">
            <text:p>7.21528</text:p>
          </table:table-cell>
          <table:table-cell office:value-type="float" office:value="6.3976949167" calcext:value-type="float">
            <text:p>6.3976949167</text:p>
          </table:table-cell>
          <table:table-cell/>
          <table:table-cell table:formula="of:=POWER([.C1087]-6.75;2)" office:value-type="float" office:value="0.129369432640141" calcext:value-type="float">
            <text:p>0.1293694326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523583" calcext:value-type="float">
            <text:p>6.523583</text:p>
          </table:table-cell>
          <table:table-cell office:value-type="float" office:value="6.3831019167" calcext:value-type="float">
            <text:p>6.3831019167</text:p>
          </table:table-cell>
          <table:table-cell/>
          <table:table-cell table:formula="of:=POWER([.C1088]-6.75;2)" office:value-type="float" office:value="0.12411887171902" calcext:value-type="float">
            <text:p>0.124118871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.094901" calcext:value-type="float">
            <text:p>5.094901</text:p>
          </table:table-cell>
          <table:table-cell office:value-type="float" office:value="6.380977875" calcext:value-type="float">
            <text:p>6.380977875</text:p>
          </table:table-cell>
          <table:table-cell/>
          <table:table-cell table:formula="of:=POWER([.C1089]-6.75;2)" office:value-type="float" office:value="0.134614203529214" calcext:value-type="float">
            <text:p>0.1346142035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.571009" calcext:value-type="float">
            <text:p>4.571009</text:p>
          </table:table-cell>
          <table:table-cell office:value-type="float" office:value="6.44398325" calcext:value-type="float">
            <text:p>6.44398325</text:p>
          </table:table-cell>
          <table:table-cell/>
          <table:table-cell table:formula="of:=POWER([.C1090]-6.75;2)" office:value-type="float" office:value="0.136177328739516" calcext:value-type="float">
            <text:p>0.1361773287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457443" calcext:value-type="float">
            <text:p>6.457443</text:p>
          </table:table-cell>
          <table:table-cell office:value-type="float" office:value="6.5448369167" calcext:value-type="float">
            <text:p>6.5448369167</text:p>
          </table:table-cell>
          <table:table-cell/>
          <table:table-cell table:formula="of:=POWER([.C1091]-6.75;2)" office:value-type="float" office:value="0.0936462512805627" calcext:value-type="float">
            <text:p>0.0936462513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.405124" calcext:value-type="float">
            <text:p>7.405124</text:p>
          </table:table-cell>
          <table:table-cell office:value-type="float" office:value="6.575969625" calcext:value-type="float">
            <text:p>6.575969625</text:p>
          </table:table-cell>
          <table:table-cell/>
          <table:table-cell table:formula="of:=POWER([.C1092]-6.75;2)" office:value-type="float" office:value="0.0420918907491629" calcext:value-type="float">
            <text:p>0.0420918907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632531" calcext:value-type="float">
            <text:p>6.632531</text:p>
          </table:table-cell>
          <table:table-cell office:value-type="float" office:value="6.5617120417" calcext:value-type="float">
            <text:p>6.5617120417</text:p>
          </table:table-cell>
          <table:table-cell/>
          <table:table-cell table:formula="of:=POWER([.C1093]-6.75;2)" office:value-type="float" office:value="0.0302865714226406" calcext:value-type="float">
            <text:p>0.0302865714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.580491" calcext:value-type="float">
            <text:p>5.580491</text:p>
          </table:table-cell>
          <table:table-cell office:value-type="float" office:value="6.5586714583" calcext:value-type="float">
            <text:p>6.5586714583</text:p>
          </table:table-cell>
          <table:table-cell/>
          <table:table-cell table:formula="of:=POWER([.C1094]-6.75;2)" office:value-type="float" office:value="0.0354523552407826" calcext:value-type="float">
            <text:p>0.035452355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.58454" calcext:value-type="float">
            <text:p>5.58454</text:p>
          </table:table-cell>
          <table:table-cell office:value-type="float" office:value="6.5886556667" calcext:value-type="float">
            <text:p>6.5886556667</text:p>
          </table:table-cell>
          <table:table-cell/>
          <table:table-cell table:formula="of:=POWER([.C1095]-6.75;2)" office:value-type="float" office:value="0.0366066108690486" calcext:value-type="float">
            <text:p>0.0366066109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41132" calcext:value-type="float">
            <text:p>6.41132</text:p>
          </table:table-cell>
          <table:table-cell office:value-type="float" office:value="6.6252001667" calcext:value-type="float">
            <text:p>6.6252001667</text:p>
          </table:table-cell>
          <table:table-cell/>
          <table:table-cell table:formula="of:=POWER([.C1096]-6.75;2)" office:value-type="float" office:value="0.0260319938880214" calcext:value-type="float">
            <text:p>0.0260319939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757071" calcext:value-type="float">
            <text:p>6.757071</text:p>
          </table:table-cell>
          <table:table-cell office:value-type="float" office:value="6.6349144167" calcext:value-type="float">
            <text:p>6.6349144167</text:p>
          </table:table-cell>
          <table:table-cell/>
          <table:table-cell table:formula="of:=POWER([.C1097]-6.75;2)" office:value-type="float" office:value="0.0155749983917078" calcext:value-type="float">
            <text:p>0.0155749984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409001" calcext:value-type="float">
            <text:p>6.409001</text:p>
          </table:table-cell>
          <table:table-cell office:value-type="float" office:value="6.6380179583" calcext:value-type="float">
            <text:p>6.6380179583</text:p>
          </table:table-cell>
          <table:table-cell/>
          <table:table-cell table:formula="of:=POWER([.C1098]-6.75;2)" office:value-type="float" office:value="0.0132446914835012" calcext:value-type="float">
            <text:p>0.0132446915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493801" calcext:value-type="float">
            <text:p>6.493801</text:p>
          </table:table-cell>
          <table:table-cell office:value-type="float" office:value="6.658561375" calcext:value-type="float">
            <text:p>6.658561375</text:p>
          </table:table-cell>
          <table:table-cell/>
          <table:table-cell table:formula="of:=POWER([.C1099]-6.75;2)" office:value-type="float" office:value="0.0125399776633006" calcext:value-type="float">
            <text:p>0.0125399777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.017632" calcext:value-type="float">
            <text:p>7.017632</text:p>
          </table:table-cell>
          <table:table-cell office:value-type="float" office:value="6.6734405833" calcext:value-type="float">
            <text:p>6.6734405833</text:p>
          </table:table-cell>
          <table:table-cell/>
          <table:table-cell table:formula="of:=POWER([.C1100]-6.75;2)" office:value-type="float" office:value="0.00836102214189069" calcext:value-type="float">
            <text:p>0.008361022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.246569" calcext:value-type="float">
            <text:p>7.246569</text:p>
          </table:table-cell>
          <table:table-cell office:value-type="float" office:value="6.6685167917" calcext:value-type="float">
            <text:p>6.6685167917</text:p>
          </table:table-cell>
          <table:table-cell/>
          <table:table-cell table:formula="of:=POWER([.C1101]-6.75;2)" office:value-type="float" office:value="0.00586134428544429" calcext:value-type="float">
            <text:p>0.0058613443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789499" calcext:value-type="float">
            <text:p>6.789499</text:p>
          </table:table-cell>
          <table:table-cell office:value-type="float" office:value="6.653339875" calcext:value-type="float">
            <text:p>6.653339875</text:p>
          </table:table-cell>
          <table:table-cell/>
          <table:table-cell table:formula="of:=POWER([.C1102]-6.75;2)" office:value-type="float" office:value="0.00663951323486117" calcext:value-type="float">
            <text:p>0.0066395132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064722" calcext:value-type="float">
            <text:p>6.064722</text:p>
          </table:table-cell>
          <table:table-cell office:value-type="float" office:value="6.6528649583" calcext:value-type="float">
            <text:p>6.6528649583</text:p>
          </table:table-cell>
          <table:table-cell/>
          <table:table-cell table:formula="of:=POWER([.C1103]-6.75;2)" office:value-type="float" office:value="0.00934317976501556" calcext:value-type="float">
            <text:p>0.0093431798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024354" calcext:value-type="float">
            <text:p>6.024354</text:p>
          </table:table-cell>
          <table:table-cell office:value-type="float" office:value="6.68800975" calcext:value-type="float">
            <text:p>6.68800975</text:p>
          </table:table-cell>
          <table:table-cell/>
          <table:table-cell table:formula="of:=POWER([.C1104]-6.75;2)" office:value-type="float" office:value="0.00943521632606067" calcext:value-type="float">
            <text:p>0.0094352163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419083" calcext:value-type="float">
            <text:p>6.419083</text:p>
          </table:table-cell>
          <table:table-cell office:value-type="float" office:value="6.7324687083" calcext:value-type="float">
            <text:p>6.7324687083</text:p>
          </table:table-cell>
          <table:table-cell/>
          <table:table-cell table:formula="of:=POWER([.C1105]-6.75;2)" office:value-type="float" office:value="0.0038427910950625" calcext:value-type="float">
            <text:p>0.0038427911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441995" calcext:value-type="float">
            <text:p>6.441995</text:p>
          </table:table-cell>
          <table:table-cell office:value-type="float" office:value="6.7581225417" calcext:value-type="float">
            <text:p>6.7581225417</text:p>
          </table:table-cell>
          <table:table-cell/>
          <table:table-cell table:formula="of:=POWER([.C1106]-6.75;2)" office:value-type="float" office:value="0.000307346188670493" calcext:value-type="float">
            <text:p>0.0003073462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394517" calcext:value-type="float">
            <text:p>6.394517</text:p>
          </table:table-cell>
          <table:table-cell office:value-type="float" office:value="6.7737506667" calcext:value-type="float">
            <text:p>6.7737506667</text:p>
          </table:table-cell>
          <table:table-cell/>
          <table:table-cell table:formula="of:=POWER([.C1107]-6.75;2)" office:value-type="float" office:value="0.0000659756836682341" calcext:value-type="float">
            <text:p>6.59756836682341E-005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460163" calcext:value-type="float">
            <text:p>6.460163</text:p>
          </table:table-cell>
          <table:table-cell office:value-type="float" office:value="6.7832735833" calcext:value-type="float">
            <text:p>6.7832735833</text:p>
          </table:table-cell>
          <table:table-cell/>
          <table:table-cell table:formula="of:=POWER([.C1108]-6.75;2)" office:value-type="float" office:value="0.00056409416869448" calcext:value-type="float">
            <text:p>0.0005640942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603602" calcext:value-type="float">
            <text:p>6.603602</text:p>
          </table:table-cell>
          <table:table-cell office:value-type="float" office:value="6.7965339167" calcext:value-type="float">
            <text:p>6.7965339167</text:p>
          </table:table-cell>
          <table:table-cell/>
          <table:table-cell table:formula="of:=POWER([.C1109]-6.75;2)" office:value-type="float" office:value="0.00110713134562202" calcext:value-type="float">
            <text:p>0.0011071313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946447" calcext:value-type="float">
            <text:p>6.946447</text:p>
          </table:table-cell>
          <table:table-cell office:value-type="float" office:value="6.8221768333" calcext:value-type="float">
            <text:p>6.8221768333</text:p>
          </table:table-cell>
          <table:table-cell/>
          <table:table-cell table:formula="of:=POWER([.C1110]-6.75;2)" office:value-type="float" office:value="0.0021654054034425" calcext:value-type="float">
            <text:p>0.0021654054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865048" calcext:value-type="float">
            <text:p>6.865048</text:p>
          </table:table-cell>
          <table:table-cell office:value-type="float" office:value="6.8288444583" calcext:value-type="float">
            <text:p>6.8288444583</text:p>
          </table:table-cell>
          <table:table-cell/>
          <table:table-cell table:formula="of:=POWER([.C1111]-6.75;2)" office:value-type="float" office:value="0.00520949526521604" calcext:value-type="float">
            <text:p>0.0052094953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472606" calcext:value-type="float">
            <text:p>6.472606</text:p>
          </table:table-cell>
          <table:table-cell office:value-type="float" office:value="6.8058989583" calcext:value-type="float">
            <text:p>6.8058989583</text:p>
          </table:table-cell>
          <table:table-cell/>
          <table:table-cell table:formula="of:=POWER([.C1112]-6.75;2)" office:value-type="float" office:value="0.00621644860462042" calcext:value-type="float">
            <text:p>0.0062164486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60703" calcext:value-type="float">
            <text:p>6.60703</text:p>
          </table:table-cell>
          <table:table-cell office:value-type="float" office:value="6.7914987083" calcext:value-type="float">
            <text:p>6.7914987083</text:p>
          </table:table-cell>
          <table:table-cell/>
          <table:table-cell table:formula="of:=POWER([.C1113]-6.75;2)" office:value-type="float" office:value="0.00312469353902517" calcext:value-type="float">
            <text:p>0.0031246935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991497" calcext:value-type="float">
            <text:p>6.991497</text:p>
          </table:table-cell>
          <table:table-cell office:value-type="float" office:value="6.8052375417" calcext:value-type="float">
            <text:p>6.8052375417</text:p>
          </table:table-cell>
          <table:table-cell/>
          <table:table-cell table:formula="of:=POWER([.C1114]-6.75;2)" office:value-type="float" office:value="0.00172214279056847" calcext:value-type="float">
            <text:p>0.0017221428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.204628" calcext:value-type="float">
            <text:p>7.204628</text:p>
          </table:table-cell>
          <table:table-cell office:value-type="float" office:value="6.8166952083" calcext:value-type="float">
            <text:p>6.8166952083</text:p>
          </table:table-cell>
          <table:table-cell/>
          <table:table-cell table:formula="of:=POWER([.C1115]-6.75;2)" office:value-type="float" office:value="0.00305118601305928" calcext:value-type="float">
            <text:p>0.003051186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.062942" calcext:value-type="float">
            <text:p>7.062942</text:p>
          </table:table-cell>
          <table:table-cell office:value-type="float" office:value="6.7931272917" calcext:value-type="float">
            <text:p>6.7931272917</text:p>
          </table:table-cell>
          <table:table-cell/>
          <table:table-cell table:formula="of:=POWER([.C1116]-6.75;2)" office:value-type="float" office:value="0.00444825081018034" calcext:value-type="float">
            <text:p>0.0044482508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559557" calcext:value-type="float">
            <text:p>6.559557</text:p>
          </table:table-cell>
          <table:table-cell office:value-type="float" office:value="6.76361525" calcext:value-type="float">
            <text:p>6.76361525</text:p>
          </table:table-cell>
          <table:table-cell/>
          <table:table-cell table:formula="of:=POWER([.C1117]-6.75;2)" office:value-type="float" office:value="0.00185996328937691" calcext:value-type="float">
            <text:p>0.0018599633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300112" calcext:value-type="float">
            <text:p>6.300112</text:p>
          </table:table-cell>
          <table:table-cell office:value-type="float" office:value="6.7792815833" calcext:value-type="float">
            <text:p>6.7792815833</text:p>
          </table:table-cell>
          <table:table-cell/>
          <table:table-cell table:formula="of:=POWER([.C1118]-6.75;2)" office:value-type="float" office:value="0.000185375032562499" calcext:value-type="float">
            <text:p>0.000185375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461608" calcext:value-type="float">
            <text:p>6.461608</text:p>
          </table:table-cell>
          <table:table-cell office:value-type="float" office:value="6.8241676667" calcext:value-type="float">
            <text:p>6.8241676667</text:p>
          </table:table-cell>
          <table:table-cell/>
          <table:table-cell table:formula="of:=POWER([.C1119]-6.75;2)" office:value-type="float" office:value="0.000857411120554863" calcext:value-type="float">
            <text:p>0.000857411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644462" calcext:value-type="float">
            <text:p>6.644462</text:p>
          </table:table-cell>
          <table:table-cell office:value-type="float" office:value="6.866153625" calcext:value-type="float">
            <text:p>6.866153625</text:p>
          </table:table-cell>
          <table:table-cell/>
          <table:table-cell table:formula="of:=POWER([.C1120]-6.75;2)" office:value-type="float" office:value="0.00550084278372232" calcext:value-type="float">
            <text:p>0.0055008428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831556" calcext:value-type="float">
            <text:p>6.831556</text:p>
          </table:table-cell>
          <table:table-cell office:value-type="float" office:value="6.8809665833" calcext:value-type="float">
            <text:p>6.8809665833</text:p>
          </table:table-cell>
          <table:table-cell/>
          <table:table-cell table:formula="of:=POWER([.C1121]-6.75;2)" office:value-type="float" office:value="0.0134916646006406" calcext:value-type="float">
            <text:p>0.0134916646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902043" calcext:value-type="float">
            <text:p>6.902043</text:p>
          </table:table-cell>
          <table:table-cell office:value-type="float" office:value="6.8504052917" calcext:value-type="float">
            <text:p>6.8504052917</text:p>
          </table:table-cell>
          <table:table-cell/>
          <table:table-cell table:formula="of:=POWER([.C1122]-6.75;2)" office:value-type="float" office:value="0.0171522459412759" calcext:value-type="float">
            <text:p>0.0171522459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850902" calcext:value-type="float">
            <text:p>6.850902</text:p>
          </table:table-cell>
          <table:table-cell office:value-type="float" office:value="6.8114057083" calcext:value-type="float">
            <text:p>6.8114057083</text:p>
          </table:table-cell>
          <table:table-cell/>
          <table:table-cell table:formula="of:=POWER([.C1123]-6.75;2)" office:value-type="float" office:value="0.010081222601362" calcext:value-type="float">
            <text:p>0.0100812226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899461" calcext:value-type="float">
            <text:p>6.899461</text:p>
          </table:table-cell>
          <table:table-cell office:value-type="float" office:value="6.8020187083" calcext:value-type="float">
            <text:p>6.8020187083</text:p>
          </table:table-cell>
          <table:table-cell/>
          <table:table-cell table:formula="of:=POWER([.C1124]-6.75;2)" office:value-type="float" office:value="0.00377066101182465" calcext:value-type="float">
            <text:p>0.003770661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882323" calcext:value-type="float">
            <text:p>6.882323</text:p>
          </table:table-cell>
          <table:table-cell office:value-type="float" office:value="6.8124965" calcext:value-type="float">
            <text:p>6.8124965</text:p>
          </table:table-cell>
          <table:table-cell/>
          <table:table-cell table:formula="of:=POWER([.C1125]-6.75;2)" office:value-type="float" office:value="0.00270594601320052" calcext:value-type="float">
            <text:p>0.002705946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778101" calcext:value-type="float">
            <text:p>6.778101</text:p>
          </table:table-cell>
          <table:table-cell office:value-type="float" office:value="6.8246587083" calcext:value-type="float">
            <text:p>6.8246587083</text:p>
          </table:table-cell>
          <table:table-cell/>
          <table:table-cell table:formula="of:=POWER([.C1126]-6.75;2)" office:value-type="float" office:value="0.00390581251224999" calcext:value-type="float">
            <text:p>0.0039058125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908197" calcext:value-type="float">
            <text:p>6.908197</text:p>
          </table:table-cell>
          <table:table-cell office:value-type="float" office:value="6.82563075" calcext:value-type="float">
            <text:p>6.82563075</text:p>
          </table:table-cell>
          <table:table-cell/>
          <table:table-cell table:formula="of:=POWER([.C1127]-6.75;2)" office:value-type="float" office:value="0.00557392272502454" calcext:value-type="float">
            <text:p>0.0055739227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.091369" calcext:value-type="float">
            <text:p>7.091369</text:p>
          </table:table-cell>
          <table:table-cell office:value-type="float" office:value="6.8027304167" calcext:value-type="float">
            <text:p>6.8027304167</text:p>
          </table:table-cell>
          <table:table-cell/>
          <table:table-cell table:formula="of:=POWER([.C1128]-6.75;2)" office:value-type="float" office:value="0.00572001034556253" calcext:value-type="float">
            <text:p>0.0057200103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.034775" calcext:value-type="float">
            <text:p>7.034775</text:p>
          </table:table-cell>
          <table:table-cell office:value-type="float" office:value="6.7728245833" calcext:value-type="float">
            <text:p>6.7728245833</text:p>
          </table:table-cell>
          <table:table-cell/>
          <table:table-cell table:formula="of:=POWER([.C1129]-6.75;2)" office:value-type="float" office:value="0.00278049684535566" calcext:value-type="float">
            <text:p>0.0027804968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81707" calcext:value-type="float">
            <text:p>6.81707</text:p>
          </table:table-cell>
          <table:table-cell office:value-type="float" office:value="6.772004875" calcext:value-type="float">
            <text:p>6.772004875</text:p>
          </table:table-cell>
          <table:table-cell/>
          <table:table-cell table:formula="of:=POWER([.C1130]-6.75;2)" office:value-type="float" office:value="0.000520961602818651" calcext:value-type="float">
            <text:p>0.0005209616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623067" calcext:value-type="float">
            <text:p>6.623067</text:p>
          </table:table-cell>
          <table:table-cell office:value-type="float" office:value="6.7881327917" calcext:value-type="float">
            <text:p>6.7881327917</text:p>
          </table:table-cell>
          <table:table-cell/>
          <table:table-cell table:formula="of:=POWER([.C1131]-6.75;2)" office:value-type="float" office:value="0.000484214523765641" calcext:value-type="float">
            <text:p>0.0004842145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778411" calcext:value-type="float">
            <text:p>6.778411</text:p>
          </table:table-cell>
          <table:table-cell office:value-type="float" office:value="6.7848005" calcext:value-type="float">
            <text:p>6.7848005</text:p>
          </table:table-cell>
          <table:table-cell/>
          <table:table-cell table:formula="of:=POWER([.C1132]-6.75;2)" office:value-type="float" office:value="0.00145410980283558" calcext:value-type="float">
            <text:p>0.0014541098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.219032" calcext:value-type="float">
            <text:p>7.219032</text:p>
          </table:table-cell>
          <table:table-cell office:value-type="float" office:value="6.7586652917" calcext:value-type="float">
            <text:p>6.7586652917</text:p>
          </table:table-cell>
          <table:table-cell/>
          <table:table-cell table:formula="of:=POWER([.C1133]-6.75;2)" office:value-type="float" office:value="0.00121107480025002" calcext:value-type="float">
            <text:p>0.0012110748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.10647" calcext:value-type="float">
            <text:p>7.10647</text:p>
          </table:table-cell>
          <table:table-cell office:value-type="float" office:value="6.727551375" calcext:value-type="float">
            <text:p>6.727551375</text:p>
          </table:table-cell>
          <table:table-cell/>
          <table:table-cell table:formula="of:=POWER([.C1134]-6.75;2)" office:value-type="float" office:value="0.0000750872802460864" calcext:value-type="float">
            <text:p>7.50872802460864E-005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314356" calcext:value-type="float">
            <text:p>6.314356</text:p>
          </table:table-cell>
          <table:table-cell office:value-type="float" office:value="6.7074366667" calcext:value-type="float">
            <text:p>6.7074366667</text:p>
          </table:table-cell>
          <table:table-cell/>
          <table:table-cell table:formula="of:=POWER([.C1135]-6.75;2)" office:value-type="float" office:value="0.000503940764390625" calcext:value-type="float">
            <text:p>0.0005039408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127" calcext:value-type="float">
            <text:p>6.127</text:p>
          </table:table-cell>
          <table:table-cell office:value-type="float" office:value="6.7041615" calcext:value-type="float">
            <text:p>6.7041615</text:p>
          </table:table-cell>
          <table:table-cell/>
          <table:table-cell table:formula="of:=POWER([.C1136]-6.75;2)" office:value-type="float" office:value="0.00181163734160692" calcext:value-type="float">
            <text:p>0.0018116373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936762" calcext:value-type="float">
            <text:p>6.936762</text:p>
          </table:table-cell>
          <table:table-cell office:value-type="float" office:value="6.698368" calcext:value-type="float">
            <text:p>6.698368</text:p>
          </table:table-cell>
          <table:table-cell/>
          <table:table-cell table:formula="of:=POWER([.C1137]-6.75;2)" office:value-type="float" office:value="0.00210116808225003" calcext:value-type="float">
            <text:p>0.0021011681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7.266481" calcext:value-type="float">
            <text:p>7.266481</text:p>
          </table:table-cell>
          <table:table-cell office:value-type="float" office:value="6.6854489583" calcext:value-type="float">
            <text:p>6.6854489583</text:p>
          </table:table-cell>
          <table:table-cell/>
          <table:table-cell table:formula="of:=POWER([.C1138]-6.75;2)" office:value-type="float" office:value="0.00266586342399997" calcext:value-type="float">
            <text:p>0.0026658634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638998" calcext:value-type="float">
            <text:p>6.638998</text:p>
          </table:table-cell>
          <table:table-cell office:value-type="float" office:value="6.6912691667" calcext:value-type="float">
            <text:p>6.6912691667</text:p>
          </table:table-cell>
          <table:table-cell/>
          <table:table-cell table:formula="of:=POWER([.C1139]-6.75;2)" office:value-type="float" office:value="0.0041668369845551" calcext:value-type="float">
            <text:p>0.004166837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354653" calcext:value-type="float">
            <text:p>6.354653</text:p>
          </table:table-cell>
          <table:table-cell office:value-type="float" office:value="6.70797275" calcext:value-type="float">
            <text:p>6.70797275</text:p>
          </table:table-cell>
          <table:table-cell/>
          <table:table-cell table:formula="of:=POWER([.C1140]-6.75;2)" office:value-type="float" office:value="0.00344931078011242" calcext:value-type="float">
            <text:p>0.0034493108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935549" calcext:value-type="float">
            <text:p>6.935549</text:p>
          </table:table-cell>
          <table:table-cell office:value-type="float" office:value="6.7008884583" calcext:value-type="float">
            <text:p>6.7008884583</text:p>
          </table:table-cell>
          <table:table-cell/>
          <table:table-cell table:formula="of:=POWER([.C1141]-6.75;2)" office:value-type="float" office:value="0.00176628974256252" calcext:value-type="float">
            <text:p>0.0017662897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.377378" calcext:value-type="float">
            <text:p>7.377378</text:p>
          </table:table-cell>
          <table:table-cell office:value-type="float" office:value="6.6677455417" calcext:value-type="float">
            <text:p>6.6677455417</text:p>
          </table:table-cell>
          <table:table-cell/>
          <table:table-cell table:formula="of:=POWER([.C1142]-6.75;2)" office:value-type="float" office:value="0.00241194352815087" calcext:value-type="float">
            <text:p>0.0024119435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.469271" calcext:value-type="float">
            <text:p>7.469271</text:p>
          </table:table-cell>
          <table:table-cell office:value-type="float" office:value="6.62178725" calcext:value-type="float">
            <text:p>6.62178725</text:p>
          </table:table-cell>
          <table:table-cell/>
          <table:table-cell table:formula="of:=POWER([.C1143]-6.75;2)" office:value-type="float" office:value="0.00676579591022637" calcext:value-type="float">
            <text:p>0.0067657959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999973" calcext:value-type="float">
            <text:p>6.999973</text:p>
          </table:table-cell>
          <table:table-cell office:value-type="float" office:value="6.5634177083" calcext:value-type="float">
            <text:p>6.5634177083</text:p>
          </table:table-cell>
          <table:table-cell/>
          <table:table-cell table:formula="of:=POWER([.C1144]-6.75;2)" office:value-type="float" office:value="0.0164385092625626" calcext:value-type="float">
            <text:p>0.016438509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098085" calcext:value-type="float">
            <text:p>6.098085</text:p>
          </table:table-cell>
          <table:table-cell office:value-type="float" office:value="6.5159874583" calcext:value-type="float">
            <text:p>6.5159874583</text:p>
          </table:table-cell>
          <table:table-cell/>
          <table:table-cell table:formula="of:=POWER([.C1145]-6.75;2)" office:value-type="float" office:value="0.0348129515760238" calcext:value-type="float">
            <text:p>0.0348129516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.966053" calcext:value-type="float">
            <text:p>5.966053</text:p>
          </table:table-cell>
          <table:table-cell office:value-type="float" office:value="6.519330125" calcext:value-type="float">
            <text:p>6.519330125</text:p>
          </table:table-cell>
          <table:table-cell/>
          <table:table-cell table:formula="of:=POWER([.C1146]-6.75;2)" office:value-type="float" office:value="0.0547618696728944" calcext:value-type="float">
            <text:p>0.054761869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625614" calcext:value-type="float">
            <text:p>6.625614</text:p>
          </table:table-cell>
          <table:table-cell office:value-type="float" office:value="6.5449667917" calcext:value-type="float">
            <text:p>6.5449667917</text:p>
          </table:table-cell>
          <table:table-cell/>
          <table:table-cell table:formula="of:=POWER([.C1147]-6.75;2)" office:value-type="float" office:value="0.0532085912325157" calcext:value-type="float">
            <text:p>0.0532085912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.150928" calcext:value-type="float">
            <text:p>7.150928</text:p>
          </table:table-cell>
          <table:table-cell office:value-type="float" office:value="6.540982125" calcext:value-type="float">
            <text:p>6.540982125</text:p>
          </table:table-cell>
          <table:table-cell/>
          <table:table-cell table:formula="of:=POWER([.C1148]-6.75;2)" office:value-type="float" office:value="0.0420386165057911" calcext:value-type="float">
            <text:p>0.0420386165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.174216" calcext:value-type="float">
            <text:p>7.174216</text:p>
          </table:table-cell>
          <table:table-cell office:value-type="float" office:value="6.518002625" calcext:value-type="float">
            <text:p>6.518002625</text:p>
          </table:table-cell>
          <table:table-cell/>
          <table:table-cell table:formula="of:=POWER([.C1149]-6.75;2)" office:value-type="float" office:value="0.0436884720695155" calcext:value-type="float">
            <text:p>0.0436884721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80143" calcext:value-type="float">
            <text:p>6.80143</text:p>
          </table:table-cell>
          <table:table-cell office:value-type="float" office:value="6.4974001667" calcext:value-type="float">
            <text:p>6.4974001667</text:p>
          </table:table-cell>
          <table:table-cell/>
          <table:table-cell table:formula="of:=POWER([.C1150]-6.75;2)" office:value-type="float" office:value="0.0538227820068905" calcext:value-type="float">
            <text:p>0.053822782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358589" calcext:value-type="float">
            <text:p>6.358589</text:p>
          </table:table-cell>
          <table:table-cell office:value-type="float" office:value="6.4801052083" calcext:value-type="float">
            <text:p>6.4801052083</text:p>
          </table:table-cell>
          <table:table-cell/>
          <table:table-cell table:formula="of:=POWER([.C1151]-6.75;2)" office:value-type="float" office:value="0.0638066757831876" calcext:value-type="float">
            <text:p>0.0638066758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373629" calcext:value-type="float">
            <text:p>6.373629</text:p>
          </table:table-cell>
          <table:table-cell office:value-type="float" office:value="6.501630625" calcext:value-type="float">
            <text:p>6.501630625</text:p>
          </table:table-cell>
          <table:table-cell/>
          <table:table-cell table:formula="of:=POWER([.C1152]-6.75;2)" office:value-type="float" office:value="0.0728431985867862" calcext:value-type="float">
            <text:p>0.0728431986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.015102" calcext:value-type="float">
            <text:p>7.015102</text:p>
          </table:table-cell>
          <table:table-cell office:value-type="float" office:value="6.52938125" calcext:value-type="float">
            <text:p>6.52938125</text:p>
          </table:table-cell>
          <table:table-cell/>
          <table:table-cell table:formula="of:=POWER([.C1153]-6.75;2)" office:value-type="float" office:value="0.0616873464378907" calcext:value-type="float">
            <text:p>0.0616873464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.20414" calcext:value-type="float">
            <text:p>7.20414</text:p>
          </table:table-cell>
          <table:table-cell office:value-type="float" office:value="6.4562640417" calcext:value-type="float">
            <text:p>6.4562640417</text:p>
          </table:table-cell>
          <table:table-cell/>
          <table:table-cell table:formula="of:=POWER([.C1154]-6.75;2)" office:value-type="float" office:value="0.0486726328515624" calcext:value-type="float">
            <text:p>0.0486726329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543092" calcext:value-type="float">
            <text:p>6.543092</text:p>
          </table:table-cell>
          <table:table-cell office:value-type="float" office:value="6.3145013333" calcext:value-type="float">
            <text:p>6.3145013333</text:p>
          </table:table-cell>
          <table:table-cell/>
          <table:table-cell table:formula="of:=POWER([.C1155]-6.75;2)" office:value-type="float" office:value="0.0862808131984194" calcext:value-type="float">
            <text:p>0.0862808132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151166" calcext:value-type="float">
            <text:p>6.151166</text:p>
          </table:table-cell>
          <table:table-cell office:value-type="float" office:value="6.273824125" calcext:value-type="float">
            <text:p>6.273824125</text:p>
          </table:table-cell>
          <table:table-cell/>
          <table:table-cell table:formula="of:=POWER([.C1156]-6.75;2)" office:value-type="float" office:value="0.189659088697478" calcext:value-type="float">
            <text:p>0.1896590887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472298" calcext:value-type="float">
            <text:p>6.472298</text:p>
          </table:table-cell>
          <table:table-cell office:value-type="float" office:value="6.31459925" calcext:value-type="float">
            <text:p>6.31459925</text:p>
          </table:table-cell>
          <table:table-cell/>
          <table:table-cell table:formula="of:=POWER([.C1157]-6.75;2)" office:value-type="float" office:value="0.226743463932016" calcext:value-type="float">
            <text:p>0.2267434639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623717" calcext:value-type="float">
            <text:p>6.623717</text:p>
          </table:table-cell>
          <table:table-cell office:value-type="float" office:value="6.3515029167" calcext:value-type="float">
            <text:p>6.3515029167</text:p>
          </table:table-cell>
          <table:table-cell/>
          <table:table-cell table:formula="of:=POWER([.C1158]-6.75;2)" office:value-type="float" office:value="0.189573813100563" calcext:value-type="float">
            <text:p>0.1895738131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235752" calcext:value-type="float">
            <text:p>6.235752</text:p>
          </table:table-cell>
          <table:table-cell office:value-type="float" office:value="6.3584333333" calcext:value-type="float">
            <text:p>6.3584333333</text:p>
          </table:table-cell>
          <table:table-cell/>
          <table:table-cell table:formula="of:=POWER([.C1159]-6.75;2)" office:value-type="float" office:value="0.158799925398607" calcext:value-type="float">
            <text:p>0.158799925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.987956" calcext:value-type="float">
            <text:p>5.987956</text:p>
          </table:table-cell>
          <table:table-cell office:value-type="float" office:value="6.3615945833" calcext:value-type="float">
            <text:p>6.3615945833</text:p>
          </table:table-cell>
          <table:table-cell/>
          <table:table-cell table:formula="of:=POWER([.C1160]-6.75;2)" office:value-type="float" office:value="0.153324454470549" calcext:value-type="float">
            <text:p>0.1533244545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626705" calcext:value-type="float">
            <text:p>6.626705</text:p>
          </table:table-cell>
          <table:table-cell office:value-type="float" office:value="6.3367460417" calcext:value-type="float">
            <text:p>6.3367460417</text:p>
          </table:table-cell>
          <table:table-cell/>
          <table:table-cell table:formula="of:=POWER([.C1161]-6.75;2)" office:value-type="float" office:value="0.150858767721901" calcext:value-type="float">
            <text:p>0.1508587677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7.406166" calcext:value-type="float">
            <text:p>7.406166</text:p>
          </table:table-cell>
          <table:table-cell office:value-type="float" office:value="6.31265825" calcext:value-type="float">
            <text:p>6.31265825</text:p>
          </table:table-cell>
          <table:table-cell/>
          <table:table-cell table:formula="of:=POWER([.C1162]-6.75;2)" office:value-type="float" office:value="0.170778834050618" calcext:value-type="float">
            <text:p>0.1707788341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.039884" calcext:value-type="float">
            <text:p>7.039884</text:p>
          </table:table-cell>
          <table:table-cell office:value-type="float" office:value="6.2969285417" calcext:value-type="float">
            <text:p>6.2969285417</text:p>
          </table:table-cell>
          <table:table-cell/>
          <table:table-cell table:formula="of:=POWER([.C1163]-6.75;2)" office:value-type="float" office:value="0.191267806293062" calcext:value-type="float">
            <text:p>0.1912678063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18463" calcext:value-type="float">
            <text:p>6.18463</text:p>
          </table:table-cell>
          <table:table-cell office:value-type="float" office:value="6.1779719167" calcext:value-type="float">
            <text:p>6.1779719167</text:p>
          </table:table-cell>
          <table:table-cell/>
          <table:table-cell table:formula="of:=POWER([.C1164]-6.75;2)" office:value-type="float" office:value="0.205273746326089" calcext:value-type="float">
            <text:p>0.2052737463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140119" calcext:value-type="float">
            <text:p>6.140119</text:p>
          </table:table-cell>
          <table:table-cell office:value-type="float" office:value="5.994484875" calcext:value-type="float">
            <text:p>5.994484875</text:p>
          </table:table-cell>
          <table:table-cell/>
          <table:table-cell table:formula="of:=POWER([.C1165]-6.75;2)" office:value-type="float" office:value="0.327216128083872" calcext:value-type="float">
            <text:p>0.3272161281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274379" calcext:value-type="float">
            <text:p>6.274379</text:p>
          </table:table-cell>
          <table:table-cell office:value-type="float" office:value="6.029353" calcext:value-type="float">
            <text:p>6.029353</text:p>
          </table:table-cell>
          <table:table-cell/>
          <table:table-cell table:formula="of:=POWER([.C1166]-6.75;2)" office:value-type="float" office:value="0.570803104103765" calcext:value-type="float">
            <text:p>0.5708031041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068402" calcext:value-type="float">
            <text:p>6.068402</text:p>
          </table:table-cell>
          <table:table-cell office:value-type="float" office:value="6.1766382083" calcext:value-type="float">
            <text:p>6.1766382083</text:p>
          </table:table-cell>
          <table:table-cell/>
          <table:table-cell table:formula="of:=POWER([.C1167]-6.75;2)" office:value-type="float" office:value="0.519332098608999" calcext:value-type="float">
            <text:p>0.5193320986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.861647" calcext:value-type="float">
            <text:p>5.861647</text:p>
          </table:table-cell>
          <table:table-cell office:value-type="float" office:value="6.3325057917" calcext:value-type="float">
            <text:p>6.3325057917</text:p>
          </table:table-cell>
          <table:table-cell/>
          <table:table-cell table:formula="of:=POWER([.C1168]-6.75;2)" office:value-type="float" office:value="0.328743744181434" calcext:value-type="float">
            <text:p>0.3287437442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178309" calcext:value-type="float">
            <text:p>6.178309</text:p>
          </table:table-cell>
          <table:table-cell office:value-type="float" office:value="6.4969881667" calcext:value-type="float">
            <text:p>6.4969881667</text:p>
          </table:table-cell>
          <table:table-cell/>
          <table:table-cell table:formula="of:=POWER([.C1169]-6.75;2)" office:value-type="float" office:value="0.174301413964044" calcext:value-type="float">
            <text:p>0.174301414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581333" calcext:value-type="float">
            <text:p>6.581333</text:p>
          </table:table-cell>
          <table:table-cell office:value-type="float" office:value="6.5965718333" calcext:value-type="float">
            <text:p>6.5965718333</text:p>
          </table:table-cell>
          <table:table-cell/>
          <table:table-cell table:formula="of:=POWER([.C1170]-6.75;2)" office:value-type="float" office:value="0.0640149877898272" calcext:value-type="float">
            <text:p>0.0640149878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529982" calcext:value-type="float">
            <text:p>6.529982</text:p>
          </table:table-cell>
          <table:table-cell office:value-type="float" office:value="6.7900955417" calcext:value-type="float">
            <text:p>6.7900955417</text:p>
          </table:table-cell>
          <table:table-cell/>
          <table:table-cell table:formula="of:=POWER([.C1171]-6.75;2)" office:value-type="float" office:value="0.0235402023369228" calcext:value-type="float">
            <text:p>0.023540202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59942" calcext:value-type="float">
            <text:p>6.59942</text:p>
          </table:table-cell>
          <table:table-cell office:value-type="float" office:value="6.9099847083" calcext:value-type="float">
            <text:p>6.9099847083</text:p>
          </table:table-cell>
          <table:table-cell/>
          <table:table-cell table:formula="of:=POWER([.C1172]-6.75;2)" office:value-type="float" office:value="0.00160765246421647" calcext:value-type="float">
            <text:p>0.0016076525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679757" calcext:value-type="float">
            <text:p>6.679757</text:p>
          </table:table-cell>
          <table:table-cell office:value-type="float" office:value="6.8379992917" calcext:value-type="float">
            <text:p>6.8379992917</text:p>
          </table:table-cell>
          <table:table-cell/>
          <table:table-cell table:formula="of:=POWER([.C1173]-6.75;2)" office:value-type="float" office:value="0.025595106889836" calcext:value-type="float">
            <text:p>0.0255951069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386351" calcext:value-type="float">
            <text:p>6.386351</text:p>
          </table:table-cell>
          <table:table-cell office:value-type="float" office:value="6.6668044583" calcext:value-type="float">
            <text:p>6.6668044583</text:p>
          </table:table-cell>
          <table:table-cell/>
          <table:table-cell table:formula="of:=POWER([.C1174]-6.75;2)" office:value-type="float" office:value="0.00774387533970171" calcext:value-type="float">
            <text:p>0.0077438753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875199" calcext:value-type="float">
            <text:p>6.875199</text:p>
          </table:table-cell>
          <table:table-cell office:value-type="float" office:value="6.6331377083" calcext:value-type="float">
            <text:p>6.6331377083</text:p>
          </table:table-cell>
          <table:table-cell/>
          <table:table-cell table:formula="of:=POWER([.C1175]-6.75;2)" office:value-type="float" office:value="0.00692149815875649" calcext:value-type="float">
            <text:p>0.0069214982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.039644" calcext:value-type="float">
            <text:p>7.039644</text:p>
          </table:table-cell>
          <table:table-cell office:value-type="float" office:value="6.6229172083" calcext:value-type="float">
            <text:p>6.6229172083</text:p>
          </table:table-cell>
          <table:table-cell/>
          <table:table-cell table:formula="of:=POWER([.C1176]-6.75;2)" office:value-type="float" office:value="0.013656795221376" calcext:value-type="float">
            <text:p>0.0136567952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.260289" calcext:value-type="float">
            <text:p>5.260289</text:p>
          </table:table-cell>
          <table:table-cell office:value-type="float" office:value="6.5793263333" calcext:value-type="float">
            <text:p>6.5793263333</text:p>
          </table:table-cell>
          <table:table-cell/>
          <table:table-cell table:formula="of:=POWER([.C1177]-6.75;2)" office:value-type="float" office:value="0.0161500359462657" calcext:value-type="float">
            <text:p>0.016150035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.801835" calcext:value-type="float">
            <text:p>3.801835</text:p>
          </table:table-cell>
          <table:table-cell office:value-type="float" office:value="6.5487855" calcext:value-type="float">
            <text:p>6.5487855</text:p>
          </table:table-cell>
          <table:table-cell/>
          <table:table-cell table:formula="of:=POWER([.C1178]-6.75;2)" office:value-type="float" office:value="0.0291295005048227" calcext:value-type="float">
            <text:p>0.0291295005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.566839" calcext:value-type="float">
            <text:p>5.566839</text:p>
          </table:table-cell>
          <table:table-cell office:value-type="float" office:value="6.5413575" calcext:value-type="float">
            <text:p>6.5413575</text:p>
          </table:table-cell>
          <table:table-cell/>
          <table:table-cell table:formula="of:=POWER([.C1179]-6.75;2)" office:value-type="float" office:value="0.0404872750102499" calcext:value-type="float">
            <text:p>0.040487275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7.129769" calcext:value-type="float">
            <text:p>7.129769</text:p>
          </table:table-cell>
          <table:table-cell office:value-type="float" office:value="6.5421855833" calcext:value-type="float">
            <text:p>6.5421855833</text:p>
          </table:table-cell>
          <table:table-cell/>
          <table:table-cell table:formula="of:=POWER([.C1180]-6.75;2)" office:value-type="float" office:value="0.0435316928062499" calcext:value-type="float">
            <text:p>0.0435316928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.357986" calcext:value-type="float">
            <text:p>7.357986</text:p>
          </table:table-cell>
          <table:table-cell office:value-type="float" office:value="6.594452" calcext:value-type="float">
            <text:p>6.594452</text:p>
          </table:table-cell>
          <table:table-cell/>
          <table:table-cell table:formula="of:=POWER([.C1181]-6.75;2)" office:value-type="float" office:value="0.0431868317883612" calcext:value-type="float">
            <text:p>0.0431868318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790047" calcext:value-type="float">
            <text:p>6.790047</text:p>
          </table:table-cell>
          <table:table-cell office:value-type="float" office:value="6.6673020833" calcext:value-type="float">
            <text:p>6.6673020833</text:p>
          </table:table-cell>
          <table:table-cell/>
          <table:table-cell table:formula="of:=POWER([.C1182]-6.75;2)" office:value-type="float" office:value="0.0241951803039999" calcext:value-type="float">
            <text:p>0.0241951803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311622" calcext:value-type="float">
            <text:p>6.311622</text:p>
          </table:table-cell>
          <table:table-cell office:value-type="float" office:value="6.6659695" calcext:value-type="float">
            <text:p>6.6659695</text:p>
          </table:table-cell>
          <table:table-cell/>
          <table:table-cell table:formula="of:=POWER([.C1183]-6.75;2)" office:value-type="float" office:value="0.00683894542652013" calcext:value-type="float">
            <text:p>0.0068389454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.391591" calcext:value-type="float">
            <text:p>5.391591</text:p>
          </table:table-cell>
          <table:table-cell office:value-type="float" office:value="6.5713465417" calcext:value-type="float">
            <text:p>6.5713465417</text:p>
          </table:table-cell>
          <table:table-cell/>
          <table:table-cell table:formula="of:=POWER([.C1184]-6.75;2)" office:value-type="float" office:value="0.00706112493024998" calcext:value-type="float">
            <text:p>0.0070611249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048598" calcext:value-type="float">
            <text:p>6.048598</text:p>
          </table:table-cell>
          <table:table-cell office:value-type="float" office:value="6.5285827083" calcext:value-type="float">
            <text:p>6.5285827083</text:p>
          </table:table-cell>
          <table:table-cell/>
          <table:table-cell table:formula="of:=POWER([.C1185]-6.75;2)" office:value-type="float" office:value="0.03191705816255" calcext:value-type="float">
            <text:p>0.0319170582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.028653" calcext:value-type="float">
            <text:p>7.028653</text:p>
          </table:table-cell>
          <table:table-cell office:value-type="float" office:value="6.5166233333" calcext:value-type="float">
            <text:p>6.5166233333</text:p>
          </table:table-cell>
          <table:table-cell/>
          <table:table-cell table:formula="of:=POWER([.C1186]-6.75;2)" office:value-type="float" office:value="0.0490256170637629" calcext:value-type="float">
            <text:p>0.0490256171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.184925" calcext:value-type="float">
            <text:p>4.184925</text:p>
          </table:table-cell>
          <table:table-cell office:value-type="float" office:value="6.5036412917" calcext:value-type="float">
            <text:p>6.5036412917</text:p>
          </table:table-cell>
          <table:table-cell/>
          <table:table-cell table:formula="of:=POWER([.C1187]-6.75;2)" office:value-type="float" office:value="0.0544646685600028" calcext:value-type="float">
            <text:p>0.0544646686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.780941" calcext:value-type="float">
            <text:p>1.780941</text:p>
          </table:table-cell>
          <table:table-cell office:value-type="float" office:value="6.613322" calcext:value-type="float">
            <text:p>6.613322</text:p>
          </table:table-cell>
          <table:table-cell/>
          <table:table-cell table:formula="of:=POWER([.C1188]-6.75;2)" office:value-type="float" office:value="0.0606926131552444" calcext:value-type="float">
            <text:p>0.0606926132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976954" calcext:value-type="float">
            <text:p>6.976954</text:p>
          </table:table-cell>
          <table:table-cell office:value-type="float" office:value="6.8309169583" calcext:value-type="float">
            <text:p>6.8309169583</text:p>
          </table:table-cell>
          <table:table-cell/>
          <table:table-cell table:formula="of:=POWER([.C1189]-6.75;2)" office:value-type="float" office:value="0.018680875684" calcext:value-type="float">
            <text:p>0.0186808757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.809224" calcext:value-type="float">
            <text:p>9.809224</text:p>
          </table:table-cell>
          <table:table-cell office:value-type="float" office:value="6.8277799583" calcext:value-type="float">
            <text:p>6.8277799583</text:p>
          </table:table-cell>
          <table:table-cell/>
          <table:table-cell table:formula="of:=POWER([.C1190]-6.75;2)" office:value-type="float" office:value="0.00654755414052387" calcext:value-type="float">
            <text:p>0.0065475541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.809224" calcext:value-type="float">
            <text:p>9.809224</text:p>
          </table:table-cell>
          <table:table-cell office:value-type="float" office:value="6.6586865417" calcext:value-type="float">
            <text:p>6.6586865417</text:p>
          </table:table-cell>
          <table:table-cell/>
          <table:table-cell table:formula="of:=POWER([.C1191]-6.75;2)" office:value-type="float" office:value="0.00604972191314971" calcext:value-type="float">
            <text:p>0.0060497219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9.809224" calcext:value-type="float">
            <text:p>9.809224</text:p>
          </table:table-cell>
          <table:table-cell office:value-type="float" office:value="6.4747051667" calcext:value-type="float">
            <text:p>6.4747051667</text:p>
          </table:table-cell>
          <table:table-cell/>
          <table:table-cell table:formula="of:=POWER([.C1192]-6.75;2)" office:value-type="float" office:value="0.00833814766670587" calcext:value-type="float">
            <text:p>0.0083381477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8.568317" calcext:value-type="float">
            <text:p>8.568317</text:p>
          </table:table-cell>
          <table:table-cell office:value-type="float" office:value="6.33528875" calcext:value-type="float">
            <text:p>6.33528875</text:p>
          </table:table-cell>
          <table:table-cell/>
          <table:table-cell table:formula="of:=POWER([.C1193]-6.75;2)" office:value-type="float" office:value="0.0757872452416749" calcext:value-type="float">
            <text:p>0.0757872452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.225902" calcext:value-type="float">
            <text:p>11.225902</text:p>
          </table:table-cell>
          <table:table-cell office:value-type="float" office:value="6.2658955417" calcext:value-type="float">
            <text:p>6.2658955417</text:p>
          </table:table-cell>
          <table:table-cell/>
          <table:table-cell table:formula="of:=POWER([.C1194]-6.75;2)" office:value-type="float" office:value="0.171985420876562" calcext:value-type="float">
            <text:p>0.1719854209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9.407322" calcext:value-type="float">
            <text:p>9.407322</text:p>
          </table:table-cell>
          <table:table-cell office:value-type="float" office:value="6.0771953333" calcext:value-type="float">
            <text:p>6.0771953333</text:p>
          </table:table-cell>
          <table:table-cell/>
          <table:table-cell table:formula="of:=POWER([.C1195]-6.75;2)" office:value-type="float" office:value="0.234357126545936" calcext:value-type="float">
            <text:p>0.2343571265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.87177" calcext:value-type="float">
            <text:p>4.87177</text:p>
          </table:table-cell>
          <table:table-cell office:value-type="float" office:value="5.964046125" calcext:value-type="float">
            <text:p>5.964046125</text:p>
          </table:table-cell>
          <table:table-cell/>
          <table:table-cell table:formula="of:=POWER([.C1196]-6.75;2)" office:value-type="float" office:value="0.452666119533298" calcext:value-type="float">
            <text:p>0.4526661195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.571081" calcext:value-type="float">
            <text:p>2.571081</text:p>
          </table:table-cell>
          <table:table-cell office:value-type="float" office:value="6.0433449583" calcext:value-type="float">
            <text:p>6.0433449583</text:p>
          </table:table-cell>
          <table:table-cell/>
          <table:table-cell table:formula="of:=POWER([.C1197]-6.75;2)" office:value-type="float" office:value="0.617723493627515" calcext:value-type="float">
            <text:p>0.6177234936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.578349" calcext:value-type="float">
            <text:p>5.578349</text:p>
          </table:table-cell>
          <table:table-cell office:value-type="float" office:value="6.2140927917" calcext:value-type="float">
            <text:p>6.2140927917</text:p>
          </table:table-cell>
          <table:table-cell/>
          <table:table-cell table:formula="of:=POWER([.C1198]-6.75;2)" office:value-type="float" office:value="0.499361347960029" calcext:value-type="float">
            <text:p>0.499361348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629907" calcext:value-type="float">
            <text:p>6.629907</text:p>
          </table:table-cell>
          <table:table-cell office:value-type="float" office:value="6.2436377917" calcext:value-type="float">
            <text:p>6.2436377917</text:p>
          </table:table-cell>
          <table:table-cell/>
          <table:table-cell table:formula="of:=POWER([.C1199]-6.75;2)" office:value-type="float" office:value="0.2871965359079" calcext:value-type="float">
            <text:p>0.2871965359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.993463" calcext:value-type="float">
            <text:p>5.993463</text:p>
          </table:table-cell>
          <table:table-cell office:value-type="float" office:value="6.2164541667" calcext:value-type="float">
            <text:p>6.2164541667</text:p>
          </table:table-cell>
          <table:table-cell/>
          <table:table-cell table:formula="of:=POWER([.C1200]-6.75;2)" office:value-type="float" office:value="0.256402685994452" calcext:value-type="float">
            <text:p>0.256402686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.527309" calcext:value-type="float">
            <text:p>4.527309</text:p>
          </table:table-cell>
          <table:table-cell office:value-type="float" office:value="6.2285585833" calcext:value-type="float">
            <text:p>6.2285585833</text:p>
          </table:table-cell>
          <table:table-cell/>
          <table:table-cell table:formula="of:=POWER([.C1201]-6.75;2)" office:value-type="float" office:value="0.284671156231791" calcext:value-type="float">
            <text:p>0.2846711562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.623563" calcext:value-type="float">
            <text:p>3.623563</text:p>
          </table:table-cell>
          <table:table-cell office:value-type="float" office:value="6.3217009167" calcext:value-type="float">
            <text:p>6.3217009167</text:p>
          </table:table-cell>
          <table:table-cell/>
          <table:table-cell table:formula="of:=POWER([.C1202]-6.75;2)" office:value-type="float" office:value="0.271901151050103" calcext:value-type="float">
            <text:p>0.2719011511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.586713" calcext:value-type="float">
            <text:p>5.586713</text:p>
          </table:table-cell>
          <table:table-cell office:value-type="float" office:value="6.4585997917" calcext:value-type="float">
            <text:p>6.4585997917</text:p>
          </table:table-cell>
          <table:table-cell/>
          <table:table-cell table:formula="of:=POWER([.C1203]-6.75;2)" office:value-type="float" office:value="0.18344010475562" calcext:value-type="float">
            <text:p>0.1834401048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8.384163" calcext:value-type="float">
            <text:p>8.384163</text:p>
          </table:table-cell>
          <table:table-cell office:value-type="float" office:value="6.4999514583" calcext:value-type="float">
            <text:p>6.4999514583</text:p>
          </table:table-cell>
          <table:table-cell/>
          <table:table-cell table:formula="of:=POWER([.C1204]-6.75;2)" office:value-type="float" office:value="0.0849140813972833" calcext:value-type="float">
            <text:p>0.0849140814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9.106388" calcext:value-type="float">
            <text:p>9.106388</text:p>
          </table:table-cell>
          <table:table-cell office:value-type="float" office:value="6.4113741667" calcext:value-type="float">
            <text:p>6.4113741667</text:p>
          </table:table-cell>
          <table:table-cell/>
          <table:table-cell table:formula="of:=POWER([.C1205]-6.75;2)" office:value-type="float" office:value="0.0625242732062967" calcext:value-type="float">
            <text:p>0.0625242732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758065" calcext:value-type="float">
            <text:p>6.758065</text:p>
          </table:table-cell>
          <table:table-cell office:value-type="float" office:value="6.3055027917" calcext:value-type="float">
            <text:p>6.3055027917</text:p>
          </table:table-cell>
          <table:table-cell/>
          <table:table-cell table:formula="of:=POWER([.C1206]-6.75;2)" office:value-type="float" office:value="0.114667454978119" calcext:value-type="float">
            <text:p>0.114667455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.040671" calcext:value-type="float">
            <text:p>4.040671</text:p>
          </table:table-cell>
          <table:table-cell office:value-type="float" office:value="6.3156358333" calcext:value-type="float">
            <text:p>6.3156358333</text:p>
          </table:table-cell>
          <table:table-cell/>
          <table:table-cell table:formula="of:=POWER([.C1207]-6.75;2)" office:value-type="float" office:value="0.197577768186493" calcext:value-type="float">
            <text:p>0.1975777682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.365259" calcext:value-type="float">
            <text:p>4.365259</text:p>
          </table:table-cell>
          <table:table-cell office:value-type="float" office:value="6.4340050833" calcext:value-type="float">
            <text:p>6.4340050833</text:p>
          </table:table-cell>
          <table:table-cell/>
          <table:table-cell table:formula="of:=POWER([.C1208]-6.75;2)" office:value-type="float" office:value="0.188672229312985" calcext:value-type="float">
            <text:p>0.1886722293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.761573" calcext:value-type="float">
            <text:p>5.761573</text:p>
          </table:table-cell>
          <table:table-cell office:value-type="float" office:value="6.5270849167" calcext:value-type="float">
            <text:p>6.5270849167</text:p>
          </table:table-cell>
          <table:table-cell/>
          <table:table-cell table:formula="of:=POWER([.C1209]-6.75;2)" office:value-type="float" office:value="0.0998527873802401" calcext:value-type="float">
            <text:p>0.0998527874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717084" calcext:value-type="float">
            <text:p>6.717084</text:p>
          </table:table-cell>
          <table:table-cell office:value-type="float" office:value="6.5645819167" calcext:value-type="float">
            <text:p>6.5645819167</text:p>
          </table:table-cell>
          <table:table-cell/>
          <table:table-cell table:formula="of:=POWER([.C1210]-6.75;2)" office:value-type="float" office:value="0.049691134362646" calcext:value-type="float">
            <text:p>0.0496911344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817262" calcext:value-type="float">
            <text:p>6.817262</text:p>
          </table:table-cell>
          <table:table-cell office:value-type="float" office:value="6.5661492917" calcext:value-type="float">
            <text:p>6.5661492917</text:p>
          </table:table-cell>
          <table:table-cell/>
          <table:table-cell table:formula="of:=POWER([.C1211]-6.75;2)" office:value-type="float" office:value="0.0343798656146458" calcext:value-type="float">
            <text:p>0.0343798656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.00322" calcext:value-type="float">
            <text:p>7.00322</text:p>
          </table:table-cell>
          <table:table-cell office:value-type="float" office:value="6.5678189583" calcext:value-type="float">
            <text:p>6.5678189583</text:p>
          </table:table-cell>
          <table:table-cell/>
          <table:table-cell table:formula="of:=POWER([.C1212]-6.75;2)" office:value-type="float" office:value="0.0338010829424115" calcext:value-type="float">
            <text:p>0.0338010829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901666" calcext:value-type="float">
            <text:p>6.901666</text:p>
          </table:table-cell>
          <table:table-cell office:value-type="float" office:value="6.5530652917" calcext:value-type="float">
            <text:p>6.5530652917</text:p>
          </table:table-cell>
          <table:table-cell/>
          <table:table-cell table:formula="of:=POWER([.C1213]-6.75;2)" office:value-type="float" office:value="0.0331899319548971" calcext:value-type="float">
            <text:p>0.033189932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.750982" calcext:value-type="float">
            <text:p>5.750982</text:p>
          </table:table-cell>
          <table:table-cell office:value-type="float" office:value="6.52648725" calcext:value-type="float">
            <text:p>6.52648725</text:p>
          </table:table-cell>
          <table:table-cell/>
          <table:table-cell table:formula="of:=POWER([.C1214]-6.75;2)" office:value-type="float" office:value="0.038783279333206" calcext:value-type="float">
            <text:p>0.0387832793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.393671" calcext:value-type="float">
            <text:p>5.393671</text:p>
          </table:table-cell>
          <table:table-cell office:value-type="float" office:value="6.5666592917" calcext:value-type="float">
            <text:p>6.5666592917</text:p>
          </table:table-cell>
          <table:table-cell/>
          <table:table-cell table:formula="of:=POWER([.C1215]-6.75;2)" office:value-type="float" office:value="0.0499579494125626" calcext:value-type="float">
            <text:p>0.0499579494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46323" calcext:value-type="float">
            <text:p>6.46323</text:p>
          </table:table-cell>
          <table:table-cell office:value-type="float" office:value="6.646985875" calcext:value-type="float">
            <text:p>6.646985875</text:p>
          </table:table-cell>
          <table:table-cell/>
          <table:table-cell table:formula="of:=POWER([.C1216]-6.75;2)" office:value-type="float" office:value="0.0336138153199458" calcext:value-type="float">
            <text:p>0.0336138153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90288" calcext:value-type="float">
            <text:p>6.90288</text:p>
          </table:table-cell>
          <table:table-cell office:value-type="float" office:value="6.67504925" calcext:value-type="float">
            <text:p>6.67504925</text:p>
          </table:table-cell>
          <table:table-cell/>
          <table:table-cell table:formula="of:=POWER([.C1217]-6.75;2)" office:value-type="float" office:value="0.0106119099495155" calcext:value-type="float">
            <text:p>0.0106119099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697097" calcext:value-type="float">
            <text:p>6.697097</text:p>
          </table:table-cell>
          <table:table-cell office:value-type="float" office:value="6.6678325" calcext:value-type="float">
            <text:p>6.6678325</text:p>
          </table:table-cell>
          <table:table-cell/>
          <table:table-cell table:formula="of:=POWER([.C1218]-6.75;2)" office:value-type="float" office:value="0.00561761492556253" calcext:value-type="float">
            <text:p>0.0056176149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691741" calcext:value-type="float">
            <text:p>6.691741</text:p>
          </table:table-cell>
          <table:table-cell office:value-type="float" office:value="6.6783989583" calcext:value-type="float">
            <text:p>6.6783989583</text:p>
          </table:table-cell>
          <table:table-cell/>
          <table:table-cell table:formula="of:=POWER([.C1219]-6.75;2)" office:value-type="float" office:value="0.00675149805624996" calcext:value-type="float">
            <text:p>0.006751498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774942" calcext:value-type="float">
            <text:p>6.774942</text:p>
          </table:table-cell>
          <table:table-cell office:value-type="float" office:value="6.697277875" calcext:value-type="float">
            <text:p>6.697277875</text:p>
          </table:table-cell>
          <table:table-cell/>
          <table:table-cell table:formula="of:=POWER([.C1220]-6.75;2)" office:value-type="float" office:value="0.00512670917252516" calcext:value-type="float">
            <text:p>0.0051267092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669029" calcext:value-type="float">
            <text:p>6.669029</text:p>
          </table:table-cell>
          <table:table-cell office:value-type="float" office:value="6.7026165417" calcext:value-type="float">
            <text:p>6.7026165417</text:p>
          </table:table-cell>
          <table:table-cell/>
          <table:table-cell table:formula="of:=POWER([.C1221]-6.75;2)" office:value-type="float" office:value="0.00277962246451561" calcext:value-type="float">
            <text:p>0.0027796225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287429" calcext:value-type="float">
            <text:p>6.287429</text:p>
          </table:table-cell>
          <table:table-cell office:value-type="float" office:value="6.7064369167" calcext:value-type="float">
            <text:p>6.7064369167</text:p>
          </table:table-cell>
          <table:table-cell/>
          <table:table-cell table:formula="of:=POWER([.C1222]-6.75;2)" office:value-type="float" office:value="0.00224519212046781" calcext:value-type="float">
            <text:p>0.0022451921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5.9775" calcext:value-type="float">
            <text:p>5.9775</text:p>
          </table:table-cell>
          <table:table-cell office:value-type="float" office:value="6.722879" calcext:value-type="float">
            <text:p>6.722879</text:p>
          </table:table-cell>
          <table:table-cell/>
          <table:table-cell table:formula="of:=POWER([.C1223]-6.75;2)" office:value-type="float" office:value="0.00189774222660278" calcext:value-type="float">
            <text:p>0.0018977422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283969" calcext:value-type="float">
            <text:p>6.283969</text:p>
          </table:table-cell>
          <table:table-cell office:value-type="float" office:value="6.751073375" calcext:value-type="float">
            <text:p>6.751073375</text:p>
          </table:table-cell>
          <table:table-cell/>
          <table:table-cell table:formula="of:=POWER([.C1224]-6.75;2)" office:value-type="float" office:value="0.000735548641000009" calcext:value-type="float">
            <text:p>0.0007355486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762725" calcext:value-type="float">
            <text:p>6.762725</text:p>
          </table:table-cell>
          <table:table-cell office:value-type="float" office:value="6.7692580417" calcext:value-type="float">
            <text:p>6.7692580417</text:p>
          </table:table-cell>
          <table:table-cell/>
          <table:table-cell table:formula="of:=POWER([.C1225]-6.75;2)" office:value-type="float" office:value="0.00000115213389062462" calcext:value-type="float">
            <text:p>1.15213389062462E-006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909136" calcext:value-type="float">
            <text:p>6.909136</text:p>
          </table:table-cell>
          <table:table-cell office:value-type="float" office:value="6.763010625" calcext:value-type="float">
            <text:p>6.763010625</text:p>
          </table:table-cell>
          <table:table-cell/>
          <table:table-cell table:formula="of:=POWER([.C1226]-6.75;2)" office:value-type="float" office:value="0.000370872170118926" calcext:value-type="float">
            <text:p>0.0003708722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579153" calcext:value-type="float">
            <text:p>6.579153</text:p>
          </table:table-cell>
          <table:table-cell office:value-type="float" office:value="6.7566999167" calcext:value-type="float">
            <text:p>6.7566999167</text:p>
          </table:table-cell>
          <table:table-cell/>
          <table:table-cell table:formula="of:=POWER([.C1227]-6.75;2)" office:value-type="float" office:value="0.000169276362890618" calcext:value-type="float">
            <text:p>0.0001692764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258308" calcext:value-type="float">
            <text:p>6.258308</text:p>
          </table:table-cell>
          <table:table-cell office:value-type="float" office:value="6.77940675" calcext:value-type="float">
            <text:p>6.77940675</text:p>
          </table:table-cell>
          <table:table-cell/>
          <table:table-cell table:formula="of:=POWER([.C1228]-6.75;2)" office:value-type="float" office:value="0.0000448888837869348" calcext:value-type="float">
            <text:p>4.48888837869348E-005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565475" calcext:value-type="float">
            <text:p>6.565475</text:p>
          </table:table-cell>
          <table:table-cell office:value-type="float" office:value="6.8133569583" calcext:value-type="float">
            <text:p>6.8133569583</text:p>
          </table:table-cell>
          <table:table-cell/>
          <table:table-cell table:formula="of:=POWER([.C1229]-6.75;2)" office:value-type="float" office:value="0.000864756945562483" calcext:value-type="float">
            <text:p>0.0008647569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.001258" calcext:value-type="float">
            <text:p>7.001258</text:p>
          </table:table-cell>
          <table:table-cell office:value-type="float" office:value="6.8264385417" calcext:value-type="float">
            <text:p>6.8264385417</text:p>
          </table:table-cell>
          <table:table-cell/>
          <table:table-cell table:formula="of:=POWER([.C1230]-6.75;2)" office:value-type="float" office:value="0.00401410416502794" calcext:value-type="float">
            <text:p>0.0040141042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881533" calcext:value-type="float">
            <text:p>6.881533</text:p>
          </table:table-cell>
          <table:table-cell office:value-type="float" office:value="6.8236932083" calcext:value-type="float">
            <text:p>6.8236932083</text:p>
          </table:table-cell>
          <table:table-cell/>
          <table:table-cell table:formula="of:=POWER([.C1231]-6.75;2)" office:value-type="float" office:value="0.00584285065722264" calcext:value-type="float">
            <text:p>0.0058428507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599175" calcext:value-type="float">
            <text:p>6.599175</text:p>
          </table:table-cell>
          <table:table-cell office:value-type="float" office:value="6.8243132083" calcext:value-type="float">
            <text:p>6.8243132083</text:p>
          </table:table-cell>
          <table:table-cell/>
          <table:table-cell table:formula="of:=POWER([.C1232]-6.75;2)" office:value-type="float" office:value="0.00543068894954718" calcext:value-type="float">
            <text:p>0.0054306889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661501" calcext:value-type="float">
            <text:p>6.661501</text:p>
          </table:table-cell>
          <table:table-cell office:value-type="float" office:value="6.8236435417" calcext:value-type="float">
            <text:p>6.8236435417</text:p>
          </table:table-cell>
          <table:table-cell/>
          <table:table-cell table:formula="of:=POWER([.C1233]-6.75;2)" office:value-type="float" office:value="0.00552245292783912" calcext:value-type="float">
            <text:p>0.0055224529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754701" calcext:value-type="float">
            <text:p>6.754701</text:p>
          </table:table-cell>
          <table:table-cell office:value-type="float" office:value="6.81516225" calcext:value-type="float">
            <text:p>6.81516225</text:p>
          </table:table-cell>
          <table:table-cell/>
          <table:table-cell table:formula="of:=POWER([.C1234]-6.75;2)" office:value-type="float" office:value="0.00542337123411965" calcext:value-type="float">
            <text:p>0.0054233712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857334" calcext:value-type="float">
            <text:p>6.857334</text:p>
          </table:table-cell>
          <table:table-cell office:value-type="float" office:value="6.811600875" calcext:value-type="float">
            <text:p>6.811600875</text:p>
          </table:table-cell>
          <table:table-cell/>
          <table:table-cell table:formula="of:=POWER([.C1235]-6.75;2)" office:value-type="float" office:value="0.00424611882506253" calcext:value-type="float">
            <text:p>0.0042461188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649132" calcext:value-type="float">
            <text:p>6.649132</text:p>
          </table:table-cell>
          <table:table-cell office:value-type="float" office:value="6.806049" calcext:value-type="float">
            <text:p>6.806049</text:p>
          </table:table-cell>
          <table:table-cell/>
          <table:table-cell table:formula="of:=POWER([.C1236]-6.75;2)" office:value-type="float" office:value="0.00379466780076561" calcext:value-type="float">
            <text:p>0.0037946678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263793" calcext:value-type="float">
            <text:p>6.263793</text:p>
          </table:table-cell>
          <table:table-cell office:value-type="float" office:value="6.8131989167" calcext:value-type="float">
            <text:p>6.8131989167</text:p>
          </table:table-cell>
          <table:table-cell/>
          <table:table-cell table:formula="of:=POWER([.C1237]-6.75;2)" office:value-type="float" office:value="0.00314149040099998" calcext:value-type="float">
            <text:p>0.0031414904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715111" calcext:value-type="float">
            <text:p>6.715111</text:p>
          </table:table-cell>
          <table:table-cell office:value-type="float" office:value="6.8528462917" calcext:value-type="float">
            <text:p>6.8528462917</text:p>
          </table:table-cell>
          <table:table-cell/>
          <table:table-cell table:formula="of:=POWER([.C1238]-6.75;2)" office:value-type="float" office:value="0.00399410307205357" calcext:value-type="float">
            <text:p>0.003994103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7.321509" calcext:value-type="float">
            <text:p>7.321509</text:p>
          </table:table-cell>
          <table:table-cell office:value-type="float" office:value="6.87709225" calcext:value-type="float">
            <text:p>6.87709225</text:p>
          </table:table-cell>
          <table:table-cell/>
          <table:table-cell table:formula="of:=POWER([.C1239]-6.75;2)" office:value-type="float" office:value="0.0105773597164414" calcext:value-type="float">
            <text:p>0.0105773597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7.136751" calcext:value-type="float">
            <text:p>7.136751</text:p>
          </table:table-cell>
          <table:table-cell office:value-type="float" office:value="6.8542121667" calcext:value-type="float">
            <text:p>6.8542121667</text:p>
          </table:table-cell>
          <table:table-cell/>
          <table:table-cell table:formula="of:=POWER([.C1240]-6.75;2)" office:value-type="float" office:value="0.0161524400100626" calcext:value-type="float">
            <text:p>0.01615244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729678" calcext:value-type="float">
            <text:p>6.729678</text:p>
          </table:table-cell>
          <table:table-cell office:value-type="float" office:value="6.812682" calcext:value-type="float">
            <text:p>6.812682</text:p>
          </table:table-cell>
          <table:table-cell/>
          <table:table-cell table:formula="of:=POWER([.C1241]-6.75;2)" office:value-type="float" office:value="0.0108601756883086" calcext:value-type="float">
            <text:p>0.0108601757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950692" calcext:value-type="float">
            <text:p>6.950692</text:p>
          </table:table-cell>
          <table:table-cell office:value-type="float" office:value="6.7931315833" calcext:value-type="float">
            <text:p>6.7931315833</text:p>
          </table:table-cell>
          <table:table-cell/>
          <table:table-cell table:formula="of:=POWER([.C1242]-6.75;2)" office:value-type="float" office:value="0.00392903312399996" calcext:value-type="float">
            <text:p>0.0039290331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7.144835" calcext:value-type="float">
            <text:p>7.144835</text:p>
          </table:table-cell>
          <table:table-cell office:value-type="float" office:value="6.7881919583" calcext:value-type="float">
            <text:p>6.7881919583</text:p>
          </table:table-cell>
          <table:table-cell/>
          <table:table-cell table:formula="of:=POWER([.C1243]-6.75;2)" office:value-type="float" office:value="0.00186033347796485" calcext:value-type="float">
            <text:p>0.0018603335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90307" calcext:value-type="float">
            <text:p>6.90307</text:p>
          </table:table-cell>
          <table:table-cell office:value-type="float" office:value="6.7733070833" calcext:value-type="float">
            <text:p>6.7733070833</text:p>
          </table:table-cell>
          <table:table-cell/>
          <table:table-cell table:formula="of:=POWER([.C1244]-6.75;2)" office:value-type="float" office:value="0.00145862567878891" calcext:value-type="float">
            <text:p>0.0014586257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760718" calcext:value-type="float">
            <text:p>6.760718</text:p>
          </table:table-cell>
          <table:table-cell office:value-type="float" office:value="6.764373125" calcext:value-type="float">
            <text:p>6.764373125</text:p>
          </table:table-cell>
          <table:table-cell/>
          <table:table-cell table:formula="of:=POWER([.C1245]-6.75;2)" office:value-type="float" office:value="0.000543220131953127" calcext:value-type="float">
            <text:p>0.0005432201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682039" calcext:value-type="float">
            <text:p>6.682039</text:p>
          </table:table-cell>
          <table:table-cell office:value-type="float" office:value="6.7761429583" calcext:value-type="float">
            <text:p>6.7761429583</text:p>
          </table:table-cell>
          <table:table-cell/>
          <table:table-cell table:formula="of:=POWER([.C1246]-6.75;2)" office:value-type="float" office:value="0.000206586722265641" calcext:value-type="float">
            <text:p>0.0002065867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654165" calcext:value-type="float">
            <text:p>6.654165</text:p>
          </table:table-cell>
          <table:table-cell office:value-type="float" office:value="6.7864250417" calcext:value-type="float">
            <text:p>6.7864250417</text:p>
          </table:table-cell>
          <table:table-cell/>
          <table:table-cell table:formula="of:=POWER([.C1247]-6.75;2)" office:value-type="float" office:value="0.000683454268675557" calcext:value-type="float">
            <text:p>0.0006834543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720401" calcext:value-type="float">
            <text:p>6.720401</text:p>
          </table:table-cell>
          <table:table-cell office:value-type="float" office:value="6.783480875" calcext:value-type="float">
            <text:p>6.783480875</text:p>
          </table:table-cell>
          <table:table-cell/>
          <table:table-cell table:formula="of:=POWER([.C1248]-6.75;2)" office:value-type="float" office:value="0.00132678366284676" calcext:value-type="float">
            <text:p>0.0013267837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612787" calcext:value-type="float">
            <text:p>6.612787</text:p>
          </table:table-cell>
          <table:table-cell office:value-type="float" office:value="6.77983175" calcext:value-type="float">
            <text:p>6.77983175</text:p>
          </table:table-cell>
          <table:table-cell/>
          <table:table-cell table:formula="of:=POWER([.C1249]-6.75;2)" office:value-type="float" office:value="0.00112096899076565" calcext:value-type="float">
            <text:p>0.001120969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757679" calcext:value-type="float">
            <text:p>6.757679</text:p>
          </table:table-cell>
          <table:table-cell office:value-type="float" office:value="6.7738768333" calcext:value-type="float">
            <text:p>6.7738768333</text:p>
          </table:table-cell>
          <table:table-cell/>
          <table:table-cell table:formula="of:=POWER([.C1250]-6.75;2)" office:value-type="float" office:value="0.000889933308062476" calcext:value-type="float">
            <text:p>0.0008899333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.124117" calcext:value-type="float">
            <text:p>7.124117</text:p>
          </table:table-cell>
          <table:table-cell office:value-type="float" office:value="6.7485978333" calcext:value-type="float">
            <text:p>6.7485978333</text:p>
          </table:table-cell>
          <table:table-cell/>
          <table:table-cell table:formula="of:=POWER([.C1251]-6.75;2)" office:value-type="float" office:value="0.000570103168435995" calcext:value-type="float">
            <text:p>0.000570103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.073113" calcext:value-type="float">
            <text:p>7.073113</text:p>
          </table:table-cell>
          <table:table-cell office:value-type="float" office:value="6.7204362083" calcext:value-type="float">
            <text:p>6.7204362083</text:p>
          </table:table-cell>
          <table:table-cell/>
          <table:table-cell table:formula="of:=POWER([.C1252]-6.75;2)" office:value-type="float" office:value="0.00000196607145458932" calcext:value-type="float">
            <text:p>1.96607145458932E-006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879433" calcext:value-type="float">
            <text:p>6.879433</text:p>
          </table:table-cell>
          <table:table-cell office:value-type="float" office:value="6.705189125" calcext:value-type="float">
            <text:p>6.705189125</text:p>
          </table:table-cell>
          <table:table-cell/>
          <table:table-cell table:formula="of:=POWER([.C1253]-6.75;2)" office:value-type="float" office:value="0.000874017779681003" calcext:value-type="float">
            <text:p>0.0008740178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93537" calcext:value-type="float">
            <text:p>6.93537</text:p>
          </table:table-cell>
          <table:table-cell office:value-type="float" office:value="6.6946915833" calcext:value-type="float">
            <text:p>6.6946915833</text:p>
          </table:table-cell>
          <table:table-cell/>
          <table:table-cell table:formula="of:=POWER([.C1254]-6.75;2)" office:value-type="float" office:value="0.00200801451826559" calcext:value-type="float">
            <text:p>0.002008014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896413" calcext:value-type="float">
            <text:p>6.896413</text:p>
          </table:table-cell>
          <table:table-cell office:value-type="float" office:value="6.68771275" calcext:value-type="float">
            <text:p>6.68771275</text:p>
          </table:table-cell>
          <table:table-cell/>
          <table:table-cell table:formula="of:=POWER([.C1255]-6.75;2)" office:value-type="float" office:value="0.00305902095786084" calcext:value-type="float">
            <text:p>0.003059021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583103" calcext:value-type="float">
            <text:p>6.583103</text:p>
          </table:table-cell>
          <table:table-cell office:value-type="float" office:value="6.6828729583" calcext:value-type="float">
            <text:p>6.6828729583</text:p>
          </table:table-cell>
          <table:table-cell/>
          <table:table-cell table:formula="of:=POWER([.C1256]-6.75;2)" office:value-type="float" office:value="0.00387970151256247" calcext:value-type="float">
            <text:p>0.0038797015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45795" calcext:value-type="float">
            <text:p>6.45795</text:p>
          </table:table-cell>
          <table:table-cell office:value-type="float" office:value="6.6798955417" calcext:value-type="float">
            <text:p>6.6798955417</text:p>
          </table:table-cell>
          <table:table-cell/>
          <table:table-cell table:formula="of:=POWER([.C1257]-6.75;2)" office:value-type="float" office:value="0.00450603972739355" calcext:value-type="float">
            <text:p>0.0045060397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669228" calcext:value-type="float">
            <text:p>6.669228</text:p>
          </table:table-cell>
          <table:table-cell office:value-type="float" office:value="6.677059" calcext:value-type="float">
            <text:p>6.677059</text:p>
          </table:table-cell>
          <table:table-cell/>
          <table:table-cell table:formula="of:=POWER([.C1258]-6.75;2)" office:value-type="float" office:value="0.00491463507353649" calcext:value-type="float">
            <text:p>0.0049146351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724089" calcext:value-type="float">
            <text:p>6.724089</text:p>
          </table:table-cell>
          <table:table-cell office:value-type="float" office:value="6.652834125" calcext:value-type="float">
            <text:p>6.652834125</text:p>
          </table:table-cell>
          <table:table-cell/>
          <table:table-cell table:formula="of:=POWER([.C1259]-6.75;2)" office:value-type="float" office:value="0.00532038948100002" calcext:value-type="float">
            <text:p>0.0053203895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82073" calcext:value-type="float">
            <text:p>6.82073</text:p>
          </table:table-cell>
          <table:table-cell office:value-type="float" office:value="6.613258625" calcext:value-type="float">
            <text:p>6.613258625</text:p>
          </table:table-cell>
          <table:table-cell/>
          <table:table-cell table:formula="of:=POWER([.C1260]-6.75;2)" office:value-type="float" office:value="0.00944120726451562" calcext:value-type="float">
            <text:p>0.0094412073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.21533" calcext:value-type="float">
            <text:p>7.21533</text:p>
          </table:table-cell>
          <table:table-cell office:value-type="float" office:value="6.585673125" calcext:value-type="float">
            <text:p>6.585673125</text:p>
          </table:table-cell>
          <table:table-cell/>
          <table:table-cell table:formula="of:=POWER([.C1261]-6.75;2)" office:value-type="float" office:value="0.0186982036368905" calcext:value-type="float">
            <text:p>0.0186982036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7.297014" calcext:value-type="float">
            <text:p>7.297014</text:p>
          </table:table-cell>
          <table:table-cell office:value-type="float" office:value="6.566724375" calcext:value-type="float">
            <text:p>6.566724375</text:p>
          </table:table-cell>
          <table:table-cell/>
          <table:table-cell table:formula="of:=POWER([.C1262]-6.75;2)" office:value-type="float" office:value="0.0270033218472658" calcext:value-type="float">
            <text:p>0.0270033218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772387" calcext:value-type="float">
            <text:p>6.772387</text:p>
          </table:table-cell>
          <table:table-cell office:value-type="float" office:value="6.5497494583" calcext:value-type="float">
            <text:p>6.5497494583</text:p>
          </table:table-cell>
          <table:table-cell/>
          <table:table-cell table:formula="of:=POWER([.C1263]-6.75;2)" office:value-type="float" office:value="0.0335899547191407" calcext:value-type="float">
            <text:p>0.0335899547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140027" calcext:value-type="float">
            <text:p>6.140027</text:p>
          </table:table-cell>
          <table:table-cell office:value-type="float" office:value="6.5459020417" calcext:value-type="float">
            <text:p>6.5459020417</text:p>
          </table:table-cell>
          <table:table-cell/>
          <table:table-cell table:formula="of:=POWER([.C1264]-6.75;2)" office:value-type="float" office:value="0.0401002794511434" calcext:value-type="float">
            <text:p>0.0401002795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260468" calcext:value-type="float">
            <text:p>6.260468</text:p>
          </table:table-cell>
          <table:table-cell office:value-type="float" office:value="6.5542005" calcext:value-type="float">
            <text:p>6.5542005</text:p>
          </table:table-cell>
          <table:table-cell/>
          <table:table-cell table:formula="of:=POWER([.C1265]-6.75;2)" office:value-type="float" office:value="0.0416559765822286" calcext:value-type="float">
            <text:p>0.0416559766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832141" calcext:value-type="float">
            <text:p>6.832141</text:p>
          </table:table-cell>
          <table:table-cell office:value-type="float" office:value="6.5507915833" calcext:value-type="float">
            <text:p>6.5507915833</text:p>
          </table:table-cell>
          <table:table-cell/>
          <table:table-cell table:formula="of:=POWER([.C1266]-6.75;2)" office:value-type="float" office:value="0.0383374442002499" calcext:value-type="float">
            <text:p>0.0383374442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787598" calcext:value-type="float">
            <text:p>6.787598</text:p>
          </table:table-cell>
          <table:table-cell office:value-type="float" office:value="6.5404523333" calcext:value-type="float">
            <text:p>6.5404523333</text:p>
          </table:table-cell>
          <table:table-cell/>
          <table:table-cell table:formula="of:=POWER([.C1267]-6.75;2)" office:value-type="float" office:value="0.039683993284121" calcext:value-type="float">
            <text:p>0.0396839933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688655" calcext:value-type="float">
            <text:p>6.688655</text:p>
          </table:table-cell>
          <table:table-cell office:value-type="float" office:value="6.5827269167" calcext:value-type="float">
            <text:p>6.5827269167</text:p>
          </table:table-cell>
          <table:table-cell/>
          <table:table-cell table:formula="of:=POWER([.C1268]-6.75;2)" office:value-type="float" office:value="0.0439102246194142" calcext:value-type="float">
            <text:p>0.0439102246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7.043194" calcext:value-type="float">
            <text:p>7.043194</text:p>
          </table:table-cell>
          <table:table-cell office:value-type="float" office:value="6.63886425" calcext:value-type="float">
            <text:p>6.63886425</text:p>
          </table:table-cell>
          <table:table-cell/>
          <table:table-cell table:formula="of:=POWER([.C1269]-6.75;2)" office:value-type="float" office:value="0.0279802843966886" calcext:value-type="float">
            <text:p>0.0279802844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928809" calcext:value-type="float">
            <text:p>6.928809</text:p>
          </table:table-cell>
          <table:table-cell office:value-type="float" office:value="6.50113175" calcext:value-type="float">
            <text:p>6.50113175</text:p>
          </table:table-cell>
          <table:table-cell/>
          <table:table-cell table:formula="of:=POWER([.C1270]-6.75;2)" office:value-type="float" office:value="0.0123511549280625" calcext:value-type="float">
            <text:p>0.0123511549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583505" calcext:value-type="float">
            <text:p>6.583505</text:p>
          </table:table-cell>
          <table:table-cell office:value-type="float" office:value="6.3681652917" calcext:value-type="float">
            <text:p>6.3681652917</text:p>
          </table:table-cell>
          <table:table-cell/>
          <table:table-cell table:formula="of:=POWER([.C1271]-6.75;2)" office:value-type="float" office:value="0.0619354058580626" calcext:value-type="float">
            <text:p>0.0619354059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632822" calcext:value-type="float">
            <text:p>6.632822</text:p>
          </table:table-cell>
          <table:table-cell office:value-type="float" office:value="6.2126219167" calcext:value-type="float">
            <text:p>6.2126219167</text:p>
          </table:table-cell>
          <table:table-cell/>
          <table:table-cell table:formula="of:=POWER([.C1272]-6.75;2)" office:value-type="float" office:value="0.145797744462546" calcext:value-type="float">
            <text:p>0.1457977445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469869" calcext:value-type="float">
            <text:p>6.469869</text:p>
          </table:table-cell>
          <table:table-cell office:value-type="float" office:value="6.2451729167" calcext:value-type="float">
            <text:p>6.2451729167</text:p>
          </table:table-cell>
          <table:table-cell/>
          <table:table-cell table:formula="of:=POWER([.C1273]-6.75;2)" office:value-type="float" office:value="0.288775204411182" calcext:value-type="float">
            <text:p>0.2887752044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150983" calcext:value-type="float">
            <text:p>6.150983</text:p>
          </table:table-cell>
          <table:table-cell office:value-type="float" office:value="6.3214656667" calcext:value-type="float">
            <text:p>6.3214656667</text:p>
          </table:table-cell>
          <table:table-cell/>
          <table:table-cell table:formula="of:=POWER([.C1274]-6.75;2)" office:value-type="float" office:value="0.254850384033185" calcext:value-type="float">
            <text:p>0.254850384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448238" calcext:value-type="float">
            <text:p>6.448238</text:p>
          </table:table-cell>
          <table:table-cell office:value-type="float" office:value="6.4393255833" calcext:value-type="float">
            <text:p>6.4393255833</text:p>
          </table:table-cell>
          <table:table-cell/>
          <table:table-cell table:formula="of:=POWER([.C1275]-6.75;2)" office:value-type="float" office:value="0.183641674816875" calcext:value-type="float">
            <text:p>0.1836416748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707183" calcext:value-type="float">
            <text:p>6.707183</text:p>
          </table:table-cell>
          <table:table-cell office:value-type="float" office:value="6.524552625" calcext:value-type="float">
            <text:p>6.524552625</text:p>
          </table:table-cell>
          <table:table-cell/>
          <table:table-cell table:formula="of:=POWER([.C1276]-6.75;2)" office:value-type="float" office:value="0.0965185931918855" calcext:value-type="float">
            <text:p>0.0965185932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627492" calcext:value-type="float">
            <text:p>6.627492</text:p>
          </table:table-cell>
          <table:table-cell office:value-type="float" office:value="6.5053330833" calcext:value-type="float">
            <text:p>6.5053330833</text:p>
          </table:table-cell>
          <table:table-cell/>
          <table:table-cell table:formula="of:=POWER([.C1277]-6.75;2)" office:value-type="float" office:value="0.0508265188943906" calcext:value-type="float">
            <text:p>0.0508265189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767878" calcext:value-type="float">
            <text:p>6.767878</text:p>
          </table:table-cell>
          <table:table-cell office:value-type="float" office:value="6.3124555833" calcext:value-type="float">
            <text:p>6.3124555833</text:p>
          </table:table-cell>
          <table:table-cell/>
          <table:table-cell table:formula="of:=POWER([.C1278]-6.75;2)" office:value-type="float" office:value="0.0598619001274847" calcext:value-type="float">
            <text:p>0.0598619001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780258" calcext:value-type="float">
            <text:p>6.780258</text:p>
          </table:table-cell>
          <table:table-cell office:value-type="float" office:value="6.1137286667" calcext:value-type="float">
            <text:p>6.1137286667</text:p>
          </table:table-cell>
          <table:table-cell/>
          <table:table-cell table:formula="of:=POWER([.C1279]-6.75;2)" office:value-type="float" office:value="0.191445116585343" calcext:value-type="float">
            <text:p>0.1914451166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511645" calcext:value-type="float">
            <text:p>6.511645</text:p>
          </table:table-cell>
          <table:table-cell office:value-type="float" office:value="6.0169114583" calcext:value-type="float">
            <text:p>6.0169114583</text:p>
          </table:table-cell>
          <table:table-cell/>
          <table:table-cell table:formula="of:=POWER([.C1280]-6.75;2)" office:value-type="float" office:value="0.404841209579359" calcext:value-type="float">
            <text:p>0.4048412096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389873" calcext:value-type="float">
            <text:p>6.389873</text:p>
          </table:table-cell>
          <table:table-cell office:value-type="float" office:value="6.0455789583" calcext:value-type="float">
            <text:p>6.0455789583</text:p>
          </table:table-cell>
          <table:table-cell/>
          <table:table-cell table:formula="of:=POWER([.C1281]-6.75;2)" office:value-type="float" office:value="0.537418809971833" calcext:value-type="float">
            <text:p>0.53741881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087831" calcext:value-type="float">
            <text:p>6.087831</text:p>
          </table:table-cell>
          <table:table-cell office:value-type="float" office:value="6.0706619167" calcext:value-type="float">
            <text:p>6.0706619167</text:p>
          </table:table-cell>
          <table:table-cell/>
          <table:table-cell table:formula="of:=POWER([.C1282]-6.75;2)" office:value-type="float" office:value="0.496209003989713" calcext:value-type="float">
            <text:p>0.496209004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.774277" calcext:value-type="float">
            <text:p>5.774277</text:p>
          </table:table-cell>
          <table:table-cell office:value-type="float" office:value="5.9602576667" calcext:value-type="float">
            <text:p>5.9602576667</text:p>
          </table:table-cell>
          <table:table-cell/>
          <table:table-cell table:formula="of:=POWER([.C1283]-6.75;2)" office:value-type="float" office:value="0.461500231421718" calcext:value-type="float">
            <text:p>0.4615002314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158678" calcext:value-type="float">
            <text:p>6.158678</text:p>
          </table:table-cell>
          <table:table-cell office:value-type="float" office:value="5.7597146667" calcext:value-type="float">
            <text:p>5.7597146667</text:p>
          </table:table-cell>
          <table:table-cell/>
          <table:table-cell table:formula="of:=POWER([.C1284]-6.75;2)" office:value-type="float" office:value="0.623692953006128" calcext:value-type="float">
            <text:p>0.623692953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76056" calcext:value-type="float">
            <text:p>6.76056</text:p>
          </table:table-cell>
          <table:table-cell office:value-type="float" office:value="6.1430757083" calcext:value-type="float">
            <text:p>6.1430757083</text:p>
          </table:table-cell>
          <table:table-cell/>
          <table:table-cell table:formula="of:=POWER([.C1285]-6.75;2)" office:value-type="float" office:value="0.980665041349092" calcext:value-type="float">
            <text:p>0.9806650413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889616" calcext:value-type="float">
            <text:p>6.889616</text:p>
          </table:table-cell>
          <table:table-cell office:value-type="float" office:value="6.5013583333" calcext:value-type="float">
            <text:p>6.5013583333</text:p>
          </table:table-cell>
          <table:table-cell/>
          <table:table-cell table:formula="of:=POWER([.C1286]-6.75;2)" office:value-type="float" office:value="0.368357095855547" calcext:value-type="float">
            <text:p>0.3683570959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680049" calcext:value-type="float">
            <text:p>6.680049</text:p>
          </table:table-cell>
          <table:table-cell office:value-type="float" office:value="6.854263625" calcext:value-type="float">
            <text:p>6.854263625</text:p>
          </table:table-cell>
          <table:table-cell/>
          <table:table-cell table:formula="of:=POWER([.C1287]-6.75;2)" office:value-type="float" office:value="0.061822678419354" calcext:value-type="float">
            <text:p>0.0618226784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33919" calcext:value-type="float">
            <text:p>6.33919</text:p>
          </table:table-cell>
          <table:table-cell office:value-type="float" office:value="7.215900875" calcext:value-type="float">
            <text:p>7.215900875</text:p>
          </table:table-cell>
          <table:table-cell/>
          <table:table-cell table:formula="of:=POWER([.C1288]-6.75;2)" office:value-type="float" office:value="0.0108709034981406" calcext:value-type="float">
            <text:p>0.0108709035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178654" calcext:value-type="float">
            <text:p>6.178654</text:p>
          </table:table-cell>
          <table:table-cell office:value-type="float" office:value="7.1884302083" calcext:value-type="float">
            <text:p>7.1884302083</text:p>
          </table:table-cell>
          <table:table-cell/>
          <table:table-cell table:formula="of:=POWER([.C1289]-6.75;2)" office:value-type="float" office:value="0.217063625325766" calcext:value-type="float">
            <text:p>0.2170636253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583999" calcext:value-type="float">
            <text:p>6.583999</text:p>
          </table:table-cell>
          <table:table-cell office:value-type="float" office:value="7.3116289167" calcext:value-type="float">
            <text:p>7.3116289167</text:p>
          </table:table-cell>
          <table:table-cell/>
          <table:table-cell table:formula="of:=POWER([.C1290]-6.75;2)" office:value-type="float" office:value="0.192221047549981" calcext:value-type="float">
            <text:p>0.1922210475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.802188" calcext:value-type="float">
            <text:p>7.802188</text:p>
          </table:table-cell>
          <table:table-cell office:value-type="float" office:value="7.3208062917" calcext:value-type="float">
            <text:p>7.3208062917</text:p>
          </table:table-cell>
          <table:table-cell/>
          <table:table-cell table:formula="of:=POWER([.C1291]-6.75;2)" office:value-type="float" office:value="0.315427040073616" calcext:value-type="float">
            <text:p>0.3154270401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.035951" calcext:value-type="float">
            <text:p>8.035951</text:p>
          </table:table-cell>
          <table:table-cell office:value-type="float" office:value="7.2792257917" calcext:value-type="float">
            <text:p>7.2792257917</text:p>
          </table:table-cell>
          <table:table-cell/>
          <table:table-cell table:formula="of:=POWER([.C1292]-6.75;2)" office:value-type="float" office:value="0.325819822644306" calcext:value-type="float">
            <text:p>0.3258198226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.737614" calcext:value-type="float">
            <text:p>3.737614</text:p>
          </table:table-cell>
          <table:table-cell office:value-type="float" office:value="7.1518902917" calcext:value-type="float">
            <text:p>7.1518902917</text:p>
          </table:table-cell>
          <table:table-cell/>
          <table:table-cell table:formula="of:=POWER([.C1293]-6.75;2)" office:value-type="float" office:value="0.280079938600492" calcext:value-type="float">
            <text:p>0.2800799386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3.737614" calcext:value-type="float">
            <text:p>3.737614</text:p>
          </table:table-cell>
          <table:table-cell office:value-type="float" office:value="7.3615231667" calcext:value-type="float">
            <text:p>7.3615231667</text:p>
          </table:table-cell>
          <table:table-cell/>
          <table:table-cell table:formula="of:=POWER([.C1294]-6.75;2)" office:value-type="float" office:value="0.161515806562711" calcext:value-type="float">
            <text:p>0.1615158066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.850464" calcext:value-type="float">
            <text:p>2.850464</text:p>
          </table:table-cell>
          <table:table-cell office:value-type="float" office:value="7.55121175" calcext:value-type="float">
            <text:p>7.55121175</text:p>
          </table:table-cell>
          <table:table-cell/>
          <table:table-cell table:formula="of:=POWER([.C1295]-6.75;2)" office:value-type="float" office:value="0.373960583410796" calcext:value-type="float">
            <text:p>0.3739605834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.414046" calcext:value-type="float">
            <text:p>7.414046</text:p>
          </table:table-cell>
          <table:table-cell office:value-type="float" office:value="7.677210875" calcext:value-type="float">
            <text:p>7.677210875</text:p>
          </table:table-cell>
          <table:table-cell/>
          <table:table-cell table:formula="of:=POWER([.C1296]-6.75;2)" office:value-type="float" office:value="0.641940268338063" calcext:value-type="float">
            <text:p>0.6419402683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8.300895" calcext:value-type="float">
            <text:p>8.300895</text:p>
          </table:table-cell>
          <table:table-cell office:value-type="float" office:value="7.583851375" calcext:value-type="float">
            <text:p>7.583851375</text:p>
          </table:table-cell>
          <table:table-cell/>
          <table:table-cell table:formula="of:=POWER([.C1297]-6.75;2)" office:value-type="float" office:value="0.859720006718266" calcext:value-type="float">
            <text:p>0.8597200067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8.979621" calcext:value-type="float">
            <text:p>8.979621</text:p>
          </table:table-cell>
          <table:table-cell office:value-type="float" office:value="7.4849717083" calcext:value-type="float">
            <text:p>7.4849717083</text:p>
          </table:table-cell>
          <table:table-cell/>
          <table:table-cell table:formula="of:=POWER([.C1298]-6.75;2)" office:value-type="float" office:value="0.695308115589391" calcext:value-type="float">
            <text:p>0.695308115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8.493687" calcext:value-type="float">
            <text:p>8.493687</text:p>
          </table:table-cell>
          <table:table-cell office:value-type="float" office:value="7.3796397917" calcext:value-type="float">
            <text:p>7.3796397917</text:p>
          </table:table-cell>
          <table:table-cell/>
          <table:table-cell table:formula="of:=POWER([.C1299]-6.75;2)" office:value-type="float" office:value="0.54018341200142" calcext:value-type="float">
            <text:p>0.54018341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245914" calcext:value-type="float">
            <text:p>6.245914</text:p>
          </table:table-cell>
          <table:table-cell office:value-type="float" office:value="7.3036784167" calcext:value-type="float">
            <text:p>7.3036784167</text:p>
          </table:table-cell>
          <table:table-cell/>
          <table:table-cell table:formula="of:=POWER([.C1300]-6.75;2)" office:value-type="float" office:value="0.396446267292019" calcext:value-type="float">
            <text:p>0.3964462673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.998432" calcext:value-type="float">
            <text:p>1.998432</text:p>
          </table:table-cell>
          <table:table-cell office:value-type="float" office:value="7.2949226667" calcext:value-type="float">
            <text:p>7.2949226667</text:p>
          </table:table-cell>
          <table:table-cell/>
          <table:table-cell table:formula="of:=POWER([.C1301]-6.75;2)" office:value-type="float" office:value="0.306559789119419" calcext:value-type="float">
            <text:p>0.3065597891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.998432" calcext:value-type="float">
            <text:p>1.998432</text:p>
          </table:table-cell>
          <table:table-cell office:value-type="float" office:value="7.4331359167" calcext:value-type="float">
            <text:p>7.4331359167</text:p>
          </table:table-cell>
          <table:table-cell/>
          <table:table-cell table:formula="of:=POWER([.C1302]-6.75;2)" office:value-type="float" office:value="0.296940712683439" calcext:value-type="float">
            <text:p>0.2969407127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.456645" calcext:value-type="float">
            <text:p>4.456645</text:p>
          </table:table-cell>
          <table:table-cell office:value-type="float" office:value="7.6137049583" calcext:value-type="float">
            <text:p>7.6137049583</text:p>
          </table:table-cell>
          <table:table-cell/>
          <table:table-cell table:formula="of:=POWER([.C1303]-6.75;2)" office:value-type="float" office:value="0.46667468068555" calcext:value-type="float">
            <text:p>0.4666746807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.199665" calcext:value-type="float">
            <text:p>7.199665</text:p>
          </table:table-cell>
          <table:table-cell office:value-type="float" office:value="7.7270289167" calcext:value-type="float">
            <text:p>7.7270289167</text:p>
          </table:table-cell>
          <table:table-cell/>
          <table:table-cell table:formula="of:=POWER([.C1304]-6.75;2)" office:value-type="float" office:value="0.745986254992004" calcext:value-type="float">
            <text:p>0.74598625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991864" calcext:value-type="float">
            <text:p>6.991864</text:p>
          </table:table-cell>
          <table:table-cell office:value-type="float" office:value="7.6883071667" calcext:value-type="float">
            <text:p>7.6883071667</text:p>
          </table:table-cell>
          <table:table-cell/>
          <table:table-cell table:formula="of:=POWER([.C1305]-6.75;2)" office:value-type="float" office:value="0.954585504067976" calcext:value-type="float">
            <text:p>0.9545855041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.438129" calcext:value-type="float">
            <text:p>3.438129</text:p>
          </table:table-cell>
          <table:table-cell office:value-type="float" office:value="7.63197075" calcext:value-type="float">
            <text:p>7.63197075</text:p>
          </table:table-cell>
          <table:table-cell/>
          <table:table-cell table:formula="of:=POWER([.C1306]-6.75;2)" office:value-type="float" office:value="0.880420339080581" calcext:value-type="float">
            <text:p>0.8804203391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961245" calcext:value-type="float">
            <text:p>0.961245</text:p>
          </table:table-cell>
          <table:table-cell office:value-type="float" office:value="7.7650661667" calcext:value-type="float">
            <text:p>7.7650661667</text:p>
          </table:table-cell>
          <table:table-cell/>
          <table:table-cell table:formula="of:=POWER([.C1307]-6.75;2)" office:value-type="float" office:value="0.777872403855562" calcext:value-type="float">
            <text:p>0.7778724039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5.359343" calcext:value-type="float">
            <text:p>15.359343</text:p>
          </table:table-cell>
          <table:table-cell office:value-type="float" office:value="8.0227954167" calcext:value-type="float">
            <text:p>8.0227954167</text:p>
          </table:table-cell>
          <table:table-cell/>
          <table:table-cell table:formula="of:=POWER([.C1308]-6.75;2)" office:value-type="float" office:value="1.03035932277903" calcext:value-type="float">
            <text:p>1.0303593228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5.359343" calcext:value-type="float">
            <text:p>15.359343</text:p>
          </table:table-cell>
          <table:table-cell office:value-type="float" office:value="7.6505376667" calcext:value-type="float">
            <text:p>7.6505376667</text:p>
          </table:table-cell>
          <table:table-cell/>
          <table:table-cell table:formula="of:=POWER([.C1309]-6.75;2)" office:value-type="float" office:value="1.62000817277252" calcext:value-type="float">
            <text:p>1.6200081728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5.359343" calcext:value-type="float">
            <text:p>15.359343</text:p>
          </table:table-cell>
          <table:table-cell office:value-type="float" office:value="7.2405681667" calcext:value-type="float">
            <text:p>7.2405681667</text:p>
          </table:table-cell>
          <table:table-cell/>
          <table:table-cell table:formula="of:=POWER([.C1310]-6.75;2)" office:value-type="float" office:value="0.81096808914548" calcext:value-type="float">
            <text:p>0.8109680891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5.359343" calcext:value-type="float">
            <text:p>15.359343</text:p>
          </table:table-cell>
          <table:table-cell office:value-type="float" office:value="6.849993375" calcext:value-type="float">
            <text:p>6.849993375</text:p>
          </table:table-cell>
          <table:table-cell/>
          <table:table-cell table:formula="of:=POWER([.C1311]-6.75;2)" office:value-type="float" office:value="0.240657126179399" calcext:value-type="float">
            <text:p>0.2406571262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.679894" calcext:value-type="float">
            <text:p>5.679894</text:p>
          </table:table-cell>
          <table:table-cell office:value-type="float" office:value="6.5015785833" calcext:value-type="float">
            <text:p>6.5015785833</text:p>
          </table:table-cell>
          <table:table-cell/>
          <table:table-cell table:formula="of:=POWER([.C1312]-6.75;2)" office:value-type="float" office:value="0.0099986750438907" calcext:value-type="float">
            <text:p>0.009998675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9.135423" calcext:value-type="float">
            <text:p>9.135423</text:p>
          </table:table-cell>
          <table:table-cell office:value-type="float" office:value="6.5569569167" calcext:value-type="float">
            <text:p>6.5569569167</text:p>
          </table:table-cell>
          <table:table-cell/>
          <table:table-cell table:formula="of:=POWER([.C1313]-6.75;2)" office:value-type="float" office:value="0.0617132002752352" calcext:value-type="float">
            <text:p>0.0617132003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804256" calcext:value-type="float">
            <text:p>6.804256</text:p>
          </table:table-cell>
          <table:table-cell office:value-type="float" office:value="6.43957925" calcext:value-type="float">
            <text:p>6.43957925</text:p>
          </table:table-cell>
          <table:table-cell/>
          <table:table-cell table:formula="of:=POWER([.C1314]-6.75;2)" office:value-type="float" office:value="0.0372656320099708" calcext:value-type="float">
            <text:p>0.037265632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804256" calcext:value-type="float">
            <text:p>6.804256</text:p>
          </table:table-cell>
          <table:table-cell office:value-type="float" office:value="6.41953325" calcext:value-type="float">
            <text:p>6.41953325</text:p>
          </table:table-cell>
          <table:table-cell/>
          <table:table-cell table:formula="of:=POWER([.C1315]-6.75;2)" office:value-type="float" office:value="0.0963610420305622" calcext:value-type="float">
            <text:p>0.096361042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.979899" calcext:value-type="float">
            <text:p>4.979899</text:p>
          </table:table-cell>
          <table:table-cell office:value-type="float" office:value="6.4114294583" calcext:value-type="float">
            <text:p>6.4114294583</text:p>
          </table:table-cell>
          <table:table-cell/>
          <table:table-cell table:formula="of:=POWER([.C1316]-6.75;2)" office:value-type="float" office:value="0.109208272855563" calcext:value-type="float">
            <text:p>0.1092082729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.768803" calcext:value-type="float">
            <text:p>8.768803</text:p>
          </table:table-cell>
          <table:table-cell office:value-type="float" office:value="6.4711314167" calcext:value-type="float">
            <text:p>6.4711314167</text:p>
          </table:table-cell>
          <table:table-cell/>
          <table:table-cell table:formula="of:=POWER([.C1317]-6.75;2)" office:value-type="float" office:value="0.114630011707032" calcext:value-type="float">
            <text:p>0.1146300117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8.29014" calcext:value-type="float">
            <text:p>8.29014</text:p>
          </table:table-cell>
          <table:table-cell office:value-type="float" office:value="6.3786563333" calcext:value-type="float">
            <text:p>6.3786563333</text:p>
          </table:table-cell>
          <table:table-cell/>
          <table:table-cell table:formula="of:=POWER([.C1318]-6.75;2)" office:value-type="float" office:value="0.0777676867517488" calcext:value-type="float">
            <text:p>0.0777676868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.874443" calcext:value-type="float">
            <text:p>5.874443</text:p>
          </table:table-cell>
          <table:table-cell office:value-type="float" office:value="6.3281234583" calcext:value-type="float">
            <text:p>6.3281234583</text:p>
          </table:table-cell>
          <table:table-cell/>
          <table:table-cell table:formula="of:=POWER([.C1319]-6.75;2)" office:value-type="float" office:value="0.1378961187982" calcext:value-type="float">
            <text:p>0.1378961188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.173418" calcext:value-type="float">
            <text:p>5.173418</text:p>
          </table:table-cell>
          <table:table-cell office:value-type="float" office:value="6.383731875" calcext:value-type="float">
            <text:p>6.383731875</text:p>
          </table:table-cell>
          <table:table-cell/>
          <table:table-cell table:formula="of:=POWER([.C1320]-6.75;2)" office:value-type="float" office:value="0.177979816436752" calcext:value-type="float">
            <text:p>0.1779798164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5.927783" calcext:value-type="float">
            <text:p>5.927783</text:p>
          </table:table-cell>
          <table:table-cell office:value-type="float" office:value="6.4536459583" calcext:value-type="float">
            <text:p>6.4536459583</text:p>
          </table:table-cell>
          <table:table-cell/>
          <table:table-cell table:formula="of:=POWER([.C1321]-6.75;2)" office:value-type="float" office:value="0.134152339391016" calcext:value-type="float">
            <text:p>0.1341523394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451655" calcext:value-type="float">
            <text:p>6.451655</text:p>
          </table:table-cell>
          <table:table-cell office:value-type="float" office:value="6.4599167917" calcext:value-type="float">
            <text:p>6.4599167917</text:p>
          </table:table-cell>
          <table:table-cell/>
          <table:table-cell table:formula="of:=POWER([.C1322]-6.75;2)" office:value-type="float" office:value="0.0878257180319253" calcext:value-type="float">
            <text:p>0.087825718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670614" calcext:value-type="float">
            <text:p>6.670614</text:p>
          </table:table-cell>
          <table:table-cell office:value-type="float" office:value="6.4234521667" calcext:value-type="float">
            <text:p>6.4234521667</text:p>
          </table:table-cell>
          <table:table-cell/>
          <table:table-cell table:formula="of:=POWER([.C1323]-6.75;2)" office:value-type="float" office:value="0.0841482677376214" calcext:value-type="float">
            <text:p>0.0841482677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035776" calcext:value-type="float">
            <text:p>6.035776</text:p>
          </table:table-cell>
          <table:table-cell office:value-type="float" office:value="6.4061153333" calcext:value-type="float">
            <text:p>6.4061153333</text:p>
          </table:table-cell>
          <table:table-cell/>
          <table:table-cell table:formula="of:=POWER([.C1324]-6.75;2)" office:value-type="float" office:value="0.106633487432925" calcext:value-type="float">
            <text:p>0.1066334874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.31555" calcext:value-type="float">
            <text:p>5.31555</text:p>
          </table:table-cell>
          <table:table-cell office:value-type="float" office:value="6.4450030417" calcext:value-type="float">
            <text:p>6.4450030417</text:p>
          </table:table-cell>
          <table:table-cell/>
          <table:table-cell table:formula="of:=POWER([.C1325]-6.75;2)" office:value-type="float" office:value="0.11825666399137" calcext:value-type="float">
            <text:p>0.118256664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332089" calcext:value-type="float">
            <text:p>6.332089</text:p>
          </table:table-cell>
          <table:table-cell office:value-type="float" office:value="6.510012625" calcext:value-type="float">
            <text:p>6.510012625</text:p>
          </table:table-cell>
          <table:table-cell/>
          <table:table-cell table:formula="of:=POWER([.C1326]-6.75;2)" office:value-type="float" office:value="0.0930231445722521" calcext:value-type="float">
            <text:p>0.0930231446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7.17642" calcext:value-type="float">
            <text:p>7.17642</text:p>
          </table:table-cell>
          <table:table-cell office:value-type="float" office:value="6.5290191667" calcext:value-type="float">
            <text:p>6.5290191667</text:p>
          </table:table-cell>
          <table:table-cell/>
          <table:table-cell table:formula="of:=POWER([.C1327]-6.75;2)" office:value-type="float" office:value="0.0575939401593907" calcext:value-type="float">
            <text:p>0.0575939402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270343" calcext:value-type="float">
            <text:p>6.270343</text:p>
          </table:table-cell>
          <table:table-cell office:value-type="float" office:value="6.526440625" calcext:value-type="float">
            <text:p>6.526440625</text:p>
          </table:table-cell>
          <table:table-cell/>
          <table:table-cell table:formula="of:=POWER([.C1328]-6.75;2)" office:value-type="float" office:value="0.0488325286859622" calcext:value-type="float">
            <text:p>0.0488325287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.63979" calcext:value-type="float">
            <text:p>5.63979</text:p>
          </table:table-cell>
          <table:table-cell office:value-type="float" office:value="6.5628660833" calcext:value-type="float">
            <text:p>6.5628660833</text:p>
          </table:table-cell>
          <table:table-cell/>
          <table:table-cell table:formula="of:=POWER([.C1329]-6.75;2)" office:value-type="float" office:value="0.0499787941503905" calcext:value-type="float">
            <text:p>0.0499787942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632419" calcext:value-type="float">
            <text:p>6.632419</text:p>
          </table:table-cell>
          <table:table-cell office:value-type="float" office:value="6.61573575" calcext:value-type="float">
            <text:p>6.61573575</text:p>
          </table:table-cell>
          <table:table-cell/>
          <table:table-cell table:formula="of:=POWER([.C1330]-6.75;2)" office:value-type="float" office:value="0.0350191027794824" calcext:value-type="float">
            <text:p>0.0350191028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.146747" calcext:value-type="float">
            <text:p>7.146747</text:p>
          </table:table-cell>
          <table:table-cell office:value-type="float" office:value="6.616265" calcext:value-type="float">
            <text:p>6.616265</text:p>
          </table:table-cell>
          <table:table-cell/>
          <table:table-cell table:formula="of:=POWER([.C1331]-6.75;2)" office:value-type="float" office:value="0.0180268888280626" calcext:value-type="float">
            <text:p>0.0180268888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425157" calcext:value-type="float">
            <text:p>6.425157</text:p>
          </table:table-cell>
          <table:table-cell office:value-type="float" office:value="6.5758226667" calcext:value-type="float">
            <text:p>6.5758226667</text:p>
          </table:table-cell>
          <table:table-cell/>
          <table:table-cell table:formula="of:=POWER([.C1332]-6.75;2)" office:value-type="float" office:value="0.0178850502249999" calcext:value-type="float">
            <text:p>0.0178850502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.520075" calcext:value-type="float">
            <text:p>5.520075</text:p>
          </table:table-cell>
          <table:table-cell office:value-type="float" office:value="6.5717200417" calcext:value-type="float">
            <text:p>6.5717200417</text:p>
          </table:table-cell>
          <table:table-cell/>
          <table:table-cell table:formula="of:=POWER([.C1333]-6.75;2)" office:value-type="float" office:value="0.0303377434354994" calcext:value-type="float">
            <text:p>0.0303377434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5.985548" calcext:value-type="float">
            <text:p>5.985548</text:p>
          </table:table-cell>
          <table:table-cell office:value-type="float" office:value="6.6424080417" calcext:value-type="float">
            <text:p>6.6424080417</text:p>
          </table:table-cell>
          <table:table-cell/>
          <table:table-cell table:formula="of:=POWER([.C1334]-6.75;2)" office:value-type="float" office:value="0.0317837435314498" calcext:value-type="float">
            <text:p>0.0317837435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997388" calcext:value-type="float">
            <text:p>6.997388</text:p>
          </table:table-cell>
          <table:table-cell office:value-type="float" office:value="6.70501125" calcext:value-type="float">
            <text:p>6.70501125</text:p>
          </table:table-cell>
          <table:table-cell/>
          <table:table-cell table:formula="of:=POWER([.C1335]-6.75;2)" office:value-type="float" office:value="0.011576029490829" calcext:value-type="float">
            <text:p>0.0115760295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.008974" calcext:value-type="float">
            <text:p>7.008974</text:p>
          </table:table-cell>
          <table:table-cell office:value-type="float" office:value="6.6990224583" calcext:value-type="float">
            <text:p>6.6990224583</text:p>
          </table:table-cell>
          <table:table-cell/>
          <table:table-cell table:formula="of:=POWER([.C1336]-6.75;2)" office:value-type="float" office:value="0.00202398762656249" calcext:value-type="float">
            <text:p>0.0020239876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318359" calcext:value-type="float">
            <text:p>6.318359</text:p>
          </table:table-cell>
          <table:table-cell office:value-type="float" office:value="6.6698349167" calcext:value-type="float">
            <text:p>6.6698349167</text:p>
          </table:table-cell>
          <table:table-cell/>
          <table:table-cell table:formula="of:=POWER([.C1337]-6.75;2)" office:value-type="float" office:value="0.00259870975777524" calcext:value-type="float">
            <text:p>0.0025987098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323152" calcext:value-type="float">
            <text:p>6.323152</text:p>
          </table:table-cell>
          <table:table-cell office:value-type="float" office:value="6.6857012083" calcext:value-type="float">
            <text:p>6.6857012083</text:p>
          </table:table-cell>
          <table:table-cell/>
          <table:table-cell table:formula="of:=POWER([.C1338]-6.75;2)" office:value-type="float" office:value="0.00642644058049591" calcext:value-type="float">
            <text:p>0.0064264406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609765" calcext:value-type="float">
            <text:p>6.609765</text:p>
          </table:table-cell>
          <table:table-cell office:value-type="float" office:value="6.7268951667" calcext:value-type="float">
            <text:p>6.7268951667</text:p>
          </table:table-cell>
          <table:table-cell/>
          <table:table-cell table:formula="of:=POWER([.C1339]-6.75;2)" office:value-type="float" office:value="0.00413433461407996" calcext:value-type="float">
            <text:p>0.0041343346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412746" calcext:value-type="float">
            <text:p>6.412746</text:p>
          </table:table-cell>
          <table:table-cell office:value-type="float" office:value="6.7479390833" calcext:value-type="float">
            <text:p>6.7479390833</text:p>
          </table:table-cell>
          <table:table-cell/>
          <table:table-cell table:formula="of:=POWER([.C1340]-6.75;2)" office:value-type="float" office:value="0.000533833321820774" calcext:value-type="float">
            <text:p>0.0005338333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549401" calcext:value-type="float">
            <text:p>6.549401</text:p>
          </table:table-cell>
          <table:table-cell office:value-type="float" office:value="6.7493975417" calcext:value-type="float">
            <text:p>6.7493975417</text:p>
          </table:table-cell>
          <table:table-cell/>
          <table:table-cell table:formula="of:=POWER([.C1341]-6.75;2)" office:value-type="float" office:value="0.0000042473776443374" calcext:value-type="float">
            <text:p>4.2473776443374E-006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.077351" calcext:value-type="float">
            <text:p>7.077351</text:p>
          </table:table-cell>
          <table:table-cell office:value-type="float" office:value="6.74369825" calcext:value-type="float">
            <text:p>6.74369825</text:p>
          </table:table-cell>
          <table:table-cell/>
          <table:table-cell table:formula="of:=POWER([.C1342]-6.75;2)" office:value-type="float" office:value="0.000000362956003238285" calcext:value-type="float">
            <text:p>0.000000363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.209045" calcext:value-type="float">
            <text:p>7.209045</text:p>
          </table:table-cell>
          <table:table-cell office:value-type="float" office:value="6.733167375" calcext:value-type="float">
            <text:p>6.733167375</text:p>
          </table:table-cell>
          <table:table-cell/>
          <table:table-cell table:formula="of:=POWER([.C1343]-6.75;2)" office:value-type="float" office:value="0.0000397120530625055" calcext:value-type="float">
            <text:p>3.97120530625055E-005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851356" calcext:value-type="float">
            <text:p>6.851356</text:p>
          </table:table-cell>
          <table:table-cell office:value-type="float" office:value="6.7256660417" calcext:value-type="float">
            <text:p>6.7256660417</text:p>
          </table:table-cell>
          <table:table-cell/>
          <table:table-cell table:formula="of:=POWER([.C1344]-6.75;2)" office:value-type="float" office:value="0.00028333726439063" calcext:value-type="float">
            <text:p>0.0002833373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078283" calcext:value-type="float">
            <text:p>6.078283</text:p>
          </table:table-cell>
          <table:table-cell office:value-type="float" office:value="6.7359504167" calcext:value-type="float">
            <text:p>6.7359504167</text:p>
          </table:table-cell>
          <table:table-cell/>
          <table:table-cell table:formula="of:=POWER([.C1345]-6.75;2)" office:value-type="float" office:value="0.000592141526546126" calcext:value-type="float">
            <text:p>0.0005921415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5.576504" calcext:value-type="float">
            <text:p>5.576504</text:p>
          </table:table-cell>
          <table:table-cell office:value-type="float" office:value="6.7834285833" calcext:value-type="float">
            <text:p>6.7834285833</text:p>
          </table:table-cell>
          <table:table-cell/>
          <table:table-cell table:formula="of:=POWER([.C1346]-6.75;2)" office:value-type="float" office:value="0.000197390790903647" calcext:value-type="float">
            <text:p>0.0001973908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25453" calcext:value-type="float">
            <text:p>6.25453</text:p>
          </table:table-cell>
          <table:table-cell office:value-type="float" office:value="6.848387" calcext:value-type="float">
            <text:p>6.848387</text:p>
          </table:table-cell>
          <table:table-cell/>
          <table:table-cell table:formula="of:=POWER([.C1347]-6.75;2)" office:value-type="float" office:value="0.00111747018144505" calcext:value-type="float">
            <text:p>0.0011174702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969081" calcext:value-type="float">
            <text:p>6.969081</text:p>
          </table:table-cell>
          <table:table-cell office:value-type="float" office:value="6.8668148333" calcext:value-type="float">
            <text:p>6.8668148333</text:p>
          </table:table-cell>
          <table:table-cell/>
          <table:table-cell table:formula="of:=POWER([.C1348]-6.75;2)" office:value-type="float" office:value="0.00968000176899996" calcext:value-type="float">
            <text:p>0.0096800018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87578" calcext:value-type="float">
            <text:p>6.87578</text:p>
          </table:table-cell>
          <table:table-cell office:value-type="float" office:value="6.8399210833" calcext:value-type="float">
            <text:p>6.8399210833</text:p>
          </table:table-cell>
          <table:table-cell/>
          <table:table-cell table:formula="of:=POWER([.C1349]-6.75;2)" office:value-type="float" office:value="0.0136457052789069" calcext:value-type="float">
            <text:p>0.0136457053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788246" calcext:value-type="float">
            <text:p>6.788246</text:p>
          </table:table-cell>
          <table:table-cell office:value-type="float" office:value="6.81793275" calcext:value-type="float">
            <text:p>6.81793275</text:p>
          </table:table-cell>
          <table:table-cell/>
          <table:table-cell table:formula="of:=POWER([.C1350]-6.75;2)" office:value-type="float" office:value="0.00808580122184557" calcext:value-type="float">
            <text:p>0.0080858012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.114535" calcext:value-type="float">
            <text:p>7.114535</text:p>
          </table:table-cell>
          <table:table-cell office:value-type="float" office:value="6.8199540833" calcext:value-type="float">
            <text:p>6.8199540833</text:p>
          </table:table-cell>
          <table:table-cell/>
          <table:table-cell table:formula="of:=POWER([.C1351]-6.75;2)" office:value-type="float" office:value="0.00461485852256247" calcext:value-type="float">
            <text:p>0.0046148585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7.144554" calcext:value-type="float">
            <text:p>7.144554</text:p>
          </table:table-cell>
          <table:table-cell office:value-type="float" office:value="6.8318358333" calcext:value-type="float">
            <text:p>6.8318358333</text:p>
          </table:table-cell>
          <table:table-cell/>
          <table:table-cell table:formula="of:=POWER([.C1352]-6.75;2)" office:value-type="float" office:value="0.00489357377034332" calcext:value-type="float">
            <text:p>0.0048935738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908662" calcext:value-type="float">
            <text:p>6.908662</text:p>
          </table:table-cell>
          <table:table-cell office:value-type="float" office:value="6.8373822083" calcext:value-type="float">
            <text:p>6.8373822083</text:p>
          </table:table-cell>
          <table:table-cell/>
          <table:table-cell table:formula="of:=POWER([.C1353]-6.75;2)" office:value-type="float" office:value="0.00669710361190532" calcext:value-type="float">
            <text:p>0.0066971036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645121" calcext:value-type="float">
            <text:p>6.645121</text:p>
          </table:table-cell>
          <table:table-cell office:value-type="float" office:value="6.823583375" calcext:value-type="float">
            <text:p>6.823583375</text:p>
          </table:table-cell>
          <table:table-cell/>
          <table:table-cell table:formula="of:=POWER([.C1354]-6.75;2)" office:value-type="float" office:value="0.00763565032738463" calcext:value-type="float">
            <text:p>0.0076356503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176131" calcext:value-type="float">
            <text:p>6.176131</text:p>
          </table:table-cell>
          <table:table-cell office:value-type="float" office:value="6.807451125" calcext:value-type="float">
            <text:p>6.807451125</text:p>
          </table:table-cell>
          <table:table-cell/>
          <table:table-cell table:formula="of:=POWER([.C1355]-6.75;2)" office:value-type="float" office:value="0.00541451307639064" calcext:value-type="float">
            <text:p>0.0054145131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326694" calcext:value-type="float">
            <text:p>6.326694</text:p>
          </table:table-cell>
          <table:table-cell office:value-type="float" office:value="6.8210735" calcext:value-type="float">
            <text:p>6.8210735</text:p>
          </table:table-cell>
          <table:table-cell/>
          <table:table-cell table:formula="of:=POWER([.C1356]-6.75;2)" office:value-type="float" office:value="0.00330063176376563" calcext:value-type="float">
            <text:p>0.0033006318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7.216587" calcext:value-type="float">
            <text:p>7.216587</text:p>
          </table:table-cell>
          <table:table-cell office:value-type="float" office:value="6.8376995833" calcext:value-type="float">
            <text:p>6.8376995833</text:p>
          </table:table-cell>
          <table:table-cell/>
          <table:table-cell table:formula="of:=POWER([.C1357]-6.75;2)" office:value-type="float" office:value="0.00505144240224997" calcext:value-type="float">
            <text:p>0.0050514424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7.488025" calcext:value-type="float">
            <text:p>7.488025</text:p>
          </table:table-cell>
          <table:table-cell office:value-type="float" office:value="6.83118775" calcext:value-type="float">
            <text:p>6.83118775</text:p>
          </table:table-cell>
          <table:table-cell/>
          <table:table-cell table:formula="of:=POWER([.C1358]-6.75;2)" office:value-type="float" office:value="0.00769121691099365" calcext:value-type="float">
            <text:p>0.0076912169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853657" calcext:value-type="float">
            <text:p>6.853657</text:p>
          </table:table-cell>
          <table:table-cell office:value-type="float" office:value="6.8219761667" calcext:value-type="float">
            <text:p>6.8219761667</text:p>
          </table:table-cell>
          <table:table-cell/>
          <table:table-cell table:formula="of:=POWER([.C1359]-6.75;2)" office:value-type="float" office:value="0.00659145075006246" calcext:value-type="float">
            <text:p>0.0065914508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308473" calcext:value-type="float">
            <text:p>6.308473</text:p>
          </table:table-cell>
          <table:table-cell office:value-type="float" office:value="6.8262521667" calcext:value-type="float">
            <text:p>6.8262521667</text:p>
          </table:table-cell>
          <table:table-cell/>
          <table:table-cell table:formula="of:=POWER([.C1360]-6.75;2)" office:value-type="float" office:value="0.00518056857282617" calcext:value-type="float">
            <text:p>0.0051805686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69915" calcext:value-type="float">
            <text:p>6.69915</text:p>
          </table:table-cell>
          <table:table-cell office:value-type="float" office:value="6.8333410417" calcext:value-type="float">
            <text:p>6.8333410417</text:p>
          </table:table-cell>
          <table:table-cell/>
          <table:table-cell table:formula="of:=POWER([.C1361]-6.75;2)" office:value-type="float" office:value="0.00581439292644456" calcext:value-type="float">
            <text:p>0.0058143929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7.311807" calcext:value-type="float">
            <text:p>7.311807</text:p>
          </table:table-cell>
          <table:table-cell office:value-type="float" office:value="6.8191853333" calcext:value-type="float">
            <text:p>6.8191853333</text:p>
          </table:table-cell>
          <table:table-cell/>
          <table:table-cell table:formula="of:=POWER([.C1362]-6.75;2)" office:value-type="float" office:value="0.0069457292316411" calcext:value-type="float">
            <text:p>0.0069457292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7.114819" calcext:value-type="float">
            <text:p>7.114819</text:p>
          </table:table-cell>
          <table:table-cell office:value-type="float" office:value="6.7832187083" calcext:value-type="float">
            <text:p>6.7832187083</text:p>
          </table:table-cell>
          <table:table-cell/>
          <table:table-cell table:formula="of:=POWER([.C1363]-6.75;2)" office:value-type="float" office:value="0.0047866103438321" calcext:value-type="float">
            <text:p>0.0047866103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447749" calcext:value-type="float">
            <text:p>6.447749</text:p>
          </table:table-cell>
          <table:table-cell office:value-type="float" office:value="6.7592146667" calcext:value-type="float">
            <text:p>6.7592146667</text:p>
          </table:table-cell>
          <table:table-cell/>
          <table:table-cell table:formula="of:=POWER([.C1364]-6.75;2)" office:value-type="float" office:value="0.00110348258112047" calcext:value-type="float">
            <text:p>0.0011034826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412618" calcext:value-type="float">
            <text:p>6.412618</text:p>
          </table:table-cell>
          <table:table-cell office:value-type="float" office:value="6.768870375" calcext:value-type="float">
            <text:p>6.768870375</text:p>
          </table:table-cell>
          <table:table-cell/>
          <table:table-cell table:formula="of:=POWER([.C1365]-6.75;2)" office:value-type="float" office:value="0.0000849100823920917" calcext:value-type="float">
            <text:p>8.49100823920917E-005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82461" calcext:value-type="float">
            <text:p>6.82461</text:p>
          </table:table-cell>
          <table:table-cell office:value-type="float" office:value="6.789279375" calcext:value-type="float">
            <text:p>6.789279375</text:p>
          </table:table-cell>
          <table:table-cell/>
          <table:table-cell table:formula="of:=POWER([.C1366]-6.75;2)" office:value-type="float" office:value="0.000356091052640612" calcext:value-type="float">
            <text:p>0.0003560911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.029013" calcext:value-type="float">
            <text:p>7.029013</text:p>
          </table:table-cell>
          <table:table-cell office:value-type="float" office:value="6.78484925" calcext:value-type="float">
            <text:p>6.78484925</text:p>
          </table:table-cell>
          <table:table-cell/>
          <table:table-cell table:formula="of:=POWER([.C1367]-6.75;2)" office:value-type="float" office:value="0.00154286930039059" calcext:value-type="float">
            <text:p>0.0015428693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7.098181" calcext:value-type="float">
            <text:p>7.098181</text:p>
          </table:table-cell>
          <table:table-cell office:value-type="float" office:value="6.7463695833" calcext:value-type="float">
            <text:p>6.7463695833</text:p>
          </table:table-cell>
          <table:table-cell/>
          <table:table-cell table:formula="of:=POWER([.C1368]-6.75;2)" office:value-type="float" office:value="0.00121447022556248" calcext:value-type="float">
            <text:p>0.0012144702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.217759" calcext:value-type="float">
            <text:p>7.217759</text:p>
          </table:table-cell>
          <table:table-cell office:value-type="float" office:value="6.7186714167" calcext:value-type="float">
            <text:p>6.7186714167</text:p>
          </table:table-cell>
          <table:table-cell/>
          <table:table-cell table:formula="of:=POWER([.C1369]-6.75;2)" office:value-type="float" office:value="0.0000131799254156395" calcext:value-type="float">
            <text:p>1.31799254156395E-005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.135506" calcext:value-type="float">
            <text:p>7.135506</text:p>
          </table:table-cell>
          <table:table-cell office:value-type="float" office:value="6.71330375" calcext:value-type="float">
            <text:p>6.71330375</text:p>
          </table:table-cell>
          <table:table-cell/>
          <table:table-cell table:formula="of:=POWER([.C1370]-6.75;2)" office:value-type="float" office:value="0.000981480131585017" calcext:value-type="float">
            <text:p>0.000981480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696798" calcext:value-type="float">
            <text:p>6.696798</text:p>
          </table:table-cell>
          <table:table-cell office:value-type="float" office:value="6.7054838333" calcext:value-type="float">
            <text:p>6.7054838333</text:p>
          </table:table-cell>
          <table:table-cell/>
          <table:table-cell table:formula="of:=POWER([.C1371]-6.75;2)" office:value-type="float" office:value="0.00134661476406252" calcext:value-type="float">
            <text:p>0.0013466148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323631" calcext:value-type="float">
            <text:p>6.323631</text:p>
          </table:table-cell>
          <table:table-cell office:value-type="float" office:value="6.7008451667" calcext:value-type="float">
            <text:p>6.7008451667</text:p>
          </table:table-cell>
          <table:table-cell/>
          <table:table-cell table:formula="of:=POWER([.C1372]-6.75;2)" office:value-type="float" office:value="0.00198168909766221" calcext:value-type="float">
            <text:p>0.0019816891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34806" calcext:value-type="float">
            <text:p>6.34806</text:p>
          </table:table-cell>
          <table:table-cell office:value-type="float" office:value="6.69157975" calcext:value-type="float">
            <text:p>6.69157975</text:p>
          </table:table-cell>
          <table:table-cell/>
          <table:table-cell table:formula="of:=POWER([.C1373]-6.75;2)" office:value-type="float" office:value="0.00241619763675081" calcext:value-type="float">
            <text:p>0.0024161976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836758" calcext:value-type="float">
            <text:p>6.836758</text:p>
          </table:table-cell>
          <table:table-cell office:value-type="float" office:value="6.6690742083" calcext:value-type="float">
            <text:p>6.6690742083</text:p>
          </table:table-cell>
          <table:table-cell/>
          <table:table-cell table:formula="of:=POWER([.C1374]-6.75;2)" office:value-type="float" office:value="0.00341292561006252" calcext:value-type="float">
            <text:p>0.0034129256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7.399697" calcext:value-type="float">
            <text:p>7.399697</text:p>
          </table:table-cell>
          <table:table-cell office:value-type="float" office:value="6.6606502083" calcext:value-type="float">
            <text:p>6.6606502083</text:p>
          </table:table-cell>
          <table:table-cell/>
          <table:table-cell table:formula="of:=POWER([.C1375]-6.75;2)" office:value-type="float" office:value="0.00654898376227185" calcext:value-type="float">
            <text:p>0.0065489838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.277667" calcext:value-type="float">
            <text:p>7.277667</text:p>
          </table:table-cell>
          <table:table-cell office:value-type="float" office:value="6.6514306667" calcext:value-type="float">
            <text:p>6.6514306667</text:p>
          </table:table-cell>
          <table:table-cell/>
          <table:table-cell table:formula="of:=POWER([.C1376]-6.75;2)" office:value-type="float" office:value="0.00798338527683341" calcext:value-type="float">
            <text:p>0.0079833853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57749" calcext:value-type="float">
            <text:p>6.57749</text:p>
          </table:table-cell>
          <table:table-cell office:value-type="float" office:value="6.6345007917" calcext:value-type="float">
            <text:p>6.6345007917</text:p>
          </table:table-cell>
          <table:table-cell/>
          <table:table-cell table:formula="of:=POWER([.C1377]-6.75;2)" office:value-type="float" office:value="0.00971591346720657" calcext:value-type="float">
            <text:p>0.0097159135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257947" calcext:value-type="float">
            <text:p>6.257947</text:p>
          </table:table-cell>
          <table:table-cell office:value-type="float" office:value="6.6375115833" calcext:value-type="float">
            <text:p>6.6375115833</text:p>
          </table:table-cell>
          <table:table-cell/>
          <table:table-cell table:formula="of:=POWER([.C1378]-6.75;2)" office:value-type="float" office:value="0.0133400671179268" calcext:value-type="float">
            <text:p>0.0133400671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503068" calcext:value-type="float">
            <text:p>6.503068</text:p>
          </table:table-cell>
          <table:table-cell office:value-type="float" office:value="6.6414199583" calcext:value-type="float">
            <text:p>6.6414199583</text:p>
          </table:table-cell>
          <table:table-cell/>
          <table:table-cell table:formula="of:=POWER([.C1379]-6.75;2)" office:value-type="float" office:value="0.0126536438916728" calcext:value-type="float">
            <text:p>0.0126536439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72572" calcext:value-type="float">
            <text:p>6.72572</text:p>
          </table:table-cell>
          <table:table-cell office:value-type="float" office:value="6.62646975" calcext:value-type="float">
            <text:p>6.62646975</text:p>
          </table:table-cell>
          <table:table-cell/>
          <table:table-cell table:formula="of:=POWER([.C1380]-6.75;2)" office:value-type="float" office:value="0.0117896254555737" calcext:value-type="float">
            <text:p>0.0117896255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.060303" calcext:value-type="float">
            <text:p>7.060303</text:p>
          </table:table-cell>
          <table:table-cell office:value-type="float" office:value="6.62337225" calcext:value-type="float">
            <text:p>6.62337225</text:p>
          </table:table-cell>
          <table:table-cell/>
          <table:table-cell table:formula="of:=POWER([.C1381]-6.75;2)" office:value-type="float" office:value="0.0152597226650625" calcext:value-type="float">
            <text:p>0.0152597227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7.266947" calcext:value-type="float">
            <text:p>7.266947</text:p>
          </table:table-cell>
          <table:table-cell office:value-type="float" office:value="6.616870625" calcext:value-type="float">
            <text:p>6.616870625</text:p>
          </table:table-cell>
          <table:table-cell/>
          <table:table-cell table:formula="of:=POWER([.C1382]-6.75;2)" office:value-type="float" office:value="0.0160345870700625" calcext:value-type="float">
            <text:p>0.016034587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956281" calcext:value-type="float">
            <text:p>6.956281</text:p>
          </table:table-cell>
          <table:table-cell office:value-type="float" office:value="6.5565625" calcext:value-type="float">
            <text:p>6.5565625</text:p>
          </table:table-cell>
          <table:table-cell/>
          <table:table-cell table:formula="of:=POWER([.C1383]-6.75;2)" office:value-type="float" office:value="0.0177234304878907" calcext:value-type="float">
            <text:p>0.0177234305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478606" calcext:value-type="float">
            <text:p>6.478606</text:p>
          </table:table-cell>
          <table:table-cell office:value-type="float" office:value="6.444844875" calcext:value-type="float">
            <text:p>6.444844875</text:p>
          </table:table-cell>
          <table:table-cell/>
          <table:table-cell table:formula="of:=POWER([.C1384]-6.75;2)" office:value-type="float" office:value="0.03741806640625" calcext:value-type="float">
            <text:p>0.0374180664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359413" calcext:value-type="float">
            <text:p>6.359413</text:p>
          </table:table-cell>
          <table:table-cell office:value-type="float" office:value="6.3959187083" calcext:value-type="float">
            <text:p>6.3959187083</text:p>
          </table:table-cell>
          <table:table-cell/>
          <table:table-cell table:formula="of:=POWER([.C1385]-6.75;2)" office:value-type="float" office:value="0.0931196503137655" calcext:value-type="float">
            <text:p>0.0931196503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448608" calcext:value-type="float">
            <text:p>6.448608</text:p>
          </table:table-cell>
          <table:table-cell office:value-type="float" office:value="6.4172941667" calcext:value-type="float">
            <text:p>6.4172941667</text:p>
          </table:table-cell>
          <table:table-cell/>
          <table:table-cell table:formula="of:=POWER([.C1386]-6.75;2)" office:value-type="float" office:value="0.125373561131941" calcext:value-type="float">
            <text:p>0.125373561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538722" calcext:value-type="float">
            <text:p>6.538722</text:p>
          </table:table-cell>
          <table:table-cell office:value-type="float" office:value="6.4390034583" calcext:value-type="float">
            <text:p>6.4390034583</text:p>
          </table:table-cell>
          <table:table-cell/>
          <table:table-cell table:formula="of:=POWER([.C1387]-6.75;2)" office:value-type="float" office:value="0.110693171511848" calcext:value-type="float">
            <text:p>0.1106931715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679486" calcext:value-type="float">
            <text:p>6.679486</text:p>
          </table:table-cell>
          <table:table-cell office:value-type="float" office:value="6.427091875" calcext:value-type="float">
            <text:p>6.427091875</text:p>
          </table:table-cell>
          <table:table-cell/>
          <table:table-cell table:formula="of:=POWER([.C1388]-6.75;2)" office:value-type="float" office:value="0.0967188489493597" calcext:value-type="float">
            <text:p>0.0967188489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902434" calcext:value-type="float">
            <text:p>6.902434</text:p>
          </table:table-cell>
          <table:table-cell office:value-type="float" office:value="6.396577875" calcext:value-type="float">
            <text:p>6.396577875</text:p>
          </table:table-cell>
          <table:table-cell/>
          <table:table-cell table:formula="of:=POWER([.C1389]-6.75;2)" office:value-type="float" office:value="0.104269657191015" calcext:value-type="float">
            <text:p>0.1042696572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718287" calcext:value-type="float">
            <text:p>6.718287</text:p>
          </table:table-cell>
          <table:table-cell office:value-type="float" office:value="6.3787895833" calcext:value-type="float">
            <text:p>6.3787895833</text:p>
          </table:table-cell>
          <table:table-cell/>
          <table:table-cell table:formula="of:=POWER([.C1390]-6.75;2)" office:value-type="float" office:value="0.124907198439515" calcext:value-type="float">
            <text:p>0.1249071984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105501" calcext:value-type="float">
            <text:p>6.105501</text:p>
          </table:table-cell>
          <table:table-cell office:value-type="float" office:value="6.3825572083" calcext:value-type="float">
            <text:p>6.3825572083</text:p>
          </table:table-cell>
          <table:table-cell/>
          <table:table-cell table:formula="of:=POWER([.C1391]-6.75;2)" office:value-type="float" office:value="0.137797173466588" calcext:value-type="float">
            <text:p>0.1377971735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433425" calcext:value-type="float">
            <text:p>6.433425</text:p>
          </table:table-cell>
          <table:table-cell office:value-type="float" office:value="6.382076875" calcext:value-type="float">
            <text:p>6.382076875</text:p>
          </table:table-cell>
          <table:table-cell/>
          <table:table-cell table:formula="of:=POWER([.C1392]-6.75;2)" office:value-type="float" office:value="0.13501420517229" calcext:value-type="float">
            <text:p>0.1350142052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.088935" calcext:value-type="float">
            <text:p>7.088935</text:p>
          </table:table-cell>
          <table:table-cell office:value-type="float" office:value="6.3198378333" calcext:value-type="float">
            <text:p>6.3198378333</text:p>
          </table:table-cell>
          <table:table-cell/>
          <table:table-cell table:formula="of:=POWER([.C1393]-6.75;2)" office:value-type="float" office:value="0.135367425909766" calcext:value-type="float">
            <text:p>0.1353674259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947828" calcext:value-type="float">
            <text:p>6.947828</text:p>
          </table:table-cell>
          <table:table-cell office:value-type="float" office:value="6.2100046667" calcext:value-type="float">
            <text:p>6.2100046667</text:p>
          </table:table-cell>
          <table:table-cell/>
          <table:table-cell table:formula="of:=POWER([.C1394]-6.75;2)" office:value-type="float" office:value="0.185039489660038" calcext:value-type="float">
            <text:p>0.1850394897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58547" calcext:value-type="float">
            <text:p>6.58547</text:p>
          </table:table-cell>
          <table:table-cell office:value-type="float" office:value="6.1843474583" calcext:value-type="float">
            <text:p>6.1843474583</text:p>
          </table:table-cell>
          <table:table-cell/>
          <table:table-cell table:formula="of:=POWER([.C1395]-6.75;2)" office:value-type="float" office:value="0.291594959985778" calcext:value-type="float">
            <text:p>0.29159496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101261" calcext:value-type="float">
            <text:p>6.101261</text:p>
          </table:table-cell>
          <table:table-cell office:value-type="float" office:value="6.2908010417" calcext:value-type="float">
            <text:p>6.2908010417</text:p>
          </table:table-cell>
          <table:table-cell/>
          <table:table-cell table:formula="of:=POWER([.C1396]-6.75;2)" office:value-type="float" office:value="0.31996279793167" calcext:value-type="float">
            <text:p>0.3199627979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.807927" calcext:value-type="float">
            <text:p>5.807927</text:p>
          </table:table-cell>
          <table:table-cell office:value-type="float" office:value="6.4544769167" calcext:value-type="float">
            <text:p>6.4544769167</text:p>
          </table:table-cell>
          <table:table-cell/>
          <table:table-cell table:formula="of:=POWER([.C1397]-6.75;2)" office:value-type="float" office:value="0.210863683303805" calcext:value-type="float">
            <text:p>0.2108636833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634582" calcext:value-type="float">
            <text:p>6.634582</text:p>
          </table:table-cell>
          <table:table-cell office:value-type="float" office:value="6.5251896667" calcext:value-type="float">
            <text:p>6.5251896667</text:p>
          </table:table-cell>
          <table:table-cell/>
          <table:table-cell table:formula="of:=POWER([.C1398]-6.75;2)" office:value-type="float" office:value="0.0873338927631387" calcext:value-type="float">
            <text:p>0.0873338928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7.178428" calcext:value-type="float">
            <text:p>7.178428</text:p>
          </table:table-cell>
          <table:table-cell office:value-type="float" office:value="6.5614584583" calcext:value-type="float">
            <text:p>6.5614584583</text:p>
          </table:table-cell>
          <table:table-cell/>
          <table:table-cell table:formula="of:=POWER([.C1399]-6.75;2)" office:value-type="float" office:value="0.050539685958457" calcext:value-type="float">
            <text:p>0.050539686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87135" calcext:value-type="float">
            <text:p>6.87135</text:p>
          </table:table-cell>
          <table:table-cell office:value-type="float" office:value="6.575067" calcext:value-type="float">
            <text:p>6.575067</text:p>
          </table:table-cell>
          <table:table-cell/>
          <table:table-cell table:formula="of:=POWER([.C1400]-6.75;2)" office:value-type="float" office:value="0.0355479129466129" calcext:value-type="float">
            <text:p>0.0355479129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649749" calcext:value-type="float">
            <text:p>6.649749</text:p>
          </table:table-cell>
          <table:table-cell office:value-type="float" office:value="6.6014704583" calcext:value-type="float">
            <text:p>6.6014704583</text:p>
          </table:table-cell>
          <table:table-cell/>
          <table:table-cell table:formula="of:=POWER([.C1401]-6.75;2)" office:value-type="float" office:value="0.0306015544890001" calcext:value-type="float">
            <text:p>0.0306015545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351748" calcext:value-type="float">
            <text:p>6.351748</text:p>
          </table:table-cell>
          <table:table-cell office:value-type="float" office:value="6.8759875833" calcext:value-type="float">
            <text:p>6.8759875833</text:p>
          </table:table-cell>
          <table:table-cell/>
          <table:table-cell table:formula="of:=POWER([.C1402]-6.75;2)" office:value-type="float" office:value="0.0220610247576121" calcext:value-type="float">
            <text:p>0.0220610248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144263" calcext:value-type="float">
            <text:p>6.144263</text:p>
          </table:table-cell>
          <table:table-cell office:value-type="float" office:value="7.1629214167" calcext:value-type="float">
            <text:p>7.1629214167</text:p>
          </table:table-cell>
          <table:table-cell/>
          <table:table-cell table:formula="of:=POWER([.C1403]-6.75;2)" office:value-type="float" office:value="0.0158728711457744" calcext:value-type="float">
            <text:p>0.0158728711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65138" calcext:value-type="float">
            <text:p>6.65138</text:p>
          </table:table-cell>
          <table:table-cell office:value-type="float" office:value="7.2425921667" calcext:value-type="float">
            <text:p>7.2425921667</text:p>
          </table:table-cell>
          <table:table-cell/>
          <table:table-cell table:formula="of:=POWER([.C1404]-6.75;2)" office:value-type="float" office:value="0.170504096369535" calcext:value-type="float">
            <text:p>0.170504096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904264" calcext:value-type="float">
            <text:p>6.904264</text:p>
          </table:table-cell>
          <table:table-cell office:value-type="float" office:value="7.31295225" calcext:value-type="float">
            <text:p>7.31295225</text:p>
          </table:table-cell>
          <table:table-cell/>
          <table:table-cell table:formula="of:=POWER([.C1405]-6.75;2)" office:value-type="float" office:value="0.2426470426942" calcext:value-type="float">
            <text:p>0.2426470427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.819552" calcext:value-type="float">
            <text:p>5.819552</text:p>
          </table:table-cell>
          <table:table-cell office:value-type="float" office:value="7.282674125" calcext:value-type="float">
            <text:p>7.282674125</text:p>
          </table:table-cell>
          <table:table-cell/>
          <table:table-cell table:formula="of:=POWER([.C1406]-6.75;2)" office:value-type="float" office:value="0.316915235780063" calcext:value-type="float">
            <text:p>0.3169152358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.275058" calcext:value-type="float">
            <text:p>4.275058</text:p>
          </table:table-cell>
          <table:table-cell office:value-type="float" office:value="7.2975923333" calcext:value-type="float">
            <text:p>7.2975923333</text:p>
          </table:table-cell>
          <table:table-cell/>
          <table:table-cell table:formula="of:=POWER([.C1407]-6.75;2)" office:value-type="float" office:value="0.283741723444515" calcext:value-type="float">
            <text:p>0.2837417234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.304378" calcext:value-type="float">
            <text:p>5.304378</text:p>
          </table:table-cell>
          <table:table-cell office:value-type="float" office:value="7.2366626667" calcext:value-type="float">
            <text:p>7.2366626667</text:p>
          </table:table-cell>
          <table:table-cell/>
          <table:table-cell table:formula="of:=POWER([.C1408]-6.75;2)" office:value-type="float" office:value="0.299857363488938" calcext:value-type="float">
            <text:p>0.2998573635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872424" calcext:value-type="float">
            <text:p>6.872424</text:p>
          </table:table-cell>
          <table:table-cell office:value-type="float" office:value="7.2886424167" calcext:value-type="float">
            <text:p>7.2886424167</text:p>
          </table:table-cell>
          <table:table-cell/>
          <table:table-cell table:formula="of:=POWER([.C1409]-6.75;2)" office:value-type="float" office:value="0.236840551159555" calcext:value-type="float">
            <text:p>0.2368405512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969631" calcext:value-type="float">
            <text:p>6.969631</text:p>
          </table:table-cell>
          <table:table-cell office:value-type="float" office:value="7.2843503333" calcext:value-type="float">
            <text:p>7.2843503333</text:p>
          </table:table-cell>
          <table:table-cell/>
          <table:table-cell table:formula="of:=POWER([.C1410]-6.75;2)" office:value-type="float" office:value="0.290135653068417" calcext:value-type="float">
            <text:p>0.2901356531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252844" calcext:value-type="float">
            <text:p>6.252844</text:p>
          </table:table-cell>
          <table:table-cell office:value-type="float" office:value="7.22566925" calcext:value-type="float">
            <text:p>7.22566925</text:p>
          </table:table-cell>
          <table:table-cell/>
          <table:table-cell table:formula="of:=POWER([.C1411]-6.75;2)" office:value-type="float" office:value="0.285530278697821" calcext:value-type="float">
            <text:p>0.2855302787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.94715" calcext:value-type="float">
            <text:p>5.94715</text:p>
          </table:table-cell>
          <table:table-cell office:value-type="float" office:value="7.1455617917" calcext:value-type="float">
            <text:p>7.1455617917</text:p>
          </table:table-cell>
          <table:table-cell/>
          <table:table-cell table:formula="of:=POWER([.C1412]-6.75;2)" office:value-type="float" office:value="0.226261235395563" calcext:value-type="float">
            <text:p>0.2262612354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475515" calcext:value-type="float">
            <text:p>6.475515</text:p>
          </table:table-cell>
          <table:table-cell office:value-type="float" office:value="7.0675282917" calcext:value-type="float">
            <text:p>7.0675282917</text:p>
          </table:table-cell>
          <table:table-cell/>
          <table:table-cell table:formula="of:=POWER([.C1413]-6.75;2)" office:value-type="float" office:value="0.156469131052914" calcext:value-type="float">
            <text:p>0.1564691311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80871" calcext:value-type="float">
            <text:p>6.80871</text:p>
          </table:table-cell>
          <table:table-cell office:value-type="float" office:value="6.9888113333" calcext:value-type="float">
            <text:p>6.9888113333</text:p>
          </table:table-cell>
          <table:table-cell/>
          <table:table-cell table:formula="of:=POWER([.C1414]-6.75;2)" office:value-type="float" office:value="0.100824216029921" calcext:value-type="float">
            <text:p>0.100824216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093973" calcext:value-type="float">
            <text:p>6.093973</text:p>
          </table:table-cell>
          <table:table-cell office:value-type="float" office:value="6.969870125" calcext:value-type="float">
            <text:p>6.969870125</text:p>
          </table:table-cell>
          <table:table-cell/>
          <table:table-cell table:formula="of:=POWER([.C1415]-6.75;2)" office:value-type="float" office:value="0.0570308529125238" calcext:value-type="float">
            <text:p>0.0570308529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.939688" calcext:value-type="float">
            <text:p>4.939688</text:p>
          </table:table-cell>
          <table:table-cell office:value-type="float" office:value="7.10935225" calcext:value-type="float">
            <text:p>7.10935225</text:p>
          </table:table-cell>
          <table:table-cell/>
          <table:table-cell table:formula="of:=POWER([.C1416]-6.75;2)" office:value-type="float" office:value="0.0483428718675156" calcext:value-type="float">
            <text:p>0.0483428719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.452939" calcext:value-type="float">
            <text:p>4.452939</text:p>
          </table:table-cell>
          <table:table-cell office:value-type="float" office:value="7.3182326667" calcext:value-type="float">
            <text:p>7.3182326667</text:p>
          </table:table-cell>
          <table:table-cell/>
          <table:table-cell table:formula="of:=POWER([.C1417]-6.75;2)" office:value-type="float" office:value="0.129134039580062" calcext:value-type="float">
            <text:p>0.1291340396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332055" calcext:value-type="float">
            <text:p>6.332055</text:p>
          </table:table-cell>
          <table:table-cell office:value-type="float" office:value="7.39373525" calcext:value-type="float">
            <text:p>7.39373525</text:p>
          </table:table-cell>
          <table:table-cell/>
          <table:table-cell table:formula="of:=POWER([.C1418]-6.75;2)" office:value-type="float" office:value="0.322888363504993" calcext:value-type="float">
            <text:p>0.3228883635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9.140356" calcext:value-type="float">
            <text:p>9.140356</text:p>
          </table:table-cell>
          <table:table-cell office:value-type="float" office:value="7.2529934167" calcext:value-type="float">
            <text:p>7.2529934167</text:p>
          </table:table-cell>
          <table:table-cell/>
          <table:table-cell table:formula="of:=POWER([.C1419]-6.75;2)" office:value-type="float" office:value="0.414395072092562" calcext:value-type="float">
            <text:p>0.414395072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.029482" calcext:value-type="float">
            <text:p>10.029482</text:p>
          </table:table-cell>
          <table:table-cell office:value-type="float" office:value="7.1130414167" calcext:value-type="float">
            <text:p>7.1130414167</text:p>
          </table:table-cell>
          <table:table-cell/>
          <table:table-cell table:formula="of:=POWER([.C1420]-6.75;2)" office:value-type="float" office:value="0.25300237724354" calcext:value-type="float">
            <text:p>0.2530023772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.505033" calcext:value-type="float">
            <text:p>7.505033</text:p>
          </table:table-cell>
          <table:table-cell office:value-type="float" office:value="6.985438875" calcext:value-type="float">
            <text:p>6.985438875</text:p>
          </table:table-cell>
          <table:table-cell/>
          <table:table-cell table:formula="of:=POWER([.C1421]-6.75;2)" office:value-type="float" office:value="0.131799070239543" calcext:value-type="float">
            <text:p>0.1317990702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7.505033" calcext:value-type="float">
            <text:p>7.505033</text:p>
          </table:table-cell>
          <table:table-cell office:value-type="float" office:value="6.9245870417" calcext:value-type="float">
            <text:p>6.9245870417</text:p>
          </table:table-cell>
          <table:table-cell/>
          <table:table-cell table:formula="of:=POWER([.C1422]-6.75;2)" office:value-type="float" office:value="0.0554314638612655" calcext:value-type="float">
            <text:p>0.0554314639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.505033" calcext:value-type="float">
            <text:p>7.505033</text:p>
          </table:table-cell>
          <table:table-cell office:value-type="float" office:value="6.8124230833" calcext:value-type="float">
            <text:p>6.8124230833</text:p>
          </table:table-cell>
          <table:table-cell/>
          <table:table-cell table:formula="of:=POWER([.C1423]-6.75;2)" office:value-type="float" office:value="0.0304806351295574" calcext:value-type="float">
            <text:p>0.0304806351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7.505033" calcext:value-type="float">
            <text:p>7.505033</text:p>
          </table:table-cell>
          <table:table-cell office:value-type="float" office:value="6.7109334167" calcext:value-type="float">
            <text:p>6.7109334167</text:p>
          </table:table-cell>
          <table:table-cell/>
          <table:table-cell table:formula="of:=POWER([.C1424]-6.75;2)" office:value-type="float" office:value="0.0038966413286787" calcext:value-type="float">
            <text:p>0.0038966413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3.23816" calcext:value-type="float">
            <text:p>13.23816</text:p>
          </table:table-cell>
          <table:table-cell office:value-type="float" office:value="6.6751235417" calcext:value-type="float">
            <text:p>6.6751235417</text:p>
          </table:table-cell>
          <table:table-cell/>
          <table:table-cell table:formula="of:=POWER([.C1425]-6.75;2)" office:value-type="float" office:value="0.00152619793073587" calcext:value-type="float">
            <text:p>0.0015261979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3.23816" calcext:value-type="float">
            <text:p>13.23816</text:p>
          </table:table-cell>
          <table:table-cell office:value-type="float" office:value="6.439246625" calcext:value-type="float">
            <text:p>6.439246625</text:p>
          </table:table-cell>
          <table:table-cell/>
          <table:table-cell table:formula="of:=POWER([.C1426]-6.75;2)" office:value-type="float" office:value="0.00560648400755169" calcext:value-type="float">
            <text:p>0.005606484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.056361" calcext:value-type="float">
            <text:p>8.056361</text:p>
          </table:table-cell>
          <table:table-cell office:value-type="float" office:value="6.179875375" calcext:value-type="float">
            <text:p>6.179875375</text:p>
          </table:table-cell>
          <table:table-cell/>
          <table:table-cell table:formula="of:=POWER([.C1427]-6.75;2)" office:value-type="float" office:value="0.0965676600738906" calcext:value-type="float">
            <text:p>0.0965676601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8.340022" calcext:value-type="float">
            <text:p>8.340022</text:p>
          </table:table-cell>
          <table:table-cell office:value-type="float" office:value="6.113590125" calcext:value-type="float">
            <text:p>6.113590125</text:p>
          </table:table-cell>
          <table:table-cell/>
          <table:table-cell table:formula="of:=POWER([.C1428]-6.75;2)" office:value-type="float" office:value="0.325042088031391" calcext:value-type="float">
            <text:p>0.325042088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177589" calcext:value-type="float">
            <text:p>6.177589</text:p>
          </table:table-cell>
          <table:table-cell office:value-type="float" office:value="6.0401350833" calcext:value-type="float">
            <text:p>6.0401350833</text:p>
          </table:table-cell>
          <table:table-cell/>
          <table:table-cell table:formula="of:=POWER([.C1429]-6.75;2)" office:value-type="float" office:value="0.405017528997516" calcext:value-type="float">
            <text:p>0.40501752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177589" calcext:value-type="float">
            <text:p>6.177589</text:p>
          </table:table-cell>
          <table:table-cell office:value-type="float" office:value="6.02648575" calcext:value-type="float">
            <text:p>6.02648575</text:p>
          </table:table-cell>
          <table:table-cell/>
          <table:table-cell table:formula="of:=POWER([.C1430]-6.75;2)" office:value-type="float" office:value="0.503908199961498" calcext:value-type="float">
            <text:p>0.5039082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.812746" calcext:value-type="float">
            <text:p>2.812746</text:p>
          </table:table-cell>
          <table:table-cell office:value-type="float" office:value="5.9880102917" calcext:value-type="float">
            <text:p>5.9880102917</text:p>
          </table:table-cell>
          <table:table-cell/>
          <table:table-cell table:formula="of:=POWER([.C1431]-6.75;2)" office:value-type="float" office:value="0.523472869953063" calcext:value-type="float">
            <text:p>0.52347287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551892" calcext:value-type="float">
            <text:p>6.551892</text:p>
          </table:table-cell>
          <table:table-cell office:value-type="float" office:value="6.131867375" calcext:value-type="float">
            <text:p>6.131867375</text:p>
          </table:table-cell>
          <table:table-cell/>
          <table:table-cell table:formula="of:=POWER([.C1432]-6.75;2)" office:value-type="float" office:value="0.580628315555119" calcext:value-type="float">
            <text:p>0.5806283156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769414" calcext:value-type="float">
            <text:p>6.769414</text:p>
          </table:table-cell>
          <table:table-cell office:value-type="float" office:value="6.1553641667" calcext:value-type="float">
            <text:p>6.1553641667</text:p>
          </table:table-cell>
          <table:table-cell/>
          <table:table-cell table:formula="of:=POWER([.C1433]-6.75;2)" office:value-type="float" office:value="0.382087942089391" calcext:value-type="float">
            <text:p>0.382087942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.561285" calcext:value-type="float">
            <text:p>5.561285</text:p>
          </table:table-cell>
          <table:table-cell office:value-type="float" office:value="6.1757189167" calcext:value-type="float">
            <text:p>6.1757189167</text:p>
          </table:table-cell>
          <table:table-cell/>
          <table:table-cell table:formula="of:=POWER([.C1434]-6.75;2)" office:value-type="float" office:value="0.353591774244385" calcext:value-type="float">
            <text:p>0.3535917742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.330265" calcext:value-type="float">
            <text:p>4.330265</text:p>
          </table:table-cell>
          <table:table-cell office:value-type="float" office:value="6.2463374167" calcext:value-type="float">
            <text:p>6.2463374167</text:p>
          </table:table-cell>
          <table:table-cell/>
          <table:table-cell table:formula="of:=POWER([.C1435]-6.75;2)" office:value-type="float" office:value="0.329798762636221" calcext:value-type="float">
            <text:p>0.3297987626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.074346" calcext:value-type="float">
            <text:p>4.074346</text:p>
          </table:table-cell>
          <table:table-cell office:value-type="float" office:value="6.3483608333" calcext:value-type="float">
            <text:p>6.3483608333</text:p>
          </table:table-cell>
          <table:table-cell/>
          <table:table-cell table:formula="of:=POWER([.C1436]-6.75;2)" office:value-type="float" office:value="0.253675997816429" calcext:value-type="float">
            <text:p>0.2536759978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.586308" calcext:value-type="float">
            <text:p>4.586308</text:p>
          </table:table-cell>
          <table:table-cell office:value-type="float" office:value="6.4228402917" calcext:value-type="float">
            <text:p>6.4228402917</text:p>
          </table:table-cell>
          <table:table-cell/>
          <table:table-cell table:formula="of:=POWER([.C1437]-6.75;2)" office:value-type="float" office:value="0.16131402022747" calcext:value-type="float">
            <text:p>0.1613140202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354121" calcext:value-type="float">
            <text:p>6.354121</text:p>
          </table:table-cell>
          <table:table-cell office:value-type="float" office:value="6.479678625" calcext:value-type="float">
            <text:p>6.479678625</text:p>
          </table:table-cell>
          <table:table-cell/>
          <table:table-cell table:formula="of:=POWER([.C1438]-6.75;2)" office:value-type="float" office:value="0.107033474734941" calcext:value-type="float">
            <text:p>0.1070334747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9.441544" calcext:value-type="float">
            <text:p>9.441544</text:p>
          </table:table-cell>
          <table:table-cell office:value-type="float" office:value="6.4945780833" calcext:value-type="float">
            <text:p>6.4945780833</text:p>
          </table:table-cell>
          <table:table-cell/>
          <table:table-cell table:formula="of:=POWER([.C1439]-6.75;2)" office:value-type="float" office:value="0.0730736457818906" calcext:value-type="float">
            <text:p>0.0730736458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.952818" calcext:value-type="float">
            <text:p>9.952818</text:p>
          </table:table-cell>
          <table:table-cell office:value-type="float" office:value="6.3843374167" calcext:value-type="float">
            <text:p>6.3843374167</text:p>
          </table:table-cell>
          <table:table-cell/>
          <table:table-cell table:formula="of:=POWER([.C1440]-6.75;2)" office:value-type="float" office:value="0.0652403555307015" calcext:value-type="float">
            <text:p>0.0652403555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265001" calcext:value-type="float">
            <text:p>6.265001</text:p>
          </table:table-cell>
          <table:table-cell office:value-type="float" office:value="6.236222375" calcext:value-type="float">
            <text:p>6.236222375</text:p>
          </table:table-cell>
          <table:table-cell/>
          <table:table-cell table:formula="of:=POWER([.C1441]-6.75;2)" office:value-type="float" office:value="0.133709124825629" calcext:value-type="float">
            <text:p>0.1337091248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.954251" calcext:value-type="float">
            <text:p>2.954251</text:p>
          </table:table-cell>
          <table:table-cell office:value-type="float" office:value="6.2444054583" calcext:value-type="float">
            <text:p>6.2444054583</text:p>
          </table:table-cell>
          <table:table-cell/>
          <table:table-cell table:formula="of:=POWER([.C1442]-6.75;2)" office:value-type="float" office:value="0.263967447950641" calcext:value-type="float">
            <text:p>0.263967448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5.781508" calcext:value-type="float">
            <text:p>5.781508</text:p>
          </table:table-cell>
          <table:table-cell office:value-type="float" office:value="6.407749125" calcext:value-type="float">
            <text:p>6.407749125</text:p>
          </table:table-cell>
          <table:table-cell/>
          <table:table-cell table:formula="of:=POWER([.C1443]-6.75;2)" office:value-type="float" office:value="0.255625840596833" calcext:value-type="float">
            <text:p>0.2556258406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967021" calcext:value-type="float">
            <text:p>6.967021</text:p>
          </table:table-cell>
          <table:table-cell office:value-type="float" office:value="6.455143" calcext:value-type="float">
            <text:p>6.455143</text:p>
          </table:table-cell>
          <table:table-cell/>
          <table:table-cell table:formula="of:=POWER([.C1444]-6.75;2)" office:value-type="float" office:value="0.117135661438265" calcext:value-type="float">
            <text:p>0.1171356614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044589" calcext:value-type="float">
            <text:p>6.044589</text:p>
          </table:table-cell>
          <table:table-cell office:value-type="float" office:value="6.4460324583" calcext:value-type="float">
            <text:p>6.4460324583</text:p>
          </table:table-cell>
          <table:table-cell/>
          <table:table-cell table:formula="of:=POWER([.C1445]-6.75;2)" office:value-type="float" office:value="0.0869406504490002" calcext:value-type="float">
            <text:p>0.0869406504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.813098" calcext:value-type="float">
            <text:p>4.813098</text:p>
          </table:table-cell>
          <table:table-cell office:value-type="float" office:value="6.4701498333" calcext:value-type="float">
            <text:p>6.4701498333</text:p>
          </table:table-cell>
          <table:table-cell/>
          <table:table-cell table:formula="of:=POWER([.C1446]-6.75;2)" office:value-type="float" office:value="0.092396266407141" calcext:value-type="float">
            <text:p>0.0923962664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5.069281" calcext:value-type="float">
            <text:p>5.069281</text:p>
          </table:table-cell>
          <table:table-cell office:value-type="float" office:value="6.5472899167" calcext:value-type="float">
            <text:p>6.5472899167</text:p>
          </table:table-cell>
          <table:table-cell/>
          <table:table-cell table:formula="of:=POWER([.C1447]-6.75;2)" office:value-type="float" office:value="0.0783161158020179" calcext:value-type="float">
            <text:p>0.0783161158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645596" calcext:value-type="float">
            <text:p>6.645596</text:p>
          </table:table-cell>
          <table:table-cell office:value-type="float" office:value="6.61895875" calcext:value-type="float">
            <text:p>6.61895875</text:p>
          </table:table-cell>
          <table:table-cell/>
          <table:table-cell table:formula="of:=POWER([.C1448]-6.75;2)" office:value-type="float" office:value="0.0410913778714927" calcext:value-type="float">
            <text:p>0.0410913779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.577114" calcext:value-type="float">
            <text:p>7.577114</text:p>
          </table:table-cell>
          <table:table-cell office:value-type="float" office:value="6.6303606667" calcext:value-type="float">
            <text:p>6.6303606667</text:p>
          </table:table-cell>
          <table:table-cell/>
          <table:table-cell table:formula="of:=POWER([.C1449]-6.75;2)" office:value-type="float" office:value="0.0171718092015625" calcext:value-type="float">
            <text:p>0.017171809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.01325" calcext:value-type="float">
            <text:p>7.01325</text:p>
          </table:table-cell>
          <table:table-cell office:value-type="float" office:value="6.610196" calcext:value-type="float">
            <text:p>6.610196</text:p>
          </table:table-cell>
          <table:table-cell/>
          <table:table-cell table:formula="of:=POWER([.C1450]-6.75;2)" office:value-type="float" office:value="0.0143135700724686" calcext:value-type="float">
            <text:p>0.0143135701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465515" calcext:value-type="float">
            <text:p>6.465515</text:p>
          </table:table-cell>
          <table:table-cell office:value-type="float" office:value="6.612601125" calcext:value-type="float">
            <text:p>6.612601125</text:p>
          </table:table-cell>
          <table:table-cell/>
          <table:table-cell table:formula="of:=POWER([.C1451]-6.75;2)" office:value-type="float" office:value="0.019545158416" calcext:value-type="float">
            <text:p>0.0195451584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577101" calcext:value-type="float">
            <text:p>6.577101</text:p>
          </table:table-cell>
          <table:table-cell office:value-type="float" office:value="6.63139175" calcext:value-type="float">
            <text:p>6.63139175</text:p>
          </table:table-cell>
          <table:table-cell/>
          <table:table-cell table:formula="of:=POWER([.C1452]-6.75;2)" office:value-type="float" office:value="0.0188784508512655" calcext:value-type="float">
            <text:p>0.0188784509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.850005" calcext:value-type="float">
            <text:p>5.850005</text:p>
          </table:table-cell>
          <table:table-cell office:value-type="float" office:value="6.6401817917" calcext:value-type="float">
            <text:p>6.6401817917</text:p>
          </table:table-cell>
          <table:table-cell/>
          <table:table-cell table:formula="of:=POWER([.C1453]-6.75;2)" office:value-type="float" office:value="0.0140679169680626" calcext:value-type="float">
            <text:p>0.014067917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.254178" calcext:value-type="float">
            <text:p>5.254178</text:p>
          </table:table-cell>
          <table:table-cell office:value-type="float" office:value="6.6711087917" calcext:value-type="float">
            <text:p>6.6711087917</text:p>
          </table:table-cell>
          <table:table-cell/>
          <table:table-cell table:formula="of:=POWER([.C1454]-6.75;2)" office:value-type="float" office:value="0.0120600388742222" calcext:value-type="float">
            <text:p>0.0120600389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265316" calcext:value-type="float">
            <text:p>6.265316</text:p>
          </table:table-cell>
          <table:table-cell office:value-type="float" office:value="6.728394375" calcext:value-type="float">
            <text:p>6.728394375</text:p>
          </table:table-cell>
          <table:table-cell/>
          <table:table-cell table:formula="of:=POWER([.C1455]-6.75;2)" office:value-type="float" office:value="0.00622382274703398" calcext:value-type="float">
            <text:p>0.0062238227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.115815" calcext:value-type="float">
            <text:p>7.115815</text:p>
          </table:table-cell>
          <table:table-cell office:value-type="float" office:value="6.75732775" calcext:value-type="float">
            <text:p>6.75732775</text:p>
          </table:table-cell>
          <table:table-cell/>
          <table:table-cell table:formula="of:=POWER([.C1456]-6.75;2)" office:value-type="float" office:value="0.000466803031640638" calcext:value-type="float">
            <text:p>0.000466803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.257928" calcext:value-type="float">
            <text:p>7.257928</text:p>
          </table:table-cell>
          <table:table-cell office:value-type="float" office:value="6.7512674167" calcext:value-type="float">
            <text:p>6.7512674167</text:p>
          </table:table-cell>
          <table:table-cell/>
          <table:table-cell table:formula="of:=POWER([.C1457]-6.75;2)" office:value-type="float" office:value="0.0000536959200624995" calcext:value-type="float">
            <text:p>5.36959200624995E-005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.256129" calcext:value-type="float">
            <text:p>7.256129</text:p>
          </table:table-cell>
          <table:table-cell office:value-type="float" office:value="6.721017125" calcext:value-type="float">
            <text:p>6.721017125</text:p>
          </table:table-cell>
          <table:table-cell/>
          <table:table-cell table:formula="of:=POWER([.C1458]-6.75;2)" office:value-type="float" office:value="0.00000160634509143937" calcext:value-type="float">
            <text:p>1.60634509143937E-006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778827" calcext:value-type="float">
            <text:p>6.778827</text:p>
          </table:table-cell>
          <table:table-cell office:value-type="float" office:value="6.6832160833" calcext:value-type="float">
            <text:p>6.6832160833</text:p>
          </table:table-cell>
          <table:table-cell/>
          <table:table-cell table:formula="of:=POWER([.C1459]-6.75;2)" office:value-type="float" office:value="0.000840007043265604" calcext:value-type="float">
            <text:p>0.000840007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.861853" calcext:value-type="float">
            <text:p>5.861853</text:p>
          </table:table-cell>
          <table:table-cell office:value-type="float" office:value="6.6777792083" calcext:value-type="float">
            <text:p>6.6777792083</text:p>
          </table:table-cell>
          <table:table-cell/>
          <table:table-cell table:formula="of:=POWER([.C1460]-6.75;2)" office:value-type="float" office:value="0.00446009152979259" calcext:value-type="float">
            <text:p>0.0044600915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.950428" calcext:value-type="float">
            <text:p>5.950428</text:p>
          </table:table-cell>
          <table:table-cell office:value-type="float" office:value="6.723080375" calcext:value-type="float">
            <text:p>6.723080375</text:p>
          </table:table-cell>
          <table:table-cell/>
          <table:table-cell table:formula="of:=POWER([.C1461]-6.75;2)" office:value-type="float" office:value="0.00521584275377472" calcext:value-type="float">
            <text:p>0.0052158428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711708" calcext:value-type="float">
            <text:p>6.711708</text:p>
          </table:table-cell>
          <table:table-cell office:value-type="float" office:value="6.7718830417" calcext:value-type="float">
            <text:p>6.7718830417</text:p>
          </table:table-cell>
          <table:table-cell/>
          <table:table-cell table:formula="of:=POWER([.C1462]-6.75;2)" office:value-type="float" office:value="0.000724666210140607" calcext:value-type="float">
            <text:p>0.0007246662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795768" calcext:value-type="float">
            <text:p>6.795768</text:p>
          </table:table-cell>
          <table:table-cell office:value-type="float" office:value="6.7956876667" calcext:value-type="float">
            <text:p>6.7956876667</text:p>
          </table:table-cell>
          <table:table-cell/>
          <table:table-cell table:formula="of:=POWER([.C1463]-6.75;2)" office:value-type="float" office:value="0.000478867514043929" calcext:value-type="float">
            <text:p>0.0004788675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398057" calcext:value-type="float">
            <text:p>6.398057</text:p>
          </table:table-cell>
          <table:table-cell office:value-type="float" office:value="6.8127778333" calcext:value-type="float">
            <text:p>6.8127778333</text:p>
          </table:table-cell>
          <table:table-cell/>
          <table:table-cell table:formula="of:=POWER([.C1464]-6.75;2)" office:value-type="float" office:value="0.0020873628884903" calcext:value-type="float">
            <text:p>0.0020873629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461395" calcext:value-type="float">
            <text:p>6.461395</text:p>
          </table:table-cell>
          <table:table-cell office:value-type="float" office:value="6.832457" calcext:value-type="float">
            <text:p>6.832457</text:p>
          </table:table-cell>
          <table:table-cell/>
          <table:table-cell table:formula="of:=POWER([.C1465]-6.75;2)" office:value-type="float" office:value="0.00394105635384261" calcext:value-type="float">
            <text:p>0.0039410564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874499" calcext:value-type="float">
            <text:p>6.874499</text:p>
          </table:table-cell>
          <table:table-cell office:value-type="float" office:value="6.8392065417" calcext:value-type="float">
            <text:p>6.8392065417</text:p>
          </table:table-cell>
          <table:table-cell/>
          <table:table-cell table:formula="of:=POWER([.C1466]-6.75;2)" office:value-type="float" office:value="0.00679915684899996" calcext:value-type="float">
            <text:p>0.0067991568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918961" calcext:value-type="float">
            <text:p>6.918961</text:p>
          </table:table-cell>
          <table:table-cell office:value-type="float" office:value="6.8299299583" calcext:value-type="float">
            <text:p>6.8299299583</text:p>
          </table:table-cell>
          <table:table-cell/>
          <table:table-cell table:formula="of:=POWER([.C1467]-6.75;2)" office:value-type="float" office:value="0.00795780708207389" calcext:value-type="float">
            <text:p>0.0079578071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748368" calcext:value-type="float">
            <text:p>6.748368</text:p>
          </table:table-cell>
          <table:table-cell office:value-type="float" office:value="6.8326721667" calcext:value-type="float">
            <text:p>6.8326721667</text:p>
          </table:table-cell>
          <table:table-cell/>
          <table:table-cell table:formula="of:=POWER([.C1468]-6.75;2)" office:value-type="float" office:value="0.00638879823383977" calcext:value-type="float">
            <text:p>0.0063887982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623406" calcext:value-type="float">
            <text:p>6.623406</text:p>
          </table:table-cell>
          <table:table-cell office:value-type="float" office:value="6.8491374167" calcext:value-type="float">
            <text:p>6.8491374167</text:p>
          </table:table-cell>
          <table:table-cell/>
          <table:table-cell table:formula="of:=POWER([.C1469]-6.75;2)" office:value-type="float" office:value="0.00683468714687261" calcext:value-type="float">
            <text:p>0.0068346871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66446" calcext:value-type="float">
            <text:p>6.66446</text:p>
          </table:table-cell>
          <table:table-cell office:value-type="float" office:value="6.845187625" calcext:value-type="float">
            <text:p>6.845187625</text:p>
          </table:table-cell>
          <table:table-cell/>
          <table:table-cell table:formula="of:=POWER([.C1470]-6.75;2)" office:value-type="float" office:value="0.00982822738994937" calcext:value-type="float">
            <text:p>0.0098282274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789333" calcext:value-type="float">
            <text:p>6.789333</text:p>
          </table:table-cell>
          <table:table-cell office:value-type="float" office:value="6.817701" calcext:value-type="float">
            <text:p>6.817701</text:p>
          </table:table-cell>
          <table:table-cell/>
          <table:table-cell table:formula="of:=POWER([.C1471]-6.75;2)" office:value-type="float" office:value="0.00906068395314069" calcext:value-type="float">
            <text:p>0.009060684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919242" calcext:value-type="float">
            <text:p>6.919242</text:p>
          </table:table-cell>
          <table:table-cell office:value-type="float" office:value="6.8120680833" calcext:value-type="float">
            <text:p>6.8120680833</text:p>
          </table:table-cell>
          <table:table-cell/>
          <table:table-cell table:formula="of:=POWER([.C1472]-6.75;2)" office:value-type="float" office:value="0.00458342540099994" calcext:value-type="float">
            <text:p>0.0045834254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.093162" calcext:value-type="float">
            <text:p>7.093162</text:p>
          </table:table-cell>
          <table:table-cell office:value-type="float" office:value="6.8241150833" calcext:value-type="float">
            <text:p>6.8241150833</text:p>
          </table:table-cell>
          <table:table-cell/>
          <table:table-cell table:formula="of:=POWER([.C1473]-6.75;2)" office:value-type="float" office:value="0.00385244696453571" calcext:value-type="float">
            <text:p>0.003852447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.070973" calcext:value-type="float">
            <text:p>7.070973</text:p>
          </table:table-cell>
          <table:table-cell office:value-type="float" office:value="6.8201562917" calcext:value-type="float">
            <text:p>6.8201562917</text:p>
          </table:table-cell>
          <table:table-cell/>
          <table:table-cell table:formula="of:=POWER([.C1474]-6.75;2)" office:value-type="float" office:value="0.0054930455725659" calcext:value-type="float">
            <text:p>0.005493045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91649" calcext:value-type="float">
            <text:p>6.91649</text:p>
          </table:table-cell>
          <table:table-cell office:value-type="float" office:value="6.801524125" calcext:value-type="float">
            <text:p>6.801524125</text:p>
          </table:table-cell>
          <table:table-cell/>
          <table:table-cell table:formula="of:=POWER([.C1475]-6.75;2)" office:value-type="float" office:value="0.00492190526509549" calcext:value-type="float">
            <text:p>0.0049219053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788062" calcext:value-type="float">
            <text:p>6.788062</text:p>
          </table:table-cell>
          <table:table-cell office:value-type="float" office:value="6.7857294167" calcext:value-type="float">
            <text:p>6.7857294167</text:p>
          </table:table-cell>
          <table:table-cell/>
          <table:table-cell table:formula="of:=POWER([.C1476]-6.75;2)" office:value-type="float" office:value="0.00265473545701565" calcext:value-type="float">
            <text:p>0.0026547355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592253" calcext:value-type="float">
            <text:p>6.592253</text:p>
          </table:table-cell>
          <table:table-cell office:value-type="float" office:value="6.785026625" calcext:value-type="float">
            <text:p>6.785026625</text:p>
          </table:table-cell>
          <table:table-cell/>
          <table:table-cell table:formula="of:=POWER([.C1477]-6.75;2)" office:value-type="float" office:value="0.00127659121772222" calcext:value-type="float">
            <text:p>0.0012765912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629032" calcext:value-type="float">
            <text:p>6.629032</text:p>
          </table:table-cell>
          <table:table-cell office:value-type="float" office:value="6.8046076667" calcext:value-type="float">
            <text:p>6.8046076667</text:p>
          </table:table-cell>
          <table:table-cell/>
          <table:table-cell table:formula="of:=POWER([.C1478]-6.75;2)" office:value-type="float" office:value="0.00122686445889065" calcext:value-type="float">
            <text:p>0.0012268645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959717" calcext:value-type="float">
            <text:p>6.959717</text:p>
          </table:table-cell>
          <table:table-cell office:value-type="float" office:value="6.8265549167" calcext:value-type="float">
            <text:p>6.8265549167</text:p>
          </table:table-cell>
          <table:table-cell/>
          <table:table-cell table:formula="of:=POWER([.C1479]-6.75;2)" office:value-type="float" office:value="0.00298199726241828" calcext:value-type="float">
            <text:p>0.0029819973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970367" calcext:value-type="float">
            <text:p>6.970367</text:p>
          </table:table-cell>
          <table:table-cell office:value-type="float" office:value="6.810063" calcext:value-type="float">
            <text:p>6.810063</text:p>
          </table:table-cell>
          <table:table-cell/>
          <table:table-cell table:formula="of:=POWER([.C1480]-6.75;2)" office:value-type="float" office:value="0.00586065527094396" calcext:value-type="float">
            <text:p>0.0058606553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531921" calcext:value-type="float">
            <text:p>6.531921</text:p>
          </table:table-cell>
          <table:table-cell office:value-type="float" office:value="6.7691249167" calcext:value-type="float">
            <text:p>6.7691249167</text:p>
          </table:table-cell>
          <table:table-cell/>
          <table:table-cell table:formula="of:=POWER([.C1481]-6.75;2)" office:value-type="float" office:value="0.00360756396899994" calcext:value-type="float">
            <text:p>0.003607564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348904" calcext:value-type="float">
            <text:p>6.348904</text:p>
          </table:table-cell>
          <table:table-cell office:value-type="float" office:value="6.7776553333" calcext:value-type="float">
            <text:p>6.7776553333</text:p>
          </table:table-cell>
          <table:table-cell/>
          <table:table-cell table:formula="of:=POWER([.C1482]-6.75;2)" office:value-type="float" office:value="0.000365762438781941" calcext:value-type="float">
            <text:p>0.0003657624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648342" calcext:value-type="float">
            <text:p>6.648342</text:p>
          </table:table-cell>
          <table:table-cell office:value-type="float" office:value="6.8108803333" calcext:value-type="float">
            <text:p>6.8108803333</text:p>
          </table:table-cell>
          <table:table-cell/>
          <table:table-cell table:formula="of:=POWER([.C1483]-6.75;2)" office:value-type="float" office:value="0.000764817459934103" calcext:value-type="float">
            <text:p>0.0007648175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949081" calcext:value-type="float">
            <text:p>6.949081</text:p>
          </table:table-cell>
          <table:table-cell office:value-type="float" office:value="6.8076343333" calcext:value-type="float">
            <text:p>6.8076343333</text:p>
          </table:table-cell>
          <table:table-cell/>
          <table:table-cell table:formula="of:=POWER([.C1484]-6.75;2)" office:value-type="float" office:value="0.0037064149827191" calcext:value-type="float">
            <text:p>0.003706415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.121692" calcext:value-type="float">
            <text:p>7.121692</text:p>
          </table:table-cell>
          <table:table-cell office:value-type="float" office:value="6.779487375" calcext:value-type="float">
            <text:p>6.779487375</text:p>
          </table:table-cell>
          <table:table-cell/>
          <table:table-cell table:formula="of:=POWER([.C1485]-6.75;2)" office:value-type="float" office:value="0.00332171637493551" calcext:value-type="float">
            <text:p>0.0033217164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.283019" calcext:value-type="float">
            <text:p>7.283019</text:p>
          </table:table-cell>
          <table:table-cell office:value-type="float" office:value="6.7479895833" calcext:value-type="float">
            <text:p>6.7479895833</text:p>
          </table:table-cell>
          <table:table-cell/>
          <table:table-cell table:formula="of:=POWER([.C1486]-6.75;2)" office:value-type="float" office:value="0.00086950528439065" calcext:value-type="float">
            <text:p>0.0008695053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7.205932" calcext:value-type="float">
            <text:p>7.205932</text:p>
          </table:table-cell>
          <table:table-cell office:value-type="float" office:value="6.7147569167" calcext:value-type="float">
            <text:p>6.7147569167</text:p>
          </table:table-cell>
          <table:table-cell/>
          <table:table-cell table:formula="of:=POWER([.C1487]-6.75;2)" office:value-type="float" office:value="0.00000404177530763941" calcext:value-type="float">
            <text:p>4.04177530763941E-006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870357" calcext:value-type="float">
            <text:p>6.870357</text:p>
          </table:table-cell>
          <table:table-cell office:value-type="float" office:value="6.7095497917" calcext:value-type="float">
            <text:p>6.7095497917</text:p>
          </table:table-cell>
          <table:table-cell/>
          <table:table-cell table:formula="of:=POWER([.C1488]-6.75;2)" office:value-type="float" office:value="0.00124207492049075" calcext:value-type="float">
            <text:p>0.0012420749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623384" calcext:value-type="float">
            <text:p>6.623384</text:p>
          </table:table-cell>
          <table:table-cell office:value-type="float" office:value="6.7271435" calcext:value-type="float">
            <text:p>6.7271435</text:p>
          </table:table-cell>
          <table:table-cell/>
          <table:table-cell table:formula="of:=POWER([.C1489]-6.75;2)" office:value-type="float" office:value="0.00163621935151341" calcext:value-type="float">
            <text:p>0.0016362194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651861" calcext:value-type="float">
            <text:p>6.651861</text:p>
          </table:table-cell>
          <table:table-cell office:value-type="float" office:value="6.7121052917" calcext:value-type="float">
            <text:p>6.7121052917</text:p>
          </table:table-cell>
          <table:table-cell/>
          <table:table-cell table:formula="of:=POWER([.C1490]-6.75;2)" office:value-type="float" office:value="0.000522419592249982" calcext:value-type="float">
            <text:p>0.0005224196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984774" calcext:value-type="float">
            <text:p>6.984774</text:p>
          </table:table-cell>
          <table:table-cell office:value-type="float" office:value="6.657282875" calcext:value-type="float">
            <text:p>6.657282875</text:p>
          </table:table-cell>
          <table:table-cell/>
          <table:table-cell table:formula="of:=POWER([.C1491]-6.75;2)" office:value-type="float" office:value="0.00143600891714206" calcext:value-type="float">
            <text:p>0.0014360089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7.143534" calcext:value-type="float">
            <text:p>7.143534</text:p>
          </table:table-cell>
          <table:table-cell office:value-type="float" office:value="6.61910275" calcext:value-type="float">
            <text:p>6.61910275</text:p>
          </table:table-cell>
          <table:table-cell/>
          <table:table-cell table:formula="of:=POWER([.C1492]-6.75;2)" office:value-type="float" office:value="0.00859646526826564" calcext:value-type="float">
            <text:p>0.0085964653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528611" calcext:value-type="float">
            <text:p>6.528611</text:p>
          </table:table-cell>
          <table:table-cell office:value-type="float" office:value="6.6050127083" calcext:value-type="float">
            <text:p>6.6050127083</text:p>
          </table:table-cell>
          <table:table-cell/>
          <table:table-cell table:formula="of:=POWER([.C1493]-6.75;2)" office:value-type="float" office:value="0.0171340900575626" calcext:value-type="float">
            <text:p>0.0171340901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004781" calcext:value-type="float">
            <text:p>6.004781</text:p>
          </table:table-cell>
          <table:table-cell office:value-type="float" office:value="6.59273125" calcext:value-type="float">
            <text:p>6.59273125</text:p>
          </table:table-cell>
          <table:table-cell/>
          <table:table-cell table:formula="of:=POWER([.C1494]-6.75;2)" office:value-type="float" office:value="0.0210213147545008" calcext:value-type="float">
            <text:p>0.0210213148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654143" calcext:value-type="float">
            <text:p>6.654143</text:p>
          </table:table-cell>
          <table:table-cell office:value-type="float" office:value="6.587446125" calcext:value-type="float">
            <text:p>6.587446125</text:p>
          </table:table-cell>
          <table:table-cell/>
          <table:table-cell table:formula="of:=POWER([.C1495]-6.75;2)" office:value-type="float" office:value="0.0247334597265625" calcext:value-type="float">
            <text:p>0.0247334597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.20837" calcext:value-type="float">
            <text:p>7.20837</text:p>
          </table:table-cell>
          <table:table-cell office:value-type="float" office:value="6.5932027083" calcext:value-type="float">
            <text:p>6.5932027083</text:p>
          </table:table-cell>
          <table:table-cell/>
          <table:table-cell table:formula="of:=POWER([.C1496]-6.75;2)" office:value-type="float" office:value="0.0264237622775158" calcext:value-type="float">
            <text:p>0.0264237623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998151" calcext:value-type="float">
            <text:p>6.998151</text:p>
          </table:table-cell>
          <table:table-cell office:value-type="float" office:value="6.5928060417" calcext:value-type="float">
            <text:p>6.5928060417</text:p>
          </table:table-cell>
          <table:table-cell/>
          <table:table-cell table:formula="of:=POWER([.C1497]-6.75;2)" office:value-type="float" office:value="0.024585390684455" calcext:value-type="float">
            <text:p>0.0245853907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623801" calcext:value-type="float">
            <text:p>6.623801</text:p>
          </table:table-cell>
          <table:table-cell office:value-type="float" office:value="6.586353875" calcext:value-type="float">
            <text:p>6.586353875</text:p>
          </table:table-cell>
          <table:table-cell/>
          <table:table-cell table:formula="of:=POWER([.C1498]-6.75;2)" office:value-type="float" office:value="0.024709940526022" calcext:value-type="float">
            <text:p>0.0247099405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537417" calcext:value-type="float">
            <text:p>6.537417</text:p>
          </table:table-cell>
          <table:table-cell office:value-type="float" office:value="6.5568389167" calcext:value-type="float">
            <text:p>6.5568389167</text:p>
          </table:table-cell>
          <table:table-cell/>
          <table:table-cell table:formula="of:=POWER([.C1499]-6.75;2)" office:value-type="float" office:value="0.0267800542275155" calcext:value-type="float">
            <text:p>0.026780054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771195" calcext:value-type="float">
            <text:p>6.771195</text:p>
          </table:table-cell>
          <table:table-cell office:value-type="float" office:value="6.4929449583" calcext:value-type="float">
            <text:p>6.4929449583</text:p>
          </table:table-cell>
          <table:table-cell/>
          <table:table-cell table:formula="of:=POWER([.C1500]-6.75;2)" office:value-type="float" office:value="0.0373112041016294" calcext:value-type="float">
            <text:p>0.0373112041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.062198" calcext:value-type="float">
            <text:p>7.062198</text:p>
          </table:table-cell>
          <table:table-cell office:value-type="float" office:value="6.4675417083" calcext:value-type="float">
            <text:p>6.4675417083</text:p>
          </table:table-cell>
          <table:table-cell/>
          <table:table-cell table:formula="of:=POWER([.C1501]-6.75;2)" office:value-type="float" office:value="0.0660772944633888" calcext:value-type="float">
            <text:p>0.0660772945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7.155766" calcext:value-type="float">
            <text:p>7.155766</text:p>
          </table:table-cell>
          <table:table-cell office:value-type="float" office:value="6.5130885" calcext:value-type="float">
            <text:p>6.5130885</text:p>
          </table:table-cell>
          <table:table-cell/>
          <table:table-cell table:formula="of:=POWER([.C1502]-6.75;2)" office:value-type="float" office:value="0.0797826865500824" calcext:value-type="float">
            <text:p>0.0797826866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563911" calcext:value-type="float">
            <text:p>6.563911</text:p>
          </table:table-cell>
          <table:table-cell office:value-type="float" office:value="6.58359025" calcext:value-type="float">
            <text:p>6.58359025</text:p>
          </table:table-cell>
          <table:table-cell/>
          <table:table-cell table:formula="of:=POWER([.C1503]-6.75;2)" office:value-type="float" office:value="0.0561270588322499" calcext:value-type="float">
            <text:p>0.0561270588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5.987853" calcext:value-type="float">
            <text:p>5.987853</text:p>
          </table:table-cell>
          <table:table-cell office:value-type="float" office:value="6.6025049167" calcext:value-type="float">
            <text:p>6.6025049167</text:p>
          </table:table-cell>
          <table:table-cell/>
          <table:table-cell table:formula="of:=POWER([.C1504]-6.75;2)" office:value-type="float" office:value="0.0276922048950624" calcext:value-type="float">
            <text:p>0.0276922049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736651" calcext:value-type="float">
            <text:p>6.736651</text:p>
          </table:table-cell>
          <table:table-cell office:value-type="float" office:value="6.645422" calcext:value-type="float">
            <text:p>6.645422</text:p>
          </table:table-cell>
          <table:table-cell/>
          <table:table-cell table:formula="of:=POWER([.C1505]-6.75;2)" office:value-type="float" office:value="0.0217547995976739" calcext:value-type="float">
            <text:p>0.0217547996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.146304" calcext:value-type="float">
            <text:p>7.146304</text:p>
          </table:table-cell>
          <table:table-cell office:value-type="float" office:value="6.6571391667" calcext:value-type="float">
            <text:p>6.6571391667</text:p>
          </table:table-cell>
          <table:table-cell/>
          <table:table-cell table:formula="of:=POWER([.C1506]-6.75;2)" office:value-type="float" office:value="0.010936558084" calcext:value-type="float">
            <text:p>0.0109365581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570438" calcext:value-type="float">
            <text:p>6.570438</text:p>
          </table:table-cell>
          <table:table-cell office:value-type="float" office:value="6.561528375" calcext:value-type="float">
            <text:p>6.561528375</text:p>
          </table:table-cell>
          <table:table-cell/>
          <table:table-cell table:formula="of:=POWER([.C1507]-6.75;2)" office:value-type="float" office:value="0.00862313436117032" calcext:value-type="float">
            <text:p>0.0086231344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273554" calcext:value-type="float">
            <text:p>6.273554</text:p>
          </table:table-cell>
          <table:table-cell office:value-type="float" office:value="6.6419742917" calcext:value-type="float">
            <text:p>6.6419742917</text:p>
          </table:table-cell>
          <table:table-cell/>
          <table:table-cell table:formula="of:=POWER([.C1508]-6.75;2)" office:value-type="float" office:value="0.0355215534301406" calcext:value-type="float">
            <text:p>0.0355215534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365745" calcext:value-type="float">
            <text:p>6.365745</text:p>
          </table:table-cell>
          <table:table-cell office:value-type="float" office:value="6.7101537083" calcext:value-type="float">
            <text:p>6.7101537083</text:p>
          </table:table-cell>
          <table:table-cell/>
          <table:table-cell table:formula="of:=POWER([.C1509]-6.75;2)" office:value-type="float" office:value="0.0116695536537166" calcext:value-type="float">
            <text:p>0.0116695537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485435" calcext:value-type="float">
            <text:p>6.485435</text:p>
          </table:table-cell>
          <table:table-cell office:value-type="float" office:value="6.7086505833" calcext:value-type="float">
            <text:p>6.7086505833</text:p>
          </table:table-cell>
          <table:table-cell/>
          <table:table-cell table:formula="of:=POWER([.C1510]-6.75;2)" office:value-type="float" office:value="0.00158772696224149" calcext:value-type="float">
            <text:p>0.001587727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.080961" calcext:value-type="float">
            <text:p>7.080961</text:p>
          </table:table-cell>
          <table:table-cell office:value-type="float" office:value="6.707386125" calcext:value-type="float">
            <text:p>6.707386125</text:p>
          </table:table-cell>
          <table:table-cell/>
          <table:table-cell table:formula="of:=POWER([.C1511]-6.75;2)" office:value-type="float" office:value="0.00170977426143025" calcext:value-type="float">
            <text:p>0.0017097743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7.292606" calcext:value-type="float">
            <text:p>7.292606</text:p>
          </table:table-cell>
          <table:table-cell office:value-type="float" office:value="6.7029410833" calcext:value-type="float">
            <text:p>6.7029410833</text:p>
          </table:table-cell>
          <table:table-cell/>
          <table:table-cell table:formula="of:=POWER([.C1512]-6.75;2)" office:value-type="float" office:value="0.00181594234251561" calcext:value-type="float">
            <text:p>0.0018159423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262467" calcext:value-type="float">
            <text:p>6.262467</text:p>
          </table:table-cell>
          <table:table-cell office:value-type="float" office:value="6.6640879583" calcext:value-type="float">
            <text:p>6.6640879583</text:p>
          </table:table-cell>
          <table:table-cell/>
          <table:table-cell table:formula="of:=POWER([.C1513]-6.75;2)" office:value-type="float" office:value="0.00221454164097756" calcext:value-type="float">
            <text:p>0.0022145416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.336123" calcext:value-type="float">
            <text:p>5.336123</text:p>
          </table:table-cell>
          <table:table-cell office:value-type="float" office:value="6.653858875" calcext:value-type="float">
            <text:p>6.653858875</text:p>
          </table:table-cell>
          <table:table-cell/>
          <table:table-cell table:formula="of:=POWER([.C1514]-6.75;2)" office:value-type="float" office:value="0.0073808789090626" calcext:value-type="float">
            <text:p>0.0073808789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068451" calcext:value-type="float">
            <text:p>6.068451</text:p>
          </table:table-cell>
          <table:table-cell office:value-type="float" office:value="6.7527914583" calcext:value-type="float">
            <text:p>6.7527914583</text:p>
          </table:table-cell>
          <table:table-cell/>
          <table:table-cell table:formula="of:=POWER([.C1515]-6.75;2)" office:value-type="float" office:value="0.00924311591626561" calcext:value-type="float">
            <text:p>0.0092431159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805373" calcext:value-type="float">
            <text:p>6.805373</text:p>
          </table:table-cell>
          <table:table-cell office:value-type="float" office:value="6.8350672083" calcext:value-type="float">
            <text:p>6.8350672083</text:p>
          </table:table-cell>
          <table:table-cell/>
          <table:table-cell table:formula="of:=POWER([.C1516]-6.75;2)" office:value-type="float" office:value="0.00000779223944063855" calcext:value-type="float">
            <text:p>7.79223944063855E-006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233856" calcext:value-type="float">
            <text:p>6.233856</text:p>
          </table:table-cell>
          <table:table-cell office:value-type="float" office:value="6.7963425417" calcext:value-type="float">
            <text:p>6.7963425417</text:p>
          </table:table-cell>
          <table:table-cell/>
          <table:table-cell table:formula="of:=POWER([.C1517]-6.75;2)" office:value-type="float" office:value="0.00723642992795558" calcext:value-type="float">
            <text:p>0.0072364299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.877938" calcext:value-type="float">
            <text:p>5.877938</text:p>
          </table:table-cell>
          <table:table-cell office:value-type="float" office:value="6.749325875" calcext:value-type="float">
            <text:p>6.749325875</text:p>
          </table:table-cell>
          <table:table-cell/>
          <table:table-cell table:formula="of:=POWER([.C1518]-6.75;2)" office:value-type="float" office:value="0.0021476311712162" calcext:value-type="float">
            <text:p>0.0021476312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792301" calcext:value-type="float">
            <text:p>6.792301</text:p>
          </table:table-cell>
          <table:table-cell office:value-type="float" office:value="6.717139125" calcext:value-type="float">
            <text:p>6.717139125</text:p>
          </table:table-cell>
          <table:table-cell/>
          <table:table-cell table:formula="of:=POWER([.C1519]-6.75;2)" office:value-type="float" office:value="0.00000045444451562466" calcext:value-type="float">
            <text:p>4.5444451562466E-007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.19885" calcext:value-type="float">
            <text:p>7.19885</text:p>
          </table:table-cell>
          <table:table-cell office:value-type="float" office:value="6.6468539167" calcext:value-type="float">
            <text:p>6.6468539167</text:p>
          </table:table-cell>
          <table:table-cell/>
          <table:table-cell table:formula="of:=POWER([.C1520]-6.75;2)" office:value-type="float" office:value="0.00107983710576562" calcext:value-type="float">
            <text:p>0.0010798371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843299" calcext:value-type="float">
            <text:p>6.843299</text:p>
          </table:table-cell>
          <table:table-cell office:value-type="float" office:value="6.386499625" calcext:value-type="float">
            <text:p>6.386499625</text:p>
          </table:table-cell>
          <table:table-cell/>
          <table:table-cell table:formula="of:=POWER([.C1521]-6.75;2)" office:value-type="float" office:value="0.0106391145001306" calcext:value-type="float">
            <text:p>0.0106391145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5.915442" calcext:value-type="float">
            <text:p>5.915442</text:p>
          </table:table-cell>
          <table:table-cell office:value-type="float" office:value="6.3944369167" calcext:value-type="float">
            <text:p>6.3944369167</text:p>
          </table:table-cell>
          <table:table-cell/>
          <table:table-cell table:formula="of:=POWER([.C1522]-6.75;2)" office:value-type="float" office:value="0.132132522625141" calcext:value-type="float">
            <text:p>0.1321325226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5.003962" calcext:value-type="float">
            <text:p>5.003962</text:p>
          </table:table-cell>
          <table:table-cell office:value-type="float" office:value="6.5309971667" calcext:value-type="float">
            <text:p>6.5309971667</text:p>
          </table:table-cell>
          <table:table-cell/>
          <table:table-cell table:formula="of:=POWER([.C1523]-6.75;2)" office:value-type="float" office:value="0.126425106205803" calcext:value-type="float">
            <text:p>0.1264251062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161517" calcext:value-type="float">
            <text:p>6.161517</text:p>
          </table:table-cell>
          <table:table-cell office:value-type="float" office:value="6.584231" calcext:value-type="float">
            <text:p>6.584231</text:p>
          </table:table-cell>
          <table:table-cell/>
          <table:table-cell table:formula="of:=POWER([.C1524]-6.75;2)" office:value-type="float" office:value="0.0479622409934277" calcext:value-type="float">
            <text:p>0.047962241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8.155321" calcext:value-type="float">
            <text:p>8.155321</text:p>
          </table:table-cell>
          <table:table-cell office:value-type="float" office:value="6.4391414583" calcext:value-type="float">
            <text:p>6.4391414583</text:p>
          </table:table-cell>
          <table:table-cell/>
          <table:table-cell table:formula="of:=POWER([.C1525]-6.75;2)" office:value-type="float" office:value="0.027479361361" calcext:value-type="float">
            <text:p>0.0274793614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8.847808" calcext:value-type="float">
            <text:p>8.847808</text:p>
          </table:table-cell>
          <table:table-cell office:value-type="float" office:value="6.360816625" calcext:value-type="float">
            <text:p>6.360816625</text:p>
          </table:table-cell>
          <table:table-cell/>
          <table:table-cell table:formula="of:=POWER([.C1526]-6.75;2)" office:value-type="float" office:value="0.0966330329478507" calcext:value-type="float">
            <text:p>0.0966330329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7.017863" calcext:value-type="float">
            <text:p>7.017863</text:p>
          </table:table-cell>
          <table:table-cell office:value-type="float" office:value="6.3220067083" calcext:value-type="float">
            <text:p>6.3220067083</text:p>
          </table:table-cell>
          <table:table-cell/>
          <table:table-cell table:formula="of:=POWER([.C1527]-6.75;2)" office:value-type="float" office:value="0.151463699376391" calcext:value-type="float">
            <text:p>0.1514636994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7.017863" calcext:value-type="float">
            <text:p>7.017863</text:p>
          </table:table-cell>
          <table:table-cell office:value-type="float" office:value="6.3069316667" calcext:value-type="float">
            <text:p>6.3069316667</text:p>
          </table:table-cell>
          <table:table-cell/>
          <table:table-cell table:formula="of:=POWER([.C1528]-6.75;2)" office:value-type="float" office:value="0.183178257740201" calcext:value-type="float">
            <text:p>0.1831782577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7.017863" calcext:value-type="float">
            <text:p>7.017863</text:p>
          </table:table-cell>
          <table:table-cell office:value-type="float" office:value="6.2223162083" calcext:value-type="float">
            <text:p>6.2223162083</text:p>
          </table:table-cell>
          <table:table-cell/>
          <table:table-cell table:formula="of:=POWER([.C1529]-6.75;2)" office:value-type="float" office:value="0.19630954797324" calcext:value-type="float">
            <text:p>0.196309548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.851645" calcext:value-type="float">
            <text:p>4.851645</text:p>
          </table:table-cell>
          <table:table-cell office:value-type="float" office:value="6.158191375" calcext:value-type="float">
            <text:p>6.158191375</text:p>
          </table:table-cell>
          <table:table-cell/>
          <table:table-cell table:formula="of:=POWER([.C1530]-6.75;2)" office:value-type="float" office:value="0.278450184022889" calcext:value-type="float">
            <text:p>0.278450184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8.50114" calcext:value-type="float">
            <text:p>8.50114</text:p>
          </table:table-cell>
          <table:table-cell office:value-type="float" office:value="6.24198575" calcext:value-type="float">
            <text:p>6.24198575</text:p>
          </table:table-cell>
          <table:table-cell/>
          <table:table-cell table:formula="of:=POWER([.C1531]-6.75;2)" office:value-type="float" office:value="0.35023744862439" calcext:value-type="float">
            <text:p>0.3502374486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7.90986" calcext:value-type="float">
            <text:p>7.90986</text:p>
          </table:table-cell>
          <table:table-cell office:value-type="float" office:value="6.1768678333" calcext:value-type="float">
            <text:p>6.1768678333</text:p>
          </table:table-cell>
          <table:table-cell/>
          <table:table-cell table:formula="of:=POWER([.C1532]-6.75;2)" office:value-type="float" office:value="0.258078478203063" calcext:value-type="float">
            <text:p>0.2580784782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32967" calcext:value-type="float">
            <text:p>6.32967</text:p>
          </table:table-cell>
          <table:table-cell office:value-type="float" office:value="6.0862976667" calcext:value-type="float">
            <text:p>6.0862976667</text:p>
          </table:table-cell>
          <table:table-cell/>
          <table:table-cell table:formula="of:=POWER([.C1533]-6.75;2)" office:value-type="float" office:value="0.328480480506236" calcext:value-type="float">
            <text:p>0.3284804805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455088" calcext:value-type="float">
            <text:p>6.455088</text:p>
          </table:table-cell>
          <table:table-cell office:value-type="float" office:value="6.040341" calcext:value-type="float">
            <text:p>6.040341</text:p>
          </table:table-cell>
          <table:table-cell/>
          <table:table-cell table:formula="of:=POWER([.C1534]-6.75;2)" office:value-type="float" office:value="0.440500787227864" calcext:value-type="float">
            <text:p>0.4405007872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97428" calcext:value-type="float">
            <text:p>6.97428</text:p>
          </table:table-cell>
          <table:table-cell office:value-type="float" office:value="6.0346205417" calcext:value-type="float">
            <text:p>6.0346205417</text:p>
          </table:table-cell>
          <table:table-cell/>
          <table:table-cell table:formula="of:=POWER([.C1535]-6.75;2)" office:value-type="float" office:value="0.503615896281" calcext:value-type="float">
            <text:p>0.5036158963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360131" calcext:value-type="float">
            <text:p>6.360131</text:p>
          </table:table-cell>
          <table:table-cell office:value-type="float" office:value="6.0350908333" calcext:value-type="float">
            <text:p>6.0350908333</text:p>
          </table:table-cell>
          <table:table-cell/>
          <table:table-cell table:formula="of:=POWER([.C1536]-6.75;2)" office:value-type="float" office:value="0.511767769357602" calcext:value-type="float">
            <text:p>0.5117677694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016969" calcext:value-type="float">
            <text:p>6.016969</text:p>
          </table:table-cell>
          <table:table-cell office:value-type="float" office:value="6.05765625" calcext:value-type="float">
            <text:p>6.05765625</text:p>
          </table:table-cell>
          <table:table-cell/>
          <table:table-cell table:formula="of:=POWER([.C1537]-6.75;2)" office:value-type="float" office:value="0.511095116631689" calcext:value-type="float">
            <text:p>0.5110951166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7.710505" calcext:value-type="float">
            <text:p>7.710505</text:p>
          </table:table-cell>
          <table:table-cell office:value-type="float" office:value="6.0766714167" calcext:value-type="float">
            <text:p>6.0766714167</text:p>
          </table:table-cell>
          <table:table-cell/>
          <table:table-cell table:formula="of:=POWER([.C1538]-6.75;2)" office:value-type="float" office:value="0.479339868164063" calcext:value-type="float">
            <text:p>0.4793398682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8.043069" calcext:value-type="float">
            <text:p>8.043069</text:p>
          </table:table-cell>
          <table:table-cell office:value-type="float" office:value="5.9912674167" calcext:value-type="float">
            <text:p>5.9912674167</text:p>
          </table:table-cell>
          <table:table-cell/>
          <table:table-cell table:formula="of:=POWER([.C1539]-6.75;2)" office:value-type="float" office:value="0.453371381088785" calcext:value-type="float">
            <text:p>0.4533713811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.875981" calcext:value-type="float">
            <text:p>5.875981</text:p>
          </table:table-cell>
          <table:table-cell office:value-type="float" office:value="5.893270375" calcext:value-type="float">
            <text:p>5.893270375</text:p>
          </table:table-cell>
          <table:table-cell/>
          <table:table-cell table:formula="of:=POWER([.C1540]-6.75;2)" office:value-type="float" office:value="0.575675132961091" calcext:value-type="float">
            <text:p>0.575675133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5.105456" calcext:value-type="float">
            <text:p>5.105456</text:p>
          </table:table-cell>
          <table:table-cell office:value-type="float" office:value="5.9123737083" calcext:value-type="float">
            <text:p>5.9123737083</text:p>
          </table:table-cell>
          <table:table-cell/>
          <table:table-cell table:formula="of:=POWER([.C1541]-6.75;2)" office:value-type="float" office:value="0.73398565035264" calcext:value-type="float">
            <text:p>0.7339856504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.105456" calcext:value-type="float">
            <text:p>5.105456</text:p>
          </table:table-cell>
          <table:table-cell office:value-type="float" office:value="5.9747775833" calcext:value-type="float">
            <text:p>5.9747775833</text:p>
          </table:table-cell>
          <table:table-cell/>
          <table:table-cell table:formula="of:=POWER([.C1542]-6.75;2)" office:value-type="float" office:value="0.701617804547093" calcext:value-type="float">
            <text:p>0.7016178045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.105456" calcext:value-type="float">
            <text:p>5.105456</text:p>
          </table:table-cell>
          <table:table-cell office:value-type="float" office:value="6.0400379167" calcext:value-type="float">
            <text:p>6.0400379167</text:p>
          </table:table-cell>
          <table:table-cell/>
          <table:table-cell table:formula="of:=POWER([.C1543]-6.75;2)" office:value-type="float" office:value="0.600969795354189" calcext:value-type="float">
            <text:p>0.6009697954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950347" calcext:value-type="float">
            <text:p>0.950347</text:p>
          </table:table-cell>
          <table:table-cell office:value-type="float" office:value="6.0951843333" calcext:value-type="float">
            <text:p>6.0951843333</text:p>
          </table:table-cell>
          <table:table-cell/>
          <table:table-cell table:formula="of:=POWER([.C1544]-6.75;2)" office:value-type="float" office:value="0.504046159723676" calcext:value-type="float">
            <text:p>0.5040461597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7.033794" calcext:value-type="float">
            <text:p>7.033794</text:p>
          </table:table-cell>
          <table:table-cell office:value-type="float" office:value="6.3296566667" calcext:value-type="float">
            <text:p>6.3296566667</text:p>
          </table:table-cell>
          <table:table-cell/>
          <table:table-cell table:formula="of:=POWER([.C1545]-6.75;2)" office:value-type="float" office:value="0.428783557355766" calcext:value-type="float">
            <text:p>0.4287835574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9.192888" calcext:value-type="float">
            <text:p>9.192888</text:p>
          </table:table-cell>
          <table:table-cell office:value-type="float" office:value="6.3233225" calcext:value-type="float">
            <text:p>6.3233225</text:p>
          </table:table-cell>
          <table:table-cell/>
          <table:table-cell table:formula="of:=POWER([.C1546]-6.75;2)" office:value-type="float" office:value="0.176688517849755" calcext:value-type="float">
            <text:p>0.176688517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281574" calcext:value-type="float">
            <text:p>6.281574</text:p>
          </table:table-cell>
          <table:table-cell office:value-type="float" office:value="6.212634875" calcext:value-type="float">
            <text:p>6.212634875</text:p>
          </table:table-cell>
          <table:table-cell/>
          <table:table-cell table:formula="of:=POWER([.C1547]-6.75;2)" office:value-type="float" office:value="0.18205368900625" calcext:value-type="float">
            <text:p>0.182053689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.679368" calcext:value-type="float">
            <text:p>2.679368</text:p>
          </table:table-cell>
          <table:table-cell office:value-type="float" office:value="6.206589" calcext:value-type="float">
            <text:p>6.206589</text:p>
          </table:table-cell>
          <table:table-cell/>
          <table:table-cell table:formula="of:=POWER([.C1548]-6.75;2)" office:value-type="float" office:value="0.288761277566266" calcext:value-type="float">
            <text:p>0.2887612776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275525" calcext:value-type="float">
            <text:p>6.275525</text:p>
          </table:table-cell>
          <table:table-cell office:value-type="float" office:value="6.341143625" calcext:value-type="float">
            <text:p>6.341143625</text:p>
          </table:table-cell>
          <table:table-cell/>
          <table:table-cell table:formula="of:=POWER([.C1549]-6.75;2)" office:value-type="float" office:value="0.295295514921" calcext:value-type="float">
            <text:p>0.2952955149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.91637" calcext:value-type="float">
            <text:p>7.91637</text:p>
          </table:table-cell>
          <table:table-cell office:value-type="float" office:value="6.3373801667" calcext:value-type="float">
            <text:p>6.3373801667</text:p>
          </table:table-cell>
          <table:table-cell/>
          <table:table-cell table:formula="of:=POWER([.C1550]-6.75;2)" office:value-type="float" office:value="0.167163535378141" calcext:value-type="float">
            <text:p>0.1671635354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656062" calcext:value-type="float">
            <text:p>6.656062</text:p>
          </table:table-cell>
          <table:table-cell office:value-type="float" office:value="6.293496125" calcext:value-type="float">
            <text:p>6.293496125</text:p>
          </table:table-cell>
          <table:table-cell/>
          <table:table-cell table:formula="of:=POWER([.C1551]-6.75;2)" office:value-type="float" office:value="0.17025512683252" calcext:value-type="float">
            <text:p>0.1702551268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.987092" calcext:value-type="float">
            <text:p>4.987092</text:p>
          </table:table-cell>
          <table:table-cell office:value-type="float" office:value="6.3085560833" calcext:value-type="float">
            <text:p>6.3085560833</text:p>
          </table:table-cell>
          <table:table-cell/>
          <table:table-cell table:formula="of:=POWER([.C1552]-6.75;2)" office:value-type="float" office:value="0.208395787890016" calcext:value-type="float">
            <text:p>0.2083957879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.478867" calcext:value-type="float">
            <text:p>5.478867</text:p>
          </table:table-cell>
          <table:table-cell office:value-type="float" office:value="6.3843351667" calcext:value-type="float">
            <text:p>6.3843351667</text:p>
          </table:table-cell>
          <table:table-cell/>
          <table:table-cell table:formula="of:=POWER([.C1553]-6.75;2)" office:value-type="float" office:value="0.194872731591436" calcext:value-type="float">
            <text:p>0.1948727316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86271" calcext:value-type="float">
            <text:p>6.86271</text:p>
          </table:table-cell>
          <table:table-cell office:value-type="float" office:value="6.4291215" calcext:value-type="float">
            <text:p>6.4291215</text:p>
          </table:table-cell>
          <table:table-cell/>
          <table:table-cell table:formula="of:=POWER([.C1554]-6.75;2)" office:value-type="float" office:value="0.133710770312317" calcext:value-type="float">
            <text:p>0.1337107703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93831" calcext:value-type="float">
            <text:p>6.93831</text:p>
          </table:table-cell>
          <table:table-cell office:value-type="float" office:value="6.4038071667" calcext:value-type="float">
            <text:p>6.4038071667</text:p>
          </table:table-cell>
          <table:table-cell/>
          <table:table-cell table:formula="of:=POWER([.C1555]-6.75;2)" office:value-type="float" office:value="0.10296301176225" calcext:value-type="float">
            <text:p>0.1029630118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.736176" calcext:value-type="float">
            <text:p>5.736176</text:p>
          </table:table-cell>
          <table:table-cell office:value-type="float" office:value="6.39425625" calcext:value-type="float">
            <text:p>6.39425625</text:p>
          </table:table-cell>
          <table:table-cell/>
          <table:table-cell table:formula="of:=POWER([.C1556]-6.75;2)" office:value-type="float" office:value="0.119849477828282" calcext:value-type="float">
            <text:p>0.1198494778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.22671" calcext:value-type="float">
            <text:p>5.22671</text:p>
          </table:table-cell>
          <table:table-cell office:value-type="float" office:value="6.465442875" calcext:value-type="float">
            <text:p>6.465442875</text:p>
          </table:table-cell>
          <table:table-cell/>
          <table:table-cell table:formula="of:=POWER([.C1557]-6.75;2)" office:value-type="float" office:value="0.126553615664063" calcext:value-type="float">
            <text:p>0.1265536157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317797" calcext:value-type="float">
            <text:p>6.317797</text:p>
          </table:table-cell>
          <table:table-cell office:value-type="float" office:value="6.5395505" calcext:value-type="float">
            <text:p>6.5395505</text:p>
          </table:table-cell>
          <table:table-cell/>
          <table:table-cell table:formula="of:=POWER([.C1558]-6.75;2)" office:value-type="float" office:value="0.0809727573882657" calcext:value-type="float">
            <text:p>0.0809727574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985567" calcext:value-type="float">
            <text:p>6.985567</text:p>
          </table:table-cell>
          <table:table-cell office:value-type="float" office:value="6.5207563333" calcext:value-type="float">
            <text:p>6.5207563333</text:p>
          </table:table-cell>
          <table:table-cell/>
          <table:table-cell table:formula="of:=POWER([.C1559]-6.75;2)" office:value-type="float" office:value="0.0442889920502501" calcext:value-type="float">
            <text:p>0.0442889921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901701" calcext:value-type="float">
            <text:p>6.901701</text:p>
          </table:table-cell>
          <table:table-cell office:value-type="float" office:value="6.4731847917" calcext:value-type="float">
            <text:p>6.4731847917</text:p>
          </table:table-cell>
          <table:table-cell/>
          <table:table-cell table:formula="of:=POWER([.C1560]-6.75;2)" office:value-type="float" office:value="0.0525526587220609" calcext:value-type="float">
            <text:p>0.0525526587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473333" calcext:value-type="float">
            <text:p>6.473333</text:p>
          </table:table-cell>
          <table:table-cell office:value-type="float" office:value="6.4632596667" calcext:value-type="float">
            <text:p>6.4632596667</text:p>
          </table:table-cell>
          <table:table-cell/>
          <table:table-cell table:formula="of:=POWER([.C1561]-6.75;2)" office:value-type="float" office:value="0.0766266595461726" calcext:value-type="float">
            <text:p>0.0766266595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.660809" calcext:value-type="float">
            <text:p>5.660809</text:p>
          </table:table-cell>
          <table:table-cell office:value-type="float" office:value="6.4851877083" calcext:value-type="float">
            <text:p>6.4851877083</text:p>
          </table:table-cell>
          <table:table-cell/>
          <table:table-cell table:formula="of:=POWER([.C1562]-6.75;2)" office:value-type="float" office:value="0.0822200187409951" calcext:value-type="float">
            <text:p>0.0822200187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5.69114" calcext:value-type="float">
            <text:p>5.69114</text:p>
          </table:table-cell>
          <table:table-cell office:value-type="float" office:value="6.5414274583" calcext:value-type="float">
            <text:p>6.5414274583</text:p>
          </table:table-cell>
          <table:table-cell/>
          <table:table-cell table:formula="of:=POWER([.C1563]-6.75;2)" office:value-type="float" office:value="0.070125549835406" calcext:value-type="float">
            <text:p>0.0701255498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334461" calcext:value-type="float">
            <text:p>6.334461</text:p>
          </table:table-cell>
          <table:table-cell office:value-type="float" office:value="6.6040308333" calcext:value-type="float">
            <text:p>6.6040308333</text:p>
          </table:table-cell>
          <table:table-cell/>
          <table:table-cell table:formula="of:=POWER([.C1564]-6.75;2)" office:value-type="float" office:value="0.0435025051511981" calcext:value-type="float">
            <text:p>0.0435025052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603149" calcext:value-type="float">
            <text:p>6.603149</text:p>
          </table:table-cell>
          <table:table-cell office:value-type="float" office:value="6.6410015" calcext:value-type="float">
            <text:p>6.6410015</text:p>
          </table:table-cell>
          <table:table-cell/>
          <table:table-cell table:formula="of:=POWER([.C1565]-6.75;2)" office:value-type="float" office:value="0.0213069976270923" calcext:value-type="float">
            <text:p>0.0213069976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671704" calcext:value-type="float">
            <text:p>6.671704</text:p>
          </table:table-cell>
          <table:table-cell office:value-type="float" office:value="6.6530742917" calcext:value-type="float">
            <text:p>6.6530742917</text:p>
          </table:table-cell>
          <table:table-cell/>
          <table:table-cell table:formula="of:=POWER([.C1566]-6.75;2)" office:value-type="float" office:value="0.01188067300225" calcext:value-type="float">
            <text:p>0.011880673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42897" calcext:value-type="float">
            <text:p>6.42897</text:p>
          </table:table-cell>
          <table:table-cell office:value-type="float" office:value="6.6384320417" calcext:value-type="float">
            <text:p>6.6384320417</text:p>
          </table:table-cell>
          <table:table-cell/>
          <table:table-cell table:formula="of:=POWER([.C1567]-6.75;2)" office:value-type="float" office:value="0.00939459292945663" calcext:value-type="float">
            <text:p>0.0093945929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577683" calcext:value-type="float">
            <text:p>6.577683</text:p>
          </table:table-cell>
          <table:table-cell office:value-type="float" office:value="6.6228967083" calcext:value-type="float">
            <text:p>6.6228967083</text:p>
          </table:table-cell>
          <table:table-cell/>
          <table:table-cell table:formula="of:=POWER([.C1568]-6.75;2)" office:value-type="float" office:value="0.0124474093192306" calcext:value-type="float">
            <text:p>0.0124474093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881774" calcext:value-type="float">
            <text:p>6.881774</text:p>
          </table:table-cell>
          <table:table-cell office:value-type="float" office:value="6.624612875" calcext:value-type="float">
            <text:p>6.624612875</text:p>
          </table:table-cell>
          <table:table-cell/>
          <table:table-cell table:formula="of:=POWER([.C1569]-6.75;2)" office:value-type="float" office:value="0.0161552467609753" calcext:value-type="float">
            <text:p>0.0161552468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536385" calcext:value-type="float">
            <text:p>6.536385</text:p>
          </table:table-cell>
          <table:table-cell office:value-type="float" office:value="6.6368015833" calcext:value-type="float">
            <text:p>6.6368015833</text:p>
          </table:table-cell>
          <table:table-cell/>
          <table:table-cell table:formula="of:=POWER([.C1570]-6.75;2)" office:value-type="float" office:value="0.0157219311157655" calcext:value-type="float">
            <text:p>0.015721931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136473" calcext:value-type="float">
            <text:p>6.136473</text:p>
          </table:table-cell>
          <table:table-cell office:value-type="float" office:value="6.6577584167" calcext:value-type="float">
            <text:p>6.6577584167</text:p>
          </table:table-cell>
          <table:table-cell/>
          <table:table-cell table:formula="of:=POWER([.C1571]-6.75;2)" office:value-type="float" office:value="0.0128138815433867" calcext:value-type="float">
            <text:p>0.0128138815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.908679" calcext:value-type="float">
            <text:p>5.908679</text:p>
          </table:table-cell>
          <table:table-cell office:value-type="float" office:value="6.6751615" calcext:value-type="float">
            <text:p>6.6751615</text:p>
          </table:table-cell>
          <table:table-cell/>
          <table:table-cell table:formula="of:=POWER([.C1572]-6.75;2)" office:value-type="float" office:value="0.00850850968969082" calcext:value-type="float">
            <text:p>0.0085085097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185202" calcext:value-type="float">
            <text:p>6.185202</text:p>
          </table:table-cell>
          <table:table-cell office:value-type="float" office:value="6.7028452083" calcext:value-type="float">
            <text:p>6.7028452083</text:p>
          </table:table-cell>
          <table:table-cell/>
          <table:table-cell table:formula="of:=POWER([.C1573]-6.75;2)" office:value-type="float" office:value="0.00560080108225004" calcext:value-type="float">
            <text:p>0.0056008011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863153" calcext:value-type="float">
            <text:p>6.863153</text:p>
          </table:table-cell>
          <table:table-cell office:value-type="float" office:value="6.7312095417" calcext:value-type="float">
            <text:p>6.7312095417</text:p>
          </table:table-cell>
          <table:table-cell/>
          <table:table-cell table:formula="of:=POWER([.C1574]-6.75;2)" office:value-type="float" office:value="0.00222357438027036" calcext:value-type="float">
            <text:p>0.0022235744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7.017501" calcext:value-type="float">
            <text:p>7.017501</text:p>
          </table:table-cell>
          <table:table-cell office:value-type="float" office:value="6.73180825" calcext:value-type="float">
            <text:p>6.73180825</text:p>
          </table:table-cell>
          <table:table-cell/>
          <table:table-cell table:formula="of:=POWER([.C1575]-6.75;2)" office:value-type="float" office:value="0.000353081323124032" calcext:value-type="float">
            <text:p>0.0003530813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80579" calcext:value-type="float">
            <text:p>6.80579</text:p>
          </table:table-cell>
          <table:table-cell office:value-type="float" office:value="6.7389811667" calcext:value-type="float">
            <text:p>6.7389811667</text:p>
          </table:table-cell>
          <table:table-cell/>
          <table:table-cell table:formula="of:=POWER([.C1576]-6.75;2)" office:value-type="float" office:value="0.00033093976806249" calcext:value-type="float">
            <text:p>0.0003309398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553739" calcext:value-type="float">
            <text:p>6.553739</text:p>
          </table:table-cell>
          <table:table-cell office:value-type="float" office:value="6.7613085" calcext:value-type="float">
            <text:p>6.7613085</text:p>
          </table:table-cell>
          <table:table-cell/>
          <table:table-cell table:formula="of:=POWER([.C1577]-6.75;2)" office:value-type="float" office:value="0.000121414687293181" calcext:value-type="float">
            <text:p>0.0001214147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255166" calcext:value-type="float">
            <text:p>6.255166</text:p>
          </table:table-cell>
          <table:table-cell office:value-type="float" office:value="6.7749957917" calcext:value-type="float">
            <text:p>6.7749957917</text:p>
          </table:table-cell>
          <table:table-cell/>
          <table:table-cell table:formula="of:=POWER([.C1578]-6.75;2)" office:value-type="float" office:value="0.000127882172250004" calcext:value-type="float">
            <text:p>0.0001278822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709088" calcext:value-type="float">
            <text:p>6.709088</text:p>
          </table:table-cell>
          <table:table-cell office:value-type="float" office:value="6.7950669167" calcext:value-type="float">
            <text:p>6.7950669167</text:p>
          </table:table-cell>
          <table:table-cell/>
          <table:table-cell table:formula="of:=POWER([.C1579]-6.75;2)" office:value-type="float" office:value="0.000624789602709805" calcext:value-type="float">
            <text:p>0.0006247896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7.444655" calcext:value-type="float">
            <text:p>7.444655</text:p>
          </table:table-cell>
          <table:table-cell office:value-type="float" office:value="6.800454875" calcext:value-type="float">
            <text:p>6.800454875</text:p>
          </table:table-cell>
          <table:table-cell/>
          <table:table-cell table:formula="of:=POWER([.C1580]-6.75;2)" office:value-type="float" office:value="0.00203102698084472" calcext:value-type="float">
            <text:p>0.002031027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.005293" calcext:value-type="float">
            <text:p>7.005293</text:p>
          </table:table-cell>
          <table:table-cell office:value-type="float" office:value="6.7706498333" calcext:value-type="float">
            <text:p>6.7706498333</text:p>
          </table:table-cell>
          <table:table-cell/>
          <table:table-cell table:formula="of:=POWER([.C1581]-6.75;2)" office:value-type="float" office:value="0.0025456944112656" calcext:value-type="float">
            <text:p>0.0025456944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.866737" calcext:value-type="float">
            <text:p>5.866737</text:p>
          </table:table-cell>
          <table:table-cell office:value-type="float" office:value="6.7478764583" calcext:value-type="float">
            <text:p>6.7478764583</text:p>
          </table:table-cell>
          <table:table-cell/>
          <table:table-cell table:formula="of:=POWER([.C1582]-6.75;2)" office:value-type="float" office:value="0.000426415615317799" calcext:value-type="float">
            <text:p>0.0004264156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.84385" calcext:value-type="float">
            <text:p>5.84385</text:p>
          </table:table-cell>
          <table:table-cell office:value-type="float" office:value="6.7745205417" calcext:value-type="float">
            <text:p>6.7745205417</text:p>
          </table:table-cell>
          <table:table-cell/>
          <table:table-cell table:formula="of:=POWER([.C1583]-6.75;2)" office:value-type="float" office:value="0.00000450942935163728" calcext:value-type="float">
            <text:p>4.50942935163728E-006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663498" calcext:value-type="float">
            <text:p>6.663498</text:p>
          </table:table-cell>
          <table:table-cell office:value-type="float" office:value="6.8211981667" calcext:value-type="float">
            <text:p>6.8211981667</text:p>
          </table:table-cell>
          <table:table-cell/>
          <table:table-cell table:formula="of:=POWER([.C1584]-6.75;2)" office:value-type="float" office:value="0.000601256965261453" calcext:value-type="float">
            <text:p>0.000601257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999606" calcext:value-type="float">
            <text:p>6.999606</text:p>
          </table:table-cell>
          <table:table-cell office:value-type="float" office:value="6.8366025417" calcext:value-type="float">
            <text:p>6.8366025417</text:p>
          </table:table-cell>
          <table:table-cell/>
          <table:table-cell table:formula="of:=POWER([.C1585]-6.75;2)" office:value-type="float" office:value="0.00506917894144104" calcext:value-type="float">
            <text:p>0.0050691789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7.010563" calcext:value-type="float">
            <text:p>7.010563</text:p>
          </table:table-cell>
          <table:table-cell office:value-type="float" office:value="6.833200625" calcext:value-type="float">
            <text:p>6.833200625</text:p>
          </table:table-cell>
          <table:table-cell/>
          <table:table-cell table:formula="of:=POWER([.C1586]-6.75;2)" office:value-type="float" office:value="0.00750000022890017" calcext:value-type="float">
            <text:p>0.0075000002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7.193621" calcext:value-type="float">
            <text:p>7.193621</text:p>
          </table:table-cell>
          <table:table-cell office:value-type="float" office:value="6.8360395" calcext:value-type="float">
            <text:p>6.8360395</text:p>
          </table:table-cell>
          <table:table-cell/>
          <table:table-cell table:formula="of:=POWER([.C1587]-6.75;2)" office:value-type="float" office:value="0.00692234400039061" calcext:value-type="float">
            <text:p>0.006922344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7.221757" calcext:value-type="float">
            <text:p>7.221757</text:p>
          </table:table-cell>
          <table:table-cell office:value-type="float" office:value="6.8358910417" calcext:value-type="float">
            <text:p>6.8358910417</text:p>
          </table:table-cell>
          <table:table-cell/>
          <table:table-cell table:formula="of:=POWER([.C1588]-6.75;2)" office:value-type="float" office:value="0.00740279556025001" calcext:value-type="float">
            <text:p>0.0074027956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892896" calcext:value-type="float">
            <text:p>6.892896</text:p>
          </table:table-cell>
          <table:table-cell office:value-type="float" office:value="6.8184077083" calcext:value-type="float">
            <text:p>6.8184077083</text:p>
          </table:table-cell>
          <table:table-cell/>
          <table:table-cell table:formula="of:=POWER([.C1589]-6.75;2)" office:value-type="float" office:value="0.00737727104431115" calcext:value-type="float">
            <text:p>0.007377271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32029" calcext:value-type="float">
            <text:p>6.32029</text:p>
          </table:table-cell>
          <table:table-cell office:value-type="float" office:value="6.789662125" calcext:value-type="float">
            <text:p>6.789662125</text:p>
          </table:table-cell>
          <table:table-cell/>
          <table:table-cell table:formula="of:=POWER([.C1590]-6.75;2)" office:value-type="float" office:value="0.00467961455485784" calcext:value-type="float">
            <text:p>0.0046796146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056122" calcext:value-type="float">
            <text:p>6.056122</text:p>
          </table:table-cell>
          <table:table-cell office:value-type="float" office:value="6.795739375" calcext:value-type="float">
            <text:p>6.795739375</text:p>
          </table:table-cell>
          <table:table-cell/>
          <table:table-cell table:formula="of:=POWER([.C1591]-6.75;2)" office:value-type="float" office:value="0.00157308415951566" calcext:value-type="float">
            <text:p>0.0015730842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618871" calcext:value-type="float">
            <text:p>6.618871</text:p>
          </table:table-cell>
          <table:table-cell office:value-type="float" office:value="6.8439165833" calcext:value-type="float">
            <text:p>6.8439165833</text:p>
          </table:table-cell>
          <table:table-cell/>
          <table:table-cell table:formula="of:=POWER([.C1592]-6.75;2)" office:value-type="float" office:value="0.00209209042539064" calcext:value-type="float">
            <text:p>0.0020920904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7.174303" calcext:value-type="float">
            <text:p>7.174303</text:p>
          </table:table-cell>
          <table:table-cell office:value-type="float" office:value="6.8713655417" calcext:value-type="float">
            <text:p>6.8713655417</text:p>
          </table:table-cell>
          <table:table-cell/>
          <table:table-cell table:formula="of:=POWER([.C1593]-6.75;2)" office:value-type="float" office:value="0.00882032461874592" calcext:value-type="float">
            <text:p>0.0088203246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7.039349" calcext:value-type="float">
            <text:p>7.039349</text:p>
          </table:table-cell>
          <table:table-cell office:value-type="float" office:value="6.8490461667" calcext:value-type="float">
            <text:p>6.8490461667</text:p>
          </table:table-cell>
          <table:table-cell/>
          <table:table-cell table:formula="of:=POWER([.C1594]-6.75;2)" office:value-type="float" office:value="0.0147295947121345" calcext:value-type="float">
            <text:p>0.0147295947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554147" calcext:value-type="float">
            <text:p>6.554147</text:p>
          </table:table-cell>
          <table:table-cell office:value-type="float" office:value="6.823749625" calcext:value-type="float">
            <text:p>6.823749625</text:p>
          </table:table-cell>
          <table:table-cell/>
          <table:table-cell table:formula="of:=POWER([.C1595]-6.75;2)" office:value-type="float" office:value="0.00981014313796419" calcext:value-type="float">
            <text:p>0.0098101431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573088" calcext:value-type="float">
            <text:p>6.573088</text:p>
          </table:table-cell>
          <table:table-cell office:value-type="float" office:value="6.8246156667" calcext:value-type="float">
            <text:p>6.8246156667</text:p>
          </table:table-cell>
          <table:table-cell/>
          <table:table-cell table:formula="of:=POWER([.C1596]-6.75;2)" office:value-type="float" office:value="0.00543900718764057" calcext:value-type="float">
            <text:p>0.0054390072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865946" calcext:value-type="float">
            <text:p>6.865946</text:p>
          </table:table-cell>
          <table:table-cell office:value-type="float" office:value="6.8189319583" calcext:value-type="float">
            <text:p>6.8189319583</text:p>
          </table:table-cell>
          <table:table-cell/>
          <table:table-cell table:formula="of:=POWER([.C1597]-6.75;2)" office:value-type="float" office:value="0.00556749771708545" calcext:value-type="float">
            <text:p>0.0055674977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877522" calcext:value-type="float">
            <text:p>6.877522</text:p>
          </table:table-cell>
          <table:table-cell office:value-type="float" office:value="6.81305225" calcext:value-type="float">
            <text:p>6.81305225</text:p>
          </table:table-cell>
          <table:table-cell/>
          <table:table-cell table:formula="of:=POWER([.C1598]-6.75;2)" office:value-type="float" office:value="0.00475161487507298" calcext:value-type="float">
            <text:p>0.0047516149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7.189651" calcext:value-type="float">
            <text:p>7.189651</text:p>
          </table:table-cell>
          <table:table-cell office:value-type="float" office:value="6.8190507083" calcext:value-type="float">
            <text:p>6.8190507083</text:p>
          </table:table-cell>
          <table:table-cell/>
          <table:table-cell table:formula="of:=POWER([.C1599]-6.75;2)" office:value-type="float" office:value="0.00397558623006252" calcext:value-type="float">
            <text:p>0.0039755862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341646" calcext:value-type="float">
            <text:p>7.341646</text:p>
          </table:table-cell>
          <table:table-cell office:value-type="float" office:value="6.804962625" calcext:value-type="float">
            <text:p>6.804962625</text:p>
          </table:table-cell>
          <table:table-cell/>
          <table:table-cell table:formula="of:=POWER([.C1600]-6.75;2)" office:value-type="float" office:value="0.00476800031673166" calcext:value-type="float">
            <text:p>0.0047680003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882234" calcext:value-type="float">
            <text:p>6.882234</text:p>
          </table:table-cell>
          <table:table-cell office:value-type="float" office:value="6.7761487083" calcext:value-type="float">
            <text:p>6.7761487083</text:p>
          </table:table-cell>
          <table:table-cell/>
          <table:table-cell table:formula="of:=POWER([.C1601]-6.75;2)" office:value-type="float" office:value="0.00302089014689062" calcext:value-type="float">
            <text:p>0.0030208901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736873" calcext:value-type="float">
            <text:p>6.736873</text:p>
          </table:table-cell>
          <table:table-cell office:value-type="float" office:value="6.7607397083" calcext:value-type="float">
            <text:p>6.7607397083</text:p>
          </table:table-cell>
          <table:table-cell/>
          <table:table-cell table:formula="of:=POWER([.C1602]-6.75;2)" office:value-type="float" office:value="0.000683754945758491" calcext:value-type="float">
            <text:p>0.0006837549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838399" calcext:value-type="float">
            <text:p>6.838399</text:p>
          </table:table-cell>
          <table:table-cell office:value-type="float" office:value="6.7573358333" calcext:value-type="float">
            <text:p>6.7573358333</text:p>
          </table:table-cell>
          <table:table-cell/>
          <table:table-cell table:formula="of:=POWER([.C1603]-6.75;2)" office:value-type="float" office:value="0.00011534133436909" calcext:value-type="float">
            <text:p>0.0001153413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729334" calcext:value-type="float">
            <text:p>6.729334</text:p>
          </table:table-cell>
          <table:table-cell office:value-type="float" office:value="6.75119" calcext:value-type="float">
            <text:p>6.75119</text:p>
          </table:table-cell>
          <table:table-cell/>
          <table:table-cell table:formula="of:=POWER([.C1604]-6.75;2)" office:value-type="float" office:value="0.0000538144502053886" calcext:value-type="float">
            <text:p>5.38144502053886E-005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458732" calcext:value-type="float">
            <text:p>6.458732</text:p>
          </table:table-cell>
          <table:table-cell office:value-type="float" office:value="6.7311594583" calcext:value-type="float">
            <text:p>6.7311594583</text:p>
          </table:table-cell>
          <table:table-cell/>
          <table:table-cell table:formula="of:=POWER([.C1605]-6.75;2)" office:value-type="float" office:value="0.00000141610000000059" calcext:value-type="float">
            <text:p>1.41610000000059E-006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506195" calcext:value-type="float">
            <text:p>6.506195</text:p>
          </table:table-cell>
          <table:table-cell office:value-type="float" office:value="6.717300125" calcext:value-type="float">
            <text:p>6.717300125</text:p>
          </table:table-cell>
          <table:table-cell/>
          <table:table-cell table:formula="of:=POWER([.C1606]-6.75;2)" office:value-type="float" office:value="0.00035496601154942" calcext:value-type="float">
            <text:p>0.000354966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964113" calcext:value-type="float">
            <text:p>6.964113</text:p>
          </table:table-cell>
          <table:table-cell office:value-type="float" office:value="6.7255799583" calcext:value-type="float">
            <text:p>6.7255799583</text:p>
          </table:table-cell>
          <table:table-cell/>
          <table:table-cell table:formula="of:=POWER([.C1607]-6.75;2)" office:value-type="float" office:value="0.0010692818250156" calcext:value-type="float">
            <text:p>0.0010692818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7.033203" calcext:value-type="float">
            <text:p>7.033203</text:p>
          </table:table-cell>
          <table:table-cell office:value-type="float" office:value="6.7295113333" calcext:value-type="float">
            <text:p>6.7295113333</text:p>
          </table:table-cell>
          <table:table-cell/>
          <table:table-cell table:formula="of:=POWER([.C1608]-6.75;2)" office:value-type="float" office:value="0.000596338436629739" calcext:value-type="float">
            <text:p>0.0005963384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91796" calcext:value-type="float">
            <text:p>6.91796</text:p>
          </table:table-cell>
          <table:table-cell office:value-type="float" office:value="6.6921240833" calcext:value-type="float">
            <text:p>6.6921240833</text:p>
          </table:table-cell>
          <table:table-cell/>
          <table:table-cell table:formula="of:=POWER([.C1609]-6.75;2)" office:value-type="float" office:value="0.000419785463143704" calcext:value-type="float">
            <text:p>0.0004197855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.078696" calcext:value-type="float">
            <text:p>7.078696</text:p>
          </table:table-cell>
          <table:table-cell office:value-type="float" office:value="6.6185110417" calcext:value-type="float">
            <text:p>6.6185110417</text:p>
          </table:table-cell>
          <table:table-cell/>
          <table:table-cell table:formula="of:=POWER([.C1610]-6.75;2)" office:value-type="float" office:value="0.00334962173386539" calcext:value-type="float">
            <text:p>0.0033496217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.190058" calcext:value-type="float">
            <text:p>7.190058</text:p>
          </table:table-cell>
          <table:table-cell office:value-type="float" office:value="6.5984498333" calcext:value-type="float">
            <text:p>6.5984498333</text:p>
          </table:table-cell>
          <table:table-cell/>
          <table:table-cell table:formula="of:=POWER([.C1611]-6.75;2)" office:value-type="float" office:value="0.0172893461548192" calcext:value-type="float">
            <text:p>0.0172893462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802157" calcext:value-type="float">
            <text:p>6.802157</text:p>
          </table:table-cell>
          <table:table-cell office:value-type="float" office:value="6.6261237917" calcext:value-type="float">
            <text:p>6.6261237917</text:p>
          </table:table-cell>
          <table:table-cell/>
          <table:table-cell table:formula="of:=POWER([.C1612]-6.75;2)" office:value-type="float" office:value="0.0229674530267977" calcext:value-type="float">
            <text:p>0.02296745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203002" calcext:value-type="float">
            <text:p>6.203002</text:p>
          </table:table-cell>
          <table:table-cell office:value-type="float" office:value="6.6205055417" calcext:value-type="float">
            <text:p>6.6205055417</text:p>
          </table:table-cell>
          <table:table-cell/>
          <table:table-cell table:formula="of:=POWER([.C1613]-6.75;2)" office:value-type="float" office:value="0.0153453149827851" calcext:value-type="float">
            <text:p>0.015345315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466144" calcext:value-type="float">
            <text:p>6.466144</text:p>
          </table:table-cell>
          <table:table-cell office:value-type="float" office:value="6.5628101667" calcext:value-type="float">
            <text:p>6.5628101667</text:p>
          </table:table-cell>
          <table:table-cell/>
          <table:table-cell table:formula="of:=POWER([.C1614]-6.75;2)" office:value-type="float" office:value="0.0167688147304104" calcext:value-type="float">
            <text:p>0.0167688147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7.212375" calcext:value-type="float">
            <text:p>7.212375</text:p>
          </table:table-cell>
          <table:table-cell office:value-type="float" office:value="6.5359477917" calcext:value-type="float">
            <text:p>6.5359477917</text:p>
          </table:table-cell>
          <table:table-cell/>
          <table:table-cell table:formula="of:=POWER([.C1615]-6.75;2)" office:value-type="float" office:value="0.0350400336908817" calcext:value-type="float">
            <text:p>0.0350400337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.277646" calcext:value-type="float">
            <text:p>7.277646</text:p>
          </table:table-cell>
          <table:table-cell office:value-type="float" office:value="6.532234125" calcext:value-type="float">
            <text:p>6.532234125</text:p>
          </table:table-cell>
          <table:table-cell/>
          <table:table-cell table:formula="of:=POWER([.C1616]-6.75;2)" office:value-type="float" office:value="0.0458183478781066" calcext:value-type="float">
            <text:p>0.0458183479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638638" calcext:value-type="float">
            <text:p>6.638638</text:p>
          </table:table-cell>
          <table:table-cell office:value-type="float" office:value="6.5290493333" calcext:value-type="float">
            <text:p>6.5290493333</text:p>
          </table:table-cell>
          <table:table-cell/>
          <table:table-cell table:formula="of:=POWER([.C1617]-6.75;2)" office:value-type="float" office:value="0.0474219763145154" calcext:value-type="float">
            <text:p>0.0474219763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432232" calcext:value-type="float">
            <text:p>6.432232</text:p>
          </table:table-cell>
          <table:table-cell office:value-type="float" office:value="6.5402842917" calcext:value-type="float">
            <text:p>6.5402842917</text:p>
          </table:table-cell>
          <table:table-cell/>
          <table:table-cell table:formula="of:=POWER([.C1618]-6.75;2)" office:value-type="float" office:value="0.0488191971151746" calcext:value-type="float">
            <text:p>0.0488191971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574932" calcext:value-type="float">
            <text:p>6.574932</text:p>
          </table:table-cell>
          <table:table-cell office:value-type="float" office:value="6.5395905" calcext:value-type="float">
            <text:p>6.5395905</text:p>
          </table:table-cell>
          <table:table-cell/>
          <table:table-cell table:formula="of:=POWER([.C1619]-6.75;2)" office:value-type="float" office:value="0.0439806783077707" calcext:value-type="float">
            <text:p>0.0439806783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436679" calcext:value-type="float">
            <text:p>6.436679</text:p>
          </table:table-cell>
          <table:table-cell office:value-type="float" office:value="6.4956069583" calcext:value-type="float">
            <text:p>6.4956069583</text:p>
          </table:table-cell>
          <table:table-cell/>
          <table:table-cell table:formula="of:=POWER([.C1620]-6.75;2)" office:value-type="float" office:value="0.04427215769025" calcext:value-type="float">
            <text:p>0.0442721577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724833" calcext:value-type="float">
            <text:p>6.724833</text:p>
          </table:table-cell>
          <table:table-cell office:value-type="float" office:value="6.4218346667" calcext:value-type="float">
            <text:p>6.4218346667</text:p>
          </table:table-cell>
          <table:table-cell/>
          <table:table-cell table:formula="of:=POWER([.C1621]-6.75;2)" office:value-type="float" office:value="0.0647158196653781" calcext:value-type="float">
            <text:p>0.0647158197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7.021485" calcext:value-type="float">
            <text:p>7.021485</text:p>
          </table:table-cell>
          <table:table-cell office:value-type="float" office:value="6.36902925" calcext:value-type="float">
            <text:p>6.36902925</text:p>
          </table:table-cell>
          <table:table-cell/>
          <table:table-cell table:formula="of:=POWER([.C1622]-6.75;2)" office:value-type="float" office:value="0.1076924859799" calcext:value-type="float">
            <text:p>0.107692486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851537" calcext:value-type="float">
            <text:p>6.851537</text:p>
          </table:table-cell>
          <table:table-cell office:value-type="float" office:value="6.3795527917" calcext:value-type="float">
            <text:p>6.3795527917</text:p>
          </table:table-cell>
          <table:table-cell/>
          <table:table-cell table:formula="of:=POWER([.C1623]-6.75;2)" office:value-type="float" office:value="0.145138712355563" calcext:value-type="float">
            <text:p>0.1451387124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650112" calcext:value-type="float">
            <text:p>6.650112</text:p>
          </table:table-cell>
          <table:table-cell office:value-type="float" office:value="6.404436875" calcext:value-type="float">
            <text:p>6.404436875</text:p>
          </table:table-cell>
          <table:table-cell/>
          <table:table-cell table:formula="of:=POWER([.C1624]-6.75;2)" office:value-type="float" office:value="0.137231134137264" calcext:value-type="float">
            <text:p>0.137231134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512418" calcext:value-type="float">
            <text:p>6.512418</text:p>
          </table:table-cell>
          <table:table-cell office:value-type="float" office:value="6.3784680417" calcext:value-type="float">
            <text:p>6.3784680417</text:p>
          </table:table-cell>
          <table:table-cell/>
          <table:table-cell table:formula="of:=POWER([.C1625]-6.75;2)" office:value-type="float" office:value="0.119413873359766" calcext:value-type="float">
            <text:p>0.1194138734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65518" calcext:value-type="float">
            <text:p>6.65518</text:p>
          </table:table-cell>
          <table:table-cell office:value-type="float" office:value="6.3730450417" calcext:value-type="float">
            <text:p>6.3730450417</text:p>
          </table:table-cell>
          <table:table-cell/>
          <table:table-cell table:formula="of:=POWER([.C1626]-6.75;2)" office:value-type="float" office:value="0.138035996038233" calcext:value-type="float">
            <text:p>0.138035996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690899" calcext:value-type="float">
            <text:p>6.690899</text:p>
          </table:table-cell>
          <table:table-cell office:value-type="float" office:value="6.3968241667" calcext:value-type="float">
            <text:p>6.3968241667</text:p>
          </table:table-cell>
          <table:table-cell/>
          <table:table-cell table:formula="of:=POWER([.C1627]-6.75;2)" office:value-type="float" office:value="0.142095040586955" calcext:value-type="float">
            <text:p>0.1420950406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248601" calcext:value-type="float">
            <text:p>6.248601</text:p>
          </table:table-cell>
          <table:table-cell office:value-type="float" office:value="6.3926927083" calcext:value-type="float">
            <text:p>6.3926927083</text:p>
          </table:table-cell>
          <table:table-cell/>
          <table:table-cell table:formula="of:=POWER([.C1628]-6.75;2)" office:value-type="float" office:value="0.124733169227149" calcext:value-type="float">
            <text:p>0.1247331692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126108" calcext:value-type="float">
            <text:p>6.126108</text:p>
          </table:table-cell>
          <table:table-cell office:value-type="float" office:value="6.3969115417" calcext:value-type="float">
            <text:p>6.3969115417</text:p>
          </table:table-cell>
          <table:table-cell/>
          <table:table-cell table:formula="of:=POWER([.C1629]-6.75;2)" office:value-type="float" office:value="0.127668500701989" calcext:value-type="float">
            <text:p>0.1276685007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704911" calcext:value-type="float">
            <text:p>6.704911</text:p>
          </table:table-cell>
          <table:table-cell office:value-type="float" office:value="6.3972465833" calcext:value-type="float">
            <text:p>6.3972465833</text:p>
          </table:table-cell>
          <table:table-cell/>
          <table:table-cell table:formula="of:=POWER([.C1630]-6.75;2)" office:value-type="float" office:value="0.124671459384671" calcext:value-type="float">
            <text:p>0.1246714594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.058466" calcext:value-type="float">
            <text:p>7.058466</text:p>
          </table:table-cell>
          <table:table-cell office:value-type="float" office:value="6.3109480417" calcext:value-type="float">
            <text:p>6.3109480417</text:p>
          </table:table-cell>
          <table:table-cell/>
          <table:table-cell table:formula="of:=POWER([.C1631]-6.75;2)" office:value-type="float" office:value="0.124434972993524" calcext:value-type="float">
            <text:p>0.124434973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135909" calcext:value-type="float">
            <text:p>6.135909</text:p>
          </table:table-cell>
          <table:table-cell office:value-type="float" office:value="6.06425375" calcext:value-type="float">
            <text:p>6.06425375</text:p>
          </table:table-cell>
          <table:table-cell/>
          <table:table-cell table:formula="of:=POWER([.C1632]-6.75;2)" office:value-type="float" office:value="0.192766622087065" calcext:value-type="float">
            <text:p>0.1927666221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5.151247" calcext:value-type="float">
            <text:p>5.151247</text:p>
          </table:table-cell>
          <table:table-cell office:value-type="float" office:value="5.9772223333" calcext:value-type="float">
            <text:p>5.9772223333</text:p>
          </table:table-cell>
          <table:table-cell/>
          <table:table-cell table:formula="of:=POWER([.C1633]-6.75;2)" office:value-type="float" office:value="0.470247919389063" calcext:value-type="float">
            <text:p>0.4702479194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597227" calcext:value-type="float">
            <text:p>6.597227</text:p>
          </table:table-cell>
          <table:table-cell office:value-type="float" office:value="6.1365705" calcext:value-type="float">
            <text:p>6.1365705</text:p>
          </table:table-cell>
          <table:table-cell/>
          <table:table-cell table:formula="of:=POWER([.C1634]-6.75;2)" office:value-type="float" office:value="0.597185322150296" calcext:value-type="float">
            <text:p>0.5971853222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7.854233" calcext:value-type="float">
            <text:p>7.854233</text:p>
          </table:table-cell>
          <table:table-cell office:value-type="float" office:value="6.2814572083" calcext:value-type="float">
            <text:p>6.2814572083</text:p>
          </table:table-cell>
          <table:table-cell/>
          <table:table-cell table:formula="of:=POWER([.C1635]-6.75;2)" office:value-type="float" office:value="0.376295751470249" calcext:value-type="float">
            <text:p>0.3762957515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667319" calcext:value-type="float">
            <text:p>6.667319</text:p>
          </table:table-cell>
          <table:table-cell office:value-type="float" office:value="6.3739686667" calcext:value-type="float">
            <text:p>6.3739686667</text:p>
          </table:table-cell>
          <table:table-cell/>
          <table:table-cell table:formula="of:=POWER([.C1636]-6.75;2)" office:value-type="float" office:value="0.21953234765403" calcext:value-type="float">
            <text:p>0.2195323477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.818313" calcext:value-type="float">
            <text:p>4.818313</text:p>
          </table:table-cell>
          <table:table-cell office:value-type="float" office:value="6.515934875" calcext:value-type="float">
            <text:p>6.515934875</text:p>
          </table:table-cell>
          <table:table-cell/>
          <table:table-cell table:formula="of:=POWER([.C1637]-6.75;2)" office:value-type="float" office:value="0.141399563623376" calcext:value-type="float">
            <text:p>0.1413995636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5.821447" calcext:value-type="float">
            <text:p>5.821447</text:p>
          </table:table-cell>
          <table:table-cell office:value-type="float" office:value="6.6594481667" calcext:value-type="float">
            <text:p>6.6594481667</text:p>
          </table:table-cell>
          <table:table-cell/>
          <table:table-cell table:formula="of:=POWER([.C1638]-6.75;2)" office:value-type="float" office:value="0.0547864827412656" calcext:value-type="float">
            <text:p>0.0547864827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7.123247" calcext:value-type="float">
            <text:p>7.123247</text:p>
          </table:table-cell>
          <table:table-cell office:value-type="float" office:value="6.6872453333" calcext:value-type="float">
            <text:p>6.6872453333</text:p>
          </table:table-cell>
          <table:table-cell/>
          <table:table-cell table:formula="of:=POWER([.C1639]-6.75;2)" office:value-type="float" office:value="0.00819963451399102" calcext:value-type="float">
            <text:p>0.0081996345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7.201211" calcext:value-type="float">
            <text:p>7.201211</text:p>
          </table:table-cell>
          <table:table-cell office:value-type="float" office:value="6.744985625" calcext:value-type="float">
            <text:p>6.744985625</text:p>
          </table:table-cell>
          <table:table-cell/>
          <table:table-cell table:formula="of:=POWER([.C1640]-6.75;2)" office:value-type="float" office:value="0.0039381481926281" calcext:value-type="float">
            <text:p>0.0039381482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908277" calcext:value-type="float">
            <text:p>6.908277</text:p>
          </table:table-cell>
          <table:table-cell office:value-type="float" office:value="6.7187895833" calcext:value-type="float">
            <text:p>6.7187895833</text:p>
          </table:table-cell>
          <table:table-cell/>
          <table:table-cell table:formula="of:=POWER([.C1641]-6.75;2)" office:value-type="float" office:value="0.0000251439566406252" calcext:value-type="float">
            <text:p>0.000025144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415581" calcext:value-type="float">
            <text:p>6.415581</text:p>
          </table:table-cell>
          <table:table-cell office:value-type="float" office:value="6.704799125" calcext:value-type="float">
            <text:p>6.704799125</text:p>
          </table:table-cell>
          <table:table-cell/>
          <table:table-cell table:formula="of:=POWER([.C1642]-6.75;2)" office:value-type="float" office:value="0.000974090110587668" calcext:value-type="float">
            <text:p>0.0009740901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.519327" calcext:value-type="float">
            <text:p>5.519327</text:p>
          </table:table-cell>
          <table:table-cell office:value-type="float" office:value="6.5467105833" calcext:value-type="float">
            <text:p>6.5467105833</text:p>
          </table:table-cell>
          <table:table-cell/>
          <table:table-cell table:formula="of:=POWER([.C1643]-6.75;2)" office:value-type="float" office:value="0.00204311910076562" calcext:value-type="float">
            <text:p>0.0020431191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.666144" calcext:value-type="float">
            <text:p>4.666144</text:p>
          </table:table-cell>
          <table:table-cell office:value-type="float" office:value="6.5838385" calcext:value-type="float">
            <text:p>6.5838385</text:p>
          </table:table-cell>
          <table:table-cell/>
          <table:table-cell table:formula="of:=POWER([.C1644]-6.75;2)" office:value-type="float" office:value="0.0413265869422261" calcext:value-type="float">
            <text:p>0.0413265869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5.457503" calcext:value-type="float">
            <text:p>5.457503</text:p>
          </table:table-cell>
          <table:table-cell office:value-type="float" office:value="6.7088657083" calcext:value-type="float">
            <text:p>6.7088657083</text:p>
          </table:table-cell>
          <table:table-cell/>
          <table:table-cell table:formula="of:=POWER([.C1645]-6.75;2)" office:value-type="float" office:value="0.0276096440822501" calcext:value-type="float">
            <text:p>0.0276096441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7.27405" calcext:value-type="float">
            <text:p>7.27405</text:p>
          </table:table-cell>
          <table:table-cell office:value-type="float" office:value="6.7913189583" calcext:value-type="float">
            <text:p>6.7913189583</text:p>
          </table:table-cell>
          <table:table-cell/>
          <table:table-cell table:formula="of:=POWER([.C1646]-6.75;2)" office:value-type="float" office:value="0.00169202995366067" calcext:value-type="float">
            <text:p>0.00169203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7.448755" calcext:value-type="float">
            <text:p>7.448755</text:p>
          </table:table-cell>
          <table:table-cell office:value-type="float" office:value="6.75771575" calcext:value-type="float">
            <text:p>6.75771575</text:p>
          </table:table-cell>
          <table:table-cell/>
          <table:table-cell table:formula="of:=POWER([.C1647]-6.75;2)" office:value-type="float" office:value="0.00170725631499712" calcext:value-type="float">
            <text:p>0.0017072563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02686" calcext:value-type="float">
            <text:p>6.02686</text:p>
          </table:table-cell>
          <table:table-cell office:value-type="float" office:value="6.7227082083" calcext:value-type="float">
            <text:p>6.7227082083</text:p>
          </table:table-cell>
          <table:table-cell/>
          <table:table-cell table:formula="of:=POWER([.C1648]-6.75;2)" office:value-type="float" office:value="0.0000595327980625003" calcext:value-type="float">
            <text:p>5.95327980625003E-005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382266" calcext:value-type="float">
            <text:p>6.382266</text:p>
          </table:table-cell>
          <table:table-cell office:value-type="float" office:value="6.801212875" calcext:value-type="float">
            <text:p>6.801212875</text:p>
          </table:table-cell>
          <table:table-cell/>
          <table:table-cell table:formula="of:=POWER([.C1649]-6.75;2)" office:value-type="float" office:value="0.000744841894196174" calcext:value-type="float">
            <text:p>0.000744841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7.225879" calcext:value-type="float">
            <text:p>7.225879</text:p>
          </table:table-cell>
          <table:table-cell office:value-type="float" office:value="6.8777544167" calcext:value-type="float">
            <text:p>6.8777544167</text:p>
          </table:table-cell>
          <table:table-cell/>
          <table:table-cell table:formula="of:=POWER([.C1650]-6.75;2)" office:value-type="float" office:value="0.00262275856576563" calcext:value-type="float">
            <text:p>0.0026227586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591744" calcext:value-type="float">
            <text:p>6.591744</text:p>
          </table:table-cell>
          <table:table-cell office:value-type="float" office:value="6.7626244167" calcext:value-type="float">
            <text:p>6.7626244167</text:p>
          </table:table-cell>
          <table:table-cell/>
          <table:table-cell table:formula="of:=POWER([.C1651]-6.75;2)" office:value-type="float" office:value="0.0163211909863573" calcext:value-type="float">
            <text:p>0.016321191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349853" calcext:value-type="float">
            <text:p>6.349853</text:p>
          </table:table-cell>
          <table:table-cell office:value-type="float" office:value="6.6739167083" calcext:value-type="float">
            <text:p>6.6739167083</text:p>
          </table:table-cell>
          <table:table-cell/>
          <table:table-cell table:formula="of:=POWER([.C1652]-6.75;2)" office:value-type="float" office:value="0.000159375897015228" calcext:value-type="float">
            <text:p>0.0001593759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134149" calcext:value-type="float">
            <text:p>6.134149</text:p>
          </table:table-cell>
          <table:table-cell office:value-type="float" office:value="6.5772952083" calcext:value-type="float">
            <text:p>6.5772952083</text:p>
          </table:table-cell>
          <table:table-cell/>
          <table:table-cell table:formula="of:=POWER([.C1653]-6.75;2)" office:value-type="float" office:value="0.00578866727590726" calcext:value-type="float">
            <text:p>0.0057886673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.633746" calcext:value-type="float">
            <text:p>4.633746</text:p>
          </table:table-cell>
          <table:table-cell office:value-type="float" office:value="6.6333743333" calcext:value-type="float">
            <text:p>6.6333743333</text:p>
          </table:table-cell>
          <table:table-cell/>
          <table:table-cell table:formula="of:=POWER([.C1654]-6.75;2)" office:value-type="float" office:value="0.0298269450761405" calcext:value-type="float">
            <text:p>0.0298269451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.137803" calcext:value-type="float">
            <text:p>1.137803</text:p>
          </table:table-cell>
          <table:table-cell office:value-type="float" office:value="6.7522411667" calcext:value-type="float">
            <text:p>6.7522411667</text:p>
          </table:table-cell>
          <table:table-cell/>
          <table:table-cell table:formula="of:=POWER([.C1655]-6.75;2)" office:value-type="float" office:value="0.0136015461332195" calcext:value-type="float">
            <text:p>0.0136015461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.047155" calcext:value-type="float">
            <text:p>4.047155</text:p>
          </table:table-cell>
          <table:table-cell office:value-type="float" office:value="6.9921604583" calcext:value-type="float">
            <text:p>6.9921604583</text:p>
          </table:table-cell>
          <table:table-cell/>
          <table:table-cell table:formula="of:=POWER([.C1656]-6.75;2)" office:value-type="float" office:value="0.00000502282817718972" calcext:value-type="float">
            <text:p>5.02282817718972E-006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.975603" calcext:value-type="float">
            <text:p>8.975603</text:p>
          </table:table-cell>
          <table:table-cell office:value-type="float" office:value="7.0757005" calcext:value-type="float">
            <text:p>7.0757005</text:p>
          </table:table-cell>
          <table:table-cell/>
          <table:table-cell table:formula="of:=POWER([.C1657]-6.75;2)" office:value-type="float" office:value="0.058641687564066" calcext:value-type="float">
            <text:p>0.0586416876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0.074508" calcext:value-type="float">
            <text:p>10.074508</text:p>
          </table:table-cell>
          <table:table-cell office:value-type="float" office:value="6.9407217083" calcext:value-type="float">
            <text:p>6.9407217083</text:p>
          </table:table-cell>
          <table:table-cell/>
          <table:table-cell table:formula="of:=POWER([.C1658]-6.75;2)" office:value-type="float" office:value="0.10608081570025" calcext:value-type="float">
            <text:p>0.1060808157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0.074508" calcext:value-type="float">
            <text:p>10.074508</text:p>
          </table:table-cell>
          <table:table-cell office:value-type="float" office:value="6.784322" calcext:value-type="float">
            <text:p>6.784322</text:p>
          </table:table-cell>
          <table:table-cell/>
          <table:table-cell table:formula="of:=POWER([.C1659]-6.75;2)" office:value-type="float" office:value="0.0363747700168702" calcext:value-type="float">
            <text:p>0.03637477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0.074508" calcext:value-type="float">
            <text:p>10.074508</text:p>
          </table:table-cell>
          <table:table-cell office:value-type="float" office:value="6.657678625" calcext:value-type="float">
            <text:p>6.657678625</text:p>
          </table:table-cell>
          <table:table-cell/>
          <table:table-cell table:formula="of:=POWER([.C1660]-6.75;2)" office:value-type="float" office:value="0.00117799968399997" calcext:value-type="float">
            <text:p>0.0011779997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8.262632" calcext:value-type="float">
            <text:p>8.262632</text:p>
          </table:table-cell>
          <table:table-cell office:value-type="float" office:value="6.5339837917" calcext:value-type="float">
            <text:p>6.5339837917</text:p>
          </table:table-cell>
          <table:table-cell/>
          <table:table-cell table:formula="of:=POWER([.C1661]-6.75;2)" office:value-type="float" office:value="0.00852323628189063" calcext:value-type="float">
            <text:p>0.0085232363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488579" calcext:value-type="float">
            <text:p>6.488579</text:p>
          </table:table-cell>
          <table:table-cell office:value-type="float" office:value="6.4678795417" calcext:value-type="float">
            <text:p>6.4678795417</text:p>
          </table:table-cell>
          <table:table-cell/>
          <table:table-cell table:formula="of:=POWER([.C1662]-6.75;2)" office:value-type="float" office:value="0.046663002248309" calcext:value-type="float">
            <text:p>0.0466630022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8.509014" calcext:value-type="float">
            <text:p>8.509014</text:p>
          </table:table-cell>
          <table:table-cell office:value-type="float" office:value="6.45420575" calcext:value-type="float">
            <text:p>6.45420575</text:p>
          </table:table-cell>
          <table:table-cell/>
          <table:table-cell table:formula="of:=POWER([.C1663]-6.75;2)" office:value-type="float" office:value="0.0795919529914018" calcext:value-type="float">
            <text:p>0.079591953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572506" calcext:value-type="float">
            <text:p>6.572506</text:p>
          </table:table-cell>
          <table:table-cell office:value-type="float" office:value="6.3285370417" calcext:value-type="float">
            <text:p>6.3285370417</text:p>
          </table:table-cell>
          <table:table-cell/>
          <table:table-cell table:formula="of:=POWER([.C1664]-6.75;2)" office:value-type="float" office:value="0.0874942383330626" calcext:value-type="float">
            <text:p>0.0874942383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572506" calcext:value-type="float">
            <text:p>6.572506</text:p>
          </table:table-cell>
          <table:table-cell office:value-type="float" office:value="6.304824375" calcext:value-type="float">
            <text:p>6.304824375</text:p>
          </table:table-cell>
          <table:table-cell/>
          <table:table-cell table:formula="of:=POWER([.C1665]-6.75;2)" office:value-type="float" office:value="0.177631025218988" calcext:value-type="float">
            <text:p>0.1776310252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.621456" calcext:value-type="float">
            <text:p>2.621456</text:p>
          </table:table-cell>
          <table:table-cell office:value-type="float" office:value="6.3320370417" calcext:value-type="float">
            <text:p>6.3320370417</text:p>
          </table:table-cell>
          <table:table-cell/>
          <table:table-cell table:formula="of:=POWER([.C1666]-6.75;2)" office:value-type="float" office:value="0.198181337094141" calcext:value-type="float">
            <text:p>0.1981813371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410397" calcext:value-type="float">
            <text:p>6.410397</text:p>
          </table:table-cell>
          <table:table-cell office:value-type="float" office:value="6.52925225" calcext:value-type="float">
            <text:p>6.52925225</text:p>
          </table:table-cell>
          <table:table-cell/>
          <table:table-cell table:formula="of:=POWER([.C1667]-6.75;2)" office:value-type="float" office:value="0.174693034510888" calcext:value-type="float">
            <text:p>0.1746930345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7.666797" calcext:value-type="float">
            <text:p>7.666797</text:p>
          </table:table-cell>
          <table:table-cell office:value-type="float" office:value="6.5321983333" calcext:value-type="float">
            <text:p>6.5321983333</text:p>
          </table:table-cell>
          <table:table-cell/>
          <table:table-cell table:formula="of:=POWER([.C1668]-6.75;2)" office:value-type="float" office:value="0.0487295691300626" calcext:value-type="float">
            <text:p>0.0487295691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7.436381" calcext:value-type="float">
            <text:p>7.436381</text:p>
          </table:table-cell>
          <table:table-cell office:value-type="float" office:value="6.44935975" calcext:value-type="float">
            <text:p>6.44935975</text:p>
          </table:table-cell>
          <table:table-cell/>
          <table:table-cell table:formula="of:=POWER([.C1669]-6.75;2)" office:value-type="float" office:value="0.0474375660172978" calcext:value-type="float">
            <text:p>0.047437566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467573" calcext:value-type="float">
            <text:p>6.467573</text:p>
          </table:table-cell>
          <table:table-cell office:value-type="float" office:value="6.3918152917" calcext:value-type="float">
            <text:p>6.3918152917</text:p>
          </table:table-cell>
          <table:table-cell/>
          <table:table-cell table:formula="of:=POWER([.C1670]-6.75;2)" office:value-type="float" office:value="0.0903845599200624" calcext:value-type="float">
            <text:p>0.0903845599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608574" calcext:value-type="float">
            <text:p>6.608574</text:p>
          </table:table-cell>
          <table:table-cell office:value-type="float" office:value="6.4173896667" calcext:value-type="float">
            <text:p>6.4173896667</text:p>
          </table:table-cell>
          <table:table-cell/>
          <table:table-cell table:formula="of:=POWER([.C1671]-6.75;2)" office:value-type="float" office:value="0.128296285259956" calcext:value-type="float">
            <text:p>0.1282962853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7.910972" calcext:value-type="float">
            <text:p>7.910972</text:p>
          </table:table-cell>
          <table:table-cell office:value-type="float" office:value="6.4480148333" calcext:value-type="float">
            <text:p>6.4480148333</text:p>
          </table:table-cell>
          <table:table-cell/>
          <table:table-cell table:formula="of:=POWER([.C1672]-6.75;2)" office:value-type="float" office:value="0.110629633817937" calcext:value-type="float">
            <text:p>0.1106296338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8.219263" calcext:value-type="float">
            <text:p>8.219263</text:p>
          </table:table-cell>
          <table:table-cell office:value-type="float" office:value="6.4015669583" calcext:value-type="float">
            <text:p>6.4015669583</text:p>
          </table:table-cell>
          <table:table-cell/>
          <table:table-cell table:formula="of:=POWER([.C1673]-6.75;2)" office:value-type="float" office:value="0.0911950409068266" calcext:value-type="float">
            <text:p>0.0911950409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.462759" calcext:value-type="float">
            <text:p>4.462759</text:p>
          </table:table-cell>
          <table:table-cell office:value-type="float" office:value="6.3191910833" calcext:value-type="float">
            <text:p>6.3191910833</text:p>
          </table:table-cell>
          <table:table-cell/>
          <table:table-cell table:formula="of:=POWER([.C1674]-6.75;2)" office:value-type="float" office:value="0.121405584548314" calcext:value-type="float">
            <text:p>0.1214055845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.462759" calcext:value-type="float">
            <text:p>4.462759</text:p>
          </table:table-cell>
          <table:table-cell office:value-type="float" office:value="6.393066375" calcext:value-type="float">
            <text:p>6.393066375</text:p>
          </table:table-cell>
          <table:table-cell/>
          <table:table-cell table:formula="of:=POWER([.C1675]-6.75;2)" office:value-type="float" office:value="0.185596322708228" calcext:value-type="float">
            <text:p>0.1855963227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.030937" calcext:value-type="float">
            <text:p>4.030937</text:p>
          </table:table-cell>
          <table:table-cell office:value-type="float" office:value="6.4725433333" calcext:value-type="float">
            <text:p>6.4725433333</text:p>
          </table:table-cell>
          <table:table-cell/>
          <table:table-cell table:formula="of:=POWER([.C1676]-6.75;2)" office:value-type="float" office:value="0.127401612655641" calcext:value-type="float">
            <text:p>0.1274016127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7.480048" calcext:value-type="float">
            <text:p>7.480048</text:p>
          </table:table-cell>
          <table:table-cell office:value-type="float" office:value="6.574589875" calcext:value-type="float">
            <text:p>6.574589875</text:p>
          </table:table-cell>
          <table:table-cell/>
          <table:table-cell table:formula="of:=POWER([.C1677]-6.75;2)" office:value-type="float" office:value="0.0769822018962749" calcext:value-type="float">
            <text:p>0.0769822019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7.48655" calcext:value-type="float">
            <text:p>7.48655</text:p>
          </table:table-cell>
          <table:table-cell office:value-type="float" office:value="6.5524762083" calcext:value-type="float">
            <text:p>6.5524762083</text:p>
          </table:table-cell>
          <table:table-cell/>
          <table:table-cell table:formula="of:=POWER([.C1678]-6.75;2)" office:value-type="float" office:value="0.0307687119525156" calcext:value-type="float">
            <text:p>0.030768712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895866" calcext:value-type="float">
            <text:p>6.895866</text:p>
          </table:table-cell>
          <table:table-cell office:value-type="float" office:value="6.5423008333" calcext:value-type="float">
            <text:p>6.5423008333</text:p>
          </table:table-cell>
          <table:table-cell/>
          <table:table-cell table:formula="of:=POWER([.C1679]-6.75;2)" office:value-type="float" office:value="0.039015648287545" calcext:value-type="float">
            <text:p>0.0390156483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052116" calcext:value-type="float">
            <text:p>6.052116</text:p>
          </table:table-cell>
          <table:table-cell office:value-type="float" office:value="6.5472320833" calcext:value-type="float">
            <text:p>6.5472320833</text:p>
          </table:table-cell>
          <table:table-cell/>
          <table:table-cell table:formula="of:=POWER([.C1680]-6.75;2)" office:value-type="float" office:value="0.0431389438478745" calcext:value-type="float">
            <text:p>0.0431389438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5.736112" calcext:value-type="float">
            <text:p>5.736112</text:p>
          </table:table-cell>
          <table:table-cell office:value-type="float" office:value="6.5744460833" calcext:value-type="float">
            <text:p>6.5744460833</text:p>
          </table:table-cell>
          <table:table-cell/>
          <table:table-cell table:formula="of:=POWER([.C1681]-6.75;2)" office:value-type="float" office:value="0.0411148280428582" calcext:value-type="float">
            <text:p>0.041114828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320915" calcext:value-type="float">
            <text:p>6.320915</text:p>
          </table:table-cell>
          <table:table-cell office:value-type="float" office:value="6.607906" calcext:value-type="float">
            <text:p>6.607906</text:p>
          </table:table-cell>
          <table:table-cell/>
          <table:table-cell table:formula="of:=POWER([.C1682]-6.75;2)" office:value-type="float" office:value="0.0308191776687106" calcext:value-type="float">
            <text:p>0.0308191777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7.035067" calcext:value-type="float">
            <text:p>7.035067</text:p>
          </table:table-cell>
          <table:table-cell office:value-type="float" office:value="6.616607375" calcext:value-type="float">
            <text:p>6.616607375</text:p>
          </table:table-cell>
          <table:table-cell/>
          <table:table-cell table:formula="of:=POWER([.C1683]-6.75;2)" office:value-type="float" office:value="0.020190704836" calcext:value-type="float">
            <text:p>0.0201907048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7.105832" calcext:value-type="float">
            <text:p>7.105832</text:p>
          </table:table-cell>
          <table:table-cell office:value-type="float" office:value="6.604667125" calcext:value-type="float">
            <text:p>6.604667125</text:p>
          </table:table-cell>
          <table:table-cell/>
          <table:table-cell table:formula="of:=POWER([.C1684]-6.75;2)" office:value-type="float" office:value="0.0177935924043906" calcext:value-type="float">
            <text:p>0.0177935924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67613" calcext:value-type="float">
            <text:p>6.67613</text:p>
          </table:table-cell>
          <table:table-cell office:value-type="float" office:value="6.598343" calcext:value-type="float">
            <text:p>6.598343</text:p>
          </table:table-cell>
          <table:table-cell/>
          <table:table-cell table:formula="of:=POWER([.C1685]-6.75;2)" office:value-type="float" office:value="0.0211216445557657" calcext:value-type="float">
            <text:p>0.0211216446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160408" calcext:value-type="float">
            <text:p>6.160408</text:p>
          </table:table-cell>
          <table:table-cell office:value-type="float" office:value="6.606613875" calcext:value-type="float">
            <text:p>6.606613875</text:p>
          </table:table-cell>
          <table:table-cell/>
          <table:table-cell table:formula="of:=POWER([.C1686]-6.75;2)" office:value-type="float" office:value="0.022999845649" calcext:value-type="float">
            <text:p>0.0229998456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5.492965" calcext:value-type="float">
            <text:p>5.492965</text:p>
          </table:table-cell>
          <table:table-cell office:value-type="float" office:value="6.6320117083" calcext:value-type="float">
            <text:p>6.6320117083</text:p>
          </table:table-cell>
          <table:table-cell/>
          <table:table-cell table:formula="of:=POWER([.C1687]-6.75;2)" office:value-type="float" office:value="0.0205595808425157" calcext:value-type="float">
            <text:p>0.0205595808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003402" calcext:value-type="float">
            <text:p>6.003402</text:p>
          </table:table-cell>
          <table:table-cell office:value-type="float" office:value="6.6917113333" calcext:value-type="float">
            <text:p>6.6917113333</text:p>
          </table:table-cell>
          <table:table-cell/>
          <table:table-cell table:formula="of:=POWER([.C1688]-6.75;2)" office:value-type="float" office:value="0.0139212369782842" calcext:value-type="float">
            <text:p>0.013921237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7.22561" calcext:value-type="float">
            <text:p>7.22561</text:p>
          </table:table-cell>
          <table:table-cell office:value-type="float" office:value="6.7277540417" calcext:value-type="float">
            <text:p>6.7277540417</text:p>
          </table:table-cell>
          <table:table-cell/>
          <table:table-cell table:formula="of:=POWER([.C1689]-6.75;2)" office:value-type="float" office:value="0.00339756866566371" calcext:value-type="float">
            <text:p>0.0033975687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.354621" calcext:value-type="float">
            <text:p>7.354621</text:p>
          </table:table-cell>
          <table:table-cell office:value-type="float" office:value="6.6974812083" calcext:value-type="float">
            <text:p>6.6974812083</text:p>
          </table:table-cell>
          <table:table-cell/>
          <table:table-cell table:formula="of:=POWER([.C1690]-6.75;2)" office:value-type="float" office:value="0.000494882660685343" calcext:value-type="float">
            <text:p>0.0004948827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481103" calcext:value-type="float">
            <text:p>6.481103</text:p>
          </table:table-cell>
          <table:table-cell office:value-type="float" office:value="6.6722408333" calcext:value-type="float">
            <text:p>6.6722408333</text:p>
          </table:table-cell>
          <table:table-cell/>
          <table:table-cell table:formula="of:=POWER([.C1691]-6.75;2)" office:value-type="float" office:value="0.00275822348162797" calcext:value-type="float">
            <text:p>0.0027582235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.678671" calcext:value-type="float">
            <text:p>5.678671</text:p>
          </table:table-cell>
          <table:table-cell office:value-type="float" office:value="6.7045962083" calcext:value-type="float">
            <text:p>6.7045962083</text:p>
          </table:table-cell>
          <table:table-cell/>
          <table:table-cell table:formula="of:=POWER([.C1692]-6.75;2)" office:value-type="float" office:value="0.00604648800587838" calcext:value-type="float">
            <text:p>0.006046488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055314" calcext:value-type="float">
            <text:p>6.055314</text:p>
          </table:table-cell>
          <table:table-cell office:value-type="float" office:value="6.761630875" calcext:value-type="float">
            <text:p>6.761630875</text:p>
          </table:table-cell>
          <table:table-cell/>
          <table:table-cell table:formula="of:=POWER([.C1693]-6.75;2)" office:value-type="float" office:value="0.002061504300737" calcext:value-type="float">
            <text:p>0.0020615043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7.081358" calcext:value-type="float">
            <text:p>7.081358</text:p>
          </table:table-cell>
          <table:table-cell office:value-type="float" office:value="6.7784130833" calcext:value-type="float">
            <text:p>6.7784130833</text:p>
          </table:table-cell>
          <table:table-cell/>
          <table:table-cell table:formula="of:=POWER([.C1694]-6.75;2)" office:value-type="float" office:value="0.000135277253265621" calcext:value-type="float">
            <text:p>0.0001352773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.343578" calcext:value-type="float">
            <text:p>7.343578</text:p>
          </table:table-cell>
          <table:table-cell office:value-type="float" office:value="6.7497815417" calcext:value-type="float">
            <text:p>6.7497815417</text:p>
          </table:table-cell>
          <table:table-cell/>
          <table:table-cell table:formula="of:=POWER([.C1695]-6.75;2)" office:value-type="float" office:value="0.000807303302612753" calcext:value-type="float">
            <text:p>0.0008073033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796223" calcext:value-type="float">
            <text:p>6.796223</text:p>
          </table:table-cell>
          <table:table-cell office:value-type="float" office:value="6.734536125" calcext:value-type="float">
            <text:p>6.734536125</text:p>
          </table:table-cell>
          <table:table-cell/>
          <table:table-cell table:formula="of:=POWER([.C1696]-6.75;2)" office:value-type="float" office:value="0.0000000477240288388908" calcext:value-type="float">
            <text:p>4.77240288388908E-008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242242" calcext:value-type="float">
            <text:p>6.242242</text:p>
          </table:table-cell>
          <table:table-cell office:value-type="float" office:value="6.7568425833" calcext:value-type="float">
            <text:p>6.7568425833</text:p>
          </table:table-cell>
          <table:table-cell/>
          <table:table-cell table:formula="of:=POWER([.C1697]-6.75;2)" office:value-type="float" office:value="0.000239131430015625" calcext:value-type="float">
            <text:p>0.0002391314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235766" calcext:value-type="float">
            <text:p>6.235766</text:p>
          </table:table-cell>
          <table:table-cell office:value-type="float" office:value="6.77955725" calcext:value-type="float">
            <text:p>6.77955725</text:p>
          </table:table-cell>
          <table:table-cell/>
          <table:table-cell table:formula="of:=POWER([.C1698]-6.75;2)" office:value-type="float" office:value="0.0000468209462174402" calcext:value-type="float">
            <text:p>4.68209462174402E-005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370206" calcext:value-type="float">
            <text:p>6.370206</text:p>
          </table:table-cell>
          <table:table-cell office:value-type="float" office:value="6.78394375" calcext:value-type="float">
            <text:p>6.78394375</text:p>
          </table:table-cell>
          <table:table-cell/>
          <table:table-cell table:formula="of:=POWER([.C1699]-6.75;2)" office:value-type="float" office:value="0.000873631027562492" calcext:value-type="float">
            <text:p>0.00087363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480054" calcext:value-type="float">
            <text:p>6.480054</text:p>
          </table:table-cell>
          <table:table-cell office:value-type="float" office:value="6.809623625" calcext:value-type="float">
            <text:p>6.809623625</text:p>
          </table:table-cell>
          <table:table-cell/>
          <table:table-cell table:formula="of:=POWER([.C1700]-6.75;2)" office:value-type="float" office:value="0.00115217816406248" calcext:value-type="float">
            <text:p>0.0011521782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94932" calcext:value-type="float">
            <text:p>6.94932</text:p>
          </table:table-cell>
          <table:table-cell office:value-type="float" office:value="6.86319025" calcext:value-type="float">
            <text:p>6.86319025</text:p>
          </table:table-cell>
          <table:table-cell/>
          <table:table-cell table:formula="of:=POWER([.C1701]-6.75;2)" office:value-type="float" office:value="0.00355497665814067" calcext:value-type="float">
            <text:p>0.0035549767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7.242341" calcext:value-type="float">
            <text:p>7.242341</text:p>
          </table:table-cell>
          <table:table-cell office:value-type="float" office:value="6.905476625" calcext:value-type="float">
            <text:p>6.905476625</text:p>
          </table:table-cell>
          <table:table-cell/>
          <table:table-cell table:formula="of:=POWER([.C1702]-6.75;2)" office:value-type="float" office:value="0.0128120326950624" calcext:value-type="float">
            <text:p>0.0128120327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7.014216" calcext:value-type="float">
            <text:p>7.014216</text:p>
          </table:table-cell>
          <table:table-cell office:value-type="float" office:value="6.90918725" calcext:value-type="float">
            <text:p>6.90918725</text:p>
          </table:table-cell>
          <table:table-cell/>
          <table:table-cell table:formula="of:=POWER([.C1703]-6.75;2)" office:value-type="float" office:value="0.0241729809213907" calcext:value-type="float">
            <text:p>0.0241729809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705252" calcext:value-type="float">
            <text:p>6.705252</text:p>
          </table:table-cell>
          <table:table-cell office:value-type="float" office:value="6.880990375" calcext:value-type="float">
            <text:p>6.880990375</text:p>
          </table:table-cell>
          <table:table-cell/>
          <table:table-cell table:formula="of:=POWER([.C1704]-6.75;2)" office:value-type="float" office:value="0.0253405805625626" calcext:value-type="float">
            <text:p>0.0253405806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53915" calcext:value-type="float">
            <text:p>6.53915</text:p>
          </table:table-cell>
          <table:table-cell office:value-type="float" office:value="6.8594810833" calcext:value-type="float">
            <text:p>6.8594810833</text:p>
          </table:table-cell>
          <table:table-cell/>
          <table:table-cell table:formula="of:=POWER([.C1705]-6.75;2)" office:value-type="float" office:value="0.0171584783426405" calcext:value-type="float">
            <text:p>0.0171584783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529748" calcext:value-type="float">
            <text:p>6.529748</text:p>
          </table:table-cell>
          <table:table-cell office:value-type="float" office:value="6.8602657083" calcext:value-type="float">
            <text:p>6.8602657083</text:p>
          </table:table-cell>
          <table:table-cell/>
          <table:table-cell table:formula="of:=POWER([.C1706]-6.75;2)" office:value-type="float" office:value="0.0119861076005416" calcext:value-type="float">
            <text:p>0.0119861076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748501" calcext:value-type="float">
            <text:p>6.748501</text:p>
          </table:table-cell>
          <table:table-cell office:value-type="float" office:value="6.8594541667" calcext:value-type="float">
            <text:p>6.8594541667</text:p>
          </table:table-cell>
          <table:table-cell/>
          <table:table-cell table:formula="of:=POWER([.C1707]-6.75;2)" office:value-type="float" office:value="0.0121585264269007" calcext:value-type="float">
            <text:p>0.0121585264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954053" calcext:value-type="float">
            <text:p>6.954053</text:p>
          </table:table-cell>
          <table:table-cell office:value-type="float" office:value="6.84327175" calcext:value-type="float">
            <text:p>6.84327175</text:p>
          </table:table-cell>
          <table:table-cell/>
          <table:table-cell table:formula="of:=POWER([.C1708]-6.75;2)" office:value-type="float" office:value="0.0119802146079914" calcext:value-type="float">
            <text:p>0.0119802146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874631" calcext:value-type="float">
            <text:p>6.874631</text:p>
          </table:table-cell>
          <table:table-cell office:value-type="float" office:value="6.8248457083" calcext:value-type="float">
            <text:p>6.8248457083</text:p>
          </table:table-cell>
          <table:table-cell/>
          <table:table-cell table:formula="of:=POWER([.C1709]-6.75;2)" office:value-type="float" office:value="0.00869961934806241" calcext:value-type="float">
            <text:p>0.0086996193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769956" calcext:value-type="float">
            <text:p>6.769956</text:p>
          </table:table-cell>
          <table:table-cell office:value-type="float" office:value="6.8254085417" calcext:value-type="float">
            <text:p>6.8254085417</text:p>
          </table:table-cell>
          <table:table-cell/>
          <table:table-cell table:formula="of:=POWER([.C1710]-6.75;2)" office:value-type="float" office:value="0.00560188005092866" calcext:value-type="float">
            <text:p>0.0056018801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925756" calcext:value-type="float">
            <text:p>6.925756</text:p>
          </table:table-cell>
          <table:table-cell office:value-type="float" office:value="6.8482395417" calcext:value-type="float">
            <text:p>6.8482395417</text:p>
          </table:table-cell>
          <table:table-cell/>
          <table:table-cell table:formula="of:=POWER([.C1711]-6.75;2)" office:value-type="float" office:value="0.00568644816132062" calcext:value-type="float">
            <text:p>0.0056864482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868427" calcext:value-type="float">
            <text:p>6.868427</text:p>
          </table:table-cell>
          <table:table-cell office:value-type="float" office:value="6.8652496667" calcext:value-type="float">
            <text:p>6.8652496667</text:p>
          </table:table-cell>
          <table:table-cell/>
          <table:table-cell table:formula="of:=POWER([.C1712]-6.75;2)" office:value-type="float" office:value="0.00965100755342603" calcext:value-type="float">
            <text:p>0.0096510076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499062" calcext:value-type="float">
            <text:p>6.499062</text:p>
          </table:table-cell>
          <table:table-cell office:value-type="float" office:value="6.857643125" calcext:value-type="float">
            <text:p>6.857643125</text:p>
          </table:table-cell>
          <table:table-cell/>
          <table:table-cell table:formula="of:=POWER([.C1713]-6.75;2)" office:value-type="float" office:value="0.0132824856744612" calcext:value-type="float">
            <text:p>0.0132824857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748852" calcext:value-type="float">
            <text:p>6.748852</text:p>
          </table:table-cell>
          <table:table-cell office:value-type="float" office:value="6.8309557917" calcext:value-type="float">
            <text:p>6.8309557917</text:p>
          </table:table-cell>
          <table:table-cell/>
          <table:table-cell table:formula="of:=POWER([.C1714]-6.75;2)" office:value-type="float" office:value="0.0115870423597656" calcext:value-type="float">
            <text:p>0.0115870424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7.257632" calcext:value-type="float">
            <text:p>7.257632</text:p>
          </table:table-cell>
          <table:table-cell office:value-type="float" office:value="6.7890582083" calcext:value-type="float">
            <text:p>6.7890582083</text:p>
          </table:table-cell>
          <table:table-cell/>
          <table:table-cell table:formula="of:=POWER([.C1715]-6.75;2)" office:value-type="float" office:value="0.00655384020977381" calcext:value-type="float">
            <text:p>0.006553840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.047503" calcext:value-type="float">
            <text:p>7.047503</text:p>
          </table:table-cell>
          <table:table-cell office:value-type="float" office:value="6.7553598333" calcext:value-type="float">
            <text:p>6.7553598333</text:p>
          </table:table-cell>
          <table:table-cell/>
          <table:table-cell table:formula="of:=POWER([.C1716]-6.75;2)" office:value-type="float" office:value="0.0015255436356062" calcext:value-type="float">
            <text:p>0.0015255436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458087" calcext:value-type="float">
            <text:p>6.458087</text:p>
          </table:table-cell>
          <table:table-cell office:value-type="float" office:value="6.7534585" calcext:value-type="float">
            <text:p>6.7534585</text:p>
          </table:table-cell>
          <table:table-cell/>
          <table:table-cell table:formula="of:=POWER([.C1717]-6.75;2)" office:value-type="float" office:value="0.0000287278130037889" calcext:value-type="float">
            <text:p>2.87278130037889E-005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394201" calcext:value-type="float">
            <text:p>6.394201</text:p>
          </table:table-cell>
          <table:table-cell office:value-type="float" office:value="6.7731669583" calcext:value-type="float">
            <text:p>6.7731669583</text:p>
          </table:table-cell>
          <table:table-cell/>
          <table:table-cell table:formula="of:=POWER([.C1718]-6.75;2)" office:value-type="float" office:value="0.0000119612222499987" calcext:value-type="float">
            <text:p>1.19612222499987E-005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977688" calcext:value-type="float">
            <text:p>6.977688</text:p>
          </table:table-cell>
          <table:table-cell office:value-type="float" office:value="6.7952929583" calcext:value-type="float">
            <text:p>6.7952929583</text:p>
          </table:table-cell>
          <table:table-cell/>
          <table:table-cell table:formula="of:=POWER([.C1719]-6.75;2)" office:value-type="float" office:value="0.000536707956873941" calcext:value-type="float">
            <text:p>0.000536708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.331578" calcext:value-type="float">
            <text:p>7.331578</text:p>
          </table:table-cell>
          <table:table-cell office:value-type="float" office:value="6.81433475" calcext:value-type="float">
            <text:p>6.81433475</text:p>
          </table:table-cell>
          <table:table-cell/>
          <table:table-cell table:formula="of:=POWER([.C1720]-6.75;2)" office:value-type="float" office:value="0.00205145207156555" calcext:value-type="float">
            <text:p>0.002051452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787394" calcext:value-type="float">
            <text:p>6.787394</text:p>
          </table:table-cell>
          <table:table-cell office:value-type="float" office:value="6.8174525" calcext:value-type="float">
            <text:p>6.8174525</text:p>
          </table:table-cell>
          <table:table-cell/>
          <table:table-cell table:formula="of:=POWER([.C1721]-6.75;2)" office:value-type="float" office:value="0.00413896005756256" calcext:value-type="float">
            <text:p>0.004138960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341042" calcext:value-type="float">
            <text:p>6.341042</text:p>
          </table:table-cell>
          <table:table-cell office:value-type="float" office:value="6.8018493333" calcext:value-type="float">
            <text:p>6.8018493333</text:p>
          </table:table-cell>
          <table:table-cell/>
          <table:table-cell table:formula="of:=POWER([.C1722]-6.75;2)" office:value-type="float" office:value="0.00454983975624999" calcext:value-type="float">
            <text:p>0.0045498398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986523" calcext:value-type="float">
            <text:p>6.986523</text:p>
          </table:table-cell>
          <table:table-cell office:value-type="float" office:value="6.765112" calcext:value-type="float">
            <text:p>6.765112</text:p>
          </table:table-cell>
          <table:table-cell/>
          <table:table-cell table:formula="of:=POWER([.C1723]-6.75;2)" office:value-type="float" office:value="0.00268835336365447" calcext:value-type="float">
            <text:p>0.0026883534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7.765653" calcext:value-type="float">
            <text:p>7.765653</text:p>
          </table:table-cell>
          <table:table-cell office:value-type="float" office:value="6.696445" calcext:value-type="float">
            <text:p>6.696445</text:p>
          </table:table-cell>
          <table:table-cell/>
          <table:table-cell table:formula="of:=POWER([.C1724]-6.75;2)" office:value-type="float" office:value="0.000228372544000007" calcext:value-type="float">
            <text:p>0.0002283725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7.964193" calcext:value-type="float">
            <text:p>7.964193</text:p>
          </table:table-cell>
          <table:table-cell office:value-type="float" office:value="6.6177537083" calcext:value-type="float">
            <text:p>6.6177537083</text:p>
          </table:table-cell>
          <table:table-cell/>
          <table:table-cell table:formula="of:=POWER([.C1725]-6.75;2)" office:value-type="float" office:value="0.00286813802500003" calcext:value-type="float">
            <text:p>0.002868138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.331396" calcext:value-type="float">
            <text:p>7.331396</text:p>
          </table:table-cell>
          <table:table-cell office:value-type="float" office:value="6.5622977083" calcext:value-type="float">
            <text:p>6.5622977083</text:p>
          </table:table-cell>
          <table:table-cell/>
          <table:table-cell table:formula="of:=POWER([.C1726]-6.75;2)" office:value-type="float" office:value="0.0174890816684014" calcext:value-type="float">
            <text:p>0.0174890817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337491" calcext:value-type="float">
            <text:p>6.337491</text:p>
          </table:table-cell>
          <table:table-cell office:value-type="float" office:value="6.5559267917" calcext:value-type="float">
            <text:p>6.5559267917</text:p>
          </table:table-cell>
          <table:table-cell/>
          <table:table-cell table:formula="of:=POWER([.C1727]-6.75;2)" office:value-type="float" office:value="0.0352321503094319" calcext:value-type="float">
            <text:p>0.0352321503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189029" calcext:value-type="float">
            <text:p>6.189029</text:p>
          </table:table-cell>
          <table:table-cell office:value-type="float" office:value="6.5943645833" calcext:value-type="float">
            <text:p>6.5943645833</text:p>
          </table:table-cell>
          <table:table-cell/>
          <table:table-cell table:formula="of:=POWER([.C1728]-6.75;2)" office:value-type="float" office:value="0.0376644101798551" calcext:value-type="float">
            <text:p>0.0376644102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557981" calcext:value-type="float">
            <text:p>6.557981</text:p>
          </table:table-cell>
          <table:table-cell office:value-type="float" office:value="6.6098265417" calcext:value-type="float">
            <text:p>6.6098265417</text:p>
          </table:table-cell>
          <table:table-cell/>
          <table:table-cell table:formula="of:=POWER([.C1729]-6.75;2)" office:value-type="float" office:value="0.0242223829313826" calcext:value-type="float">
            <text:p>0.0242223829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510271" calcext:value-type="float">
            <text:p>6.510271</text:p>
          </table:table-cell>
          <table:table-cell office:value-type="float" office:value="6.57904375" calcext:value-type="float">
            <text:p>6.57904375</text:p>
          </table:table-cell>
          <table:table-cell/>
          <table:table-cell table:formula="of:=POWER([.C1730]-6.75;2)" office:value-type="float" office:value="0.0196485984117817" calcext:value-type="float">
            <text:p>0.0196485984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360123" calcext:value-type="float">
            <text:p>6.360123</text:p>
          </table:table-cell>
          <table:table-cell office:value-type="float" office:value="6.5552579167" calcext:value-type="float">
            <text:p>6.5552579167</text:p>
          </table:table-cell>
          <table:table-cell/>
          <table:table-cell table:formula="of:=POWER([.C1731]-6.75;2)" office:value-type="float" office:value="0.0292260394140624" calcext:value-type="float">
            <text:p>0.0292260394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511828" calcext:value-type="float">
            <text:p>6.511828</text:p>
          </table:table-cell>
          <table:table-cell office:value-type="float" office:value="6.5493640833" calcext:value-type="float">
            <text:p>6.5493640833</text:p>
          </table:table-cell>
          <table:table-cell/>
          <table:table-cell table:formula="of:=POWER([.C1732]-6.75;2)" office:value-type="float" office:value="0.037924479008024" calcext:value-type="float">
            <text:p>0.037924479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888139" calcext:value-type="float">
            <text:p>6.888139</text:p>
          </table:table-cell>
          <table:table-cell office:value-type="float" office:value="6.5475399167" calcext:value-type="float">
            <text:p>6.5475399167</text:p>
          </table:table-cell>
          <table:table-cell/>
          <table:table-cell table:formula="of:=POWER([.C1733]-6.75;2)" office:value-type="float" office:value="0.0402547710700492" calcext:value-type="float">
            <text:p>0.0402547711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7.3179" calcext:value-type="float">
            <text:p>7.3179</text:p>
          </table:table-cell>
          <table:table-cell office:value-type="float" office:value="6.5297419583" calcext:value-type="float">
            <text:p>6.5297419583</text:p>
          </table:table-cell>
          <table:table-cell/>
          <table:table-cell table:formula="of:=POWER([.C1734]-6.75;2)" office:value-type="float" office:value="0.040990085329843" calcext:value-type="float">
            <text:p>0.0409900853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7.333999" calcext:value-type="float">
            <text:p>7.333999</text:p>
          </table:table-cell>
          <table:table-cell office:value-type="float" office:value="6.47758075" calcext:value-type="float">
            <text:p>6.47758075</text:p>
          </table:table-cell>
          <table:table-cell/>
          <table:table-cell table:formula="of:=POWER([.C1735]-6.75;2)" office:value-type="float" office:value="0.048513604933519" calcext:value-type="float">
            <text:p>0.0485136049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68587" calcext:value-type="float">
            <text:p>6.68587</text:p>
          </table:table-cell>
          <table:table-cell office:value-type="float" office:value="6.40962525" calcext:value-type="float">
            <text:p>6.40962525</text:p>
          </table:table-cell>
          <table:table-cell/>
          <table:table-cell table:formula="of:=POWER([.C1736]-6.75;2)" office:value-type="float" office:value="0.0742122477705628" calcext:value-type="float">
            <text:p>0.0742122478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5.858566" calcext:value-type="float">
            <text:p>5.858566</text:p>
          </table:table-cell>
          <table:table-cell office:value-type="float" office:value="6.3213288333" calcext:value-type="float">
            <text:p>6.3213288333</text:p>
          </table:table-cell>
          <table:table-cell/>
          <table:table-cell table:formula="of:=POWER([.C1737]-6.75;2)" office:value-type="float" office:value="0.115854970437562" calcext:value-type="float">
            <text:p>0.1158549704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5.74331" calcext:value-type="float">
            <text:p>5.74331</text:p>
          </table:table-cell>
          <table:table-cell office:value-type="float" office:value="6.27667975" calcext:value-type="float">
            <text:p>6.27667975</text:p>
          </table:table-cell>
          <table:table-cell/>
          <table:table-cell table:formula="of:=POWER([.C1738]-6.75;2)" office:value-type="float" office:value="0.183758969159939" calcext:value-type="float">
            <text:p>0.1837589692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448871" calcext:value-type="float">
            <text:p>6.448871</text:p>
          </table:table-cell>
          <table:table-cell office:value-type="float" office:value="6.4090410833" calcext:value-type="float">
            <text:p>6.4090410833</text:p>
          </table:table-cell>
          <table:table-cell/>
          <table:table-cell table:formula="of:=POWER([.C1739]-6.75;2)" office:value-type="float" office:value="0.224032059060063" calcext:value-type="float">
            <text:p>0.2240320591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.001871" calcext:value-type="float">
            <text:p>7.001871</text:p>
          </table:table-cell>
          <table:table-cell office:value-type="float" office:value="6.567659625" calcext:value-type="float">
            <text:p>6.567659625</text:p>
          </table:table-cell>
          <table:table-cell/>
          <table:table-cell table:formula="of:=POWER([.C1740]-6.75;2)" office:value-type="float" office:value="0.116252982877238" calcext:value-type="float">
            <text:p>0.1162529829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93109" calcext:value-type="float">
            <text:p>6.93109</text:p>
          </table:table-cell>
          <table:table-cell office:value-type="float" office:value="6.52252125" calcext:value-type="float">
            <text:p>6.52252125</text:p>
          </table:table-cell>
          <table:table-cell/>
          <table:table-cell table:formula="of:=POWER([.C1741]-6.75;2)" office:value-type="float" office:value="0.0332480123551406" calcext:value-type="float">
            <text:p>0.0332480124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925225" calcext:value-type="float">
            <text:p>6.925225</text:p>
          </table:table-cell>
          <table:table-cell office:value-type="float" office:value="6.4803320833" calcext:value-type="float">
            <text:p>6.4803320833</text:p>
          </table:table-cell>
          <table:table-cell/>
          <table:table-cell table:formula="of:=POWER([.C1742]-6.75;2)" office:value-type="float" office:value="0.0517465817015623" calcext:value-type="float">
            <text:p>0.0517465817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.434691" calcext:value-type="float">
            <text:p>7.434691</text:p>
          </table:table-cell>
          <table:table-cell office:value-type="float" office:value="6.4124622917" calcext:value-type="float">
            <text:p>6.4124622917</text:p>
          </table:table-cell>
          <table:table-cell/>
          <table:table-cell table:formula="of:=POWER([.C1743]-6.75;2)" office:value-type="float" office:value="0.0727207852973179" calcext:value-type="float">
            <text:p>0.0727207853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7.406404" calcext:value-type="float">
            <text:p>7.406404</text:p>
          </table:table-cell>
          <table:table-cell office:value-type="float" office:value="6.4536555" calcext:value-type="float">
            <text:p>6.4536555</text:p>
          </table:table-cell>
          <table:table-cell/>
          <table:table-cell table:formula="of:=POWER([.C1744]-6.75;2)" office:value-type="float" office:value="0.113931704524416" calcext:value-type="float">
            <text:p>0.1139317045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412918" calcext:value-type="float">
            <text:p>6.412918</text:p>
          </table:table-cell>
          <table:table-cell office:value-type="float" office:value="6.4666327917" calcext:value-type="float">
            <text:p>6.4666327917</text:p>
          </table:table-cell>
          <table:table-cell/>
          <table:table-cell table:formula="of:=POWER([.C1745]-6.75;2)" office:value-type="float" office:value="0.08782006268025" calcext:value-type="float">
            <text:p>0.0878200627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5.459346" calcext:value-type="float">
            <text:p>5.459346</text:p>
          </table:table-cell>
          <table:table-cell office:value-type="float" office:value="6.33979375" calcext:value-type="float">
            <text:p>6.33979375</text:p>
          </table:table-cell>
          <table:table-cell/>
          <table:table-cell table:formula="of:=POWER([.C1746]-6.75;2)" office:value-type="float" office:value="0.0802969747397354" calcext:value-type="float">
            <text:p>0.0802969747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5.338515" calcext:value-type="float">
            <text:p>5.338515</text:p>
          </table:table-cell>
          <table:table-cell office:value-type="float" office:value="6.252686875" calcext:value-type="float">
            <text:p>6.252686875</text:p>
          </table:table-cell>
          <table:table-cell/>
          <table:table-cell table:formula="of:=POWER([.C1747]-6.75;2)" office:value-type="float" office:value="0.168269167539062" calcext:value-type="float">
            <text:p>0.1682691675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.877062" calcext:value-type="float">
            <text:p>5.877062</text:p>
          </table:table-cell>
          <table:table-cell office:value-type="float" office:value="6.2414959583" calcext:value-type="float">
            <text:p>6.2414959583</text:p>
          </table:table-cell>
          <table:table-cell/>
          <table:table-cell table:formula="of:=POWER([.C1748]-6.75;2)" office:value-type="float" office:value="0.247320344297265" calcext:value-type="float">
            <text:p>0.2473203443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633249" calcext:value-type="float">
            <text:p>6.633249</text:p>
          </table:table-cell>
          <table:table-cell office:value-type="float" office:value="6.2870594583" calcext:value-type="float">
            <text:p>6.2870594583</text:p>
          </table:table-cell>
          <table:table-cell/>
          <table:table-cell table:formula="of:=POWER([.C1749]-6.75;2)" office:value-type="float" office:value="0.258576360425235" calcext:value-type="float">
            <text:p>0.2585763604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.178494" calcext:value-type="float">
            <text:p>7.178494</text:p>
          </table:table-cell>
          <table:table-cell office:value-type="float" office:value="6.3327399167" calcext:value-type="float">
            <text:p>6.3327399167</text:p>
          </table:table-cell>
          <table:table-cell/>
          <table:table-cell table:formula="of:=POWER([.C1750]-6.75;2)" office:value-type="float" office:value="0.21431394514949" calcext:value-type="float">
            <text:p>0.2143139451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.259998" calcext:value-type="float">
            <text:p>7.259998</text:p>
          </table:table-cell>
          <table:table-cell office:value-type="float" office:value="6.4080288333" calcext:value-type="float">
            <text:p>6.4080288333</text:p>
          </table:table-cell>
          <table:table-cell/>
          <table:table-cell table:formula="of:=POWER([.C1751]-6.75;2)" office:value-type="float" office:value="0.174105977115523" calcext:value-type="float">
            <text:p>0.174105977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560116" calcext:value-type="float">
            <text:p>6.560116</text:p>
          </table:table-cell>
          <table:table-cell office:value-type="float" office:value="6.4494113333" calcext:value-type="float">
            <text:p>6.4494113333</text:p>
          </table:table-cell>
          <table:table-cell/>
          <table:table-cell table:formula="of:=POWER([.C1752]-6.75;2)" office:value-type="float" office:value="0.116944278854159" calcext:value-type="float">
            <text:p>0.1169442789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.819194" calcext:value-type="float">
            <text:p>5.819194</text:p>
          </table:table-cell>
          <table:table-cell office:value-type="float" office:value="6.5199555833" calcext:value-type="float">
            <text:p>6.5199555833</text:p>
          </table:table-cell>
          <table:table-cell/>
          <table:table-cell table:formula="of:=POWER([.C1753]-6.75;2)" office:value-type="float" office:value="0.0903535465484839" calcext:value-type="float">
            <text:p>0.0903535465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.939411" calcext:value-type="float">
            <text:p>5.939411</text:p>
          </table:table-cell>
          <table:table-cell office:value-type="float" office:value="6.6213715833" calcext:value-type="float">
            <text:p>6.6213715833</text:p>
          </table:table-cell>
          <table:table-cell/>
          <table:table-cell table:formula="of:=POWER([.C1754]-6.75;2)" office:value-type="float" office:value="0.0529204336548433" calcext:value-type="float">
            <text:p>0.0529204337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218671" calcext:value-type="float">
            <text:p>6.218671</text:p>
          </table:table-cell>
          <table:table-cell office:value-type="float" office:value="7.055522" calcext:value-type="float">
            <text:p>7.055522</text:p>
          </table:table-cell>
          <table:table-cell/>
          <table:table-cell table:formula="of:=POWER([.C1755]-6.75;2)" office:value-type="float" office:value="0.0165452695827488" calcext:value-type="float">
            <text:p>0.0165452696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468048" calcext:value-type="float">
            <text:p>6.468048</text:p>
          </table:table-cell>
          <table:table-cell office:value-type="float" office:value="7.4780365833" calcext:value-type="float">
            <text:p>7.4780365833</text:p>
          </table:table-cell>
          <table:table-cell/>
          <table:table-cell table:formula="of:=POWER([.C1756]-6.75;2)" office:value-type="float" office:value="0.0933436924839999" calcext:value-type="float">
            <text:p>0.0933436925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460988" calcext:value-type="float">
            <text:p>6.460988</text:p>
          </table:table-cell>
          <table:table-cell office:value-type="float" office:value="7.3863177083" calcext:value-type="float">
            <text:p>7.3863177083</text:p>
          </table:table-cell>
          <table:table-cell/>
          <table:table-cell table:formula="of:=POWER([.C1757]-6.75;2)" office:value-type="float" office:value="0.530037266623137" calcext:value-type="float">
            <text:p>0.5300372666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066031" calcext:value-type="float">
            <text:p>6.066031</text:p>
          </table:table-cell>
          <table:table-cell office:value-type="float" office:value="7.4097010417" calcext:value-type="float">
            <text:p>7.4097010417</text:p>
          </table:table-cell>
          <table:table-cell/>
          <table:table-cell table:formula="of:=POWER([.C1758]-6.75;2)" office:value-type="float" office:value="0.404900225896164" calcext:value-type="float">
            <text:p>0.4049002259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5.703067" calcext:value-type="float">
            <text:p>5.703067</text:p>
          </table:table-cell>
          <table:table-cell office:value-type="float" office:value="7.404448875" calcext:value-type="float">
            <text:p>7.404448875</text:p>
          </table:table-cell>
          <table:table-cell/>
          <table:table-cell table:formula="of:=POWER([.C1759]-6.75;2)" office:value-type="float" office:value="0.435205464420065" calcext:value-type="float">
            <text:p>0.4352054644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.566756" calcext:value-type="float">
            <text:p>4.566756</text:p>
          </table:table-cell>
          <table:table-cell office:value-type="float" office:value="7.3606913333" calcext:value-type="float">
            <text:p>7.3606913333</text:p>
          </table:table-cell>
          <table:table-cell/>
          <table:table-cell table:formula="of:=POWER([.C1760]-6.75;2)" office:value-type="float" office:value="0.428303329988766" calcext:value-type="float">
            <text:p>0.42830333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.786988" calcext:value-type="float">
            <text:p>4.786988</text:p>
          </table:table-cell>
          <table:table-cell office:value-type="float" office:value="7.4178800417" calcext:value-type="float">
            <text:p>7.4178800417</text:p>
          </table:table-cell>
          <table:table-cell/>
          <table:table-cell table:formula="of:=POWER([.C1761]-6.75;2)" office:value-type="float" office:value="0.372943904567732" calcext:value-type="float">
            <text:p>0.3729439046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8.919982" calcext:value-type="float">
            <text:p>8.919982</text:p>
          </table:table-cell>
          <table:table-cell office:value-type="float" office:value="7.5180628333" calcext:value-type="float">
            <text:p>7.5180628333</text:p>
          </table:table-cell>
          <table:table-cell/>
          <table:table-cell table:formula="of:=POWER([.C1762]-6.75;2)" office:value-type="float" office:value="0.446063750101194" calcext:value-type="float">
            <text:p>0.4460637501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0.255716" calcext:value-type="float">
            <text:p>10.255716</text:p>
          </table:table-cell>
          <table:table-cell office:value-type="float" office:value="7.4438729583" calcext:value-type="float">
            <text:p>7.4438729583</text:p>
          </table:table-cell>
          <table:table-cell/>
          <table:table-cell table:formula="of:=POWER([.C1763]-6.75;2)" office:value-type="float" office:value="0.589920515896824" calcext:value-type="float">
            <text:p>0.5899205159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5.91855" calcext:value-type="float">
            <text:p>5.91855</text:p>
          </table:table-cell>
          <table:table-cell office:value-type="float" office:value="7.2901395417" calcext:value-type="float">
            <text:p>7.2901395417</text:p>
          </table:table-cell>
          <table:table-cell/>
          <table:table-cell table:formula="of:=POWER([.C1764]-6.75;2)" office:value-type="float" office:value="0.481459682259994" calcext:value-type="float">
            <text:p>0.4814596823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5.91855" calcext:value-type="float">
            <text:p>5.91855</text:p>
          </table:table-cell>
          <table:table-cell office:value-type="float" office:value="7.2887181667" calcext:value-type="float">
            <text:p>7.2887181667</text:p>
          </table:table-cell>
          <table:table-cell/>
          <table:table-cell table:formula="of:=POWER([.C1765]-6.75;2)" office:value-type="float" office:value="0.291750724507886" calcext:value-type="float">
            <text:p>0.2917507245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5.29635" calcext:value-type="float">
            <text:p>5.29635</text:p>
          </table:table-cell>
          <table:table-cell office:value-type="float" office:value="7.2509587083" calcext:value-type="float">
            <text:p>7.2509587083</text:p>
          </table:table-cell>
          <table:table-cell/>
          <table:table-cell table:formula="of:=POWER([.C1766]-6.75;2)" office:value-type="float" office:value="0.290217263132609" calcext:value-type="float">
            <text:p>0.2902172631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.423328" calcext:value-type="float">
            <text:p>8.423328</text:p>
          </table:table-cell>
          <table:table-cell office:value-type="float" office:value="7.25978675" calcext:value-type="float">
            <text:p>7.25978675</text:p>
          </table:table-cell>
          <table:table-cell/>
          <table:table-cell table:formula="of:=POWER([.C1767]-6.75;2)" office:value-type="float" office:value="0.250959627421604" calcext:value-type="float">
            <text:p>0.2509596274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.717859" calcext:value-type="float">
            <text:p>7.717859</text:p>
          </table:table-cell>
          <table:table-cell office:value-type="float" office:value="7.1936988333" calcext:value-type="float">
            <text:p>7.1936988333</text:p>
          </table:table-cell>
          <table:table-cell/>
          <table:table-cell table:formula="of:=POWER([.C1768]-6.75;2)" office:value-type="float" office:value="0.259882530475562" calcext:value-type="float">
            <text:p>0.2598825305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.368781" calcext:value-type="float">
            <text:p>3.368781</text:p>
          </table:table-cell>
          <table:table-cell office:value-type="float" office:value="7.1594540833" calcext:value-type="float">
            <text:p>7.1594540833</text:p>
          </table:table-cell>
          <table:table-cell/>
          <table:table-cell table:formula="of:=POWER([.C1769]-6.75;2)" office:value-type="float" office:value="0.196868654671781" calcext:value-type="float">
            <text:p>0.1968686547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.368781" calcext:value-type="float">
            <text:p>3.368781</text:p>
          </table:table-cell>
          <table:table-cell office:value-type="float" office:value="7.25574625" calcext:value-type="float">
            <text:p>7.25574625</text:p>
          </table:table-cell>
          <table:table-cell/>
          <table:table-cell table:formula="of:=POWER([.C1770]-6.75;2)" office:value-type="float" office:value="0.167652646331043" calcext:value-type="float">
            <text:p>0.1676526463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.069933" calcext:value-type="float">
            <text:p>5.069933</text:p>
          </table:table-cell>
          <table:table-cell office:value-type="float" office:value="7.3542478333" calcext:value-type="float">
            <text:p>7.3542478333</text:p>
          </table:table-cell>
          <table:table-cell/>
          <table:table-cell table:formula="of:=POWER([.C1771]-6.75;2)" office:value-type="float" office:value="0.255779269389062" calcext:value-type="float">
            <text:p>0.2557792694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970586" calcext:value-type="float">
            <text:p>6.970586</text:p>
          </table:table-cell>
          <table:table-cell office:value-type="float" office:value="7.4379185" calcext:value-type="float">
            <text:p>7.4379185</text:p>
          </table:table-cell>
          <table:table-cell/>
          <table:table-cell table:formula="of:=POWER([.C1772]-6.75;2)" office:value-type="float" office:value="0.365115444047744" calcext:value-type="float">
            <text:p>0.365115444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7.72958" calcext:value-type="float">
            <text:p>7.72958</text:p>
          </table:table-cell>
          <table:table-cell office:value-type="float" office:value="7.4295728333" calcext:value-type="float">
            <text:p>7.4295728333</text:p>
          </table:table-cell>
          <table:table-cell/>
          <table:table-cell table:formula="of:=POWER([.C1773]-6.75;2)" office:value-type="float" office:value="0.47323186264225" calcext:value-type="float">
            <text:p>0.4732318626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8.985428" calcext:value-type="float">
            <text:p>8.985428</text:p>
          </table:table-cell>
          <table:table-cell office:value-type="float" office:value="7.332675" calcext:value-type="float">
            <text:p>7.332675</text:p>
          </table:table-cell>
          <table:table-cell/>
          <table:table-cell table:formula="of:=POWER([.C1774]-6.75;2)" office:value-type="float" office:value="0.46181923575939" calcext:value-type="float">
            <text:p>0.4618192358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8.253178" calcext:value-type="float">
            <text:p>8.253178</text:p>
          </table:table-cell>
          <table:table-cell office:value-type="float" office:value="7.195057" calcext:value-type="float">
            <text:p>7.195057</text:p>
          </table:table-cell>
          <table:table-cell/>
          <table:table-cell table:formula="of:=POWER([.C1775]-6.75;2)" office:value-type="float" office:value="0.339510155625" calcext:value-type="float">
            <text:p>0.3395101556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8.253178" calcext:value-type="float">
            <text:p>8.253178</text:p>
          </table:table-cell>
          <table:table-cell office:value-type="float" office:value="7.1283427083" calcext:value-type="float">
            <text:p>7.1283427083</text:p>
          </table:table-cell>
          <table:table-cell/>
          <table:table-cell table:formula="of:=POWER([.C1776]-6.75;2)" office:value-type="float" office:value="0.198075733249" calcext:value-type="float">
            <text:p>0.1980757332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8.253178" calcext:value-type="float">
            <text:p>8.253178</text:p>
          </table:table-cell>
          <table:table-cell office:value-type="float" office:value="7.064529625" calcext:value-type="float">
            <text:p>7.064529625</text:p>
          </table:table-cell>
          <table:table-cell/>
          <table:table-cell table:formula="of:=POWER([.C1777]-6.75;2)" office:value-type="float" office:value="0.143143204923779" calcext:value-type="float">
            <text:p>0.1431432049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6.359021" calcext:value-type="float">
            <text:p>16.359021</text:p>
          </table:table-cell>
          <table:table-cell office:value-type="float" office:value="7.0038049167" calcext:value-type="float">
            <text:p>7.0038049167</text:p>
          </table:table-cell>
          <table:table-cell/>
          <table:table-cell table:formula="of:=POWER([.C1778]-6.75;2)" office:value-type="float" office:value="0.0989288850026404" calcext:value-type="float">
            <text:p>0.098928885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6.359021" calcext:value-type="float">
            <text:p>16.359021</text:p>
          </table:table-cell>
          <table:table-cell office:value-type="float" office:value="6.6262450417" calcext:value-type="float">
            <text:p>6.6262450417</text:p>
          </table:table-cell>
          <table:table-cell/>
          <table:table-cell table:formula="of:=POWER([.C1779]-6.75;2)" office:value-type="float" office:value="0.064416935741094" calcext:value-type="float">
            <text:p>0.0644169357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.266795" calcext:value-type="float">
            <text:p>4.266795</text:p>
          </table:table-cell>
          <table:table-cell office:value-type="float" office:value="6.2195067917" calcext:value-type="float">
            <text:p>6.2195067917</text:p>
          </table:table-cell>
          <table:table-cell/>
          <table:table-cell table:formula="of:=POWER([.C1780]-6.75;2)" office:value-type="float" office:value="0.0153152897038348" calcext:value-type="float">
            <text:p>0.0153152897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.022188" calcext:value-type="float">
            <text:p>7.022188</text:p>
          </table:table-cell>
          <table:table-cell office:value-type="float" office:value="6.2626877917" calcext:value-type="float">
            <text:p>6.2626877917</text:p>
          </table:table-cell>
          <table:table-cell/>
          <table:table-cell table:formula="of:=POWER([.C1781]-6.75;2)" office:value-type="float" office:value="0.281423044052427" calcext:value-type="float">
            <text:p>0.2814230441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5.939979" calcext:value-type="float">
            <text:p>5.939979</text:p>
          </table:table-cell>
          <table:table-cell office:value-type="float" office:value="6.20567425" calcext:value-type="float">
            <text:p>6.20567425</text:p>
          </table:table-cell>
          <table:table-cell/>
          <table:table-cell table:formula="of:=POWER([.C1782]-6.75;2)" office:value-type="float" office:value="0.237473188358222" calcext:value-type="float">
            <text:p>0.2374731884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.652886" calcext:value-type="float">
            <text:p>4.652886</text:p>
          </table:table-cell>
          <table:table-cell office:value-type="float" office:value="6.2251949167" calcext:value-type="float">
            <text:p>6.2251949167</text:p>
          </table:table-cell>
          <table:table-cell/>
          <table:table-cell table:formula="of:=POWER([.C1783]-6.75;2)" office:value-type="float" office:value="0.296290522113062" calcext:value-type="float">
            <text:p>0.2962905221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5.939285" calcext:value-type="float">
            <text:p>5.939285</text:p>
          </table:table-cell>
          <table:table-cell office:value-type="float" office:value="6.3262360417" calcext:value-type="float">
            <text:p>6.3262360417</text:p>
          </table:table-cell>
          <table:table-cell/>
          <table:table-cell table:formula="of:=POWER([.C1784]-6.75;2)" office:value-type="float" office:value="0.27542037545752" calcext:value-type="float">
            <text:p>0.2754203755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7.191375" calcext:value-type="float">
            <text:p>7.191375</text:p>
          </table:table-cell>
          <table:table-cell office:value-type="float" office:value="6.3937641667" calcext:value-type="float">
            <text:p>6.3937641667</text:p>
          </table:table-cell>
          <table:table-cell/>
          <table:table-cell table:formula="of:=POWER([.C1785]-6.75;2)" office:value-type="float" office:value="0.179575892354084" calcext:value-type="float">
            <text:p>0.1795758924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.139425" calcext:value-type="float">
            <text:p>7.139425</text:p>
          </table:table-cell>
          <table:table-cell office:value-type="float" office:value="6.384630125" calcext:value-type="float">
            <text:p>6.384630125</text:p>
          </table:table-cell>
          <table:table-cell/>
          <table:table-cell table:formula="of:=POWER([.C1786]-6.75;2)" office:value-type="float" office:value="0.126903968926945" calcext:value-type="float">
            <text:p>0.1269039689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566114" calcext:value-type="float">
            <text:p>6.566114</text:p>
          </table:table-cell>
          <table:table-cell office:value-type="float" office:value="6.3399187917" calcext:value-type="float">
            <text:p>6.3399187917</text:p>
          </table:table-cell>
          <table:table-cell/>
          <table:table-cell table:formula="of:=POWER([.C1787]-6.75;2)" office:value-type="float" office:value="0.133495145557516" calcext:value-type="float">
            <text:p>0.1334951456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5.884437" calcext:value-type="float">
            <text:p>5.884437</text:p>
          </table:table-cell>
          <table:table-cell office:value-type="float" office:value="6.3140565417" calcext:value-type="float">
            <text:p>6.3140565417</text:p>
          </table:table-cell>
          <table:table-cell/>
          <table:table-cell table:formula="of:=POWER([.C1788]-6.75;2)" office:value-type="float" office:value="0.168166597400788" calcext:value-type="float">
            <text:p>0.1681665974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5.012323" calcext:value-type="float">
            <text:p>5.012323</text:p>
          </table:table-cell>
          <table:table-cell office:value-type="float" office:value="6.3353474583" calcext:value-type="float">
            <text:p>6.3353474583</text:p>
          </table:table-cell>
          <table:table-cell/>
          <table:table-cell table:formula="of:=POWER([.C1789]-6.75;2)" office:value-type="float" office:value="0.190046698834564" calcext:value-type="float">
            <text:p>0.1900466988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5.508223" calcext:value-type="float">
            <text:p>5.508223</text:p>
          </table:table-cell>
          <table:table-cell office:value-type="float" office:value="6.4105124583" calcext:value-type="float">
            <text:p>6.4105124583</text:p>
          </table:table-cell>
          <table:table-cell/>
          <table:table-cell table:formula="of:=POWER([.C1790]-6.75;2)" office:value-type="float" office:value="0.17193673033827" calcext:value-type="float">
            <text:p>0.1719367303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837218" calcext:value-type="float">
            <text:p>6.837218</text:p>
          </table:table-cell>
          <table:table-cell office:value-type="float" office:value="6.4549305833" calcext:value-type="float">
            <text:p>6.4549305833</text:p>
          </table:table-cell>
          <table:table-cell/>
          <table:table-cell table:formula="of:=POWER([.C1791]-6.75;2)" office:value-type="float" office:value="0.115251790969509" calcext:value-type="float">
            <text:p>0.115251791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895985" calcext:value-type="float">
            <text:p>6.895985</text:p>
          </table:table-cell>
          <table:table-cell office:value-type="float" office:value="6.4275649583" calcext:value-type="float">
            <text:p>6.4275649583</text:p>
          </table:table-cell>
          <table:table-cell/>
          <table:table-cell table:formula="of:=POWER([.C1792]-6.75;2)" office:value-type="float" office:value="0.087065960671678" calcext:value-type="float">
            <text:p>0.0870659607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.679793" calcext:value-type="float">
            <text:p>5.679793</text:p>
          </table:table-cell>
          <table:table-cell office:value-type="float" office:value="6.4079740833" calcext:value-type="float">
            <text:p>6.4079740833</text:p>
          </table:table-cell>
          <table:table-cell/>
          <table:table-cell table:formula="of:=POWER([.C1793]-6.75;2)" office:value-type="float" office:value="0.103964356116081" calcext:value-type="float">
            <text:p>0.1039643561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5.732819" calcext:value-type="float">
            <text:p>5.732819</text:p>
          </table:table-cell>
          <table:table-cell office:value-type="float" office:value="6.4593351667" calcext:value-type="float">
            <text:p>6.4593351667</text:p>
          </table:table-cell>
          <table:table-cell/>
          <table:table-cell table:formula="of:=POWER([.C1794]-6.75;2)" office:value-type="float" office:value="0.116981727694475" calcext:value-type="float">
            <text:p>0.1169817277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7.078029" calcext:value-type="float">
            <text:p>7.078029</text:p>
          </table:table-cell>
          <table:table-cell office:value-type="float" office:value="6.525457875" calcext:value-type="float">
            <text:p>6.525457875</text:p>
          </table:table-cell>
          <table:table-cell/>
          <table:table-cell table:formula="of:=POWER([.C1795]-6.75;2)" office:value-type="float" office:value="0.0844860453173169" calcext:value-type="float">
            <text:p>0.0844860453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77029" calcext:value-type="float">
            <text:p>6.77029</text:p>
          </table:table-cell>
          <table:table-cell office:value-type="float" office:value="6.537183375" calcext:value-type="float">
            <text:p>6.537183375</text:p>
          </table:table-cell>
          <table:table-cell/>
          <table:table-cell table:formula="of:=POWER([.C1796]-6.75;2)" office:value-type="float" office:value="0.0504191658995157" calcext:value-type="float">
            <text:p>0.0504191659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5.404032" calcext:value-type="float">
            <text:p>5.404032</text:p>
          </table:table-cell>
          <table:table-cell office:value-type="float" office:value="6.5451842917" calcext:value-type="float">
            <text:p>6.5451842917</text:p>
          </table:table-cell>
          <table:table-cell/>
          <table:table-cell table:formula="of:=POWER([.C1797]-6.75;2)" office:value-type="float" office:value="0.0452909158763908" calcext:value-type="float">
            <text:p>0.0452909159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5.682596" calcext:value-type="float">
            <text:p>5.682596</text:p>
          </table:table-cell>
          <table:table-cell office:value-type="float" office:value="6.588318" calcext:value-type="float">
            <text:p>6.588318</text:p>
          </table:table-cell>
          <table:table-cell/>
          <table:table-cell table:formula="of:=POWER([.C1798]-6.75;2)" office:value-type="float" office:value="0.0419494743664307" calcext:value-type="float">
            <text:p>0.0419494744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652035" calcext:value-type="float">
            <text:p>6.652035</text:p>
          </table:table-cell>
          <table:table-cell office:value-type="float" office:value="6.6167259583" calcext:value-type="float">
            <text:p>6.6167259583</text:p>
          </table:table-cell>
          <table:table-cell/>
          <table:table-cell table:formula="of:=POWER([.C1799]-6.75;2)" office:value-type="float" office:value="0.026141069124" calcext:value-type="float">
            <text:p>0.026141069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721664" calcext:value-type="float">
            <text:p>6.721664</text:p>
          </table:table-cell>
          <table:table-cell office:value-type="float" office:value="6.6229725417" calcext:value-type="float">
            <text:p>6.6229725417</text:p>
          </table:table-cell>
          <table:table-cell/>
          <table:table-cell table:formula="of:=POWER([.C1800]-6.75;2)" office:value-type="float" office:value="0.0177619701910533" calcext:value-type="float">
            <text:p>0.0177619702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795785" calcext:value-type="float">
            <text:p>6.795785</text:p>
          </table:table-cell>
          <table:table-cell office:value-type="float" office:value="6.6347455417" calcext:value-type="float">
            <text:p>6.6347455417</text:p>
          </table:table-cell>
          <table:table-cell/>
          <table:table-cell table:formula="of:=POWER([.C1801]-6.75;2)" office:value-type="float" office:value="0.0161359751621582" calcext:value-type="float">
            <text:p>0.0161359752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7.297584" calcext:value-type="float">
            <text:p>7.297584</text:p>
          </table:table-cell>
          <table:table-cell office:value-type="float" office:value="6.64111775" calcext:value-type="float">
            <text:p>6.64111775</text:p>
          </table:table-cell>
          <table:table-cell/>
          <table:table-cell table:formula="of:=POWER([.C1802]-6.75;2)" office:value-type="float" office:value="0.0132835901580264" calcext:value-type="float">
            <text:p>0.0132835902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597303" calcext:value-type="float">
            <text:p>6.597303</text:p>
          </table:table-cell>
          <table:table-cell office:value-type="float" office:value="6.622688625" calcext:value-type="float">
            <text:p>6.622688625</text:p>
          </table:table-cell>
          <table:table-cell/>
          <table:table-cell table:formula="of:=POWER([.C1803]-6.75;2)" office:value-type="float" office:value="0.0118553443650624" calcext:value-type="float">
            <text:p>0.0118553444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5.303139" calcext:value-type="float">
            <text:p>5.303139</text:p>
          </table:table-cell>
          <table:table-cell office:value-type="float" office:value="6.6223191667" calcext:value-type="float">
            <text:p>6.6223191667</text:p>
          </table:table-cell>
          <table:table-cell/>
          <table:table-cell table:formula="of:=POWER([.C1804]-6.75;2)" office:value-type="float" office:value="0.0162081862043905" calcext:value-type="float">
            <text:p>0.0162081862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.653863" calcext:value-type="float">
            <text:p>5.653863</text:p>
          </table:table-cell>
          <table:table-cell office:value-type="float" office:value="6.6730126667" calcext:value-type="float">
            <text:p>6.6730126667</text:p>
          </table:table-cell>
          <table:table-cell/>
          <table:table-cell table:formula="of:=POWER([.C1805]-6.75;2)" office:value-type="float" office:value="0.0163023951921825" calcext:value-type="float">
            <text:p>0.0163023952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408475" calcext:value-type="float">
            <text:p>6.408475</text:p>
          </table:table-cell>
          <table:table-cell office:value-type="float" office:value="6.710103875" calcext:value-type="float">
            <text:p>6.710103875</text:p>
          </table:table-cell>
          <table:table-cell/>
          <table:table-cell table:formula="of:=POWER([.C1806]-6.75;2)" office:value-type="float" office:value="0.00592704948864528" calcext:value-type="float">
            <text:p>0.0059270495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.077873" calcext:value-type="float">
            <text:p>7.077873</text:p>
          </table:table-cell>
          <table:table-cell office:value-type="float" office:value="6.713096125" calcext:value-type="float">
            <text:p>6.713096125</text:p>
          </table:table-cell>
          <table:table-cell/>
          <table:table-cell table:formula="of:=POWER([.C1807]-6.75;2)" office:value-type="float" office:value="0.00159170079001565" calcext:value-type="float">
            <text:p>0.0015917008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7.55996" calcext:value-type="float">
            <text:p>7.55996</text:p>
          </table:table-cell>
          <table:table-cell office:value-type="float" office:value="6.705031125" calcext:value-type="float">
            <text:p>6.705031125</text:p>
          </table:table-cell>
          <table:table-cell/>
          <table:table-cell table:formula="of:=POWER([.C1808]-6.75;2)" office:value-type="float" office:value="0.00136189599001564" calcext:value-type="float">
            <text:p>0.001361896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972158" calcext:value-type="float">
            <text:p>6.972158</text:p>
          </table:table-cell>
          <table:table-cell office:value-type="float" office:value="6.6964329583" calcext:value-type="float">
            <text:p>6.6964329583</text:p>
          </table:table-cell>
          <table:table-cell/>
          <table:table-cell table:formula="of:=POWER([.C1809]-6.75;2)" office:value-type="float" office:value="0.00202219971876566" calcext:value-type="float">
            <text:p>0.0020221997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066353" calcext:value-type="float">
            <text:p>6.066353</text:p>
          </table:table-cell>
          <table:table-cell office:value-type="float" office:value="6.711824625" calcext:value-type="float">
            <text:p>6.711824625</text:p>
          </table:table-cell>
          <table:table-cell/>
          <table:table-cell table:formula="of:=POWER([.C1810]-6.75;2)" office:value-type="float" office:value="0.00286942795648954" calcext:value-type="float">
            <text:p>0.002869428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.94542" calcext:value-type="float">
            <text:p>5.94542</text:p>
          </table:table-cell>
          <table:table-cell office:value-type="float" office:value="6.7515185833" calcext:value-type="float">
            <text:p>6.7515185833</text:p>
          </table:table-cell>
          <table:table-cell/>
          <table:table-cell table:formula="of:=POWER([.C1811]-6.75;2)" office:value-type="float" office:value="0.00145735925639061" calcext:value-type="float">
            <text:p>0.0014573593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395419" calcext:value-type="float">
            <text:p>6.395419</text:p>
          </table:table-cell>
          <table:table-cell office:value-type="float" office:value="6.7788209583" calcext:value-type="float">
            <text:p>6.7788209583</text:p>
          </table:table-cell>
          <table:table-cell/>
          <table:table-cell table:formula="of:=POWER([.C1812]-6.75;2)" office:value-type="float" office:value="0.00000230609523903952" calcext:value-type="float">
            <text:p>2.30609523903952E-006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816283" calcext:value-type="float">
            <text:p>6.816283</text:p>
          </table:table-cell>
          <table:table-cell office:value-type="float" office:value="6.783368" calcext:value-type="float">
            <text:p>6.783368</text:p>
          </table:table-cell>
          <table:table-cell/>
          <table:table-cell table:formula="of:=POWER([.C1813]-6.75;2)" office:value-type="float" office:value="0.000830647637330331" calcext:value-type="float">
            <text:p>0.0008306476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574258" calcext:value-type="float">
            <text:p>6.574258</text:p>
          </table:table-cell>
          <table:table-cell office:value-type="float" office:value="6.7825687083" calcext:value-type="float">
            <text:p>6.7825687083</text:p>
          </table:table-cell>
          <table:table-cell/>
          <table:table-cell table:formula="of:=POWER([.C1814]-6.75;2)" office:value-type="float" office:value="0.00111342342400002" calcext:value-type="float">
            <text:p>0.0011134234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180443" calcext:value-type="float">
            <text:p>6.180443</text:p>
          </table:table-cell>
          <table:table-cell office:value-type="float" office:value="6.7975034167" calcext:value-type="float">
            <text:p>6.7975034167</text:p>
          </table:table-cell>
          <table:table-cell/>
          <table:table-cell table:formula="of:=POWER([.C1815]-6.75;2)" office:value-type="float" office:value="0.00106072076033051" calcext:value-type="float">
            <text:p>0.0010607208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425804" calcext:value-type="float">
            <text:p>6.425804</text:p>
          </table:table-cell>
          <table:table-cell office:value-type="float" office:value="6.8295947917" calcext:value-type="float">
            <text:p>6.8295947917</text:p>
          </table:table-cell>
          <table:table-cell/>
          <table:table-cell table:formula="of:=POWER([.C1816]-6.75;2)" office:value-type="float" office:value="0.00225657459817381" calcext:value-type="float">
            <text:p>0.0022565746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912459" calcext:value-type="float">
            <text:p>6.912459</text:p>
          </table:table-cell>
          <table:table-cell office:value-type="float" office:value="6.84776925" calcext:value-type="float">
            <text:p>6.84776925</text:p>
          </table:table-cell>
          <table:table-cell/>
          <table:table-cell table:formula="of:=POWER([.C1817]-6.75;2)" office:value-type="float" office:value="0.00633533086576638" calcext:value-type="float">
            <text:p>0.0063353309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7.319764" calcext:value-type="float">
            <text:p>7.319764</text:p>
          </table:table-cell>
          <table:table-cell office:value-type="float" office:value="6.8360199167" calcext:value-type="float">
            <text:p>6.8360199167</text:p>
          </table:table-cell>
          <table:table-cell/>
          <table:table-cell table:formula="of:=POWER([.C1818]-6.75;2)" office:value-type="float" office:value="0.00955882624556246" calcext:value-type="float">
            <text:p>0.0095588262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7.359441" calcext:value-type="float">
            <text:p>7.359441</text:p>
          </table:table-cell>
          <table:table-cell office:value-type="float" office:value="6.804567875" calcext:value-type="float">
            <text:p>6.804567875</text:p>
          </table:table-cell>
          <table:table-cell/>
          <table:table-cell table:formula="of:=POWER([.C1819]-6.75;2)" office:value-type="float" office:value="0.0073994260690749" calcext:value-type="float">
            <text:p>0.0073994261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962312" calcext:value-type="float">
            <text:p>6.962312</text:p>
          </table:table-cell>
          <table:table-cell office:value-type="float" office:value="6.7905418333" calcext:value-type="float">
            <text:p>6.7905418333</text:p>
          </table:table-cell>
          <table:table-cell/>
          <table:table-cell table:formula="of:=POWER([.C1820]-6.75;2)" office:value-type="float" office:value="0.00297765298201563" calcext:value-type="float">
            <text:p>0.002977653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439241" calcext:value-type="float">
            <text:p>6.439241</text:p>
          </table:table-cell>
          <table:table-cell office:value-type="float" office:value="6.8073227083" calcext:value-type="float">
            <text:p>6.8073227083</text:p>
          </table:table-cell>
          <table:table-cell/>
          <table:table-cell table:formula="of:=POWER([.C1821]-6.75;2)" office:value-type="float" office:value="0.00164364024732498" calcext:value-type="float">
            <text:p>0.0016436402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364387" calcext:value-type="float">
            <text:p>6.364387</text:p>
          </table:table-cell>
          <table:table-cell office:value-type="float" office:value="6.8268401667" calcext:value-type="float">
            <text:p>6.8268401667</text:p>
          </table:table-cell>
          <table:table-cell/>
          <table:table-cell table:formula="of:=POWER([.C1822]-6.75;2)" office:value-type="float" office:value="0.0032858928868469" calcext:value-type="float">
            <text:p>0.0032858929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801953" calcext:value-type="float">
            <text:p>6.801953</text:p>
          </table:table-cell>
          <table:table-cell office:value-type="float" office:value="6.8263673333" calcext:value-type="float">
            <text:p>6.8263673333</text:p>
          </table:table-cell>
          <table:table-cell/>
          <table:table-cell table:formula="of:=POWER([.C1823]-6.75;2)" office:value-type="float" office:value="0.00590441121848383" calcext:value-type="float">
            <text:p>0.0059044112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.004216" calcext:value-type="float">
            <text:p>7.004216</text:p>
          </table:table-cell>
          <table:table-cell office:value-type="float" office:value="6.81669975" calcext:value-type="float">
            <text:p>6.81669975</text:p>
          </table:table-cell>
          <table:table-cell/>
          <table:table-cell table:formula="of:=POWER([.C1824]-6.75;2)" office:value-type="float" office:value="0.00583196959535334" calcext:value-type="float">
            <text:p>0.0058319696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948718" calcext:value-type="float">
            <text:p>6.948718</text:p>
          </table:table-cell>
          <table:table-cell office:value-type="float" office:value="6.814679" calcext:value-type="float">
            <text:p>6.814679</text:p>
          </table:table-cell>
          <table:table-cell/>
          <table:table-cell table:formula="of:=POWER([.C1825]-6.75;2)" office:value-type="float" office:value="0.00444885665006246" calcext:value-type="float">
            <text:p>0.0044488567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855285" calcext:value-type="float">
            <text:p>6.855285</text:p>
          </table:table-cell>
          <table:table-cell office:value-type="float" office:value="6.81345" calcext:value-type="float">
            <text:p>6.81345</text:p>
          </table:table-cell>
          <table:table-cell/>
          <table:table-cell table:formula="of:=POWER([.C1826]-6.75;2)" office:value-type="float" office:value="0.00418337304099999" calcext:value-type="float">
            <text:p>0.004183373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588436" calcext:value-type="float">
            <text:p>6.588436</text:p>
          </table:table-cell>
          <table:table-cell office:value-type="float" office:value="6.816728" calcext:value-type="float">
            <text:p>6.816728</text:p>
          </table:table-cell>
          <table:table-cell/>
          <table:table-cell table:formula="of:=POWER([.C1827]-6.75;2)" office:value-type="float" office:value="0.00402590250000006" calcext:value-type="float">
            <text:p>0.0040259025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519783" calcext:value-type="float">
            <text:p>6.519783</text:p>
          </table:table-cell>
          <table:table-cell office:value-type="float" office:value="6.823274" calcext:value-type="float">
            <text:p>6.823274</text:p>
          </table:table-cell>
          <table:table-cell/>
          <table:table-cell table:formula="of:=POWER([.C1828]-6.75;2)" office:value-type="float" office:value="0.00445262598400005" calcext:value-type="float">
            <text:p>0.004452626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544052" calcext:value-type="float">
            <text:p>6.544052</text:p>
          </table:table-cell>
          <table:table-cell office:value-type="float" office:value="6.822497875" calcext:value-type="float">
            <text:p>6.822497875</text:p>
          </table:table-cell>
          <table:table-cell/>
          <table:table-cell table:formula="of:=POWER([.C1829]-6.75;2)" office:value-type="float" office:value="0.00536907907599994" calcext:value-type="float">
            <text:p>0.0053690791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480289" calcext:value-type="float">
            <text:p>6.480289</text:p>
          </table:table-cell>
          <table:table-cell office:value-type="float" office:value="6.834588625" calcext:value-type="float">
            <text:p>6.834588625</text:p>
          </table:table-cell>
          <table:table-cell/>
          <table:table-cell table:formula="of:=POWER([.C1830]-6.75;2)" office:value-type="float" office:value="0.0052559418795156" calcext:value-type="float">
            <text:p>0.0052559419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884313" calcext:value-type="float">
            <text:p>6.884313</text:p>
          </table:table-cell>
          <table:table-cell office:value-type="float" office:value="6.8564696667" calcext:value-type="float">
            <text:p>6.8564696667</text:p>
          </table:table-cell>
          <table:table-cell/>
          <table:table-cell table:formula="of:=POWER([.C1831]-6.75;2)" office:value-type="float" office:value="0.00715523547939068" calcext:value-type="float">
            <text:p>0.0071552355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7.353604" calcext:value-type="float">
            <text:p>7.353604</text:p>
          </table:table-cell>
          <table:table-cell office:value-type="float" office:value="6.851025125" calcext:value-type="float">
            <text:p>6.851025125</text:p>
          </table:table-cell>
          <table:table-cell/>
          <table:table-cell table:formula="of:=POWER([.C1832]-6.75;2)" office:value-type="float" office:value="0.011335789927209" calcext:value-type="float">
            <text:p>0.0113357899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7.341558" calcext:value-type="float">
            <text:p>7.341558</text:p>
          </table:table-cell>
          <table:table-cell office:value-type="float" office:value="6.8162314583" calcext:value-type="float">
            <text:p>6.8162314583</text:p>
          </table:table-cell>
          <table:table-cell/>
          <table:table-cell table:formula="of:=POWER([.C1833]-6.75;2)" office:value-type="float" office:value="0.0102060758812655" calcext:value-type="float">
            <text:p>0.0102060759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7.019008" calcext:value-type="float">
            <text:p>7.019008</text:p>
          </table:table-cell>
          <table:table-cell office:value-type="float" office:value="6.7776975" calcext:value-type="float">
            <text:p>6.7776975</text:p>
          </table:table-cell>
          <table:table-cell/>
          <table:table-cell table:formula="of:=POWER([.C1834]-6.75;2)" office:value-type="float" office:value="0.00438660606854462" calcext:value-type="float">
            <text:p>0.0043866061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600677" calcext:value-type="float">
            <text:p>6.600677</text:p>
          </table:table-cell>
          <table:table-cell office:value-type="float" office:value="6.760085" calcext:value-type="float">
            <text:p>6.760085</text:p>
          </table:table-cell>
          <table:table-cell/>
          <table:table-cell table:formula="of:=POWER([.C1835]-6.75;2)" office:value-type="float" office:value="0.000767151506250021" calcext:value-type="float">
            <text:p>0.0007671515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504548" calcext:value-type="float">
            <text:p>6.504548</text:p>
          </table:table-cell>
          <table:table-cell office:value-type="float" office:value="6.7736864583" calcext:value-type="float">
            <text:p>6.7736864583</text:p>
          </table:table-cell>
          <table:table-cell/>
          <table:table-cell table:formula="of:=POWER([.C1836]-6.75;2)" office:value-type="float" office:value="0.000101707225000002" calcext:value-type="float">
            <text:p>0.0001017072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7971" calcext:value-type="float">
            <text:p>6.7971</text:p>
          </table:table-cell>
          <table:table-cell office:value-type="float" office:value="6.7840561667" calcext:value-type="float">
            <text:p>6.7840561667</text:p>
          </table:table-cell>
          <table:table-cell/>
          <table:table-cell table:formula="of:=POWER([.C1837]-6.75;2)" office:value-type="float" office:value="0.000561048306797652" calcext:value-type="float">
            <text:p>0.0005610483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932691" calcext:value-type="float">
            <text:p>6.932691</text:p>
          </table:table-cell>
          <table:table-cell office:value-type="float" office:value="6.7756784167" calcext:value-type="float">
            <text:p>6.7756784167</text:p>
          </table:table-cell>
          <table:table-cell/>
          <table:table-cell table:formula="of:=POWER([.C1838]-6.75;2)" office:value-type="float" office:value="0.0011598224902982" calcext:value-type="float">
            <text:p>0.0011598225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950636" calcext:value-type="float">
            <text:p>6.950636</text:p>
          </table:table-cell>
          <table:table-cell office:value-type="float" office:value="6.771573625" calcext:value-type="float">
            <text:p>6.771573625</text:p>
          </table:table-cell>
          <table:table-cell/>
          <table:table-cell table:formula="of:=POWER([.C1839]-6.75;2)" office:value-type="float" office:value="0.000659381084218835" calcext:value-type="float">
            <text:p>0.0006593811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861991" calcext:value-type="float">
            <text:p>6.861991</text:p>
          </table:table-cell>
          <table:table-cell office:value-type="float" office:value="6.7526545417" calcext:value-type="float">
            <text:p>6.7526545417</text:p>
          </table:table-cell>
          <table:table-cell/>
          <table:table-cell table:formula="of:=POWER([.C1840]-6.75;2)" office:value-type="float" office:value="0.000465421295640636" calcext:value-type="float">
            <text:p>0.0004654213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630475" calcext:value-type="float">
            <text:p>6.630475</text:p>
          </table:table-cell>
          <table:table-cell office:value-type="float" office:value="6.707829625" calcext:value-type="float">
            <text:p>6.707829625</text:p>
          </table:table-cell>
          <table:table-cell/>
          <table:table-cell table:formula="of:=POWER([.C1841]-6.75;2)" office:value-type="float" office:value="0.00000704659163703955" calcext:value-type="float">
            <text:p>7.04659163703955E-006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564915" calcext:value-type="float">
            <text:p>6.564915</text:p>
          </table:table-cell>
          <table:table-cell office:value-type="float" office:value="6.669117625" calcext:value-type="float">
            <text:p>6.669117625</text:p>
          </table:table-cell>
          <table:table-cell/>
          <table:table-cell table:formula="of:=POWER([.C1842]-6.75;2)" office:value-type="float" office:value="0.00177834052764059" calcext:value-type="float">
            <text:p>0.0017783405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7.022816" calcext:value-type="float">
            <text:p>7.022816</text:p>
          </table:table-cell>
          <table:table-cell office:value-type="float" office:value="6.673645625" calcext:value-type="float">
            <text:p>6.673645625</text:p>
          </table:table-cell>
          <table:table-cell/>
          <table:table-cell table:formula="of:=POWER([.C1843]-6.75;2)" office:value-type="float" office:value="0.0065419585856406" calcext:value-type="float">
            <text:p>0.0065419586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7.365053" calcext:value-type="float">
            <text:p>7.365053</text:p>
          </table:table-cell>
          <table:table-cell office:value-type="float" office:value="6.6853977917" calcext:value-type="float">
            <text:p>6.6853977917</text:p>
          </table:table-cell>
          <table:table-cell/>
          <table:table-cell table:formula="of:=POWER([.C1844]-6.75;2)" office:value-type="float" office:value="0.00582999058164066" calcext:value-type="float">
            <text:p>0.0058299906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90766" calcext:value-type="float">
            <text:p>6.90766</text:p>
          </table:table-cell>
          <table:table-cell office:value-type="float" office:value="6.6518505" calcext:value-type="float">
            <text:p>6.6518505</text:p>
          </table:table-cell>
          <table:table-cell/>
          <table:table-cell table:formula="of:=POWER([.C1845]-6.75;2)" office:value-type="float" office:value="0.00417344531723661" calcext:value-type="float">
            <text:p>0.0041734453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353039" calcext:value-type="float">
            <text:p>6.353039</text:p>
          </table:table-cell>
          <table:table-cell office:value-type="float" office:value="6.620811125" calcext:value-type="float">
            <text:p>6.620811125</text:p>
          </table:table-cell>
          <table:table-cell/>
          <table:table-cell table:formula="of:=POWER([.C1846]-6.75;2)" office:value-type="float" office:value="0.00963332435024998" calcext:value-type="float">
            <text:p>0.0096333244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569931" calcext:value-type="float">
            <text:p>6.569931</text:p>
          </table:table-cell>
          <table:table-cell office:value-type="float" office:value="6.631414" calcext:value-type="float">
            <text:p>6.631414</text:p>
          </table:table-cell>
          <table:table-cell/>
          <table:table-cell table:formula="of:=POWER([.C1847]-6.75;2)" office:value-type="float" office:value="0.0166897654237655" calcext:value-type="float">
            <text:p>0.0166897654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955718" calcext:value-type="float">
            <text:p>6.955718</text:p>
          </table:table-cell>
          <table:table-cell office:value-type="float" office:value="6.6118017917" calcext:value-type="float">
            <text:p>6.6118017917</text:p>
          </table:table-cell>
          <table:table-cell/>
          <table:table-cell table:formula="of:=POWER([.C1848]-6.75;2)" office:value-type="float" office:value="0.0140626393960001" calcext:value-type="float">
            <text:p>0.0140626394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919222" calcext:value-type="float">
            <text:p>6.919222</text:p>
          </table:table-cell>
          <table:table-cell office:value-type="float" office:value="6.564171" calcext:value-type="float">
            <text:p>6.564171</text:p>
          </table:table-cell>
          <table:table-cell/>
          <table:table-cell table:formula="of:=POWER([.C1849]-6.75;2)" office:value-type="float" office:value="0.0190987447773303" calcext:value-type="float">
            <text:p>0.0190987448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933957" calcext:value-type="float">
            <text:p>6.933957</text:p>
          </table:table-cell>
          <table:table-cell office:value-type="float" office:value="6.5689412083" calcext:value-type="float">
            <text:p>6.5689412083</text:p>
          </table:table-cell>
          <table:table-cell/>
          <table:table-cell table:formula="of:=POWER([.C1850]-6.75;2)" office:value-type="float" office:value="0.034532417241" calcext:value-type="float">
            <text:p>0.0345324172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74554" calcext:value-type="float">
            <text:p>6.74554</text:p>
          </table:table-cell>
          <table:table-cell office:value-type="float" office:value="6.5887110833" calcext:value-type="float">
            <text:p>6.5887110833</text:p>
          </table:table-cell>
          <table:table-cell/>
          <table:table-cell table:formula="of:=POWER([.C1851]-6.75;2)" office:value-type="float" office:value="0.032782286051864" calcext:value-type="float">
            <text:p>0.0327822861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501156" calcext:value-type="float">
            <text:p>6.501156</text:p>
          </table:table-cell>
          <table:table-cell office:value-type="float" office:value="6.5547023333" calcext:value-type="float">
            <text:p>6.5547023333</text:p>
          </table:table-cell>
          <table:table-cell/>
          <table:table-cell table:formula="of:=POWER([.C1852]-6.75;2)" office:value-type="float" office:value="0.0260141146502596" calcext:value-type="float">
            <text:p>0.0260141147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83423" calcext:value-type="float">
            <text:p>6.83423</text:p>
          </table:table-cell>
          <table:table-cell office:value-type="float" office:value="6.5071050417" calcext:value-type="float">
            <text:p>6.5071050417</text:p>
          </table:table-cell>
          <table:table-cell/>
          <table:table-cell table:formula="of:=POWER([.C1853]-6.75;2)" office:value-type="float" office:value="0.0381411786184643" calcext:value-type="float">
            <text:p>0.0381411786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7.005434" calcext:value-type="float">
            <text:p>7.005434</text:p>
          </table:table-cell>
          <table:table-cell office:value-type="float" office:value="6.5068734583" calcext:value-type="float">
            <text:p>6.5068734583</text:p>
          </table:table-cell>
          <table:table-cell/>
          <table:table-cell table:formula="of:=POWER([.C1854]-6.75;2)" office:value-type="float" office:value="0.0589979607675587" calcext:value-type="float">
            <text:p>0.0589979608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753644" calcext:value-type="float">
            <text:p>6.753644</text:p>
          </table:table-cell>
          <table:table-cell office:value-type="float" office:value="6.512248125" calcext:value-type="float">
            <text:p>6.512248125</text:p>
          </table:table-cell>
          <table:table-cell/>
          <table:table-cell table:formula="of:=POWER([.C1855]-6.75;2)" office:value-type="float" office:value="0.0591105152790017" calcext:value-type="float">
            <text:p>0.0591105153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518556" calcext:value-type="float">
            <text:p>6.518556</text:p>
          </table:table-cell>
          <table:table-cell office:value-type="float" office:value="6.4827955417" calcext:value-type="float">
            <text:p>6.4827955417</text:p>
          </table:table-cell>
          <table:table-cell/>
          <table:table-cell table:formula="of:=POWER([.C1856]-6.75;2)" office:value-type="float" office:value="0.0565259540660155" calcext:value-type="float">
            <text:p>0.0565259541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416743" calcext:value-type="float">
            <text:p>6.416743</text:p>
          </table:table-cell>
          <table:table-cell office:value-type="float" office:value="6.4341147917" calcext:value-type="float">
            <text:p>6.4341147917</text:p>
          </table:table-cell>
          <table:table-cell/>
          <table:table-cell table:formula="of:=POWER([.C1857]-6.75;2)" office:value-type="float" office:value="0.0713982225353965" calcext:value-type="float">
            <text:p>0.0713982225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596308" calcext:value-type="float">
            <text:p>6.596308</text:p>
          </table:table-cell>
          <table:table-cell office:value-type="float" office:value="6.410725" calcext:value-type="float">
            <text:p>6.410725</text:p>
          </table:table-cell>
          <table:table-cell/>
          <table:table-cell table:formula="of:=POWER([.C1858]-6.75;2)" office:value-type="float" office:value="0.0997834648227344" calcext:value-type="float">
            <text:p>0.0997834648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927112" calcext:value-type="float">
            <text:p>6.927112</text:p>
          </table:table-cell>
          <table:table-cell office:value-type="float" office:value="6.3999740833" calcext:value-type="float">
            <text:p>6.3999740833</text:p>
          </table:table-cell>
          <table:table-cell/>
          <table:table-cell table:formula="of:=POWER([.C1859]-6.75;2)" office:value-type="float" office:value="0.115107525625" calcext:value-type="float">
            <text:p>0.1151075256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753421" calcext:value-type="float">
            <text:p>6.753421</text:p>
          </table:table-cell>
          <table:table-cell office:value-type="float" office:value="6.390920375" calcext:value-type="float">
            <text:p>6.390920375</text:p>
          </table:table-cell>
          <table:table-cell/>
          <table:table-cell table:formula="of:=POWER([.C1860]-6.75;2)" office:value-type="float" office:value="0.122518142361675" calcext:value-type="float">
            <text:p>0.1225181424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596034" calcext:value-type="float">
            <text:p>6.596034</text:p>
          </table:table-cell>
          <table:table-cell office:value-type="float" office:value="6.3714507917" calcext:value-type="float">
            <text:p>6.3714507917</text:p>
          </table:table-cell>
          <table:table-cell/>
          <table:table-cell table:formula="of:=POWER([.C1861]-6.75;2)" office:value-type="float" office:value="0.12893817709014" calcext:value-type="float">
            <text:p>0.1289381771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834176" calcext:value-type="float">
            <text:p>6.834176</text:p>
          </table:table-cell>
          <table:table-cell office:value-type="float" office:value="6.27855875" calcext:value-type="float">
            <text:p>6.27855875</text:p>
          </table:table-cell>
          <table:table-cell/>
          <table:table-cell table:formula="of:=POWER([.C1862]-6.75;2)" office:value-type="float" office:value="0.143299503104557" calcext:value-type="float">
            <text:p>0.143299503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496578" calcext:value-type="float">
            <text:p>6.496578</text:p>
          </table:table-cell>
          <table:table-cell office:value-type="float" office:value="6.1855101667" calcext:value-type="float">
            <text:p>6.1855101667</text:p>
          </table:table-cell>
          <table:table-cell/>
          <table:table-cell table:formula="of:=POWER([.C1863]-6.75;2)" office:value-type="float" office:value="0.222256852201562" calcext:value-type="float">
            <text:p>0.2222568522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5.786193" calcext:value-type="float">
            <text:p>5.786193</text:p>
          </table:table-cell>
          <table:table-cell office:value-type="float" office:value="6.2257199583" calcext:value-type="float">
            <text:p>6.2257199583</text:p>
          </table:table-cell>
          <table:table-cell/>
          <table:table-cell table:formula="of:=POWER([.C1864]-6.75;2)" office:value-type="float" office:value="0.318648771899061" calcext:value-type="float">
            <text:p>0.3186487719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.701387" calcext:value-type="float">
            <text:p>5.701387</text:p>
          </table:table-cell>
          <table:table-cell office:value-type="float" office:value="6.3537867083" calcext:value-type="float">
            <text:p>6.3537867083</text:p>
          </table:table-cell>
          <table:table-cell/>
          <table:table-cell table:formula="of:=POWER([.C1865]-6.75;2)" office:value-type="float" office:value="0.274869562124954" calcext:value-type="float">
            <text:p>0.2748695621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673587" calcext:value-type="float">
            <text:p>6.673587</text:p>
          </table:table-cell>
          <table:table-cell office:value-type="float" office:value="6.4535769583" calcext:value-type="float">
            <text:p>6.4535769583</text:p>
          </table:table-cell>
          <table:table-cell/>
          <table:table-cell table:formula="of:=POWER([.C1866]-6.75;2)" office:value-type="float" office:value="0.156984972519749" calcext:value-type="float">
            <text:p>0.1569849725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7.304868" calcext:value-type="float">
            <text:p>7.304868</text:p>
          </table:table-cell>
          <table:table-cell office:value-type="float" office:value="6.4238092917" calcext:value-type="float">
            <text:p>6.4238092917</text:p>
          </table:table-cell>
          <table:table-cell/>
          <table:table-cell table:formula="of:=POWER([.C1867]-6.75;2)" office:value-type="float" office:value="0.0878666196506798" calcext:value-type="float">
            <text:p>0.0878666197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559918" calcext:value-type="float">
            <text:p>6.559918</text:p>
          </table:table-cell>
          <table:table-cell office:value-type="float" office:value="6.213175125" calcext:value-type="float">
            <text:p>6.213175125</text:p>
          </table:table-cell>
          <table:table-cell/>
          <table:table-cell table:formula="of:=POWER([.C1868]-6.75;2)" office:value-type="float" office:value="0.106400378181256" calcext:value-type="float">
            <text:p>0.1064003782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162715" calcext:value-type="float">
            <text:p>6.162715</text:p>
          </table:table-cell>
          <table:table-cell office:value-type="float" office:value="6.0335805417" calcext:value-type="float">
            <text:p>6.0335805417</text:p>
          </table:table-cell>
          <table:table-cell/>
          <table:table-cell table:formula="of:=POWER([.C1869]-6.75;2)" office:value-type="float" office:value="0.288180946418765" calcext:value-type="float">
            <text:p>0.2881809464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607508" calcext:value-type="float">
            <text:p>6.607508</text:p>
          </table:table-cell>
          <table:table-cell office:value-type="float" office:value="5.9660684167" calcext:value-type="float">
            <text:p>5.9660684167</text:p>
          </table:table-cell>
          <table:table-cell/>
          <table:table-cell table:formula="of:=POWER([.C1870]-6.75;2)" office:value-type="float" office:value="0.513256840230865" calcext:value-type="float">
            <text:p>0.5132568402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099238" calcext:value-type="float">
            <text:p>6.099238</text:p>
          </table:table-cell>
          <table:table-cell office:value-type="float" office:value="6.0657500833" calcext:value-type="float">
            <text:p>6.0657500833</text:p>
          </table:table-cell>
          <table:table-cell/>
          <table:table-cell table:formula="of:=POWER([.C1871]-6.75;2)" office:value-type="float" office:value="0.614548727295245" calcext:value-type="float">
            <text:p>0.6145487273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5.812579" calcext:value-type="float">
            <text:p>5.812579</text:p>
          </table:table-cell>
          <table:table-cell office:value-type="float" office:value="6.343142" calcext:value-type="float">
            <text:p>6.343142</text:p>
          </table:table-cell>
          <table:table-cell/>
          <table:table-cell table:formula="of:=POWER([.C1872]-6.75;2)" office:value-type="float" office:value="0.468197948503957" calcext:value-type="float">
            <text:p>0.4681979485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7.033707" calcext:value-type="float">
            <text:p>7.033707</text:p>
          </table:table-cell>
          <table:table-cell office:value-type="float" office:value="6.6324780417" calcext:value-type="float">
            <text:p>6.6324780417</text:p>
          </table:table-cell>
          <table:table-cell/>
          <table:table-cell table:formula="of:=POWER([.C1873]-6.75;2)" office:value-type="float" office:value="0.165533432164" calcext:value-type="float">
            <text:p>0.1655334322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7.408434" calcext:value-type="float">
            <text:p>7.408434</text:p>
          </table:table-cell>
          <table:table-cell office:value-type="float" office:value="6.87093375" calcext:value-type="float">
            <text:p>6.87093375</text:p>
          </table:table-cell>
          <table:table-cell/>
          <table:table-cell table:formula="of:=POWER([.C1874]-6.75;2)" office:value-type="float" office:value="0.013811410682667" calcext:value-type="float">
            <text:p>0.0138114107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.92933" calcext:value-type="float">
            <text:p>5.92933</text:p>
          </table:table-cell>
          <table:table-cell office:value-type="float" office:value="6.9841129167" calcext:value-type="float">
            <text:p>6.9841129167</text:p>
          </table:table-cell>
          <table:table-cell/>
          <table:table-cell table:formula="of:=POWER([.C1875]-6.75;2)" office:value-type="float" office:value="0.0146249718890625" calcext:value-type="float">
            <text:p>0.0146249719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5.358821" calcext:value-type="float">
            <text:p>5.358821</text:p>
          </table:table-cell>
          <table:table-cell office:value-type="float" office:value="7.2621787083" calcext:value-type="float">
            <text:p>7.2621787083</text:p>
          </table:table-cell>
          <table:table-cell/>
          <table:table-cell table:formula="of:=POWER([.C1876]-6.75;2)" office:value-type="float" office:value="0.0548088577657811" calcext:value-type="float">
            <text:p>0.0548088578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828672" calcext:value-type="float">
            <text:p>6.828672</text:p>
          </table:table-cell>
          <table:table-cell office:value-type="float" office:value="7.2884196667" calcext:value-type="float">
            <text:p>7.2884196667</text:p>
          </table:table-cell>
          <table:table-cell/>
          <table:table-cell table:formula="of:=POWER([.C1877]-6.75;2)" office:value-type="float" office:value="0.262327029235857" calcext:value-type="float">
            <text:p>0.2623270292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7.134426" calcext:value-type="float">
            <text:p>7.134426</text:p>
          </table:table-cell>
          <table:table-cell office:value-type="float" office:value="7.2534168333" calcext:value-type="float">
            <text:p>7.2534168333</text:p>
          </table:table-cell>
          <table:table-cell/>
          <table:table-cell table:formula="of:=POWER([.C1878]-6.75;2)" office:value-type="float" office:value="0.289895737489339" calcext:value-type="float">
            <text:p>0.2898957375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046782" calcext:value-type="float">
            <text:p>6.046782</text:p>
          </table:table-cell>
          <table:table-cell office:value-type="float" office:value="7.0387827083" calcext:value-type="float">
            <text:p>7.0387827083</text:p>
          </table:table-cell>
          <table:table-cell/>
          <table:table-cell table:formula="of:=POWER([.C1879]-6.75;2)" office:value-type="float" office:value="0.2534285080498" calcext:value-type="float">
            <text:p>0.253428508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.350218" calcext:value-type="float">
            <text:p>5.350218</text:p>
          </table:table-cell>
          <table:table-cell office:value-type="float" office:value="7.1173514583" calcext:value-type="float">
            <text:p>7.1173514583</text:p>
          </table:table-cell>
          <table:table-cell/>
          <table:table-cell table:formula="of:=POWER([.C1880]-6.75;2)" office:value-type="float" office:value="0.0833954526130831" calcext:value-type="float">
            <text:p>0.0833954526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5.855388" calcext:value-type="float">
            <text:p>5.855388</text:p>
          </table:table-cell>
          <table:table-cell office:value-type="float" office:value="7.2046267083" calcext:value-type="float">
            <text:p>7.2046267083</text:p>
          </table:table-cell>
          <table:table-cell/>
          <table:table-cell table:formula="of:=POWER([.C1881]-6.75;2)" office:value-type="float" office:value="0.134947093915137" calcext:value-type="float">
            <text:p>0.1349470939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338286" calcext:value-type="float">
            <text:p>6.338286</text:p>
          </table:table-cell>
          <table:table-cell office:value-type="float" office:value="7.1434494583" calcext:value-type="float">
            <text:p>7.1434494583</text:p>
          </table:table-cell>
          <table:table-cell/>
          <table:table-cell table:formula="of:=POWER([.C1882]-6.75;2)" office:value-type="float" office:value="0.206685443899693" calcext:value-type="float">
            <text:p>0.2066854439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709823" calcext:value-type="float">
            <text:p>6.709823</text:p>
          </table:table-cell>
          <table:table-cell office:value-type="float" office:value="7.0192705417" calcext:value-type="float">
            <text:p>7.0192705417</text:p>
          </table:table-cell>
          <table:table-cell/>
          <table:table-cell table:formula="of:=POWER([.C1883]-6.75;2)" office:value-type="float" office:value="0.154802476236564" calcext:value-type="float">
            <text:p>0.1548024762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286151" calcext:value-type="float">
            <text:p>6.286151</text:p>
          </table:table-cell>
          <table:table-cell office:value-type="float" office:value="6.9826979167" calcext:value-type="float">
            <text:p>6.9826979167</text:p>
          </table:table-cell>
          <table:table-cell/>
          <table:table-cell table:formula="of:=POWER([.C1884]-6.75;2)" office:value-type="float" office:value="0.0725066246274115" calcext:value-type="float">
            <text:p>0.0725066246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.366625" calcext:value-type="float">
            <text:p>4.366625</text:p>
          </table:table-cell>
          <table:table-cell office:value-type="float" office:value="7.0990543333" calcext:value-type="float">
            <text:p>7.0990543333</text:p>
          </table:table-cell>
          <table:table-cell/>
          <table:table-cell table:formula="of:=POWER([.C1885]-6.75;2)" office:value-type="float" office:value="0.0541483204365203" calcext:value-type="float">
            <text:p>0.0541483204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4.60101" calcext:value-type="float">
            <text:p>4.60101</text:p>
          </table:table-cell>
          <table:table-cell office:value-type="float" office:value="7.3151285417" calcext:value-type="float">
            <text:p>7.3151285417</text:p>
          </table:table-cell>
          <table:table-cell/>
          <table:table-cell table:formula="of:=POWER([.C1886]-6.75;2)" office:value-type="float" office:value="0.121838927595507" calcext:value-type="float">
            <text:p>0.1218389276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7.461613" calcext:value-type="float">
            <text:p>7.461613</text:p>
          </table:table-cell>
          <table:table-cell office:value-type="float" office:value="7.3894672083" calcext:value-type="float">
            <text:p>7.3894672083</text:p>
          </table:table-cell>
          <table:table-cell/>
          <table:table-cell table:formula="of:=POWER([.C1887]-6.75;2)" office:value-type="float" office:value="0.319370268643969" calcext:value-type="float">
            <text:p>0.3193702686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8.859795" calcext:value-type="float">
            <text:p>8.859795</text:p>
          </table:table-cell>
          <table:table-cell office:value-type="float" office:value="7.218884" calcext:value-type="float">
            <text:p>7.218884</text:p>
          </table:table-cell>
          <table:table-cell/>
          <table:table-cell table:formula="of:=POWER([.C1888]-6.75;2)" office:value-type="float" office:value="0.408918310490996" calcext:value-type="float">
            <text:p>0.4089183105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8.096353" calcext:value-type="float">
            <text:p>8.096353</text:p>
          </table:table-cell>
          <table:table-cell office:value-type="float" office:value="7.0087057083" calcext:value-type="float">
            <text:p>7.0087057083</text:p>
          </table:table-cell>
          <table:table-cell/>
          <table:table-cell table:formula="of:=POWER([.C1889]-6.75;2)" office:value-type="float" office:value="0.219852205456" calcext:value-type="float">
            <text:p>0.2198522055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.959163" calcext:value-type="float">
            <text:p>5.959163</text:p>
          </table:table-cell>
          <table:table-cell office:value-type="float" office:value="6.9198663333" calcext:value-type="float">
            <text:p>6.9198663333</text:p>
          </table:table-cell>
          <table:table-cell/>
          <table:table-cell table:formula="of:=POWER([.C1890]-6.75;2)" office:value-type="float" office:value="0.0669286435070047" calcext:value-type="float">
            <text:p>0.0669286435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.249648" calcext:value-type="float">
            <text:p>2.249648</text:p>
          </table:table-cell>
          <table:table-cell office:value-type="float" office:value="6.9860819583" calcext:value-type="float">
            <text:p>6.9860819583</text:p>
          </table:table-cell>
          <table:table-cell/>
          <table:table-cell table:formula="of:=POWER([.C1891]-6.75;2)" office:value-type="float" office:value="0.0288545711887867" calcext:value-type="float">
            <text:p>0.0288545712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.249648" calcext:value-type="float">
            <text:p>2.249648</text:p>
          </table:table-cell>
          <table:table-cell office:value-type="float" office:value="7.1875262083" calcext:value-type="float">
            <text:p>7.1875262083</text:p>
          </table:table-cell>
          <table:table-cell/>
          <table:table-cell table:formula="of:=POWER([.C1892]-6.75;2)" office:value-type="float" office:value="0.0557346910347628" calcext:value-type="float">
            <text:p>0.055734691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.542424" calcext:value-type="float">
            <text:p>4.542424</text:p>
          </table:table-cell>
          <table:table-cell office:value-type="float" office:value="7.3336030417" calcext:value-type="float">
            <text:p>7.3336030417</text:p>
          </table:table-cell>
          <table:table-cell/>
          <table:table-cell table:formula="of:=POWER([.C1893]-6.75;2)" office:value-type="float" office:value="0.191429182949375" calcext:value-type="float">
            <text:p>0.1914291829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8.999868" calcext:value-type="float">
            <text:p>8.999868</text:p>
          </table:table-cell>
          <table:table-cell office:value-type="float" office:value="7.3788195417" calcext:value-type="float">
            <text:p>7.3788195417</text:p>
          </table:table-cell>
          <table:table-cell/>
          <table:table-cell table:formula="of:=POWER([.C1894]-6.75;2)" office:value-type="float" office:value="0.340592510281492" calcext:value-type="float">
            <text:p>0.3405925103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2.756644" calcext:value-type="float">
            <text:p>12.756644</text:p>
          </table:table-cell>
          <table:table-cell office:value-type="float" office:value="7.2610539167" calcext:value-type="float">
            <text:p>7.2610539167</text:p>
          </table:table-cell>
          <table:table-cell/>
          <table:table-cell table:formula="of:=POWER([.C1895]-6.75;2)" office:value-type="float" office:value="0.395414016023799" calcext:value-type="float">
            <text:p>0.395414016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2.756644" calcext:value-type="float">
            <text:p>12.756644</text:p>
          </table:table-cell>
          <table:table-cell office:value-type="float" office:value="6.996398875" calcext:value-type="float">
            <text:p>6.996398875</text:p>
          </table:table-cell>
          <table:table-cell/>
          <table:table-cell table:formula="of:=POWER([.C1896]-6.75;2)" office:value-type="float" office:value="0.26117610577441" calcext:value-type="float">
            <text:p>0.2611761058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2.756644" calcext:value-type="float">
            <text:p>12.756644</text:p>
          </table:table-cell>
          <table:table-cell office:value-type="float" office:value="6.7336144167" calcext:value-type="float">
            <text:p>6.7336144167</text:p>
          </table:table-cell>
          <table:table-cell/>
          <table:table-cell table:formula="of:=POWER([.C1897]-6.75;2)" office:value-type="float" office:value="0.0607124056012655" calcext:value-type="float">
            <text:p>0.0607124056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0.124734" calcext:value-type="float">
            <text:p>10.124734</text:p>
          </table:table-cell>
          <table:table-cell office:value-type="float" office:value="6.4776902083" calcext:value-type="float">
            <text:p>6.4776902083</text:p>
          </table:table-cell>
          <table:table-cell/>
          <table:table-cell table:formula="of:=POWER([.C1898]-6.75;2)" office:value-type="float" office:value="0.000268487340081237" calcext:value-type="float">
            <text:p>0.0002684873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2.602909" calcext:value-type="float">
            <text:p>12.602909</text:p>
          </table:table-cell>
          <table:table-cell office:value-type="float" office:value="6.352829" calcext:value-type="float">
            <text:p>6.352829</text:p>
          </table:table-cell>
          <table:table-cell/>
          <table:table-cell table:formula="of:=POWER([.C1899]-6.75;2)" office:value-type="float" office:value="0.0741526226556972" calcext:value-type="float">
            <text:p>0.0741526227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.988604" calcext:value-type="float">
            <text:p>5.988604</text:p>
          </table:table-cell>
          <table:table-cell office:value-type="float" office:value="6.133257375" calcext:value-type="float">
            <text:p>6.133257375</text:p>
          </table:table-cell>
          <table:table-cell/>
          <table:table-cell table:formula="of:=POWER([.C1900]-6.75;2)" office:value-type="float" office:value="0.157744803241" calcext:value-type="float">
            <text:p>0.1577448032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5.988604" calcext:value-type="float">
            <text:p>5.988604</text:p>
          </table:table-cell>
          <table:table-cell office:value-type="float" office:value="6.1583002917" calcext:value-type="float">
            <text:p>6.1583002917</text:p>
          </table:table-cell>
          <table:table-cell/>
          <table:table-cell table:formula="of:=POWER([.C1901]-6.75;2)" office:value-type="float" office:value="0.38037146549189" calcext:value-type="float">
            <text:p>0.3803714655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983207" calcext:value-type="float">
            <text:p>1.983207</text:p>
          </table:table-cell>
          <table:table-cell office:value-type="float" office:value="6.138245125" calcext:value-type="float">
            <text:p>6.138245125</text:p>
          </table:table-cell>
          <table:table-cell/>
          <table:table-cell table:formula="of:=POWER([.C1902]-6.75;2)" office:value-type="float" office:value="0.350108544802305" calcext:value-type="float">
            <text:p>0.3501085448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7.932432" calcext:value-type="float">
            <text:p>7.932432</text:p>
          </table:table-cell>
          <table:table-cell office:value-type="float" office:value="6.285529125" calcext:value-type="float">
            <text:p>6.285529125</text:p>
          </table:table-cell>
          <table:table-cell/>
          <table:table-cell table:formula="of:=POWER([.C1903]-6.75;2)" office:value-type="float" office:value="0.374244027086266" calcext:value-type="float">
            <text:p>0.3742440271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7.444824" calcext:value-type="float">
            <text:p>7.444824</text:p>
          </table:table-cell>
          <table:table-cell office:value-type="float" office:value="6.2262067083" calcext:value-type="float">
            <text:p>6.2262067083</text:p>
          </table:table-cell>
          <table:table-cell/>
          <table:table-cell table:formula="of:=POWER([.C1904]-6.75;2)" office:value-type="float" office:value="0.215733193723266" calcext:value-type="float">
            <text:p>0.2157331937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.387134" calcext:value-type="float">
            <text:p>4.387134</text:p>
          </table:table-cell>
          <table:table-cell office:value-type="float" office:value="6.2037300417" calcext:value-type="float">
            <text:p>6.2037300417</text:p>
          </table:table-cell>
          <table:table-cell/>
          <table:table-cell table:formula="of:=POWER([.C1905]-6.75;2)" office:value-type="float" office:value="0.274359412429921" calcext:value-type="float">
            <text:p>0.2743594124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.357992" calcext:value-type="float">
            <text:p>3.357992</text:p>
          </table:table-cell>
          <table:table-cell office:value-type="float" office:value="6.2996714583" calcext:value-type="float">
            <text:p>6.2996714583</text:p>
          </table:table-cell>
          <table:table-cell/>
          <table:table-cell table:formula="of:=POWER([.C1906]-6.75;2)" office:value-type="float" office:value="0.298410867341084" calcext:value-type="float">
            <text:p>0.2984108673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5.83208" calcext:value-type="float">
            <text:p>5.83208</text:p>
          </table:table-cell>
          <table:table-cell office:value-type="float" office:value="6.4403795" calcext:value-type="float">
            <text:p>6.4403795</text:p>
          </table:table-cell>
          <table:table-cell/>
          <table:table-cell table:formula="of:=POWER([.C1907]-6.75;2)" office:value-type="float" office:value="0.202795795469649" calcext:value-type="float">
            <text:p>0.2027957955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9.078705" calcext:value-type="float">
            <text:p>9.078705</text:p>
          </table:table-cell>
          <table:table-cell office:value-type="float" office:value="6.4834214167" calcext:value-type="float">
            <text:p>6.4834214167</text:p>
          </table:table-cell>
          <table:table-cell/>
          <table:table-cell table:formula="of:=POWER([.C1908]-6.75;2)" office:value-type="float" office:value="0.0958648540202502" calcext:value-type="float">
            <text:p>0.095864854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9.552406" calcext:value-type="float">
            <text:p>9.552406</text:p>
          </table:table-cell>
          <table:table-cell office:value-type="float" office:value="6.3915199167" calcext:value-type="float">
            <text:p>6.3915199167</text:p>
          </table:table-cell>
          <table:table-cell/>
          <table:table-cell table:formula="of:=POWER([.C1909]-6.75;2)" office:value-type="float" office:value="0.0710641410742352" calcext:value-type="float">
            <text:p>0.0710641411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385138" calcext:value-type="float">
            <text:p>6.385138</text:p>
          </table:table-cell>
          <table:table-cell office:value-type="float" office:value="6.2867100417" calcext:value-type="float">
            <text:p>6.2867100417</text:p>
          </table:table-cell>
          <table:table-cell/>
          <table:table-cell table:formula="of:=POWER([.C1910]-6.75;2)" office:value-type="float" office:value="0.128507970122775" calcext:value-type="float">
            <text:p>0.1285079701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.367616" calcext:value-type="float">
            <text:p>3.367616</text:p>
          </table:table-cell>
          <table:table-cell office:value-type="float" office:value="6.3161107083" calcext:value-type="float">
            <text:p>6.3161107083</text:p>
          </table:table-cell>
          <table:table-cell/>
          <table:table-cell table:formula="of:=POWER([.C1911]-6.75;2)" office:value-type="float" office:value="0.214637585461616" calcext:value-type="float">
            <text:p>0.2146375855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.815516" calcext:value-type="float">
            <text:p>3.815516</text:p>
          </table:table-cell>
          <table:table-cell office:value-type="float" office:value="6.4547221667" calcext:value-type="float">
            <text:p>6.4547221667</text:p>
          </table:table-cell>
          <table:table-cell/>
          <table:table-cell table:formula="of:=POWER([.C1912]-6.75;2)" office:value-type="float" office:value="0.188259917451928" calcext:value-type="float">
            <text:p>0.1882599175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5.964208" calcext:value-type="float">
            <text:p>5.964208</text:p>
          </table:table-cell>
          <table:table-cell office:value-type="float" office:value="6.555369375" calcext:value-type="float">
            <text:p>6.555369375</text:p>
          </table:table-cell>
          <table:table-cell/>
          <table:table-cell table:formula="of:=POWER([.C1913]-6.75;2)" office:value-type="float" office:value="0.0871889988383427" calcext:value-type="float">
            <text:p>0.0871889988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7.548338" calcext:value-type="float">
            <text:p>7.548338</text:p>
          </table:table-cell>
          <table:table-cell office:value-type="float" office:value="6.55493975" calcext:value-type="float">
            <text:p>6.55493975</text:p>
          </table:table-cell>
          <table:table-cell/>
          <table:table-cell table:formula="of:=POWER([.C1914]-6.75;2)" office:value-type="float" office:value="0.0378810801878907" calcext:value-type="float">
            <text:p>0.0378810802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7.08431" calcext:value-type="float">
            <text:p>7.08431</text:p>
          </table:table-cell>
          <table:table-cell office:value-type="float" office:value="6.487627625" calcext:value-type="float">
            <text:p>6.487627625</text:p>
          </table:table-cell>
          <table:table-cell/>
          <table:table-cell table:formula="of:=POWER([.C1915]-6.75;2)" office:value-type="float" office:value="0.0380485011300625" calcext:value-type="float">
            <text:p>0.0380485011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.755492" calcext:value-type="float">
            <text:p>5.755492</text:p>
          </table:table-cell>
          <table:table-cell office:value-type="float" office:value="6.4668380833" calcext:value-type="float">
            <text:p>6.4668380833</text:p>
          </table:table-cell>
          <table:table-cell/>
          <table:table-cell table:formula="of:=POWER([.C1916]-6.75;2)" office:value-type="float" office:value="0.0688392631631406" calcext:value-type="float">
            <text:p>0.0688392632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5.62762" calcext:value-type="float">
            <text:p>5.62762</text:p>
          </table:table-cell>
          <table:table-cell office:value-type="float" office:value="6.5303302917" calcext:value-type="float">
            <text:p>6.5303302917</text:p>
          </table:table-cell>
          <table:table-cell/>
          <table:table-cell table:formula="of:=POWER([.C1917]-6.75;2)" office:value-type="float" office:value="0.0801806710692178" calcext:value-type="float">
            <text:p>0.0801806711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173493" calcext:value-type="float">
            <text:p>6.173493</text:p>
          </table:table-cell>
          <table:table-cell office:value-type="float" office:value="6.5954040417" calcext:value-type="float">
            <text:p>6.5954040417</text:p>
          </table:table-cell>
          <table:table-cell/>
          <table:table-cell table:formula="of:=POWER([.C1918]-6.75;2)" office:value-type="float" office:value="0.0482547807446069" calcext:value-type="float">
            <text:p>0.0482547807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404923" calcext:value-type="float">
            <text:p>6.404923</text:p>
          </table:table-cell>
          <table:table-cell office:value-type="float" office:value="6.6337303333" calcext:value-type="float">
            <text:p>6.6337303333</text:p>
          </table:table-cell>
          <table:table-cell/>
          <table:table-cell table:formula="of:=POWER([.C1919]-6.75;2)" office:value-type="float" office:value="0.0238999103226953" calcext:value-type="float">
            <text:p>0.0238999103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449817" calcext:value-type="float">
            <text:p>6.449817</text:p>
          </table:table-cell>
          <table:table-cell office:value-type="float" office:value="6.67631375" calcext:value-type="float">
            <text:p>6.67631375</text:p>
          </table:table-cell>
          <table:table-cell/>
          <table:table-cell table:formula="of:=POWER([.C1920]-6.75;2)" office:value-type="float" office:value="0.0135186353945291" calcext:value-type="float">
            <text:p>0.0135186354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614463" calcext:value-type="float">
            <text:p>6.614463</text:p>
          </table:table-cell>
          <table:table-cell office:value-type="float" office:value="6.708277" calcext:value-type="float">
            <text:p>6.708277</text:p>
          </table:table-cell>
          <table:table-cell/>
          <table:table-cell table:formula="of:=POWER([.C1921]-6.75;2)" office:value-type="float" office:value="0.00542966343906246" calcext:value-type="float">
            <text:p>0.0054296634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7.128065" calcext:value-type="float">
            <text:p>7.128065</text:p>
          </table:table-cell>
          <table:table-cell office:value-type="float" office:value="6.694953625" calcext:value-type="float">
            <text:p>6.694953625</text:p>
          </table:table-cell>
          <table:table-cell/>
          <table:table-cell table:formula="of:=POWER([.C1922]-6.75;2)" office:value-type="float" office:value="0.00174080872900001" calcext:value-type="float">
            <text:p>0.0017408087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.33319" calcext:value-type="float">
            <text:p>7.33319</text:p>
          </table:table-cell>
          <table:table-cell office:value-type="float" office:value="6.650018625" calcext:value-type="float">
            <text:p>6.650018625</text:p>
          </table:table-cell>
          <table:table-cell/>
          <table:table-cell table:formula="of:=POWER([.C1923]-6.75;2)" office:value-type="float" office:value="0.00303010340064061" calcext:value-type="float">
            <text:p>0.0030301034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589634" calcext:value-type="float">
            <text:p>6.589634</text:p>
          </table:table-cell>
          <table:table-cell office:value-type="float" office:value="6.6284832917" calcext:value-type="float">
            <text:p>6.6284832917</text:p>
          </table:table-cell>
          <table:table-cell/>
          <table:table-cell table:formula="of:=POWER([.C1924]-6.75;2)" office:value-type="float" office:value="0.00999627534689054" calcext:value-type="float">
            <text:p>0.0099962753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.50728" calcext:value-type="float">
            <text:p>5.50728</text:p>
          </table:table-cell>
          <table:table-cell office:value-type="float" office:value="6.644601375" calcext:value-type="float">
            <text:p>6.644601375</text:p>
          </table:table-cell>
          <table:table-cell/>
          <table:table-cell table:formula="of:=POWER([.C1925]-6.75;2)" office:value-type="float" office:value="0.0147663103960672" calcext:value-type="float">
            <text:p>0.0147663104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.518023" calcext:value-type="float">
            <text:p>5.518023</text:p>
          </table:table-cell>
          <table:table-cell office:value-type="float" office:value="6.6846845" calcext:value-type="float">
            <text:p>6.6846845</text:p>
          </table:table-cell>
          <table:table-cell/>
          <table:table-cell table:formula="of:=POWER([.C1926]-6.75;2)" office:value-type="float" office:value="0.0111088701518907" calcext:value-type="float">
            <text:p>0.0111088702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508694" calcext:value-type="float">
            <text:p>6.508694</text:p>
          </table:table-cell>
          <table:table-cell office:value-type="float" office:value="6.725679375" calcext:value-type="float">
            <text:p>6.725679375</text:p>
          </table:table-cell>
          <table:table-cell/>
          <table:table-cell table:formula="of:=POWER([.C1927]-6.75;2)" office:value-type="float" office:value="0.00426611454025007" calcext:value-type="float">
            <text:p>0.0042661145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905384" calcext:value-type="float">
            <text:p>6.905384</text:p>
          </table:table-cell>
          <table:table-cell office:value-type="float" office:value="6.7397539167" calcext:value-type="float">
            <text:p>6.7397539167</text:p>
          </table:table-cell>
          <table:table-cell/>
          <table:table-cell table:formula="of:=POWER([.C1928]-6.75;2)" office:value-type="float" office:value="0.000591492800390608" calcext:value-type="float">
            <text:p>0.0005914928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689728" calcext:value-type="float">
            <text:p>6.689728</text:p>
          </table:table-cell>
          <table:table-cell office:value-type="float" office:value="6.7476319583" calcext:value-type="float">
            <text:p>6.7476319583</text:p>
          </table:table-cell>
          <table:table-cell/>
          <table:table-cell table:formula="of:=POWER([.C1929]-6.75;2)" office:value-type="float" office:value="0.000104982222990543" calcext:value-type="float">
            <text:p>0.0001049822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734985" calcext:value-type="float">
            <text:p>6.734985</text:p>
          </table:table-cell>
          <table:table-cell office:value-type="float" office:value="6.7776123333" calcext:value-type="float">
            <text:p>6.7776123333</text:p>
          </table:table-cell>
          <table:table-cell/>
          <table:table-cell table:formula="of:=POWER([.C1930]-6.75;2)" office:value-type="float" office:value="0.000005607621492937" calcext:value-type="float">
            <text:p>5.607621492937E-006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865086" calcext:value-type="float">
            <text:p>6.865086</text:p>
          </table:table-cell>
          <table:table-cell office:value-type="float" office:value="6.799819" calcext:value-type="float">
            <text:p>6.799819</text:p>
          </table:table-cell>
          <table:table-cell/>
          <table:table-cell table:formula="of:=POWER([.C1931]-6.75;2)" office:value-type="float" office:value="0.000762440950270314" calcext:value-type="float">
            <text:p>0.000762441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873069" calcext:value-type="float">
            <text:p>6.873069</text:p>
          </table:table-cell>
          <table:table-cell office:value-type="float" office:value="6.7936302083" calcext:value-type="float">
            <text:p>6.7936302083</text:p>
          </table:table-cell>
          <table:table-cell/>
          <table:table-cell table:formula="of:=POWER([.C1932]-6.75;2)" office:value-type="float" office:value="0.00248193276100003" calcext:value-type="float">
            <text:p>0.0024819328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7.036969" calcext:value-type="float">
            <text:p>7.036969</text:p>
          </table:table-cell>
          <table:table-cell office:value-type="float" office:value="6.7779310833" calcext:value-type="float">
            <text:p>6.7779310833</text:p>
          </table:table-cell>
          <table:table-cell/>
          <table:table-cell table:formula="of:=POWER([.C1933]-6.75;2)" office:value-type="float" office:value="0.00190359507630137" calcext:value-type="float">
            <text:p>0.0019035951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7.090754" calcext:value-type="float">
            <text:p>7.090754</text:p>
          </table:table-cell>
          <table:table-cell office:value-type="float" office:value="6.7623285833" calcext:value-type="float">
            <text:p>6.7623285833</text:p>
          </table:table-cell>
          <table:table-cell/>
          <table:table-cell table:formula="of:=POWER([.C1934]-6.75;2)" office:value-type="float" office:value="0.00078014541431156" calcext:value-type="float">
            <text:p>0.0007801454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694291" calcext:value-type="float">
            <text:p>6.694291</text:p>
          </table:table-cell>
          <table:table-cell office:value-type="float" office:value="6.745549875" calcext:value-type="float">
            <text:p>6.745549875</text:p>
          </table:table-cell>
          <table:table-cell/>
          <table:table-cell table:formula="of:=POWER([.C1935]-6.75;2)" office:value-type="float" office:value="0.000151993966185049" calcext:value-type="float">
            <text:p>0.000151994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231049" calcext:value-type="float">
            <text:p>6.231049</text:p>
          </table:table-cell>
          <table:table-cell office:value-type="float" office:value="6.7518282083" calcext:value-type="float">
            <text:p>6.7518282083</text:p>
          </table:table-cell>
          <table:table-cell/>
          <table:table-cell table:formula="of:=POWER([.C1936]-6.75;2)" office:value-type="float" office:value="0.0000198036125156247" calcext:value-type="float">
            <text:p>1.98036125156247E-005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.953897" calcext:value-type="float">
            <text:p>5.953897</text:p>
          </table:table-cell>
          <table:table-cell office:value-type="float" office:value="6.7950753333" calcext:value-type="float">
            <text:p>6.7950753333</text:p>
          </table:table-cell>
          <table:table-cell/>
          <table:table-cell table:formula="of:=POWER([.C1937]-6.75;2)" office:value-type="float" office:value="0.00000334234558818918" calcext:value-type="float">
            <text:p>3.34234558818918E-006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.932847" calcext:value-type="float">
            <text:p>5.932847</text:p>
          </table:table-cell>
          <table:table-cell office:value-type="float" office:value="6.8505782917" calcext:value-type="float">
            <text:p>6.8505782917</text:p>
          </table:table-cell>
          <table:table-cell/>
          <table:table-cell table:formula="of:=POWER([.C1938]-6.75;2)" office:value-type="float" office:value="0.00203178567210607" calcext:value-type="float">
            <text:p>0.0020317857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585361" calcext:value-type="float">
            <text:p>6.585361</text:p>
          </table:table-cell>
          <table:table-cell office:value-type="float" office:value="6.8803559167" calcext:value-type="float">
            <text:p>6.8803559167</text:p>
          </table:table-cell>
          <table:table-cell/>
          <table:table-cell table:formula="of:=POWER([.C1939]-6.75;2)" office:value-type="float" office:value="0.0101159927612902" calcext:value-type="float">
            <text:p>0.0101159928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7.279305" calcext:value-type="float">
            <text:p>7.279305</text:p>
          </table:table-cell>
          <table:table-cell office:value-type="float" office:value="6.86293925" calcext:value-type="float">
            <text:p>6.86293925</text:p>
          </table:table-cell>
          <table:table-cell/>
          <table:table-cell table:formula="of:=POWER([.C1940]-6.75;2)" office:value-type="float" office:value="0.0169926650186974" calcext:value-type="float">
            <text:p>0.016992665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7.18939" calcext:value-type="float">
            <text:p>7.18939</text:p>
          </table:table-cell>
          <table:table-cell office:value-type="float" office:value="6.8311712917" calcext:value-type="float">
            <text:p>6.8311712917</text:p>
          </table:table-cell>
          <table:table-cell/>
          <table:table-cell table:formula="of:=POWER([.C1941]-6.75;2)" office:value-type="float" office:value="0.0127552741905625" calcext:value-type="float">
            <text:p>0.0127552742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.093324" calcext:value-type="float">
            <text:p>7.093324</text:p>
          </table:table-cell>
          <table:table-cell office:value-type="float" office:value="6.8186935417" calcext:value-type="float">
            <text:p>6.8186935417</text:p>
          </table:table-cell>
          <table:table-cell/>
          <table:table-cell table:formula="of:=POWER([.C1942]-6.75;2)" office:value-type="float" office:value="0.00658877859624657" calcext:value-type="float">
            <text:p>0.0065887786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7.426925" calcext:value-type="float">
            <text:p>7.426925</text:p>
          </table:table-cell>
          <table:table-cell office:value-type="float" office:value="6.8038631667" calcext:value-type="float">
            <text:p>6.8038631667</text:p>
          </table:table-cell>
          <table:table-cell/>
          <table:table-cell table:formula="of:=POWER([.C1943]-6.75;2)" office:value-type="float" office:value="0.00471880267128965" calcext:value-type="float">
            <text:p>0.0047188027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7.216935" calcext:value-type="float">
            <text:p>7.216935</text:p>
          </table:table-cell>
          <table:table-cell office:value-type="float" office:value="6.762295625" calcext:value-type="float">
            <text:p>6.762295625</text:p>
          </table:table-cell>
          <table:table-cell/>
          <table:table-cell table:formula="of:=POWER([.C1944]-6.75;2)" office:value-type="float" office:value="0.00290124072695201" calcext:value-type="float">
            <text:p>0.0029012407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294702" calcext:value-type="float">
            <text:p>6.294702</text:p>
          </table:table-cell>
          <table:table-cell office:value-type="float" office:value="6.743765375" calcext:value-type="float">
            <text:p>6.743765375</text:p>
          </table:table-cell>
          <table:table-cell/>
          <table:table-cell table:formula="of:=POWER([.C1945]-6.75;2)" office:value-type="float" office:value="0.000151182394140629" calcext:value-type="float">
            <text:p>0.0001511824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049625" calcext:value-type="float">
            <text:p>6.049625</text:p>
          </table:table-cell>
          <table:table-cell office:value-type="float" office:value="6.7874979167" calcext:value-type="float">
            <text:p>6.7874979167</text:p>
          </table:table-cell>
          <table:table-cell/>
          <table:table-cell table:formula="of:=POWER([.C1946]-6.75;2)" office:value-type="float" office:value="0.0000388705488906284" calcext:value-type="float">
            <text:p>3.88705488906284E-005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816342" calcext:value-type="float">
            <text:p>6.816342</text:p>
          </table:table-cell>
          <table:table-cell office:value-type="float" office:value="6.8320478333" calcext:value-type="float">
            <text:p>6.8320478333</text:p>
          </table:table-cell>
          <table:table-cell/>
          <table:table-cell table:formula="of:=POWER([.C1947]-6.75;2)" office:value-type="float" office:value="0.00140609375684011" calcext:value-type="float">
            <text:p>0.0014060938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976468" calcext:value-type="float">
            <text:p>6.976468</text:p>
          </table:table-cell>
          <table:table-cell office:value-type="float" office:value="6.8207909167" calcext:value-type="float">
            <text:p>6.8207909167</text:p>
          </table:table-cell>
          <table:table-cell/>
          <table:table-cell table:formula="of:=POWER([.C1948]-6.75;2)" office:value-type="float" office:value="0.00673184694922457" calcext:value-type="float">
            <text:p>0.0067318469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469275" calcext:value-type="float">
            <text:p>6.469275</text:p>
          </table:table-cell>
          <table:table-cell office:value-type="float" office:value="6.8022265" calcext:value-type="float">
            <text:p>6.8022265</text:p>
          </table:table-cell>
          <table:table-cell/>
          <table:table-cell table:formula="of:=POWER([.C1949]-6.75;2)" office:value-type="float" office:value="0.00501135388722634" calcext:value-type="float">
            <text:p>0.0050113539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5019" calcext:value-type="float">
            <text:p>6.5019</text:p>
          </table:table-cell>
          <table:table-cell office:value-type="float" office:value="6.8070406667" calcext:value-type="float">
            <text:p>6.8070406667</text:p>
          </table:table-cell>
          <table:table-cell/>
          <table:table-cell table:formula="of:=POWER([.C1950]-6.75;2)" office:value-type="float" office:value="0.00272760730224997" calcext:value-type="float">
            <text:p>0.002727607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846483" calcext:value-type="float">
            <text:p>6.846483</text:p>
          </table:table-cell>
          <table:table-cell office:value-type="float" office:value="6.804396" calcext:value-type="float">
            <text:p>6.804396</text:p>
          </table:table-cell>
          <table:table-cell/>
          <table:table-cell table:formula="of:=POWER([.C1951]-6.75;2)" office:value-type="float" office:value="0.00325363765758047" calcext:value-type="float">
            <text:p>0.0032536377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7.094457" calcext:value-type="float">
            <text:p>7.094457</text:p>
          </table:table-cell>
          <table:table-cell office:value-type="float" office:value="6.795771125" calcext:value-type="float">
            <text:p>6.795771125</text:p>
          </table:table-cell>
          <table:table-cell/>
          <table:table-cell table:formula="of:=POWER([.C1952]-6.75;2)" office:value-type="float" office:value="0.00295892481599996" calcext:value-type="float">
            <text:p>0.0029589248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7.409257" calcext:value-type="float">
            <text:p>7.409257</text:p>
          </table:table-cell>
          <table:table-cell office:value-type="float" office:value="6.789164625" calcext:value-type="float">
            <text:p>6.789164625</text:p>
          </table:table-cell>
          <table:table-cell/>
          <table:table-cell table:formula="of:=POWER([.C1953]-6.75;2)" office:value-type="float" office:value="0.00209499588376562" calcext:value-type="float">
            <text:p>0.0020949959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7.267945" calcext:value-type="float">
            <text:p>7.267945</text:p>
          </table:table-cell>
          <table:table-cell office:value-type="float" office:value="6.7769115417" calcext:value-type="float">
            <text:p>6.7769115417</text:p>
          </table:table-cell>
          <table:table-cell/>
          <table:table-cell table:formula="of:=POWER([.C1954]-6.75;2)" office:value-type="float" office:value="0.0015338678513906" calcext:value-type="float">
            <text:p>0.0015338679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716555" calcext:value-type="float">
            <text:p>6.716555</text:p>
          </table:table-cell>
          <table:table-cell office:value-type="float" office:value="6.769369375" calcext:value-type="float">
            <text:p>6.769369375</text:p>
          </table:table-cell>
          <table:table-cell/>
          <table:table-cell table:formula="of:=POWER([.C1955]-6.75;2)" office:value-type="float" office:value="0.00072423107667082" calcext:value-type="float">
            <text:p>0.0007242311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49629" calcext:value-type="float">
            <text:p>6.49629</text:p>
          </table:table-cell>
          <table:table-cell office:value-type="float" office:value="6.7586254583" calcext:value-type="float">
            <text:p>6.7586254583</text:p>
          </table:table-cell>
          <table:table-cell/>
          <table:table-cell table:formula="of:=POWER([.C1956]-6.75;2)" office:value-type="float" office:value="0.00037517268789063" calcext:value-type="float">
            <text:p>0.000375172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662509" calcext:value-type="float">
            <text:p>6.662509</text:p>
          </table:table-cell>
          <table:table-cell office:value-type="float" office:value="6.7287020833" calcext:value-type="float">
            <text:p>6.7287020833</text:p>
          </table:table-cell>
          <table:table-cell/>
          <table:table-cell table:formula="of:=POWER([.C1957]-6.75;2)" office:value-type="float" office:value="0.0000743985308850398" calcext:value-type="float">
            <text:p>7.43985308850398E-005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688065" calcext:value-type="float">
            <text:p>6.688065</text:p>
          </table:table-cell>
          <table:table-cell office:value-type="float" office:value="6.6882596667" calcext:value-type="float">
            <text:p>6.6882596667</text:p>
          </table:table-cell>
          <table:table-cell/>
          <table:table-cell table:formula="of:=POWER([.C1958]-6.75;2)" office:value-type="float" office:value="0.00045360125576014" calcext:value-type="float">
            <text:p>0.0004536013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844971" calcext:value-type="float">
            <text:p>6.844971</text:p>
          </table:table-cell>
          <table:table-cell office:value-type="float" office:value="6.6777215" calcext:value-type="float">
            <text:p>6.6777215</text:p>
          </table:table-cell>
          <table:table-cell/>
          <table:table-cell table:formula="of:=POWER([.C1959]-6.75;2)" office:value-type="float" office:value="0.00381186875599503" calcext:value-type="float">
            <text:p>0.0038118688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.26898" calcext:value-type="float">
            <text:p>7.26898</text:p>
          </table:table-cell>
          <table:table-cell office:value-type="float" office:value="6.6991867083" calcext:value-type="float">
            <text:p>6.6991867083</text:p>
          </table:table-cell>
          <table:table-cell/>
          <table:table-cell table:formula="of:=POWER([.C1960]-6.75;2)" office:value-type="float" office:value="0.00522418156225005" calcext:value-type="float">
            <text:p>0.0052241816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.285968" calcext:value-type="float">
            <text:p>7.285968</text:p>
          </table:table-cell>
          <table:table-cell office:value-type="float" office:value="6.68517975" calcext:value-type="float">
            <text:p>6.68517975</text:p>
          </table:table-cell>
          <table:table-cell/>
          <table:table-cell table:formula="of:=POWER([.C1961]-6.75;2)" office:value-type="float" office:value="0.00258199061338928" calcext:value-type="float">
            <text:p>0.0025819906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64751" calcext:value-type="float">
            <text:p>6.64751</text:p>
          </table:table-cell>
          <table:table-cell office:value-type="float" office:value="6.6155055833" calcext:value-type="float">
            <text:p>6.6155055833</text:p>
          </table:table-cell>
          <table:table-cell/>
          <table:table-cell table:formula="of:=POWER([.C1962]-6.75;2)" office:value-type="float" office:value="0.00420166481006255" calcext:value-type="float">
            <text:p>0.0042016648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167361" calcext:value-type="float">
            <text:p>6.167361</text:p>
          </table:table-cell>
          <table:table-cell office:value-type="float" office:value="6.565820125" calcext:value-type="float">
            <text:p>6.565820125</text:p>
          </table:table-cell>
          <table:table-cell/>
          <table:table-cell table:formula="of:=POWER([.C1963]-6.75;2)" office:value-type="float" office:value="0.0180887481234732" calcext:value-type="float">
            <text:p>0.0180887481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516874" calcext:value-type="float">
            <text:p>6.516874</text:p>
          </table:table-cell>
          <table:table-cell office:value-type="float" office:value="6.5679345833" calcext:value-type="float">
            <text:p>6.5679345833</text:p>
          </table:table-cell>
          <table:table-cell/>
          <table:table-cell table:formula="of:=POWER([.C1964]-6.75;2)" office:value-type="float" office:value="0.0339222263550156" calcext:value-type="float">
            <text:p>0.0339222264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889924" calcext:value-type="float">
            <text:p>6.889924</text:p>
          </table:table-cell>
          <table:table-cell office:value-type="float" office:value="6.5916917083" calcext:value-type="float">
            <text:p>6.5916917083</text:p>
          </table:table-cell>
          <table:table-cell/>
          <table:table-cell table:formula="of:=POWER([.C1965]-6.75;2)" office:value-type="float" office:value="0.0331478159581448" calcext:value-type="float">
            <text:p>0.033147816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737395" calcext:value-type="float">
            <text:p>6.737395</text:p>
          </table:table-cell>
          <table:table-cell office:value-type="float" office:value="6.6155366667" calcext:value-type="float">
            <text:p>6.6155366667</text:p>
          </table:table-cell>
          <table:table-cell/>
          <table:table-cell table:formula="of:=POWER([.C1966]-6.75;2)" office:value-type="float" office:value="0.0250615152209723" calcext:value-type="float">
            <text:p>0.0250615152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429304" calcext:value-type="float">
            <text:p>6.429304</text:p>
          </table:table-cell>
          <table:table-cell office:value-type="float" office:value="6.6049039583" calcext:value-type="float">
            <text:p>6.6049039583</text:p>
          </table:table-cell>
          <table:table-cell/>
          <table:table-cell table:formula="of:=POWER([.C1967]-6.75;2)" office:value-type="float" office:value="0.018080388002147" calcext:value-type="float">
            <text:p>0.018080388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772209" calcext:value-type="float">
            <text:p>6.772209</text:p>
          </table:table-cell>
          <table:table-cell office:value-type="float" office:value="6.5530480417" calcext:value-type="float">
            <text:p>6.5530480417</text:p>
          </table:table-cell>
          <table:table-cell/>
          <table:table-cell table:formula="of:=POWER([.C1968]-6.75;2)" office:value-type="float" office:value="0.0210528613170083" calcext:value-type="float">
            <text:p>0.0210528613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.344283" calcext:value-type="float">
            <text:p>7.344283</text:p>
          </table:table-cell>
          <table:table-cell office:value-type="float" office:value="6.51381375" calcext:value-type="float">
            <text:p>6.51381375</text:p>
          </table:table-cell>
          <table:table-cell/>
          <table:table-cell table:formula="of:=POWER([.C1969]-6.75;2)" office:value-type="float" office:value="0.0387900738782048" calcext:value-type="float">
            <text:p>0.0387900739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.118823" calcext:value-type="float">
            <text:p>7.118823</text:p>
          </table:table-cell>
          <table:table-cell office:value-type="float" office:value="6.511427625" calcext:value-type="float">
            <text:p>6.511427625</text:p>
          </table:table-cell>
          <table:table-cell/>
          <table:table-cell table:formula="of:=POWER([.C1970]-6.75;2)" office:value-type="float" office:value="0.0557839446890626" calcext:value-type="float">
            <text:p>0.0557839447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546176" calcext:value-type="float">
            <text:p>6.546176</text:p>
          </table:table-cell>
          <table:table-cell office:value-type="float" office:value="6.5368010833" calcext:value-type="float">
            <text:p>6.5368010833</text:p>
          </table:table-cell>
          <table:table-cell/>
          <table:table-cell table:formula="of:=POWER([.C1971]-6.75;2)" office:value-type="float" office:value="0.0569167781131408" calcext:value-type="float">
            <text:p>0.0569167781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530922" calcext:value-type="float">
            <text:p>6.530922</text:p>
          </table:table-cell>
          <table:table-cell office:value-type="float" office:value="6.5152422917" calcext:value-type="float">
            <text:p>6.5152422917</text:p>
          </table:table-cell>
          <table:table-cell/>
          <table:table-cell table:formula="of:=POWER([.C1972]-6.75;2)" office:value-type="float" office:value="0.0454537780820534" calcext:value-type="float">
            <text:p>0.0454537781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584815" calcext:value-type="float">
            <text:p>6.584815</text:p>
          </table:table-cell>
          <table:table-cell office:value-type="float" office:value="6.31047" calcext:value-type="float">
            <text:p>6.31047</text:p>
          </table:table-cell>
          <table:table-cell/>
          <table:table-cell table:formula="of:=POWER([.C1973]-6.75;2)" office:value-type="float" office:value="0.0551111816062679" calcext:value-type="float">
            <text:p>0.0551111816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438428" calcext:value-type="float">
            <text:p>6.438428</text:p>
          </table:table-cell>
          <table:table-cell office:value-type="float" office:value="6.223627125" calcext:value-type="float">
            <text:p>6.223627125</text:p>
          </table:table-cell>
          <table:table-cell/>
          <table:table-cell table:formula="of:=POWER([.C1974]-6.75;2)" office:value-type="float" office:value="0.1931866209" calcext:value-type="float">
            <text:p>0.1931866209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639486" calcext:value-type="float">
            <text:p>6.639486</text:p>
          </table:table-cell>
          <table:table-cell office:value-type="float" office:value="6.3053909583" calcext:value-type="float">
            <text:p>6.3053909583</text:p>
          </table:table-cell>
          <table:table-cell/>
          <table:table-cell table:formula="of:=POWER([.C1975]-6.75;2)" office:value-type="float" office:value="0.277068403535765" calcext:value-type="float">
            <text:p>0.2770684035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935901" calcext:value-type="float">
            <text:p>6.935901</text:p>
          </table:table-cell>
          <table:table-cell office:value-type="float" office:value="6.3593659583" calcext:value-type="float">
            <text:p>6.3593659583</text:p>
          </table:table-cell>
          <table:table-cell/>
          <table:table-cell table:formula="of:=POWER([.C1976]-6.75;2)" office:value-type="float" office:value="0.197677199961392" calcext:value-type="float">
            <text:p>0.1976772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.115183" calcext:value-type="float">
            <text:p>7.115183</text:p>
          </table:table-cell>
          <table:table-cell office:value-type="float" office:value="6.3342992174" calcext:value-type="float">
            <text:p>6.3342992174</text:p>
          </table:table-cell>
          <table:table-cell/>
          <table:table-cell table:formula="of:=POWER([.C1977]-6.75;2)" office:value-type="float" office:value="0.152594954534878" calcext:value-type="float">
            <text:p>0.1525949545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.086933" calcext:value-type="float">
            <text:p>7.086933</text:p>
          </table:table-cell>
          <table:table-cell office:value-type="float" office:value="6.2988045" calcext:value-type="float">
            <text:p>6.2988045</text:p>
          </table:table-cell>
          <table:table-cell/>
          <table:table-cell table:formula="of:=POWER([.C1978]-6.75;2)" office:value-type="float" office:value="0.172807140654253" calcext:value-type="float">
            <text:p>0.1728071407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458701" calcext:value-type="float">
            <text:p>6.458701</text:p>
          </table:table-cell>
          <table:table-cell office:value-type="float" office:value="6.2612745714" calcext:value-type="float">
            <text:p>6.2612745714</text:p>
          </table:table-cell>
          <table:table-cell/>
          <table:table-cell table:formula="of:=POWER([.C1979]-6.75;2)" office:value-type="float" office:value="0.20357737922025" calcext:value-type="float">
            <text:p>0.2035773792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.778129" calcext:value-type="float">
            <text:p>5.778129</text:p>
          </table:table-cell>
          <table:table-cell office:value-type="float" office:value="6.25140325" calcext:value-type="float">
            <text:p>6.25140325</text:p>
          </table:table-cell>
          <table:table-cell/>
          <table:table-cell table:formula="of:=POWER([.C1980]-6.75;2)" office:value-type="float" office:value="0.238852544560254" calcext:value-type="float">
            <text:p>0.2388525446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.691891" calcext:value-type="float">
            <text:p>5.691891</text:p>
          </table:table-cell>
          <table:table-cell office:value-type="float" office:value="6.2763124211" calcext:value-type="float">
            <text:p>6.2763124211</text:p>
          </table:table-cell>
          <table:table-cell/>
          <table:table-cell table:formula="of:=POWER([.C1981]-6.75;2)" office:value-type="float" office:value="0.248598719110562" calcext:value-type="float">
            <text:p>0.2485987191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435149" calcext:value-type="float">
            <text:p>6.435149</text:p>
          </table:table-cell>
          <table:table-cell office:value-type="float" office:value="6.3087802778" calcext:value-type="float">
            <text:p>6.3087802778</text:p>
          </table:table-cell>
          <table:table-cell/>
          <table:table-cell table:formula="of:=POWER([.C1982]-6.75;2)" office:value-type="float" office:value="0.224379922404144" calcext:value-type="float">
            <text:p>0.2243799224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.360136" calcext:value-type="float">
            <text:p>7.360136</text:p>
          </table:table-cell>
          <table:table-cell office:value-type="float" office:value="6.3013468235" calcext:value-type="float">
            <text:p>6.3013468235</text:p>
          </table:table-cell>
          <table:table-cell/>
          <table:table-cell table:formula="of:=POWER([.C1983]-6.75;2)" office:value-type="float" office:value="0.194674843258245" calcext:value-type="float">
            <text:p>0.1946748433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932813" calcext:value-type="float">
            <text:p>6.932813</text:p>
          </table:table-cell>
          <table:table-cell office:value-type="float" office:value="6.2351725" calcext:value-type="float">
            <text:p>6.2351725</text:p>
          </table:table-cell>
          <table:table-cell/>
          <table:table-cell table:formula="of:=POWER([.C1984]-6.75;2)" office:value-type="float" office:value="0.20128967278354" calcext:value-type="float">
            <text:p>0.2012896728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.613788" calcext:value-type="float">
            <text:p>5.613788</text:p>
          </table:table-cell>
          <table:table-cell office:value-type="float" office:value="6.1886631333" calcext:value-type="float">
            <text:p>6.1886631333</text:p>
          </table:table-cell>
          <table:table-cell/>
          <table:table-cell table:formula="of:=POWER([.C1985]-6.75;2)" office:value-type="float" office:value="0.26504735475625" calcext:value-type="float">
            <text:p>0.2650473548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.455059" calcext:value-type="float">
            <text:p>5.455059</text:p>
          </table:table-cell>
          <table:table-cell office:value-type="float" office:value="6.2297256429" calcext:value-type="float">
            <text:p>6.2297256429</text:p>
          </table:table-cell>
          <table:table-cell/>
          <table:table-cell table:formula="of:=POWER([.C1986]-6.75;2)" office:value-type="float" office:value="0.315099077916573" calcext:value-type="float">
            <text:p>0.3150990779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218108" calcext:value-type="float">
            <text:p>6.218108</text:p>
          </table:table-cell>
          <table:table-cell office:value-type="float" office:value="6.2893153846" calcext:value-type="float">
            <text:p>6.2893153846</text:p>
          </table:table-cell>
          <table:table-cell/>
          <table:table-cell table:formula="of:=POWER([.C1987]-6.75;2)" office:value-type="float" office:value="0.270685406655818" calcext:value-type="float">
            <text:p>0.270685406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087045" calcext:value-type="float">
            <text:p>7.087045</text:p>
          </table:table-cell>
          <table:table-cell office:value-type="float" office:value="6.2952493333" calcext:value-type="float">
            <text:p>6.2952493333</text:p>
          </table:table-cell>
          <table:table-cell/>
          <table:table-cell table:formula="of:=POWER([.C1988]-6.75;2)" office:value-type="float" office:value="0.212230314866246" calcext:value-type="float">
            <text:p>0.2122303149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.462203" calcext:value-type="float">
            <text:p>7.462203</text:p>
          </table:table-cell>
          <table:table-cell office:value-type="float" office:value="6.2232679091" calcext:value-type="float">
            <text:p>6.2232679091</text:p>
          </table:table-cell>
          <table:table-cell/>
          <table:table-cell table:formula="of:=POWER([.C1989]-6.75;2)" office:value-type="float" office:value="0.206798168864094" calcext:value-type="float">
            <text:p>0.2067981689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48221" calcext:value-type="float">
            <text:p>6.48221</text:p>
          </table:table-cell>
          <table:table-cell office:value-type="float" office:value="6.0993744" calcext:value-type="float">
            <text:p>6.0993744</text:p>
          </table:table-cell>
          <table:table-cell/>
          <table:table-cell table:formula="of:=POWER([.C1990]-6.75;2)" office:value-type="float" office:value="0.277446695583886" calcext:value-type="float">
            <text:p>0.2774466956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.184762" calcext:value-type="float">
            <text:p>5.184762</text:p>
          </table:table-cell>
          <table:table-cell office:value-type="float" office:value="6.0568371111" calcext:value-type="float">
            <text:p>6.0568371111</text:p>
          </table:table-cell>
          <table:table-cell/>
          <table:table-cell table:formula="of:=POWER([.C1991]-6.75;2)" office:value-type="float" office:value="0.42331367137536" calcext:value-type="float">
            <text:p>0.4233136714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.830586" calcext:value-type="float">
            <text:p>5.830586</text:p>
          </table:table-cell>
          <table:table-cell office:value-type="float" office:value="6.1658465" calcext:value-type="float">
            <text:p>6.1658465</text:p>
          </table:table-cell>
          <table:table-cell/>
          <table:table-cell table:formula="of:=POWER([.C1992]-6.75;2)" office:value-type="float" office:value="0.480474790548194" calcext:value-type="float">
            <text:p>0.4804747905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.287016" calcext:value-type="float">
            <text:p>7.287016</text:p>
          </table:table-cell>
          <table:table-cell office:value-type="float" office:value="6.2137408571" calcext:value-type="float">
            <text:p>6.2137408571</text:p>
          </table:table-cell>
          <table:table-cell/>
          <table:table-cell table:formula="of:=POWER([.C1993]-6.75;2)" office:value-type="float" office:value="0.34123531156225" calcext:value-type="float">
            <text:p>0.3412353116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.727786" calcext:value-type="float">
            <text:p>7.727786</text:p>
          </table:table-cell>
          <table:table-cell office:value-type="float" office:value="6.0348616667" calcext:value-type="float">
            <text:p>6.0348616667</text:p>
          </table:table-cell>
          <table:table-cell/>
          <table:table-cell table:formula="of:=POWER([.C1994]-6.75;2)" office:value-type="float" office:value="0.287573868343842" calcext:value-type="float">
            <text:p>0.287573868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028765" calcext:value-type="float">
            <text:p>6.028765</text:p>
          </table:table-cell>
          <table:table-cell office:value-type="float" office:value="5.6962768" calcext:value-type="float">
            <text:p>5.6962768</text:p>
          </table:table-cell>
          <table:table-cell/>
          <table:table-cell table:formula="of:=POWER([.C1995]-6.75;2)" office:value-type="float" office:value="0.511422835755101" calcext:value-type="float">
            <text:p>0.511422835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616387" calcext:value-type="float">
            <text:p>1.616387</text:p>
          </table:table-cell>
          <table:table-cell office:value-type="float" office:value="5.61315475" calcext:value-type="float">
            <text:p>5.61315475</text:p>
          </table:table-cell>
          <table:table-cell/>
          <table:table-cell table:formula="of:=POWER([.C1996]-6.75;2)" office:value-type="float" office:value="1.11033258221824" calcext:value-type="float">
            <text:p>1.110332582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.500586" calcext:value-type="float">
            <text:p>4.500586</text:p>
          </table:table-cell>
          <table:table-cell office:value-type="float" office:value="6.9454106667" calcext:value-type="float">
            <text:p>6.9454106667</text:p>
          </table:table-cell>
          <table:table-cell/>
          <table:table-cell table:formula="of:=POWER([.C1997]-6.75;2)" office:value-type="float" office:value="1.29241712244756" calcext:value-type="float">
            <text:p>1.292417122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.40076" calcext:value-type="float">
            <text:p>8.40076</text:p>
          </table:table-cell>
          <table:table-cell office:value-type="float" office:value="8.167823" calcext:value-type="float">
            <text:p>8.167823</text:p>
          </table:table-cell>
          <table:table-cell/>
          <table:table-cell table:formula="of:=POWER([.C1998]-6.75;2)" office:value-type="float" office:value="0.0381853286601385" calcext:value-type="float">
            <text:p>0.038185328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7.934886" calcext:value-type="float">
            <text:p>7.934886</text:p>
          </table:table-cell>
          <table:table-cell/>
          <table:table-cell table:formula="of:=POWER([.C1999]-6.75;2)" office:value-type="float" office:value="2.010222059329" calcext:value-type="float">
            <text:p>2.01022205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 style:data-style-name="N2" text:time-value="01:35:23.73258026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35:56.58613851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7977" meta:object-count="0"/>
  </office:meta>
</office:document-meta>
</file>